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1" svg:font-family="'Courier New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4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4cm"/>
    </style:style>
    <style:style style:name="co54" style:family="table-column">
      <style:table-column-properties fo:break-before="auto" style:column-width="3.316cm"/>
    </style:style>
    <style:style style:name="co45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399cm"/>
    </style:style>
    <style:style style:name="co55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293cm"/>
    </style:style>
    <style:style style:name="co56" style:family="table-column">
      <style:table-column-properties fo:break-before="auto" style:column-width="5.521cm"/>
    </style:style>
    <style:style style:name="co57" style:family="table-column">
      <style:table-column-properties fo:break-before="auto" style:column-width="4.851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3.087cm"/>
    </style:style>
    <style:style style:name="co15" style:family="table-column">
      <style:table-column-properties fo:break-before="auto" style:column-width="2.681cm"/>
    </style:style>
    <style:style style:name="co16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2.081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2.822cm"/>
    </style:style>
    <style:style style:name="co22" style:family="table-column">
      <style:table-column-properties fo:break-before="auto" style:column-width="2.734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999cm"/>
    </style:style>
    <style:style style:name="co25" style:family="table-column">
      <style:table-column-properties fo:break-before="auto" style:column-width="3.228cm"/>
    </style:style>
    <style:style style:name="co26" style:family="table-column">
      <style:table-column-properties fo:break-before="auto" style:column-width="2.328cm"/>
    </style:style>
    <style:style style:name="co27" style:family="table-column">
      <style:table-column-properties fo:break-before="auto" style:column-width="3.722cm"/>
    </style:style>
    <style:style style:name="co28" style:family="table-column">
      <style:table-column-properties fo:break-before="auto" style:column-width="2.205cm"/>
    </style:style>
    <style:style style:name="co29" style:family="table-column">
      <style:table-column-properties fo:break-before="auto" style:column-width="3.175cm"/>
    </style:style>
    <style:style style:name="co30" style:family="table-column">
      <style:table-column-properties fo:break-before="auto" style:column-width="3.06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2.558cm"/>
    </style:style>
    <style:style style:name="co33" style:family="table-column">
      <style:table-column-properties fo:break-before="auto" style:column-width="3.157cm"/>
    </style:style>
    <style:style style:name="co35" style:family="table-column">
      <style:table-column-properties fo:break-before="auto" style:column-width="1.993cm"/>
    </style:style>
    <style:style style:name="co36" style:family="table-column">
      <style:table-column-properties fo:break-before="auto" style:column-width="3.351cm"/>
    </style:style>
    <style:style style:name="co37" style:family="table-column">
      <style:table-column-properties fo:break-before="auto" style:column-width="2.946cm"/>
    </style:style>
    <style:style style:name="co38" style:family="table-column">
      <style:table-column-properties fo:break-before="auto" style:column-width="2.522cm"/>
    </style:style>
    <style:style style:name="co39" style:family="table-column">
      <style:table-column-properties fo:break-before="auto" style:column-width="2.417cm"/>
    </style:style>
    <style:style style:name="co40" style:family="table-column">
      <style:table-column-properties fo:break-before="auto" style:column-width="2.699cm"/>
    </style:style>
    <style:style style:name="co41" style:family="table-column">
      <style:table-column-properties fo:break-before="auto" style:column-width="1.711cm"/>
    </style:style>
    <style:style style:name="co42" style:family="table-column">
      <style:table-column-properties fo:break-before="auto" style:column-width="2.346cm"/>
    </style:style>
    <style:style style:name="co43" style:family="table-column">
      <style:table-column-properties fo:break-before="auto" style:column-width="2.963cm"/>
    </style:style>
    <style:style style:name="co44" style:family="table-column">
      <style:table-column-properties fo:break-before="auto" style:column-width="3.51cm"/>
    </style:style>
    <style:style style:name="co46" style:family="table-column">
      <style:table-column-properties fo:break-before="auto" style:column-width="2.046cm"/>
    </style:style>
    <style:style style:name="co47" style:family="table-column">
      <style:table-column-properties fo:break-before="auto" style:column-width="2.91cm"/>
    </style:style>
    <style:style style:name="co48" style:family="table-column">
      <style:table-column-properties fo:break-before="auto" style:column-width="2.381cm"/>
    </style:style>
    <style:style style:name="co49" style:family="table-column">
      <style:table-column-properties fo:break-before="auto" style:column-width="2.505cm"/>
    </style:style>
    <style:style style:name="co50" style:family="table-column">
      <style:table-column-properties fo:break-before="auto" style:column-width="2.064cm"/>
    </style:style>
    <style:style style:name="co51" style:family="table-column">
      <style:table-column-properties fo:break-before="auto" style:column-width="2.716cm"/>
    </style:style>
    <style:style style:name="co52" style:family="table-column">
      <style:table-column-properties fo:break-before="auto" style:column-width="1.976cm"/>
    </style:style>
    <style:style style:name="co58" style:family="table-column">
      <style:table-column-properties fo:break-before="auto" style:column-width="2.17cm"/>
    </style:style>
    <style:style style:name="co59" style:family="table-column">
      <style:table-column-properties fo:break-before="auto" style:column-width="2.011cm"/>
    </style:style>
    <style:style style:name="co60" style:family="table-column">
      <style:table-column-properties fo:break-before="auto" style:column-width="2.134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752cm"/>
    </style:style>
    <style:style style:name="ro5" style:family="table-row">
      <style:table-row-properties style:row-height="1.30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7cm" fo:break-before="auto" style:use-optimal-row-height="fals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0.54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10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30" style:family="table-cell" style:parent-style-name="Default" style:data-style-name="N0">
      <style:table-cell-properties fo:border="0.06pt solid #000000"/>
    </style:style>
    <style:style style:name="ce144" style:family="table-cell" style:parent-style-name="Default" style:data-style-name="N1">
      <style:table-cell-properties fo:border="0.06pt solid #000000"/>
    </style:style>
    <style:style style:name="ce145" style:family="table-cell" style:parent-style-name="Default" style:data-style-name="N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47" style:family="table-cell" style:parent-style-name="Default" style:data-style-name="N112">
      <style:table-cell-properties fo:border="0.06pt solid #000000"/>
    </style:style>
    <style:style style:name="ce15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47" style:family="table-cell" style:parent-style-name="Default" style:data-style-name="N0">
      <style:text-properties style:font-name="Courier New" fo:font-size="12pt" style:font-name-asian="Courier New1" style:font-size-asian="12pt" style:font-name-complex="Courier New1" style:font-size-complex="12pt"/>
    </style:style>
    <style:style style:name="ce48" style:family="table-cell" style:parent-style-name="Default" style:data-style-name="N0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49" style:family="table-cell" style:parent-style-name="Default" style:data-style-name="N1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5" style:family="table-cell" style:parent-style-name="Default" style:data-style-name="N0">
      <style:table-cell-properties fo:background-color="#bfbfb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50" style:family="table-cell" style:parent-style-name="Default" style:data-style-name="N0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51" style:family="table-cell" style:parent-style-name="Default" style:data-style-name="N1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52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53" style:family="table-cell" style:parent-style-name="Default" style:data-style-name="N0">
      <style:table-cell-properties fo:border-bottom="none" fo:background-color="#bfbfb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5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55" style:family="table-cell" style:parent-style-name="Default" style:data-style-name="N1">
      <style:table-cell-properties fo:background-color="#e2efda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5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57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58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59" style:family="table-cell" style:parent-style-name="Default" style:data-style-name="N0">
      <style:table-cell-properties fo:background-color="#bfbfb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6" style:family="table-cell" style:parent-style-name="Default" style:data-style-name="N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6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1" style:family="table-cell" style:parent-style-name="Default" style:data-style-name="N1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62" style:family="table-cell" style:parent-style-name="Default" style:data-style-name="N111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68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7" style:family="table-cell" style:parent-style-name="Default" style:data-style-name="N11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4" style:family="table-cell" style:parent-style-name="Default" style:data-style-name="N0">
      <style:table-cell-properties fo:wrap-option="wrap" style:vertical-align="middle"/>
    </style:style>
    <style:style style:name="ce63" style:family="table-cell" style:parent-style-name="Default" style:data-style-name="N0">
      <style:table-cell-properties fo:background-color="#ff00ff"/>
      <style:text-properties fo:color="#ffffff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ff0000"/>
      <style:text-properties fo:color="#ffffff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66" style:family="table-cell" style:parent-style-name="Default" style:data-style-name="N0">
      <style:text-properties fo:font-size="14pt" style:font-size-asian="14pt" style:font-size-complex="14pt"/>
    </style:style>
    <style:style style:name="ce67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fo:font-style="italic" fo:font-weight="bold" style:font-name-asian="Courier New1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ce1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62" style:family="table-cell" style:parent-style-name="Default" style:data-style-name="N0"/>
    <style:style style:name="ce111" style:family="table-cell" style:parent-style-name="Default" style:data-style-name="N0">
      <style:table-cell-properties fo:border-bottom="0.06pt solid #000000" fo:background-color="#00cc99" fo:border-left="none" fo:border-right="none" fo:border-top="none"/>
      <style:text-properties fo:color="#000000"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2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6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43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69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09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00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17" style:family="table-cell" style:parent-style-name="Hyperlink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9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18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1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0" style:family="table-cell" style:parent-style-name="Default" style:data-style-name="N0">
      <style:table-cell-properties fo:border-bottom="0.06pt solid #000000" fo:background-color="#5b9bd5" fo:border-left="none" fo:border-right="none" fo:border-top="none"/>
      <style:text-properties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128" style:family="table-cell" style:parent-style-name="Default" style:data-style-name="N1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02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3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3" style:family="table-cell" style:parent-style-name="Default" style:data-style-name="N11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51" style:family="table-cell" style:parent-style-name="Default" style:data-style-name="N11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12" style:family="table-cell" style:parent-style-name="Default" style:data-style-name="N0">
      <style:table-cell-properties fo:border-bottom="0.06pt solid #000000" fo:background-color="#00cc99" fo:border-left="none" fo:border-right="none" fo:border-top="none"/>
      <style:text-properties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27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18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126" style:family="table-cell" style:parent-style-name="Default" style:data-style-name="N115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25" style:family="table-cell" style:parent-style-name="Default" style:data-style-name="N115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21" style:family="table-cell" style:parent-style-name="Default" style:data-style-name="N6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33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34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04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3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05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87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28" style:family="table-cell" style:parent-style-name="Hyperlink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101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49" style:family="table-cell" style:parent-style-name="Default" style:data-style-name="N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08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90" style:family="table-cell" style:parent-style-name="Default" style:data-style-name="N0">
      <style:table-cell-properties fo:background-color="#bfbfbf" style:text-align-source="fix" style:repeat-content="false" fo:wrap-option="wrap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94" style:family="table-cell" style:parent-style-name="Default" style:data-style-name="N2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03" style:family="table-cell" style:parent-style-name="Hyperlink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06" style:family="table-cell" style:parent-style-name="Hyperlink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35" style:family="table-cell" style:parent-style-name="Hyperlink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text-underline-style="none" style:font-name-asian="Courier New1" style:font-size-asian="12pt" style:font-name-complex="Courier New1" style:font-size-complex="12pt"/>
    </style:style>
    <style:style style:name="ce127" style:family="table-cell" style:parent-style-name="Default" style:data-style-name="N6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22" style:family="table-cell" style:parent-style-name="Default" style:data-style-name="N6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36" style:family="table-cell" style:parent-style-name="Hyperlink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text-underline-style="none" style:font-name-asian="Courier New1" style:font-size-asian="12pt" style:font-name-complex="Courier New1" style:font-size-complex="12pt"/>
    </style:style>
    <style:style style:name="ce107" style:family="table-cell" style:parent-style-name="Normal_20_2" style:data-style-name="N11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10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50" style:family="table-cell" style:parent-style-name="Default" style:data-style-name="N11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20" style:family="table-cell" style:parent-style-name="Default" style:data-style-name="N6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23" style:family="table-cell" style:parent-style-name="Default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3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2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215" style:family="table-cell" style:parent-style-name="Default" style:data-style-name="N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82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83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84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19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80" style:family="table-cell" style:parent-style-name="Default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86" style:family="table-cell" style:parent-style-name="Default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85" style:family="table-cell" style:parent-style-name="Default" style:data-style-name="N11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81" style:family="table-cell" style:parent-style-name="Default" style:data-style-name="N113">
      <style:table-cell-properties style:cell-protect="none" style:print-content="true" style:text-align-source="fix" style:repeat-content="false" fo:wrap-option="wrap" fo:border="0.06pt solid #000080" fo:padding-bottom="0.035cm" fo:padding-left="0.035cm" fo:padding-right="0cm" fo:padding-top="0.035cm" style:vertical-align="top"/>
      <style:paragraph-properties fo:text-align="end" style:writing-mode="lr-tb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33" style:family="table-cell" style:parent-style-name="Default" style:data-style-name="N11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6" style:family="table-cell" style:parent-style-name="Default" style:data-style-name="N116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48" style:family="table-cell" style:parent-style-name="Default" style:data-style-name="N11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4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72" style:family="table-cell" style:parent-style-name="Default" style:data-style-name="N111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7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70ad47"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71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70ad47" style:font-name="Courier New" fo:font-size="12pt" style:font-name-asian="Courier New1" style:font-size-asian="12pt" style:font-name-complex="Courier New1" style:font-size-complex="12pt"/>
    </style:style>
    <style:style style:name="ce24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73" style:family="table-cell" style:parent-style-name="Default" style:data-style-name="N112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76" style:family="table-cell" style:parent-style-name="Default" style:data-style-name="N11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43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3" style:family="table-cell" style:parent-style-name="Hyperlink" style:data-style-name="N11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25" style:family="table-cell" style:parent-style-name="Default" style:data-style-name="N0">
      <style:table-cell-properties fo:border-bottom="none" fo:background-color="#bfbfb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78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29" style:family="table-cell" style:parent-style-name="Default" style:data-style-name="N111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77" style:family="table-cell" style:parent-style-name="Default" style:data-style-name="N11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91" style:family="table-cell" style:parent-style-name="Default" style:data-style-name="N111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92" style:family="table-cell" style:parent-style-name="Default" style:data-style-name="N2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75" style:family="table-cell" style:parent-style-name="Hyperlink" style:data-style-name="N11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132" style:family="table-cell" style:parent-style-name="Hyperlink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31" style:family="table-cell" style:parent-style-name="Hyperlink" style:data-style-name="N11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13" style:family="table-cell" style:parent-style-name="Hyperlink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114" style:family="table-cell" style:parent-style-name="Hyperlink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text-underline-style="none" style:font-name-asian="Courier New1" style:font-size-asian="12pt" style:font-name-complex="Courier New1" style:font-size-complex="12pt"/>
    </style:style>
    <style:style style:name="ce129" style:family="table-cell" style:parent-style-name="Default" style:data-style-name="N11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74" style:family="table-cell" style:parent-style-name="Default" style:data-style-name="N111"/>
    <style:style style:name="ce137" style:family="table-cell" style:parent-style-name="Default" style:data-style-name="N0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38" style:family="table-cell" style:parent-style-name="Default" style:data-style-name="N2">
      <style:table-cell-properties fo:border="0.06pt solid #000000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41" style:family="table-cell" style:parent-style-name="Default" style:data-style-name="N0">
      <style:table-cell-properties fo:border-bottom="none" fo:background-color="#bfbfb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39" style:family="table-cell" style:parent-style-name="Default" style:data-style-name="N11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40" style:family="table-cell" style:parent-style-name="Default" style:data-style-name="N111">
      <style:table-cell-properties fo:border="0.06pt solid #000000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255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256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57" style:family="table-cell" style:parent-style-name="Default" style:data-style-name="N0">
      <style:table-cell-properties fo:background-color="#bfbfb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5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59" style:family="table-cell" style:parent-style-name="Default" style:data-style-name="N0">
      <style:table-cell-properties fo:border-bottom="none" fo:background-color="#bfbfb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260" style:family="table-cell" style:parent-style-name="Default" style:data-style-name="N1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61" style:family="table-cell" style:parent-style-name="Default" style:data-style-name="N0">
      <style:table-cell-properties fo:border="0.06pt solid #000000"/>
    </style:style>
    <style:style style:name="ce262" style:family="table-cell" style:parent-style-name="Default" style:data-style-name="N111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63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264" style:family="table-cell" style:parent-style-name="Default" style:data-style-name="N112">
      <style:table-cell-properties fo:border="0.06pt solid #000000"/>
    </style:style>
    <style:style style:name="ce265" style:family="table-cell" style:parent-style-name="Default" style:data-style-name="N1">
      <style:table-cell-properties fo:border="0.06pt solid #000000"/>
    </style:style>
    <style:style style:name="ce26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67" style:family="table-cell" style:parent-style-name="Default" style:data-style-name="N0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68" style:family="table-cell" style:parent-style-name="Default" style:data-style-name="N1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69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70" style:family="table-cell" style:parent-style-name="Default" style:data-style-name="N0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71" style:family="table-cell" style:parent-style-name="Default" style:data-style-name="N1">
      <style:table-cell-properties fo:background-color="#e2efda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72" style:family="table-cell" style:parent-style-name="Default" style:data-style-name="N1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73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274" style:family="table-cell" style:parent-style-name="Default" style:data-style-name="N0">
      <style:table-cell-properties fo:background-color="#bfbfb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75" style:family="table-cell" style:parent-style-name="Default" style:data-style-name="N0">
      <style:text-properties style:font-name="Courier New" fo:font-size="12pt" style:font-name-asian="Courier New1" style:font-size-asian="12pt" style:font-name-complex="Courier New1" style:font-size-complex="12pt"/>
    </style:style>
    <style:style style:name="ce2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277" style:family="table-cell" style:parent-style-name="Default" style:data-style-name="N0">
      <style:table-cell-properties fo:background-color="#ff00ff"/>
      <style:text-properties fo:color="#ffffff" fo:font-size="14pt" fo:font-weight="bold" style:font-size-asian="14pt" style:font-weight-asian="bold" style:font-size-complex="14pt" style:font-weight-complex="bold"/>
    </style:style>
    <style:style style:name="ce278" style:family="table-cell" style:parent-style-name="Default" style:data-style-name="N0">
      <style:table-cell-properties fo:background-color="#ff0000"/>
      <style:text-properties fo:color="#ffffff" fo:font-size="14pt" fo:font-weight="bold" style:font-size-asian="14pt" style:font-weight-asian="bold" style:font-size-complex="14pt" style:font-weight-complex="bold"/>
    </style:style>
    <style:style style:name="ce279" style:family="table-cell" style:parent-style-name="Default" style:data-style-name="N0">
      <style:table-cell-properties fo:wrap-option="wrap" style:vertical-align="middle"/>
    </style:style>
    <style:style style:name="ce280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281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282" style:family="table-cell" style:parent-style-name="Default" style:data-style-name="N0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Yearly" table:style-name="ta3">
        <table:table-column table:style-name="co13" table:default-cell-style-name="ce162"/>
        <table:table-column table:style-name="co14" table:default-cell-style-name="ce162"/>
        <table:table-column table:style-name="co15" table:number-columns-repeated="3" table:default-cell-style-name="ce162"/>
        <table:table-column table:style-name="co16" table:default-cell-style-name="ce162"/>
        <table:table-column table:style-name="co5" table:default-cell-style-name="ce162"/>
        <table:table-column table:style-name="co17" table:default-cell-style-name="ce162"/>
        <table:table-column table:style-name="co12" table:default-cell-style-name="ce162"/>
        <table:table-column table:style-name="co18" table:default-cell-style-name="ce162"/>
        <table:table-column table:style-name="co19" table:default-cell-style-name="ce162"/>
        <table:table-column table:style-name="co20" table:default-cell-style-name="ce162"/>
        <table:table-column table:style-name="co11" table:default-cell-style-name="ce162"/>
        <table:table-column table:style-name="co12" table:default-cell-style-name="ce162"/>
        <table:table-column table:style-name="co15" table:number-columns-repeated="2" table:default-cell-style-name="ce162"/>
        <table:table-column table:style-name="co14" table:default-cell-style-name="ce162"/>
        <table:table-column table:style-name="co15" table:number-columns-repeated="2" table:default-cell-style-name="ce162"/>
        <table:table-column table:style-name="co21" table:default-cell-style-name="ce162"/>
        <table:table-column table:style-name="co5" table:default-cell-style-name="ce186"/>
        <table:table-column table:style-name="co22" table:default-cell-style-name="ce162"/>
        <table:table-column table:style-name="co23" table:default-cell-style-name="ce162"/>
        <table:table-column table:style-name="co24" table:default-cell-style-name="ce162"/>
        <table:table-column table:style-name="co14" table:number-columns-repeated="2" table:default-cell-style-name="ce162"/>
        <table:table-column table:style-name="co25" table:number-columns-repeated="2" table:default-cell-style-name="ce162"/>
        <table:table-column table:style-name="co26" table:default-cell-style-name="ce162"/>
        <table:table-column table:style-name="co27" table:number-columns-repeated="3" table:default-cell-style-name="ce162"/>
        <table:table-column table:style-name="co28" table:number-columns-repeated="12" table:default-cell-style-name="ce162"/>
        <table:table-column table:style-name="co29" table:number-columns-repeated="7" table:default-cell-style-name="ce162"/>
        <table:table-column table:style-name="co30" table:default-cell-style-name="ce162"/>
        <table:table-column table:style-name="co5" table:default-cell-style-name="ce162"/>
        <table:table-column table:style-name="co31" table:default-cell-style-name="ce162"/>
        <table:table-column table:style-name="co32" table:default-cell-style-name="ce162"/>
        <table:table-column table:style-name="co33" table:default-cell-style-name="ce162"/>
        <table:table-column table:style-name="co35" table:default-cell-style-name="ce162"/>
        <table:table-column table:style-name="co36" table:default-cell-style-name="ce162"/>
        <table:table-column table:style-name="co37" table:default-cell-style-name="ce162"/>
        <table:table-column table:style-name="co38" table:default-cell-style-name="ce162"/>
        <table:table-column table:style-name="co33" table:number-columns-repeated="14" table:default-cell-style-name="ce162"/>
        <table:table-column table:style-name="co32" table:default-cell-style-name="ce162"/>
        <table:table-column table:style-name="co39" table:number-columns-repeated="5" table:default-cell-style-name="ce162"/>
        <table:table-column table:style-name="co40" table:default-cell-style-name="ce162"/>
        <table:table-column table:style-name="co34" table:default-cell-style-name="ce162"/>
        <table:table-column table:style-name="co41" table:default-cell-style-name="ce162"/>
        <table:table-column table:style-name="co19" table:default-cell-style-name="ce162"/>
        <table:table-column table:style-name="co28" table:number-columns-repeated="3" table:default-cell-style-name="ce162"/>
        <table:table-column table:style-name="co42" table:default-cell-style-name="ce162"/>
        <table:table-column table:style-name="co15" table:default-cell-style-name="ce162"/>
        <table:table-column table:style-name="co21" table:default-cell-style-name="ce162"/>
        <table:table-column table:style-name="co12" table:default-cell-style-name="ce162"/>
        <table:table-column table:style-name="co15" table:number-columns-repeated="2" table:default-cell-style-name="ce162"/>
        <table:table-column table:style-name="co14" table:default-cell-style-name="ce162"/>
        <table:table-column table:style-name="co43" table:default-cell-style-name="ce162"/>
        <table:table-column table:style-name="co11" table:default-cell-style-name="ce162"/>
        <table:table-column table:style-name="co44" table:default-cell-style-name="ce162"/>
        <table:table-column table:style-name="co43" table:default-cell-style-name="ce162"/>
        <table:table-column table:style-name="co15" table:default-cell-style-name="ce162"/>
        <table:table-column table:style-name="co14" table:default-cell-style-name="ce162"/>
        <table:table-column table:style-name="co24" table:default-cell-style-name="ce162"/>
        <table:table-column table:style-name="co46" table:default-cell-style-name="ce162"/>
        <table:table-column table:style-name="co47" table:default-cell-style-name="ce162"/>
        <table:table-column table:style-name="co48" table:default-cell-style-name="ce162"/>
        <table:table-column table:style-name="co14" table:default-cell-style-name="ce162"/>
        <table:table-column table:style-name="co49" table:default-cell-style-name="ce162"/>
        <table:table-column table:style-name="co31" table:default-cell-style-name="ce162"/>
        <table:table-column table:style-name="co50" table:default-cell-style-name="ce162"/>
        <table:table-column table:style-name="co51" table:default-cell-style-name="ce162"/>
        <table:table-column table:style-name="co46" table:default-cell-style-name="ce2"/>
        <table:table-column table:style-name="co45" table:default-cell-style-name="ce162"/>
        <table:table-column table:style-name="co52" table:number-columns-repeated="2" table:default-cell-style-name="ce162"/>
        <table:table-column table:style-name="co45" table:default-cell-style-name="ce162"/>
        <table:table-column table:style-name="co52" table:default-cell-style-name="ce162"/>
        <table:table-column table:style-name="co22" table:default-cell-style-name="ce162"/>
        <table:table-column table:style-name="co12" table:default-cell-style-name="ce162"/>
        <table:table-column table:style-name="co28" table:default-cell-style-name="ce162"/>
        <table:table-column table:style-name="co42" table:default-cell-style-name="ce162"/>
        <table:table-column table:style-name="co39" table:default-cell-style-name="ce162"/>
        <table:table-column table:style-name="co18" table:default-cell-style-name="ce162"/>
        <table:table-column table:style-name="co58" table:default-cell-style-name="ce162"/>
        <table:table-column table:style-name="co17" table:default-cell-style-name="ce162"/>
        <table:table-column table:style-name="co50" table:default-cell-style-name="ce162"/>
        <table:table-column table:style-name="co59" table:default-cell-style-name="ce162"/>
        <table:table-column table:style-name="co60" table:default-cell-style-name="ce162"/>
        <table:table-column table:style-name="co59" table:default-cell-style-name="ce162"/>
        <table:table-column table:style-name="co11" table:default-cell-style-name="ce162"/>
        <table:table-column table:style-name="co61" table:default-cell-style-name="ce162"/>
        <table:table-column table:style-name="co62" table:default-cell-style-name="ce162"/>
        <table:table-column table:style-name="co53" table:number-columns-repeated="894" table:default-cell-style-name="ce162"/>
        <table:table-row table:style-name="ro7">
          <table:table-cell table:style-name="ce17" office:value-type="string" calcext:value-type="string">
            <text:p>Topic</text:p>
          </table:table-cell>
          <table:table-cell table:style-name="ce111" office:value-type="string" calcext:value-type="string">
            <text:p>Demographic limits</text:p>
          </table:table-cell>
          <table:table-cell table:style-name="ce111" table:number-columns-repeated="12"/>
          <table:table-cell table:style-name="ce20" office:value-type="string" calcext:value-type="string">
            <text:p>Sales and Inheritances</text:p>
          </table:table-cell>
          <table:table-cell table:style-name="ce20" table:number-columns-repeated="4"/>
          <table:table-cell table:style-name="ce112" office:value-type="string" calcext:value-type="string">
            <text:p>Mortgages and interest rates</text:p>
          </table:table-cell>
          <table:table-cell table:style-name="ce112" table:number-columns-repeated="14"/>
          <table:table-cell table:style-name="ce20" office:value-type="string" calcext:value-type="string">
            <text:p>Money</text:p>
          </table:table-cell>
          <table:table-cell table:style-name="ce20" table:number-columns-repeated="9"/>
          <table:table-cell table:style-name="ce112" office:value-type="string" calcext:value-type="string">
            <text:p>Wage</text:p>
          </table:table-cell>
          <table:table-cell table:style-name="ce112" table:number-columns-repeated="10"/>
          <table:table-cell table:style-name="ce20" office:value-type="string" calcext:value-type="string">
            <text:p>Land</text:p>
          </table:table-cell>
          <table:table-cell table:style-name="ce20"/>
          <table:table-cell table:style-name="ce112" office:value-type="string" calcext:value-type="string">
            <text:p>Building permits</text:p>
          </table:table-cell>
          <table:table-cell table:style-name="ce112" table:number-columns-repeated="3"/>
          <table:table-cell table:style-name="ce20" office:value-type="string" calcext:value-type="string">
            <text:p>Houses by type and cost of building</text:p>
          </table:table-cell>
          <table:table-cell table:style-name="ce20" table:number-columns-repeated="12"/>
          <table:table-cell table:style-name="ce112" office:value-type="string" calcext:value-type="string">
            <text:p>Stock and cement</text:p>
          </table:table-cell>
          <table:table-cell table:style-name="ce112" table:number-columns-repeated="13"/>
          <table:table-cell table:style-name="ce20" office:value-type="string" calcext:value-type="string">
            <text:p>Buyers</text:p>
          </table:table-cell>
          <table:table-cell table:style-name="ce20" table:number-columns-repeated="3"/>
          <table:table-cell table:style-name="ce112" office:value-type="string" calcext:value-type="string">
            <text:p>Tenure</text:p>
          </table:table-cell>
          <table:table-cell table:style-name="ce112" table:number-columns-repeated="7"/>
          <table:table-cell table:style-name="ce20" office:value-type="string" calcext:value-type="string">
            <text:p>Rent (source: idealista)</text:p>
          </table:table-cell>
          <table:table-cell table:style-name="ce20" table:number-columns-repeated="6"/>
          <table:table-cell table:style-name="ce112" office:value-type="string" calcext:value-type="string">
            <text:p>Multivariate model</text:p>
          </table:table-cell>
          <table:table-cell table:style-name="ce112" table:number-columns-repeated="13"/>
          <table:table-cell table:style-name="ce20" office:value-type="string" calcext:value-type="string">
            <text:p>Rainbow model</text:p>
          </table:table-cell>
          <table:table-cell table:style-name="ce20" table:number-columns-repeated="5"/>
          <table:table-cell table:style-name="ce112" office:value-type="string" calcext:value-type="string">
            <text:p>Energy</text:p>
          </table:table-cell>
          <table:table-cell table:style-name="ce112" table:number-columns-repeated="2"/>
          <table:table-cell table:number-columns-repeated="894"/>
        </table:table-row>
        <table:table-row table:style-name="ro8">
          <table:table-cell table:style-name="ce17" office:value-type="string" calcext:value-type="string">
            <text:p>Year</text:p>
          </table:table-cell>
          <table:table-cell table:style-name="ce18" office:value-type="string" calcext:value-type="string">
            <text:p>Total_population</text:p>
          </table:table-cell>
          <table:table-cell table:style-name="ce18" office:value-type="string" calcext:value-type="string">
            <text:p>Population_25_50</text:p>
          </table:table-cell>
          <table:table-cell table:style-name="ce18" office:value-type="string" calcext:value-type="string">
            <text:p>Population_25_60</text:p>
          </table:table-cell>
          <table:table-cell table:style-name="ce117" office:value-type="string" calcext:value-type="string">
            <text:p>Population_over18</text:p>
          </table:table-cell>
          <table:table-cell table:style-name="ce18" office:value-type="string" calcext:value-type="string">
            <text:p>Upper_limit</text:p>
          </table:table-cell>
          <table:table-cell table:style-name="ce18" office:value-type="string" calcext:value-type="string">
            <text:p>Lower_limit</text:p>
          </table:table-cell>
          <table:table-cell table:style-name="ce19" office:value-type="string" calcext:value-type="string">
            <text:p>Optimal</text:p>
          </table:table-cell>
          <table:table-cell table:style-name="ce19" office:value-type="string" calcext:value-type="string">
            <text:p>Age_30</text:p>
          </table:table-cell>
          <table:table-cell table:style-name="ce19" office:value-type="string" calcext:value-type="string">
            <text:p>Age_30halved</text:p>
          </table:table-cell>
          <table:table-cell table:style-name="ce19" office:value-type="string" calcext:value-type="string">
            <text:p>Age_40</text:p>
          </table:table-cell>
          <table:table-cell table:style-name="ce19" office:value-type="string" calcext:value-type="string">
            <text:p>Age_40halved</text:p>
          </table:table-cell>
          <table:table-cell table:style-name="ce19" office:value-type="string" calcext:value-type="string">
            <text:p>Age_50</text:p>
          </table:table-cell>
          <table:table-cell table:style-name="ce19" office:value-type="string" calcext:value-type="string">
            <text:p>Age_50halved</text:p>
          </table:table-cell>
          <table:table-cell table:style-name="ce18" office:value-type="string" calcext:value-type="string">
            <text:p>Home_sales</text:p>
          </table:table-cell>
          <table:table-cell table:style-name="ce18" office:value-type="string" calcext:value-type="string">
            <text:p>Inheritances</text:p>
          </table:table-cell>
          <table:table-cell table:style-name="ce19" office:value-type="string" calcext:value-type="string">
            <text:p>Donations</text:p>
          </table:table-cell>
          <table:table-cell table:style-name="ce19" office:value-type="string" calcext:value-type="string">
            <text:p>Swaps</text:p>
          </table:table-cell>
          <table:table-cell table:style-name="ce19" office:value-type="string" calcext:value-type="string">
            <text:p>Others</text:p>
          </table:table-cell>
          <table:table-cell table:style-name="ce19" office:value-type="string" calcext:value-type="string">
            <text:p>Approved</text:p>
          </table:table-cell>
          <table:table-cell table:style-name="ce19" office:value-type="string" calcext:value-type="string">
            <text:p>Releases</text:p>
          </table:table-cell>
          <table:table-cell table:style-name="ce18" office:value-type="string" calcext:value-type="string">
            <text:p>Total_amount</text:p>
          </table:table-cell>
          <table:table-cell table:style-name="ce18" office:value-type="string" calcext:value-type="string">
            <text:p>Average_amount</text:p>
          </table:table-cell>
          <table:table-cell table:style-name="ce18" office:value-type="string" calcext:value-type="string">
            <text:p>Creditor_subrogation</text:p>
          </table:table-cell>
          <table:table-cell table:style-name="ce18" office:value-type="string" calcext:value-type="string">
            <text:p>Consumer_subrogation</text:p>
          </table:table-cell>
          <table:table-cell table:style-name="ce18" office:value-type="string" calcext:value-type="string">
            <text:p>Ratio_subrogations</text:p>
          </table:table-cell>
          <table:table-cell table:style-name="ce18" office:value-type="string" calcext:value-type="string">
            <text:p>Ratio_mortgages_sales</text:p>
          </table:table-cell>
          <table:table-cell table:style-name="ce18" office:value-type="string" calcext:value-type="string">
            <text:p>Loan_to_value</text:p>
          </table:table-cell>
          <table:table-cell table:style-name="ce18" office:value-type="string" calcext:value-type="string">
            <text:p>Real_credit_movement</text:p>
          </table:table-cell>
          <table:table-cell table:style-name="ce18" office:value-type="string" calcext:value-type="string">
            <text:p>Average_mortgage_rate</text:p>
          </table:table-cell>
          <table:table-cell table:style-name="ce18" office:value-type="string" calcext:value-type="string">
            <text:p>Fixed_mortgages</text:p>
          </table:table-cell>
          <table:table-cell table:style-name="ce18" office:value-type="string" calcext:value-type="string">
            <text:p>Variable_mortgages</text:p>
          </table:table-cell>
          <table:table-cell table:style-name="ce18" office:value-type="string" calcext:value-type="string">
            <text:p>Years_mortgage</text:p>
          </table:table-cell>
          <table:table-cell table:style-name="ce90" office:value-type="string" calcext:value-type="string">
            <text:p>Euribor_1year</text:p>
          </table:table-cell>
          <table:table-cell table:style-name="ce18" office:value-type="string" calcext:value-type="string">
            <text:p>EURUSD_year_ave</text:p>
          </table:table-cell>
          <table:table-cell table:style-name="ce18" office:value-type="string" calcext:value-type="string">
            <text:p>EUR_house</text:p>
          </table:table-cell>
          <table:table-cell table:style-name="ce18" office:value-type="string" calcext:value-type="string">
            <text:p>USD_house</text:p>
          </table:table-cell>
          <table:table-cell table:style-name="ce18" office:value-type="string" calcext:value-type="string">
            <text:p>Euro_M3</text:p>
          </table:table-cell>
          <table:table-cell table:style-name="ce18" office:value-type="string" calcext:value-type="string">
            <text:p>Euro_M3_stock_per</text:p>
          </table:table-cell>
          <table:table-cell table:style-name="ce18" office:value-type="string" calcext:value-type="string">
            <text:p>BTCEUR_year_ave</text:p>
          </table:table-cell>
          <table:table-cell table:style-name="ce18" office:value-type="string" calcext:value-type="string">
            <text:p>BTC_house</text:p>
          </table:table-cell>
          <table:table-cell table:style-name="ce18" office:value-type="string" calcext:value-type="string">
            <text:p>AUEUR_year_ave</text:p>
          </table:table-cell>
          <table:table-cell table:style-name="ce18" office:value-type="string" calcext:value-type="string">
            <text:p>Gold_house</text:p>
          </table:table-cell>
          <table:table-cell table:style-name="ce18" office:value-type="string" calcext:value-type="string">
            <text:p>GDP_eurozone</text:p>
          </table:table-cell>
          <table:table-cell table:style-name="ce18" office:value-type="string" calcext:value-type="string">
            <text:p>Household_net_income</text:p>
          </table:table-cell>
          <table:table-cell table:style-name="ce18" office:value-type="string" calcext:value-type="string">
            <text:p>Disposable_income_over18</text:p>
          </table:table-cell>
          <table:table-cell table:style-name="ce18" office:value-type="string" calcext:value-type="string">
            <text:p>Income_constant_inflation</text:p>
          </table:table-cell>
          <table:table-cell table:style-name="ce18" office:value-type="string" calcext:value-type="string">
            <text:p>Income_constant_mortgage</text:p>
          </table:table-cell>
          <table:table-cell table:style-name="ce18" office:value-type="string" calcext:value-type="string">
            <text:p>Income_constant_housing</text:p>
          </table:table-cell>
          <table:table-cell table:style-name="ce18" office:value-type="string" calcext:value-type="string">
            <text:p>Income_vs_livingstandard</text:p>
          </table:table-cell>
          <table:table-cell table:style-name="ce18" office:value-type="string" calcext:value-type="string">
            <text:p>Housing_affordability</text:p>
          </table:table-cell>
          <table:table-cell table:style-name="ce18" office:value-type="string" calcext:value-type="string">
            <text:p>Years_full_pay</text:p>
          </table:table-cell>
          <table:table-cell table:style-name="ce18" office:value-type="string" calcext:value-type="string">
            <text:p>Ideal_wage</text:p>
          </table:table-cell>
          <table:table-cell table:style-name="ce18" office:value-type="string" calcext:value-type="string">
            <text:p>W_M_disconnect</text:p>
          </table:table-cell>
          <table:table-cell table:style-name="ce18" office:value-type="string" calcext:value-type="string">
            <text:p>Minimum_wage</text:p>
          </table:table-cell>
          <table:table-cell table:style-name="ce18" office:value-type="string" calcext:value-type="string">
            <text:p>Price_urban_land</text:p>
          </table:table-cell>
          <table:table-cell table:style-name="ce18" office:value-type="string" calcext:value-type="string">
            <text:p>Tx_land</text:p>
          </table:table-cell>
          <table:table-cell table:style-name="ce23" office:value-type="string" calcext:value-type="string">
            <text:p>Building_permits</text:p>
          </table:table-cell>
          <table:table-cell table:style-name="ce19" office:value-type="string" calcext:value-type="string">
            <text:p>Build</text:p>
          </table:table-cell>
          <table:table-cell table:style-name="ce19" office:value-type="string" calcext:value-type="string">
            <text:p>Reform</text:p>
          </table:table-cell>
          <table:table-cell table:style-name="ce19" office:value-type="string" calcext:value-type="string">
            <text:p>Demolish</text:p>
          </table:table-cell>
          <table:table-cell table:style-name="ce18" office:value-type="string" calcext:value-type="string">
            <text:p>Single_family</text:p>
          </table:table-cell>
          <table:table-cell table:style-name="ce18" office:value-type="string" calcext:value-type="string">
            <text:p>Single_family_m2</text:p>
          </table:table-cell>
          <table:table-cell table:style-name="ce18" office:value-type="string" calcext:value-type="string">
            <text:p>SF_cost</text:p>
          </table:table-cell>
          <table:table-cell table:style-name="ce18" office:value-type="string" calcext:value-type="string">
            <text:p>SF_cost_ave</text:p>
          </table:table-cell>
          <table:table-cell table:style-name="ce18" office:value-type="string" calcext:value-type="string">
            <text:p>SF_cost_m2</text:p>
          </table:table-cell>
          <table:table-cell table:style-name="ce18" office:value-type="string" calcext:value-type="string">
            <text:p>Condominiums</text:p>
          </table:table-cell>
          <table:table-cell table:style-name="ce18" office:value-type="string" calcext:value-type="string">
            <text:p>Condos_m2</text:p>
          </table:table-cell>
          <table:table-cell table:style-name="ce18" office:value-type="string" calcext:value-type="string">
            <text:p>Condos_cost</text:p>
          </table:table-cell>
          <table:table-cell table:style-name="ce18" office:value-type="string" calcext:value-type="string">
            <text:p>Condos_cost_ave</text:p>
          </table:table-cell>
          <table:table-cell table:style-name="ce18" office:value-type="string" calcext:value-type="string">
            <text:p>Condos_cost_m2</text:p>
          </table:table-cell>
          <table:table-cell table:style-name="ce18" office:value-type="string" calcext:value-type="string">
            <text:p>Ratio_price_cost</text:p>
          </table:table-cell>
          <table:table-cell table:style-name="ce18" office:value-type="string" calcext:value-type="string">
            <text:p>Cost_production_ave</text:p>
          </table:table-cell>
          <table:table-cell table:style-name="ce18" office:value-type="string" calcext:value-type="string">
            <text:p>Cost_edification</text:p>
          </table:table-cell>
          <table:table-cell table:style-name="ce18" office:value-type="string" calcext:value-type="string">
            <text:p>Total_homes</text:p>
          </table:table-cell>
          <table:table-cell table:style-name="ce18" office:value-type="string" calcext:value-type="string">
            <text:p>New_homes</text:p>
          </table:table-cell>
          <table:table-cell table:style-name="ce18" office:value-type="string" calcext:value-type="string">
            <text:p>Private_housing</text:p>
          </table:table-cell>
          <table:table-cell table:style-name="ce18" office:value-type="string" calcext:value-type="string">
            <text:p>Public_housing</text:p>
          </table:table-cell>
          <table:table-cell table:style-name="ce18" office:value-type="string" calcext:value-type="string">
            <text:p>Private_housing_per</text:p>
          </table:table-cell>
          <table:table-cell table:style-name="ce18" office:value-type="string" calcext:value-type="string">
            <text:p>Public_housing_per</text:p>
          </table:table-cell>
          <table:table-cell table:style-name="ce18" office:value-type="string" calcext:value-type="string">
            <text:p>Homes_per_inhabitant</text:p>
          </table:table-cell>
          <table:table-cell table:style-name="ce18" office:value-type="string" calcext:value-type="string">
            <text:p>Per_new_homes</text:p>
          </table:table-cell>
          <table:table-cell table:style-name="ce19" office:value-type="string" calcext:value-type="string">
            <text:p>Population_yoy</text:p>
          </table:table-cell>
          <table:table-cell table:style-name="ce18" office:value-type="string" calcext:value-type="string">
            <text:p>Balance</text:p>
          </table:table-cell>
          <table:table-cell table:style-name="ce18" office:value-type="string" calcext:value-type="string">
            <text:p>Employed_constr</text:p>
          </table:table-cell>
          <table:table-cell table:style-name="ce18" office:value-type="string" calcext:value-type="string">
            <text:p>Workers_per_home</text:p>
          </table:table-cell>
          <table:table-cell table:style-name="ce18" office:value-type="string" calcext:value-type="string">
            <text:p>Workers_per_100_inhab</text:p>
          </table:table-cell>
          <table:table-cell table:style-name="ce90" office:value-type="string" calcext:value-type="string">
            <text:p>Cement_mt</text:p>
          </table:table-cell>
          <table:table-cell table:style-name="ce23" office:value-type="string" calcext:value-type="string">
            <text:p>Legal_entity</text:p>
          </table:table-cell>
          <table:table-cell table:style-name="ce24" office:value-type="string" calcext:value-type="string">
            <text:p>Nationals</text:p>
          </table:table-cell>
          <table:table-cell table:style-name="ce19" office:value-type="string" calcext:value-type="string">
            <text:p>Foreigners</text:p>
          </table:table-cell>
          <table:table-cell table:style-name="ce18" office:value-type="string" calcext:value-type="string">
            <text:p>Foreigner_raw</text:p>
          </table:table-cell>
          <table:table-cell table:style-name="ce19" office:value-type="string" calcext:value-type="string">
            <text:p>Owned</text:p>
          </table:table-cell>
          <table:table-cell table:style-name="ce19" office:value-type="string" calcext:value-type="string">
            <text:p>Mortgaged</text:p>
          </table:table-cell>
          <table:table-cell table:style-name="ce19" office:value-type="string" calcext:value-type="string">
            <text:p>Rented</text:p>
          </table:table-cell>
          <table:table-cell table:style-name="ce18" office:value-type="string" calcext:value-type="string">
            <text:p>Freely_loaned</text:p>
          </table:table-cell>
          <table:table-cell table:style-name="ce19" office:value-type="string" calcext:value-type="string">
            <text:p>Owned_per</text:p>
          </table:table-cell>
          <table:table-cell table:style-name="ce18" office:value-type="string" calcext:value-type="string">
            <text:p>Mortgaged_per</text:p>
          </table:table-cell>
          <table:table-cell table:style-name="ce19" office:value-type="string" calcext:value-type="string">
            <text:p>Rented_per</text:p>
          </table:table-cell>
          <table:table-cell table:style-name="ce18" office:value-type="string" calcext:value-type="string">
            <text:p>Freely_loaned_per</text:p>
          </table:table-cell>
          <table:table-cell table:style-name="ce18" office:value-type="string" calcext:value-type="string">
            <text:p>Rent_price_eum2</text:p>
          </table:table-cell>
          <table:table-cell table:style-name="ce19" office:value-type="string" calcext:value-type="string">
            <text:p>Price_per</text:p>
          </table:table-cell>
          <table:table-cell table:style-name="ce18" office:value-type="string" calcext:value-type="string">
            <text:p>Rent_ROI_gross</text:p>
          </table:table-cell>
          <table:table-cell table:style-name="ce18" office:value-type="string" calcext:value-type="string">
            <text:p>Rent_ROI_gross_per</text:p>
          </table:table-cell>
          <table:table-cell table:style-name="ce18" office:value-type="string" calcext:value-type="string">
            <text:p>Rent_ROI_net</text:p>
          </table:table-cell>
          <table:table-cell table:style-name="ce18" office:value-type="string" calcext:value-type="string">
            <text:p>Rent_ROI_net_per</text:p>
          </table:table-cell>
          <table:table-cell table:style-name="ce18" office:value-type="string" calcext:value-type="string">
            <text:p>Idealista_price</text:p>
          </table:table-cell>
          <table:table-cell table:style-name="ce18" office:value-type="string" calcext:value-type="string">
            <text:p>Price_eum2</text:p>
          </table:table-cell>
          <table:table-cell table:style-name="ce18" office:value-type="string" calcext:value-type="string">
            <text:p>Inflation_CPI</text:p>
          </table:table-cell>
          <table:table-cell table:style-name="ce18" office:value-type="string" calcext:value-type="string">
            <text:p>CPI_1985</text:p>
          </table:table-cell>
          <table:table-cell table:style-name="ce25" office:value-type="string" calcext:value-type="string">
            <text:p>Overrated_inflation</text:p>
          </table:table-cell>
          <table:table-cell table:style-name="ce25" office:value-type="string" calcext:value-type="string">
            <text:p>Real_price_over</text:p>
          </table:table-cell>
          <table:table-cell table:style-name="ce25" office:value-type="string" calcext:value-type="string">
            <text:p>Real_price</text:p>
          </table:table-cell>
          <table:table-cell table:style-name="ce25" office:value-type="string" calcext:value-type="string">
            <text:p>Accum_Inflation</text:p>
          </table:table-cell>
          <table:table-cell table:style-name="ce18" office:value-type="string" calcext:value-type="string">
            <text:p>IR_yoy_per</text:p>
          </table:table-cell>
          <table:table-cell table:style-name="ce18" office:value-type="string" calcext:value-type="string">
            <text:p>Nominal_price_yoy_per</text:p>
          </table:table-cell>
          <table:table-cell table:style-name="ce18" office:value-type="string" calcext:value-type="string">
            <text:p>Real_price_yoy_per</text:p>
          </table:table-cell>
          <table:table-cell table:style-name="ce19" office:value-type="string" calcext:value-type="string">
            <text:p>Sales_yoy_per</text:p>
          </table:table-cell>
          <table:table-cell table:style-name="ce18" office:value-type="string" calcext:value-type="string">
            <text:p>Credit_yoy_per</text:p>
          </table:table-cell>
          <table:table-cell table:style-name="ce18" office:value-type="string" calcext:value-type="string">
            <text:p>Unemployment_yoy_per</text:p>
          </table:table-cell>
          <table:table-cell table:style-name="ce18" office:value-type="string" calcext:value-type="string">
            <text:p>Net_ROI_yoy_per</text:p>
          </table:table-cell>
          <table:table-cell table:style-name="ce18" office:value-type="string" calcext:value-type="string">
            <text:p>Rainbow_curve</text:p>
          </table:table-cell>
          <table:table-cell table:style-name="ce19" office:value-type="string" calcext:value-type="string">
            <text:p>RC_plus50</text:p>
          </table:table-cell>
          <table:table-cell table:style-name="ce19" office:value-type="string" calcext:value-type="string">
            <text:p>RC_minus50</text:p>
          </table:table-cell>
          <table:table-cell table:style-name="ce19" office:value-type="string" calcext:value-type="string">
            <text:p>RC_plus100</text:p>
          </table:table-cell>
          <table:table-cell table:style-name="ce19" office:value-type="string" calcext:value-type="string">
            <text:p>RC_minus100</text:p>
          </table:table-cell>
          <table:table-cell table:style-name="ce18" office:value-type="string" calcext:value-type="string">
            <text:p>Alt_rainbow</text:p>
          </table:table-cell>
          <table:table-cell table:style-name="ce18" office:value-type="string" calcext:value-type="string">
            <text:p>US_gasoline_litre_usd</text:p>
          </table:table-cell>
          <table:table-cell table:style-name="ce141" office:value-type="string" calcext:value-type="string">
            <text:p>US_gasoline_yoy_per</text:p>
          </table:table-cell>
          <table:table-cell table:style-name="ce18" office:value-type="string" calcext:value-type="string">
            <text:p>Spain_gasoline_litre_usd</text:p>
          </table:table-cell>
          <table:table-cell table:number-columns-repeated="894"/>
        </table:table-row>
        <table:table-row table:style-name="ro9">
          <table:table-cell table:style-name="ce18" office:value-type="float" office:value="1964" calcext:value-type="float">
            <text:p>1964</text:p>
          </table:table-cell>
          <table:table-cell table:style-name="ce115" office:value-type="float" office:value="31723000" calcext:value-type="float">
            <text:p>31723000</text:p>
          </table:table-cell>
          <table:table-cell table:style-name="ce143" table:formula="of:=[.C4]*[.B3]/[.B4]" office:value-type="float" office:value="10721598.9115034" calcext:value-type="float">
            <text:p>10721599</text:p>
          </table:table-cell>
          <table:table-cell table:style-name="ce143" table:formula="of:=[.D4]*[.C3]/[.C4]" office:value-type="float" office:value="13770897.7815852" calcext:value-type="float">
            <text:p>13770898</text:p>
          </table:table-cell>
          <table:table-cell table:style-name="ce109"/>
          <table:table-cell table:style-name="ce143" table:formula="of:=[.C3]/26" office:value-type="float" office:value="412369.188903977" calcext:value-type="float">
            <text:p>412369</text:p>
          </table:table-cell>
          <table:table-cell table:style-name="ce143" table:formula="of:=[.F3]/2" office:value-type="float" office:value="206184.594451988" calcext:value-type="float">
            <text:p>206185</text:p>
          </table:table-cell>
          <table:table-cell table:style-name="ce143" table:formula="of:=[.G3]*1.5" office:value-type="float" office:value="309276.891677982" calcext:value-type="float">
            <text:p>309277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5"/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28" table:number-columns-repeated="13"/>
          <table:table-cell table:style-name="ce169" office:value-type="float" office:value="9917.2" calcext:value-type="float">
            <text:p>9917</text:p>
          </table:table-cell>
          <table:table-cell table:style-name="ce26" table:number-columns-repeated="2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6.95" calcext:value-type="float">
            <text:p>6.95</text:p>
          </table:table-cell>
          <table:table-cell table:style-name="ce93"/>
          <table:table-cell table:style-name="ce78"/>
          <table:table-cell table:style-name="ce29" table:formula="of:=[.CJ3]/88" office:value-type="float" office:value="112.695454545455" calcext:value-type="float">
            <text:p>112.7</text:p>
          </table:table-cell>
          <table:table-cell table:style-name="ce29" office:value-type="float" office:value="112.695454545455" calcext:value-type="float">
            <text:p>112.7</text:p>
          </table:table-cell>
          <table:table-cell table:style-name="ce92"/>
          <table:table-cell table:style-name="ce75"/>
          <table:table-cell table:style-name="ce132"/>
          <table:table-cell table:style-name="ce113"/>
          <table:table-cell table:style-name="ce28" table:number-columns-repeated="4"/>
          <table:table-cell table:style-name="ce148" table:formula="of:=-0.06*(([.A3]-1963)^2)+8.5*([.A3]-1963)+140" office:value-type="float" office:value="148.44" calcext:value-type="float">
            <text:p>148.4</text:p>
          </table:table-cell>
          <table:table-cell table:style-name="ce148" table:formula="of:=[.DR3]+50" office:value-type="float" office:value="198.44" calcext:value-type="float">
            <text:p>198.4</text:p>
          </table:table-cell>
          <table:table-cell table:style-name="ce148" table:formula="of:=[.DR3]-50" office:value-type="float" office:value="98.44" calcext:value-type="float">
            <text:p>98.4</text:p>
          </table:table-cell>
          <table:table-cell table:style-name="ce148" table:formula="of:=[.DR3]+100" office:value-type="float" office:value="248.44" calcext:value-type="float">
            <text:p>248.4</text:p>
          </table:table-cell>
          <table:table-cell table:style-name="ce148" table:formula="of:=[.DR3]-100" office:value-type="float" office:value="48.44" calcext:value-type="float">
            <text:p>48.4</text:p>
          </table:table-cell>
          <table:table-cell table:style-name="ce148" table:formula="of:=-0.025*(([.A3]-1963)^2)+5.5*([.A3]-1963)+175" office:value-type="float" office:value="180.475" calcext:value-type="float">
            <text:p>180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65" calcext:value-type="float">
            <text:p>1965</text:p>
          </table:table-cell>
          <table:table-cell table:style-name="ce115" office:value-type="float" office:value="32056000" calcext:value-type="float">
            <text:p>32056000</text:p>
          </table:table-cell>
          <table:table-cell table:style-name="ce143" table:formula="of:=[.C5]*[.B4]/[.B5]" office:value-type="float" office:value="10834144.7753098" calcext:value-type="float">
            <text:p>10834145</text:p>
          </table:table-cell>
          <table:table-cell table:style-name="ce143" table:formula="of:=[.D5]*[.C4]/[.C5]" office:value-type="float" office:value="13915452.4883049" calcext:value-type="float">
            <text:p>13915452</text:p>
          </table:table-cell>
          <table:table-cell table:style-name="ce109"/>
          <table:table-cell table:style-name="ce143" table:formula="of:=[.C4]/26" office:value-type="float" office:value="416697.875973454" calcext:value-type="float">
            <text:p>416698</text:p>
          </table:table-cell>
          <table:table-cell table:style-name="ce143" table:formula="of:=[.F4]/2" office:value-type="float" office:value="208348.937986727" calcext:value-type="float">
            <text:p>208349</text:p>
          </table:table-cell>
          <table:table-cell table:style-name="ce143" table:formula="of:=[.G4]*1.5" office:value-type="float" office:value="312523.40698009" calcext:value-type="float">
            <text:p>312523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5"/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28" table:number-columns-repeated="13"/>
          <table:table-cell table:style-name="ce169" office:value-type="float" office:value="11388.9" calcext:value-type="float">
            <text:p>11389</text:p>
          </table:table-cell>
          <table:table-cell table:style-name="ce26" table:number-columns-repeated="2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3.32" calcext:value-type="float">
            <text:p>13.32</text:p>
          </table:table-cell>
          <table:table-cell table:style-name="ce148"/>
          <table:table-cell table:style-name="ce78"/>
          <table:table-cell table:style-name="ce29" table:formula="of:=[.CJ4]/88" office:value-type="float" office:value="129.419318181818" calcext:value-type="float">
            <text:p>129.4</text:p>
          </table:table-cell>
          <table:table-cell table:style-name="ce29" office:value-type="float" office:value="129.419318181818" calcext:value-type="float">
            <text:p>129.4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4]-1963)^2)+8.5*([.A4]-1963)+140" office:value-type="float" office:value="156.76" calcext:value-type="float">
            <text:p>156.8</text:p>
          </table:table-cell>
          <table:table-cell table:style-name="ce148" table:formula="of:=[.DR4]+50" office:value-type="float" office:value="206.76" calcext:value-type="float">
            <text:p>206.8</text:p>
          </table:table-cell>
          <table:table-cell table:style-name="ce148" table:formula="of:=[.DR4]-50" office:value-type="float" office:value="106.76" calcext:value-type="float">
            <text:p>106.8</text:p>
          </table:table-cell>
          <table:table-cell table:style-name="ce148" table:formula="of:=[.DR4]+100" office:value-type="float" office:value="256.76" calcext:value-type="float">
            <text:p>256.8</text:p>
          </table:table-cell>
          <table:table-cell table:style-name="ce148" table:formula="of:=[.DR4]-100" office:value-type="float" office:value="56.76" calcext:value-type="float">
            <text:p>56.8</text:p>
          </table:table-cell>
          <table:table-cell table:style-name="ce148" table:formula="of:=-0.025*(([.A4]-1963)^2)+5.5*([.A4]-1963)+175" office:value-type="float" office:value="185.9" calcext:value-type="float">
            <text:p>185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66" calcext:value-type="float">
            <text:p>1966</text:p>
          </table:table-cell>
          <table:table-cell table:style-name="ce115" office:value-type="float" office:value="32394000" calcext:value-type="float">
            <text:p>32394000</text:p>
          </table:table-cell>
          <table:table-cell table:style-name="ce143" table:formula="of:=[.C6]*[.B5]/[.B6]" office:value-type="float" office:value="10948380.5169511" calcext:value-type="float">
            <text:p>10948381</text:p>
          </table:table-cell>
          <table:table-cell table:style-name="ce143" table:formula="of:=[.D6]*[.C5]/[.C6]" office:value-type="float" office:value="14062177.6861164" calcext:value-type="float">
            <text:p>14062178</text:p>
          </table:table-cell>
          <table:table-cell table:style-name="ce109"/>
          <table:table-cell table:style-name="ce143" table:formula="of:=[.C5]/26" office:value-type="float" office:value="421091.558344275" calcext:value-type="float">
            <text:p>421092</text:p>
          </table:table-cell>
          <table:table-cell table:style-name="ce143" table:formula="of:=[.F5]/2" office:value-type="float" office:value="210545.779172137" calcext:value-type="float">
            <text:p>210546</text:p>
          </table:table-cell>
          <table:table-cell table:style-name="ce143" table:formula="of:=[.G5]*1.5" office:value-type="float" office:value="315818.668758206" calcext:value-type="float">
            <text:p>315819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5"/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28" table:number-columns-repeated="13"/>
          <table:table-cell table:style-name="ce169" office:value-type="float" office:value="13053.4" calcext:value-type="float">
            <text:p>13053</text:p>
          </table:table-cell>
          <table:table-cell table:style-name="ce26" table:number-columns-repeated="2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6.25" calcext:value-type="float">
            <text:p>6.25</text:p>
          </table:table-cell>
          <table:table-cell table:style-name="ce148"/>
          <table:table-cell table:style-name="ce78"/>
          <table:table-cell table:style-name="ce29" table:formula="of:=[.CJ5]/88" office:value-type="float" office:value="148.334090909091" calcext:value-type="float">
            <text:p>148.3</text:p>
          </table:table-cell>
          <table:table-cell table:style-name="ce29" office:value-type="float" office:value="148.334090909091" calcext:value-type="float">
            <text:p>148.3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5]-1963)^2)+8.5*([.A5]-1963)+140" office:value-type="float" office:value="164.96" calcext:value-type="float">
            <text:p>165.0</text:p>
          </table:table-cell>
          <table:table-cell table:style-name="ce148" table:formula="of:=[.DR5]+50" office:value-type="float" office:value="214.96" calcext:value-type="float">
            <text:p>215.0</text:p>
          </table:table-cell>
          <table:table-cell table:style-name="ce148" table:formula="of:=[.DR5]-50" office:value-type="float" office:value="114.96" calcext:value-type="float">
            <text:p>115.0</text:p>
          </table:table-cell>
          <table:table-cell table:style-name="ce148" table:formula="of:=[.DR5]+100" office:value-type="float" office:value="264.96" calcext:value-type="float">
            <text:p>265.0</text:p>
          </table:table-cell>
          <table:table-cell table:style-name="ce148" table:formula="of:=[.DR5]-100" office:value-type="float" office:value="64.96" calcext:value-type="float">
            <text:p>65.0</text:p>
          </table:table-cell>
          <table:table-cell table:style-name="ce148" table:formula="of:=-0.025*(([.A5]-1963)^2)+5.5*([.A5]-1963)+175" office:value-type="float" office:value="191.275" calcext:value-type="float">
            <text:p>191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67" calcext:value-type="float">
            <text:p>1967</text:p>
          </table:table-cell>
          <table:table-cell table:style-name="ce115" office:value-type="float" office:value="32734000" calcext:value-type="float">
            <text:p>32734000</text:p>
          </table:table-cell>
          <table:table-cell table:style-name="ce143" table:formula="of:=[.C7]*[.B6]/[.B7]" office:value-type="float" office:value="11063292.2097264" calcext:value-type="float">
            <text:p>11063292</text:p>
          </table:table-cell>
          <table:table-cell table:style-name="ce143" table:formula="of:=[.D7]*[.C6]/[.C7]" office:value-type="float" office:value="14209771.0803647" calcext:value-type="float">
            <text:p>14209771</text:p>
          </table:table-cell>
          <table:table-cell table:style-name="ce109"/>
          <table:table-cell table:style-name="ce143" table:formula="of:=[.C6]/26" office:value-type="float" office:value="425511.238835633" calcext:value-type="float">
            <text:p>425511</text:p>
          </table:table-cell>
          <table:table-cell table:style-name="ce143" table:formula="of:=[.F6]/2" office:value-type="float" office:value="212755.619417816" calcext:value-type="float">
            <text:p>212756</text:p>
          </table:table-cell>
          <table:table-cell table:style-name="ce143" table:formula="of:=[.G6]*1.5" office:value-type="float" office:value="319133.429126724" calcext:value-type="float">
            <text:p>319133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5"/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28" table:number-columns-repeated="13"/>
          <table:table-cell table:style-name="ce169" office:value-type="float" office:value="14071.4" calcext:value-type="float">
            <text:p>14071</text:p>
          </table:table-cell>
          <table:table-cell table:style-name="ce26" table:number-columns-repeated="2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6.39" calcext:value-type="float">
            <text:p>6.39</text:p>
          </table:table-cell>
          <table:table-cell table:style-name="ce148"/>
          <table:table-cell table:style-name="ce78"/>
          <table:table-cell table:style-name="ce29" table:formula="of:=[.CJ6]/88" office:value-type="float" office:value="159.902272727273" calcext:value-type="float">
            <text:p>159.9</text:p>
          </table:table-cell>
          <table:table-cell table:style-name="ce29" office:value-type="float" office:value="159.902272727273" calcext:value-type="float">
            <text:p>159.9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6]-1963)^2)+8.5*([.A6]-1963)+140" office:value-type="float" office:value="173.04" calcext:value-type="float">
            <text:p>173.0</text:p>
          </table:table-cell>
          <table:table-cell table:style-name="ce148" table:formula="of:=[.DR6]+50" office:value-type="float" office:value="223.04" calcext:value-type="float">
            <text:p>223.0</text:p>
          </table:table-cell>
          <table:table-cell table:style-name="ce148" table:formula="of:=[.DR6]-50" office:value-type="float" office:value="123.04" calcext:value-type="float">
            <text:p>123.0</text:p>
          </table:table-cell>
          <table:table-cell table:style-name="ce148" table:formula="of:=[.DR6]+100" office:value-type="float" office:value="273.04" calcext:value-type="float">
            <text:p>273.0</text:p>
          </table:table-cell>
          <table:table-cell table:style-name="ce148" table:formula="of:=[.DR6]-100" office:value-type="float" office:value="73.04" calcext:value-type="float">
            <text:p>73.0</text:p>
          </table:table-cell>
          <table:table-cell table:style-name="ce148" table:formula="of:=-0.025*(([.A6]-1963)^2)+5.5*([.A6]-1963)+175" office:value-type="float" office:value="196.6" calcext:value-type="float">
            <text:p>196.6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68" calcext:value-type="float">
            <text:p>1968</text:p>
          </table:table-cell>
          <table:table-cell table:style-name="ce115" office:value-type="float" office:value="33079000" calcext:value-type="float">
            <text:p>33079000</text:p>
          </table:table-cell>
          <table:table-cell table:style-name="ce143" table:formula="of:=[.C8]*[.B7]/[.B8]" office:value-type="float" office:value="11179893.7803367" calcext:value-type="float">
            <text:p>11179894</text:p>
          </table:table-cell>
          <table:table-cell table:style-name="ce143" table:formula="of:=[.D8]*[.C7]/[.C8]" office:value-type="float" office:value="14359534.9657049" calcext:value-type="float">
            <text:p>14359535</text:p>
          </table:table-cell>
          <table:table-cell table:style-name="ce109"/>
          <table:table-cell table:style-name="ce143" table:formula="of:=[.C7]/26" office:value-type="float" office:value="429995.914628334" calcext:value-type="float">
            <text:p>429996</text:p>
          </table:table-cell>
          <table:table-cell table:style-name="ce143" table:formula="of:=[.F7]/2" office:value-type="float" office:value="214997.957314167" calcext:value-type="float">
            <text:p>214998</text:p>
          </table:table-cell>
          <table:table-cell table:style-name="ce143" table:formula="of:=[.G7]*1.5" office:value-type="float" office:value="322496.935971251" calcext:value-type="float">
            <text:p>322497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5"/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28" table:number-columns-repeated="13"/>
          <table:table-cell table:style-name="ce169" office:value-type="float" office:value="15284.3" calcext:value-type="float">
            <text:p>15284</text:p>
          </table:table-cell>
          <table:table-cell table:style-name="ce26" table:number-columns-repeated="2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 table:number-columns-repeated="2"/>
          <table:table-cell table:style-name="ce118"/>
          <table:table-cell table:style-name="ce143"/>
          <table:table-cell table:style-name="ce33" office:value-type="float" office:value="4.98" calcext:value-type="float">
            <text:p>4.98</text:p>
          </table:table-cell>
          <table:table-cell table:style-name="ce148"/>
          <table:table-cell table:style-name="ce78"/>
          <table:table-cell table:style-name="ce29" table:formula="of:=[.CJ7]/76" office:value-type="float" office:value="201.109210526316" calcext:value-type="float">
            <text:p>201.1</text:p>
          </table:table-cell>
          <table:table-cell table:style-name="ce29" office:value-type="float" office:value="201.109210526316" calcext:value-type="float">
            <text:p>201.1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7]-1963)^2)+8.5*([.A7]-1963)+140" office:value-type="float" office:value="181" calcext:value-type="float">
            <text:p>181.0</text:p>
          </table:table-cell>
          <table:table-cell table:style-name="ce148" table:formula="of:=[.DR7]+50" office:value-type="float" office:value="231" calcext:value-type="float">
            <text:p>231.0</text:p>
          </table:table-cell>
          <table:table-cell table:style-name="ce148" table:formula="of:=[.DR7]-50" office:value-type="float" office:value="131" calcext:value-type="float">
            <text:p>131.0</text:p>
          </table:table-cell>
          <table:table-cell table:style-name="ce148" table:formula="of:=[.DR7]+100" office:value-type="float" office:value="281" calcext:value-type="float">
            <text:p>281.0</text:p>
          </table:table-cell>
          <table:table-cell table:style-name="ce148" table:formula="of:=[.DR7]-100" office:value-type="float" office:value="81" calcext:value-type="float">
            <text:p>81.0</text:p>
          </table:table-cell>
          <table:table-cell table:style-name="ce148" table:formula="of:=-0.025*(([.A7]-1963)^2)+5.5*([.A7]-1963)+175" office:value-type="float" office:value="201.875" calcext:value-type="float">
            <text:p>201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69" calcext:value-type="float">
            <text:p>1969</text:p>
          </table:table-cell>
          <table:table-cell table:style-name="ce115" office:value-type="float" office:value="33427000" calcext:value-type="float">
            <text:p>33427000</text:p>
          </table:table-cell>
          <table:table-cell table:style-name="ce143" table:formula="of:=[.C9]*[.B8]/[.B9]" office:value-type="float" office:value="11297509.2776479" calcext:value-type="float">
            <text:p>11297509</text:p>
          </table:table-cell>
          <table:table-cell table:style-name="ce143" table:formula="of:=[.D9]*[.C8]/[.C9]" office:value-type="float" office:value="14510601.1457003" calcext:value-type="float">
            <text:p>14510601</text:p>
          </table:table-cell>
          <table:table-cell table:style-name="ce109"/>
          <table:table-cell table:style-name="ce143" table:formula="of:=[.C8]/26" office:value-type="float" office:value="434519.587601842" calcext:value-type="float">
            <text:p>434520</text:p>
          </table:table-cell>
          <table:table-cell table:style-name="ce143" table:formula="of:=[.F8]/2" office:value-type="float" office:value="217259.793800921" calcext:value-type="float">
            <text:p>217260</text:p>
          </table:table-cell>
          <table:table-cell table:style-name="ce143" table:formula="of:=[.G8]*1.5" office:value-type="float" office:value="325889.690701381" calcext:value-type="float">
            <text:p>325890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22.24" calcext:value-type="float">
            <text:p>22</text:p>
          </table:table-cell>
          <table:table-cell table:style-name="ce109" table:number-columns-repeated="2"/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28" table:number-columns-repeated="13"/>
          <table:table-cell table:style-name="ce169" office:value-type="float" office:value="16222.3" calcext:value-type="float">
            <text:p>16222</text:p>
          </table:table-cell>
          <table:table-cell table:style-name="ce72"/>
          <table:table-cell table:style-name="ce26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2.16" calcext:value-type="float">
            <text:p>2.16</text:p>
          </table:table-cell>
          <table:table-cell table:style-name="ce148"/>
          <table:table-cell table:style-name="ce78"/>
          <table:table-cell table:style-name="ce29" table:formula="of:=[.CJ8]/76" office:value-type="float" office:value="213.451315789474" calcext:value-type="float">
            <text:p>213.5</text:p>
          </table:table-cell>
          <table:table-cell table:style-name="ce29" office:value-type="float" office:value="213.451315789474" calcext:value-type="float">
            <text:p>213.5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8]-1963)^2)+8.5*([.A8]-1963)+140" office:value-type="float" office:value="188.84" calcext:value-type="float">
            <text:p>188.8</text:p>
          </table:table-cell>
          <table:table-cell table:style-name="ce148" table:formula="of:=[.DR8]+50" office:value-type="float" office:value="238.84" calcext:value-type="float">
            <text:p>238.8</text:p>
          </table:table-cell>
          <table:table-cell table:style-name="ce148" table:formula="of:=[.DR8]-50" office:value-type="float" office:value="138.84" calcext:value-type="float">
            <text:p>138.8</text:p>
          </table:table-cell>
          <table:table-cell table:style-name="ce148" table:formula="of:=[.DR8]+100" office:value-type="float" office:value="288.84" calcext:value-type="float">
            <text:p>288.8</text:p>
          </table:table-cell>
          <table:table-cell table:style-name="ce148" table:formula="of:=[.DR8]-100" office:value-type="float" office:value="88.84" calcext:value-type="float">
            <text:p>88.8</text:p>
          </table:table-cell>
          <table:table-cell table:style-name="ce148" table:formula="of:=-0.025*(([.A8]-1963)^2)+5.5*([.A8]-1963)+175" office:value-type="float" office:value="207.1" calcext:value-type="float">
            <text:p>207.1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0" calcext:value-type="float">
            <text:p>1970</text:p>
          </table:table-cell>
          <table:table-cell table:style-name="ce115" office:value-type="float" office:value="33779000" calcext:value-type="float">
            <text:p>33779000</text:p>
          </table:table-cell>
          <table:table-cell table:style-name="ce143" table:formula="of:=[.C10]*[.B9]/[.B10]" office:value-type="float" office:value="11416476.677227" calcext:value-type="float">
            <text:p>11416477</text:p>
          </table:table-cell>
          <table:table-cell table:style-name="ce143" table:formula="of:=[.D10]*[.C9]/[.C10]" office:value-type="float" office:value="14663403.7185691" calcext:value-type="float">
            <text:p>14663404</text:p>
          </table:table-cell>
          <table:table-cell table:style-name="ce109"/>
          <table:table-cell table:style-name="ce143" table:formula="of:=[.C9]/26" office:value-type="float" office:value="439095.256816424" calcext:value-type="float">
            <text:p>439095</text:p>
          </table:table-cell>
          <table:table-cell table:style-name="ce143" table:formula="of:=[.F9]/2" office:value-type="float" office:value="219547.628408212" calcext:value-type="float">
            <text:p>219548</text:p>
          </table:table-cell>
          <table:table-cell table:style-name="ce143" table:formula="of:=[.G9]*1.5" office:value-type="float" office:value="329321.442612318" calcext:value-type="float">
            <text:p>329321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23.7891666666667" calcext:value-type="float">
            <text:p>24</text:p>
          </table:table-cell>
          <table:table-cell table:style-name="ce109" table:number-columns-repeated="2"/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19" office:value-type="float" office:value="10658882" calcext:value-type="float">
            <text:p>10658882</text:p>
          </table:table-cell>
          <table:table-cell table:style-name="ce143" table:number-columns-repeated="5"/>
          <table:table-cell table:style-name="ce28" table:number-columns-repeated="7"/>
          <table:table-cell table:style-name="ce169" office:value-type="float" office:value="16573.4" calcext:value-type="float">
            <text:p>16573</text:p>
          </table:table-cell>
          <table:table-cell table:style-name="ce26" table:number-columns-repeated="2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5.72" calcext:value-type="float">
            <text:p>5.72</text:p>
          </table:table-cell>
          <table:table-cell table:style-name="ce148"/>
          <table:table-cell table:style-name="ce78"/>
          <table:table-cell table:style-name="ce29" table:formula="of:=[.CJ9]/71" office:value-type="float" office:value="233.428169014085" calcext:value-type="float">
            <text:p>233.4</text:p>
          </table:table-cell>
          <table:table-cell table:style-name="ce29" office:value-type="float" office:value="233.428169014085" calcext:value-type="float">
            <text:p>233.4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9]-1963)^2)+8.5*([.A9]-1963)+140" office:value-type="float" office:value="196.56" calcext:value-type="float">
            <text:p>196.6</text:p>
          </table:table-cell>
          <table:table-cell table:style-name="ce148" table:formula="of:=[.DR9]+50" office:value-type="float" office:value="246.56" calcext:value-type="float">
            <text:p>246.6</text:p>
          </table:table-cell>
          <table:table-cell table:style-name="ce148" table:formula="of:=[.DR9]-50" office:value-type="float" office:value="146.56" calcext:value-type="float">
            <text:p>146.6</text:p>
          </table:table-cell>
          <table:table-cell table:style-name="ce148" table:formula="of:=[.DR9]+100" office:value-type="float" office:value="296.56" calcext:value-type="float">
            <text:p>296.6</text:p>
          </table:table-cell>
          <table:table-cell table:style-name="ce148" table:formula="of:=[.DR9]-100" office:value-type="float" office:value="96.56" calcext:value-type="float">
            <text:p>96.6</text:p>
          </table:table-cell>
          <table:table-cell table:style-name="ce148" table:formula="of:=-0.025*(([.A9]-1963)^2)+5.5*([.A9]-1963)+175" office:value-type="float" office:value="212.275" calcext:value-type="float">
            <text:p>212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1" calcext:value-type="float">
            <text:p>1971</text:p>
          </table:table-cell>
          <table:table-cell table:style-name="ce115" office:value-type="float" office:value="34216000" calcext:value-type="float">
            <text:p>34216000</text:p>
          </table:table-cell>
          <table:table-cell table:style-name="ce115" office:value-type="float" office:value="11564172" calcext:value-type="float">
            <text:p>11564172</text:p>
          </table:table-cell>
          <table:table-cell table:style-name="ce115" office:value-type="float" office:value="14853104.64" calcext:value-type="float">
            <text:p>14853104.64</text:p>
          </table:table-cell>
          <table:table-cell table:style-name="ce109"/>
          <table:table-cell table:style-name="ce109" table:formula="of:=[.C10]/26" office:value-type="float" office:value="444775.846153846" calcext:value-type="float">
            <text:p>444776</text:p>
          </table:table-cell>
          <table:table-cell table:style-name="ce109" table:formula="of:=[.F10]/2" office:value-type="float" office:value="222387.923076923" calcext:value-type="float">
            <text:p>222388</text:p>
          </table:table-cell>
          <table:table-cell table:style-name="ce169" table:formula="of:=[.G10]*1.5" office:value-type="float" office:value="333581.884615385" calcext:value-type="float">
            <text:p>333582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26.6108333333333" calcext:value-type="float">
            <text:p>27</text:p>
          </table:table-cell>
          <table:table-cell table:style-name="ce109" table:number-columns-repeated="2"/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1042601.752" calcext:value-type="float">
            <text:p>11042602</text:p>
          </table:table-cell>
          <table:table-cell table:style-name="ce143" table:formula="of:=[.BW10]-[.BW9]" office:value-type="float" office:value="383719.752" calcext:value-type="float">
            <text:p>383720</text:p>
          </table:table-cell>
          <table:table-cell table:style-name="ce143" table:number-columns-repeated="4"/>
          <table:table-cell table:style-name="ce146" table:formula="of:=([.BW10]/[.B10])" office:value-type="float" office:value="0.322732106382979" calcext:value-type="float">
            <text:p>0.3227</text:p>
          </table:table-cell>
          <table:table-cell table:style-name="ce148" table:formula="of:=([.BW10]*100/[.BW9])-100" office:value-type="float" office:value="3.60000000000001" calcext:value-type="float">
            <text:p>3.6</text:p>
          </table:table-cell>
          <table:table-cell table:style-name="ce33" table:formula="of:=([.B10]*100/[.B9])-100" office:value-type="float" office:value="1.29370318837147" calcext:value-type="float">
            <text:p>1.29</text:p>
          </table:table-cell>
          <table:table-cell table:style-name="ce148" table:formula="of:=[.CD10]-[.CE10]" office:value-type="float" office:value="2.30629681162854" calcext:value-type="float">
            <text:p>2.3</text:p>
          </table:table-cell>
          <table:table-cell table:style-name="ce148" table:number-columns-repeated="3"/>
          <table:table-cell table:style-name="ce169" office:value-type="float" office:value="16604.8" calcext:value-type="float">
            <text:p>16605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8.24" calcext:value-type="float">
            <text:p>8.24</text:p>
          </table:table-cell>
          <table:table-cell table:style-name="ce148"/>
          <table:table-cell table:style-name="ce78"/>
          <table:table-cell table:style-name="ce29" table:formula="of:=[.CJ10]/69" office:value-type="float" office:value="240.649275362319" calcext:value-type="float">
            <text:p>240.6</text:p>
          </table:table-cell>
          <table:table-cell table:style-name="ce29" office:value-type="float" office:value="240.649275362319" calcext:value-type="float">
            <text:p>240.6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0]-1963)^2)+8.5*([.A10]-1963)+140" office:value-type="float" office:value="204.16" calcext:value-type="float">
            <text:p>204.2</text:p>
          </table:table-cell>
          <table:table-cell table:style-name="ce148" table:formula="of:=[.DR10]+50" office:value-type="float" office:value="254.16" calcext:value-type="float">
            <text:p>254.2</text:p>
          </table:table-cell>
          <table:table-cell table:style-name="ce148" table:formula="of:=[.DR10]-50" office:value-type="float" office:value="154.16" calcext:value-type="float">
            <text:p>154.2</text:p>
          </table:table-cell>
          <table:table-cell table:style-name="ce148" table:formula="of:=[.DR10]+100" office:value-type="float" office:value="304.16" calcext:value-type="float">
            <text:p>304.2</text:p>
          </table:table-cell>
          <table:table-cell table:style-name="ce148" table:formula="of:=[.DR10]-100" office:value-type="float" office:value="104.16" calcext:value-type="float">
            <text:p>104.2</text:p>
          </table:table-cell>
          <table:table-cell table:style-name="ce148" table:formula="of:=-0.025*(([.A10]-1963)^2)+5.5*([.A10]-1963)+175" office:value-type="float" office:value="217.4" calcext:value-type="float">
            <text:p>217.4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2" calcext:value-type="float">
            <text:p>1972</text:p>
          </table:table-cell>
          <table:table-cell table:style-name="ce115" office:value-type="float" office:value="34572000" calcext:value-type="float">
            <text:p>34572000</text:p>
          </table:table-cell>
          <table:table-cell table:style-name="ce115" office:value-type="float" office:value="11620299" calcext:value-type="float">
            <text:p>11620299</text:p>
          </table:table-cell>
          <table:table-cell table:style-name="ce115" office:value-type="float" office:value="14954372.827852" calcext:value-type="float">
            <text:p>14954372.827852</text:p>
          </table:table-cell>
          <table:table-cell table:style-name="ce109"/>
          <table:table-cell table:style-name="ce109" table:formula="of:=[.C11]/26" office:value-type="float" office:value="446934.576923077" calcext:value-type="float">
            <text:p>446935</text:p>
          </table:table-cell>
          <table:table-cell table:style-name="ce109" table:formula="of:=[.F11]/2" office:value-type="float" office:value="223467.288461538" calcext:value-type="float">
            <text:p>223467</text:p>
          </table:table-cell>
          <table:table-cell table:style-name="ce169" table:formula="of:=[.G11]*1.5" office:value-type="float" office:value="335200.932692308" calcext:value-type="float">
            <text:p>335201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35.91" calcext:value-type="float">
            <text:p>36</text:p>
          </table:table-cell>
          <table:table-cell table:style-name="ce109" table:number-columns-repeated="2"/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1462220.618576" calcext:value-type="float">
            <text:p>11462221</text:p>
          </table:table-cell>
          <table:table-cell table:style-name="ce143" table:formula="of:=[.BW11]-[.BW10]" office:value-type="float" office:value="419618.866576001" calcext:value-type="float">
            <text:p>419619</text:p>
          </table:table-cell>
          <table:table-cell table:style-name="ce143" table:number-columns-repeated="4"/>
          <table:table-cell table:style-name="ce146" table:formula="of:=([.BW11]/[.B11])" office:value-type="float" office:value="0.331546355969455" calcext:value-type="float">
            <text:p>0.3315</text:p>
          </table:table-cell>
          <table:table-cell table:style-name="ce148" table:formula="of:=([.BW11]*100/[.BW10])-100" office:value-type="float" office:value="3.80000000000001" calcext:value-type="float">
            <text:p>3.8</text:p>
          </table:table-cell>
          <table:table-cell table:style-name="ce33" table:formula="of:=([.B11]*100/[.B10])-100" office:value-type="float" office:value="1.04044891278934" calcext:value-type="float">
            <text:p>1.04</text:p>
          </table:table-cell>
          <table:table-cell table:style-name="ce148" table:formula="of:=[.CD11]-[.CE11]" office:value-type="float" office:value="2.75955108721067" calcext:value-type="float">
            <text:p>2.8</text:p>
          </table:table-cell>
          <table:table-cell table:style-name="ce148" table:number-columns-repeated="3"/>
          <table:table-cell table:style-name="ce169" office:value-type="float" office:value="18872.1" calcext:value-type="float">
            <text:p>18872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8.27" calcext:value-type="float">
            <text:p>8.27</text:p>
          </table:table-cell>
          <table:table-cell table:style-name="ce148"/>
          <table:table-cell table:style-name="ce78"/>
          <table:table-cell table:style-name="ce29" table:formula="of:=[.CJ11]/69" office:value-type="float" office:value="273.508695652174" calcext:value-type="float">
            <text:p>273.5</text:p>
          </table:table-cell>
          <table:table-cell table:style-name="ce29" office:value-type="float" office:value="273.508695652174" calcext:value-type="float">
            <text:p>273.5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1]-1963)^2)+8.5*([.A11]-1963)+140" office:value-type="float" office:value="211.64" calcext:value-type="float">
            <text:p>211.6</text:p>
          </table:table-cell>
          <table:table-cell table:style-name="ce148" table:formula="of:=[.DR11]+50" office:value-type="float" office:value="261.64" calcext:value-type="float">
            <text:p>261.6</text:p>
          </table:table-cell>
          <table:table-cell table:style-name="ce148" table:formula="of:=[.DR11]-50" office:value-type="float" office:value="161.64" calcext:value-type="float">
            <text:p>161.6</text:p>
          </table:table-cell>
          <table:table-cell table:style-name="ce148" table:formula="of:=[.DR11]+100" office:value-type="float" office:value="311.64" calcext:value-type="float">
            <text:p>311.6</text:p>
          </table:table-cell>
          <table:table-cell table:style-name="ce148" table:formula="of:=[.DR11]-100" office:value-type="float" office:value="111.64" calcext:value-type="float">
            <text:p>111.6</text:p>
          </table:table-cell>
          <table:table-cell table:style-name="ce148" table:formula="of:=-0.025*(([.A11]-1963)^2)+5.5*([.A11]-1963)+175" office:value-type="float" office:value="222.475" calcext:value-type="float">
            <text:p>222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3" calcext:value-type="float">
            <text:p>1973</text:p>
          </table:table-cell>
          <table:table-cell table:style-name="ce115" office:value-type="float" office:value="34921000" calcext:value-type="float">
            <text:p>34921000</text:p>
          </table:table-cell>
          <table:table-cell table:style-name="ce115" office:value-type="float" office:value="11702665" calcext:value-type="float">
            <text:p>11702665</text:p>
          </table:table-cell>
          <table:table-cell table:style-name="ce115" office:value-type="float" office:value="15102980.0135" calcext:value-type="float">
            <text:p>15102980.0135</text:p>
          </table:table-cell>
          <table:table-cell table:style-name="ce109"/>
          <table:table-cell table:style-name="ce109" table:formula="of:=[.C12]/26" office:value-type="float" office:value="450102.5" calcext:value-type="float">
            <text:p>450103</text:p>
          </table:table-cell>
          <table:table-cell table:style-name="ce109" table:formula="of:=[.F12]/2" office:value-type="float" office:value="225051.25" calcext:value-type="float">
            <text:p>225051</text:p>
          </table:table-cell>
          <table:table-cell table:style-name="ce169" table:formula="of:=[.G12]*1.5" office:value-type="float" office:value="337576.875" calcext:value-type="float">
            <text:p>337577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56.7475" calcext:value-type="float">
            <text:p>57</text:p>
          </table:table-cell>
          <table:table-cell table:style-name="ce109"/>
          <table:table-cell table:style-name="ce150" office:value-type="float" office:value="6.15160699216517" calcext:value-type="float">
            <text:p>6.2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1909247.2227005" calcext:value-type="float">
            <text:p>11909247</text:p>
          </table:table-cell>
          <table:table-cell table:style-name="ce143" table:formula="of:=[.BW12]-[.BW11]" office:value-type="float" office:value="447026.604124464" calcext:value-type="float">
            <text:p>447027</text:p>
          </table:table-cell>
          <table:table-cell table:style-name="ce143" table:number-columns-repeated="4"/>
          <table:table-cell table:style-name="ce146" table:formula="of:=([.BW12]/[.B12])" office:value-type="float" office:value="0.341033968749476" calcext:value-type="float">
            <text:p>0.3410</text:p>
          </table:table-cell>
          <table:table-cell table:style-name="ce148" table:formula="of:=([.BW12]*100/[.BW11])-100" office:value-type="float" office:value="3.89999999999999" calcext:value-type="float">
            <text:p>3.9</text:p>
          </table:table-cell>
          <table:table-cell table:style-name="ce33" table:formula="of:=([.B12]*100/[.B11])-100" office:value-type="float" office:value="1.00948744648849" calcext:value-type="float">
            <text:p>1.01</text:p>
          </table:table-cell>
          <table:table-cell table:style-name="ce148" table:formula="of:=[.CD12]-[.CE12]" office:value-type="float" office:value="2.8905125535115" calcext:value-type="float">
            <text:p>2.9</text:p>
          </table:table-cell>
          <table:table-cell table:style-name="ce148" table:number-columns-repeated="3"/>
          <table:table-cell table:style-name="ce169" office:value-type="float" office:value="21606.8" calcext:value-type="float">
            <text:p>21607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1.37" calcext:value-type="float">
            <text:p>11.37</text:p>
          </table:table-cell>
          <table:table-cell table:style-name="ce148"/>
          <table:table-cell table:style-name="ce78"/>
          <table:table-cell table:style-name="ce29" table:formula="of:=[.CJ12]/69" office:value-type="float" office:value="313.142028985507" calcext:value-type="float">
            <text:p>313.1</text:p>
          </table:table-cell>
          <table:table-cell table:style-name="ce29" office:value-type="float" office:value="313.142028985507" calcext:value-type="float">
            <text:p>313.1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2]-1963)^2)+8.5*([.A12]-1963)+140" office:value-type="float" office:value="219" calcext:value-type="float">
            <text:p>219.0</text:p>
          </table:table-cell>
          <table:table-cell table:style-name="ce148" table:formula="of:=[.DR12]+50" office:value-type="float" office:value="269" calcext:value-type="float">
            <text:p>269.0</text:p>
          </table:table-cell>
          <table:table-cell table:style-name="ce148" table:formula="of:=[.DR12]-50" office:value-type="float" office:value="169" calcext:value-type="float">
            <text:p>169.0</text:p>
          </table:table-cell>
          <table:table-cell table:style-name="ce148" table:formula="of:=[.DR12]+100" office:value-type="float" office:value="319" calcext:value-type="float">
            <text:p>319.0</text:p>
          </table:table-cell>
          <table:table-cell table:style-name="ce148" table:formula="of:=[.DR12]-100" office:value-type="float" office:value="119" calcext:value-type="float">
            <text:p>119.0</text:p>
          </table:table-cell>
          <table:table-cell table:style-name="ce148" table:formula="of:=-0.025*(([.A12]-1963)^2)+5.5*([.A12]-1963)+175" office:value-type="float" office:value="227.5" calcext:value-type="float">
            <text:p>227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4" calcext:value-type="float">
            <text:p>1974</text:p>
          </table:table-cell>
          <table:table-cell table:style-name="ce115" office:value-type="float" office:value="35288000" calcext:value-type="float">
            <text:p>35288000</text:p>
          </table:table-cell>
          <table:table-cell table:style-name="ce115" office:value-type="float" office:value="11800401" calcext:value-type="float">
            <text:p>11800401</text:p>
          </table:table-cell>
          <table:table-cell table:style-name="ce115" office:value-type="float" office:value="15283174.483626" calcext:value-type="float">
            <text:p>15283174.483626</text:p>
          </table:table-cell>
          <table:table-cell table:style-name="ce109"/>
          <table:table-cell table:style-name="ce109" table:formula="of:=[.C13]/26" office:value-type="float" office:value="453861.576923077" calcext:value-type="float">
            <text:p>453862</text:p>
          </table:table-cell>
          <table:table-cell table:style-name="ce109" table:formula="of:=[.F13]/2" office:value-type="float" office:value="226930.788461538" calcext:value-type="float">
            <text:p>226931</text:p>
          </table:table-cell>
          <table:table-cell table:style-name="ce169" table:formula="of:=[.G13]*1.5" office:value-type="float" office:value="340396.182692308" calcext:value-type="float">
            <text:p>340396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95.5941666666667" calcext:value-type="float">
            <text:p>96</text:p>
          </table:table-cell>
          <table:table-cell table:style-name="ce109"/>
          <table:table-cell table:style-name="ce150" office:value-type="float" office:value="3.21372785394448" calcext:value-type="float">
            <text:p>3.2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2326070.875495" calcext:value-type="float">
            <text:p>12326071</text:p>
          </table:table-cell>
          <table:table-cell table:style-name="ce143" table:formula="of:=[.BW13]-[.BW12]" office:value-type="float" office:value="416823.652794516" calcext:value-type="float">
            <text:p>416824</text:p>
          </table:table-cell>
          <table:table-cell table:style-name="ce143" table:number-columns-repeated="4"/>
          <table:table-cell table:style-name="ce146" table:formula="of:=([.BW13]/[.B13])" office:value-type="float" office:value="0.349299220003825" calcext:value-type="float">
            <text:p>0.3493</text:p>
          </table:table-cell>
          <table:table-cell table:style-name="ce148" table:formula="of:=([.BW13]*100/[.BW12])-100" office:value-type="float" office:value="3.49999999999999" calcext:value-type="float">
            <text:p>3.5</text:p>
          </table:table-cell>
          <table:table-cell table:style-name="ce33" table:formula="of:=([.B13]*100/[.B12])-100" office:value-type="float" office:value="1.05094355831734" calcext:value-type="float">
            <text:p>1.05</text:p>
          </table:table-cell>
          <table:table-cell table:style-name="ce148" table:formula="of:=[.CD13]-[.CE13]" office:value-type="float" office:value="2.44905644168264" calcext:value-type="float">
            <text:p>2.4</text:p>
          </table:table-cell>
          <table:table-cell table:style-name="ce148" table:number-columns-repeated="3"/>
          <table:table-cell table:style-name="ce169" office:value-type="float" office:value="22147.3" calcext:value-type="float">
            <text:p>22147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5.66" calcext:value-type="float">
            <text:p>15.66</text:p>
          </table:table-cell>
          <table:table-cell table:style-name="ce148"/>
          <table:table-cell table:style-name="ce78"/>
          <table:table-cell table:style-name="ce29" table:formula="of:=[.CJ13]/69" office:value-type="float" office:value="320.975362318841" calcext:value-type="float">
            <text:p>321.0</text:p>
          </table:table-cell>
          <table:table-cell table:style-name="ce29" office:value-type="float" office:value="320.975362318841" calcext:value-type="float">
            <text:p>321.0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3]-1963)^2)+8.5*([.A13]-1963)+140" office:value-type="float" office:value="226.24" calcext:value-type="float">
            <text:p>226.2</text:p>
          </table:table-cell>
          <table:table-cell table:style-name="ce148" table:formula="of:=[.DR13]+50" office:value-type="float" office:value="276.24" calcext:value-type="float">
            <text:p>276.2</text:p>
          </table:table-cell>
          <table:table-cell table:style-name="ce148" table:formula="of:=[.DR13]-50" office:value-type="float" office:value="176.24" calcext:value-type="float">
            <text:p>176.2</text:p>
          </table:table-cell>
          <table:table-cell table:style-name="ce148" table:formula="of:=[.DR13]+100" office:value-type="float" office:value="326.24" calcext:value-type="float">
            <text:p>326.2</text:p>
          </table:table-cell>
          <table:table-cell table:style-name="ce148" table:formula="of:=[.DR13]-100" office:value-type="float" office:value="126.24" calcext:value-type="float">
            <text:p>126.2</text:p>
          </table:table-cell>
          <table:table-cell table:style-name="ce148" table:formula="of:=-0.025*(([.A13]-1963)^2)+5.5*([.A13]-1963)+175" office:value-type="float" office:value="232.475" calcext:value-type="float">
            <text:p>232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5" calcext:value-type="float">
            <text:p>1975</text:p>
          </table:table-cell>
          <table:table-cell table:style-name="ce115" office:value-type="float" office:value="35688000" calcext:value-type="float">
            <text:p>35688000</text:p>
          </table:table-cell>
          <table:table-cell table:style-name="ce115" office:value-type="float" office:value="11872022" calcext:value-type="float">
            <text:p>11872022</text:p>
          </table:table-cell>
          <table:table-cell table:style-name="ce115" office:value-type="float" office:value="15433334.768084" calcext:value-type="float">
            <text:p>15433334.768084</text:p>
          </table:table-cell>
          <table:table-cell table:style-name="ce109"/>
          <table:table-cell table:style-name="ce109" table:formula="of:=[.C14]/26" office:value-type="float" office:value="456616.230769231" calcext:value-type="float">
            <text:p>456616</text:p>
          </table:table-cell>
          <table:table-cell table:style-name="ce109" table:formula="of:=[.F14]/2" office:value-type="float" office:value="228308.115384615" calcext:value-type="float">
            <text:p>228308</text:p>
          </table:table-cell>
          <table:table-cell table:style-name="ce169" table:formula="of:=[.G14]*1.5" office:value-type="float" office:value="342462.173076923" calcext:value-type="float">
            <text:p>342462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92.1566666666667" calcext:value-type="float">
            <text:p>92</text:p>
          </table:table-cell>
          <table:table-cell table:style-name="ce109"/>
          <table:table-cell table:style-name="ce150" office:value-type="float" office:value="-0.772401799142571" calcext:value-type="float">
            <text:p>-0.8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2695853.0017598" calcext:value-type="float">
            <text:p>12695853</text:p>
          </table:table-cell>
          <table:table-cell table:style-name="ce143" table:formula="of:=[.BW14]-[.BW13]" office:value-type="float" office:value="369782.12626485" calcext:value-type="float">
            <text:p>369782</text:p>
          </table:table-cell>
          <table:table-cell table:style-name="ce143" table:number-columns-repeated="4"/>
          <table:table-cell table:style-name="ce146" table:formula="of:=([.BW14]/[.B14])" office:value-type="float" office:value="0.355745712893965" calcext:value-type="float">
            <text:p>0.3557</text:p>
          </table:table-cell>
          <table:table-cell table:style-name="ce148" table:formula="of:=([.BW14]*100/[.BW13])-100" office:value-type="float" office:value="3.00000000000001" calcext:value-type="float">
            <text:p>3.0</text:p>
          </table:table-cell>
          <table:table-cell table:style-name="ce33" table:formula="of:=([.B14]*100/[.B13])-100" office:value-type="float" office:value="1.13352981183405" calcext:value-type="float">
            <text:p>1.13</text:p>
          </table:table-cell>
          <table:table-cell table:style-name="ce148" table:formula="of:=[.CD14]-[.CE14]" office:value-type="float" office:value="1.86647018816596" calcext:value-type="float">
            <text:p>1.9</text:p>
          </table:table-cell>
          <table:table-cell table:style-name="ce148" table:number-columns-repeated="3"/>
          <table:table-cell table:style-name="ce169" office:value-type="float" office:value="20849.3" calcext:value-type="float">
            <text:p>20849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7.02" calcext:value-type="float">
            <text:p>17.02</text:p>
          </table:table-cell>
          <table:table-cell table:style-name="ce148"/>
          <table:table-cell table:style-name="ce78"/>
          <table:table-cell table:style-name="ce29" table:formula="of:=[.CJ14]/63" office:value-type="float" office:value="330.94126984127" calcext:value-type="float">
            <text:p>330.9</text:p>
          </table:table-cell>
          <table:table-cell table:style-name="ce29" office:value-type="float" office:value="330.94126984127" calcext:value-type="float">
            <text:p>330.9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4]-1963)^2)+8.5*([.A14]-1963)+140" office:value-type="float" office:value="233.36" calcext:value-type="float">
            <text:p>233.4</text:p>
          </table:table-cell>
          <table:table-cell table:style-name="ce148" table:formula="of:=[.DR14]+50" office:value-type="float" office:value="283.36" calcext:value-type="float">
            <text:p>283.4</text:p>
          </table:table-cell>
          <table:table-cell table:style-name="ce148" table:formula="of:=[.DR14]-50" office:value-type="float" office:value="183.36" calcext:value-type="float">
            <text:p>183.4</text:p>
          </table:table-cell>
          <table:table-cell table:style-name="ce148" table:formula="of:=[.DR14]+100" office:value-type="float" office:value="333.36" calcext:value-type="float">
            <text:p>333.4</text:p>
          </table:table-cell>
          <table:table-cell table:style-name="ce148" table:formula="of:=[.DR14]-100" office:value-type="float" office:value="133.36" calcext:value-type="float">
            <text:p>133.4</text:p>
          </table:table-cell>
          <table:table-cell table:style-name="ce148" table:formula="of:=-0.025*(([.A14]-1963)^2)+5.5*([.A14]-1963)+175" office:value-type="float" office:value="237.4" calcext:value-type="float">
            <text:p>237.4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6" calcext:value-type="float">
            <text:p>1976</text:p>
          </table:table-cell>
          <table:table-cell table:style-name="ce115" office:value-type="float" office:value="36118000" calcext:value-type="float">
            <text:p>36118000</text:p>
          </table:table-cell>
          <table:table-cell table:style-name="ce115" office:value-type="float" office:value="11926333" calcext:value-type="float">
            <text:p>11926333</text:p>
          </table:table-cell>
          <table:table-cell table:style-name="ce115" office:value-type="float" office:value="15569723.74848" calcext:value-type="float">
            <text:p>15569723.74848</text:p>
          </table:table-cell>
          <table:table-cell table:style-name="ce109"/>
          <table:table-cell table:style-name="ce109" table:formula="of:=[.C15]/26" office:value-type="float" office:value="458705.115384615" calcext:value-type="float">
            <text:p>458705</text:p>
          </table:table-cell>
          <table:table-cell table:style-name="ce109" table:formula="of:=[.F15]/2" office:value-type="float" office:value="229352.557692308" calcext:value-type="float">
            <text:p>229353</text:p>
          </table:table-cell>
          <table:table-cell table:style-name="ce169" table:formula="of:=[.G15]*1.5" office:value-type="float" office:value="344028.836538462" calcext:value-type="float">
            <text:p>344029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82.5425" calcext:value-type="float">
            <text:p>83</text:p>
          </table:table-cell>
          <table:table-cell table:style-name="ce109"/>
          <table:table-cell table:style-name="ce150" office:value-type="float" office:value="5.02702680037213" calcext:value-type="float">
            <text:p>5.0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3064032.7388109" calcext:value-type="float">
            <text:p>13064033</text:p>
          </table:table-cell>
          <table:table-cell table:style-name="ce143" table:formula="of:=[.BW15]-[.BW14]" office:value-type="float" office:value="368179.737051034" calcext:value-type="float">
            <text:p>368180</text:p>
          </table:table-cell>
          <table:table-cell table:style-name="ce143" table:number-columns-repeated="4"/>
          <table:table-cell table:style-name="ce146" table:formula="of:=([.BW15]/[.B15])" office:value-type="float" office:value="0.361704212271191" calcext:value-type="float">
            <text:p>0.3617</text:p>
          </table:table-cell>
          <table:table-cell table:style-name="ce148" table:formula="of:=([.BW15]*100/[.BW14])-100" office:value-type="float" office:value="2.90000000000001" calcext:value-type="float">
            <text:p>2.9</text:p>
          </table:table-cell>
          <table:table-cell table:style-name="ce33" table:formula="of:=([.B15]*100/[.B14])-100" office:value-type="float" office:value="1.20488679668236" calcext:value-type="float">
            <text:p>1.20</text:p>
          </table:table-cell>
          <table:table-cell table:style-name="ce148" table:formula="of:=[.CD15]-[.CE15]" office:value-type="float" office:value="1.69511320331765" calcext:value-type="float">
            <text:p>1.7</text:p>
          </table:table-cell>
          <table:table-cell table:style-name="ce148" table:number-columns-repeated="3"/>
          <table:table-cell table:style-name="ce169" office:value-type="float" office:value="21293" calcext:value-type="float">
            <text:p>21293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7.56" calcext:value-type="float">
            <text:p>17.56</text:p>
          </table:table-cell>
          <table:table-cell table:style-name="ce148"/>
          <table:table-cell table:style-name="ce78"/>
          <table:table-cell table:style-name="ce29" table:formula="of:=[.CJ15]/66" office:value-type="float" office:value="322.621212121212" calcext:value-type="float">
            <text:p>322.6</text:p>
          </table:table-cell>
          <table:table-cell table:style-name="ce29" office:value-type="float" office:value="322.621212121212" calcext:value-type="float">
            <text:p>322.6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5]-1963)^2)+8.5*([.A15]-1963)+140" office:value-type="float" office:value="240.36" calcext:value-type="float">
            <text:p>240.4</text:p>
          </table:table-cell>
          <table:table-cell table:style-name="ce148" table:formula="of:=[.DR15]+50" office:value-type="float" office:value="290.36" calcext:value-type="float">
            <text:p>290.4</text:p>
          </table:table-cell>
          <table:table-cell table:style-name="ce148" table:formula="of:=[.DR15]-50" office:value-type="float" office:value="190.36" calcext:value-type="float">
            <text:p>190.4</text:p>
          </table:table-cell>
          <table:table-cell table:style-name="ce148" table:formula="of:=[.DR15]+100" office:value-type="float" office:value="340.36" calcext:value-type="float">
            <text:p>340.4</text:p>
          </table:table-cell>
          <table:table-cell table:style-name="ce148" table:formula="of:=[.DR15]-100" office:value-type="float" office:value="140.36" calcext:value-type="float">
            <text:p>140.4</text:p>
          </table:table-cell>
          <table:table-cell table:style-name="ce148" table:formula="of:=-0.025*(([.A15]-1963)^2)+5.5*([.A15]-1963)+175" office:value-type="float" office:value="242.275" calcext:value-type="float">
            <text:p>242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7" calcext:value-type="float">
            <text:p>1977</text:p>
          </table:table-cell>
          <table:table-cell table:style-name="ce115" office:value-type="float" office:value="36564000" calcext:value-type="float">
            <text:p>36564000</text:p>
          </table:table-cell>
          <table:table-cell table:style-name="ce115" office:value-type="float" office:value="11966578" calcext:value-type="float">
            <text:p>11966578</text:p>
          </table:table-cell>
          <table:table-cell table:style-name="ce115" office:value-type="float" office:value="15701264.189243" calcext:value-type="float">
            <text:p>15701264.189243</text:p>
          </table:table-cell>
          <table:table-cell table:style-name="ce109"/>
          <table:table-cell table:style-name="ce109" table:formula="of:=[.C16]/26" office:value-type="float" office:value="460253" calcext:value-type="float">
            <text:p>460253</text:p>
          </table:table-cell>
          <table:table-cell table:style-name="ce109" table:formula="of:=[.F16]/2" office:value-type="float" office:value="230126.5" calcext:value-type="float">
            <text:p>230127</text:p>
          </table:table-cell>
          <table:table-cell table:style-name="ce169" table:formula="of:=[.G16]*1.5" office:value-type="float" office:value="345189.75" calcext:value-type="float">
            <text:p>345190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102.251666666667" calcext:value-type="float">
            <text:p>102</text:p>
          </table:table-cell>
          <table:table-cell table:style-name="ce109"/>
          <table:table-cell table:style-name="ce150" office:value-type="float" office:value="3.08578274575137" calcext:value-type="float">
            <text:p>3.1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3429825.6554976" calcext:value-type="float">
            <text:p>13429826</text:p>
          </table:table-cell>
          <table:table-cell table:style-name="ce143" table:formula="of:=[.BW16]-[.BW15]" office:value-type="float" office:value="365792.916686704" calcext:value-type="float">
            <text:p>365793</text:p>
          </table:table-cell>
          <table:table-cell table:style-name="ce143" table:number-columns-repeated="4"/>
          <table:table-cell table:style-name="ce146" table:formula="of:=([.BW16]/[.B16])" office:value-type="float" office:value="0.367296402349239" calcext:value-type="float">
            <text:p>0.3673</text:p>
          </table:table-cell>
          <table:table-cell table:style-name="ce148" table:formula="of:=([.BW16]*100/[.BW15])-100" office:value-type="float" office:value="2.80000000000001" calcext:value-type="float">
            <text:p>2.8</text:p>
          </table:table-cell>
          <table:table-cell table:style-name="ce33" table:formula="of:=([.B16]*100/[.B15])-100" office:value-type="float" office:value="1.23484135334182" calcext:value-type="float">
            <text:p>1.23</text:p>
          </table:table-cell>
          <table:table-cell table:style-name="ce148" table:formula="of:=[.CD16]-[.CE16]" office:value-type="float" office:value="1.56515864665819" calcext:value-type="float">
            <text:p>1.6</text:p>
          </table:table-cell>
          <table:table-cell table:style-name="ce148" table:number-columns-repeated="3"/>
          <table:table-cell table:style-name="ce169" office:value-type="float" office:value="21710" calcext:value-type="float">
            <text:p>21710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24.44" calcext:value-type="float">
            <text:p>24.44</text:p>
          </table:table-cell>
          <table:table-cell table:style-name="ce148"/>
          <table:table-cell table:style-name="ce78"/>
          <table:table-cell table:style-name="ce29" table:formula="of:=[.CJ16]/69" office:value-type="float" office:value="314.63768115942" calcext:value-type="float">
            <text:p>314.6</text:p>
          </table:table-cell>
          <table:table-cell table:style-name="ce29" office:value-type="float" office:value="314.63768115942" calcext:value-type="float">
            <text:p>314.6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6]-1963)^2)+8.5*([.A16]-1963)+140" office:value-type="float" office:value="247.24" calcext:value-type="float">
            <text:p>247.2</text:p>
          </table:table-cell>
          <table:table-cell table:style-name="ce148" table:formula="of:=[.DR16]+50" office:value-type="float" office:value="297.24" calcext:value-type="float">
            <text:p>297.2</text:p>
          </table:table-cell>
          <table:table-cell table:style-name="ce148" table:formula="of:=[.DR16]-50" office:value-type="float" office:value="197.24" calcext:value-type="float">
            <text:p>197.2</text:p>
          </table:table-cell>
          <table:table-cell table:style-name="ce148" table:formula="of:=[.DR16]+100" office:value-type="float" office:value="347.24" calcext:value-type="float">
            <text:p>347.2</text:p>
          </table:table-cell>
          <table:table-cell table:style-name="ce148" table:formula="of:=[.DR16]-100" office:value-type="float" office:value="147.24" calcext:value-type="float">
            <text:p>147.2</text:p>
          </table:table-cell>
          <table:table-cell table:style-name="ce148" table:formula="of:=-0.025*(([.A16]-1963)^2)+5.5*([.A16]-1963)+175" office:value-type="float" office:value="247.1" calcext:value-type="float">
            <text:p>247.1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8" calcext:value-type="float">
            <text:p>1978</text:p>
          </table:table-cell>
          <table:table-cell table:style-name="ce115" office:value-type="float" office:value="36741000" calcext:value-type="float">
            <text:p>36741000</text:p>
          </table:table-cell>
          <table:table-cell table:style-name="ce115" office:value-type="float" office:value="12024081" calcext:value-type="float">
            <text:p>12024081</text:p>
          </table:table-cell>
          <table:table-cell table:style-name="ce115" office:value-type="float" office:value="15869336.209646" calcext:value-type="float">
            <text:p>15869336.209646</text:p>
          </table:table-cell>
          <table:table-cell table:style-name="ce109"/>
          <table:table-cell table:style-name="ce109" table:formula="of:=[.C17]/26" office:value-type="float" office:value="462464.653846154" calcext:value-type="float">
            <text:p>462465</text:p>
          </table:table-cell>
          <table:table-cell table:style-name="ce109" table:formula="of:=[.F17]/2" office:value-type="float" office:value="231232.326923077" calcext:value-type="float">
            <text:p>231232</text:p>
          </table:table-cell>
          <table:table-cell table:style-name="ce169" table:formula="of:=[.G17]*1.5" office:value-type="float" office:value="346848.490384615" calcext:value-type="float">
            <text:p>346848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12"/>
          <table:table-cell table:style-name="ce106" office:value-type="float" office:value="125.8875" calcext:value-type="float">
            <text:p>126</text:p>
          </table:table-cell>
          <table:table-cell table:style-name="ce109"/>
          <table:table-cell table:style-name="ce150" office:value-type="float" office:value="3.12368468431725" calcext:value-type="float">
            <text:p>3.1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3792430.948196" calcext:value-type="float">
            <text:p>13792431</text:p>
          </table:table-cell>
          <table:table-cell table:style-name="ce143" table:formula="of:=[.BW17]-[.BW16]" office:value-type="float" office:value="362605.292698434" calcext:value-type="float">
            <text:p>362605</text:p>
          </table:table-cell>
          <table:table-cell table:style-name="ce143" table:number-columns-repeated="4"/>
          <table:table-cell table:style-name="ce146" table:formula="of:=([.BW17]/[.B17])" office:value-type="float" office:value="0.37539617724602" calcext:value-type="float">
            <text:p>0.3754</text:p>
          </table:table-cell>
          <table:table-cell table:style-name="ce148" table:formula="of:=([.BW17]*100/[.BW16])-100" office:value-type="float" office:value="2.7" calcext:value-type="float">
            <text:p>2.7</text:p>
          </table:table-cell>
          <table:table-cell table:style-name="ce33" table:formula="of:=([.B17]*100/[.B16])-100" office:value-type="float" office:value="0.484082704299311" calcext:value-type="float">
            <text:p>0.48</text:p>
          </table:table-cell>
          <table:table-cell table:style-name="ce148" table:formula="of:=[.CD17]-[.CE17]" office:value-type="float" office:value="2.21591729570069" calcext:value-type="float">
            <text:p>2.2</text:p>
          </table:table-cell>
          <table:table-cell table:style-name="ce148" table:number-columns-repeated="3"/>
          <table:table-cell table:style-name="ce169" office:value-type="float" office:value="22028" calcext:value-type="float">
            <text:p>22028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9.98" calcext:value-type="float">
            <text:p>19.98</text:p>
          </table:table-cell>
          <table:table-cell table:style-name="ce148"/>
          <table:table-cell table:style-name="ce78"/>
          <table:table-cell table:style-name="ce29" table:formula="of:=[.CJ17]/76" office:value-type="float" office:value="289.842105263158" calcext:value-type="float">
            <text:p>289.8</text:p>
          </table:table-cell>
          <table:table-cell table:style-name="ce29" office:value-type="float" office:value="289.842105263158" calcext:value-type="float">
            <text:p>289.8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7]-1963)^2)+8.5*([.A17]-1963)+140" office:value-type="float" office:value="254" calcext:value-type="float">
            <text:p>254.0</text:p>
          </table:table-cell>
          <table:table-cell table:style-name="ce148" table:formula="of:=[.DR17]+50" office:value-type="float" office:value="304" calcext:value-type="float">
            <text:p>304.0</text:p>
          </table:table-cell>
          <table:table-cell table:style-name="ce148" table:formula="of:=[.DR17]-50" office:value-type="float" office:value="204" calcext:value-type="float">
            <text:p>204.0</text:p>
          </table:table-cell>
          <table:table-cell table:style-name="ce148" table:formula="of:=[.DR17]+100" office:value-type="float" office:value="354" calcext:value-type="float">
            <text:p>354.0</text:p>
          </table:table-cell>
          <table:table-cell table:style-name="ce148" table:formula="of:=[.DR17]-100" office:value-type="float" office:value="154" calcext:value-type="float">
            <text:p>154.0</text:p>
          </table:table-cell>
          <table:table-cell table:style-name="ce148" table:formula="of:=-0.025*(([.A17]-1963)^2)+5.5*([.A17]-1963)+175" office:value-type="float" office:value="251.875" calcext:value-type="float">
            <text:p>251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79" calcext:value-type="float">
            <text:p>1979</text:p>
          </table:table-cell>
          <table:table-cell table:style-name="ce115" office:value-type="float" office:value="37289000" calcext:value-type="float">
            <text:p>37289000</text:p>
          </table:table-cell>
          <table:table-cell table:style-name="ce115" office:value-type="float" office:value="12074990" calcext:value-type="float">
            <text:p>12074990</text:p>
          </table:table-cell>
          <table:table-cell table:style-name="ce115" office:value-type="float" office:value="16022183.180546" calcext:value-type="float">
            <text:p>16022183.180546</text:p>
          </table:table-cell>
          <table:table-cell table:style-name="ce109"/>
          <table:table-cell table:style-name="ce109" table:formula="of:=[.C18]/26" office:value-type="float" office:value="464422.692307692" calcext:value-type="float">
            <text:p>464423</text:p>
          </table:table-cell>
          <table:table-cell table:style-name="ce109" table:formula="of:=[.F18]/2" office:value-type="float" office:value="232211.346153846" calcext:value-type="float">
            <text:p>232211</text:p>
          </table:table-cell>
          <table:table-cell table:style-name="ce169" table:formula="of:=[.G18]*1.5" office:value-type="float" office:value="348317.019230769" calcext:value-type="float">
            <text:p>348317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7.5165" calcext:value-type="float">
            <text:p>17.52</text:p>
          </table:table-cell>
          <table:table-cell table:style-name="ce28" table:number-columns-repeated="7"/>
          <table:table-cell table:style-name="ce106" office:value-type="float" office:value="193.336666666667" calcext:value-type="float">
            <text:p>193</text:p>
          </table:table-cell>
          <table:table-cell table:style-name="ce109"/>
          <table:table-cell table:style-name="ce150" office:value-type="float" office:value="3.87345409299897" calcext:value-type="float">
            <text:p>3.9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4137241.7219009" calcext:value-type="float">
            <text:p>14137242</text:p>
          </table:table-cell>
          <table:table-cell table:style-name="ce143" table:formula="of:=[.BW18]-[.BW17]" office:value-type="float" office:value="344810.773704899" calcext:value-type="float">
            <text:p>344811</text:p>
          </table:table-cell>
          <table:table-cell table:style-name="ce143" table:number-columns-repeated="4"/>
          <table:table-cell table:style-name="ce146" table:formula="of:=([.BW18]/[.B18])" office:value-type="float" office:value="0.379126330067873" calcext:value-type="float">
            <text:p>0.3791</text:p>
          </table:table-cell>
          <table:table-cell table:style-name="ce148" table:formula="of:=([.BW18]*100/[.BW17])-100" office:value-type="float" office:value="2.49999999999999" calcext:value-type="float">
            <text:p>2.5</text:p>
          </table:table-cell>
          <table:table-cell table:style-name="ce33" table:formula="of:=([.B18]*100/[.B17])-100" office:value-type="float" office:value="1.49152173321357" calcext:value-type="float">
            <text:p>1.49</text:p>
          </table:table-cell>
          <table:table-cell table:style-name="ce148" table:formula="of:=[.CD18]-[.CE18]" office:value-type="float" office:value="1.00847826678641" calcext:value-type="float">
            <text:p>1.0</text:p>
          </table:table-cell>
          <table:table-cell table:style-name="ce148" table:number-columns-repeated="3"/>
          <table:table-cell table:style-name="ce169" office:value-type="float" office:value="20773" calcext:value-type="float">
            <text:p>20773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5.68" calcext:value-type="float">
            <text:p>15.68</text:p>
          </table:table-cell>
          <table:table-cell table:style-name="ce148"/>
          <table:table-cell table:style-name="ce78"/>
          <table:table-cell table:style-name="ce29" table:formula="of:=[.CJ18]/76" office:value-type="float" office:value="273.328947368421" calcext:value-type="float">
            <text:p>273.3</text:p>
          </table:table-cell>
          <table:table-cell table:style-name="ce29" office:value-type="float" office:value="273.328947368421" calcext:value-type="float">
            <text:p>273.3</text:p>
          </table:table-cell>
          <table:table-cell table:style-name="ce92"/>
          <table:table-cell table:style-name="ce33"/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8]-1963)^2)+8.5*([.A18]-1963)+140" office:value-type="float" office:value="260.64" calcext:value-type="float">
            <text:p>260.6</text:p>
          </table:table-cell>
          <table:table-cell table:style-name="ce148" table:formula="of:=[.DR18]+50" office:value-type="float" office:value="310.64" calcext:value-type="float">
            <text:p>310.6</text:p>
          </table:table-cell>
          <table:table-cell table:style-name="ce148" table:formula="of:=[.DR18]-50" office:value-type="float" office:value="210.64" calcext:value-type="float">
            <text:p>210.6</text:p>
          </table:table-cell>
          <table:table-cell table:style-name="ce148" table:formula="of:=[.DR18]+100" office:value-type="float" office:value="360.64" calcext:value-type="float">
            <text:p>360.6</text:p>
          </table:table-cell>
          <table:table-cell table:style-name="ce148" table:formula="of:=[.DR18]-100" office:value-type="float" office:value="160.64" calcext:value-type="float">
            <text:p>160.6</text:p>
          </table:table-cell>
          <table:table-cell table:style-name="ce148" table:formula="of:=-0.025*(([.A18]-1963)^2)+5.5*([.A18]-1963)+175" office:value-type="float" office:value="256.6" calcext:value-type="float">
            <text:p>256.6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0" calcext:value-type="float">
            <text:p>1980</text:p>
          </table:table-cell>
          <table:table-cell table:style-name="ce115" office:value-type="float" office:value="37527000" calcext:value-type="float">
            <text:p>37527000</text:p>
          </table:table-cell>
          <table:table-cell table:style-name="ce115" office:value-type="float" office:value="12092821" calcext:value-type="float">
            <text:p>12092821</text:p>
          </table:table-cell>
          <table:table-cell table:style-name="ce115" office:value-type="float" office:value="16153924.175536" calcext:value-type="float">
            <text:p>16153924.175536</text:p>
          </table:table-cell>
          <table:table-cell table:style-name="ce109"/>
          <table:table-cell table:style-name="ce109" table:formula="of:=[.C19]/26" office:value-type="float" office:value="465108.5" calcext:value-type="float">
            <text:p>465109</text:p>
          </table:table-cell>
          <table:table-cell table:style-name="ce109" table:formula="of:=[.F19]/2" office:value-type="float" office:value="232554.25" calcext:value-type="float">
            <text:p>232554</text:p>
          </table:table-cell>
          <table:table-cell table:style-name="ce169" table:formula="of:=[.G19]*1.5" office:value-type="float" office:value="348831.375" calcext:value-type="float">
            <text:p>348831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5.84175" calcext:value-type="float">
            <text:p>15.84</text:p>
          </table:table-cell>
          <table:table-cell table:style-name="ce28" table:number-columns-repeated="3"/>
          <table:table-cell table:style-name="ce127" office:value-type="float" office:value="1230451000000" calcext:value-type="float">
            <text:p>1.23E+12</text:p>
          </table:table-cell>
          <table:table-cell table:style-name="ce28" table:number-columns-repeated="3"/>
          <table:table-cell table:style-name="ce106" office:value-type="float" office:value="374.741666666667" calcext:value-type="float">
            <text:p>375</text:p>
          </table:table-cell>
          <table:table-cell table:style-name="ce109"/>
          <table:table-cell table:style-name="ce150" office:value-type="float" office:value="2.15934808339446" calcext:value-type="float">
            <text:p>2.2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4476535.5232265" calcext:value-type="float">
            <text:p>14476536</text:p>
          </table:table-cell>
          <table:table-cell table:style-name="ce143" table:formula="of:=[.BW19]-[.BW18]" office:value-type="float" office:value="339293.801325621" calcext:value-type="float">
            <text:p>339294</text:p>
          </table:table-cell>
          <table:table-cell table:style-name="ce143" table:number-columns-repeated="4"/>
          <table:table-cell table:style-name="ce146" table:formula="of:=([.BW19]/[.B19])" office:value-type="float" office:value="0.385763197783636" calcext:value-type="float">
            <text:p>0.3858</text:p>
          </table:table-cell>
          <table:table-cell table:style-name="ce148" table:formula="of:=([.BW19]*100/[.BW18])-100" office:value-type="float" office:value="2.39999999999999" calcext:value-type="float">
            <text:p>2.4</text:p>
          </table:table-cell>
          <table:table-cell table:style-name="ce33" table:formula="of:=([.B19]*100/[.B18])-100" office:value-type="float" office:value="0.63825793129341" calcext:value-type="float">
            <text:p>0.64</text:p>
          </table:table-cell>
          <table:table-cell table:style-name="ce148" table:formula="of:=[.CD19]-[.CE19]" office:value-type="float" office:value="1.76174206870658" calcext:value-type="float">
            <text:p>1.8</text:p>
          </table:table-cell>
          <table:table-cell table:style-name="ce148" table:number-columns-repeated="3"/>
          <table:table-cell table:style-name="ce169" office:value-type="float" office:value="19725" calcext:value-type="float">
            <text:p>19725</text:p>
          </table:table-cell>
          <table:table-cell table:style-name="ce148"/>
          <table:table-cell table:style-name="ce73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5.59" calcext:value-type="float">
            <text:p>15.59</text:p>
          </table:table-cell>
          <table:table-cell table:style-name="ce148"/>
          <table:table-cell table:style-name="ce78"/>
          <table:table-cell table:style-name="ce29" table:formula="of:=[.CJ19]/76" office:value-type="float" office:value="259.539473684211" calcext:value-type="float">
            <text:p>259.5</text:p>
          </table:table-cell>
          <table:table-cell table:style-name="ce29" office:value-type="float" office:value="259.539473684211" calcext:value-type="float">
            <text:p>259.5</text:p>
          </table:table-cell>
          <table:table-cell table:style-name="ce92"/>
          <table:table-cell table:style-name="ce33" table:formula="of:=([.AH19]-[.AH18])" office:value-type="float" office:value="-1.67475" calcext:value-type="float">
            <text:p>-1.67</text:p>
          </table:table-cell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19]-1963)^2)+8.5*([.A19]-1963)+140" office:value-type="float" office:value="267.16" calcext:value-type="float">
            <text:p>267.2</text:p>
          </table:table-cell>
          <table:table-cell table:style-name="ce148" table:formula="of:=[.DR19]+50" office:value-type="float" office:value="317.16" calcext:value-type="float">
            <text:p>317.2</text:p>
          </table:table-cell>
          <table:table-cell table:style-name="ce148" table:formula="of:=[.DR19]-50" office:value-type="float" office:value="217.16" calcext:value-type="float">
            <text:p>217.2</text:p>
          </table:table-cell>
          <table:table-cell table:style-name="ce148" table:formula="of:=[.DR19]+100" office:value-type="float" office:value="367.16" calcext:value-type="float">
            <text:p>367.2</text:p>
          </table:table-cell>
          <table:table-cell table:style-name="ce148" table:formula="of:=[.DR19]-100" office:value-type="float" office:value="167.16" calcext:value-type="float">
            <text:p>167.2</text:p>
          </table:table-cell>
          <table:table-cell table:style-name="ce148" table:formula="of:=-0.025*(([.A19]-1963)^2)+5.5*([.A19]-1963)+175" office:value-type="float" office:value="261.275" calcext:value-type="float">
            <text:p>261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1" calcext:value-type="float">
            <text:p>1981</text:p>
          </table:table-cell>
          <table:table-cell table:style-name="ce115" office:value-type="float" office:value="37741000" calcext:value-type="float">
            <text:p>37741000</text:p>
          </table:table-cell>
          <table:table-cell table:style-name="ce115" office:value-type="float" office:value="12135566" calcext:value-type="float">
            <text:p>12135566</text:p>
          </table:table-cell>
          <table:table-cell table:style-name="ce115" office:value-type="float" office:value="16310425.597622" calcext:value-type="float">
            <text:p>16310425.597622</text:p>
          </table:table-cell>
          <table:table-cell table:style-name="ce109"/>
          <table:table-cell table:style-name="ce109" table:formula="of:=[.C20]/26" office:value-type="float" office:value="466752.538461538" calcext:value-type="float">
            <text:p>466753</text:p>
          </table:table-cell>
          <table:table-cell table:style-name="ce109" table:formula="of:=[.F20]/2" office:value-type="float" office:value="233376.269230769" calcext:value-type="float">
            <text:p>233376</text:p>
          </table:table-cell>
          <table:table-cell table:style-name="ce169" table:formula="of:=[.G20]*1.5" office:value-type="float" office:value="350064.403846154" calcext:value-type="float">
            <text:p>350064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6.8624545454545" calcext:value-type="float">
            <text:p>16.86</text:p>
          </table:table-cell>
          <table:table-cell table:style-name="ce28" table:number-columns-repeated="3"/>
          <table:table-cell table:style-name="ce127" office:value-type="float" office:value="1356895000000" calcext:value-type="float">
            <text:p>1.36E+12</text:p>
          </table:table-cell>
          <table:table-cell table:style-name="ce103" table:formula="of:=([.AL20]*100/[.AL19])-100" office:value-type="float" office:value="10.276232048249" calcext:value-type="float">
            <text:p>10.28</text:p>
          </table:table-cell>
          <table:table-cell table:style-name="ce28" table:number-columns-repeated="2"/>
          <table:table-cell table:style-name="ce106" office:value-type="float" office:value="356.03" calcext:value-type="float">
            <text:p>356</text:p>
          </table:table-cell>
          <table:table-cell table:style-name="ce109"/>
          <table:table-cell table:style-name="ce150" office:value-type="float" office:value="0.52395862262469" calcext:value-type="float">
            <text:p>0.5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19" office:value-type="float" office:value="14726000" calcext:value-type="float">
            <text:p>14726000</text:p>
          </table:table-cell>
          <table:table-cell table:style-name="ce143" table:formula="of:=[.BW20]-[.BW19]" office:value-type="float" office:value="249464.476773476" calcext:value-type="float">
            <text:p>249464</text:p>
          </table:table-cell>
          <table:table-cell table:style-name="ce143" table:number-columns-repeated="4"/>
          <table:table-cell table:style-name="ce146" table:formula="of:=([.BW20]/[.B20])" office:value-type="float" office:value="0.390185739646538" calcext:value-type="float">
            <text:p>0.3902</text:p>
          </table:table-cell>
          <table:table-cell table:style-name="ce148" table:formula="of:=([.BW20]*100/[.BW19])-100" office:value-type="float" office:value="1.72323327202996" calcext:value-type="float">
            <text:p>1.7</text:p>
          </table:table-cell>
          <table:table-cell table:style-name="ce33" table:formula="of:=([.B20]*100/[.B19])-100" office:value-type="float" office:value="0.570256082287415" calcext:value-type="float">
            <text:p>0.57</text:p>
          </table:table-cell>
          <table:table-cell table:style-name="ce148" table:formula="of:=[.CD20]-[.CE20]" office:value-type="float" office:value="1.15297718974254" calcext:value-type="float">
            <text:p>1.2</text:p>
          </table:table-cell>
          <table:table-cell table:style-name="ce148" table:number-columns-repeated="3"/>
          <table:table-cell table:style-name="ce169" office:value-type="float" office:value="18487" calcext:value-type="float">
            <text:p>18487</text:p>
          </table:table-cell>
          <table:table-cell table:style-name="ce72"/>
          <table:table-cell table:style-name="ce26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4.56" calcext:value-type="float">
            <text:p>14.56</text:p>
          </table:table-cell>
          <table:table-cell table:style-name="ce148"/>
          <table:table-cell table:style-name="ce78"/>
          <table:table-cell table:style-name="ce29" table:formula="of:=[.CJ20]/88" office:value-type="float" office:value="210.079545454545" calcext:value-type="float">
            <text:p>210.1</text:p>
          </table:table-cell>
          <table:table-cell table:style-name="ce29" office:value-type="float" office:value="210.079545454545" calcext:value-type="float">
            <text:p>210.1</text:p>
          </table:table-cell>
          <table:table-cell table:style-name="ce92"/>
          <table:table-cell table:style-name="ce33" table:formula="of:=([.AH20]-[.AH19])" office:value-type="float" office:value="1.02070454545454" calcext:value-type="float">
            <text:p>1.02</text:p>
          </table:table-cell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20]-1963)^2)+8.5*([.A20]-1963)+140" office:value-type="float" office:value="273.56" calcext:value-type="float">
            <text:p>273.6</text:p>
          </table:table-cell>
          <table:table-cell table:style-name="ce148" table:formula="of:=[.DR20]+50" office:value-type="float" office:value="323.56" calcext:value-type="float">
            <text:p>323.6</text:p>
          </table:table-cell>
          <table:table-cell table:style-name="ce148" table:formula="of:=[.DR20]-50" office:value-type="float" office:value="223.56" calcext:value-type="float">
            <text:p>223.6</text:p>
          </table:table-cell>
          <table:table-cell table:style-name="ce148" table:formula="of:=[.DR20]+100" office:value-type="float" office:value="373.56" calcext:value-type="float">
            <text:p>373.6</text:p>
          </table:table-cell>
          <table:table-cell table:style-name="ce148" table:formula="of:=[.DR20]-100" office:value-type="float" office:value="173.56" calcext:value-type="float">
            <text:p>173.6</text:p>
          </table:table-cell>
          <table:table-cell table:style-name="ce148" table:formula="of:=-0.025*(([.A20]-1963)^2)+5.5*([.A20]-1963)+175" office:value-type="float" office:value="265.9" calcext:value-type="float">
            <text:p>265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2" calcext:value-type="float">
            <text:p>1982</text:p>
          </table:table-cell>
          <table:table-cell table:style-name="ce115" office:value-type="float" office:value="37942000" calcext:value-type="float">
            <text:p>37942000</text:p>
          </table:table-cell>
          <table:table-cell table:style-name="ce115" office:value-type="float" office:value="12166940" calcext:value-type="float">
            <text:p>12166940</text:p>
          </table:table-cell>
          <table:table-cell table:style-name="ce115" office:value-type="float" office:value="16431397.080511" calcext:value-type="float">
            <text:p>16431397.080511</text:p>
          </table:table-cell>
          <table:table-cell table:style-name="ce109"/>
          <table:table-cell table:style-name="ce109" table:formula="of:=[.C21]/26" office:value-type="float" office:value="467959.230769231" calcext:value-type="float">
            <text:p>467959</text:p>
          </table:table-cell>
          <table:table-cell table:style-name="ce109" table:formula="of:=[.F21]/2" office:value-type="float" office:value="233979.615384615" calcext:value-type="float">
            <text:p>233980</text:p>
          </table:table-cell>
          <table:table-cell table:style-name="ce169" table:formula="of:=[.G21]*1.5" office:value-type="float" office:value="350969.423076923" calcext:value-type="float">
            <text:p>350969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6.5890909090909" calcext:value-type="float">
            <text:p>16.59</text:p>
          </table:table-cell>
          <table:table-cell table:style-name="ce28" table:number-columns-repeated="3"/>
          <table:table-cell table:style-name="ce127" office:value-type="float" office:value="1511643000000" calcext:value-type="float">
            <text:p>1.51E+12</text:p>
          </table:table-cell>
          <table:table-cell table:style-name="ce103" table:formula="of:=([.AL21]*100/[.AL20])-100" office:value-type="float" office:value="11.4045670446129" calcext:value-type="float">
            <text:p>11.40</text:p>
          </table:table-cell>
          <table:table-cell table:style-name="ce28" table:number-columns-repeated="2"/>
          <table:table-cell table:style-name="ce106" office:value-type="float" office:value="348.660833333333" calcext:value-type="float">
            <text:p>349</text:p>
          </table:table-cell>
          <table:table-cell table:style-name="ce109"/>
          <table:table-cell table:style-name="ce150" office:value-type="float" office:value="0.712752716999887" calcext:value-type="float">
            <text:p>0.7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4951835.8917321" calcext:value-type="float">
            <text:p>14951836</text:p>
          </table:table-cell>
          <table:table-cell table:style-name="ce143" table:formula="of:=[.BW21]-[.BW20]" office:value-type="float" office:value="225835.891732119" calcext:value-type="float">
            <text:p>225836</text:p>
          </table:table-cell>
          <table:table-cell table:style-name="ce143" table:number-columns-repeated="4"/>
          <table:table-cell table:style-name="ce146" table:formula="of:=([.BW21]/[.B21])" office:value-type="float" office:value="0.394070842120397" calcext:value-type="float">
            <text:p>0.3941</text:p>
          </table:table-cell>
          <table:table-cell table:style-name="ce148" table:formula="of:=([.BW21]*100/[.BW20])-100" office:value-type="float" office:value="1.53358611796902" calcext:value-type="float">
            <text:p>1.5</text:p>
          </table:table-cell>
          <table:table-cell table:style-name="ce33" table:formula="of:=([.B21]*100/[.B20])-100" office:value-type="float" office:value="0.53257730319811" calcext:value-type="float">
            <text:p>0.53</text:p>
          </table:table-cell>
          <table:table-cell table:style-name="ce148" table:formula="of:=[.CD21]-[.CE21]" office:value-type="float" office:value="1.00100881477091" calcext:value-type="float">
            <text:p>1.0</text:p>
          </table:table-cell>
          <table:table-cell table:style-name="ce148" table:number-columns-repeated="3"/>
          <table:table-cell table:style-name="ce169" office:value-type="float" office:value="18528" calcext:value-type="float">
            <text:p>18528</text:p>
          </table:table-cell>
          <table:table-cell table:style-name="ce26" table:number-columns-repeated="2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4.43" calcext:value-type="float">
            <text:p>14.43</text:p>
          </table:table-cell>
          <table:table-cell table:style-name="ce148"/>
          <table:table-cell table:style-name="ce78"/>
          <table:table-cell table:style-name="ce29" table:formula="of:=[.CJ21]/88" office:value-type="float" office:value="210.545454545455" calcext:value-type="float">
            <text:p>210.5</text:p>
          </table:table-cell>
          <table:table-cell table:style-name="ce29" office:value-type="float" office:value="210.545454545455" calcext:value-type="float">
            <text:p>210.5</text:p>
          </table:table-cell>
          <table:table-cell table:style-name="ce92"/>
          <table:table-cell table:style-name="ce33" table:formula="of:=([.AH21]-[.AH20])" office:value-type="float" office:value="-0.273363636363634" calcext:value-type="float">
            <text:p>-0.27</text:p>
          </table:table-cell>
          <table:table-cell table:style-name="ce131"/>
          <table:table-cell table:style-name="ce114"/>
          <table:table-cell table:style-name="ce28" table:number-columns-repeated="4"/>
          <table:table-cell table:style-name="ce148" table:formula="of:=-0.06*(([.A21]-1963)^2)+8.5*([.A21]-1963)+140" office:value-type="float" office:value="279.84" calcext:value-type="float">
            <text:p>279.8</text:p>
          </table:table-cell>
          <table:table-cell table:style-name="ce148" table:formula="of:=[.DR21]+50" office:value-type="float" office:value="329.84" calcext:value-type="float">
            <text:p>329.8</text:p>
          </table:table-cell>
          <table:table-cell table:style-name="ce148" table:formula="of:=[.DR21]-50" office:value-type="float" office:value="229.84" calcext:value-type="float">
            <text:p>229.8</text:p>
          </table:table-cell>
          <table:table-cell table:style-name="ce148" table:formula="of:=[.DR21]+100" office:value-type="float" office:value="379.84" calcext:value-type="float">
            <text:p>379.8</text:p>
          </table:table-cell>
          <table:table-cell table:style-name="ce148" table:formula="of:=[.DR21]-100" office:value-type="float" office:value="179.84" calcext:value-type="float">
            <text:p>179.8</text:p>
          </table:table-cell>
          <table:table-cell table:style-name="ce148" table:formula="of:=-0.025*(([.A21]-1963)^2)+5.5*([.A21]-1963)+175" office:value-type="float" office:value="270.475" calcext:value-type="float">
            <text:p>270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3" calcext:value-type="float">
            <text:p>1983</text:p>
          </table:table-cell>
          <table:table-cell table:style-name="ce115" office:value-type="float" office:value="38122000" calcext:value-type="float">
            <text:p>38122000</text:p>
          </table:table-cell>
          <table:table-cell table:style-name="ce115" office:value-type="float" office:value="12255611" calcext:value-type="float">
            <text:p>12255611</text:p>
          </table:table-cell>
          <table:table-cell table:style-name="ce115" office:value-type="float" office:value="16581081.861881" calcext:value-type="float">
            <text:p>16581081.861881</text:p>
          </table:table-cell>
          <table:table-cell table:style-name="ce109"/>
          <table:table-cell table:style-name="ce109" table:formula="of:=[.C22]/26" office:value-type="float" office:value="471369.653846154" calcext:value-type="float">
            <text:p>471370</text:p>
          </table:table-cell>
          <table:table-cell table:style-name="ce109" table:formula="of:=[.F22]/2" office:value-type="float" office:value="235684.826923077" calcext:value-type="float">
            <text:p>235685</text:p>
          </table:table-cell>
          <table:table-cell table:style-name="ce169" table:formula="of:=[.G22]*1.5" office:value-type="float" office:value="353527.240384615" calcext:value-type="float">
            <text:p>353527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8.5143333333333" calcext:value-type="float">
            <text:p>18.51</text:p>
          </table:table-cell>
          <table:table-cell table:style-name="ce28" table:number-columns-repeated="3"/>
          <table:table-cell table:style-name="ce127" office:value-type="float" office:value="1647621000000" calcext:value-type="float">
            <text:p>1.65E+12</text:p>
          </table:table-cell>
          <table:table-cell table:style-name="ce103" table:formula="of:=([.AL22]*100/[.AL21])-100" office:value-type="float" office:value="8.99537787691935" calcext:value-type="float">
            <text:p>9.00</text:p>
          </table:table-cell>
          <table:table-cell table:style-name="ce28" table:number-columns-repeated="2"/>
          <table:table-cell table:style-name="ce106" office:value-type="float" office:value="437.628333333333" calcext:value-type="float">
            <text:p>438</text:p>
          </table:table-cell>
          <table:table-cell table:style-name="ce109"/>
          <table:table-cell table:style-name="ce150" office:value-type="float" office:value="1.39014796489982" calcext:value-type="float">
            <text:p>1.4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5170301.1571835" calcext:value-type="float">
            <text:p>15170301</text:p>
          </table:table-cell>
          <table:table-cell table:style-name="ce143" table:formula="of:=[.BW22]-[.BW21]" office:value-type="float" office:value="218465.265451333" calcext:value-type="float">
            <text:p>218465</text:p>
          </table:table-cell>
          <table:table-cell table:style-name="ce143" table:number-columns-repeated="4"/>
          <table:table-cell table:style-name="ce146" table:formula="of:=([.BW22]/[.B22])" office:value-type="float" office:value="0.397940851927586" calcext:value-type="float">
            <text:p>0.3979</text:p>
          </table:table-cell>
          <table:table-cell table:style-name="ce148" table:formula="of:=([.BW22]*100/[.BW21])-100" office:value-type="float" office:value="1.46112669396095" calcext:value-type="float">
            <text:p>1.5</text:p>
          </table:table-cell>
          <table:table-cell table:style-name="ce33" table:formula="of:=([.B22]*100/[.B21])-100" office:value-type="float" office:value="0.474408307416581" calcext:value-type="float">
            <text:p>0.47</text:p>
          </table:table-cell>
          <table:table-cell table:style-name="ce148" table:formula="of:=[.CD22]-[.CE22]" office:value-type="float" office:value="0.986718386544368" calcext:value-type="float">
            <text:p>1.0</text:p>
          </table:table-cell>
          <table:table-cell table:style-name="ce148" table:number-columns-repeated="3"/>
          <table:table-cell table:style-name="ce169" office:value-type="float" office:value="17923.3" calcext:value-type="float">
            <text:p>17923</text:p>
          </table:table-cell>
          <table:table-cell table:style-name="ce26" table:number-columns-repeated="2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2.19" calcext:value-type="float">
            <text:p>12.19</text:p>
          </table:table-cell>
          <table:table-cell table:style-name="ce148"/>
          <table:table-cell table:style-name="ce78"/>
          <table:table-cell table:style-name="ce29" table:formula="of:=[.CJ22]/88" office:value-type="float" office:value="203.673863636364" calcext:value-type="float">
            <text:p>203.7</text:p>
          </table:table-cell>
          <table:table-cell table:style-name="ce29" office:value-type="float" office:value="203.673863636364" calcext:value-type="float">
            <text:p>203.7</text:p>
          </table:table-cell>
          <table:table-cell table:style-name="ce92"/>
          <table:table-cell table:style-name="ce33" table:formula="of:=([.AH22]-[.AH21])" office:value-type="float" office:value="1.92524242424243" calcext:value-type="float">
            <text:p>1.93</text:p>
          </table:table-cell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22]-1963)^2)+8.5*([.A22]-1963)+140" office:value-type="float" office:value="286" calcext:value-type="float">
            <text:p>286.0</text:p>
          </table:table-cell>
          <table:table-cell table:style-name="ce148" table:formula="of:=[.DR22]+50" office:value-type="float" office:value="336" calcext:value-type="float">
            <text:p>336.0</text:p>
          </table:table-cell>
          <table:table-cell table:style-name="ce148" table:formula="of:=[.DR22]-50" office:value-type="float" office:value="236" calcext:value-type="float">
            <text:p>236.0</text:p>
          </table:table-cell>
          <table:table-cell table:style-name="ce148" table:formula="of:=[.DR22]+100" office:value-type="float" office:value="386" calcext:value-type="float">
            <text:p>386.0</text:p>
          </table:table-cell>
          <table:table-cell table:style-name="ce148" table:formula="of:=[.DR22]-100" office:value-type="float" office:value="186" calcext:value-type="float">
            <text:p>186.0</text:p>
          </table:table-cell>
          <table:table-cell table:style-name="ce148" table:formula="of:=-0.025*(([.A22]-1963)^2)+5.5*([.A22]-1963)+175" office:value-type="float" office:value="275" calcext:value-type="float">
            <text:p>275.0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4" calcext:value-type="float">
            <text:p>1984</text:p>
          </table:table-cell>
          <table:table-cell table:style-name="ce115" office:value-type="float" office:value="38279000" calcext:value-type="float">
            <text:p>38279000</text:p>
          </table:table-cell>
          <table:table-cell table:style-name="ce115" office:value-type="float" office:value="12336331" calcext:value-type="float">
            <text:p>12336331</text:p>
          </table:table-cell>
          <table:table-cell table:style-name="ce115" office:value-type="float" office:value="16716163.316961" calcext:value-type="float">
            <text:p>16716163.316961</text:p>
          </table:table-cell>
          <table:table-cell table:style-name="ce109"/>
          <table:table-cell table:style-name="ce109" table:formula="of:=[.C23]/26" office:value-type="float" office:value="474474.269230769" calcext:value-type="float">
            <text:p>474474</text:p>
          </table:table-cell>
          <table:table-cell table:style-name="ce109" table:formula="of:=[.F23]/2" office:value-type="float" office:value="237237.134615385" calcext:value-type="float">
            <text:p>237237</text:p>
          </table:table-cell>
          <table:table-cell table:style-name="ce169" table:formula="of:=[.G23]*1.5" office:value-type="float" office:value="355855.701923077" calcext:value-type="float">
            <text:p>355856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4.03825" calcext:value-type="float">
            <text:p>14.04</text:p>
          </table:table-cell>
          <table:table-cell table:style-name="ce28" table:number-columns-repeated="3"/>
          <table:table-cell table:style-name="ce127" office:value-type="float" office:value="1788789000000" calcext:value-type="float">
            <text:p>1.79E+12</text:p>
          </table:table-cell>
          <table:table-cell table:style-name="ce103" table:formula="of:=([.AL23]*100/[.AL22])-100" office:value-type="float" office:value="8.56798984717966" calcext:value-type="float">
            <text:p>8.57</text:p>
          </table:table-cell>
          <table:table-cell table:style-name="ce28" table:number-columns-repeated="2"/>
          <table:table-cell table:style-name="ce106" office:value-type="float" office:value="424.698333333333" calcext:value-type="float">
            <text:p>425</text:p>
          </table:table-cell>
          <table:table-cell table:style-name="ce109"/>
          <table:table-cell table:style-name="ce150" office:value-type="float" office:value="2.37874076141695" calcext:value-type="float">
            <text:p>2.4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28"/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5368227.5210068" calcext:value-type="float">
            <text:p>15368228</text:p>
          </table:table-cell>
          <table:table-cell table:style-name="ce143" table:formula="of:=[.BW23]-[.BW22]" office:value-type="float" office:value="197926.363823352" calcext:value-type="float">
            <text:p>197926</text:p>
          </table:table-cell>
          <table:table-cell table:style-name="ce143" table:number-columns-repeated="4"/>
          <table:table-cell table:style-name="ce146" table:formula="of:=([.BW23]/[.B23])" office:value-type="float" office:value="0.401479336477097" calcext:value-type="float">
            <text:p>0.4015</text:p>
          </table:table-cell>
          <table:table-cell table:style-name="ce148" table:formula="of:=([.BW23]*100/[.BW22])-100" office:value-type="float" office:value="1.30469633906793" calcext:value-type="float">
            <text:p>1.3</text:p>
          </table:table-cell>
          <table:table-cell table:style-name="ce33" table:formula="of:=([.B23]*100/[.B22])-100" office:value-type="float" office:value="0.411835685430987" calcext:value-type="float">
            <text:p>0.41</text:p>
          </table:table-cell>
          <table:table-cell table:style-name="ce148" table:formula="of:=[.CD23]-[.CE23]" office:value-type="float" office:value="0.892860653636944" calcext:value-type="float">
            <text:p>0.9</text:p>
          </table:table-cell>
          <table:table-cell table:style-name="ce148" table:number-columns-repeated="3"/>
          <table:table-cell table:style-name="ce169" office:value-type="float" office:value="16238.25" calcext:value-type="float">
            <text:p>16238</text:p>
          </table:table-cell>
          <table:table-cell table:style-name="ce26" table:number-columns-repeated="2"/>
          <table:table-cell table:style-name="ce27" table:number-columns-repeated="2"/>
          <table:table-cell table:style-name="ce118" table:number-columns-repeated="11"/>
          <table:table-cell table:style-name="ce123"/>
          <table:table-cell table:style-name="ce76"/>
          <table:table-cell table:style-name="ce118" table:number-columns-repeated="2"/>
          <table:table-cell table:style-name="ce143"/>
          <table:table-cell table:style-name="ce33" office:value-type="float" office:value="11.3" calcext:value-type="float">
            <text:p>11.30</text:p>
          </table:table-cell>
          <table:table-cell table:style-name="ce148"/>
          <table:table-cell table:style-name="ce101"/>
          <table:table-cell table:style-name="ce77" table:formula="of:=([.DH24]*(([.CJ23]*100/[.CJ24])/100))" office:value-type="float" office:value="182.535010208325" calcext:value-type="float">
            <text:p>182.5</text:p>
          </table:table-cell>
          <table:table-cell table:style-name="ce91" office:value-type="float" office:value="182.535010208325" calcext:value-type="float">
            <text:p>182.5</text:p>
          </table:table-cell>
          <table:table-cell table:style-name="ce148"/>
          <table:table-cell table:style-name="ce33" table:formula="of:=([.AH23]-[.AH22])" office:value-type="float" office:value="-4.47608333333334" calcext:value-type="float">
            <text:p>-4.48</text:p>
          </table:table-cell>
          <table:table-cell table:style-name="ce132"/>
          <table:table-cell table:style-name="ce114"/>
          <table:table-cell table:style-name="ce28" table:number-columns-repeated="4"/>
          <table:table-cell table:style-name="ce148" table:formula="of:=-0.06*(([.A23]-1963)^2)+8.5*([.A23]-1963)+140" office:value-type="float" office:value="292.04" calcext:value-type="float">
            <text:p>292.0</text:p>
          </table:table-cell>
          <table:table-cell table:style-name="ce148" table:formula="of:=[.DR23]+50" office:value-type="float" office:value="342.04" calcext:value-type="float">
            <text:p>342.0</text:p>
          </table:table-cell>
          <table:table-cell table:style-name="ce148" table:formula="of:=[.DR23]-50" office:value-type="float" office:value="242.04" calcext:value-type="float">
            <text:p>242.0</text:p>
          </table:table-cell>
          <table:table-cell table:style-name="ce148" table:formula="of:=[.DR23]+100" office:value-type="float" office:value="392.04" calcext:value-type="float">
            <text:p>392.0</text:p>
          </table:table-cell>
          <table:table-cell table:style-name="ce148" table:formula="of:=[.DR23]-100" office:value-type="float" office:value="192.04" calcext:value-type="float">
            <text:p>192.0</text:p>
          </table:table-cell>
          <table:table-cell table:style-name="ce148" table:formula="of:=-0.025*(([.A23]-1963)^2)+5.5*([.A23]-1963)+175" office:value-type="float" office:value="279.475" calcext:value-type="float">
            <text:p>279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5" calcext:value-type="float">
            <text:p>1985</text:p>
          </table:table-cell>
          <table:table-cell table:style-name="ce12" office:value-type="float" office:value="38419000" calcext:value-type="float">
            <text:p>38419000</text:p>
          </table:table-cell>
          <table:table-cell table:style-name="ce115" office:value-type="float" office:value="12422212" calcext:value-type="float">
            <text:p>12422212</text:p>
          </table:table-cell>
          <table:table-cell table:style-name="ce115" office:value-type="float" office:value="16858354.513331" calcext:value-type="float">
            <text:p>16858354.513331</text:p>
          </table:table-cell>
          <table:table-cell table:style-name="ce109"/>
          <table:table-cell table:style-name="ce109" table:formula="of:=[.C24]/26" office:value-type="float" office:value="477777.384615385" calcext:value-type="float">
            <text:p>477777</text:p>
          </table:table-cell>
          <table:table-cell table:style-name="ce109" table:formula="of:=[.F24]/2" office:value-type="float" office:value="238888.692307692" calcext:value-type="float">
            <text:p>238889</text:p>
          </table:table-cell>
          <table:table-cell table:style-name="ce169" table:formula="of:=[.G24]*1.5" office:value-type="float" office:value="358333.038461538" calcext:value-type="float">
            <text:p>358333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3.0960833333333" calcext:value-type="float">
            <text:p>13.10</text:p>
          </table:table-cell>
          <table:table-cell table:style-name="ce103" office:value-type="float" office:value="0.777945454545455" calcext:value-type="float">
            <text:p>0.78</text:p>
          </table:table-cell>
          <table:table-cell table:style-name="ce106" table:formula="of:=[.DD24]*100" office:value-type="float" office:value="20400" calcext:value-type="float">
            <text:p>20400</text:p>
          </table:table-cell>
          <table:table-cell table:style-name="ce106" table:formula="of:=([.DD24]*100)*[.AI24]" office:value-type="float" office:value="15870.0872727273" calcext:value-type="float">
            <text:p>15870</text:p>
          </table:table-cell>
          <table:table-cell table:style-name="ce127" office:value-type="float" office:value="1927935000000" calcext:value-type="float">
            <text:p>1.93E+12</text:p>
          </table:table-cell>
          <table:table-cell table:style-name="ce103" table:formula="of:=([.AL24]*100/[.AL23])-100" office:value-type="float" office:value="7.77878218168829" calcext:value-type="float">
            <text:p>7.78</text:p>
          </table:table-cell>
          <table:table-cell table:style-name="ce28" table:number-columns-repeated="2"/>
          <table:table-cell table:style-name="ce106" office:value-type="float" office:value="391.071666666667" calcext:value-type="float">
            <text:p>391</text:p>
          </table:table-cell>
          <table:table-cell table:style-name="ce109" table:formula="of:=[.DD24]*100/[.AP24]" office:value-type="float" office:value="52.1643518025255" calcext:value-type="float">
            <text:p>52</text:p>
          </table:table-cell>
          <table:table-cell table:style-name="ce150" office:value-type="float" office:value="2.31288615901848" calcext:value-type="float">
            <text:p>2.3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223" calcext:value-type="float">
            <text:p>223</text:p>
          </table:table-cell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5569896.7295665" calcext:value-type="float">
            <text:p>15569897</text:p>
          </table:table-cell>
          <table:table-cell table:style-name="ce143" table:formula="of:=[.BW24]-[.BW23]" office:value-type="float" office:value="201669.208559653" calcext:value-type="float">
            <text:p>201669</text:p>
          </table:table-cell>
          <table:table-cell table:style-name="ce143" table:number-columns-repeated="4"/>
          <table:table-cell table:style-name="ce146" table:formula="of:=([.BW24]/[.B24])" office:value-type="float" office:value="0.40526553865448" calcext:value-type="float">
            <text:p>0.4053</text:p>
          </table:table-cell>
          <table:table-cell table:style-name="ce148" table:formula="of:=([.BW24]*100/[.BW23])-100" office:value-type="float" office:value="1.31224767647403" calcext:value-type="float">
            <text:p>1.3</text:p>
          </table:table-cell>
          <table:table-cell table:style-name="ce33" table:formula="of:=([.B24]*100/[.B23])-100" office:value-type="float" office:value="0.365735782021474" calcext:value-type="float">
            <text:p>0.37</text:p>
          </table:table-cell>
          <table:table-cell table:style-name="ce148" table:formula="of:=[.CD24]-[.CE24]" office:value-type="float" office:value="0.946511894452556" calcext:value-type="float">
            <text:p>0.9</text:p>
          </table:table-cell>
          <table:table-cell table:style-name="ce148" table:number-columns-repeated="3"/>
          <table:table-cell table:style-name="ce169" office:value-type="float" office:value="16545.32" calcext:value-type="float">
            <text:p>16545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2"/>
          <table:table-cell table:style-name="ce76"/>
          <table:table-cell table:style-name="ce118"/>
          <table:table-cell table:style-name="ce76"/>
          <table:table-cell table:style-name="ce169" office:value-type="float" office:value="204" calcext:value-type="float">
            <text:p>204</text:p>
          </table:table-cell>
          <table:table-cell table:style-name="ce33" office:value-type="float" office:value="8.83" calcext:value-type="float">
            <text:p>8.83</text:p>
          </table:table-cell>
          <table:table-cell table:style-name="ce148" office:value-type="float" office:value="100" calcext:value-type="float">
            <text:p>100.0</text:p>
          </table:table-cell>
          <table:table-cell table:style-name="ce148" table:formula="of:=(([.DD24]*[.DE24])/100)" office:value-type="float" office:value="18.0132" calcext:value-type="float">
            <text:p>18.0</text:p>
          </table:table-cell>
          <table:table-cell table:style-name="ce148" table:formula="of:=[.DD24]-[.DG24]" office:value-type="float" office:value="185.9868" calcext:value-type="float">
            <text:p>186.0</text:p>
          </table:table-cell>
          <table:table-cell table:style-name="ce148" table:formula="of:=[.DD24]/[.DF24]*[.$DF$24]" office:value-type="float" office:value="204" calcext:value-type="float">
            <text:p>204.0</text:p>
          </table:table-cell>
          <table:table-cell table:style-name="ce148" table:formula="of:=[.DD24]-[.DI24]" office:value-type="float" office:value="0" calcext:value-type="float">
            <text:p>0.0</text:p>
          </table:table-cell>
          <table:table-cell table:style-name="ce33" table:formula="of:=([.AH24]-[.AH23])" office:value-type="float" office:value="-0.942166666666667" calcext:value-type="float">
            <text:p>-0.94</text:p>
          </table:table-cell>
          <table:table-cell table:style-name="ce132"/>
          <table:table-cell table:style-name="ce114"/>
          <table:table-cell table:style-name="ce28" table:number-columns-repeated="3"/>
          <table:table-cell table:style-name="ce148"/>
          <table:table-cell table:style-name="ce148" table:formula="of:=-0.06*(([.A24]-1963)^2)+8.5*([.A24]-1963)+140" office:value-type="float" office:value="297.96" calcext:value-type="float">
            <text:p>298.0</text:p>
          </table:table-cell>
          <table:table-cell table:style-name="ce148" table:formula="of:=[.DR24]+50" office:value-type="float" office:value="347.96" calcext:value-type="float">
            <text:p>348.0</text:p>
          </table:table-cell>
          <table:table-cell table:style-name="ce148" table:formula="of:=[.DR24]-50" office:value-type="float" office:value="247.96" calcext:value-type="float">
            <text:p>248.0</text:p>
          </table:table-cell>
          <table:table-cell table:style-name="ce148" table:formula="of:=[.DR24]+100" office:value-type="float" office:value="397.96" calcext:value-type="float">
            <text:p>398.0</text:p>
          </table:table-cell>
          <table:table-cell table:style-name="ce148" table:formula="of:=[.DR24]-100" office:value-type="float" office:value="197.96" calcext:value-type="float">
            <text:p>198.0</text:p>
          </table:table-cell>
          <table:table-cell table:style-name="ce148" table:formula="of:=-0.025*(([.A24]-1963)^2)+5.5*([.A24]-1963)+175" office:value-type="float" office:value="283.9" calcext:value-type="float">
            <text:p>283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6" calcext:value-type="float">
            <text:p>1986</text:p>
          </table:table-cell>
          <table:table-cell table:style-name="ce12" office:value-type="float" office:value="38536000" calcext:value-type="float">
            <text:p>38536000</text:p>
          </table:table-cell>
          <table:table-cell table:style-name="ce115" office:value-type="float" office:value="12546626" calcext:value-type="float">
            <text:p>12546626</text:p>
          </table:table-cell>
          <table:table-cell table:style-name="ce115" office:value-type="float" office:value="17006709.148548" calcext:value-type="float">
            <text:p>17006709.148548</text:p>
          </table:table-cell>
          <table:table-cell table:style-name="ce109"/>
          <table:table-cell table:style-name="ce109" table:formula="of:=[.C25]/26" office:value-type="float" office:value="482562.538461538" calcext:value-type="float">
            <text:p>482563</text:p>
          </table:table-cell>
          <table:table-cell table:style-name="ce109" table:formula="of:=[.F25]/2" office:value-type="float" office:value="241281.269230769" calcext:value-type="float">
            <text:p>241281</text:p>
          </table:table-cell>
          <table:table-cell table:style-name="ce169" table:formula="of:=[.G25]*1.5" office:value-type="float" office:value="361921.903846154" calcext:value-type="float">
            <text:p>361922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1.719" calcext:value-type="float">
            <text:p>11.72</text:p>
          </table:table-cell>
          <table:table-cell table:style-name="ce103" office:value-type="float" office:value="0.993541666666667" calcext:value-type="float">
            <text:p>0.99</text:p>
          </table:table-cell>
          <table:table-cell table:style-name="ce106" table:formula="of:=[.DD25]*100" office:value-type="float" office:value="24400" calcext:value-type="float">
            <text:p>24400</text:p>
          </table:table-cell>
          <table:table-cell table:style-name="ce106" table:formula="of:=([.DD25]*100)*[.AI25]" office:value-type="float" office:value="24242.4166666667" calcext:value-type="float">
            <text:p>24242</text:p>
          </table:table-cell>
          <table:table-cell table:style-name="ce127" office:value-type="float" office:value="2058939000000" calcext:value-type="float">
            <text:p>2.06E+12</text:p>
          </table:table-cell>
          <table:table-cell table:style-name="ce103" table:formula="of:=([.AL25]*100/[.AL24])-100" office:value-type="float" office:value="6.79504236398012" calcext:value-type="float">
            <text:p>6.80</text:p>
          </table:table-cell>
          <table:table-cell table:style-name="ce28" table:number-columns-repeated="2"/>
          <table:table-cell table:style-name="ce106" office:value-type="float" office:value="347.989166666667" calcext:value-type="float">
            <text:p>348</text:p>
          </table:table-cell>
          <table:table-cell table:style-name="ce109" table:formula="of:=[.DD25]*100/[.AP25]" office:value-type="float" office:value="70.1171252936514" calcext:value-type="float">
            <text:p>70</text:p>
          </table:table-cell>
          <table:table-cell table:style-name="ce150" office:value-type="float" office:value="2.50751441910654" calcext:value-type="float">
            <text:p>2.5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241" calcext:value-type="float">
            <text:p>241</text:p>
          </table:table-cell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5792181.264141" calcext:value-type="float">
            <text:p>15792181</text:p>
          </table:table-cell>
          <table:table-cell table:style-name="ce143" table:formula="of:=[.BW25]-[.BW24]" office:value-type="float" office:value="222284.53457457" calcext:value-type="float">
            <text:p>222285</text:p>
          </table:table-cell>
          <table:table-cell table:style-name="ce143" table:number-columns-repeated="4"/>
          <table:table-cell table:style-name="ce146" table:formula="of:=([.BW25]/[.B25])" office:value-type="float" office:value="0.40980333361379" calcext:value-type="float">
            <text:p>0.4098</text:p>
          </table:table-cell>
          <table:table-cell table:style-name="ce148" table:formula="of:=([.BW25]*100/[.BW24])-100" office:value-type="float" office:value="1.4276558055293" calcext:value-type="float">
            <text:p>1.4</text:p>
          </table:table-cell>
          <table:table-cell table:style-name="ce33" table:formula="of:=([.B25]*100/[.B24])-100" office:value-type="float" office:value="0.304536817720404" calcext:value-type="float">
            <text:p>0.30</text:p>
          </table:table-cell>
          <table:table-cell table:style-name="ce148" table:formula="of:=[.CD25]-[.CE25]" office:value-type="float" office:value="1.12311898780889" calcext:value-type="float">
            <text:p>1.1</text:p>
          </table:table-cell>
          <table:table-cell table:style-name="ce148" table:number-columns-repeated="3"/>
          <table:table-cell table:style-name="ce169" office:value-type="float" office:value="18236.64" calcext:value-type="float">
            <text:p>18237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2"/>
          <table:table-cell table:style-name="ce76"/>
          <table:table-cell table:style-name="ce118"/>
          <table:table-cell table:style-name="ce76"/>
          <table:table-cell table:style-name="ce169" office:value-type="float" office:value="244" calcext:value-type="float">
            <text:p>244</text:p>
          </table:table-cell>
          <table:table-cell table:style-name="ce33" office:value-type="float" office:value="8.8" calcext:value-type="float">
            <text:p>8.80</text:p>
          </table:table-cell>
          <table:table-cell table:style-name="ce148" table:formula="of:=[.DF24]+[.DE25]" office:value-type="float" office:value="108.8" calcext:value-type="float">
            <text:p>108.8</text:p>
          </table:table-cell>
          <table:table-cell table:style-name="ce148" table:formula="of:=(([.DD25]*[.DE25])/100)+[.DG24]" office:value-type="float" office:value="39.4852" calcext:value-type="float">
            <text:p>39.5</text:p>
          </table:table-cell>
          <table:table-cell table:style-name="ce148" table:formula="of:=[.DD25]-[.DG25]" office:value-type="float" office:value="204.5148" calcext:value-type="float">
            <text:p>204.5</text:p>
          </table:table-cell>
          <table:table-cell table:style-name="ce148" table:formula="of:=[.DD25]/[.DF25]*[.$DF$24]" office:value-type="float" office:value="224.264705882353" calcext:value-type="float">
            <text:p>224.3</text:p>
          </table:table-cell>
          <table:table-cell table:style-name="ce148" table:formula="of:=[.DD25]-[.DI25]" office:value-type="float" office:value="19.735294117647" calcext:value-type="float">
            <text:p>19.7</text:p>
          </table:table-cell>
          <table:table-cell table:style-name="ce33" table:formula="of:=([.AH25]-[.AH24])" office:value-type="float" office:value="-1.37708333333333" calcext:value-type="float">
            <text:p>-1.38</text:p>
          </table:table-cell>
          <table:table-cell table:style-name="ce33" table:formula="of:=([.DD25]*100/[.DD24])-100" office:value-type="float" office:value="19.6078431372549" calcext:value-type="float">
            <text:p>19.61</text:p>
          </table:table-cell>
          <table:table-cell table:style-name="ce33" table:formula="of:=[.DL25]-[.DE25]" office:value-type="float" office:value="10.8078431372549" calcext:value-type="float">
            <text:p>10.81</text:p>
          </table:table-cell>
          <table:table-cell table:style-name="ce33" table:number-columns-repeated="2"/>
          <table:table-cell table:style-name="ce148" office:value-type="float" office:value="20.975" calcext:value-type="float">
            <text:p>21.0</text:p>
          </table:table-cell>
          <table:table-cell table:style-name="ce148" table:formula="of:=([.DL25])+(4)" office:value-type="float" office:value="23.6078431372549" calcext:value-type="float">
            <text:p>23.6</text:p>
          </table:table-cell>
          <table:table-cell table:style-name="ce148" table:formula="of:=-0.06*(([.A25]-1963)^2)+8.5*([.A25]-1963)+140" office:value-type="float" office:value="303.76" calcext:value-type="float">
            <text:p>303.8</text:p>
          </table:table-cell>
          <table:table-cell table:style-name="ce148" table:formula="of:=[.DR25]+50" office:value-type="float" office:value="353.76" calcext:value-type="float">
            <text:p>353.8</text:p>
          </table:table-cell>
          <table:table-cell table:style-name="ce148" table:formula="of:=[.DR25]-50" office:value-type="float" office:value="253.76" calcext:value-type="float">
            <text:p>253.8</text:p>
          </table:table-cell>
          <table:table-cell table:style-name="ce148" table:formula="of:=[.DR25]+100" office:value-type="float" office:value="403.76" calcext:value-type="float">
            <text:p>403.8</text:p>
          </table:table-cell>
          <table:table-cell table:style-name="ce148" table:formula="of:=[.DR25]-100" office:value-type="float" office:value="203.76" calcext:value-type="float">
            <text:p>203.8</text:p>
          </table:table-cell>
          <table:table-cell table:style-name="ce148" table:formula="of:=-0.025*(([.A25]-1963)^2)+5.5*([.A25]-1963)+175" office:value-type="float" office:value="288.275" calcext:value-type="float">
            <text:p>288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7" calcext:value-type="float">
            <text:p>1987</text:p>
          </table:table-cell>
          <table:table-cell table:style-name="ce12" office:value-type="float" office:value="38631000" calcext:value-type="float">
            <text:p>38631000</text:p>
          </table:table-cell>
          <table:table-cell table:style-name="ce115" office:value-type="float" office:value="12668258" calcext:value-type="float">
            <text:p>12668258</text:p>
          </table:table-cell>
          <table:table-cell table:style-name="ce115" office:value-type="float" office:value="17144739.832664" calcext:value-type="float">
            <text:p>17144739.832664</text:p>
          </table:table-cell>
          <table:table-cell table:style-name="ce109"/>
          <table:table-cell table:style-name="ce109" table:formula="of:=[.C26]/26" office:value-type="float" office:value="487240.692307692" calcext:value-type="float">
            <text:p>487241</text:p>
          </table:table-cell>
          <table:table-cell table:style-name="ce109" table:formula="of:=[.F26]/2" office:value-type="float" office:value="243620.346153846" calcext:value-type="float">
            <text:p>243620</text:p>
          </table:table-cell>
          <table:table-cell table:style-name="ce169" table:formula="of:=[.G26]*1.5" office:value-type="float" office:value="365430.519230769" calcext:value-type="float">
            <text:p>365431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4.5693333333333" calcext:value-type="float">
            <text:p>14.57</text:p>
          </table:table-cell>
          <table:table-cell table:style-name="ce103" office:value-type="float" office:value="1.16463333333333" calcext:value-type="float">
            <text:p>1.16</text:p>
          </table:table-cell>
          <table:table-cell table:style-name="ce106" table:formula="of:=[.DD26]*100" office:value-type="float" office:value="30800" calcext:value-type="float">
            <text:p>30800</text:p>
          </table:table-cell>
          <table:table-cell table:style-name="ce106" table:formula="of:=([.DD26]*100)*[.AI26]" office:value-type="float" office:value="35870.7066666667" calcext:value-type="float">
            <text:p>35871</text:p>
          </table:table-cell>
          <table:table-cell table:style-name="ce127" office:value-type="float" office:value="2221564000000" calcext:value-type="float">
            <text:p>2.22E+12</text:p>
          </table:table-cell>
          <table:table-cell table:style-name="ce103" table:formula="of:=([.AL26]*100/[.AL25])-100" office:value-type="float" office:value="7.89848557922309" calcext:value-type="float">
            <text:p>7.90</text:p>
          </table:table-cell>
          <table:table-cell table:style-name="ce28" table:number-columns-repeated="2"/>
          <table:table-cell table:style-name="ce106" office:value-type="float" office:value="365.611666666667" calcext:value-type="float">
            <text:p>366</text:p>
          </table:table-cell>
          <table:table-cell table:style-name="ce109" table:formula="of:=[.DD26]*100/[.AP26]" office:value-type="float" office:value="84.2423883264119" calcext:value-type="float">
            <text:p>84</text:p>
          </table:table-cell>
          <table:table-cell table:style-name="ce150" office:value-type="float" office:value="2.53357014951088" calcext:value-type="float">
            <text:p>2.5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253" calcext:value-type="float">
            <text:p>253</text:p>
          </table:table-cell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6038832.8673619" calcext:value-type="float">
            <text:p>16038833</text:p>
          </table:table-cell>
          <table:table-cell table:style-name="ce143" table:formula="of:=[.BW26]-[.BW25]" office:value-type="float" office:value="246651.603220915" calcext:value-type="float">
            <text:p>246652</text:p>
          </table:table-cell>
          <table:table-cell table:style-name="ce143" table:number-columns-repeated="4"/>
          <table:table-cell table:style-name="ce146" table:formula="of:=([.BW26]/[.B26])" office:value-type="float" office:value="0.415180369841887" calcext:value-type="float">
            <text:p>0.4152</text:p>
          </table:table-cell>
          <table:table-cell table:style-name="ce148" table:formula="of:=([.BW26]*100/[.BW25])-100" office:value-type="float" office:value="1.56185899272181" calcext:value-type="float">
            <text:p>1.6</text:p>
          </table:table-cell>
          <table:table-cell table:style-name="ce33" table:formula="of:=([.B26]*100/[.B25])-100" office:value-type="float" office:value="0.246522731990865" calcext:value-type="float">
            <text:p>0.25</text:p>
          </table:table-cell>
          <table:table-cell table:style-name="ce148" table:formula="of:=[.CD26]-[.CE26]" office:value-type="float" office:value="1.31533626073094" calcext:value-type="float">
            <text:p>1.3</text:p>
          </table:table-cell>
          <table:table-cell table:style-name="ce148" table:number-columns-repeated="3"/>
          <table:table-cell table:style-name="ce169" office:value-type="float" office:value="20235.76" calcext:value-type="float">
            <text:p>20236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308" calcext:value-type="float">
            <text:p>308</text:p>
          </table:table-cell>
          <table:table-cell table:style-name="ce33" office:value-type="float" office:value="5.26" calcext:value-type="float">
            <text:p>5.26</text:p>
          </table:table-cell>
          <table:table-cell table:style-name="ce148" table:formula="of:=[.DF25]+[.DE26]" office:value-type="float" office:value="114.06" calcext:value-type="float">
            <text:p>114.1</text:p>
          </table:table-cell>
          <table:table-cell table:style-name="ce148" table:formula="of:=(([.DD26]*[.DE26])/100)+[.DG25]" office:value-type="float" office:value="55.686" calcext:value-type="float">
            <text:p>55.7</text:p>
          </table:table-cell>
          <table:table-cell table:style-name="ce148" table:formula="of:=[.DD26]-[.DG26]" office:value-type="float" office:value="252.314" calcext:value-type="float">
            <text:p>252.3</text:p>
          </table:table-cell>
          <table:table-cell table:style-name="ce148" table:formula="of:=[.DD26]/[.DF26]*[.$DF$24]" office:value-type="float" office:value="270.033315798702" calcext:value-type="float">
            <text:p>270.0</text:p>
          </table:table-cell>
          <table:table-cell table:style-name="ce148" table:formula="of:=[.DD26]-[.DI26]" office:value-type="float" office:value="37.9666842012975" calcext:value-type="float">
            <text:p>38.0</text:p>
          </table:table-cell>
          <table:table-cell table:style-name="ce33" table:formula="of:=([.AH26]-[.AH25])" office:value-type="float" office:value="2.85033333333333" calcext:value-type="float">
            <text:p>2.85</text:p>
          </table:table-cell>
          <table:table-cell table:style-name="ce33" table:formula="of:=([.DD26]*100/[.DD25])-100" office:value-type="float" office:value="26.2295081967213" calcext:value-type="float">
            <text:p>26.23</text:p>
          </table:table-cell>
          <table:table-cell table:style-name="ce33" table:formula="of:=[.DL26]-[.DE26]" office:value-type="float" office:value="20.9695081967213" calcext:value-type="float">
            <text:p>20.97</text:p>
          </table:table-cell>
          <table:table-cell table:style-name="ce33" table:number-columns-repeated="2"/>
          <table:table-cell table:style-name="ce148" office:value-type="float" office:value="20.2225" calcext:value-type="float">
            <text:p>20.2</text:p>
          </table:table-cell>
          <table:table-cell table:style-name="ce148" table:formula="of:=[.DL26]+4" office:value-type="float" office:value="30.2295081967213" calcext:value-type="float">
            <text:p>30.2</text:p>
          </table:table-cell>
          <table:table-cell table:style-name="ce148" table:formula="of:=-0.06*(([.A26]-1963)^2)+8.5*([.A26]-1963)+140" office:value-type="float" office:value="309.44" calcext:value-type="float">
            <text:p>309.4</text:p>
          </table:table-cell>
          <table:table-cell table:style-name="ce148" table:formula="of:=[.DR26]+50" office:value-type="float" office:value="359.44" calcext:value-type="float">
            <text:p>359.4</text:p>
          </table:table-cell>
          <table:table-cell table:style-name="ce148" table:formula="of:=[.DR26]-50" office:value-type="float" office:value="259.44" calcext:value-type="float">
            <text:p>259.4</text:p>
          </table:table-cell>
          <table:table-cell table:style-name="ce148" table:formula="of:=[.DR26]+100" office:value-type="float" office:value="409.44" calcext:value-type="float">
            <text:p>409.4</text:p>
          </table:table-cell>
          <table:table-cell table:style-name="ce148" table:formula="of:=[.DR26]-100" office:value-type="float" office:value="209.44" calcext:value-type="float">
            <text:p>209.4</text:p>
          </table:table-cell>
          <table:table-cell table:style-name="ce148" table:formula="of:=-0.025*(([.A26]-1963)^2)+5.5*([.A26]-1963)+175" office:value-type="float" office:value="292.6" calcext:value-type="float">
            <text:p>292.6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8" calcext:value-type="float">
            <text:p>1988</text:p>
          </table:table-cell>
          <table:table-cell table:style-name="ce12" office:value-type="float" office:value="38716000" calcext:value-type="float">
            <text:p>38716000</text:p>
          </table:table-cell>
          <table:table-cell table:style-name="ce115" office:value-type="float" office:value="12781018" calcext:value-type="float">
            <text:p>12781018</text:p>
          </table:table-cell>
          <table:table-cell table:style-name="ce115" office:value-type="float" office:value="17276762.044735" calcext:value-type="float">
            <text:p>17276762.044735</text:p>
          </table:table-cell>
          <table:table-cell table:style-name="ce109"/>
          <table:table-cell table:style-name="ce109" table:formula="of:=[.C27]/26" office:value-type="float" office:value="491577.615384615" calcext:value-type="float">
            <text:p>491578</text:p>
          </table:table-cell>
          <table:table-cell table:style-name="ce109" table:formula="of:=[.F27]/2" office:value-type="float" office:value="245788.807692308" calcext:value-type="float">
            <text:p>245789</text:p>
          </table:table-cell>
          <table:table-cell table:style-name="ce169" table:formula="of:=[.G27]*1.5" office:value-type="float" office:value="368683.211538461" calcext:value-type="float">
            <text:p>368683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1.8065833333333" calcext:value-type="float">
            <text:p>11.81</text:p>
          </table:table-cell>
          <table:table-cell table:style-name="ce103" office:value-type="float" office:value="1.17839166666667" calcext:value-type="float">
            <text:p>1.18</text:p>
          </table:table-cell>
          <table:table-cell table:style-name="ce106" table:formula="of:=[.DD27]*100" office:value-type="float" office:value="40375" calcext:value-type="float">
            <text:p>40375</text:p>
          </table:table-cell>
          <table:table-cell table:style-name="ce106" table:formula="of:=([.DD27]*100)*[.AI27]" office:value-type="float" office:value="47577.5635416667" calcext:value-type="float">
            <text:p>47578</text:p>
          </table:table-cell>
          <table:table-cell table:style-name="ce127" office:value-type="float" office:value="2410010000000" calcext:value-type="float">
            <text:p>2.41E+12</text:p>
          </table:table-cell>
          <table:table-cell table:style-name="ce103" table:formula="of:=([.AL27]*100/[.AL26])-100" office:value-type="float" office:value="8.48258254094863" calcext:value-type="float">
            <text:p>8.48</text:p>
          </table:table-cell>
          <table:table-cell table:style-name="ce28" table:number-columns-repeated="2"/>
          <table:table-cell table:style-name="ce106" office:value-type="float" office:value="349.534166666667" calcext:value-type="float">
            <text:p>350</text:p>
          </table:table-cell>
          <table:table-cell table:style-name="ce109" table:formula="of:=[.DD27]*100/[.AP27]" office:value-type="float" office:value="115.510882341021" calcext:value-type="float">
            <text:p>116</text:p>
          </table:table-cell>
          <table:table-cell table:style-name="ce150" office:value-type="float" office:value="4.3059185450587" calcext:value-type="float">
            <text:p>4.3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264" calcext:value-type="float">
            <text:p>264</text:p>
          </table:table-cell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6265162.6075099" calcext:value-type="float">
            <text:p>16265163</text:p>
          </table:table-cell>
          <table:table-cell table:style-name="ce143" table:formula="of:=[.BW27]-[.BW26]" office:value-type="float" office:value="226329.740147958" calcext:value-type="float">
            <text:p>226330</text:p>
          </table:table-cell>
          <table:table-cell table:style-name="ce143" table:number-columns-repeated="4"/>
          <table:table-cell table:style-name="ce146" table:formula="of:=([.BW27]/[.B27])" office:value-type="float" office:value="0.420114748618398" calcext:value-type="float">
            <text:p>0.4201</text:p>
          </table:table-cell>
          <table:table-cell table:style-name="ce148" table:formula="of:=([.BW27]*100/[.BW26])-100" office:value-type="float" office:value="1.4111359724218" calcext:value-type="float">
            <text:p>1.4</text:p>
          </table:table-cell>
          <table:table-cell table:style-name="ce33" table:formula="of:=([.B27]*100/[.B26])-100" office:value-type="float" office:value="0.22003054541689" calcext:value-type="float">
            <text:p>0.22</text:p>
          </table:table-cell>
          <table:table-cell table:style-name="ce148" table:formula="of:=[.CD27]-[.CE27]" office:value-type="float" office:value="1.19110542700491" calcext:value-type="float">
            <text:p>1.2</text:p>
          </table:table-cell>
          <table:table-cell table:style-name="ce148" table:number-columns-repeated="3"/>
          <table:table-cell table:style-name="ce169" office:value-type="float" office:value="22670.61" calcext:value-type="float">
            <text:p>22671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403.75" calcext:value-type="float">
            <text:p>404</text:p>
          </table:table-cell>
          <table:table-cell table:style-name="ce33" office:value-type="float" office:value="4.83" calcext:value-type="float">
            <text:p>4.83</text:p>
          </table:table-cell>
          <table:table-cell table:style-name="ce148" table:formula="of:=[.DF26]+[.DE27]" office:value-type="float" office:value="118.89" calcext:value-type="float">
            <text:p>118.9</text:p>
          </table:table-cell>
          <table:table-cell table:style-name="ce148" table:formula="of:=(([.DD27]*[.DE27])/100)+[.DG26]" office:value-type="float" office:value="75.187125" calcext:value-type="float">
            <text:p>75.2</text:p>
          </table:table-cell>
          <table:table-cell table:style-name="ce148" table:formula="of:=[.DD27]-[.DG27]" office:value-type="float" office:value="328.562875" calcext:value-type="float">
            <text:p>328.6</text:p>
          </table:table-cell>
          <table:table-cell table:style-name="ce148" table:formula="of:=[.DD27]/[.DF27]*[.$DF$24]" office:value-type="float" office:value="339.599629910001" calcext:value-type="float">
            <text:p>339.6</text:p>
          </table:table-cell>
          <table:table-cell table:style-name="ce148" table:formula="of:=[.DD27]-[.DI27]" office:value-type="float" office:value="64.1503700899992" calcext:value-type="float">
            <text:p>64.2</text:p>
          </table:table-cell>
          <table:table-cell table:style-name="ce33" table:formula="of:=([.AH27]-[.AH26])" office:value-type="float" office:value="-2.76275" calcext:value-type="float">
            <text:p>-2.76</text:p>
          </table:table-cell>
          <table:table-cell table:style-name="ce33" table:formula="of:=([.DD27]*100/[.DD26])-100" office:value-type="float" office:value="31.0876623376623" calcext:value-type="float">
            <text:p>31.09</text:p>
          </table:table-cell>
          <table:table-cell table:style-name="ce33" table:formula="of:=[.DL27]-[.DE27]" office:value-type="float" office:value="26.2576623376624" calcext:value-type="float">
            <text:p>26.26</text:p>
          </table:table-cell>
          <table:table-cell table:style-name="ce33" table:number-columns-repeated="2"/>
          <table:table-cell table:style-name="ce148" office:value-type="float" office:value="19.2375" calcext:value-type="float">
            <text:p>19.2</text:p>
          </table:table-cell>
          <table:table-cell table:style-name="ce148" table:formula="of:=[.DL27]+4" office:value-type="float" office:value="35.0876623376624" calcext:value-type="float">
            <text:p>35.1</text:p>
          </table:table-cell>
          <table:table-cell table:style-name="ce148" table:formula="of:=-0.06*(([.A27]-1963)^2)+8.5*([.A27]-1963)+140" office:value-type="float" office:value="315" calcext:value-type="float">
            <text:p>315.0</text:p>
          </table:table-cell>
          <table:table-cell table:style-name="ce148" table:formula="of:=[.DR27]+50" office:value-type="float" office:value="365" calcext:value-type="float">
            <text:p>365.0</text:p>
          </table:table-cell>
          <table:table-cell table:style-name="ce148" table:formula="of:=[.DR27]-50" office:value-type="float" office:value="265" calcext:value-type="float">
            <text:p>265.0</text:p>
          </table:table-cell>
          <table:table-cell table:style-name="ce148" table:formula="of:=[.DR27]+100" office:value-type="float" office:value="415" calcext:value-type="float">
            <text:p>415.0</text:p>
          </table:table-cell>
          <table:table-cell table:style-name="ce148" table:formula="of:=[.DR27]-100" office:value-type="float" office:value="215" calcext:value-type="float">
            <text:p>215.0</text:p>
          </table:table-cell>
          <table:table-cell table:style-name="ce148" table:formula="of:=-0.025*(([.A27]-1963)^2)+5.5*([.A27]-1963)+175" office:value-type="float" office:value="296.875" calcext:value-type="float">
            <text:p>296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89" calcext:value-type="float">
            <text:p>1989</text:p>
          </table:table-cell>
          <table:table-cell table:style-name="ce12" office:value-type="float" office:value="38792000" calcext:value-type="float">
            <text:p>38792000</text:p>
          </table:table-cell>
          <table:table-cell table:style-name="ce115" office:value-type="float" office:value="12966912" calcext:value-type="float">
            <text:p>12966912</text:p>
          </table:table-cell>
          <table:table-cell table:style-name="ce115" office:value-type="float" office:value="17431226.309064" calcext:value-type="float">
            <text:p>17431226.309064</text:p>
          </table:table-cell>
          <table:table-cell table:style-name="ce109"/>
          <table:table-cell table:style-name="ce109" table:formula="of:=[.C28]/26" office:value-type="float" office:value="498727.384615385" calcext:value-type="float">
            <text:p>498727</text:p>
          </table:table-cell>
          <table:table-cell table:style-name="ce109" table:formula="of:=[.F28]/2" office:value-type="float" office:value="249363.692307692" calcext:value-type="float">
            <text:p>249364</text:p>
          </table:table-cell>
          <table:table-cell table:style-name="ce169" table:formula="of:=[.G28]*1.5" office:value-type="float" office:value="374045.538461539" calcext:value-type="float">
            <text:p>374046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5.14775" calcext:value-type="float">
            <text:p>15.15</text:p>
          </table:table-cell>
          <table:table-cell table:style-name="ce103" office:value-type="float" office:value="1.10668333333333" calcext:value-type="float">
            <text:p>1.11</text:p>
          </table:table-cell>
          <table:table-cell table:style-name="ce106" table:formula="of:=[.DD28]*100" office:value-type="float" office:value="50250" calcext:value-type="float">
            <text:p>50250</text:p>
          </table:table-cell>
          <table:table-cell table:style-name="ce106" table:formula="of:=([.DD28]*100)*[.AI28]" office:value-type="float" office:value="55610.8375" calcext:value-type="float">
            <text:p>55611</text:p>
          </table:table-cell>
          <table:table-cell table:style-name="ce127" office:value-type="float" office:value="2659927000000" calcext:value-type="float">
            <text:p>2.66E+12</text:p>
          </table:table-cell>
          <table:table-cell table:style-name="ce103" table:formula="of:=([.AL28]*100/[.AL27])-100" office:value-type="float" office:value="10.3699569711329" calcext:value-type="float">
            <text:p>10.37</text:p>
          </table:table-cell>
          <table:table-cell table:style-name="ce28" table:number-columns-repeated="2"/>
          <table:table-cell table:style-name="ce106" office:value-type="float" office:value="322.0125" calcext:value-type="float">
            <text:p>322</text:p>
          </table:table-cell>
          <table:table-cell table:style-name="ce109" table:formula="of:=[.DD28]*100/[.AP28]" office:value-type="float" office:value="156.049842785606" calcext:value-type="float">
            <text:p>156</text:p>
          </table:table-cell>
          <table:table-cell table:style-name="ce150" office:value-type="float" office:value="4.09959325735633" calcext:value-type="float">
            <text:p>4.1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280" calcext:value-type="float">
            <text:p>280</text:p>
          </table:table-cell>
          <table:table-cell table:style-name="ce118"/>
          <table:table-cell table:style-name="ce27"/>
          <table:table-cell table:style-name="ce26"/>
          <table:table-cell table:style-name="ce27" table:number-columns-repeated="16"/>
          <table:table-cell table:style-name="ce143" office:value-type="float" office:value="16552406.6977991" calcext:value-type="float">
            <text:p>16552407</text:p>
          </table:table-cell>
          <table:table-cell table:style-name="ce143" table:formula="of:=[.BW28]-[.BW27]" office:value-type="float" office:value="287244.0902892" calcext:value-type="float">
            <text:p>287244</text:p>
          </table:table-cell>
          <table:table-cell table:style-name="ce143" table:number-columns-repeated="4"/>
          <table:table-cell table:style-name="ce146" table:formula="of:=([.BW28]/[.B28])" office:value-type="float" office:value="0.426696398685273" calcext:value-type="float">
            <text:p>0.4267</text:p>
          </table:table-cell>
          <table:table-cell table:style-name="ce148" table:formula="of:=([.BW28]*100/[.BW27])-100" office:value-type="float" office:value="1.76600810714658" calcext:value-type="float">
            <text:p>1.8</text:p>
          </table:table-cell>
          <table:table-cell table:style-name="ce33" table:formula="of:=([.B28]*100/[.B27])-100" office:value-type="float" office:value="0.196301270792432" calcext:value-type="float">
            <text:p>0.20</text:p>
          </table:table-cell>
          <table:table-cell table:style-name="ce148" table:formula="of:=[.CD28]-[.CE28]" office:value-type="float" office:value="1.56970683635414" calcext:value-type="float">
            <text:p>1.6</text:p>
          </table:table-cell>
          <table:table-cell table:style-name="ce148" table:number-columns-repeated="3"/>
          <table:table-cell table:style-name="ce169" office:value-type="float" office:value="26027.3" calcext:value-type="float">
            <text:p>26027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502.5" calcext:value-type="float">
            <text:p>503</text:p>
          </table:table-cell>
          <table:table-cell table:style-name="ce33" office:value-type="float" office:value="6.79" calcext:value-type="float">
            <text:p>6.79</text:p>
          </table:table-cell>
          <table:table-cell table:style-name="ce148" table:formula="of:=[.DF27]+[.DE28]" office:value-type="float" office:value="125.68" calcext:value-type="float">
            <text:p>125.7</text:p>
          </table:table-cell>
          <table:table-cell table:style-name="ce148" table:formula="of:=(([.DD28]*[.DE28])/100)+[.DG27]" office:value-type="float" office:value="109.306875" calcext:value-type="float">
            <text:p>109.3</text:p>
          </table:table-cell>
          <table:table-cell table:style-name="ce148" table:formula="of:=[.DD28]-[.DG28]" office:value-type="float" office:value="393.193125" calcext:value-type="float">
            <text:p>393.2</text:p>
          </table:table-cell>
          <table:table-cell table:style-name="ce148" table:formula="of:=[.DD28]/[.DF28]*[.$DF$24]" office:value-type="float" office:value="399.824952259707" calcext:value-type="float">
            <text:p>399.8</text:p>
          </table:table-cell>
          <table:table-cell table:style-name="ce148" table:formula="of:=[.DD28]-[.DI28]" office:value-type="float" office:value="102.675047740293" calcext:value-type="float">
            <text:p>102.7</text:p>
          </table:table-cell>
          <table:table-cell table:style-name="ce33" table:formula="of:=([.AH28]-[.AH27])" office:value-type="float" office:value="3.34116666666667" calcext:value-type="float">
            <text:p>3.34</text:p>
          </table:table-cell>
          <table:table-cell table:style-name="ce33" table:formula="of:=([.DD28]*100/[.DD27])-100" office:value-type="float" office:value="24.4582043343653" calcext:value-type="float">
            <text:p>24.46</text:p>
          </table:table-cell>
          <table:table-cell table:style-name="ce33" table:formula="of:=[.DL28]-[.DE28]" office:value-type="float" office:value="17.6682043343653" calcext:value-type="float">
            <text:p>17.67</text:p>
          </table:table-cell>
          <table:table-cell table:style-name="ce33" table:number-columns-repeated="2"/>
          <table:table-cell table:style-name="ce148" office:value-type="float" office:value="17.24" calcext:value-type="float">
            <text:p>17.2</text:p>
          </table:table-cell>
          <table:table-cell table:style-name="ce148" table:formula="of:=[.DL28]+4" office:value-type="float" office:value="28.4582043343653" calcext:value-type="float">
            <text:p>28.5</text:p>
          </table:table-cell>
          <table:table-cell table:style-name="ce148" table:formula="of:=-0.06*(([.A28]-1963)^2)+8.5*([.A28]-1963)+140" office:value-type="float" office:value="320.44" calcext:value-type="float">
            <text:p>320.4</text:p>
          </table:table-cell>
          <table:table-cell table:style-name="ce148" table:formula="of:=[.DR28]+50" office:value-type="float" office:value="370.44" calcext:value-type="float">
            <text:p>370.4</text:p>
          </table:table-cell>
          <table:table-cell table:style-name="ce148" table:formula="of:=[.DR28]-50" office:value-type="float" office:value="270.44" calcext:value-type="float">
            <text:p>270.4</text:p>
          </table:table-cell>
          <table:table-cell table:style-name="ce148" table:formula="of:=[.DR28]+100" office:value-type="float" office:value="420.44" calcext:value-type="float">
            <text:p>420.4</text:p>
          </table:table-cell>
          <table:table-cell table:style-name="ce148" table:formula="of:=[.DR28]-100" office:value-type="float" office:value="220.44" calcext:value-type="float">
            <text:p>220.4</text:p>
          </table:table-cell>
          <table:table-cell table:style-name="ce148" table:formula="of:=-0.025*(([.A28]-1963)^2)+5.5*([.A28]-1963)+175" office:value-type="float" office:value="301.1" calcext:value-type="float">
            <text:p>301.1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1990" calcext:value-type="float">
            <text:p>1990</text:p>
          </table:table-cell>
          <table:table-cell table:style-name="ce12" office:value-type="float" office:value="38851000" calcext:value-type="float">
            <text:p>38851000</text:p>
          </table:table-cell>
          <table:table-cell table:style-name="ce115" office:value-type="float" office:value="13222820" calcext:value-type="float">
            <text:p>13222820</text:p>
          </table:table-cell>
          <table:table-cell table:style-name="ce115" office:value-type="float" office:value="17583744.759444" calcext:value-type="float">
            <text:p>17583744.759444</text:p>
          </table:table-cell>
          <table:table-cell table:style-name="ce109"/>
          <table:table-cell table:style-name="ce109" table:formula="of:=[.C29]/26" office:value-type="float" office:value="508570" calcext:value-type="float">
            <text:p>508570</text:p>
          </table:table-cell>
          <table:table-cell table:style-name="ce109" table:formula="of:=[.F29]/2" office:value-type="float" office:value="254285" calcext:value-type="float">
            <text:p>254285</text:p>
          </table:table-cell>
          <table:table-cell table:style-name="ce169" table:formula="of:=[.G29]*1.5" office:value-type="float" office:value="381427.5" calcext:value-type="float">
            <text:p>381428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5.4428333333333" calcext:value-type="float">
            <text:p>15.44</text:p>
          </table:table-cell>
          <table:table-cell table:style-name="ce103" office:value-type="float" office:value="1.27708333333333" calcext:value-type="float">
            <text:p>1.28</text:p>
          </table:table-cell>
          <table:table-cell table:style-name="ce106" table:formula="of:=[.DD29]*100" office:value-type="float" office:value="57250" calcext:value-type="float">
            <text:p>57250</text:p>
          </table:table-cell>
          <table:table-cell table:style-name="ce106" table:formula="of:=([.DD29]*100)*[.AI29]" office:value-type="float" office:value="73113.0208333333" calcext:value-type="float">
            <text:p>73113</text:p>
          </table:table-cell>
          <table:table-cell table:style-name="ce127" office:value-type="float" office:value="2979949000000" calcext:value-type="float">
            <text:p>2.98E+12</text:p>
          </table:table-cell>
          <table:table-cell table:style-name="ce103" table:formula="of:=([.AL29]*100/[.AL28])-100" office:value-type="float" office:value="12.0312324360781" calcext:value-type="float">
            <text:p>12.03</text:p>
          </table:table-cell>
          <table:table-cell table:style-name="ce28" table:number-columns-repeated="2"/>
          <table:table-cell table:style-name="ce106" office:value-type="float" office:value="281.57" calcext:value-type="float">
            <text:p>282</text:p>
          </table:table-cell>
          <table:table-cell table:style-name="ce109" table:formula="of:=[.DD29]*100/[.AP29]" office:value-type="float" office:value="203.324217778883" calcext:value-type="float">
            <text:p>203</text:p>
          </table:table-cell>
          <table:table-cell table:style-name="ce150" office:value-type="float" office:value="3.60385354604129" calcext:value-type="float">
            <text:p>3.6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300" calcext:value-type="float">
            <text:p>300</text:p>
          </table:table-cell>
          <table:table-cell table:style-name="ce118"/>
          <table:table-cell table:style-name="ce27"/>
          <table:table-cell table:style-name="ce26"/>
          <table:table-cell table:style-name="ce118" table:number-columns-repeated="16"/>
          <table:table-cell table:style-name="ce143" office:value-type="float" office:value="16880663.8530628" calcext:value-type="float">
            <text:p>16880664</text:p>
          </table:table-cell>
          <table:table-cell table:style-name="ce143" table:formula="of:=[.BW29]-[.BW28]" office:value-type="float" office:value="328257.155263701" calcext:value-type="float">
            <text:p>328257</text:p>
          </table:table-cell>
          <table:table-cell table:style-name="ce143"/>
          <table:table-cell table:style-name="ce109" table:number-columns-repeated="3"/>
          <table:table-cell table:style-name="ce146" table:formula="of:=([.BW29]/[.B29])" office:value-type="float" office:value="0.434497538108744" calcext:value-type="float">
            <text:p>0.4345</text:p>
          </table:table-cell>
          <table:table-cell table:style-name="ce148" table:formula="of:=([.BW29]*100/[.BW28])-100" office:value-type="float" office:value="1.98313853240055" calcext:value-type="float">
            <text:p>2.0</text:p>
          </table:table-cell>
          <table:table-cell table:style-name="ce33" table:formula="of:=([.B29]*100/[.B28])-100" office:value-type="float" office:value="0.152093215095903" calcext:value-type="float">
            <text:p>0.15</text:p>
          </table:table-cell>
          <table:table-cell table:style-name="ce148" table:formula="of:=[.CD29]-[.CE29]" office:value-type="float" office:value="1.83104531730464" calcext:value-type="float">
            <text:p>1.8</text:p>
          </table:table-cell>
          <table:table-cell table:style-name="ce169" office:value-type="float" office:value="1276000" calcext:value-type="float">
            <text:p>1276000</text:p>
          </table:table-cell>
          <table:table-cell table:style-name="ce169" table:formula="of:=[.CG29]/[.BX29]" office:value-type="float" office:value="3.88719630185956" calcext:value-type="float">
            <text:p>4</text:p>
          </table:table-cell>
          <table:table-cell table:style-name="ce148" table:formula="of:=[.CG29]/[.B29]*100" office:value-type="float" office:value="3.28434274536048" calcext:value-type="float">
            <text:p>3.3</text:p>
          </table:table-cell>
          <table:table-cell table:style-name="ce169" office:value-type="float" office:value="28571.67" calcext:value-type="float">
            <text:p>28572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572.5" calcext:value-type="float">
            <text:p>573</text:p>
          </table:table-cell>
          <table:table-cell table:style-name="ce33" office:value-type="float" office:value="6.72" calcext:value-type="float">
            <text:p>6.72</text:p>
          </table:table-cell>
          <table:table-cell table:style-name="ce148" table:formula="of:=[.DF28]+[.DE29]" office:value-type="float" office:value="132.4" calcext:value-type="float">
            <text:p>132.4</text:p>
          </table:table-cell>
          <table:table-cell table:style-name="ce148" table:formula="of:=(([.DD29]*[.DE29])/100)+[.DG28]" office:value-type="float" office:value="147.778875" calcext:value-type="float">
            <text:p>147.8</text:p>
          </table:table-cell>
          <table:table-cell table:style-name="ce148" table:formula="of:=[.DD29]-[.DG29]" office:value-type="float" office:value="424.721125" calcext:value-type="float">
            <text:p>424.7</text:p>
          </table:table-cell>
          <table:table-cell table:style-name="ce148" table:formula="of:=[.DD29]/[.DF29]*[.$DF$24]" office:value-type="float" office:value="432.401812688822" calcext:value-type="float">
            <text:p>432.4</text:p>
          </table:table-cell>
          <table:table-cell table:style-name="ce148" table:formula="of:=[.DD29]-[.DI29]" office:value-type="float" office:value="140.098187311178" calcext:value-type="float">
            <text:p>140.1</text:p>
          </table:table-cell>
          <table:table-cell table:style-name="ce33" table:formula="of:=([.AH29]-[.AH28])" office:value-type="float" office:value="0.295083333333332" calcext:value-type="float">
            <text:p>0.30</text:p>
          </table:table-cell>
          <table:table-cell table:style-name="ce33" table:formula="of:=([.DD29]*100/[.DD28])-100" office:value-type="float" office:value="13.9303482587065" calcext:value-type="float">
            <text:p>13.93</text:p>
          </table:table-cell>
          <table:table-cell table:style-name="ce33" table:formula="of:=[.DL29]-[.DE29]" office:value-type="float" office:value="7.21034825870647" calcext:value-type="float">
            <text:p>7.21</text:p>
          </table:table-cell>
          <table:table-cell table:style-name="ce33" table:number-columns-repeated="2"/>
          <table:table-cell table:style-name="ce148" office:value-type="float" office:value="16.2375" calcext:value-type="float">
            <text:p>16.2</text:p>
          </table:table-cell>
          <table:table-cell table:style-name="ce148" table:formula="of:=[.DL29]+4" office:value-type="float" office:value="17.9303482587065" calcext:value-type="float">
            <text:p>17.9</text:p>
          </table:table-cell>
          <table:table-cell table:style-name="ce148" table:formula="of:=-0.06*(([.A29]-1963)^2)+8.5*([.A29]-1963)+140" office:value-type="float" office:value="325.76" calcext:value-type="float">
            <text:p>325.8</text:p>
          </table:table-cell>
          <table:table-cell table:style-name="ce148" table:formula="of:=[.DR29]+50" office:value-type="float" office:value="375.76" calcext:value-type="float">
            <text:p>375.8</text:p>
          </table:table-cell>
          <table:table-cell table:style-name="ce148" table:formula="of:=[.DR29]-50" office:value-type="float" office:value="275.76" calcext:value-type="float">
            <text:p>275.8</text:p>
          </table:table-cell>
          <table:table-cell table:style-name="ce148" table:formula="of:=[.DR29]+100" office:value-type="float" office:value="425.76" calcext:value-type="float">
            <text:p>425.8</text:p>
          </table:table-cell>
          <table:table-cell table:style-name="ce148" table:formula="of:=[.DR29]-100" office:value-type="float" office:value="225.76" calcext:value-type="float">
            <text:p>225.8</text:p>
          </table:table-cell>
          <table:table-cell table:style-name="ce148" table:formula="of:=-0.025*(([.A29]-1963)^2)+5.5*([.A29]-1963)+175" office:value-type="float" office:value="305.275" calcext:value-type="float">
            <text:p>305.3</text:p>
          </table:table-cell>
          <table:table-cell table:style-name="ce94" table:formula="of:=1.298875*0.264172052" office:value-type="float" office:value="0.3431264740415" calcext:value-type="float">
            <text:p>0.34</text:p>
          </table:table-cell>
          <table:table-cell table:style-name="ce137"/>
          <table:table-cell table:style-name="ce94" office:value-type="float" office:value="0.73" calcext:value-type="float">
            <text:p>0.73</text:p>
          </table:table-cell>
          <table:table-cell table:number-columns-repeated="894"/>
        </table:table-row>
        <table:table-row table:style-name="ro9">
          <table:table-cell table:style-name="ce18" office:value-type="float" office:value="1991" calcext:value-type="float">
            <text:p>1991</text:p>
          </table:table-cell>
          <table:table-cell table:style-name="ce12" office:value-type="float" office:value="38940000" calcext:value-type="float">
            <text:p>38940000</text:p>
          </table:table-cell>
          <table:table-cell table:style-name="ce115" office:value-type="float" office:value="13511072" calcext:value-type="float">
            <text:p>13511072</text:p>
          </table:table-cell>
          <table:table-cell table:style-name="ce115" office:value-type="float" office:value="17725855.180836" calcext:value-type="float">
            <text:p>17725855.180836</text:p>
          </table:table-cell>
          <table:table-cell table:style-name="ce109"/>
          <table:table-cell table:style-name="ce109" table:formula="of:=[.C30]/26" office:value-type="float" office:value="519656.615384615" calcext:value-type="float">
            <text:p>519657</text:p>
          </table:table-cell>
          <table:table-cell table:style-name="ce109" table:formula="of:=[.F30]/2" office:value-type="float" office:value="259828.307692308" calcext:value-type="float">
            <text:p>259828</text:p>
          </table:table-cell>
          <table:table-cell table:style-name="ce169" table:formula="of:=[.G30]*1.5" office:value-type="float" office:value="389742.461538461" calcext:value-type="float">
            <text:p>389742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3.0811666666667" calcext:value-type="float">
            <text:p>13.08</text:p>
          </table:table-cell>
          <table:table-cell table:style-name="ce103" office:value-type="float" office:value="1.23851666666667" calcext:value-type="float">
            <text:p>1.24</text:p>
          </table:table-cell>
          <table:table-cell table:style-name="ce106" table:formula="of:=[.DD30]*100" office:value-type="float" office:value="58218.75" calcext:value-type="float">
            <text:p>58219</text:p>
          </table:table-cell>
          <table:table-cell table:style-name="ce106" table:formula="of:=([.DD30]*100)*[.AI30]" office:value-type="float" office:value="72104.8921875" calcext:value-type="float">
            <text:p>72105</text:p>
          </table:table-cell>
          <table:table-cell table:style-name="ce127" office:value-type="float" office:value="3204633000000" calcext:value-type="float">
            <text:p>3.20E+12</text:p>
          </table:table-cell>
          <table:table-cell table:style-name="ce103" table:formula="of:=([.AL30]*100/[.AL29])-100" office:value-type="float" office:value="7.5398605815066" calcext:value-type="float">
            <text:p>7.54</text:p>
          </table:table-cell>
          <table:table-cell table:style-name="ce28" table:number-columns-repeated="2"/>
          <table:table-cell table:style-name="ce106" office:value-type="float" office:value="276.578333333333" calcext:value-type="float">
            <text:p>277</text:p>
          </table:table-cell>
          <table:table-cell table:style-name="ce109" table:formula="of:=[.DD30]*100/[.AP30]" office:value-type="float" office:value="210.496423556919" calcext:value-type="float">
            <text:p>210</text:p>
          </table:table-cell>
          <table:table-cell table:style-name="ce150" office:value-type="float" office:value="2.67737775872527" calcext:value-type="float">
            <text:p>2.7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320" calcext:value-type="float">
            <text:p>320</text:p>
          </table:table-cell>
          <table:table-cell table:style-name="ce118"/>
          <table:table-cell table:style-name="ce27"/>
          <table:table-cell table:style-name="ce123" office:value-type="float" office:value="81900" calcext:value-type="float">
            <text:p>81900</text:p>
          </table:table-cell>
          <table:table-cell table:style-name="ce118" office:value-type="float" office:value="55104" calcext:value-type="float">
            <text:p>55104</text:p>
          </table:table-cell>
          <table:table-cell table:style-name="ce118" office:value-type="float" office:value="26124" calcext:value-type="float">
            <text:p>26124</text:p>
          </table:table-cell>
          <table:table-cell table:style-name="ce118" office:value-type="float" office:value="672" calcext:value-type="float">
            <text:p>672</text:p>
          </table:table-cell>
          <table:table-cell table:style-name="ce118" office:value-type="float" office:value="61098" calcext:value-type="float">
            <text:p>61098</text:p>
          </table:table-cell>
          <table:table-cell table:style-name="ce82" office:value-type="float" office:value="162.39090328286" calcext:value-type="float">
            <text:p>162</text:p>
          </table:table-cell>
          <table:table-cell table:style-name="ce118" office:value-type="float" office:value="2692233600" calcext:value-type="float">
            <text:p>2692233600</text:p>
          </table:table-cell>
          <table:table-cell table:style-name="ce123" table:formula="of:=[.BL30]/[.BJ30]" office:value-type="float" office:value="44064.185407051" calcext:value-type="float">
            <text:p>44064</text:p>
          </table:table-cell>
          <table:table-cell table:style-name="ce123" table:formula="of:=[.BM30]/[.BK30]" office:value-type="float" office:value="271.346390199566" calcext:value-type="float">
            <text:p>271</text:p>
          </table:table-cell>
          <table:table-cell table:style-name="ce118" office:value-type="float" office:value="176142" calcext:value-type="float">
            <text:p>176142</text:p>
          </table:table-cell>
          <table:table-cell table:style-name="ce82" office:value-type="float" office:value="111.147774233454" calcext:value-type="float">
            <text:p>111</text:p>
          </table:table-cell>
          <table:table-cell table:style-name="ce118" office:value-type="float" office:value="5773451400" calcext:value-type="float">
            <text:p>5773451400</text:p>
          </table:table-cell>
          <table:table-cell table:style-name="ce80" table:formula="of:=[.BQ30]/[.BO30]" office:value-type="float" office:value="32777.2558503934" calcext:value-type="float">
            <text:p>32777</text:p>
          </table:table-cell>
          <table:table-cell table:style-name="ce80" table:formula="of:=[.BR30]/[.BP30]" office:value-type="float" office:value="294.897995721879" calcext:value-type="float">
            <text:p>295</text:p>
          </table:table-cell>
          <table:table-cell table:style-name="ce86" table:formula="of:=[.DD30]/(([.BS30]+[.BN30])/2)" office:value-type="float" office:value="2.05631177800593" calcext:value-type="float">
            <text:p>2.06</text:p>
          </table:table-cell>
          <table:table-cell table:style-name="ce85"/>
          <table:table-cell table:style-name="ce80"/>
          <table:table-cell table:style-name="ce119" office:value-type="float" office:value="17206000" calcext:value-type="float">
            <text:p>17206000</text:p>
          </table:table-cell>
          <table:table-cell table:style-name="ce143" table:formula="of:=[.BW30]-[.BW29]" office:value-type="float" office:value="325336.146937199" calcext:value-type="float">
            <text:p>325336</text:p>
          </table:table-cell>
          <table:table-cell table:style-name="ce109" office:value-type="float" office:value="227970" calcext:value-type="float">
            <text:p>227970</text:p>
          </table:table-cell>
          <table:table-cell table:style-name="ce109" office:value-type="float" office:value="44514" calcext:value-type="float">
            <text:p>44514</text:p>
          </table:table-cell>
          <table:table-cell table:style-name="ce109" table:formula="of:=100-[.CB30]" office:value-type="float" office:value="83.6636279561369" calcext:value-type="float">
            <text:p>84</text:p>
          </table:table-cell>
          <table:table-cell table:style-name="ce109" table:formula="of:=([.BZ30]*100)/([.BY30]+[.BZ30])" office:value-type="float" office:value="16.3363720438631" calcext:value-type="float">
            <text:p>16</text:p>
          </table:table-cell>
          <table:table-cell table:style-name="ce146" table:formula="of:=([.BW30]/[.B30])" office:value-type="float" office:value="0.44185927067283" calcext:value-type="float">
            <text:p>0.4419</text:p>
          </table:table-cell>
          <table:table-cell table:style-name="ce148" table:formula="of:=([.BW30]*100/[.BW29])-100" office:value-type="float" office:value="1.92727104673772" calcext:value-type="float">
            <text:p>1.9</text:p>
          </table:table-cell>
          <table:table-cell table:style-name="ce33" table:formula="of:=([.B30]*100/[.B29])-100" office:value-type="float" office:value="0.22908033255257" calcext:value-type="float">
            <text:p>0.23</text:p>
          </table:table-cell>
          <table:table-cell table:style-name="ce148" table:formula="of:=[.CD30]-[.CE30]" office:value-type="float" office:value="1.69819071418515" calcext:value-type="float">
            <text:p>1.7</text:p>
          </table:table-cell>
          <table:table-cell table:style-name="ce169" office:value-type="float" office:value="1339000" calcext:value-type="float">
            <text:p>1339000</text:p>
          </table:table-cell>
          <table:table-cell table:style-name="ce169" table:formula="of:=[.CG30]/[.BX30]" office:value-type="float" office:value="4.11574309404504" calcext:value-type="float">
            <text:p>4</text:p>
          </table:table-cell>
          <table:table-cell table:style-name="ce148" table:formula="of:=[.CG30]/[.B30]*100" office:value-type="float" office:value="3.43862352336929" calcext:value-type="float">
            <text:p>3.4</text:p>
          </table:table-cell>
          <table:table-cell table:style-name="ce169" office:value-type="float" office:value="28797.27" calcext:value-type="float">
            <text:p>28797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582.1875" calcext:value-type="float">
            <text:p>582</text:p>
          </table:table-cell>
          <table:table-cell table:style-name="ce33" office:value-type="float" office:value="5.94" calcext:value-type="float">
            <text:p>5.94</text:p>
          </table:table-cell>
          <table:table-cell table:style-name="ce148" table:formula="of:=[.DF29]+[.DE30]" office:value-type="float" office:value="138.34" calcext:value-type="float">
            <text:p>138.3</text:p>
          </table:table-cell>
          <table:table-cell table:style-name="ce148" table:formula="of:=(([.DD30]*[.DE30])/100)+[.DG29]" office:value-type="float" office:value="182.3608125" calcext:value-type="float">
            <text:p>182.4</text:p>
          </table:table-cell>
          <table:table-cell table:style-name="ce148" table:formula="of:=[.DD30]-[.DG30]" office:value-type="float" office:value="399.8266875" calcext:value-type="float">
            <text:p>399.8</text:p>
          </table:table-cell>
          <table:table-cell table:style-name="ce148" table:formula="of:=[.DD30]/[.DF30]*[.$DF$24]" office:value-type="float" office:value="420.838152378199" calcext:value-type="float">
            <text:p>420.8</text:p>
          </table:table-cell>
          <table:table-cell table:style-name="ce148" table:formula="of:=[.DD30]-[.DI30]" office:value-type="float" office:value="161.349347621801" calcext:value-type="float">
            <text:p>161.3</text:p>
          </table:table-cell>
          <table:table-cell table:style-name="ce33" table:formula="of:=([.AH30]-[.AH29])" office:value-type="float" office:value="-2.36166666666666" calcext:value-type="float">
            <text:p>-2.36</text:p>
          </table:table-cell>
          <table:table-cell table:style-name="ce33" table:formula="of:=([.DD30]*100/[.DD29])-100" office:value-type="float" office:value="1.69213973799127" calcext:value-type="float">
            <text:p>1.69</text:p>
          </table:table-cell>
          <table:table-cell table:style-name="ce33" table:formula="of:=[.DL30]-[.DE30]" office:value-type="float" office:value="-4.24786026200873" calcext:value-type="float">
            <text:p>-4.25</text:p>
          </table:table-cell>
          <table:table-cell table:style-name="ce33" table:number-columns-repeated="2"/>
          <table:table-cell table:style-name="ce148" office:value-type="float" office:value="16.3125" calcext:value-type="float">
            <text:p>16.3</text:p>
          </table:table-cell>
          <table:table-cell table:style-name="ce148" table:formula="of:=[.DL30]+4" office:value-type="float" office:value="5.69213973799127" calcext:value-type="float">
            <text:p>5.7</text:p>
          </table:table-cell>
          <table:table-cell table:style-name="ce148" table:formula="of:=-0.06*(([.A30]-1963)^2)+8.5*([.A30]-1963)+140" office:value-type="float" office:value="330.96" calcext:value-type="float">
            <text:p>331.0</text:p>
          </table:table-cell>
          <table:table-cell table:style-name="ce148" table:formula="of:=[.DR30]+50" office:value-type="float" office:value="380.96" calcext:value-type="float">
            <text:p>381.0</text:p>
          </table:table-cell>
          <table:table-cell table:style-name="ce148" table:formula="of:=[.DR30]-50" office:value-type="float" office:value="280.96" calcext:value-type="float">
            <text:p>281.0</text:p>
          </table:table-cell>
          <table:table-cell table:style-name="ce148" table:formula="of:=[.DR30]+100" office:value-type="float" office:value="430.96" calcext:value-type="float">
            <text:p>431.0</text:p>
          </table:table-cell>
          <table:table-cell table:style-name="ce148" table:formula="of:=[.DR30]-100" office:value-type="float" office:value="230.96" calcext:value-type="float">
            <text:p>231.0</text:p>
          </table:table-cell>
          <table:table-cell table:style-name="ce148" table:formula="of:=-0.025*(([.A30]-1963)^2)+5.5*([.A30]-1963)+175" office:value-type="float" office:value="309.4" calcext:value-type="float">
            <text:p>309.4</text:p>
          </table:table-cell>
          <table:table-cell table:style-name="ce94" table:formula="of:=1.09812*0.264172052" office:value-type="float" office:value="0.29009261374224" calcext:value-type="float">
            <text:p>0.29</text:p>
          </table:table-cell>
          <table:table-cell table:style-name="ce139" table:formula="of:=([.DX30]*100/[.DX29])-100" office:value-type="float" office:value="-15.4560677509383" calcext:value-type="float">
            <text:p>-15.5</text:p>
          </table:table-cell>
          <table:table-cell table:style-name="ce94" office:value-type="float" office:value="0.82" calcext:value-type="float">
            <text:p>0.82</text:p>
          </table:table-cell>
          <table:table-cell table:number-columns-repeated="894"/>
        </table:table-row>
        <table:table-row table:style-name="ro9">
          <table:table-cell table:style-name="ce18" office:value-type="float" office:value="1992" calcext:value-type="float">
            <text:p>1992</text:p>
          </table:table-cell>
          <table:table-cell table:style-name="ce12" office:value-type="float" office:value="39068000" calcext:value-type="float">
            <text:p>39068000</text:p>
          </table:table-cell>
          <table:table-cell table:style-name="ce115" office:value-type="float" office:value="13710030" calcext:value-type="float">
            <text:p>13710030</text:p>
          </table:table-cell>
          <table:table-cell table:style-name="ce115" office:value-type="float" office:value="17922997.984375" calcext:value-type="float">
            <text:p>17922997.984375</text:p>
          </table:table-cell>
          <table:table-cell table:style-name="ce109"/>
          <table:table-cell table:style-name="ce109" table:formula="of:=[.C31]/26" office:value-type="float" office:value="527308.846153846" calcext:value-type="float">
            <text:p>527309</text:p>
          </table:table-cell>
          <table:table-cell table:style-name="ce109" table:formula="of:=[.F31]/2" office:value-type="float" office:value="263654.423076923" calcext:value-type="float">
            <text:p>263654</text:p>
          </table:table-cell>
          <table:table-cell table:style-name="ce169" table:formula="of:=[.G31]*1.5" office:value-type="float" office:value="395481.634615385" calcext:value-type="float">
            <text:p>395482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3.309" calcext:value-type="float">
            <text:p>13.31</text:p>
          </table:table-cell>
          <table:table-cell table:style-name="ce103" office:value-type="float" office:value="1.29561666666667" calcext:value-type="float">
            <text:p>1.30</text:p>
          </table:table-cell>
          <table:table-cell table:style-name="ce106" table:formula="of:=[.DD31]*100" office:value-type="float" office:value="57656.25" calcext:value-type="float">
            <text:p>57656</text:p>
          </table:table-cell>
          <table:table-cell table:style-name="ce106" table:formula="of:=([.DD31]*100)*[.AI31]" office:value-type="float" office:value="74700.3984375" calcext:value-type="float">
            <text:p>74700</text:p>
          </table:table-cell>
          <table:table-cell table:style-name="ce127" office:value-type="float" office:value="3433178000000" calcext:value-type="float">
            <text:p>3.43E+12</text:p>
          </table:table-cell>
          <table:table-cell table:style-name="ce103" table:formula="of:=([.AL31]*100/[.AL30])-100" office:value-type="float" office:value="7.13170587708483" calcext:value-type="float">
            <text:p>7.13</text:p>
          </table:table-cell>
          <table:table-cell table:style-name="ce28" table:number-columns-repeated="2"/>
          <table:table-cell table:style-name="ce106" office:value-type="float" office:value="253.611666666667" calcext:value-type="float">
            <text:p>254</text:p>
          </table:table-cell>
          <table:table-cell table:style-name="ce109" table:formula="of:=[.DD31]*100/[.AP31]" office:value-type="float" office:value="227.3406849054" calcext:value-type="float">
            <text:p>227</text:p>
          </table:table-cell>
          <table:table-cell table:style-name="ce150" office:value-type="float" office:value="1.41768340785895" calcext:value-type="float">
            <text:p>1.4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338" calcext:value-type="float">
            <text:p>338</text:p>
          </table:table-cell>
          <table:table-cell table:style-name="ce118"/>
          <table:table-cell table:style-name="ce27"/>
          <table:table-cell table:style-name="ce215" office:value-type="float" office:value="81380" calcext:value-type="float">
            <text:p>81380</text:p>
          </table:table-cell>
          <table:table-cell table:style-name="ce118" office:value-type="float" office:value="52825" calcext:value-type="float">
            <text:p>52825</text:p>
          </table:table-cell>
          <table:table-cell table:style-name="ce118" office:value-type="float" office:value="27296" calcext:value-type="float">
            <text:p>27296</text:p>
          </table:table-cell>
          <table:table-cell table:style-name="ce118" office:value-type="float" office:value="1259" calcext:value-type="float">
            <text:p>1259</text:p>
          </table:table-cell>
          <table:table-cell table:style-name="ce118" office:value-type="float" office:value="66137" calcext:value-type="float">
            <text:p>66137</text:p>
          </table:table-cell>
          <table:table-cell table:style-name="ce82" office:value-type="float" office:value="156.493203625868" calcext:value-type="float">
            <text:p>156</text:p>
          </table:table-cell>
          <table:table-cell table:style-name="ce118" office:value-type="float" office:value="2929328500" calcext:value-type="float">
            <text:p>2929328500</text:p>
          </table:table-cell>
          <table:table-cell table:style-name="ce123" table:formula="of:=[.BL31]/[.BJ31]" office:value-type="float" office:value="44291.8260580311" calcext:value-type="float">
            <text:p>44292</text:p>
          </table:table-cell>
          <table:table-cell table:style-name="ce123" table:formula="of:=[.BM31]/[.BK31]" office:value-type="float" office:value="283.027154098784" calcext:value-type="float">
            <text:p>283</text:p>
          </table:table-cell>
          <table:table-cell table:style-name="ce118" office:value-type="float" office:value="152483" calcext:value-type="float">
            <text:p>152483</text:p>
          </table:table-cell>
          <table:table-cell table:style-name="ce82" office:value-type="float" office:value="109.625364628464" calcext:value-type="float">
            <text:p>110</text:p>
          </table:table-cell>
          <table:table-cell table:style-name="ce118" office:value-type="float" office:value="5082786000" calcext:value-type="float">
            <text:p>5082786000</text:p>
          </table:table-cell>
          <table:table-cell table:style-name="ce80" table:formula="of:=[.BQ31]/[.BO31]" office:value-type="float" office:value="33333.4601234236" calcext:value-type="float">
            <text:p>33333</text:p>
          </table:table-cell>
          <table:table-cell table:style-name="ce80" table:formula="of:=[.BR31]/[.BP31]" office:value-type="float" office:value="304.067039926347" calcext:value-type="float">
            <text:p>304</text:p>
          </table:table-cell>
          <table:table-cell table:style-name="ce86" table:formula="of:=[.DD31]/(([.BS31]+[.BN31])/2)" office:value-type="float" office:value="1.96412264290019" calcext:value-type="float">
            <text:p>1.96</text:p>
          </table:table-cell>
          <table:table-cell table:style-name="ce85" table:formula="of:=(([.BN31]+[.BS31])*100/([.BN30]+[.BS30]))-100" office:value-type="float" office:value="3.68212182267527" calcext:value-type="float">
            <text:p>3.7</text:p>
          </table:table-cell>
          <table:table-cell table:style-name="ce80"/>
          <table:table-cell table:style-name="ce143" office:value-type="float" office:value="17558891.1496784" calcext:value-type="float">
            <text:p>17558891</text:p>
          </table:table-cell>
          <table:table-cell table:style-name="ce143" table:formula="of:=[.BW31]-[.BW30]" office:value-type="float" office:value="352891.149678409" calcext:value-type="float">
            <text:p>352891</text:p>
          </table:table-cell>
          <table:table-cell table:style-name="ce109" office:value-type="float" office:value="178501" calcext:value-type="float">
            <text:p>178501</text:p>
          </table:table-cell>
          <table:table-cell table:style-name="ce109" office:value-type="float" office:value="35695" calcext:value-type="float">
            <text:p>35695</text:p>
          </table:table-cell>
          <table:table-cell table:style-name="ce109" table:formula="of:=100-[.CB31]" office:value-type="float" office:value="83.3353564025472" calcext:value-type="float">
            <text:p>83</text:p>
          </table:table-cell>
          <table:table-cell table:style-name="ce109" table:formula="of:=([.BZ31]*100)/([.BY31]+[.BZ31])" office:value-type="float" office:value="16.6646435974528" calcext:value-type="float">
            <text:p>17</text:p>
          </table:table-cell>
          <table:table-cell table:style-name="ce146" table:formula="of:=([.BW31]/[.B31])" office:value-type="float" office:value="0.449444331669868" calcext:value-type="float">
            <text:p>0.4494</text:p>
          </table:table-cell>
          <table:table-cell table:style-name="ce148" table:formula="of:=([.BW31]*100/[.BW30])-100" office:value-type="float" office:value="2.0509772735" calcext:value-type="float">
            <text:p>2.1</text:p>
          </table:table-cell>
          <table:table-cell table:style-name="ce33" table:formula="of:=([.B31]*100/[.B30])-100" office:value-type="float" office:value="0.328710837185412" calcext:value-type="float">
            <text:p>0.33</text:p>
          </table:table-cell>
          <table:table-cell table:style-name="ce148" table:formula="of:=[.CD31]-[.CE31]" office:value-type="float" office:value="1.72226643631458" calcext:value-type="float">
            <text:p>1.7</text:p>
          </table:table-cell>
          <table:table-cell table:style-name="ce169" office:value-type="float" office:value="1255000" calcext:value-type="float">
            <text:p>1255000</text:p>
          </table:table-cell>
          <table:table-cell table:style-name="ce169" table:formula="of:=[.CG31]/[.BX31]" office:value-type="float" office:value="3.5563374177666" calcext:value-type="float">
            <text:p>4</text:p>
          </table:table-cell>
          <table:table-cell table:style-name="ce148" table:formula="of:=[.CG31]/[.B31]*100" office:value-type="float" office:value="3.21234770144364" calcext:value-type="float">
            <text:p>3.2</text:p>
          </table:table-cell>
          <table:table-cell table:style-name="ce169" office:value-type="float" office:value="26051.13" calcext:value-type="float">
            <text:p>26051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576.5625" calcext:value-type="float">
            <text:p>577</text:p>
          </table:table-cell>
          <table:table-cell table:style-name="ce33" office:value-type="float" office:value="5.93" calcext:value-type="float">
            <text:p>5.93</text:p>
          </table:table-cell>
          <table:table-cell table:style-name="ce148" table:formula="of:=[.DF30]+[.DE31]" office:value-type="float" office:value="144.27" calcext:value-type="float">
            <text:p>144.3</text:p>
          </table:table-cell>
          <table:table-cell table:style-name="ce148" table:formula="of:=(([.DD31]*[.DE31])/100)+[.DG30]" office:value-type="float" office:value="216.55096875" calcext:value-type="float">
            <text:p>216.6</text:p>
          </table:table-cell>
          <table:table-cell table:style-name="ce148" table:formula="of:=[.DD31]-[.DG31]" office:value-type="float" office:value="360.01153125" calcext:value-type="float">
            <text:p>360.0</text:p>
          </table:table-cell>
          <table:table-cell table:style-name="ce148" table:formula="of:=[.DD31]/[.DF31]*[.$DF$24]" office:value-type="float" office:value="399.641297567062" calcext:value-type="float">
            <text:p>399.6</text:p>
          </table:table-cell>
          <table:table-cell table:style-name="ce148" table:formula="of:=[.DD31]-[.DI31]" office:value-type="float" office:value="176.921202432938" calcext:value-type="float">
            <text:p>176.9</text:p>
          </table:table-cell>
          <table:table-cell table:style-name="ce33" table:formula="of:=([.AH31]-[.AH30])" office:value-type="float" office:value="0.227833333333331" calcext:value-type="float">
            <text:p>0.23</text:p>
          </table:table-cell>
          <table:table-cell table:style-name="ce33" table:formula="of:=([.DD31]*100/[.DD30])-100" office:value-type="float" office:value="-0.966183574879224" calcext:value-type="float">
            <text:p>-0.97</text:p>
          </table:table-cell>
          <table:table-cell table:style-name="ce33" table:formula="of:=[.DL31]-[.DE31]" office:value-type="float" office:value="-6.89618357487922" calcext:value-type="float">
            <text:p>-6.90</text:p>
          </table:table-cell>
          <table:table-cell table:style-name="ce33" table:number-columns-repeated="2"/>
          <table:table-cell table:style-name="ce148" office:value-type="float" office:value="18.3525" calcext:value-type="float">
            <text:p>18.4</text:p>
          </table:table-cell>
          <table:table-cell table:style-name="ce148" table:formula="of:=[.DL31]+4" office:value-type="float" office:value="3.03381642512078" calcext:value-type="float">
            <text:p>3.0</text:p>
          </table:table-cell>
          <table:table-cell table:style-name="ce148" table:formula="of:=-0.06*(([.A31]-1963)^2)+8.5*([.A31]-1963)+140" office:value-type="float" office:value="336.04" calcext:value-type="float">
            <text:p>336.0</text:p>
          </table:table-cell>
          <table:table-cell table:style-name="ce148" table:formula="of:=[.DR31]+50" office:value-type="float" office:value="386.04" calcext:value-type="float">
            <text:p>386.0</text:p>
          </table:table-cell>
          <table:table-cell table:style-name="ce148" table:formula="of:=[.DR31]-50" office:value-type="float" office:value="286.04" calcext:value-type="float">
            <text:p>286.0</text:p>
          </table:table-cell>
          <table:table-cell table:style-name="ce148" table:formula="of:=[.DR31]+100" office:value-type="float" office:value="436.04" calcext:value-type="float">
            <text:p>436.0</text:p>
          </table:table-cell>
          <table:table-cell table:style-name="ce148" table:formula="of:=[.DR31]-100" office:value-type="float" office:value="236.04" calcext:value-type="float">
            <text:p>236.0</text:p>
          </table:table-cell>
          <table:table-cell table:style-name="ce148" table:formula="of:=-0.025*(([.A31]-1963)^2)+5.5*([.A31]-1963)+175" office:value-type="float" office:value="313.475" calcext:value-type="float">
            <text:p>313.5</text:p>
          </table:table-cell>
          <table:table-cell table:style-name="ce94" table:formula="of:=1.0865*0.264172052" office:value-type="float" office:value="0.287022934498" calcext:value-type="float">
            <text:p>0.29</text:p>
          </table:table-cell>
          <table:table-cell table:style-name="ce139" table:formula="of:=([.DX31]*100/[.DX30])-100" office:value-type="float" office:value="-1.05817214876335" calcext:value-type="float">
            <text:p>-1.1</text:p>
          </table:table-cell>
          <table:table-cell table:style-name="ce94" office:value-type="float" office:value="0.92" calcext:value-type="float">
            <text:p>0.92</text:p>
          </table:table-cell>
          <table:table-cell table:number-columns-repeated="894"/>
        </table:table-row>
        <table:table-row table:style-name="ro9">
          <table:table-cell table:style-name="ce18" office:value-type="float" office:value="1993" calcext:value-type="float">
            <text:p>1993</text:p>
          </table:table-cell>
          <table:table-cell table:style-name="ce12" office:value-type="float" office:value="39190000" calcext:value-type="float">
            <text:p>39190000</text:p>
          </table:table-cell>
          <table:table-cell table:style-name="ce115" office:value-type="float" office:value="14031422" calcext:value-type="float">
            <text:p>14031422</text:p>
          </table:table-cell>
          <table:table-cell table:style-name="ce115" office:value-type="float" office:value="18163606.59375" calcext:value-type="float">
            <text:p>18163606.59375</text:p>
          </table:table-cell>
          <table:table-cell table:style-name="ce109"/>
          <table:table-cell table:style-name="ce109" table:formula="of:=[.C32]/26" office:value-type="float" office:value="539670.076923077" calcext:value-type="float">
            <text:p>539670</text:p>
          </table:table-cell>
          <table:table-cell table:style-name="ce109" table:formula="of:=[.F32]/2" office:value-type="float" office:value="269835.038461538" calcext:value-type="float">
            <text:p>269835</text:p>
          </table:table-cell>
          <table:table-cell table:style-name="ce169" table:formula="of:=[.G32]*1.5" office:value-type="float" office:value="404752.557692308" calcext:value-type="float">
            <text:p>404753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10.9133333333333" calcext:value-type="float">
            <text:p>10.91</text:p>
          </table:table-cell>
          <table:table-cell table:style-name="ce103" office:value-type="float" office:value="1.16333333333333" calcext:value-type="float">
            <text:p>1.16</text:p>
          </table:table-cell>
          <table:table-cell table:style-name="ce106" table:formula="of:=[.DD32]*100" office:value-type="float" office:value="57343.75" calcext:value-type="float">
            <text:p>57344</text:p>
          </table:table-cell>
          <table:table-cell table:style-name="ce106" table:formula="of:=([.DD32]*100)*[.AI32]" office:value-type="float" office:value="66709.8958333333" calcext:value-type="float">
            <text:p>66710</text:p>
          </table:table-cell>
          <table:table-cell table:style-name="ce127" office:value-type="float" office:value="3651774000000" calcext:value-type="float">
            <text:p>3.65E+12</text:p>
          </table:table-cell>
          <table:table-cell table:style-name="ce103" table:formula="of:=([.AL32]*100/[.AL31])-100" office:value-type="float" office:value="6.36716185411883" calcext:value-type="float">
            <text:p>6.37</text:p>
          </table:table-cell>
          <table:table-cell table:style-name="ce28" table:number-columns-repeated="2"/>
          <table:table-cell table:style-name="ce106" office:value-type="float" office:value="306.666666666667" calcext:value-type="float">
            <text:p>307</text:p>
          </table:table-cell>
          <table:table-cell table:style-name="ce109" table:formula="of:=[.DD32]*100/[.AP32]" office:value-type="float" office:value="186.990489130435" calcext:value-type="float">
            <text:p>187</text:p>
          </table:table-cell>
          <table:table-cell table:style-name="ce150" office:value-type="float" office:value="-0.661437253556016" calcext:value-type="float">
            <text:p>-0.7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351" calcext:value-type="float">
            <text:p>351</text:p>
          </table:table-cell>
          <table:table-cell table:style-name="ce118"/>
          <table:table-cell table:style-name="ce27"/>
          <table:table-cell table:style-name="ce215" office:value-type="float" office:value="74158" calcext:value-type="float">
            <text:p>74158</text:p>
          </table:table-cell>
          <table:table-cell table:style-name="ce118" office:value-type="float" office:value="48588" calcext:value-type="float">
            <text:p>48588</text:p>
          </table:table-cell>
          <table:table-cell table:style-name="ce118" office:value-type="float" office:value="24533" calcext:value-type="float">
            <text:p>24533</text:p>
          </table:table-cell>
          <table:table-cell table:style-name="ce118" office:value-type="float" office:value="1037" calcext:value-type="float">
            <text:p>1037</text:p>
          </table:table-cell>
          <table:table-cell table:style-name="ce118" office:value-type="float" office:value="66788" calcext:value-type="float">
            <text:p>66788</text:p>
          </table:table-cell>
          <table:table-cell table:style-name="ce82" office:value-type="float" office:value="148.967712192724" calcext:value-type="float">
            <text:p>149</text:p>
          </table:table-cell>
          <table:table-cell table:style-name="ce118" office:value-type="float" office:value="2966748400" calcext:value-type="float">
            <text:p>2966748400</text:p>
          </table:table-cell>
          <table:table-cell table:style-name="ce123" table:formula="of:=[.BL32]/[.BJ32]" office:value-type="float" office:value="44420.3809067497" calcext:value-type="float">
            <text:p>44420</text:p>
          </table:table-cell>
          <table:table-cell table:style-name="ce123" table:formula="of:=[.BM32]/[.BK32]" office:value-type="float" office:value="298.187978139059" calcext:value-type="float">
            <text:p>298</text:p>
          </table:table-cell>
          <table:table-cell table:style-name="ce118" office:value-type="float" office:value="147981" calcext:value-type="float">
            <text:p>147981</text:p>
          </table:table-cell>
          <table:table-cell table:style-name="ce82" office:value-type="float" office:value="108.077985963098" calcext:value-type="float">
            <text:p>108</text:p>
          </table:table-cell>
          <table:table-cell table:style-name="ce118" office:value-type="float" office:value="5170784200" calcext:value-type="float">
            <text:p>5170784200</text:p>
          </table:table-cell>
          <table:table-cell table:style-name="ce80" table:formula="of:=[.BQ32]/[.BO32]" office:value-type="float" office:value="34942.2169062244" calcext:value-type="float">
            <text:p>34942</text:p>
          </table:table-cell>
          <table:table-cell table:style-name="ce80" table:formula="of:=[.BR32]/[.BP32]" office:value-type="float" office:value="323.305588967536" calcext:value-type="float">
            <text:p>323</text:p>
          </table:table-cell>
          <table:table-cell table:style-name="ce86" table:formula="of:=[.DD32]/(([.BS32]+[.BN32])/2)" office:value-type="float" office:value="1.84535297016726" calcext:value-type="float">
            <text:p>1.85</text:p>
          </table:table-cell>
          <table:table-cell table:style-name="ce85" table:formula="of:=(([.BN32]+[.BS32])*100/([.BN31]+[.BS31]))-100" office:value-type="float" office:value="5.8592596267424" calcext:value-type="float">
            <text:p>5.9</text:p>
          </table:table-cell>
          <table:table-cell table:style-name="ce80"/>
          <table:table-cell table:style-name="ce143" office:value-type="float" office:value="17865724.2128929" calcext:value-type="float">
            <text:p>17865724</text:p>
          </table:table-cell>
          <table:table-cell table:style-name="ce143" table:formula="of:=[.BW32]-[.BW31]" office:value-type="float" office:value="306833.063214537" calcext:value-type="float">
            <text:p>306833</text:p>
          </table:table-cell>
          <table:table-cell table:style-name="ce109" office:value-type="float" office:value="170403" calcext:value-type="float">
            <text:p>170403</text:p>
          </table:table-cell>
          <table:table-cell table:style-name="ce109" office:value-type="float" office:value="45795" calcext:value-type="float">
            <text:p>45795</text:p>
          </table:table-cell>
          <table:table-cell table:style-name="ce109" table:formula="of:=100-[.CB32]" office:value-type="float" office:value="78.8180279188522" calcext:value-type="float">
            <text:p>79</text:p>
          </table:table-cell>
          <table:table-cell table:style-name="ce109" table:formula="of:=([.BZ32]*100)/([.BY32]+[.BZ32])" office:value-type="float" office:value="21.1819720811478" calcext:value-type="float">
            <text:p>21</text:p>
          </table:table-cell>
          <table:table-cell table:style-name="ce146" table:formula="of:=([.BW32]/[.B32])" office:value-type="float" office:value="0.455874565269021" calcext:value-type="float">
            <text:p>0.4559</text:p>
          </table:table-cell>
          <table:table-cell table:style-name="ce148" table:formula="of:=([.BW32]*100/[.BW31])-100" office:value-type="float" office:value="1.74745125189841" calcext:value-type="float">
            <text:p>1.7</text:p>
          </table:table-cell>
          <table:table-cell table:style-name="ce33" table:formula="of:=([.B32]*100/[.B31])-100" office:value-type="float" office:value="0.312276031534765" calcext:value-type="float">
            <text:p>0.31</text:p>
          </table:table-cell>
          <table:table-cell table:style-name="ce148" table:formula="of:=[.CD32]-[.CE32]" office:value-type="float" office:value="1.43517522036365" calcext:value-type="float">
            <text:p>1.4</text:p>
          </table:table-cell>
          <table:table-cell table:style-name="ce169" office:value-type="float" office:value="1144000" calcext:value-type="float">
            <text:p>1144000</text:p>
          </table:table-cell>
          <table:table-cell table:style-name="ce169" table:formula="of:=[.CG32]/[.BX32]" office:value-type="float" office:value="3.72841175593948" calcext:value-type="float">
            <text:p>4</text:p>
          </table:table-cell>
          <table:table-cell table:style-name="ce148" table:formula="of:=[.CG32]/[.B32]*100" office:value-type="float" office:value="2.91911201837203" calcext:value-type="float">
            <text:p>2.9</text:p>
          </table:table-cell>
          <table:table-cell table:style-name="ce169" office:value-type="float" office:value="22651.03" calcext:value-type="float">
            <text:p>22651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573.4375" calcext:value-type="float">
            <text:p>573</text:p>
          </table:table-cell>
          <table:table-cell table:style-name="ce33" office:value-type="float" office:value="4.57" calcext:value-type="float">
            <text:p>4.57</text:p>
          </table:table-cell>
          <table:table-cell table:style-name="ce148" table:formula="of:=[.DF31]+[.DE32]" office:value-type="float" office:value="148.84" calcext:value-type="float">
            <text:p>148.8</text:p>
          </table:table-cell>
          <table:table-cell table:style-name="ce148" table:formula="of:=(([.DD32]*[.DE32])/100)+[.DG31]" office:value-type="float" office:value="242.7570625" calcext:value-type="float">
            <text:p>242.8</text:p>
          </table:table-cell>
          <table:table-cell table:style-name="ce148" table:formula="of:=[.DD32]-[.DG32]" office:value-type="float" office:value="330.6804375" calcext:value-type="float">
            <text:p>330.7</text:p>
          </table:table-cell>
          <table:table-cell table:style-name="ce148" table:formula="of:=[.DD32]/[.DF32]*[.$DF$24]" office:value-type="float" office:value="385.271096479441" calcext:value-type="float">
            <text:p>385.3</text:p>
          </table:table-cell>
          <table:table-cell table:style-name="ce148" table:formula="of:=[.DD32]-[.DI32]" office:value-type="float" office:value="188.166403520559" calcext:value-type="float">
            <text:p>188.2</text:p>
          </table:table-cell>
          <table:table-cell table:style-name="ce33" table:formula="of:=([.AH32]-[.AH31])" office:value-type="float" office:value="-2.39566666666666" calcext:value-type="float">
            <text:p>-2.40</text:p>
          </table:table-cell>
          <table:table-cell table:style-name="ce33" table:formula="of:=([.DD32]*100/[.DD31])-100" office:value-type="float" office:value="-0.542005420054196" calcext:value-type="float">
            <text:p>-0.54</text:p>
          </table:table-cell>
          <table:table-cell table:style-name="ce33" table:formula="of:=[.DL32]-[.DE32]" office:value-type="float" office:value="-5.1120054200542" calcext:value-type="float">
            <text:p>-5.11</text:p>
          </table:table-cell>
          <table:table-cell table:style-name="ce33" table:number-columns-repeated="2"/>
          <table:table-cell table:style-name="ce148" office:value-type="float" office:value="22.64" calcext:value-type="float">
            <text:p>22.6</text:p>
          </table:table-cell>
          <table:table-cell table:style-name="ce148" table:formula="of:=[.DL32]+4" office:value-type="float" office:value="3.4579945799458" calcext:value-type="float">
            <text:p>3.5</text:p>
          </table:table-cell>
          <table:table-cell table:style-name="ce148" table:formula="of:=-0.06*(([.A32]-1963)^2)+8.5*([.A32]-1963)+140" office:value-type="float" office:value="341" calcext:value-type="float">
            <text:p>341.0</text:p>
          </table:table-cell>
          <table:table-cell table:style-name="ce148" table:formula="of:=[.DR32]+50" office:value-type="float" office:value="391" calcext:value-type="float">
            <text:p>391.0</text:p>
          </table:table-cell>
          <table:table-cell table:style-name="ce148" table:formula="of:=[.DR32]-50" office:value-type="float" office:value="291" calcext:value-type="float">
            <text:p>291.0</text:p>
          </table:table-cell>
          <table:table-cell table:style-name="ce148" table:formula="of:=[.DR32]+100" office:value-type="float" office:value="441" calcext:value-type="float">
            <text:p>441.0</text:p>
          </table:table-cell>
          <table:table-cell table:style-name="ce148" table:formula="of:=[.DR32]-100" office:value-type="float" office:value="241" calcext:value-type="float">
            <text:p>241.0</text:p>
          </table:table-cell>
          <table:table-cell table:style-name="ce148" table:formula="of:=-0.025*(([.A32]-1963)^2)+5.5*([.A32]-1963)+175" office:value-type="float" office:value="317.5" calcext:value-type="float">
            <text:p>317.5</text:p>
          </table:table-cell>
          <table:table-cell table:style-name="ce94" table:formula="of:=1.06730769230769*0.264172052" office:value-type="float" office:value="0.281952863192307" calcext:value-type="float">
            <text:p>0.28</text:p>
          </table:table-cell>
          <table:table-cell table:style-name="ce139" table:formula="of:=([.DX32]*100/[.DX31])-100" office:value-type="float" office:value="-1.76643421006074" calcext:value-type="float">
            <text:p>-1.8</text:p>
          </table:table-cell>
          <table:table-cell table:style-name="ce94" office:value-type="float" office:value="0.8" calcext:value-type="float">
            <text:p>0.80</text:p>
          </table:table-cell>
          <table:table-cell table:number-columns-repeated="894"/>
        </table:table-row>
        <table:table-row table:style-name="ro9">
          <table:table-cell table:style-name="ce18" office:value-type="float" office:value="1994" calcext:value-type="float">
            <text:p>1994</text:p>
          </table:table-cell>
          <table:table-cell table:style-name="ce12" office:value-type="float" office:value="39295000" calcext:value-type="float">
            <text:p>39295000</text:p>
          </table:table-cell>
          <table:table-cell table:style-name="ce115" office:value-type="float" office:value="14319606" calcext:value-type="float">
            <text:p>14319606</text:p>
          </table:table-cell>
          <table:table-cell table:style-name="ce115" office:value-type="float" office:value="18384993.4375" calcext:value-type="float">
            <text:p>18384993.4375</text:p>
          </table:table-cell>
          <table:table-cell table:style-name="ce109"/>
          <table:table-cell table:style-name="ce109" table:formula="of:=[.C33]/26" office:value-type="float" office:value="550754.076923077" calcext:value-type="float">
            <text:p>550754</text:p>
          </table:table-cell>
          <table:table-cell table:style-name="ce109" table:formula="of:=[.F33]/2" office:value-type="float" office:value="275377.038461538" calcext:value-type="float">
            <text:p>275377</text:p>
          </table:table-cell>
          <table:table-cell table:style-name="ce169" table:formula="of:=[.G33]*1.5" office:value-type="float" office:value="413065.557692308" calcext:value-type="float">
            <text:p>413066</text:p>
          </table:table-cell>
          <table:table-cell table:style-name="ce118" table:number-columns-repeated="11"/>
          <table:table-cell table:style-name="ce27"/>
          <table:table-cell table:style-name="ce118" table:number-columns-repeated="9"/>
          <table:table-cell table:style-name="ce28" table:number-columns-repeated="4"/>
          <table:table-cell table:style-name="ce94" office:value-type="float" office:value="9.07725" calcext:value-type="float">
            <text:p>9.08</text:p>
          </table:table-cell>
          <table:table-cell table:style-name="ce103" office:value-type="float" office:value="1.192325" calcext:value-type="float">
            <text:p>1.19</text:p>
          </table:table-cell>
          <table:table-cell table:style-name="ce106" table:formula="of:=[.DD33]*100" office:value-type="float" office:value="59093.75" calcext:value-type="float">
            <text:p>59094</text:p>
          </table:table-cell>
          <table:table-cell table:style-name="ce106" table:formula="of:=([.DD33]*100)*[.AI33]" office:value-type="float" office:value="70458.95546875" calcext:value-type="float">
            <text:p>70459</text:p>
          </table:table-cell>
          <table:table-cell table:style-name="ce127" office:value-type="float" office:value="3735799000000" calcext:value-type="float">
            <text:p>3.74E+12</text:p>
          </table:table-cell>
          <table:table-cell table:style-name="ce103" table:formula="of:=([.AL33]*100/[.AL32])-100" office:value-type="float" office:value="2.30093647635368" calcext:value-type="float">
            <text:p>2.30</text:p>
          </table:table-cell>
          <table:table-cell table:style-name="ce28" table:number-columns-repeated="2"/>
          <table:table-cell table:style-name="ce106" office:value-type="float" office:value="318.251666666667" calcext:value-type="float">
            <text:p>318</text:p>
          </table:table-cell>
          <table:table-cell table:style-name="ce109" table:formula="of:=[.DD33]*100/[.AP33]" office:value-type="float" office:value="185.682452566365" calcext:value-type="float">
            <text:p>186</text:p>
          </table:table-cell>
          <table:table-cell table:style-name="ce150" office:value-type="float" office:value="2.46020132412789" calcext:value-type="float">
            <text:p>2.5</text:p>
          </table:table-cell>
          <table:table-cell table:style-name="ce120"/>
          <table:table-cell table:style-name="ce118"/>
          <table:table-cell table:style-name="ce123" table:number-columns-repeated="2"/>
          <table:table-cell table:style-name="ce118" table:number-columns-repeated="6"/>
          <table:table-cell table:style-name="ce169" office:value-type="float" office:value="364" calcext:value-type="float">
            <text:p>364</text:p>
          </table:table-cell>
          <table:table-cell table:style-name="ce118"/>
          <table:table-cell table:style-name="ce27"/>
          <table:table-cell table:style-name="ce215" office:value-type="float" office:value="85789" calcext:value-type="float">
            <text:p>85789</text:p>
          </table:table-cell>
          <table:table-cell table:style-name="ce118" office:value-type="float" office:value="56532" calcext:value-type="float">
            <text:p>56532</text:p>
          </table:table-cell>
          <table:table-cell table:style-name="ce118" office:value-type="float" office:value="28118" calcext:value-type="float">
            <text:p>28118</text:p>
          </table:table-cell>
          <table:table-cell table:style-name="ce118" office:value-type="float" office:value="1139" calcext:value-type="float">
            <text:p>1139</text:p>
          </table:table-cell>
          <table:table-cell table:style-name="ce118" office:value-type="float" office:value="86187" calcext:value-type="float">
            <text:p>86187</text:p>
          </table:table-cell>
          <table:table-cell table:style-name="ce82" office:value-type="float" office:value="148.880986408859" calcext:value-type="float">
            <text:p>149</text:p>
          </table:table-cell>
          <table:table-cell table:style-name="ce118" office:value-type="float" office:value="4025289700" calcext:value-type="float">
            <text:p>4025289700</text:p>
          </table:table-cell>
          <table:table-cell table:style-name="ce123" table:formula="of:=[.BL33]/[.BJ33]" office:value-type="float" office:value="46704.139835474" calcext:value-type="float">
            <text:p>46704</text:p>
          </table:table-cell>
          <table:table-cell table:style-name="ce123" table:formula="of:=[.BM33]/[.BK33]" office:value-type="float" office:value="313.701171398842" calcext:value-type="float">
            <text:p>314</text:p>
          </table:table-cell>
          <table:table-cell table:style-name="ce118" office:value-type="float" office:value="180702" calcext:value-type="float">
            <text:p>180702</text:p>
          </table:table-cell>
          <table:table-cell table:style-name="ce82" office:value-type="float" office:value="107.317394845021" calcext:value-type="float">
            <text:p>107</text:p>
          </table:table-cell>
          <table:table-cell table:style-name="ce118" office:value-type="float" office:value="6401262300" calcext:value-type="float">
            <text:p>6401262300</text:p>
          </table:table-cell>
          <table:table-cell table:style-name="ce80" table:formula="of:=[.BQ33]/[.BO33]" office:value-type="float" office:value="35424.4131221569" calcext:value-type="float">
            <text:p>35424</text:p>
          </table:table-cell>
          <table:table-cell table:style-name="ce80" table:formula="of:=[.BR33]/[.BP33]" office:value-type="float" office:value="330.090132856039" calcext:value-type="float">
            <text:p>330</text:p>
          </table:table-cell>
          <table:table-cell table:style-name="ce86" table:formula="of:=[.DD33]/(([.BS33]+[.BN33])/2)" office:value-type="float" office:value="1.83580454129913" calcext:value-type="float">
            <text:p>1.84</text:p>
          </table:table-cell>
          <table:table-cell table:style-name="ce85" table:formula="of:=(([.BN33]+[.BS33])*100/([.BN32]+[.BS32]))-100" office:value-type="float" office:value="3.5877663629078" calcext:value-type="float">
            <text:p>3.6</text:p>
          </table:table-cell>
          <table:table-cell table:style-name="ce80"/>
          <table:table-cell table:style-name="ce143" office:value-type="float" office:value="18191342.462421" calcext:value-type="float">
            <text:p>18191342</text:p>
          </table:table-cell>
          <table:table-cell table:style-name="ce143" table:formula="of:=[.BW33]-[.BW32]" office:value-type="float" office:value="325618.249528069" calcext:value-type="float">
            <text:p>325618</text:p>
          </table:table-cell>
          <table:table-cell table:style-name="ce109" office:value-type="float" office:value="174793" calcext:value-type="float">
            <text:p>174793</text:p>
          </table:table-cell>
          <table:table-cell table:style-name="ce109" office:value-type="float" office:value="67639" calcext:value-type="float">
            <text:p>67639</text:p>
          </table:table-cell>
          <table:table-cell table:style-name="ce109" table:formula="of:=100-[.CB33]" office:value-type="float" office:value="72.0998053062302" calcext:value-type="float">
            <text:p>72</text:p>
          </table:table-cell>
          <table:table-cell table:style-name="ce109" table:formula="of:=([.BZ33]*100)/([.BY33]+[.BZ33])" office:value-type="float" office:value="27.9001946937698" calcext:value-type="float">
            <text:p>28</text:p>
          </table:table-cell>
          <table:table-cell table:style-name="ce146" table:formula="of:=([.BW33]/[.B33])" office:value-type="float" office:value="0.462942930714366" calcext:value-type="float">
            <text:p>0.4629</text:p>
          </table:table-cell>
          <table:table-cell table:style-name="ce148" table:formula="of:=([.BW33]*100/[.BW32])-100" office:value-type="float" office:value="1.82258634269684" calcext:value-type="float">
            <text:p>1.8</text:p>
          </table:table-cell>
          <table:table-cell table:style-name="ce33" table:formula="of:=([.B33]*100/[.B32])-100" office:value-type="float" office:value="0.267925491196735" calcext:value-type="float">
            <text:p>0.27</text:p>
          </table:table-cell>
          <table:table-cell table:style-name="ce148" table:formula="of:=[.CD33]-[.CE33]" office:value-type="float" office:value="1.5546608515001" calcext:value-type="float">
            <text:p>1.6</text:p>
          </table:table-cell>
          <table:table-cell table:style-name="ce169" office:value-type="float" office:value="1118000" calcext:value-type="float">
            <text:p>1118000</text:p>
          </table:table-cell>
          <table:table-cell table:style-name="ce169" table:formula="of:=[.CG33]/[.BX33]" office:value-type="float" office:value="3.43346849146312" calcext:value-type="float">
            <text:p>3</text:p>
          </table:table-cell>
          <table:table-cell table:style-name="ce148" table:formula="of:=[.CG33]/[.B33]*100" office:value-type="float" office:value="2.84514569283624" calcext:value-type="float">
            <text:p>2.8</text:p>
          </table:table-cell>
          <table:table-cell table:style-name="ce169" office:value-type="float" office:value="24037.79" calcext:value-type="float">
            <text:p>24038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590.9375" calcext:value-type="float">
            <text:p>591</text:p>
          </table:table-cell>
          <table:table-cell table:style-name="ce33" office:value-type="float" office:value="4.72" calcext:value-type="float">
            <text:p>4.72</text:p>
          </table:table-cell>
          <table:table-cell table:style-name="ce148" table:formula="of:=[.DF32]+[.DE33]" office:value-type="float" office:value="153.56" calcext:value-type="float">
            <text:p>153.6</text:p>
          </table:table-cell>
          <table:table-cell table:style-name="ce148" table:formula="of:=(([.DD33]*[.DE33])/100)+[.DG32]" office:value-type="float" office:value="270.6493125" calcext:value-type="float">
            <text:p>270.6</text:p>
          </table:table-cell>
          <table:table-cell table:style-name="ce148" table:formula="of:=[.DD33]-[.DG33]" office:value-type="float" office:value="320.2881875" calcext:value-type="float">
            <text:p>320.3</text:p>
          </table:table-cell>
          <table:table-cell table:style-name="ce148" table:formula="of:=[.DD33]/[.DF33]*[.$DF$24]" office:value-type="float" office:value="384.825149778588" calcext:value-type="float">
            <text:p>384.8</text:p>
          </table:table-cell>
          <table:table-cell table:style-name="ce148" table:formula="of:=[.DD33]-[.DI33]" office:value-type="float" office:value="206.112350221412" calcext:value-type="float">
            <text:p>206.1</text:p>
          </table:table-cell>
          <table:table-cell table:style-name="ce33" table:formula="of:=([.AH33]-[.AH32])" office:value-type="float" office:value="-1.83608333333334" calcext:value-type="float">
            <text:p>-1.84</text:p>
          </table:table-cell>
          <table:table-cell table:style-name="ce33" table:formula="of:=([.DD33]*100/[.DD32])-100" office:value-type="float" office:value="3.05177111716621" calcext:value-type="float">
            <text:p>3.05</text:p>
          </table:table-cell>
          <table:table-cell table:style-name="ce33" table:formula="of:=[.DL33]-[.DE33]" office:value-type="float" office:value="-1.66822888283379" calcext:value-type="float">
            <text:p>-1.67</text:p>
          </table:table-cell>
          <table:table-cell table:style-name="ce33" table:number-columns-repeated="2"/>
          <table:table-cell table:style-name="ce148" office:value-type="float" office:value="24.1175" calcext:value-type="float">
            <text:p>24.1</text:p>
          </table:table-cell>
          <table:table-cell table:style-name="ce148" table:formula="of:=[.DL33]+4" office:value-type="float" office:value="7.05177111716621" calcext:value-type="float">
            <text:p>7.1</text:p>
          </table:table-cell>
          <table:table-cell table:style-name="ce148" table:formula="of:=-0.06*(([.A33]-1963)^2)+8.5*([.A33]-1963)+140" office:value-type="float" office:value="345.84" calcext:value-type="float">
            <text:p>345.8</text:p>
          </table:table-cell>
          <table:table-cell table:style-name="ce148" table:formula="of:=[.DR33]+50" office:value-type="float" office:value="395.84" calcext:value-type="float">
            <text:p>395.8</text:p>
          </table:table-cell>
          <table:table-cell table:style-name="ce148" table:formula="of:=[.DR33]-50" office:value-type="float" office:value="295.84" calcext:value-type="float">
            <text:p>295.8</text:p>
          </table:table-cell>
          <table:table-cell table:style-name="ce148" table:formula="of:=[.DR33]+100" office:value-type="float" office:value="445.84" calcext:value-type="float">
            <text:p>445.8</text:p>
          </table:table-cell>
          <table:table-cell table:style-name="ce148" table:formula="of:=[.DR33]-100" office:value-type="float" office:value="245.84" calcext:value-type="float">
            <text:p>245.8</text:p>
          </table:table-cell>
          <table:table-cell table:style-name="ce148" table:formula="of:=-0.025*(([.A33]-1963)^2)+5.5*([.A33]-1963)+175" office:value-type="float" office:value="321.475" calcext:value-type="float">
            <text:p>321.5</text:p>
          </table:table-cell>
          <table:table-cell table:style-name="ce94" table:formula="of:=1.07184615384615*0.264172052" office:value-type="float" office:value="0.283151797889845" calcext:value-type="float">
            <text:p>0.28</text:p>
          </table:table-cell>
          <table:table-cell table:style-name="ce139" table:formula="of:=([.DX33]*100/[.DX32])-100" office:value-type="float" office:value="0.425225225225063" calcext:value-type="float">
            <text:p>0.4</text:p>
          </table:table-cell>
          <table:table-cell table:style-name="ce94" office:value-type="float" office:value="0.79" calcext:value-type="float">
            <text:p>0.79</text:p>
          </table:table-cell>
          <table:table-cell table:number-columns-repeated="894"/>
        </table:table-row>
        <table:table-row table:style-name="ro9">
          <table:table-cell table:style-name="ce18" office:value-type="float" office:value="1995" calcext:value-type="float">
            <text:p>1995</text:p>
          </table:table-cell>
          <table:table-cell table:style-name="ce12" office:value-type="float" office:value="39387000" calcext:value-type="float">
            <text:p>39387000</text:p>
          </table:table-cell>
          <table:table-cell table:style-name="ce115" office:value-type="float" office:value="14555126" calcext:value-type="float">
            <text:p>14555126</text:p>
          </table:table-cell>
          <table:table-cell table:style-name="ce115" office:value-type="float" office:value="18613771.359375" calcext:value-type="float">
            <text:p>18613771.359375</text:p>
          </table:table-cell>
          <table:table-cell table:style-name="ce109"/>
          <table:table-cell table:style-name="ce109" table:formula="of:=[.C34]/26" office:value-type="float" office:value="559812.538461539" calcext:value-type="float">
            <text:p>559813</text:p>
          </table:table-cell>
          <table:table-cell table:style-name="ce109" table:formula="of:=[.F34]/2" office:value-type="float" office:value="279906.269230769" calcext:value-type="float">
            <text:p>279906</text:p>
          </table:table-cell>
          <table:table-cell table:style-name="ce169" table:formula="of:=[.G34]*1.5" office:value-type="float" office:value="419859.403846154" calcext:value-type="float">
            <text:p>419859</text:p>
          </table:table-cell>
          <table:table-cell table:style-name="ce118" table:number-columns-repeated="11"/>
          <table:table-cell table:style-name="ce119" office:value-type="float" office:value="403587" calcext:value-type="float">
            <text:p>403587</text:p>
          </table:table-cell>
          <table:table-cell table:style-name="ce143" table:formula="of:=[.T34]/1.5" office:value-type="float" office:value="269058" calcext:value-type="float">
            <text:p>269058</text:p>
          </table:table-cell>
          <table:table-cell table:style-name="ce126" office:value-type="float" office:value="17899907000" calcext:value-type="float">
            <text:p>1.8E+10</text:p>
          </table:table-cell>
          <table:table-cell table:style-name="ce109" table:formula="of:=[.V34]/[.T34]" office:value-type="float" office:value="44352.0405761335" calcext:value-type="float">
            <text:p>44352</text:p>
          </table:table-cell>
          <table:table-cell table:style-name="ce119" table:number-columns-repeated="3"/>
          <table:table-cell table:style-name="ce33"/>
          <table:table-cell table:style-name="ce33" table:formula="of:=([.W34]*100)/([.DD34]*(([.BP34]*([.BO34]/([.BJ34]+[.BO34])))+([.BK34]*([.BJ34]/([.BJ34]+[.BO34])))))" office:value-type="float" office:value="60.1332880161085" calcext:value-type="float">
            <text:p>60.13</text:p>
          </table:table-cell>
          <table:table-cell table:style-name="ce32"/>
          <table:table-cell table:style-name="ce33" table:number-columns-repeated="4"/>
          <table:table-cell table:style-name="ce94" office:value-type="float" office:value="9.99733333333334" calcext:value-type="float">
            <text:p>10.00</text:p>
          </table:table-cell>
          <table:table-cell table:style-name="ce104" office:value-type="float" office:value="1.297625" calcext:value-type="float">
            <text:p>1.30</text:p>
          </table:table-cell>
          <table:table-cell table:style-name="ce106" table:formula="of:=[.DD34]*100" office:value-type="float" office:value="61343.75" calcext:value-type="float">
            <text:p>61344</text:p>
          </table:table-cell>
          <table:table-cell table:style-name="ce106" table:formula="of:=([.DD34]*100)*[.AI34]" office:value-type="float" office:value="79601.18359375" calcext:value-type="float">
            <text:p>79601</text:p>
          </table:table-cell>
          <table:table-cell table:style-name="ce127" office:value-type="float" office:value="3937403000000" calcext:value-type="float">
            <text:p>3.94E+12</text:p>
          </table:table-cell>
          <table:table-cell table:style-name="ce103" table:formula="of:=([.AL34]*100/[.AL33])-100" office:value-type="float" office:value="5.39654301529606" calcext:value-type="float">
            <text:p>5.40</text:p>
          </table:table-cell>
          <table:table-cell table:style-name="ce33" table:number-columns-repeated="2"/>
          <table:table-cell table:style-name="ce109" office:value-type="float" office:value="290.5225" calcext:value-type="float">
            <text:p>291</text:p>
          </table:table-cell>
          <table:table-cell table:style-name="ce109" table:formula="of:=[.DD34]*100/[.AP34]" office:value-type="float" office:value="211.14973883262" calcext:value-type="float">
            <text:p>211</text:p>
          </table:table-cell>
          <table:table-cell table:style-name="ce150" office:value-type="float" office:value="2.42035296798215" calcext:value-type="float">
            <text:p>2.4</text:p>
          </table:table-cell>
          <table:table-cell table:style-name="ce121"/>
          <table:table-cell table:style-name="ce102"/>
          <table:table-cell table:style-name="ce100" table:number-columns-repeated="2"/>
          <table:table-cell table:style-name="ce102" table:number-columns-repeated="3"/>
          <table:table-cell table:style-name="ce119" table:number-columns-repeated="3"/>
          <table:table-cell table:style-name="ce169" office:value-type="float" office:value="376" calcext:value-type="float">
            <text:p>376</text:p>
          </table:table-cell>
          <table:table-cell table:style-name="ce118"/>
          <table:table-cell table:style-name="ce27"/>
          <table:table-cell table:style-name="ce215" office:value-type="float" office:value="87673" calcext:value-type="float">
            <text:p>87673</text:p>
          </table:table-cell>
          <table:table-cell table:style-name="ce118" office:value-type="float" office:value="57527" calcext:value-type="float">
            <text:p>57527</text:p>
          </table:table-cell>
          <table:table-cell table:style-name="ce118" office:value-type="float" office:value="28991" calcext:value-type="float">
            <text:p>28991</text:p>
          </table:table-cell>
          <table:table-cell table:style-name="ce118" office:value-type="float" office:value="1155" calcext:value-type="float">
            <text:p>1155</text:p>
          </table:table-cell>
          <table:table-cell table:style-name="ce118" office:value-type="float" office:value="92749" calcext:value-type="float">
            <text:p>92749</text:p>
          </table:table-cell>
          <table:table-cell table:style-name="ce82" office:value-type="float" office:value="150.395873956614" calcext:value-type="float">
            <text:p>150</text:p>
          </table:table-cell>
          <table:table-cell table:style-name="ce118" office:value-type="float" office:value="4421153500" calcext:value-type="float">
            <text:p>4421153500</text:p>
          </table:table-cell>
          <table:table-cell table:style-name="ce123" table:formula="of:=[.BL34]/[.BJ34]" office:value-type="float" office:value="47667.9371206159" calcext:value-type="float">
            <text:p>47668</text:p>
          </table:table-cell>
          <table:table-cell table:style-name="ce123" table:formula="of:=[.BM34]/[.BK34]" office:value-type="float" office:value="316.94976641691" calcext:value-type="float">
            <text:p>317</text:p>
          </table:table-cell>
          <table:table-cell table:style-name="ce118" office:value-type="float" office:value="214997" calcext:value-type="float">
            <text:p>214997</text:p>
          </table:table-cell>
          <table:table-cell table:style-name="ce82" office:value-type="float" office:value="107.222677845717" calcext:value-type="float">
            <text:p>107</text:p>
          </table:table-cell>
          <table:table-cell table:style-name="ce118" office:value-type="float" office:value="7875175900" calcext:value-type="float">
            <text:p>7875175900</text:p>
          </table:table-cell>
          <table:table-cell table:style-name="ce80" table:formula="of:=[.BQ34]/[.BO34]" office:value-type="float" office:value="36629.2362219008" calcext:value-type="float">
            <text:p>36629</text:p>
          </table:table-cell>
          <table:table-cell table:style-name="ce80" table:formula="of:=[.BR34]/[.BP34]" office:value-type="float" office:value="341.618368034108" calcext:value-type="float">
            <text:p>342</text:p>
          </table:table-cell>
          <table:table-cell table:style-name="ce86" table:formula="of:=[.DD34]/(([.BS34]+[.BN34])/2)" office:value-type="float" office:value="1.86294315776867" calcext:value-type="float">
            <text:p>1.86</text:p>
          </table:table-cell>
          <table:table-cell table:style-name="ce85" table:formula="of:=(([.BN34]+[.BS34])*100/([.BN33]+[.BS33]))-100" office:value-type="float" office:value="2.29528266357069" calcext:value-type="float">
            <text:p>2.3</text:p>
          </table:table-cell>
          <table:table-cell table:style-name="ce80"/>
          <table:table-cell table:style-name="ce143" office:value-type="float" office:value="18536203.4854397" calcext:value-type="float">
            <text:p>18536203</text:p>
          </table:table-cell>
          <table:table-cell table:style-name="ce143" table:formula="of:=[.BW34]-[.BW33]" office:value-type="float" office:value="344861.023018669" calcext:value-type="float">
            <text:p>344861</text:p>
          </table:table-cell>
          <table:table-cell table:style-name="ce109" office:value-type="float" office:value="155902" calcext:value-type="float">
            <text:p>155902</text:p>
          </table:table-cell>
          <table:table-cell table:style-name="ce109" office:value-type="float" office:value="71141" calcext:value-type="float">
            <text:p>71141</text:p>
          </table:table-cell>
          <table:table-cell table:style-name="ce109" table:formula="of:=100-[.CB34]" office:value-type="float" office:value="68.6662878837929" calcext:value-type="float">
            <text:p>69</text:p>
          </table:table-cell>
          <table:table-cell table:style-name="ce109" table:formula="of:=([.BZ34]*100)/([.BY34]+[.BZ34])" office:value-type="float" office:value="31.3337121162071" calcext:value-type="float">
            <text:p>31</text:p>
          </table:table-cell>
          <table:table-cell table:style-name="ce146" table:formula="of:=([.BW34]/[.B34])" office:value-type="float" office:value="0.470617297215825" calcext:value-type="float">
            <text:p>0.4706</text:p>
          </table:table-cell>
          <table:table-cell table:style-name="ce148" table:formula="of:=([.BW34]*100/[.BW33])-100" office:value-type="float" office:value="1.89574256947265" calcext:value-type="float">
            <text:p>1.9</text:p>
          </table:table-cell>
          <table:table-cell table:style-name="ce33" table:formula="of:=([.B34]*100/[.B33])-100" office:value-type="float" office:value="0.234126479195822" calcext:value-type="float">
            <text:p>0.23</text:p>
          </table:table-cell>
          <table:table-cell table:style-name="ce148" table:formula="of:=[.CD34]-[.CE34]" office:value-type="float" office:value="1.66161609027682" calcext:value-type="float">
            <text:p>1.7</text:p>
          </table:table-cell>
          <table:table-cell table:style-name="ce169" office:value-type="float" office:value="1193000" calcext:value-type="float">
            <text:p>1193000</text:p>
          </table:table-cell>
          <table:table-cell table:style-name="ce169" table:formula="of:=[.CG34]/[.BX34]" office:value-type="float" office:value="3.45936455664755" calcext:value-type="float">
            <text:p>3</text:p>
          </table:table-cell>
          <table:table-cell table:style-name="ce148" table:formula="of:=[.CG34]/[.B34]*100" office:value-type="float" office:value="3.02891817097012" calcext:value-type="float">
            <text:p>3.0</text:p>
          </table:table-cell>
          <table:table-cell table:style-name="ce169" office:value-type="float" office:value="25458.33" calcext:value-type="float">
            <text:p>25458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613.4375" calcext:value-type="float">
            <text:p>613</text:p>
          </table:table-cell>
          <table:table-cell table:style-name="ce33" office:value-type="float" office:value="4.67" calcext:value-type="float">
            <text:p>4.67</text:p>
          </table:table-cell>
          <table:table-cell table:style-name="ce148" table:formula="of:=[.DF33]+[.DE34]" office:value-type="float" office:value="158.23" calcext:value-type="float">
            <text:p>158.2</text:p>
          </table:table-cell>
          <table:table-cell table:style-name="ce148" table:formula="of:=(([.DD34]*[.DE34])/100)+[.DG33]" office:value-type="float" office:value="299.29684375" calcext:value-type="float">
            <text:p>299.3</text:p>
          </table:table-cell>
          <table:table-cell table:style-name="ce148" table:formula="of:=[.DD34]-[.DG34]" office:value-type="float" office:value="314.14065625" calcext:value-type="float">
            <text:p>314.1</text:p>
          </table:table-cell>
          <table:table-cell table:style-name="ce148" table:formula="of:=[.DD34]/[.DF34]*[.$DF$24]" office:value-type="float" office:value="387.687227453707" calcext:value-type="float">
            <text:p>387.7</text:p>
          </table:table-cell>
          <table:table-cell table:style-name="ce148" table:formula="of:=[.DD34]-[.DI34]" office:value-type="float" office:value="225.750272546293" calcext:value-type="float">
            <text:p>225.8</text:p>
          </table:table-cell>
          <table:table-cell table:style-name="ce33" table:formula="of:=([.AH34]-[.AH33])" office:value-type="float" office:value="0.920083333333336" calcext:value-type="float">
            <text:p>0.92</text:p>
          </table:table-cell>
          <table:table-cell table:style-name="ce33" table:formula="of:=([.DD34]*100/[.DD33])-100" office:value-type="float" office:value="3.80750925436277" calcext:value-type="float">
            <text:p>3.81</text:p>
          </table:table-cell>
          <table:table-cell table:style-name="ce33" table:formula="of:=[.DL34]-[.DE34]" office:value-type="float" office:value="-0.86249074563723" calcext:value-type="float">
            <text:p>-0.86</text:p>
          </table:table-cell>
          <table:table-cell table:style-name="ce33" table:number-columns-repeated="2"/>
          <table:table-cell table:style-name="ce148" office:value-type="float" office:value="22.9" calcext:value-type="float">
            <text:p>22.9</text:p>
          </table:table-cell>
          <table:table-cell table:style-name="ce148" table:formula="of:=[.DL34]+4" office:value-type="float" office:value="7.80750925436277" calcext:value-type="float">
            <text:p>7.8</text:p>
          </table:table-cell>
          <table:table-cell table:style-name="ce148" table:formula="of:=-0.06*(([.A34]-1963)^2)+8.5*([.A34]-1963)+140" office:value-type="float" office:value="350.56" calcext:value-type="float">
            <text:p>350.6</text:p>
          </table:table-cell>
          <table:table-cell table:style-name="ce148" table:formula="of:=[.DR34]+50" office:value-type="float" office:value="400.56" calcext:value-type="float">
            <text:p>400.6</text:p>
          </table:table-cell>
          <table:table-cell table:style-name="ce148" table:formula="of:=[.DR34]-50" office:value-type="float" office:value="300.56" calcext:value-type="float">
            <text:p>300.6</text:p>
          </table:table-cell>
          <table:table-cell table:style-name="ce148" table:formula="of:=[.DR34]+100" office:value-type="float" office:value="450.56" calcext:value-type="float">
            <text:p>450.6</text:p>
          </table:table-cell>
          <table:table-cell table:style-name="ce148" table:formula="of:=[.DR34]-100" office:value-type="float" office:value="250.56" calcext:value-type="float">
            <text:p>250.6</text:p>
          </table:table-cell>
          <table:table-cell table:style-name="ce148" table:formula="of:=-0.025*(([.A34]-1963)^2)+5.5*([.A34]-1963)+175" office:value-type="float" office:value="325.4" calcext:value-type="float">
            <text:p>325.4</text:p>
          </table:table-cell>
          <table:table-cell table:style-name="ce94" table:formula="of:=1.10330769230769*0.264172052" office:value-type="float" office:value="0.291463057064307" calcext:value-type="float">
            <text:p>0.29</text:p>
          </table:table-cell>
          <table:table-cell table:style-name="ce139" table:formula="of:=([.DX34]*100/[.DX33])-100" office:value-type="float" office:value="2.93526625520326" calcext:value-type="float">
            <text:p>2.9</text:p>
          </table:table-cell>
          <table:table-cell table:style-name="ce94" office:value-type="float" office:value="0.86" calcext:value-type="float">
            <text:p>0.86</text:p>
          </table:table-cell>
          <table:table-cell table:number-columns-repeated="894"/>
        </table:table-row>
        <table:table-row table:style-name="ro9">
          <table:table-cell table:style-name="ce18" office:value-type="float" office:value="1996" calcext:value-type="float">
            <text:p>1996</text:p>
          </table:table-cell>
          <table:table-cell table:style-name="ce12" office:value-type="float" office:value="39478000" calcext:value-type="float">
            <text:p>39478000</text:p>
          </table:table-cell>
          <table:table-cell table:style-name="ce115" office:value-type="float" office:value="14798908" calcext:value-type="float">
            <text:p>14798908</text:p>
          </table:table-cell>
          <table:table-cell table:style-name="ce115" office:value-type="float" office:value="18872892.640625" calcext:value-type="float">
            <text:p>18872892.640625</text:p>
          </table:table-cell>
          <table:table-cell table:style-name="ce109"/>
          <table:table-cell table:style-name="ce109" table:formula="of:=[.C35]/26" office:value-type="float" office:value="569188.769230769" calcext:value-type="float">
            <text:p>569189</text:p>
          </table:table-cell>
          <table:table-cell table:style-name="ce109" table:formula="of:=[.F35]/2" office:value-type="float" office:value="284594.384615385" calcext:value-type="float">
            <text:p>284594</text:p>
          </table:table-cell>
          <table:table-cell table:style-name="ce169" table:formula="of:=[.G35]*1.5" office:value-type="float" office:value="426891.576923077" calcext:value-type="float">
            <text:p>426892</text:p>
          </table:table-cell>
          <table:table-cell table:style-name="ce118" table:number-columns-repeated="11"/>
          <table:table-cell table:style-name="ce119" office:value-type="float" office:value="412982" calcext:value-type="float">
            <text:p>412982</text:p>
          </table:table-cell>
          <table:table-cell table:style-name="ce143" table:formula="of:=[.T35]/1.5" office:value-type="float" office:value="275321.333333333" calcext:value-type="float">
            <text:p>275321</text:p>
          </table:table-cell>
          <table:table-cell table:style-name="ce126" office:value-type="float" office:value="19566189000" calcext:value-type="float">
            <text:p>2.0E+10</text:p>
          </table:table-cell>
          <table:table-cell table:style-name="ce109" table:formula="of:=[.V35]/[.T35]" office:value-type="float" office:value="47377.8251836642" calcext:value-type="float">
            <text:p>47378</text:p>
          </table:table-cell>
          <table:table-cell table:style-name="ce119" table:number-columns-repeated="3"/>
          <table:table-cell table:style-name="ce33"/>
          <table:table-cell table:style-name="ce33" table:formula="of:=([.W35]*100)/([.DD35]*(([.BP35]*([.BO35]/([.BJ35]+[.BO35])))+([.BK35]*([.BJ35]/([.BJ35]+[.BO35])))))" office:value-type="float" office:value="63.9273913089108" calcext:value-type="float">
            <text:p>63.93</text:p>
          </table:table-cell>
          <table:table-cell table:style-name="ce105" table:formula="of:=(([.V35]*100/[.V34])-100)-[.DE35]" office:value-type="float" office:value="5.74888635343189" calcext:value-type="float">
            <text:p>5.75</text:p>
          </table:table-cell>
          <table:table-cell table:style-name="ce33" table:number-columns-repeated="4"/>
          <table:table-cell table:style-name="ce94" office:value-type="float" office:value="7.356" calcext:value-type="float">
            <text:p>7.36</text:p>
          </table:table-cell>
          <table:table-cell table:style-name="ce104" office:value-type="float" office:value="1.25218333333333" calcext:value-type="float">
            <text:p>1.25</text:p>
          </table:table-cell>
          <table:table-cell table:style-name="ce106" table:formula="of:=[.DD35]*100" office:value-type="float" office:value="62406.25" calcext:value-type="float">
            <text:p>62406</text:p>
          </table:table-cell>
          <table:table-cell table:style-name="ce106" table:formula="of:=([.DD35]*100)*[.AI35]" office:value-type="float" office:value="78144.0661458334" calcext:value-type="float">
            <text:p>78144</text:p>
          </table:table-cell>
          <table:table-cell table:style-name="ce127" office:value-type="float" office:value="4090345000000" calcext:value-type="float">
            <text:p>4.09E+12</text:p>
          </table:table-cell>
          <table:table-cell table:style-name="ce103" table:formula="of:=([.AL35]*100/[.AL34])-100" office:value-type="float" office:value="3.884336960174" calcext:value-type="float">
            <text:p>3.88</text:p>
          </table:table-cell>
          <table:table-cell table:style-name="ce33" table:number-columns-repeated="2"/>
          <table:table-cell table:style-name="ce109" office:value-type="float" office:value="300.0875" calcext:value-type="float">
            <text:p>300</text:p>
          </table:table-cell>
          <table:table-cell table:style-name="ce109" table:formula="of:=[.DD35]*100/[.AP35]" office:value-type="float" office:value="207.960178281335" calcext:value-type="float">
            <text:p>208</text:p>
          </table:table-cell>
          <table:table-cell table:style-name="ce150" office:value-type="float" office:value="1.69043933903565" calcext:value-type="float">
            <text:p>1.7</text:p>
          </table:table-cell>
          <table:table-cell table:style-name="ce121"/>
          <table:table-cell table:style-name="ce102"/>
          <table:table-cell table:style-name="ce100" table:number-columns-repeated="2"/>
          <table:table-cell table:style-name="ce102" table:number-columns-repeated="3"/>
          <table:table-cell table:style-name="ce119" table:number-columns-repeated="3"/>
          <table:table-cell table:style-name="ce169" office:value-type="float" office:value="390" calcext:value-type="float">
            <text:p>390</text:p>
          </table:table-cell>
          <table:table-cell table:style-name="ce118"/>
          <table:table-cell table:style-name="ce27"/>
          <table:table-cell table:style-name="ce215" office:value-type="float" office:value="89323" calcext:value-type="float">
            <text:p>89323</text:p>
          </table:table-cell>
          <table:table-cell table:style-name="ce118" office:value-type="float" office:value="56928" calcext:value-type="float">
            <text:p>56928</text:p>
          </table:table-cell>
          <table:table-cell table:style-name="ce118" office:value-type="float" office:value="31111" calcext:value-type="float">
            <text:p>31111</text:p>
          </table:table-cell>
          <table:table-cell table:style-name="ce118" office:value-type="float" office:value="1284" calcext:value-type="float">
            <text:p>1284</text:p>
          </table:table-cell>
          <table:table-cell table:style-name="ce118" office:value-type="float" office:value="88707" calcext:value-type="float">
            <text:p>88707</text:p>
          </table:table-cell>
          <table:table-cell table:style-name="ce82" office:value-type="float" office:value="146.294920176569" calcext:value-type="float">
            <text:p>146</text:p>
          </table:table-cell>
          <table:table-cell table:style-name="ce118" office:value-type="float" office:value="4368693100" calcext:value-type="float">
            <text:p>4368693100</text:p>
          </table:table-cell>
          <table:table-cell table:style-name="ce123" table:formula="of:=[.BL35]/[.BJ35]" office:value-type="float" office:value="49248.5722659993" calcext:value-type="float">
            <text:p>49249</text:p>
          </table:table-cell>
          <table:table-cell table:style-name="ce123" table:formula="of:=[.BM35]/[.BK35]" office:value-type="float" office:value="336.638976982656" calcext:value-type="float">
            <text:p>337</text:p>
          </table:table-cell>
          <table:table-cell table:style-name="ce118" office:value-type="float" office:value="192120" calcext:value-type="float">
            <text:p>192120</text:p>
          </table:table-cell>
          <table:table-cell table:style-name="ce82" office:value-type="float" office:value="106.042330839139" calcext:value-type="float">
            <text:p>106</text:p>
          </table:table-cell>
          <table:table-cell table:style-name="ce118" office:value-type="float" office:value="7125463000" calcext:value-type="float">
            <text:p>7125463000</text:p>
          </table:table-cell>
          <table:table-cell table:style-name="ce80" table:formula="of:=[.BQ35]/[.BO35]" office:value-type="float" office:value="37088.6060795336" calcext:value-type="float">
            <text:p>37089</text:p>
          </table:table-cell>
          <table:table-cell table:style-name="ce80" table:formula="of:=[.BR35]/[.BP35]" office:value-type="float" office:value="349.75283724945" calcext:value-type="float">
            <text:p>350</text:p>
          </table:table-cell>
          <table:table-cell table:style-name="ce86" table:formula="of:=[.DD35]/(([.BS35]+[.BN35])/2)" office:value-type="float" office:value="1.81838561317391" calcext:value-type="float">
            <text:p>1.82</text:p>
          </table:table-cell>
          <table:table-cell table:style-name="ce85" table:formula="of:=(([.BN35]+[.BS35])*100/([.BN34]+[.BS34]))-100" office:value-type="float" office:value="4.22487489533344" calcext:value-type="float">
            <text:p>4.2</text:p>
          </table:table-cell>
          <table:table-cell table:style-name="ce80"/>
          <table:table-cell table:style-name="ce143" office:value-type="float" office:value="18871157.2990536" calcext:value-type="float">
            <text:p>18871157</text:p>
          </table:table-cell>
          <table:table-cell table:style-name="ce143" table:formula="of:=[.BW35]-[.BW34]" office:value-type="float" office:value="334953.813613921" calcext:value-type="float">
            <text:p>334954</text:p>
          </table:table-cell>
          <table:table-cell table:style-name="ce109" office:value-type="float" office:value="194871" calcext:value-type="float">
            <text:p>194871</text:p>
          </table:table-cell>
          <table:table-cell table:style-name="ce109" office:value-type="float" office:value="77544" calcext:value-type="float">
            <text:p>77544</text:p>
          </table:table-cell>
          <table:table-cell table:style-name="ce109" table:formula="of:=100-[.CB35]" office:value-type="float" office:value="71.5346071251583" calcext:value-type="float">
            <text:p>72</text:p>
          </table:table-cell>
          <table:table-cell table:style-name="ce109" table:formula="of:=([.BZ35]*100)/([.BY35]+[.BZ35])" office:value-type="float" office:value="28.4653928748417" calcext:value-type="float">
            <text:p>28</text:p>
          </table:table-cell>
          <table:table-cell table:style-name="ce146" table:formula="of:=([.BW35]/[.B35])" office:value-type="float" office:value="0.478017055044673" calcext:value-type="float">
            <text:p>0.4780</text:p>
          </table:table-cell>
          <table:table-cell table:style-name="ce148" table:formula="of:=([.BW35]*100/[.BW34])-100" office:value-type="float" office:value="1.80702490602798" calcext:value-type="float">
            <text:p>1.8</text:p>
          </table:table-cell>
          <table:table-cell table:style-name="ce33" table:formula="of:=([.B35]*100/[.B34])-100" office:value-type="float" office:value="0.231040698707702" calcext:value-type="float">
            <text:p>0.23</text:p>
          </table:table-cell>
          <table:table-cell table:style-name="ce148" table:formula="of:=[.CD35]-[.CE35]" office:value-type="float" office:value="1.57598420732027" calcext:value-type="float">
            <text:p>1.6</text:p>
          </table:table-cell>
          <table:table-cell table:style-name="ce169" office:value-type="float" office:value="1228000" calcext:value-type="float">
            <text:p>1228000</text:p>
          </table:table-cell>
          <table:table-cell table:style-name="ce169" table:formula="of:=[.CG35]/[.BX35]" office:value-type="float" office:value="3.66617709692785" calcext:value-type="float">
            <text:p>4</text:p>
          </table:table-cell>
          <table:table-cell table:style-name="ce148" table:formula="of:=[.CG35]/[.B35]*100" office:value-type="float" office:value="3.11059324180556" calcext:value-type="float">
            <text:p>3.1</text:p>
          </table:table-cell>
          <table:table-cell table:style-name="ce169" office:value-type="float" office:value="24726.96" calcext:value-type="float">
            <text:p>24727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624.0625" calcext:value-type="float">
            <text:p>624</text:p>
          </table:table-cell>
          <table:table-cell table:style-name="ce33" office:value-type="float" office:value="3.56" calcext:value-type="float">
            <text:p>3.56</text:p>
          </table:table-cell>
          <table:table-cell table:style-name="ce148" table:formula="of:=[.DF34]+[.DE35]" office:value-type="float" office:value="161.79" calcext:value-type="float">
            <text:p>161.8</text:p>
          </table:table-cell>
          <table:table-cell table:style-name="ce148" table:formula="of:=(([.DD35]*[.DE35])/100)+[.DG34]" office:value-type="float" office:value="321.51346875" calcext:value-type="float">
            <text:p>321.5</text:p>
          </table:table-cell>
          <table:table-cell table:style-name="ce148" table:formula="of:=[.DD35]-[.DG35]" office:value-type="float" office:value="302.54903125" calcext:value-type="float">
            <text:p>302.5</text:p>
          </table:table-cell>
          <table:table-cell table:style-name="ce148" table:formula="of:=[.DD35]/[.DF35]*[.$DF$24]" office:value-type="float" office:value="385.723777736572" calcext:value-type="float">
            <text:p>385.7</text:p>
          </table:table-cell>
          <table:table-cell table:style-name="ce148" table:formula="of:=[.DD35]-[.DI35]" office:value-type="float" office:value="238.338722263428" calcext:value-type="float">
            <text:p>238.3</text:p>
          </table:table-cell>
          <table:table-cell table:style-name="ce33" table:formula="of:=([.AH35]-[.AH34])" office:value-type="float" office:value="-2.64133333333333" calcext:value-type="float">
            <text:p>-2.64</text:p>
          </table:table-cell>
          <table:table-cell table:style-name="ce33" table:formula="of:=([.DD35]*100/[.DD34])-100" office:value-type="float" office:value="1.73204279164544" calcext:value-type="float">
            <text:p>1.73</text:p>
          </table:table-cell>
          <table:table-cell table:style-name="ce33" table:formula="of:=[.DL35]-[.DE35]" office:value-type="float" office:value="-1.82795720835456" calcext:value-type="float">
            <text:p>-1.83</text:p>
          </table:table-cell>
          <table:table-cell table:style-name="ce33"/>
          <table:table-cell table:style-name="ce33" office:value-type="float" office:value="2.33" calcext:value-type="float">
            <text:p>2.33</text:p>
          </table:table-cell>
          <table:table-cell table:style-name="ce148" office:value-type="float" office:value="22.08" calcext:value-type="float">
            <text:p>22.1</text:p>
          </table:table-cell>
          <table:table-cell table:style-name="ce148" table:formula="of:=[.DL35]+4" office:value-type="float" office:value="5.73204279164544" calcext:value-type="float">
            <text:p>5.7</text:p>
          </table:table-cell>
          <table:table-cell table:style-name="ce148" table:formula="of:=-0.06*(([.A35]-1963)^2)+8.5*([.A35]-1963)+140" office:value-type="float" office:value="355.16" calcext:value-type="float">
            <text:p>355.2</text:p>
          </table:table-cell>
          <table:table-cell table:style-name="ce148" table:formula="of:=[.DR35]+50" office:value-type="float" office:value="405.16" calcext:value-type="float">
            <text:p>405.2</text:p>
          </table:table-cell>
          <table:table-cell table:style-name="ce148" table:formula="of:=[.DR35]-50" office:value-type="float" office:value="305.16" calcext:value-type="float">
            <text:p>305.2</text:p>
          </table:table-cell>
          <table:table-cell table:style-name="ce148" table:formula="of:=[.DR35]+100" office:value-type="float" office:value="455.16" calcext:value-type="float">
            <text:p>455.2</text:p>
          </table:table-cell>
          <table:table-cell table:style-name="ce148" table:formula="of:=[.DR35]-100" office:value-type="float" office:value="255.16" calcext:value-type="float">
            <text:p>255.2</text:p>
          </table:table-cell>
          <table:table-cell table:style-name="ce148" table:formula="of:=-0.025*(([.A35]-1963)^2)+5.5*([.A35]-1963)+175" office:value-type="float" office:value="329.275" calcext:value-type="float">
            <text:p>329.3</text:p>
          </table:table-cell>
          <table:table-cell table:style-name="ce94" table:formula="of:=1.19413461538462*0.264172052" office:value-type="float" office:value="0.315456991710386" calcext:value-type="float">
            <text:p>0.32</text:p>
          </table:table-cell>
          <table:table-cell table:style-name="ce139" table:formula="of:=([.DX35]*100/[.DX34])-100" office:value-type="float" office:value="8.23223872272253" calcext:value-type="float">
            <text:p>8.2</text:p>
          </table:table-cell>
          <table:table-cell table:style-name="ce94" office:value-type="float" office:value="0.88" calcext:value-type="float">
            <text:p>0.88</text:p>
          </table:table-cell>
          <table:table-cell table:number-columns-repeated="894"/>
        </table:table-row>
        <table:table-row table:style-name="ro9">
          <table:table-cell table:style-name="ce18" office:value-type="float" office:value="1997" calcext:value-type="float">
            <text:p>1997</text:p>
          </table:table-cell>
          <table:table-cell table:style-name="ce12" office:value-type="float" office:value="39582000" calcext:value-type="float">
            <text:p>39582000</text:p>
          </table:table-cell>
          <table:table-cell table:style-name="ce115" office:value-type="float" office:value="15027010" calcext:value-type="float">
            <text:p>15027010</text:p>
          </table:table-cell>
          <table:table-cell table:style-name="ce115" office:value-type="float" office:value="19143359.265625" calcext:value-type="float">
            <text:p>19143359.265625</text:p>
          </table:table-cell>
          <table:table-cell table:style-name="ce109"/>
          <table:table-cell table:style-name="ce109" table:formula="of:=[.C36]/26" office:value-type="float" office:value="577961.923076923" calcext:value-type="float">
            <text:p>577962</text:p>
          </table:table-cell>
          <table:table-cell table:style-name="ce109" table:formula="of:=[.F36]/2" office:value-type="float" office:value="288980.961538462" calcext:value-type="float">
            <text:p>288981</text:p>
          </table:table-cell>
          <table:table-cell table:style-name="ce169" table:formula="of:=[.G36]*1.5" office:value-type="float" office:value="433471.442307692" calcext:value-type="float">
            <text:p>433471</text:p>
          </table:table-cell>
          <table:table-cell table:style-name="ce118" table:number-columns-repeated="11"/>
          <table:table-cell table:style-name="ce119" office:value-type="float" office:value="479237" calcext:value-type="float">
            <text:p>479237</text:p>
          </table:table-cell>
          <table:table-cell table:style-name="ce143" table:formula="of:=[.T36]/1.5" office:value-type="float" office:value="319491.333333333" calcext:value-type="float">
            <text:p>319491</text:p>
          </table:table-cell>
          <table:table-cell table:style-name="ce126" office:value-type="float" office:value="24338352000" calcext:value-type="float">
            <text:p>2.4E+10</text:p>
          </table:table-cell>
          <table:table-cell table:style-name="ce109" table:formula="of:=[.V36]/[.T36]" office:value-type="float" office:value="50785.6279878223" calcext:value-type="float">
            <text:p>50786</text:p>
          </table:table-cell>
          <table:table-cell table:style-name="ce119" table:number-columns-repeated="3"/>
          <table:table-cell table:style-name="ce33"/>
          <table:table-cell table:style-name="ce33" table:formula="of:=([.W36]*100)/([.DD36]*(([.BP36]*([.BO36]/([.BJ36]+[.BO36])))+([.BK36]*([.BJ36]/([.BJ36]+[.BO36])))))" office:value-type="float" office:value="67.2452557279442" calcext:value-type="float">
            <text:p>67.25</text:p>
          </table:table-cell>
          <table:table-cell table:style-name="ce105" table:formula="of:=(([.V36]*100/[.V35])-100)-[.DE36]" office:value-type="float" office:value="22.4198441336736" calcext:value-type="float">
            <text:p>22.42</text:p>
          </table:table-cell>
          <table:table-cell table:style-name="ce33" table:number-columns-repeated="4"/>
          <table:table-cell table:style-name="ce94" office:value-type="float" office:value="5.19791666666667" calcext:value-type="float">
            <text:p>5.20</text:p>
          </table:table-cell>
          <table:table-cell table:style-name="ce104" office:value-type="float" office:value="1.12700833333333" calcext:value-type="float">
            <text:p>1.13</text:p>
          </table:table-cell>
          <table:table-cell table:style-name="ce106" table:formula="of:=[.DD36]*100" office:value-type="float" office:value="64250" calcext:value-type="float">
            <text:p>64250</text:p>
          </table:table-cell>
          <table:table-cell table:style-name="ce106" table:formula="of:=([.DD36]*100)*[.AI36]" office:value-type="float" office:value="72410.2854166667" calcext:value-type="float">
            <text:p>72410</text:p>
          </table:table-cell>
          <table:table-cell table:style-name="ce127" office:value-type="float" office:value="4267311000000" calcext:value-type="float">
            <text:p>4.27E+12</text:p>
          </table:table-cell>
          <table:table-cell table:style-name="ce103" table:formula="of:=([.AL36]*100/[.AL35])-100" office:value-type="float" office:value="4.32643212247379" calcext:value-type="float">
            <text:p>4.33</text:p>
          </table:table-cell>
          <table:table-cell table:style-name="ce33" table:number-columns-repeated="2"/>
          <table:table-cell table:style-name="ce109" office:value-type="float" office:value="291.965833333333" calcext:value-type="float">
            <text:p>292</text:p>
          </table:table-cell>
          <table:table-cell table:style-name="ce109" table:formula="of:=[.DD36]*100/[.AP36]" office:value-type="float" office:value="220.059995604509" calcext:value-type="float">
            <text:p>220</text:p>
          </table:table-cell>
          <table:table-cell table:style-name="ce150" office:value-type="float" office:value="2.70782288904117" calcext:value-type="float">
            <text:p>2.7</text:p>
          </table:table-cell>
          <table:table-cell table:style-name="ce121"/>
          <table:table-cell table:style-name="ce102"/>
          <table:table-cell table:style-name="ce100" table:number-columns-repeated="2"/>
          <table:table-cell table:style-name="ce102" table:number-columns-repeated="3"/>
          <table:table-cell table:style-name="ce119" table:number-columns-repeated="3"/>
          <table:table-cell table:style-name="ce169" office:value-type="float" office:value="400" calcext:value-type="float">
            <text:p>400</text:p>
          </table:table-cell>
          <table:table-cell table:style-name="ce118"/>
          <table:table-cell table:style-name="ce27"/>
          <table:table-cell table:style-name="ce215" office:value-type="float" office:value="104790" calcext:value-type="float">
            <text:p>104790</text:p>
          </table:table-cell>
          <table:table-cell table:style-name="ce118" office:value-type="float" office:value="66740" calcext:value-type="float">
            <text:p>66740</text:p>
          </table:table-cell>
          <table:table-cell table:style-name="ce118" office:value-type="float" office:value="36487" calcext:value-type="float">
            <text:p>36487</text:p>
          </table:table-cell>
          <table:table-cell table:style-name="ce118" office:value-type="float" office:value="1563" calcext:value-type="float">
            <text:p>1563</text:p>
          </table:table-cell>
          <table:table-cell table:style-name="ce118" office:value-type="float" office:value="104094" calcext:value-type="float">
            <text:p>104094</text:p>
          </table:table-cell>
          <table:table-cell table:style-name="ce82" office:value-type="float" office:value="148.009386699932" calcext:value-type="float">
            <text:p>148</text:p>
          </table:table-cell>
          <table:table-cell table:style-name="ce118" office:value-type="float" office:value="5435822700" calcext:value-type="float">
            <text:p>5435822700</text:p>
          </table:table-cell>
          <table:table-cell table:style-name="ce123" table:formula="of:=[.BL36]/[.BJ36]" office:value-type="float" office:value="52220.3268199896" calcext:value-type="float">
            <text:p>52220</text:p>
          </table:table-cell>
          <table:table-cell table:style-name="ce123" table:formula="of:=[.BM36]/[.BK36]" office:value-type="float" office:value="352.817669097291" calcext:value-type="float">
            <text:p>353</text:p>
          </table:table-cell>
          <table:table-cell table:style-name="ce118" office:value-type="float" office:value="231524" calcext:value-type="float">
            <text:p>231524</text:p>
          </table:table-cell>
          <table:table-cell table:style-name="ce82" office:value-type="float" office:value="103.848844881996" calcext:value-type="float">
            <text:p>104</text:p>
          </table:table-cell>
          <table:table-cell table:style-name="ce118" office:value-type="float" office:value="8764069200" calcext:value-type="float">
            <text:p>8764069200</text:p>
          </table:table-cell>
          <table:table-cell table:style-name="ce80" table:formula="of:=[.BQ36]/[.BO36]" office:value-type="float" office:value="37853.8259532489" calcext:value-type="float">
            <text:p>37854</text:p>
          </table:table-cell>
          <table:table-cell table:style-name="ce80" table:formula="of:=[.BR36]/[.BP36]" office:value-type="float" office:value="364.508878228377" calcext:value-type="float">
            <text:p>365</text:p>
          </table:table-cell>
          <table:table-cell table:style-name="ce86" table:formula="of:=[.DD36]/(([.BS36]+[.BN36])/2)" office:value-type="float" office:value="1.79137382380553" calcext:value-type="float">
            <text:p>1.79</text:p>
          </table:table-cell>
          <table:table-cell table:style-name="ce85" table:formula="of:=(([.BN36]+[.BS36])*100/([.BN35]+[.BS35]))-100" office:value-type="float" office:value="4.50686218164917" calcext:value-type="float">
            <text:p>4.5</text:p>
          </table:table-cell>
          <table:table-cell table:style-name="ce80"/>
          <table:table-cell table:style-name="ce143" office:value-type="float" office:value="19234119.5659178" calcext:value-type="float">
            <text:p>19234120</text:p>
          </table:table-cell>
          <table:table-cell table:style-name="ce143" table:formula="of:=[.BW36]-[.BW35]" office:value-type="float" office:value="362962.266864166" calcext:value-type="float">
            <text:p>362962</text:p>
          </table:table-cell>
          <table:table-cell table:style-name="ce109" office:value-type="float" office:value="224332" calcext:value-type="float">
            <text:p>224332</text:p>
          </table:table-cell>
          <table:table-cell table:style-name="ce109" office:value-type="float" office:value="85028" calcext:value-type="float">
            <text:p>85028</text:p>
          </table:table-cell>
          <table:table-cell table:style-name="ce109" table:formula="of:=100-[.CB36]" office:value-type="float" office:value="72.5148694078097" calcext:value-type="float">
            <text:p>73</text:p>
          </table:table-cell>
          <table:table-cell table:style-name="ce109" table:formula="of:=([.BZ36]*100)/([.BY36]+[.BZ36])" office:value-type="float" office:value="27.4851305921903" calcext:value-type="float">
            <text:p>27</text:p>
          </table:table-cell>
          <table:table-cell table:style-name="ce146" table:formula="of:=([.BW36]/[.B36])" office:value-type="float" office:value="0.485930967761047" calcext:value-type="float">
            <text:p>0.4859</text:p>
          </table:table-cell>
          <table:table-cell table:style-name="ce148" table:formula="of:=([.BW36]*100/[.BW35])-100" office:value-type="float" office:value="1.92337047014264" calcext:value-type="float">
            <text:p>1.9</text:p>
          </table:table-cell>
          <table:table-cell table:style-name="ce33" table:formula="of:=([.B36]*100/[.B35])-100" office:value-type="float" office:value="0.263437864126857" calcext:value-type="float">
            <text:p>0.26</text:p>
          </table:table-cell>
          <table:table-cell table:style-name="ce148" table:formula="of:=[.CD36]-[.CE36]" office:value-type="float" office:value="1.65993260601579" calcext:value-type="float">
            <text:p>1.7</text:p>
          </table:table-cell>
          <table:table-cell table:style-name="ce169" office:value-type="float" office:value="1306000" calcext:value-type="float">
            <text:p>1306000</text:p>
          </table:table-cell>
          <table:table-cell table:style-name="ce169" table:formula="of:=[.CG36]/[.BX36]" office:value-type="float" office:value="3.59817016596041" calcext:value-type="float">
            <text:p>4</text:p>
          </table:table-cell>
          <table:table-cell table:style-name="ce148" table:formula="of:=[.CG36]/[.B36]*100" office:value-type="float" office:value="3.29947956141681" calcext:value-type="float">
            <text:p>3.3</text:p>
          </table:table-cell>
          <table:table-cell table:style-name="ce169" office:value-type="float" office:value="26794.6" calcext:value-type="float">
            <text:p>26795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642.5" calcext:value-type="float">
            <text:p>643</text:p>
          </table:table-cell>
          <table:table-cell table:style-name="ce33" office:value-type="float" office:value="1.97" calcext:value-type="float">
            <text:p>1.97</text:p>
          </table:table-cell>
          <table:table-cell table:style-name="ce148" table:formula="of:=[.DF35]+[.DE36]" office:value-type="float" office:value="163.76" calcext:value-type="float">
            <text:p>163.8</text:p>
          </table:table-cell>
          <table:table-cell table:style-name="ce148" table:formula="of:=(([.DD36]*[.DE36])/100)+[.DG35]" office:value-type="float" office:value="334.17071875" calcext:value-type="float">
            <text:p>334.2</text:p>
          </table:table-cell>
          <table:table-cell table:style-name="ce148" table:formula="of:=[.DD36]-[.DG36]" office:value-type="float" office:value="308.32928125" calcext:value-type="float">
            <text:p>308.3</text:p>
          </table:table-cell>
          <table:table-cell table:style-name="ce148" table:formula="of:=[.DD36]/[.DF36]*[.$DF$24]" office:value-type="float" office:value="392.342452369321" calcext:value-type="float">
            <text:p>392.3</text:p>
          </table:table-cell>
          <table:table-cell table:style-name="ce148" table:formula="of:=[.DD36]-[.DI36]" office:value-type="float" office:value="250.157547630679" calcext:value-type="float">
            <text:p>250.2</text:p>
          </table:table-cell>
          <table:table-cell table:style-name="ce33" table:formula="of:=([.AH36]-[.AH35])" office:value-type="float" office:value="-2.15808333333333" calcext:value-type="float">
            <text:p>-2.16</text:p>
          </table:table-cell>
          <table:table-cell table:style-name="ce33" table:formula="of:=([.DD36]*100/[.DD35])-100" office:value-type="float" office:value="2.95443164747121" calcext:value-type="float">
            <text:p>2.95</text:p>
          </table:table-cell>
          <table:table-cell table:style-name="ce33" table:formula="of:=[.DL36]-[.DE36]" office:value-type="float" office:value="0.98443164747121" calcext:value-type="float">
            <text:p>0.98</text:p>
          </table:table-cell>
          <table:table-cell table:style-name="ce33"/>
          <table:table-cell table:style-name="ce33" office:value-type="float" office:value="16.04" calcext:value-type="float">
            <text:p>16.04</text:p>
          </table:table-cell>
          <table:table-cell table:style-name="ce148" office:value-type="float" office:value="20.61" calcext:value-type="float">
            <text:p>20.6</text:p>
          </table:table-cell>
          <table:table-cell table:style-name="ce148" table:formula="of:=[.DL36]+4" office:value-type="float" office:value="6.95443164747121" calcext:value-type="float">
            <text:p>7.0</text:p>
          </table:table-cell>
          <table:table-cell table:style-name="ce148" table:formula="of:=-0.06*(([.A36]-1963)^2)+8.5*([.A36]-1963)+140" office:value-type="float" office:value="359.64" calcext:value-type="float">
            <text:p>359.6</text:p>
          </table:table-cell>
          <table:table-cell table:style-name="ce148" table:formula="of:=[.DR36]+50" office:value-type="float" office:value="409.64" calcext:value-type="float">
            <text:p>409.6</text:p>
          </table:table-cell>
          <table:table-cell table:style-name="ce148" table:formula="of:=[.DR36]-50" office:value-type="float" office:value="309.64" calcext:value-type="float">
            <text:p>309.6</text:p>
          </table:table-cell>
          <table:table-cell table:style-name="ce148" table:formula="of:=[.DR36]+100" office:value-type="float" office:value="459.64" calcext:value-type="float">
            <text:p>459.6</text:p>
          </table:table-cell>
          <table:table-cell table:style-name="ce148" table:formula="of:=[.DR36]-100" office:value-type="float" office:value="259.64" calcext:value-type="float">
            <text:p>259.6</text:p>
          </table:table-cell>
          <table:table-cell table:style-name="ce148" table:formula="of:=-0.025*(([.A36]-1963)^2)+5.5*([.A36]-1963)+175" office:value-type="float" office:value="333.1" calcext:value-type="float">
            <text:p>333.1</text:p>
          </table:table-cell>
          <table:table-cell table:style-name="ce94" table:formula="of:=1.18869230769231*0.264172052" office:value-type="float" office:value="0.314019286119693" calcext:value-type="float">
            <text:p>0.31</text:p>
          </table:table-cell>
          <table:table-cell table:style-name="ce139" table:formula="of:=([.DX36]*100/[.DX35])-100" office:value-type="float" office:value="-0.455753281262773" calcext:value-type="float">
            <text:p>-0.5</text:p>
          </table:table-cell>
          <table:table-cell table:style-name="ce94" office:value-type="float" office:value="0.79" calcext:value-type="float">
            <text:p>0.79</text:p>
          </table:table-cell>
          <table:table-cell table:number-columns-repeated="894"/>
        </table:table-row>
        <table:table-row table:style-name="ro9">
          <table:table-cell table:style-name="ce18" office:value-type="float" office:value="1998" calcext:value-type="float">
            <text:p>1998</text:p>
          </table:table-cell>
          <table:table-cell table:style-name="ce12" office:value-type="float" office:value="39721000" calcext:value-type="float">
            <text:p>39721000</text:p>
          </table:table-cell>
          <table:table-cell table:style-name="ce115" office:value-type="float" office:value="15300398" calcext:value-type="float">
            <text:p>15300398</text:p>
          </table:table-cell>
          <table:table-cell table:style-name="ce115" office:value-type="float" office:value="19418779.78125" calcext:value-type="float">
            <text:p>19418779.78125</text:p>
          </table:table-cell>
          <table:table-cell table:style-name="ce109"/>
          <table:table-cell table:style-name="ce109" table:formula="of:=[.C37]/26" office:value-type="float" office:value="588476.846153846" calcext:value-type="float">
            <text:p>588477</text:p>
          </table:table-cell>
          <table:table-cell table:style-name="ce109" table:formula="of:=[.F37]/2" office:value-type="float" office:value="294238.423076923" calcext:value-type="float">
            <text:p>294238</text:p>
          </table:table-cell>
          <table:table-cell table:style-name="ce169" table:formula="of:=[.G37]*1.5" office:value-type="float" office:value="441357.634615385" calcext:value-type="float">
            <text:p>441358</text:p>
          </table:table-cell>
          <table:table-cell table:style-name="ce118" table:number-columns-repeated="11"/>
          <table:table-cell table:style-name="ce119" office:value-type="float" office:value="529565" calcext:value-type="float">
            <text:p>529565</text:p>
          </table:table-cell>
          <table:table-cell table:style-name="ce143" table:formula="of:=[.T37]/1.5" office:value-type="float" office:value="353043.333333333" calcext:value-type="float">
            <text:p>353043</text:p>
          </table:table-cell>
          <table:table-cell table:style-name="ce126" office:value-type="float" office:value="29595669000" calcext:value-type="float">
            <text:p>3.0E+10</text:p>
          </table:table-cell>
          <table:table-cell table:style-name="ce109" table:formula="of:=[.V37]/[.T37]" office:value-type="float" office:value="55886.7542228055" calcext:value-type="float">
            <text:p>55887</text:p>
          </table:table-cell>
          <table:table-cell table:style-name="ce119" table:number-columns-repeated="3"/>
          <table:table-cell table:style-name="ce33"/>
          <table:table-cell table:style-name="ce33" table:formula="of:=([.W37]*100)/([.DD37]*(([.BP37]*([.BO37]/([.BJ37]+[.BO37])))+([.BK37]*([.BJ37]/([.BJ37]+[.BO37])))))" office:value-type="float" office:value="70.203244120506" calcext:value-type="float">
            <text:p>70.20</text:p>
          </table:table-cell>
          <table:table-cell table:style-name="ce105" table:formula="of:=(([.V37]*100/[.V36])-100)-[.DE37]" office:value-type="float" office:value="19.7709572053194" calcext:value-type="float">
            <text:p>19.77</text:p>
          </table:table-cell>
          <table:table-cell table:style-name="ce33" table:number-columns-repeated="3"/>
          <table:table-cell table:style-name="ce143"/>
          <table:table-cell table:style-name="ce105" office:value-type="float" office:value="4.00491666666667" calcext:value-type="float">
            <text:p>4.00</text:p>
          </table:table-cell>
          <table:table-cell table:style-name="ce104" office:value-type="float" office:value="1.12371666666667" calcext:value-type="float">
            <text:p>1.12</text:p>
          </table:table-cell>
          <table:table-cell table:style-name="ce106" table:formula="of:=[.DD37]*100" office:value-type="float" office:value="67093.75" calcext:value-type="float">
            <text:p>67094</text:p>
          </table:table-cell>
          <table:table-cell table:style-name="ce106" table:formula="of:=([.DD37]*100)*[.AI37]" office:value-type="float" office:value="75394.3651041667" calcext:value-type="float">
            <text:p>75394</text:p>
          </table:table-cell>
          <table:table-cell table:style-name="ce127" office:value-type="float" office:value="4471961000000" calcext:value-type="float">
            <text:p>4.47E+12</text:p>
          </table:table-cell>
          <table:table-cell table:style-name="ce103" table:formula="of:=([.AL37]*100/[.AL36])-100" office:value-type="float" office:value="4.79576014028505" calcext:value-type="float">
            <text:p>4.80</text:p>
          </table:table-cell>
          <table:table-cell table:style-name="ce33" table:number-columns-repeated="2"/>
          <table:table-cell table:style-name="ce109" office:value-type="float" office:value="264.714166666667" calcext:value-type="float">
            <text:p>265</text:p>
          </table:table-cell>
          <table:table-cell table:style-name="ce109" table:formula="of:=[.DD37]*100/[.AP37]" office:value-type="float" office:value="253.457345501594" calcext:value-type="float">
            <text:p>253</text:p>
          </table:table-cell>
          <table:table-cell table:style-name="ce150" office:value-type="float" office:value="3.03635678056094" calcext:value-type="float">
            <text:p>3.0</text:p>
          </table:table-cell>
          <table:table-cell table:style-name="ce121"/>
          <table:table-cell table:style-name="ce102"/>
          <table:table-cell table:style-name="ce100" table:number-columns-repeated="2"/>
          <table:table-cell table:style-name="ce102" table:number-columns-repeated="3"/>
          <table:table-cell table:style-name="ce119" table:number-columns-repeated="3"/>
          <table:table-cell table:style-name="ce169" office:value-type="float" office:value="408" calcext:value-type="float">
            <text:p>408</text:p>
          </table:table-cell>
          <table:table-cell table:style-name="ce118"/>
          <table:table-cell table:style-name="ce27"/>
          <table:table-cell table:style-name="ce215" office:value-type="float" office:value="120765" calcext:value-type="float">
            <text:p>120765</text:p>
          </table:table-cell>
          <table:table-cell table:style-name="ce118" office:value-type="float" office:value="79803" calcext:value-type="float">
            <text:p>79803</text:p>
          </table:table-cell>
          <table:table-cell table:style-name="ce118" office:value-type="float" office:value="39195" calcext:value-type="float">
            <text:p>39195</text:p>
          </table:table-cell>
          <table:table-cell table:style-name="ce118" office:value-type="float" office:value="1767" calcext:value-type="float">
            <text:p>1767</text:p>
          </table:table-cell>
          <table:table-cell table:style-name="ce118" office:value-type="float" office:value="136282" calcext:value-type="float">
            <text:p>136282</text:p>
          </table:table-cell>
          <table:table-cell table:style-name="ce82" office:value-type="float" office:value="149.19655531869" calcext:value-type="float">
            <text:p>149</text:p>
          </table:table-cell>
          <table:table-cell table:style-name="ce118" office:value-type="float" office:value="7090628000" calcext:value-type="float">
            <text:p>7090628000</text:p>
          </table:table-cell>
          <table:table-cell table:style-name="ce123" table:formula="of:=[.BL37]/[.BJ37]" office:value-type="float" office:value="52029.086746599" calcext:value-type="float">
            <text:p>52029</text:p>
          </table:table-cell>
          <table:table-cell table:style-name="ce123" table:formula="of:=[.BM37]/[.BK37]" office:value-type="float" office:value="348.728471883701" calcext:value-type="float">
            <text:p>349</text:p>
          </table:table-cell>
          <table:table-cell table:style-name="ce118" office:value-type="float" office:value="291165" calcext:value-type="float">
            <text:p>291165</text:p>
          </table:table-cell>
          <table:table-cell table:style-name="ce82" office:value-type="float" office:value="104.35321266365" calcext:value-type="float">
            <text:p>104</text:p>
          </table:table-cell>
          <table:table-cell table:style-name="ce118" office:value-type="float" office:value="10917020500" calcext:value-type="float">
            <text:p>10917020500</text:p>
          </table:table-cell>
          <table:table-cell table:style-name="ce80" table:formula="of:=[.BQ37]/[.BO37]" office:value-type="float" office:value="37494.2747239538" calcext:value-type="float">
            <text:p>37494</text:p>
          </table:table-cell>
          <table:table-cell table:style-name="ce80" table:formula="of:=[.BR37]/[.BP37]" office:value-type="float" office:value="359.301585134757" calcext:value-type="float">
            <text:p>359</text:p>
          </table:table-cell>
          <table:table-cell table:style-name="ce86" table:formula="of:=[.DD37]/(([.BS37]+[.BN37])/2)" office:value-type="float" office:value="1.89522321361707" calcext:value-type="float">
            <text:p>1.90</text:p>
          </table:table-cell>
          <table:table-cell table:style-name="ce85" table:formula="of:=(([.BN37]+[.BS37])*100/([.BN36]+[.BS36]))-100" office:value-type="float" office:value="-1.29599139218654" calcext:value-type="float">
            <text:p>-1.3</text:p>
          </table:table-cell>
          <table:table-cell table:style-name="ce80"/>
          <table:table-cell table:style-name="ce143" office:value-type="float" office:value="19653914.3498192" calcext:value-type="float">
            <text:p>19653914</text:p>
          </table:table-cell>
          <table:table-cell table:style-name="ce143" table:formula="of:=[.BW37]-[.BW36]" office:value-type="float" office:value="419794.783901405" calcext:value-type="float">
            <text:p>419795</text:p>
          </table:table-cell>
          <table:table-cell table:style-name="ce109" office:value-type="float" office:value="226631" calcext:value-type="float">
            <text:p>226631</text:p>
          </table:table-cell>
          <table:table-cell table:style-name="ce109" office:value-type="float" office:value="74597" calcext:value-type="float">
            <text:p>74597</text:p>
          </table:table-cell>
          <table:table-cell table:style-name="ce109" table:formula="of:=100-[.CB37]" office:value-type="float" office:value="75.2357018603848" calcext:value-type="float">
            <text:p>75</text:p>
          </table:table-cell>
          <table:table-cell table:style-name="ce109" table:formula="of:=([.BZ37]*100)/([.BY37]+[.BZ37])" office:value-type="float" office:value="24.7642981396152" calcext:value-type="float">
            <text:p>25</text:p>
          </table:table-cell>
          <table:table-cell table:style-name="ce146" table:formula="of:=([.BW37]/[.B37])" office:value-type="float" office:value="0.494799082344835" calcext:value-type="float">
            <text:p>0.4948</text:p>
          </table:table-cell>
          <table:table-cell table:style-name="ce148" table:formula="of:=([.BW37]*100/[.BW36])-100" office:value-type="float" office:value="2.18255263758091" calcext:value-type="float">
            <text:p>2.2</text:p>
          </table:table-cell>
          <table:table-cell table:style-name="ce33" table:formula="of:=([.B37]*100/[.B36])-100" office:value-type="float" office:value="0.351169723611747" calcext:value-type="float">
            <text:p>0.35</text:p>
          </table:table-cell>
          <table:table-cell table:style-name="ce148" table:formula="of:=[.CD37]-[.CE37]" office:value-type="float" office:value="1.83138291396917" calcext:value-type="float">
            <text:p>1.8</text:p>
          </table:table-cell>
          <table:table-cell table:style-name="ce169" office:value-type="float" office:value="1386000" calcext:value-type="float">
            <text:p>1386000</text:p>
          </table:table-cell>
          <table:table-cell table:style-name="ce169" table:formula="of:=[.CG37]/[.BX37]" office:value-type="float" office:value="3.30161320042872" calcext:value-type="float">
            <text:p>3</text:p>
          </table:table-cell>
          <table:table-cell table:style-name="ce148" table:formula="of:=[.CG37]/[.B37]*100" office:value-type="float" office:value="3.48933813348103" calcext:value-type="float">
            <text:p>3.5</text:p>
          </table:table-cell>
          <table:table-cell table:style-name="ce169" office:value-type="float" office:value="30990.09" calcext:value-type="float">
            <text:p>30990</text:p>
          </table:table-cell>
          <table:table-cell table:style-name="ce70"/>
          <table:table-cell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670.9375" calcext:value-type="float">
            <text:p>671</text:p>
          </table:table-cell>
          <table:table-cell table:style-name="ce33" office:value-type="float" office:value="1.83" calcext:value-type="float">
            <text:p>1.83</text:p>
          </table:table-cell>
          <table:table-cell table:style-name="ce148" table:formula="of:=[.DF36]+[.DE37]" office:value-type="float" office:value="165.59" calcext:value-type="float">
            <text:p>165.6</text:p>
          </table:table-cell>
          <table:table-cell table:style-name="ce148" table:formula="of:=(([.DD37]*[.DE37])/100)+[.DG36]" office:value-type="float" office:value="346.448875" calcext:value-type="float">
            <text:p>346.4</text:p>
          </table:table-cell>
          <table:table-cell table:style-name="ce148" table:formula="of:=[.DD37]-[.DG37]" office:value-type="float" office:value="324.488625" calcext:value-type="float">
            <text:p>324.5</text:p>
          </table:table-cell>
          <table:table-cell table:style-name="ce148" table:formula="of:=[.DD37]/[.DF37]*[.$DF$24]" office:value-type="float" office:value="405.179962558126" calcext:value-type="float">
            <text:p>405.2</text:p>
          </table:table-cell>
          <table:table-cell table:style-name="ce148" table:formula="of:=[.DD37]-[.DI37]" office:value-type="float" office:value="265.757537441874" calcext:value-type="float">
            <text:p>265.8</text:p>
          </table:table-cell>
          <table:table-cell table:style-name="ce33" table:formula="of:=([.AH37]-[.AH36])" office:value-type="float" office:value="-1.193" calcext:value-type="float">
            <text:p>-1.19</text:p>
          </table:table-cell>
          <table:table-cell table:style-name="ce33" table:formula="of:=([.DD37]*100/[.DD36])-100" office:value-type="float" office:value="4.42607003891051" calcext:value-type="float">
            <text:p>4.43</text:p>
          </table:table-cell>
          <table:table-cell table:style-name="ce33" table:formula="of:=[.DL37]-[.DE37]" office:value-type="float" office:value="2.59607003891051" calcext:value-type="float">
            <text:p>2.60</text:p>
          </table:table-cell>
          <table:table-cell table:style-name="ce33"/>
          <table:table-cell table:style-name="ce33" office:value-type="float" office:value="10.5" calcext:value-type="float">
            <text:p>10.50</text:p>
          </table:table-cell>
          <table:table-cell table:style-name="ce148" office:value-type="float" office:value="18.61" calcext:value-type="float">
            <text:p>18.6</text:p>
          </table:table-cell>
          <table:table-cell table:style-name="ce148" table:formula="of:=[.DL37]+4" office:value-type="float" office:value="8.42607003891051" calcext:value-type="float">
            <text:p>8.4</text:p>
          </table:table-cell>
          <table:table-cell table:style-name="ce148" table:formula="of:=-0.06*(([.A37]-1963)^2)+8.5*([.A37]-1963)+140" office:value-type="float" office:value="364" calcext:value-type="float">
            <text:p>364.0</text:p>
          </table:table-cell>
          <table:table-cell table:style-name="ce148" table:formula="of:=[.DR37]+50" office:value-type="float" office:value="414" calcext:value-type="float">
            <text:p>414.0</text:p>
          </table:table-cell>
          <table:table-cell table:style-name="ce148" table:formula="of:=[.DR37]-50" office:value-type="float" office:value="314" calcext:value-type="float">
            <text:p>314.0</text:p>
          </table:table-cell>
          <table:table-cell table:style-name="ce148" table:formula="of:=[.DR37]+100" office:value-type="float" office:value="464" calcext:value-type="float">
            <text:p>464.0</text:p>
          </table:table-cell>
          <table:table-cell table:style-name="ce148" table:formula="of:=[.DR37]-100" office:value-type="float" office:value="264" calcext:value-type="float">
            <text:p>264.0</text:p>
          </table:table-cell>
          <table:table-cell table:style-name="ce148" table:formula="of:=-0.025*(([.A37]-1963)^2)+5.5*([.A37]-1963)+175" office:value-type="float" office:value="336.875" calcext:value-type="float">
            <text:p>336.9</text:p>
          </table:table-cell>
          <table:table-cell table:style-name="ce94" table:formula="of:=1.01665384615385*0.264172052" office:value-type="float" office:value="0.268571532712155" calcext:value-type="float">
            <text:p>0.27</text:p>
          </table:table-cell>
          <table:table-cell table:style-name="ce139" table:formula="of:=([.DX37]*100/[.DX36])-100" office:value-type="float" office:value="-14.4729178800231" calcext:value-type="float">
            <text:p>-14.5</text:p>
          </table:table-cell>
          <table:table-cell table:style-name="ce94" office:value-type="float" office:value="0.74" calcext:value-type="float">
            <text:p>0.74</text:p>
          </table:table-cell>
          <table:table-cell table:number-columns-repeated="894"/>
        </table:table-row>
        <table:table-row table:style-name="ro9">
          <table:table-cell table:style-name="ce18" office:value-type="float" office:value="1999" calcext:value-type="float">
            <text:p>1999</text:p>
          </table:table-cell>
          <table:table-cell table:style-name="ce12" office:value-type="float" office:value="39927000" calcext:value-type="float">
            <text:p>39927000</text:p>
          </table:table-cell>
          <table:table-cell table:style-name="ce115" office:value-type="float" office:value="15557958" calcext:value-type="float">
            <text:p>15557958</text:p>
          </table:table-cell>
          <table:table-cell table:style-name="ce115" office:value-type="float" office:value="19747448.4375" calcext:value-type="float">
            <text:p>19747448.4375</text:p>
          </table:table-cell>
          <table:table-cell table:style-name="ce115" office:value-type="float" office:value="32632826" calcext:value-type="float">
            <text:p>32632826</text:p>
          </table:table-cell>
          <table:table-cell table:style-name="ce109" table:formula="of:=[.C38]/26" office:value-type="float" office:value="598383" calcext:value-type="float">
            <text:p>598383</text:p>
          </table:table-cell>
          <table:table-cell table:style-name="ce109" table:formula="of:=[.F38]/2" office:value-type="float" office:value="299191.5" calcext:value-type="float">
            <text:p>299192</text:p>
          </table:table-cell>
          <table:table-cell table:style-name="ce169" table:formula="of:=[.G38]*1.5" office:value-type="float" office:value="448787.25" calcext:value-type="float">
            <text:p>448787</text:p>
          </table:table-cell>
          <table:table-cell table:style-name="ce118" table:number-columns-repeated="11"/>
          <table:table-cell table:style-name="ce119" office:value-type="float" office:value="585782" calcext:value-type="float">
            <text:p>585782</text:p>
          </table:table-cell>
          <table:table-cell table:style-name="ce143" table:formula="of:=[.T38]/1.5" office:value-type="float" office:value="390521.333333333" calcext:value-type="float">
            <text:p>390521</text:p>
          </table:table-cell>
          <table:table-cell table:style-name="ce126" office:value-type="float" office:value="36218444000" calcext:value-type="float">
            <text:p>3.6E+10</text:p>
          </table:table-cell>
          <table:table-cell table:style-name="ce109" table:formula="of:=[.V38]/[.T38]" office:value-type="float" office:value="61829.2197438638" calcext:value-type="float">
            <text:p>61829</text:p>
          </table:table-cell>
          <table:table-cell table:style-name="ce119" table:number-columns-repeated="3"/>
          <table:table-cell table:style-name="ce33"/>
          <table:table-cell table:style-name="ce33" table:formula="of:=([.W38]*100)/([.DD38]*(([.BP38]*([.BO38]/([.BJ38]+[.BO38])))+([.BK38]*([.BJ38]/([.BJ38]+[.BO38])))))" office:value-type="float" office:value="71.6853414763916" calcext:value-type="float">
            <text:p>71.69</text:p>
          </table:table-cell>
          <table:table-cell table:style-name="ce105" table:formula="of:=(([.V38]*100/[.V37])-100)-[.DE38]" office:value-type="float" office:value="20.0675140882945" calcext:value-type="float">
            <text:p>20.07</text:p>
          </table:table-cell>
          <table:table-cell table:style-name="ce104" office:value-type="float" office:value="4.724" calcext:value-type="float">
            <text:p>4.72</text:p>
          </table:table-cell>
          <table:table-cell table:style-name="ce33" table:number-columns-repeated="2"/>
          <table:table-cell table:style-name="ce143" office:value-type="float" office:value="23" calcext:value-type="float">
            <text:p>23</text:p>
          </table:table-cell>
          <table:table-cell table:style-name="ce104" office:value-type="float" office:value="3.15491666666667" calcext:value-type="float">
            <text:p>3.15</text:p>
          </table:table-cell>
          <table:table-cell table:style-name="ce104" office:value-type="float" office:value="1.05985833333333" calcext:value-type="float">
            <text:p>1.06</text:p>
          </table:table-cell>
          <table:table-cell table:style-name="ce106" table:formula="of:=[.DD38]*100" office:value-type="float" office:value="72906.25" calcext:value-type="float">
            <text:p>72906</text:p>
          </table:table-cell>
          <table:table-cell table:style-name="ce106" table:formula="of:=([.DD38]*100)*[.AI38]" office:value-type="float" office:value="77270.2966145833" calcext:value-type="float">
            <text:p>77270</text:p>
          </table:table-cell>
          <table:table-cell table:style-name="ce127" office:value-type="float" office:value="4708947000000" calcext:value-type="float">
            <text:p>4.71E+12</text:p>
          </table:table-cell>
          <table:table-cell table:style-name="ce103" table:formula="of:=([.AL38]*100/[.AL37])-100" office:value-type="float" office:value="5.2993753746958" calcext:value-type="float">
            <text:p>5.30</text:p>
          </table:table-cell>
          <table:table-cell table:style-name="ce33" table:number-columns-repeated="2"/>
          <table:table-cell table:style-name="ce109" office:value-type="float" office:value="264.783333333333" calcext:value-type="float">
            <text:p>265</text:p>
          </table:table-cell>
          <table:table-cell table:style-name="ce109" table:formula="of:=[.DD38]*100/[.AP38]" office:value-type="float" office:value="275.34304777491" calcext:value-type="float">
            <text:p>275</text:p>
          </table:table-cell>
          <table:table-cell table:style-name="ce150" office:value-type="float" office:value="2.96492683158674" calcext:value-type="float">
            <text:p>3.0</text:p>
          </table:table-cell>
          <table:table-cell table:style-name="ce122" office:value-type="float" office:value="376354000000" calcext:value-type="float">
            <text:p>3.76E+11</text:p>
          </table:table-cell>
          <table:table-cell table:style-name="ce109" table:formula="of:=[.AS38]/[.E38]" office:value-type="float" office:value="11532.9882860896" calcext:value-type="float">
            <text:p>11533</text:p>
          </table:table-cell>
          <table:table-cell table:style-name="ce109" table:formula="of:=[.AT38]" office:value-type="float" office:value="11532.9882860896" calcext:value-type="float">
            <text:p>11533</text:p>
          </table:table-cell>
          <table:table-cell table:style-name="ce109" table:formula="of:=[.AT38]+(12*PMT([.AD38]/100/12;[.AG38]*12;([.AT38]*5)*-1))" office:value-type="float" office:value="15648.6082536211" calcext:value-type="float">
            <text:p>15649</text:p>
          </table:table-cell>
          <table:table-cell table:style-name="ce109" table:formula="of:=[.AT38]" office:value-type="float" office:value="11532.9882860896" calcext:value-type="float">
            <text:p>11533</text:p>
          </table:table-cell>
          <table:table-cell table:style-name="ce109" table:formula="of:=(([.AW38]+([.AU38]-[.AT38])+([.AV38]-[.AT38]))-[.AT38])+[.$AT$38]" office:value-type="float" office:value="15648.6082536211" calcext:value-type="float">
            <text:p>15649</text:p>
          </table:table-cell>
          <table:table-cell table:style-name="ce109" office:value-type="float" office:value="100" calcext:value-type="float">
            <text:p>100</text:p>
          </table:table-cell>
          <table:table-cell table:style-name="ce150" table:formula="of:=[.W38]/[.AT38]" office:value-type="float" office:value="5.3610753960826" calcext:value-type="float">
            <text:p>5.4</text:p>
          </table:table-cell>
          <table:table-cell table:style-name="ce109" table:formula="of:=[.W38]/5" office:value-type="float" office:value="12365.8439487728" calcext:value-type="float">
            <text:p>12366</text:p>
          </table:table-cell>
          <table:table-cell table:style-name="ce109" table:formula="of:=100-(([.AT38]*100)/[.BA38])" office:value-type="float" office:value="6.73512997684087" calcext:value-type="float">
            <text:p>7</text:p>
          </table:table-cell>
          <table:table-cell table:style-name="ce169" office:value-type="float" office:value="416" calcext:value-type="float">
            <text:p>416</text:p>
          </table:table-cell>
          <table:table-cell table:style-name="ce118"/>
          <table:table-cell table:style-name="ce27"/>
          <table:table-cell table:style-name="ce215" office:value-type="float" office:value="141338" calcext:value-type="float">
            <text:p>141338</text:p>
          </table:table-cell>
          <table:table-cell table:style-name="ce118" office:value-type="float" office:value="91284" calcext:value-type="float">
            <text:p>91284</text:p>
          </table:table-cell>
          <table:table-cell table:style-name="ce118" office:value-type="float" office:value="47753" calcext:value-type="float">
            <text:p>47753</text:p>
          </table:table-cell>
          <table:table-cell table:style-name="ce118" office:value-type="float" office:value="2301" calcext:value-type="float">
            <text:p>2301</text:p>
          </table:table-cell>
          <table:table-cell table:style-name="ce118" office:value-type="float" office:value="158487" calcext:value-type="float">
            <text:p>158487</text:p>
          </table:table-cell>
          <table:table-cell table:style-name="ce82" office:value-type="float" office:value="146.329304342161" calcext:value-type="float">
            <text:p>146</text:p>
          </table:table-cell>
          <table:table-cell table:style-name="ce118" office:value-type="float" office:value="8253696800" calcext:value-type="float">
            <text:p>8253696800</text:p>
          </table:table-cell>
          <table:table-cell table:style-name="ce123" table:formula="of:=[.BL38]/[.BJ38]" office:value-type="float" office:value="52078.0682327257" calcext:value-type="float">
            <text:p>52078</text:p>
          </table:table-cell>
          <table:table-cell table:style-name="ce123" table:formula="of:=[.BM38]/[.BK38]" office:value-type="float" office:value="355.896369950287" calcext:value-type="float">
            <text:p>356</text:p>
          </table:table-cell>
          <table:table-cell table:style-name="ce118" office:value-type="float" office:value="354324" calcext:value-type="float">
            <text:p>354324</text:p>
          </table:table-cell>
          <table:table-cell table:style-name="ce82" office:value-type="float" office:value="105.768141239497" calcext:value-type="float">
            <text:p>106</text:p>
          </table:table-cell>
          <table:table-cell table:style-name="ce118" office:value-type="float" office:value="13636129600" calcext:value-type="float">
            <text:p>13636129600</text:p>
          </table:table-cell>
          <table:table-cell table:style-name="ce80" table:formula="of:=[.BQ38]/[.BO38]" office:value-type="float" office:value="38484.9166299771" calcext:value-type="float">
            <text:p>38485</text:p>
          </table:table-cell>
          <table:table-cell table:style-name="ce80" table:formula="of:=[.BR38]/[.BP38]" office:value-type="float" office:value="363.861141729186" calcext:value-type="float">
            <text:p>364</text:p>
          </table:table-cell>
          <table:table-cell table:style-name="ce86" table:formula="of:=[.DD38]/(([.BS38]+[.BN38])/2)" office:value-type="float" office:value="2.02585589776983" calcext:value-type="float">
            <text:p>2.03</text:p>
          </table:table-cell>
          <table:table-cell table:style-name="ce85" table:formula="of:=(([.BN38]+[.BS38])*100/([.BN37]+[.BS37]))-100" office:value-type="float" office:value="1.65634983215257" calcext:value-type="float">
            <text:p>1.7</text:p>
          </table:table-cell>
          <table:table-cell table:style-name="ce80"/>
          <table:table-cell table:style-name="ce143" office:value-type="float" office:value="20122974.8006361" calcext:value-type="float">
            <text:p>20122975</text:p>
          </table:table-cell>
          <table:table-cell table:style-name="ce143" table:formula="of:=[.BW38]-[.BW37]" office:value-type="float" office:value="469060.450816959" calcext:value-type="float">
            <text:p>469060</text:p>
          </table:table-cell>
          <table:table-cell table:style-name="ce109" office:value-type="float" office:value="296250" calcext:value-type="float">
            <text:p>296250</text:p>
          </table:table-cell>
          <table:table-cell table:style-name="ce109" office:value-type="float" office:value="55972" calcext:value-type="float">
            <text:p>55972</text:p>
          </table:table-cell>
          <table:table-cell table:style-name="ce109" table:formula="of:=100-[.CB38]" office:value-type="float" office:value="84.1088858731141" calcext:value-type="float">
            <text:p>84</text:p>
          </table:table-cell>
          <table:table-cell table:style-name="ce109" table:formula="of:=([.BZ38]*100)/([.BY38]+[.BZ38])" office:value-type="float" office:value="15.8911141268859" calcext:value-type="float">
            <text:p>16</text:p>
          </table:table-cell>
          <table:table-cell table:style-name="ce146" table:formula="of:=([.BW38]/[.B38])" office:value-type="float" office:value="0.503994159356729" calcext:value-type="float">
            <text:p>0.5040</text:p>
          </table:table-cell>
          <table:table-cell table:style-name="ce148" table:formula="of:=([.BW38]*100/[.BW37])-100" office:value-type="float" office:value="2.38660066624985" calcext:value-type="float">
            <text:p>2.4</text:p>
          </table:table-cell>
          <table:table-cell table:style-name="ce33" table:formula="of:=([.B38]*100/[.B37])-100" office:value-type="float" office:value="0.518617356058513" calcext:value-type="float">
            <text:p>0.52</text:p>
          </table:table-cell>
          <table:table-cell table:style-name="ce148" table:formula="of:=[.CD38]-[.CE38]" office:value-type="float" office:value="1.86798331019133" calcext:value-type="float">
            <text:p>1.9</text:p>
          </table:table-cell>
          <table:table-cell table:style-name="ce169" office:value-type="float" office:value="1573000" calcext:value-type="float">
            <text:p>1573000</text:p>
          </table:table-cell>
          <table:table-cell table:style-name="ce169" table:formula="of:=[.CG38]/[.BX38]" office:value-type="float" office:value="3.35351231863679" calcext:value-type="float">
            <text:p>3</text:p>
          </table:table-cell>
          <table:table-cell table:style-name="ce148" table:formula="of:=[.CG38]/[.B38]*100" office:value-type="float" office:value="3.93968993412979" calcext:value-type="float">
            <text:p>3.9</text:p>
          </table:table-cell>
          <table:table-cell table:style-name="ce169" office:value-type="float" office:value="34626.98" calcext:value-type="float">
            <text:p>34627</text:p>
          </table:table-cell>
          <table:table-cell table:style-name="ce70"/>
          <table:table-cell table:style-name="ce26"/>
          <table:table-cell table:style-name="ce27" table:number-columns-repeated="2"/>
          <table:table-cell table:style-name="ce118" table:number-columns-repeated="14"/>
          <table:table-cell table:style-name="ce76"/>
          <table:table-cell table:style-name="ce169" office:value-type="float" office:value="729.0625" calcext:value-type="float">
            <text:p>729</text:p>
          </table:table-cell>
          <table:table-cell table:style-name="ce33" office:value-type="float" office:value="2.31" calcext:value-type="float">
            <text:p>2.31</text:p>
          </table:table-cell>
          <table:table-cell table:style-name="ce148" table:formula="of:=[.DF37]+[.DE38]" office:value-type="float" office:value="167.9" calcext:value-type="float">
            <text:p>167.9</text:p>
          </table:table-cell>
          <table:table-cell table:style-name="ce148" table:formula="of:=(([.DD38]*[.DE38])/100)+[.DG37]" office:value-type="float" office:value="363.29021875" calcext:value-type="float">
            <text:p>363.3</text:p>
          </table:table-cell>
          <table:table-cell table:style-name="ce148" table:formula="of:=[.DD38]-[.DG38]" office:value-type="float" office:value="365.77228125" calcext:value-type="float">
            <text:p>365.8</text:p>
          </table:table-cell>
          <table:table-cell table:style-name="ce148" table:formula="of:=[.DD38]/[.DF38]*[.$DF$24]" office:value-type="float" office:value="434.224240619416" calcext:value-type="float">
            <text:p>434.2</text:p>
          </table:table-cell>
          <table:table-cell table:style-name="ce148" table:formula="of:=[.DD38]-[.DI38]" office:value-type="float" office:value="294.838259380584" calcext:value-type="float">
            <text:p>294.8</text:p>
          </table:table-cell>
          <table:table-cell table:style-name="ce33" table:formula="of:=([.AH38]-[.AH37])" office:value-type="float" office:value="-0.85" calcext:value-type="float">
            <text:p>-0.85</text:p>
          </table:table-cell>
          <table:table-cell table:style-name="ce33" table:formula="of:=([.DD38]*100/[.DD37])-100" office:value-type="float" office:value="8.66325104797392" calcext:value-type="float">
            <text:p>8.66</text:p>
          </table:table-cell>
          <table:table-cell table:style-name="ce33" table:formula="of:=[.DL38]-[.DE38]" office:value-type="float" office:value="6.35325104797392" calcext:value-type="float">
            <text:p>6.35</text:p>
          </table:table-cell>
          <table:table-cell table:style-name="ce33"/>
          <table:table-cell table:style-name="ce33" office:value-type="float" office:value="10.62" calcext:value-type="float">
            <text:p>10.62</text:p>
          </table:table-cell>
          <table:table-cell table:style-name="ce148" office:value-type="float" office:value="15.64" calcext:value-type="float">
            <text:p>15.6</text:p>
          </table:table-cell>
          <table:table-cell table:style-name="ce148" table:formula="of:=[.DL38]+4" office:value-type="float" office:value="12.6632510479739" calcext:value-type="float">
            <text:p>12.7</text:p>
          </table:table-cell>
          <table:table-cell table:style-name="ce148" table:formula="of:=-0.06*(([.A38]-1963)^2)+8.5*([.A38]-1963)+140" office:value-type="float" office:value="368.24" calcext:value-type="float">
            <text:p>368.2</text:p>
          </table:table-cell>
          <table:table-cell table:style-name="ce148" table:formula="of:=[.DR38]+50" office:value-type="float" office:value="418.24" calcext:value-type="float">
            <text:p>418.2</text:p>
          </table:table-cell>
          <table:table-cell table:style-name="ce148" table:formula="of:=[.DR38]-50" office:value-type="float" office:value="318.24" calcext:value-type="float">
            <text:p>318.2</text:p>
          </table:table-cell>
          <table:table-cell table:style-name="ce148" table:formula="of:=[.DR38]+100" office:value-type="float" office:value="468.24" calcext:value-type="float">
            <text:p>468.2</text:p>
          </table:table-cell>
          <table:table-cell table:style-name="ce148" table:formula="of:=[.DR38]-100" office:value-type="float" office:value="268.24" calcext:value-type="float">
            <text:p>268.2</text:p>
          </table:table-cell>
          <table:table-cell table:style-name="ce148" table:formula="of:=-0.025*(([.A38]-1963)^2)+5.5*([.A38]-1963)+175" office:value-type="float" office:value="340.6" calcext:value-type="float">
            <text:p>340.6</text:p>
          </table:table-cell>
          <table:table-cell table:style-name="ce94" table:formula="of:=1.11598076923077*0.264172052" office:value-type="float" office:value="0.294810929800231" calcext:value-type="float">
            <text:p>0.29</text:p>
          </table:table-cell>
          <table:table-cell table:style-name="ce139" table:formula="of:=([.DX38]*100/[.DX37])-100" office:value-type="float" office:value="9.76998448908526" calcext:value-type="float">
            <text:p>9.8</text:p>
          </table:table-cell>
          <table:table-cell table:style-name="ce94" office:value-type="float" office:value="0.75" calcext:value-type="float">
            <text:p>0.75</text:p>
          </table:table-cell>
          <table:table-cell table:number-columns-repeated="894"/>
        </table:table-row>
        <table:table-row table:style-name="ro9">
          <table:table-cell table:style-name="ce18" office:value-type="float" office:value="2000" calcext:value-type="float">
            <text:p>2000</text:p>
          </table:table-cell>
          <table:table-cell table:style-name="ce12" office:value-type="float" office:value="40264000" calcext:value-type="float">
            <text:p>40264000</text:p>
          </table:table-cell>
          <table:table-cell table:style-name="ce115" office:value-type="float" office:value="15786797" calcext:value-type="float">
            <text:p>15786797</text:p>
          </table:table-cell>
          <table:table-cell table:style-name="ce115" office:value-type="float" office:value="20138439.421875" calcext:value-type="float">
            <text:p>20138439.421875</text:p>
          </table:table-cell>
          <table:table-cell table:style-name="ce115" office:value-type="float" office:value="32954866" calcext:value-type="float">
            <text:p>32954866</text:p>
          </table:table-cell>
          <table:table-cell table:style-name="ce109" table:formula="of:=[.C39]/26" office:value-type="float" office:value="607184.5" calcext:value-type="float">
            <text:p>607185</text:p>
          </table:table-cell>
          <table:table-cell table:style-name="ce109" table:formula="of:=[.F39]/2" office:value-type="float" office:value="303592.25" calcext:value-type="float">
            <text:p>303592</text:p>
          </table:table-cell>
          <table:table-cell table:style-name="ce169" table:formula="of:=[.G39]*1.5" office:value-type="float" office:value="455388.375" calcext:value-type="float">
            <text:p>455388</text:p>
          </table:table-cell>
          <table:table-cell table:style-name="ce119" table:number-columns-repeated="11"/>
          <table:table-cell table:style-name="ce119" office:value-type="float" office:value="612852" calcext:value-type="float">
            <text:p>612852</text:p>
          </table:table-cell>
          <table:table-cell table:style-name="ce143" table:formula="of:=[.T39]/1.5" office:value-type="float" office:value="408568" calcext:value-type="float">
            <text:p>408568</text:p>
          </table:table-cell>
          <table:table-cell table:style-name="ce126" office:value-type="float" office:value="42325628000" calcext:value-type="float">
            <text:p>4.2E+10</text:p>
          </table:table-cell>
          <table:table-cell table:style-name="ce109" table:formula="of:=[.V39]/[.T39]" office:value-type="float" office:value="69063.3758232004" calcext:value-type="float">
            <text:p>69063</text:p>
          </table:table-cell>
          <table:table-cell table:style-name="ce119" table:number-columns-repeated="3"/>
          <table:table-cell table:style-name="ce33"/>
          <table:table-cell table:style-name="ce33" table:formula="of:=([.W39]*100)/([.DD39]*(([.BP39]*([.BO39]/([.BJ39]+[.BO39])))+([.BK39]*([.BJ39]/([.BJ39]+[.BO39])))))" office:value-type="float" office:value="72.0731179844207" calcext:value-type="float">
            <text:p>72.07</text:p>
          </table:table-cell>
          <table:table-cell table:style-name="ce105" table:formula="of:=(([.V39]*100/[.V38])-100)-[.DE39]" office:value-type="float" office:value="13.432082755405" calcext:value-type="float">
            <text:p>13.43</text:p>
          </table:table-cell>
          <table:table-cell table:style-name="ce104" office:value-type="float" office:value="5.764" calcext:value-type="float">
            <text:p>5.76</text:p>
          </table:table-cell>
          <table:table-cell table:style-name="ce33" table:number-columns-repeated="2"/>
          <table:table-cell table:style-name="ce143" office:value-type="float" office:value="23" calcext:value-type="float">
            <text:p>23</text:p>
          </table:table-cell>
          <table:table-cell table:style-name="ce104" office:value-type="float" office:value="4.77308333333333" calcext:value-type="float">
            <text:p>4.77</text:p>
          </table:table-cell>
          <table:table-cell table:style-name="ce104" office:value-type="float" office:value="0.921358333333333" calcext:value-type="float">
            <text:p>0.92</text:p>
          </table:table-cell>
          <table:table-cell table:style-name="ce106" table:formula="of:=[.DD39]*100" office:value-type="float" office:value="81218.75" calcext:value-type="float">
            <text:p>81219</text:p>
          </table:table-cell>
          <table:table-cell table:style-name="ce106" table:formula="of:=([.DD39]*100)*[.AI39]" office:value-type="float" office:value="74831.5721354167" calcext:value-type="float">
            <text:p>74832</text:p>
          </table:table-cell>
          <table:table-cell table:style-name="ce127" office:value-type="float" office:value="4910328000000" calcext:value-type="float">
            <text:p>4.91E+12</text:p>
          </table:table-cell>
          <table:table-cell table:style-name="ce103" table:formula="of:=([.AL39]*100/[.AL38])-100" office:value-type="float" office:value="4.27656119298008" calcext:value-type="float">
            <text:p>4.28</text:p>
          </table:table-cell>
          <table:table-cell table:style-name="ce33" table:number-columns-repeated="2"/>
          <table:table-cell table:style-name="ce109" office:value-type="float" office:value="301.128333333333" calcext:value-type="float">
            <text:p>301</text:p>
          </table:table-cell>
          <table:table-cell table:style-name="ce109" table:formula="of:=[.DD39]*100/[.AP39]" office:value-type="float" office:value="269.714739562866" calcext:value-type="float">
            <text:p>270</text:p>
          </table:table-cell>
          <table:table-cell table:style-name="ce150" office:value-type="float" office:value="3.8651626898674" calcext:value-type="float">
            <text:p>3.9</text:p>
          </table:table-cell>
          <table:table-cell table:style-name="ce122" office:value-type="float" office:value="410675000000" calcext:value-type="float">
            <text:p>4.11E+11</text:p>
          </table:table-cell>
          <table:table-cell table:style-name="ce109" table:formula="of:=[.AS39]/[.E39]" office:value-type="float" office:value="12461.7408549014" calcext:value-type="float">
            <text:p>12462</text:p>
          </table:table-cell>
          <table:table-cell table:style-name="ce109" table:formula="of:=[.AU38]*(1+([.DE39]/100))" office:value-type="float" office:value="11928.5697843025" calcext:value-type="float">
            <text:p>11929</text:p>
          </table:table-cell>
          <table:table-cell table:style-name="ce109" table:formula="of:=[.AT39]+(12*PMT([.AD39]/100/12;[.AG39]*12;([.AT39]*5)*-1))" office:value-type="float" office:value="17357.7983836955" calcext:value-type="float">
            <text:p>17358</text:p>
          </table:table-cell>
          <table:table-cell table:style-name="ce109" table:formula="of:=[.AW38]*(1+([.DL39]/100))" office:value-type="float" office:value="12847.9368004916" calcext:value-type="float">
            <text:p>12848</text:p>
          </table:table-cell>
          <table:table-cell table:style-name="ce109" table:formula="of:=(([.AW39]+([.AU39]-[.AT39])+([.AV39]-[.AT39]))-[.AT39])+[.$AT$38]" office:value-type="float" office:value="16282.070689875" calcext:value-type="float">
            <text:p>16282</text:p>
          </table:table-cell>
          <table:table-cell table:style-name="ce109" table:formula="of:=[.AX39]*[.$AY$38]/[.$AX$38]" office:value-type="float" office:value="104.048043289136" calcext:value-type="float">
            <text:p>104</text:p>
          </table:table-cell>
          <table:table-cell table:style-name="ce150" table:formula="of:=[.W39]/[.AT39]" office:value-type="float" office:value="5.54203274063726" calcext:value-type="float">
            <text:p>5.5</text:p>
          </table:table-cell>
          <table:table-cell table:style-name="ce109" table:formula="of:=[.W39]/5" office:value-type="float" office:value="13812.6751646401" calcext:value-type="float">
            <text:p>13813</text:p>
          </table:table-cell>
          <table:table-cell table:style-name="ce109" table:formula="of:=100-(([.AT39]*100)/[.BA39])" office:value-type="float" office:value="9.78039585841452" calcext:value-type="float">
            <text:p>10</text:p>
          </table:table-cell>
          <table:table-cell table:style-name="ce169" office:value-type="float" office:value="424" calcext:value-type="float">
            <text:p>424</text:p>
          </table:table-cell>
          <table:table-cell table:style-name="ce118"/>
          <table:table-cell table:style-name="ce119"/>
          <table:table-cell table:style-name="ce119" office:value-type="float" office:value="143902" calcext:value-type="float">
            <text:p>143902</text:p>
          </table:table-cell>
          <table:table-cell table:style-name="ce119" office:value-type="float" office:value="89889" calcext:value-type="float">
            <text:p>89889</text:p>
          </table:table-cell>
          <table:table-cell table:style-name="ce119" office:value-type="float" office:value="51570" calcext:value-type="float">
            <text:p>51570</text:p>
          </table:table-cell>
          <table:table-cell table:style-name="ce119" office:value-type="float" office:value="2443" calcext:value-type="float">
            <text:p>2443</text:p>
          </table:table-cell>
          <table:table-cell table:style-name="ce119" office:value-type="float" office:value="165400" calcext:value-type="float">
            <text:p>165400</text:p>
          </table:table-cell>
          <table:table-cell table:style-name="ce83" office:value-type="float" office:value="146.04556760124" calcext:value-type="float">
            <text:p>146</text:p>
          </table:table-cell>
          <table:table-cell table:style-name="ce119" office:value-type="float" office:value="8895955000" calcext:value-type="float">
            <text:p>8895955000</text:p>
          </table:table-cell>
          <table:table-cell table:style-name="ce123" table:formula="of:=[.BL39]/[.BJ39]" office:value-type="float" office:value="53784.492140266" calcext:value-type="float">
            <text:p>53784</text:p>
          </table:table-cell>
          <table:table-cell table:style-name="ce123" table:formula="of:=[.BM39]/[.BK39]" office:value-type="float" office:value="368.271992253254" calcext:value-type="float">
            <text:p>368</text:p>
          </table:table-cell>
          <table:table-cell table:style-name="ce119" office:value-type="float" office:value="365833" calcext:value-type="float">
            <text:p>365833</text:p>
          </table:table-cell>
          <table:table-cell table:style-name="ce83" office:value-type="float" office:value="105.294893134623" calcext:value-type="float">
            <text:p>105</text:p>
          </table:table-cell>
          <table:table-cell table:style-name="ce119" office:value-type="float" office:value="14670248900" calcext:value-type="float">
            <text:p>14670248900</text:p>
          </table:table-cell>
          <table:table-cell table:style-name="ce80" table:formula="of:=[.BQ39]/[.BO39]" office:value-type="float" office:value="40100.9446933437" calcext:value-type="float">
            <text:p>40101</text:p>
          </table:table-cell>
          <table:table-cell table:style-name="ce80" table:formula="of:=[.BR39]/[.BP39]" office:value-type="float" office:value="380.844155870629" calcext:value-type="float">
            <text:p>381</text:p>
          </table:table-cell>
          <table:table-cell table:style-name="ce86" table:formula="of:=[.DD39]/(([.BS39]+[.BN39])/2)" office:value-type="float" office:value="2.16838871257568" calcext:value-type="float">
            <text:p>2.17</text:p>
          </table:table-cell>
          <table:table-cell table:style-name="ce85" table:formula="of:=(([.BN39]+[.BS39])*100/([.BN38]+[.BS38]))-100" office:value-type="float" office:value="4.07896214600181" calcext:value-type="float">
            <text:p>4.1</text:p>
          </table:table-cell>
          <table:table-cell table:style-name="ce80"/>
          <table:table-cell table:style-name="ce143" office:value-type="float" office:value="20643668.3698469" calcext:value-type="float">
            <text:p>20643668</text:p>
          </table:table-cell>
          <table:table-cell table:style-name="ce143" table:formula="of:=[.BW39]-[.BW38]" office:value-type="float" office:value="520693.569210798" calcext:value-type="float">
            <text:p>520694</text:p>
          </table:table-cell>
          <table:table-cell table:style-name="ce109" office:value-type="float" office:value="362940" calcext:value-type="float">
            <text:p>362940</text:p>
          </table:table-cell>
          <table:table-cell table:style-name="ce109" office:value-type="float" office:value="52318" calcext:value-type="float">
            <text:p>52318</text:p>
          </table:table-cell>
          <table:table-cell table:style-name="ce109" table:formula="of:=100-[.CB39]" office:value-type="float" office:value="87.4010855901632" calcext:value-type="float">
            <text:p>87</text:p>
          </table:table-cell>
          <table:table-cell table:style-name="ce109" table:formula="of:=([.BZ39]*100)/([.BY39]+[.BZ39])" office:value-type="float" office:value="12.5989144098368" calcext:value-type="float">
            <text:p>13</text:p>
          </table:table-cell>
          <table:table-cell table:style-name="ce146" table:formula="of:=([.BW39]/[.B39])" office:value-type="float" office:value="0.512707837518551" calcext:value-type="float">
            <text:p>0.5127</text:p>
          </table:table-cell>
          <table:table-cell table:style-name="ce148" table:formula="of:=([.BW39]*100/[.BW38])-100" office:value-type="float" office:value="2.58755762688892" calcext:value-type="float">
            <text:p>2.6</text:p>
          </table:table-cell>
          <table:table-cell table:style-name="ce33" table:formula="of:=([.B39]*100/[.B38])-100" office:value-type="float" office:value="0.844040373681963" calcext:value-type="float">
            <text:p>0.84</text:p>
          </table:table-cell>
          <table:table-cell table:style-name="ce148" table:formula="of:=[.CD39]-[.CE39]" office:value-type="float" office:value="1.74351725320696" calcext:value-type="float">
            <text:p>1.7</text:p>
          </table:table-cell>
          <table:table-cell table:style-name="ce169" office:value-type="float" office:value="1722000" calcext:value-type="float">
            <text:p>1722000</text:p>
          </table:table-cell>
          <table:table-cell table:style-name="ce169" table:formula="of:=[.CG39]/[.BX39]" office:value-type="float" office:value="3.30712745811321" calcext:value-type="float">
            <text:p>3</text:p>
          </table:table-cell>
          <table:table-cell table:style-name="ce148" table:formula="of:=[.CG39]/[.B39]*100" office:value-type="float" office:value="4.27677329624478" calcext:value-type="float">
            <text:p>4.3</text:p>
          </table:table-cell>
          <table:table-cell table:style-name="ce169" office:value-type="float" office:value="38438.64" calcext:value-type="float">
            <text:p>38439</text:p>
          </table:table-cell>
          <table:table-cell table:style-name="ce71"/>
          <table:table-cell table:style-name="ce119" table:number-columns-repeated="11"/>
          <table:table-cell table:style-name="ce148" table:number-columns-repeated="6"/>
          <table:table-cell table:style-name="ce76"/>
          <table:table-cell table:style-name="ce169" office:value-type="float" office:value="812.1875" calcext:value-type="float">
            <text:p>812</text:p>
          </table:table-cell>
          <table:table-cell table:style-name="ce33" office:value-type="float" office:value="3.43" calcext:value-type="float">
            <text:p>3.43</text:p>
          </table:table-cell>
          <table:table-cell table:style-name="ce148" table:formula="of:=[.DF38]+[.DE39]" office:value-type="float" office:value="171.33" calcext:value-type="float">
            <text:p>171.3</text:p>
          </table:table-cell>
          <table:table-cell table:style-name="ce148" table:formula="of:=(([.DD39]*[.DE39])/100)+[.DG38]" office:value-type="float" office:value="391.14825" calcext:value-type="float">
            <text:p>391.1</text:p>
          </table:table-cell>
          <table:table-cell table:style-name="ce148" table:formula="of:=[.DD39]-[.DG39]" office:value-type="float" office:value="421.03925" calcext:value-type="float">
            <text:p>421.0</text:p>
          </table:table-cell>
          <table:table-cell table:style-name="ce148" table:formula="of:=[.DD39]/[.DF39]*[.$DF$24]" office:value-type="float" office:value="474.04861962295" calcext:value-type="float">
            <text:p>474.0</text:p>
          </table:table-cell>
          <table:table-cell table:style-name="ce148" table:formula="of:=[.DD39]-[.DI39]" office:value-type="float" office:value="338.13888037705" calcext:value-type="float">
            <text:p>338.1</text:p>
          </table:table-cell>
          <table:table-cell table:style-name="ce33" table:formula="of:=([.AH39]-[.AH38])" office:value-type="float" office:value="1.61816666666667" calcext:value-type="float">
            <text:p>1.62</text:p>
          </table:table-cell>
          <table:table-cell table:style-name="ce33" table:formula="of:=([.DD39]*100/[.DD38])-100" office:value-type="float" office:value="11.4016288041149" calcext:value-type="float">
            <text:p>11.40</text:p>
          </table:table-cell>
          <table:table-cell table:style-name="ce33" table:formula="of:=[.DL39]-[.DE39]" office:value-type="float" office:value="7.97162880411488" calcext:value-type="float">
            <text:p>7.97</text:p>
          </table:table-cell>
          <table:table-cell table:style-name="ce33"/>
          <table:table-cell table:style-name="ce33" office:value-type="float" office:value="4.62" calcext:value-type="float">
            <text:p>4.62</text:p>
          </table:table-cell>
          <table:table-cell table:style-name="ce148" office:value-type="float" office:value="13.87" calcext:value-type="float">
            <text:p>13.9</text:p>
          </table:table-cell>
          <table:table-cell table:style-name="ce148" table:formula="of:=[.DL39]+4" office:value-type="float" office:value="15.4016288041149" calcext:value-type="float">
            <text:p>15.4</text:p>
          </table:table-cell>
          <table:table-cell table:style-name="ce148" table:formula="of:=-0.06*(([.A39]-1963)^2)+8.5*([.A39]-1963)+140" office:value-type="float" office:value="372.36" calcext:value-type="float">
            <text:p>372.4</text:p>
          </table:table-cell>
          <table:table-cell table:style-name="ce148" table:formula="of:=[.DR39]+50" office:value-type="float" office:value="422.36" calcext:value-type="float">
            <text:p>422.4</text:p>
          </table:table-cell>
          <table:table-cell table:style-name="ce148" table:formula="of:=[.DR39]-50" office:value-type="float" office:value="322.36" calcext:value-type="float">
            <text:p>322.4</text:p>
          </table:table-cell>
          <table:table-cell table:style-name="ce148" table:formula="of:=[.DR39]+100" office:value-type="float" office:value="472.36" calcext:value-type="float">
            <text:p>472.4</text:p>
          </table:table-cell>
          <table:table-cell table:style-name="ce148" table:formula="of:=[.DR39]-100" office:value-type="float" office:value="272.36" calcext:value-type="float">
            <text:p>272.4</text:p>
          </table:table-cell>
          <table:table-cell table:style-name="ce148" table:formula="of:=-0.025*(([.A39]-1963)^2)+5.5*([.A39]-1963)+175" office:value-type="float" office:value="344.275" calcext:value-type="float">
            <text:p>344.3</text:p>
          </table:table-cell>
          <table:table-cell table:style-name="ce94" table:formula="of:=1.46230769230769*0.264172052" office:value-type="float" office:value="0.386300823732307" calcext:value-type="float">
            <text:p>0.39</text:p>
          </table:table-cell>
          <table:table-cell table:style-name="ce139" table:formula="of:=([.DX39]*100/[.DX38])-100" office:value-type="float" office:value="31.0334131757162" calcext:value-type="float">
            <text:p>31.0</text:p>
          </table:table-cell>
          <table:table-cell table:style-name="ce94" office:value-type="float" office:value="0.76" calcext:value-type="float">
            <text:p>0.76</text:p>
          </table:table-cell>
          <table:table-cell table:number-columns-repeated="894"/>
        </table:table-row>
        <table:table-row table:style-name="ro9">
          <table:table-cell table:style-name="ce18" office:value-type="float" office:value="2001" calcext:value-type="float">
            <text:p>2001</text:p>
          </table:table-cell>
          <table:table-cell table:style-name="ce12" office:value-type="float" office:value="40476000" calcext:value-type="float">
            <text:p>40476000</text:p>
          </table:table-cell>
          <table:table-cell table:style-name="ce115" office:value-type="float" office:value="16049762" calcext:value-type="float">
            <text:p>16049762</text:p>
          </table:table-cell>
          <table:table-cell table:style-name="ce115" office:value-type="float" office:value="20583404.03125" calcext:value-type="float">
            <text:p>20583404.03125</text:p>
          </table:table-cell>
          <table:table-cell table:style-name="ce115" office:value-type="float" office:value="33263433" calcext:value-type="float">
            <text:p>33263433</text:p>
          </table:table-cell>
          <table:table-cell table:style-name="ce109" table:formula="of:=[.C40]/26" office:value-type="float" office:value="617298.538461538" calcext:value-type="float">
            <text:p>617299</text:p>
          </table:table-cell>
          <table:table-cell table:style-name="ce109" table:formula="of:=[.F40]/2" office:value-type="float" office:value="308649.269230769" calcext:value-type="float">
            <text:p>308649</text:p>
          </table:table-cell>
          <table:table-cell table:style-name="ce169" table:formula="of:=[.G40]*1.5" office:value-type="float" office:value="462973.903846154" calcext:value-type="float">
            <text:p>462974</text:p>
          </table:table-cell>
          <table:table-cell table:style-name="ce119" table:number-columns-repeated="11"/>
          <table:table-cell table:style-name="ce119" office:value-type="float" office:value="615703" calcext:value-type="float">
            <text:p>615703</text:p>
          </table:table-cell>
          <table:table-cell table:style-name="ce143" table:formula="of:=[.T40]/1.5" office:value-type="float" office:value="410468.666666667" calcext:value-type="float">
            <text:p>410469</text:p>
          </table:table-cell>
          <table:table-cell table:style-name="ce126" office:value-type="float" office:value="46574600000" calcext:value-type="float">
            <text:p>4.7E+10</text:p>
          </table:table-cell>
          <table:table-cell table:style-name="ce109" table:formula="of:=[.V40]/[.T40]" office:value-type="float" office:value="75644.5883810863" calcext:value-type="float">
            <text:p>75645</text:p>
          </table:table-cell>
          <table:table-cell table:style-name="ce119" table:number-columns-repeated="3"/>
          <table:table-cell table:style-name="ce33"/>
          <table:table-cell table:style-name="ce33" table:formula="of:=([.W40]*100)/([.DD40]*(([.BP40]*([.BO40]/([.BJ40]+[.BO40])))+([.BK40]*([.BJ40]/([.BJ40]+[.BO40])))))" office:value-type="float" office:value="71.9889638736342" calcext:value-type="float">
            <text:p>71.99</text:p>
          </table:table-cell>
          <table:table-cell table:style-name="ce105" table:formula="of:=(([.V40]*100/[.V39])-100)-[.DE40]" office:value-type="float" office:value="6.44876894632255" calcext:value-type="float">
            <text:p>6.45</text:p>
          </table:table-cell>
          <table:table-cell table:style-name="ce104" office:value-type="float" office:value="5.76" calcext:value-type="float">
            <text:p>5.76</text:p>
          </table:table-cell>
          <table:table-cell table:style-name="ce33" table:number-columns-repeated="2"/>
          <table:table-cell table:style-name="ce143" office:value-type="float" office:value="23" calcext:value-type="float">
            <text:p>23</text:p>
          </table:table-cell>
          <table:table-cell table:style-name="ce104" office:value-type="float" office:value="4.07666666666667" calcext:value-type="float">
            <text:p>4.08</text:p>
          </table:table-cell>
          <table:table-cell table:style-name="ce104" office:value-type="float" office:value="0.892433333333333" calcext:value-type="float">
            <text:p>0.89</text:p>
          </table:table-cell>
          <table:table-cell table:style-name="ce106" table:formula="of:=[.DD40]*100" office:value-type="float" office:value="89250" calcext:value-type="float">
            <text:p>89250</text:p>
          </table:table-cell>
          <table:table-cell table:style-name="ce106" table:formula="of:=([.DD40]*100)*[.AI40]" office:value-type="float" office:value="79649.675" calcext:value-type="float">
            <text:p>79650</text:p>
          </table:table-cell>
          <table:table-cell table:style-name="ce127" office:value-type="float" office:value="5446737000000" calcext:value-type="float">
            <text:p>5.45E+12</text:p>
          </table:table-cell>
          <table:table-cell table:style-name="ce103" table:formula="of:=([.AL40]*100/[.AL39])-100" office:value-type="float" office:value="10.9240971275239" calcext:value-type="float">
            <text:p>10.92</text:p>
          </table:table-cell>
          <table:table-cell table:style-name="ce33" table:number-columns-repeated="2"/>
          <table:table-cell table:style-name="ce109" office:value-type="float" office:value="304.328333333333" calcext:value-type="float">
            <text:p>304</text:p>
          </table:table-cell>
          <table:table-cell table:style-name="ce109" table:formula="of:=[.DD40]*100/[.AP40]" office:value-type="float" office:value="293.268783167303" calcext:value-type="float">
            <text:p>293</text:p>
          </table:table-cell>
          <table:table-cell table:style-name="ce150" office:value-type="float" office:value="2.19576223331761" calcext:value-type="float">
            <text:p>2.2</text:p>
          </table:table-cell>
          <table:table-cell table:style-name="ce122" office:value-type="float" office:value="442044000000" calcext:value-type="float">
            <text:p>4.42E+11</text:p>
          </table:table-cell>
          <table:table-cell table:style-name="ce109" table:formula="of:=[.AS40]/[.E40]" office:value-type="float" office:value="13289.1875592035" calcext:value-type="float">
            <text:p>13289</text:p>
          </table:table-cell>
          <table:table-cell table:style-name="ce109" table:formula="of:=[.AU39]*(1+([.DE40]/100))" office:value-type="float" office:value="12356.8054395589" calcext:value-type="float">
            <text:p>12357</text:p>
          </table:table-cell>
          <table:table-cell table:style-name="ce109" table:formula="of:=[.AT40]+(12*PMT([.AD40]/100/12;[.AG40]*12;([.AT40]*5)*-1))" office:value-type="float" office:value="18508.451621596" calcext:value-type="float">
            <text:p>18508</text:p>
          </table:table-cell>
          <table:table-cell table:style-name="ce109" table:formula="of:=[.AW39]*(1+([.DL40]/100))" office:value-type="float" office:value="14118.3945756845" calcext:value-type="float">
            <text:p>14118</text:p>
          </table:table-cell>
          <table:table-cell table:style-name="ce109" table:formula="of:=(([.AW40]+([.AU40]-[.AT40])+([.AV40]-[.AT40]))-[.AT40])+[.$AT$38]" office:value-type="float" office:value="16649.0772453184" calcext:value-type="float">
            <text:p>16649</text:p>
          </table:table-cell>
          <table:table-cell table:style-name="ce109" table:formula="of:=[.AX40]*[.$AY$38]/[.$AX$38]" office:value-type="float" office:value="106.393341666444" calcext:value-type="float">
            <text:p>106</text:p>
          </table:table-cell>
          <table:table-cell table:style-name="ce150" table:formula="of:=[.W40]/[.AT40]" office:value-type="float" office:value="5.69219059059018" calcext:value-type="float">
            <text:p>5.7</text:p>
          </table:table-cell>
          <table:table-cell table:style-name="ce109" table:formula="of:=[.W40]/5" office:value-type="float" office:value="15128.9176762173" calcext:value-type="float">
            <text:p>15129</text:p>
          </table:table-cell>
          <table:table-cell table:style-name="ce109" table:formula="of:=100-(([.AT40]*100)/[.BA40])" office:value-type="float" office:value="12.1603551317211" calcext:value-type="float">
            <text:p>12</text:p>
          </table:table-cell>
          <table:table-cell table:style-name="ce169" office:value-type="float" office:value="433" calcext:value-type="float">
            <text:p>433</text:p>
          </table:table-cell>
          <table:table-cell table:style-name="ce118"/>
          <table:table-cell table:style-name="ce119"/>
          <table:table-cell table:style-name="ce119" office:value-type="float" office:value="140616" calcext:value-type="float">
            <text:p>140616</text:p>
          </table:table-cell>
          <table:table-cell table:style-name="ce119" office:value-type="float" office:value="82802" calcext:value-type="float">
            <text:p>82802</text:p>
          </table:table-cell>
          <table:table-cell table:style-name="ce119" office:value-type="float" office:value="55042" calcext:value-type="float">
            <text:p>55042</text:p>
          </table:table-cell>
          <table:table-cell table:style-name="ce119" office:value-type="float" office:value="2772" calcext:value-type="float">
            <text:p>2772</text:p>
          </table:table-cell>
          <table:table-cell table:style-name="ce119" office:value-type="float" office:value="144937" calcext:value-type="float">
            <text:p>144937</text:p>
          </table:table-cell>
          <table:table-cell table:style-name="ce83" office:value-type="float" office:value="150.937631043785" calcext:value-type="float">
            <text:p>151</text:p>
          </table:table-cell>
          <table:table-cell table:style-name="ce119" office:value-type="float" office:value="8477207200" calcext:value-type="float">
            <text:p>8477207200</text:p>
          </table:table-cell>
          <table:table-cell table:style-name="ce123" table:formula="of:=[.BL40]/[.BJ40]" office:value-type="float" office:value="58488.9103541539" calcext:value-type="float">
            <text:p>58489</text:p>
          </table:table-cell>
          <table:table-cell table:style-name="ce123" table:formula="of:=[.BM40]/[.BK40]" office:value-type="float" office:value="387.503831547396" calcext:value-type="float">
            <text:p>388</text:p>
          </table:table-cell>
          <table:table-cell table:style-name="ce119" office:value-type="float" office:value="354248" calcext:value-type="float">
            <text:p>354248</text:p>
          </table:table-cell>
          <table:table-cell table:style-name="ce83" office:value-type="float" office:value="104.149762999892" calcext:value-type="float">
            <text:p>104</text:p>
          </table:table-cell>
          <table:table-cell table:style-name="ce119" office:value-type="float" office:value="14853672300" calcext:value-type="float">
            <text:p>14853672300</text:p>
          </table:table-cell>
          <table:table-cell table:style-name="ce80" table:formula="of:=[.BQ40]/[.BO40]" office:value-type="float" office:value="41930.1514758023" calcext:value-type="float">
            <text:p>41930</text:p>
          </table:table-cell>
          <table:table-cell table:style-name="ce80" table:formula="of:=[.BR40]/[.BP40]" office:value-type="float" office:value="402.594785317425" calcext:value-type="float">
            <text:p>403</text:p>
          </table:table-cell>
          <table:table-cell table:style-name="ce86" table:formula="of:=[.DD40]/(([.BS40]+[.BN40])/2)" office:value-type="float" office:value="2.25921165016468" calcext:value-type="float">
            <text:p>2.26</text:p>
          </table:table-cell>
          <table:table-cell table:style-name="ce85" table:formula="of:=(([.BN40]+[.BS40])*100/([.BN39]+[.BS39]))-100" office:value-type="float" office:value="5.47077630666159" calcext:value-type="float">
            <text:p>5.5</text:p>
          </table:table-cell>
          <table:table-cell table:style-name="ce80"/>
          <table:table-cell table:style-name="ce119" office:value-type="float" office:value="21033759" calcext:value-type="float">
            <text:p>21033759</text:p>
          </table:table-cell>
          <table:table-cell table:style-name="ce109" table:formula="of:=[.BW40]-[.BW39]" office:value-type="float" office:value="390090.630153067" calcext:value-type="float">
            <text:p>390091</text:p>
          </table:table-cell>
          <table:table-cell table:style-name="ce109" office:value-type="float" office:value="452252" calcext:value-type="float">
            <text:p>452252</text:p>
          </table:table-cell>
          <table:table-cell table:style-name="ce109" office:value-type="float" office:value="53413" calcext:value-type="float">
            <text:p>53413</text:p>
          </table:table-cell>
          <table:table-cell table:style-name="ce109" table:formula="of:=100-[.CB40]" office:value-type="float" office:value="89.4370779073102" calcext:value-type="float">
            <text:p>89</text:p>
          </table:table-cell>
          <table:table-cell table:style-name="ce109" table:formula="of:=([.BZ40]*100)/([.BY40]+[.BZ40])" office:value-type="float" office:value="10.5629220926898" calcext:value-type="float">
            <text:p>11</text:p>
          </table:table-cell>
          <table:table-cell table:style-name="ce146" table:formula="of:=([.BW40]/[.B40])" office:value-type="float" office:value="0.519660020753039" calcext:value-type="float">
            <text:p>0.5197</text:p>
          </table:table-cell>
          <table:table-cell table:style-name="ce148" table:formula="of:=([.BW40]*100/[.BW39])-100" office:value-type="float" office:value="1.88963813584049" calcext:value-type="float">
            <text:p>1.9</text:p>
          </table:table-cell>
          <table:table-cell table:style-name="ce33" table:formula="of:=([.B40]*100/[.B39])-100" office:value-type="float" office:value="0.526524935426181" calcext:value-type="float">
            <text:p>0.53</text:p>
          </table:table-cell>
          <table:table-cell table:style-name="ce148" table:formula="of:=[.CD40]-[.CE40]" office:value-type="float" office:value="1.3631132004143" calcext:value-type="float">
            <text:p>1.4</text:p>
          </table:table-cell>
          <table:table-cell table:style-name="ce169" office:value-type="float" office:value="1876000" calcext:value-type="float">
            <text:p>1876000</text:p>
          </table:table-cell>
          <table:table-cell table:style-name="ce169" table:formula="of:=[.CG40]/[.BX40]" office:value-type="float" office:value="4.8091388384896" calcext:value-type="float">
            <text:p>5</text:p>
          </table:table-cell>
          <table:table-cell table:style-name="ce148" table:formula="of:=[.CG40]/[.B40]*100" office:value-type="float" office:value="4.63484534044866" calcext:value-type="float">
            <text:p>4.6</text:p>
          </table:table-cell>
          <table:table-cell table:style-name="ce169" office:value-type="float" office:value="42150.58" calcext:value-type="float">
            <text:p>42151</text:p>
          </table:table-cell>
          <table:table-cell table:style-name="ce119" table:number-columns-repeated="12"/>
          <table:table-cell table:style-name="ce148" table:number-columns-repeated="6"/>
          <table:table-cell table:style-name="ce76"/>
          <table:table-cell table:style-name="ce169" office:value-type="float" office:value="892.5" calcext:value-type="float">
            <text:p>893</text:p>
          </table:table-cell>
          <table:table-cell table:style-name="ce33" office:value-type="float" office:value="3.59" calcext:value-type="float">
            <text:p>3.59</text:p>
          </table:table-cell>
          <table:table-cell table:style-name="ce148" table:formula="of:=[.DF39]+[.DE40]" office:value-type="float" office:value="174.92" calcext:value-type="float">
            <text:p>174.9</text:p>
          </table:table-cell>
          <table:table-cell table:style-name="ce148" table:formula="of:=(([.DD40]*[.DE40])/100)+[.DG39]" office:value-type="float" office:value="423.189" calcext:value-type="float">
            <text:p>423.2</text:p>
          </table:table-cell>
          <table:table-cell table:style-name="ce148" table:formula="of:=[.DD40]-[.DG40]" office:value-type="float" office:value="469.311" calcext:value-type="float">
            <text:p>469.3</text:p>
          </table:table-cell>
          <table:table-cell table:style-name="ce148" table:formula="of:=[.DD40]/[.DF40]*[.$DF$24]" office:value-type="float" office:value="510.233249485479" calcext:value-type="float">
            <text:p>510.2</text:p>
          </table:table-cell>
          <table:table-cell table:style-name="ce148" table:formula="of:=[.DD40]-[.DI40]" office:value-type="float" office:value="382.266750514521" calcext:value-type="float">
            <text:p>382.3</text:p>
          </table:table-cell>
          <table:table-cell table:style-name="ce33" table:formula="of:=([.AH40]-[.AH39])" office:value-type="float" office:value="-0.696416666666667" calcext:value-type="float">
            <text:p>-0.70</text:p>
          </table:table-cell>
          <table:table-cell table:style-name="ce33" table:formula="of:=([.DD40]*100/[.DD39])-100" office:value-type="float" office:value="9.88841862254714" calcext:value-type="float">
            <text:p>9.89</text:p>
          </table:table-cell>
          <table:table-cell table:style-name="ce33" table:formula="of:=[.DL40]-[.DE40]" office:value-type="float" office:value="6.29841862254714" calcext:value-type="float">
            <text:p>6.30</text:p>
          </table:table-cell>
          <table:table-cell table:style-name="ce33"/>
          <table:table-cell table:style-name="ce33" office:value-type="float" office:value="0.47" calcext:value-type="float">
            <text:p>0.47</text:p>
          </table:table-cell>
          <table:table-cell table:style-name="ce148" office:value-type="float" office:value="10.55" calcext:value-type="float">
            <text:p>10.6</text:p>
          </table:table-cell>
          <table:table-cell table:style-name="ce148" table:formula="of:=[.DL40]+4" office:value-type="float" office:value="13.8884186225471" calcext:value-type="float">
            <text:p>13.9</text:p>
          </table:table-cell>
          <table:table-cell table:style-name="ce148" table:formula="of:=-0.06*(([.A40]-1963)^2)+8.5*([.A40]-1963)+140" office:value-type="float" office:value="376.36" calcext:value-type="float">
            <text:p>376.4</text:p>
          </table:table-cell>
          <table:table-cell table:style-name="ce148" table:formula="of:=[.DR40]+50" office:value-type="float" office:value="426.36" calcext:value-type="float">
            <text:p>426.4</text:p>
          </table:table-cell>
          <table:table-cell table:style-name="ce148" table:formula="of:=[.DR40]-50" office:value-type="float" office:value="326.36" calcext:value-type="float">
            <text:p>326.4</text:p>
          </table:table-cell>
          <table:table-cell table:style-name="ce148" table:formula="of:=[.DR40]+100" office:value-type="float" office:value="476.36" calcext:value-type="float">
            <text:p>476.4</text:p>
          </table:table-cell>
          <table:table-cell table:style-name="ce148" table:formula="of:=[.DR40]-100" office:value-type="float" office:value="276.36" calcext:value-type="float">
            <text:p>276.4</text:p>
          </table:table-cell>
          <table:table-cell table:style-name="ce148" table:formula="of:=-0.025*(([.A40]-1963)^2)+5.5*([.A40]-1963)+175" office:value-type="float" office:value="347.9" calcext:value-type="float">
            <text:p>347.9</text:p>
          </table:table-cell>
          <table:table-cell table:style-name="ce94" table:formula="of:=1.38383018867925*0.264172052" office:value-type="float" office:value="0.365569260562945" calcext:value-type="float">
            <text:p>0.37</text:p>
          </table:table-cell>
          <table:table-cell table:style-name="ce139" table:formula="of:=([.DX40]*100/[.DX39])-100" office:value-type="float" office:value="-5.36668883308641" calcext:value-type="float">
            <text:p>-5.4</text:p>
          </table:table-cell>
          <table:table-cell table:style-name="ce94" office:value-type="float" office:value="0.72" calcext:value-type="float">
            <text:p>0.72</text:p>
          </table:table-cell>
          <table:table-cell table:number-columns-repeated="894"/>
        </table:table-row>
        <table:table-row table:style-name="ro9">
          <table:table-cell table:style-name="ce18" office:value-type="float" office:value="2002" calcext:value-type="float">
            <text:p>2002</text:p>
          </table:table-cell>
          <table:table-cell table:style-name="ce12" office:value-type="float" office:value="41035000" calcext:value-type="float">
            <text:p>41035000</text:p>
          </table:table-cell>
          <table:table-cell table:style-name="ce115" office:value-type="float" office:value="16417960" calcext:value-type="float">
            <text:p>16417960</text:p>
          </table:table-cell>
          <table:table-cell table:style-name="ce115" office:value-type="float" office:value="20974128.361843" calcext:value-type="float">
            <text:p>20974128.361843</text:p>
          </table:table-cell>
          <table:table-cell table:style-name="ce115" office:value-type="float" office:value="33673695.183535" calcext:value-type="float">
            <text:p>33673695.183535</text:p>
          </table:table-cell>
          <table:table-cell table:style-name="ce109" table:formula="of:=[.C41]/26" office:value-type="float" office:value="631460" calcext:value-type="float">
            <text:p>631460</text:p>
          </table:table-cell>
          <table:table-cell table:style-name="ce109" table:formula="of:=[.F41]/2" office:value-type="float" office:value="315730" calcext:value-type="float">
            <text:p>315730</text:p>
          </table:table-cell>
          <table:table-cell table:style-name="ce169" table:formula="of:=[.G41]*1.5" office:value-type="float" office:value="473595" calcext:value-type="float">
            <text:p>473595</text:p>
          </table:table-cell>
          <table:table-cell table:style-name="ce119" table:number-columns-repeated="11"/>
          <table:table-cell table:style-name="ce119" office:value-type="float" office:value="690230" calcext:value-type="float">
            <text:p>690230</text:p>
          </table:table-cell>
          <table:table-cell table:style-name="ce143" table:formula="of:=[.T41]/1.5" office:value-type="float" office:value="460153.333333333" calcext:value-type="float">
            <text:p>460153</text:p>
          </table:table-cell>
          <table:table-cell table:style-name="ce126" office:value-type="float" office:value="58985647000" calcext:value-type="float">
            <text:p>5.9E+10</text:p>
          </table:table-cell>
          <table:table-cell table:style-name="ce109" table:formula="of:=[.V41]/[.T41]" office:value-type="float" office:value="85457.9589412225" calcext:value-type="float">
            <text:p>85458</text:p>
          </table:table-cell>
          <table:table-cell table:style-name="ce119" table:number-columns-repeated="3"/>
          <table:table-cell table:style-name="ce33"/>
          <table:table-cell table:style-name="ce33" table:formula="of:=([.W41]*100)/([.DD41]*(([.BP41]*([.BO41]/([.BJ41]+[.BO41])))+([.BK41]*([.BJ41]/([.BJ41]+[.BO41])))))" office:value-type="float" office:value="71.9516895489429" calcext:value-type="float">
            <text:p>71.95</text:p>
          </table:table-cell>
          <table:table-cell table:style-name="ce105" table:formula="of:=(([.V41]*100/[.V40])-100)-[.DE41]" office:value-type="float" office:value="23.5776727658423" calcext:value-type="float">
            <text:p>23.58</text:p>
          </table:table-cell>
          <table:table-cell table:style-name="ce104" office:value-type="float" office:value="4.795" calcext:value-type="float">
            <text:p>4.80</text:p>
          </table:table-cell>
          <table:table-cell table:style-name="ce33" table:number-columns-repeated="2"/>
          <table:table-cell table:style-name="ce149" office:value-type="float" office:value="23" calcext:value-type="float">
            <text:p>23</text:p>
          </table:table-cell>
          <table:table-cell table:style-name="ce33" office:value-type="float" office:value="3.4943" calcext:value-type="float">
            <text:p>3.49</text:p>
          </table:table-cell>
          <table:table-cell table:style-name="ce104" office:value-type="float" office:value="0.950541666666667" calcext:value-type="float">
            <text:p>0.95</text:p>
          </table:table-cell>
          <table:table-cell table:style-name="ce106" table:formula="of:=[.DD41]*100" office:value-type="float" office:value="100875" calcext:value-type="float">
            <text:p>100875</text:p>
          </table:table-cell>
          <table:table-cell table:style-name="ce106" table:formula="of:=([.DD41]*100)*[.AI41]" office:value-type="float" office:value="95885.890625" calcext:value-type="float">
            <text:p>95886</text:p>
          </table:table-cell>
          <table:table-cell table:style-name="ce127" office:value-type="float" office:value="5807825000000" calcext:value-type="float">
            <text:p>5.81E+12</text:p>
          </table:table-cell>
          <table:table-cell table:style-name="ce103" table:formula="of:=([.AL41]*100/[.AL40])-100" office:value-type="float" office:value="6.62943703725735" calcext:value-type="float">
            <text:p>6.63</text:p>
          </table:table-cell>
          <table:table-cell table:style-name="ce33" table:number-columns-repeated="2"/>
          <table:table-cell table:style-name="ce109" office:value-type="float" office:value="329.956666666667" calcext:value-type="float">
            <text:p>330</text:p>
          </table:table-cell>
          <table:table-cell table:style-name="ce109" table:formula="of:=[.DD41]*100/[.AP41]" office:value-type="float" office:value="305.721963490155" calcext:value-type="float">
            <text:p>306</text:p>
          </table:table-cell>
          <table:table-cell table:style-name="ce150" office:value-type="float" office:value="0.940351556589221" calcext:value-type="float">
            <text:p>0.9</text:p>
          </table:table-cell>
          <table:table-cell table:style-name="ce122" office:value-type="float" office:value="467021000000" calcext:value-type="float">
            <text:p>4.67E+11</text:p>
          </table:table-cell>
          <table:table-cell table:style-name="ce109" table:formula="of:=[.AS41]/[.E41]" office:value-type="float" office:value="13869.0154868526" calcext:value-type="float">
            <text:p>13869</text:p>
          </table:table-cell>
          <table:table-cell table:style-name="ce109" table:formula="of:=[.AU40]*(1+([.DE41]/100))" office:value-type="float" office:value="12736.1593665534" calcext:value-type="float">
            <text:p>12736</text:p>
          </table:table-cell>
          <table:table-cell table:style-name="ce109" table:formula="of:=[.AT41]+(12*PMT([.AD41]/100/12;[.AG41]*12;([.AT41]*5)*-1))" office:value-type="float" office:value="18851.5827427199" calcext:value-type="float">
            <text:p>18852</text:p>
          </table:table-cell>
          <table:table-cell table:style-name="ce109" table:formula="of:=[.AW40]*(1+([.DL41]/100))" office:value-type="float" office:value="15957.3451296602" calcext:value-type="float">
            <text:p>15957</text:p>
          </table:table-cell>
          <table:table-cell table:style-name="ce109" table:formula="of:=(([.AW41]+([.AU41]-[.AT41])+([.AV41]-[.AT41]))-[.AT41])+[.$AT$38]" office:value-type="float" office:value="17471.0290644653" calcext:value-type="float">
            <text:p>17471</text:p>
          </table:table-cell>
          <table:table-cell table:style-name="ce109" table:formula="of:=[.AX41]*[.$AY$38]/[.$AX$38]" office:value-type="float" office:value="111.645897074729" calcext:value-type="float">
            <text:p>112</text:p>
          </table:table-cell>
          <table:table-cell table:style-name="ce150" table:formula="of:=[.W41]/[.AT41]" office:value-type="float" office:value="6.16178985611734" calcext:value-type="float">
            <text:p>6.2</text:p>
          </table:table-cell>
          <table:table-cell table:style-name="ce109" table:formula="of:=[.W41]/5" office:value-type="float" office:value="17091.5917882445" calcext:value-type="float">
            <text:p>17092</text:p>
          </table:table-cell>
          <table:table-cell table:style-name="ce109" table:formula="of:=100-(([.AT41]*100)/[.BA41])" office:value-type="float" office:value="18.8547464818835" calcext:value-type="float">
            <text:p>19</text:p>
          </table:table-cell>
          <table:table-cell table:style-name="ce169" office:value-type="float" office:value="442" calcext:value-type="float">
            <text:p>442</text:p>
          </table:table-cell>
          <table:table-cell table:style-name="ce118"/>
          <table:table-cell table:style-name="ce119"/>
          <table:table-cell table:style-name="ce119" office:value-type="float" office:value="136544" calcext:value-type="float">
            <text:p>136544</text:p>
          </table:table-cell>
          <table:table-cell table:style-name="ce119" office:value-type="float" office:value="82569" calcext:value-type="float">
            <text:p>82569</text:p>
          </table:table-cell>
          <table:table-cell table:style-name="ce119" office:value-type="float" office:value="50771" calcext:value-type="float">
            <text:p>50771</text:p>
          </table:table-cell>
          <table:table-cell table:style-name="ce119" office:value-type="float" office:value="3204" calcext:value-type="float">
            <text:p>3204</text:p>
          </table:table-cell>
          <table:table-cell table:style-name="ce119" office:value-type="float" office:value="145368" calcext:value-type="float">
            <text:p>145368</text:p>
          </table:table-cell>
          <table:table-cell table:style-name="ce83" office:value-type="float" office:value="154.804001724761" calcext:value-type="float">
            <text:p>155</text:p>
          </table:table-cell>
          <table:table-cell table:style-name="ce119" office:value-type="float" office:value="9087576400" calcext:value-type="float">
            <text:p>9087576400</text:p>
          </table:table-cell>
          <table:table-cell table:style-name="ce123" table:formula="of:=[.BL41]/[.BJ41]" office:value-type="float" office:value="62514.2837488305" calcext:value-type="float">
            <text:p>62514</text:p>
          </table:table-cell>
          <table:table-cell table:style-name="ce123" table:formula="of:=[.BM41]/[.BK41]" office:value-type="float" office:value="403.828602958081" calcext:value-type="float">
            <text:p>404</text:p>
          </table:table-cell>
          <table:table-cell table:style-name="ce119" office:value-type="float" office:value="375292" calcext:value-type="float">
            <text:p>375292</text:p>
          </table:table-cell>
          <table:table-cell table:style-name="ce83" office:value-type="float" office:value="103.384874948052" calcext:value-type="float">
            <text:p>103</text:p>
          </table:table-cell>
          <table:table-cell table:style-name="ce119" office:value-type="float" office:value="16380710700" calcext:value-type="float">
            <text:p>16380710700</text:p>
          </table:table-cell>
          <table:table-cell table:style-name="ce80" table:formula="of:=[.BQ41]/[.BO41]" office:value-type="float" office:value="43647.9080289481" calcext:value-type="float">
            <text:p>43648</text:p>
          </table:table-cell>
          <table:table-cell table:style-name="ce80" table:formula="of:=[.BR41]/[.BP41]" office:value-type="float" office:value="422.188526618423" calcext:value-type="float">
            <text:p>422</text:p>
          </table:table-cell>
          <table:table-cell table:style-name="ce86" table:formula="of:=[.DD41]/(([.BS41]+[.BN41])/2)" office:value-type="float" office:value="2.44244329537617" calcext:value-type="float">
            <text:p>2.44</text:p>
          </table:table-cell>
          <table:table-cell table:style-name="ce85" table:formula="of:=(([.BN41]+[.BS41])*100/([.BN40]+[.BS40]))-100" office:value-type="float" office:value="4.54607968486405" calcext:value-type="float">
            <text:p>4.5</text:p>
          </table:table-cell>
          <table:table-cell table:style-name="ce80"/>
          <table:table-cell table:style-name="ce169" office:value-type="float" office:value="21487307" calcext:value-type="float">
            <text:p>21487307</text:p>
          </table:table-cell>
          <table:table-cell table:style-name="ce109" table:formula="of:=[.BW41]-[.BW40]" office:value-type="float" office:value="453548" calcext:value-type="float">
            <text:p>453548</text:p>
          </table:table-cell>
          <table:table-cell table:style-name="ce109" office:value-type="float" office:value="480729" calcext:value-type="float">
            <text:p>480729</text:p>
          </table:table-cell>
          <table:table-cell table:style-name="ce109" office:value-type="float" office:value="37544" calcext:value-type="float">
            <text:p>37544</text:p>
          </table:table-cell>
          <table:table-cell table:style-name="ce109" table:formula="of:=100-[.CB41]" office:value-type="float" office:value="92.7559413668086" calcext:value-type="float">
            <text:p>93</text:p>
          </table:table-cell>
          <table:table-cell table:style-name="ce109" table:formula="of:=([.BZ41]*100)/([.BY41]+[.BZ41])" office:value-type="float" office:value="7.24405863319139" calcext:value-type="float">
            <text:p>7</text:p>
          </table:table-cell>
          <table:table-cell table:style-name="ce146" table:formula="of:=([.BW41]/[.B41])" office:value-type="float" office:value="0.523633654197636" calcext:value-type="float">
            <text:p>0.5236</text:p>
          </table:table-cell>
          <table:table-cell table:style-name="ce148" table:formula="of:=([.BW41]*100/[.BW40])-100" office:value-type="float" office:value="2.15628599719146" calcext:value-type="float">
            <text:p>2.2</text:p>
          </table:table-cell>
          <table:table-cell table:style-name="ce33" table:formula="of:=([.B41]*100/[.B40])-100" office:value-type="float" office:value="1.38106532266035" calcext:value-type="float">
            <text:p>1.38</text:p>
          </table:table-cell>
          <table:table-cell table:style-name="ce148" table:formula="of:=[.CD41]-[.CE41]" office:value-type="float" office:value="0.775220674531113" calcext:value-type="float">
            <text:p>0.8</text:p>
          </table:table-cell>
          <table:table-cell table:style-name="ce169" office:value-type="float" office:value="1981000" calcext:value-type="float">
            <text:p>1981000</text:p>
          </table:table-cell>
          <table:table-cell table:style-name="ce169" table:formula="of:=[.CG41]/[.BX41]" office:value-type="float" office:value="4.36778466667255" calcext:value-type="float">
            <text:p>4</text:p>
          </table:table-cell>
          <table:table-cell table:style-name="ce148" table:formula="of:=[.CG41]/[.B41]*100" office:value-type="float" office:value="4.82758620689655" calcext:value-type="float">
            <text:p>4.8</text:p>
          </table:table-cell>
          <table:table-cell table:style-name="ce169" office:value-type="float" office:value="44119.82" calcext:value-type="float">
            <text:p>44120</text:p>
          </table:table-cell>
          <table:table-cell table:style-name="ce119" table:number-columns-repeated="12"/>
          <table:table-cell table:style-name="ce148" table:number-columns-repeated="6"/>
          <table:table-cell table:style-name="ce76"/>
          <table:table-cell table:style-name="ce169" office:value-type="float" office:value="1008.75" calcext:value-type="float">
            <text:p>1009</text:p>
          </table:table-cell>
          <table:table-cell table:style-name="ce33" office:value-type="float" office:value="3.07" calcext:value-type="float">
            <text:p>3.07</text:p>
          </table:table-cell>
          <table:table-cell table:style-name="ce148" table:formula="of:=[.DF40]+[.DE41]" office:value-type="float" office:value="177.99" calcext:value-type="float">
            <text:p>178.0</text:p>
          </table:table-cell>
          <table:table-cell table:style-name="ce148" table:formula="of:=(([.DD41]*[.DE41])/100)+[.DG40]" office:value-type="float" office:value="454.157625" calcext:value-type="float">
            <text:p>454.2</text:p>
          </table:table-cell>
          <table:table-cell table:style-name="ce148" table:formula="of:=[.DD41]-[.DG41]" office:value-type="float" office:value="554.592375" calcext:value-type="float">
            <text:p>554.6</text:p>
          </table:table-cell>
          <table:table-cell table:style-name="ce148" table:formula="of:=[.DD41]/[.DF41]*[.$DF$24]" office:value-type="float" office:value="566.745322770942" calcext:value-type="float">
            <text:p>566.7</text:p>
          </table:table-cell>
          <table:table-cell table:style-name="ce148" table:formula="of:=[.DD41]-[.DI41]" office:value-type="float" office:value="442.004677229058" calcext:value-type="float">
            <text:p>442.0</text:p>
          </table:table-cell>
          <table:table-cell table:style-name="ce33" table:formula="of:=([.AH41]-[.AH40])" office:value-type="float" office:value="-0.582366666666667" calcext:value-type="float">
            <text:p>-0.58</text:p>
          </table:table-cell>
          <table:table-cell table:style-name="ce33" table:formula="of:=([.DD41]*100/[.DD40])-100" office:value-type="float" office:value="13.0252100840336" calcext:value-type="float">
            <text:p>13.03</text:p>
          </table:table-cell>
          <table:table-cell table:style-name="ce33" table:formula="of:=[.DL41]-[.DE41]" office:value-type="float" office:value="9.95521008403362" calcext:value-type="float">
            <text:p>9.96</text:p>
          </table:table-cell>
          <table:table-cell table:style-name="ce33"/>
          <table:table-cell table:style-name="ce33" office:value-type="float" office:value="12.1" calcext:value-type="float">
            <text:p>12.10</text:p>
          </table:table-cell>
          <table:table-cell table:style-name="ce148" office:value-type="float" office:value="11.45" calcext:value-type="float">
            <text:p>11.5</text:p>
          </table:table-cell>
          <table:table-cell table:style-name="ce148" table:formula="of:=[.DL41]+4" office:value-type="float" office:value="17.0252100840336" calcext:value-type="float">
            <text:p>17.0</text:p>
          </table:table-cell>
          <table:table-cell table:style-name="ce148" table:formula="of:=-0.06*(([.A41]-1963)^2)+8.5*([.A41]-1963)+140" office:value-type="float" office:value="380.24" calcext:value-type="float">
            <text:p>380.2</text:p>
          </table:table-cell>
          <table:table-cell table:style-name="ce148" table:formula="of:=[.DR41]+50" office:value-type="float" office:value="430.24" calcext:value-type="float">
            <text:p>430.2</text:p>
          </table:table-cell>
          <table:table-cell table:style-name="ce148" table:formula="of:=[.DR41]-50" office:value-type="float" office:value="330.24" calcext:value-type="float">
            <text:p>330.2</text:p>
          </table:table-cell>
          <table:table-cell table:style-name="ce148" table:formula="of:=[.DR41]+100" office:value-type="float" office:value="480.24" calcext:value-type="float">
            <text:p>480.2</text:p>
          </table:table-cell>
          <table:table-cell table:style-name="ce148" table:formula="of:=[.DR41]-100" office:value-type="float" office:value="280.24" calcext:value-type="float">
            <text:p>280.2</text:p>
          </table:table-cell>
          <table:table-cell table:style-name="ce148" table:formula="of:=-0.025*(([.A41]-1963)^2)+5.5*([.A41]-1963)+175" office:value-type="float" office:value="351.475" calcext:value-type="float">
            <text:p>351.5</text:p>
          </table:table-cell>
          <table:table-cell table:style-name="ce94" table:formula="of:=1.31267307692308*0.264172052" office:value-type="float" office:value="0.346771540335924" calcext:value-type="float">
            <text:p>0.35</text:p>
          </table:table-cell>
          <table:table-cell table:style-name="ce139" table:formula="of:=([.DX41]*100/[.DX40])-100" office:value-type="float" office:value="-5.14204071701047" calcext:value-type="float">
            <text:p>-5.1</text:p>
          </table:table-cell>
          <table:table-cell table:style-name="ce94" office:value-type="float" office:value="0.77" calcext:value-type="float">
            <text:p>0.77</text:p>
          </table:table-cell>
          <table:table-cell table:number-columns-repeated="894"/>
        </table:table-row>
        <table:table-row table:style-name="ro9">
          <table:table-cell table:style-name="ce18" office:value-type="float" office:value="2003" calcext:value-type="float">
            <text:p>2003</text:p>
          </table:table-cell>
          <table:table-cell table:style-name="ce12" office:value-type="float" office:value="41827000" calcext:value-type="float">
            <text:p>41827000</text:p>
          </table:table-cell>
          <table:table-cell table:style-name="ce169" office:value-type="float" office:value="16984055" calcext:value-type="float">
            <text:p>16984055</text:p>
          </table:table-cell>
          <table:table-cell table:style-name="ce169" office:value-type="float" office:value="21681084.844793" calcext:value-type="float">
            <text:p>21681085</text:p>
          </table:table-cell>
          <table:table-cell table:style-name="ce169" office:value-type="float" office:value="34394751.119046" calcext:value-type="float">
            <text:p>34394751</text:p>
          </table:table-cell>
          <table:table-cell table:style-name="ce109" table:formula="of:=[.C42]/26" office:value-type="float" office:value="653232.884615385" calcext:value-type="float">
            <text:p>653233</text:p>
          </table:table-cell>
          <table:table-cell table:style-name="ce109" table:formula="of:=[.F42]/2" office:value-type="float" office:value="326616.442307692" calcext:value-type="float">
            <text:p>326616</text:p>
          </table:table-cell>
          <table:table-cell table:style-name="ce169" table:formula="of:=[.G42]*1.5" office:value-type="float" office:value="489924.663461539" calcext:value-type="float">
            <text:p>489925</text:p>
          </table:table-cell>
          <table:table-cell table:style-name="ce169" office:value-type="float" office:value="718536" calcext:value-type="float">
            <text:p>718536</text:p>
          </table:table-cell>
          <table:table-cell table:style-name="ce169" table:formula="of:=[.I42]/2" office:value-type="float" office:value="359268" calcext:value-type="float">
            <text:p>359268</text:p>
          </table:table-cell>
          <table:table-cell table:style-name="ce169" office:value-type="float" office:value="643990" calcext:value-type="float">
            <text:p>643990</text:p>
          </table:table-cell>
          <table:table-cell table:style-name="ce169" table:formula="of:=[.K42]/2" office:value-type="float" office:value="321995" calcext:value-type="float">
            <text:p>321995</text:p>
          </table:table-cell>
          <table:table-cell table:style-name="ce169" office:value-type="float" office:value="519454" calcext:value-type="float">
            <text:p>519454</text:p>
          </table:table-cell>
          <table:table-cell table:style-name="ce169" table:formula="of:=[.M42]/2" office:value-type="float" office:value="259727" calcext:value-type="float">
            <text:p>259727</text:p>
          </table:table-cell>
          <table:table-cell table:style-name="ce143" table:formula="of:=([.O43]*(([.T42]*100/[.T43])/100))" office:value-type="float" office:value="619193.033037639" calcext:value-type="float">
            <text:p>619193</text:p>
          </table:table-cell>
          <table:table-cell table:style-name="ce143" table:formula="of:=[.P43]*0.97" office:value-type="float" office:value="116138.90786547" calcext:value-type="float">
            <text:p>116139</text:p>
          </table:table-cell>
          <table:table-cell table:style-name="ce102" table:number-columns-repeated="3"/>
          <table:table-cell table:style-name="ce119" office:value-type="float" office:value="989439" calcext:value-type="float">
            <text:p>989439</text:p>
          </table:table-cell>
          <table:table-cell table:style-name="ce143" table:formula="of:=[.T42]/2" office:value-type="float" office:value="494719.5" calcext:value-type="float">
            <text:p>494720</text:p>
          </table:table-cell>
          <table:table-cell table:style-name="ce126" office:value-type="float" office:value="96175561000" calcext:value-type="float">
            <text:p>9.6E+10</text:p>
          </table:table-cell>
          <table:table-cell table:style-name="ce109" table:formula="of:=[.V42]/[.T42]" office:value-type="float" office:value="97202.1125102204" calcext:value-type="float">
            <text:p>97202</text:p>
          </table:table-cell>
          <table:table-cell table:style-name="ce119" table:number-columns-repeated="3"/>
          <table:table-cell table:style-name="ce33" table:formula="of:=[.T42]/[.O42]" office:value-type="float" office:value="1.59794918096221" calcext:value-type="float">
            <text:p>1.60</text:p>
          </table:table-cell>
          <table:table-cell table:style-name="ce33" table:formula="of:=([.W42]*100)/([.DD42]*(([.BP42]*([.BO42]/([.BJ42]+[.BO42])))+([.BK42]*([.BJ42]/([.BJ42]+[.BO42])))))" office:value-type="float" office:value="71.9252682314162" calcext:value-type="float">
            <text:p>71.93</text:p>
          </table:table-cell>
          <table:table-cell table:style-name="ce105" table:formula="of:=(([.V42]*100/[.V41])-100)-[.DE42]" office:value-type="float" office:value="60.0090905694397" calcext:value-type="float">
            <text:p>60.01</text:p>
          </table:table-cell>
          <table:table-cell table:style-name="ce105" office:value-type="float" office:value="3.713" calcext:value-type="float">
            <text:p>3.71</text:p>
          </table:table-cell>
          <table:table-cell table:style-name="ce105" office:value-type="float" office:value="2.9" calcext:value-type="float">
            <text:p>2.90</text:p>
          </table:table-cell>
          <table:table-cell table:style-name="ce105" office:value-type="float" office:value="97.1" calcext:value-type="float">
            <text:p>97.10</text:p>
          </table:table-cell>
          <table:table-cell table:style-name="ce108" office:value-type="float" office:value="23" calcext:value-type="float">
            <text:p>23</text:p>
          </table:table-cell>
          <table:table-cell table:style-name="ce105" office:value-type="float" office:value="2.30304545454545" calcext:value-type="float">
            <text:p>2.30</text:p>
          </table:table-cell>
          <table:table-cell table:style-name="ce105" office:value-type="float" office:value="1.14174166666667" calcext:value-type="float">
            <text:p>1.14</text:p>
          </table:table-cell>
          <table:table-cell table:style-name="ce106" table:formula="of:=[.DD42]*100" office:value-type="float" office:value="116656.25" calcext:value-type="float">
            <text:p>116656</text:p>
          </table:table-cell>
          <table:table-cell table:style-name="ce106" table:formula="of:=([.DD42]*100)*[.AI42]" office:value-type="float" office:value="133191.301302083" calcext:value-type="float">
            <text:p>133191</text:p>
          </table:table-cell>
          <table:table-cell table:style-name="ce127" office:value-type="float" office:value="6180922000000" calcext:value-type="float">
            <text:p>6.18E+12</text:p>
          </table:table-cell>
          <table:table-cell table:style-name="ce103" table:formula="of:=([.AL42]*100/[.AL41])-100" office:value-type="float" office:value="6.4240399805435" calcext:value-type="float">
            <text:p>6.42</text:p>
          </table:table-cell>
          <table:table-cell table:style-name="ce108" table:number-columns-repeated="2"/>
          <table:table-cell table:style-name="ce108" office:value-type="float" office:value="322.245" calcext:value-type="float">
            <text:p>322</text:p>
          </table:table-cell>
          <table:table-cell table:style-name="ce109" table:formula="of:=[.DD42]*100/[.AP42]" office:value-type="float" office:value="362.011047494918" calcext:value-type="float">
            <text:p>362</text:p>
          </table:table-cell>
          <table:table-cell table:style-name="ce150" office:value-type="float" office:value="0.68221001391268" calcext:value-type="float">
            <text:p>0.7</text:p>
          </table:table-cell>
          <table:table-cell table:style-name="ce122" office:value-type="float" office:value="500247000000" calcext:value-type="float">
            <text:p>5.00E+11</text:p>
          </table:table-cell>
          <table:table-cell table:style-name="ce109" table:formula="of:=[.AS42]/[.E42]" office:value-type="float" office:value="14544.2831747368" calcext:value-type="float">
            <text:p>14544</text:p>
          </table:table-cell>
          <table:table-cell table:style-name="ce109" table:formula="of:=[.AU41]*(1+([.DE42]/100))" office:value-type="float" office:value="13123.3386112966" calcext:value-type="float">
            <text:p>13123</text:p>
          </table:table-cell>
          <table:table-cell table:style-name="ce109" table:formula="of:=[.AT42]+(12*PMT([.AD42]/100/12;[.AG42]*12;([.AT42]*5)*-1))" office:value-type="float" office:value="19250.6221301119" calcext:value-type="float">
            <text:p>19251</text:p>
          </table:table-cell>
          <table:table-cell table:style-name="ce109" table:formula="of:=[.AW41]*(1+([.DL42]/100))" office:value-type="float" office:value="18453.7699408369" calcext:value-type="float">
            <text:p>18454</text:p>
          </table:table-cell>
          <table:table-cell table:style-name="ce109" table:formula="of:=(([.AW42]+([.AU42]-[.AT42])+([.AV42]-[.AT42]))-[.AT42])+[.$AT$38]" office:value-type="float" office:value="18727.8694441246" calcext:value-type="float">
            <text:p>18728</text:p>
          </table:table-cell>
          <table:table-cell table:style-name="ce109" table:formula="of:=[.AX42]*[.$AY$38]/[.$AX$38]" office:value-type="float" office:value="119.6775402681" calcext:value-type="float">
            <text:p>120</text:p>
          </table:table-cell>
          <table:table-cell table:style-name="ce150" table:formula="of:=[.W42]/[.AT42]" office:value-type="float" office:value="6.68318344344802" calcext:value-type="float">
            <text:p>6.7</text:p>
          </table:table-cell>
          <table:table-cell table:style-name="ce109" table:formula="of:=[.W42]/5" office:value-type="float" office:value="19440.4225020441" calcext:value-type="float">
            <text:p>19440</text:p>
          </table:table-cell>
          <table:table-cell table:style-name="ce109" table:formula="of:=100-(([.AT42]*100)/[.BA42])" office:value-type="float" office:value="25.1853545199056" calcext:value-type="float">
            <text:p>25</text:p>
          </table:table-cell>
          <table:table-cell table:style-name="ce169" office:value-type="float" office:value="451" calcext:value-type="float">
            <text:p>451</text:p>
          </table:table-cell>
          <table:table-cell table:style-name="ce118"/>
          <table:table-cell table:style-name="ce119"/>
          <table:table-cell table:style-name="ce119" office:value-type="float" office:value="152785" calcext:value-type="float">
            <text:p>152785</text:p>
          </table:table-cell>
          <table:table-cell table:style-name="ce119" office:value-type="float" office:value="94476" calcext:value-type="float">
            <text:p>94476</text:p>
          </table:table-cell>
          <table:table-cell table:style-name="ce119" office:value-type="float" office:value="54505" calcext:value-type="float">
            <text:p>54505</text:p>
          </table:table-cell>
          <table:table-cell table:style-name="ce119" office:value-type="float" office:value="3804" calcext:value-type="float">
            <text:p>3804</text:p>
          </table:table-cell>
          <table:table-cell table:style-name="ce119" office:value-type="float" office:value="183411" calcext:value-type="float">
            <text:p>183411</text:p>
          </table:table-cell>
          <table:table-cell table:style-name="ce83" office:value-type="float" office:value="151.727476984174" calcext:value-type="float">
            <text:p>152</text:p>
          </table:table-cell>
          <table:table-cell table:style-name="ce119" office:value-type="float" office:value="11731425600" calcext:value-type="float">
            <text:p>11731425600</text:p>
          </table:table-cell>
          <table:table-cell table:style-name="ce123" table:formula="of:=[.BL42]/[.BJ42]" office:value-type="float" office:value="63962.4973420351" calcext:value-type="float">
            <text:p>63962</text:p>
          </table:table-cell>
          <table:table-cell table:style-name="ce123" table:formula="of:=[.BM42]/[.BK42]" office:value-type="float" office:value="421.561727733118" calcext:value-type="float">
            <text:p>422</text:p>
          </table:table-cell>
          <table:table-cell table:style-name="ce119" office:value-type="float" office:value="448260" calcext:value-type="float">
            <text:p>448260</text:p>
          </table:table-cell>
          <table:table-cell table:style-name="ce83" office:value-type="float" office:value="101.166598987766" calcext:value-type="float">
            <text:p>101</text:p>
          </table:table-cell>
          <table:table-cell table:style-name="ce119" office:value-type="float" office:value="20112128800" calcext:value-type="float">
            <text:p>20112128800</text:p>
          </table:table-cell>
          <table:table-cell table:style-name="ce80" table:formula="of:=[.BQ42]/[.BO42]" office:value-type="float" office:value="44867.1056975862" calcext:value-type="float">
            <text:p>44867</text:p>
          </table:table-cell>
          <table:table-cell table:style-name="ce80" table:formula="of:=[.BR42]/[.BP42]" office:value-type="float" office:value="443.49722286317" calcext:value-type="float">
            <text:p>443</text:p>
          </table:table-cell>
          <table:table-cell table:style-name="ce86" table:formula="of:=[.DD42]/(([.BS42]+[.BN42])/2)" office:value-type="float" office:value="2.69707052726496" calcext:value-type="float">
            <text:p>2.70</text:p>
          </table:table-cell>
          <table:table-cell table:style-name="ce85" table:formula="of:=(([.BN42]+[.BS42])*100/([.BN41]+[.BS41]))-100" office:value-type="float" office:value="4.72651469586353" calcext:value-type="float">
            <text:p>4.7</text:p>
          </table:table-cell>
          <table:table-cell table:style-name="ce80"/>
          <table:table-cell table:style-name="ce169" office:value-type="float" office:value="21926409" calcext:value-type="float">
            <text:p>21926409</text:p>
          </table:table-cell>
          <table:table-cell table:style-name="ce109" table:formula="of:=[.BW42]-[.BW41]" office:value-type="float" office:value="439102" calcext:value-type="float">
            <text:p>439102</text:p>
          </table:table-cell>
          <table:table-cell table:style-name="ce109" office:value-type="float" office:value="462730" calcext:value-type="float">
            <text:p>462730</text:p>
          </table:table-cell>
          <table:table-cell table:style-name="ce109" office:value-type="float" office:value="40994" calcext:value-type="float">
            <text:p>40994</text:p>
          </table:table-cell>
          <table:table-cell table:style-name="ce109" table:formula="of:=100-[.CB42]" office:value-type="float" office:value="91.8618132151734" calcext:value-type="float">
            <text:p>92</text:p>
          </table:table-cell>
          <table:table-cell table:style-name="ce109" table:formula="of:=([.BZ42]*100)/([.BY42]+[.BZ42])" office:value-type="float" office:value="8.13818678482661" calcext:value-type="float">
            <text:p>8</text:p>
          </table:table-cell>
          <table:table-cell table:style-name="ce146" table:formula="of:=([.BW42]/[.B42])" office:value-type="float" office:value="0.524216630406197" calcext:value-type="float">
            <text:p>0.5242</text:p>
          </table:table-cell>
          <table:table-cell table:style-name="ce148" table:formula="of:=([.BW42]*100/[.BW41])-100" office:value-type="float" office:value="2.04354133349517" calcext:value-type="float">
            <text:p>2.0</text:p>
          </table:table-cell>
          <table:table-cell table:style-name="ce33" table:formula="of:=([.B42]*100/[.B41])-100" office:value-type="float" office:value="1.93005970512976" calcext:value-type="float">
            <text:p>1.93</text:p>
          </table:table-cell>
          <table:table-cell table:style-name="ce148" table:formula="of:=[.CD42]-[.CE42]" office:value-type="float" office:value="0.113481628365406" calcext:value-type="float">
            <text:p>0.1</text:p>
          </table:table-cell>
          <table:table-cell table:style-name="ce169" office:value-type="float" office:value="2102000" calcext:value-type="float">
            <text:p>2102000</text:p>
          </table:table-cell>
          <table:table-cell table:style-name="ce169" table:formula="of:=[.CG42]/[.BX42]" office:value-type="float" office:value="4.78704264612778" calcext:value-type="float">
            <text:p>5</text:p>
          </table:table-cell>
          <table:table-cell table:style-name="ce148" table:formula="of:=[.CG42]/[.B42]*100" office:value-type="float" office:value="5.02546202213881" calcext:value-type="float">
            <text:p>5.0</text:p>
          </table:table-cell>
          <table:table-cell table:style-name="ce169" office:value-type="float" office:value="46223.24" calcext:value-type="float">
            <text:p>46223</text:p>
          </table:table-cell>
          <table:table-cell table:style-name="ce119" table:number-columns-repeated="12"/>
          <table:table-cell table:style-name="ce148" table:number-columns-repeated="6"/>
          <table:table-cell table:style-name="ce76"/>
          <table:table-cell table:style-name="ce169" office:value-type="float" office:value="1166.5625" calcext:value-type="float">
            <text:p>1167</text:p>
          </table:table-cell>
          <table:table-cell table:style-name="ce33" office:value-type="float" office:value="3.04" calcext:value-type="float">
            <text:p>3.04</text:p>
          </table:table-cell>
          <table:table-cell table:style-name="ce148" table:formula="of:=[.DF41]+[.DE42]" office:value-type="float" office:value="181.03" calcext:value-type="float">
            <text:p>181.0</text:p>
          </table:table-cell>
          <table:table-cell table:style-name="ce148" table:formula="of:=(([.DD42]*[.DE42])/100)+[.DG41]" office:value-type="float" office:value="489.621125" calcext:value-type="float">
            <text:p>489.6</text:p>
          </table:table-cell>
          <table:table-cell table:style-name="ce148" table:formula="of:=[.DD42]-[.DG42]" office:value-type="float" office:value="676.941375" calcext:value-type="float">
            <text:p>676.9</text:p>
          </table:table-cell>
          <table:table-cell table:style-name="ce148" table:formula="of:=[.DD42]/[.DF42]*[.$DF$24]" office:value-type="float" office:value="644.402861404187" calcext:value-type="float">
            <text:p>644.4</text:p>
          </table:table-cell>
          <table:table-cell table:style-name="ce148" table:formula="of:=[.DD42]-[.DI42]" office:value-type="float" office:value="522.159638595813" calcext:value-type="float">
            <text:p>522.2</text:p>
          </table:table-cell>
          <table:table-cell table:style-name="ce33" table:formula="of:=([.AH42]-[.AH41])" office:value-type="float" office:value="-1.19125454545455" calcext:value-type="float">
            <text:p>-1.19</text:p>
          </table:table-cell>
          <table:table-cell table:style-name="ce33" table:formula="of:=([.DD42]*100/[.DD41])-100" office:value-type="float" office:value="15.6443618339529" calcext:value-type="float">
            <text:p>15.64</text:p>
          </table:table-cell>
          <table:table-cell table:style-name="ce33" table:formula="of:=[.DL42]-[.DE42]" office:value-type="float" office:value="12.6043618339529" calcext:value-type="float">
            <text:p>12.60</text:p>
          </table:table-cell>
          <table:table-cell table:style-name="ce33"/>
          <table:table-cell table:style-name="ce33" office:value-type="float" office:value="14.45" calcext:value-type="float">
            <text:p>14.45</text:p>
          </table:table-cell>
          <table:table-cell table:style-name="ce148" office:value-type="float" office:value="11.49" calcext:value-type="float">
            <text:p>11.5</text:p>
          </table:table-cell>
          <table:table-cell table:style-name="ce148" table:formula="of:=[.DL42]+4" office:value-type="float" office:value="19.6443618339529" calcext:value-type="float">
            <text:p>19.6</text:p>
          </table:table-cell>
          <table:table-cell table:style-name="ce148" table:formula="of:=-0.06*(([.A42]-1963)^2)+8.5*([.A42]-1963)+140" office:value-type="float" office:value="384" calcext:value-type="float">
            <text:p>384.0</text:p>
          </table:table-cell>
          <table:table-cell table:style-name="ce148" table:formula="of:=[.DR42]+50" office:value-type="float" office:value="434" calcext:value-type="float">
            <text:p>434.0</text:p>
          </table:table-cell>
          <table:table-cell table:style-name="ce148" table:formula="of:=[.DR42]-50" office:value-type="float" office:value="334" calcext:value-type="float">
            <text:p>334.0</text:p>
          </table:table-cell>
          <table:table-cell table:style-name="ce148" table:formula="of:=[.DR42]+100" office:value-type="float" office:value="484" calcext:value-type="float">
            <text:p>484.0</text:p>
          </table:table-cell>
          <table:table-cell table:style-name="ce148" table:formula="of:=[.DR42]-100" office:value-type="float" office:value="284" calcext:value-type="float">
            <text:p>284.0</text:p>
          </table:table-cell>
          <table:table-cell table:style-name="ce148" table:formula="of:=-0.025*(([.A42]-1963)^2)+5.5*([.A42]-1963)+175" office:value-type="float" office:value="355" calcext:value-type="float">
            <text:p>355.0</text:p>
          </table:table-cell>
          <table:table-cell table:style-name="ce94" table:formula="of:=1.51580769230769*0.264172052" office:value-type="float" office:value="0.400434028514307" calcext:value-type="float">
            <text:p>0.40</text:p>
          </table:table-cell>
          <table:table-cell table:style-name="ce139" table:formula="of:=([.DX42]*100/[.DX41])-100" office:value-type="float" office:value="15.4748824330853" calcext:value-type="float">
            <text:p>15.5</text:p>
          </table:table-cell>
          <table:table-cell table:style-name="ce94" office:value-type="float" office:value="0.92" calcext:value-type="float">
            <text:p>0.92</text:p>
          </table:table-cell>
          <table:table-cell table:number-columns-repeated="894"/>
        </table:table-row>
        <table:table-row table:style-name="ro9">
          <table:table-cell table:style-name="ce18" office:value-type="float" office:value="2004" calcext:value-type="float">
            <text:p>2004</text:p>
          </table:table-cell>
          <table:table-cell table:style-name="ce12" office:value-type="float" office:value="42547000" calcext:value-type="float">
            <text:p>42547000</text:p>
          </table:table-cell>
          <table:table-cell table:style-name="ce169" office:value-type="float" office:value="17468532" calcext:value-type="float">
            <text:p>17468532</text:p>
          </table:table-cell>
          <table:table-cell table:style-name="ce169" office:value-type="float" office:value="22312466.315582" calcext:value-type="float">
            <text:p>22312466</text:p>
          </table:table-cell>
          <table:table-cell table:style-name="ce169" office:value-type="float" office:value="35021216.215986" calcext:value-type="float">
            <text:p>35021216</text:p>
          </table:table-cell>
          <table:table-cell table:style-name="ce109" table:formula="of:=[.C43]/26" office:value-type="float" office:value="671866.615384615" calcext:value-type="float">
            <text:p>671867</text:p>
          </table:table-cell>
          <table:table-cell table:style-name="ce109" table:formula="of:=[.F43]/2" office:value-type="float" office:value="335933.307692308" calcext:value-type="float">
            <text:p>335933</text:p>
          </table:table-cell>
          <table:table-cell table:style-name="ce169" table:formula="of:=[.G43]*1.5" office:value-type="float" office:value="503899.961538462" calcext:value-type="float">
            <text:p>503900</text:p>
          </table:table-cell>
          <table:table-cell table:style-name="ce169" office:value-type="float" office:value="736869" calcext:value-type="float">
            <text:p>736869</text:p>
          </table:table-cell>
          <table:table-cell table:style-name="ce169" table:formula="of:=[.I43]/2" office:value-type="float" office:value="368434.5" calcext:value-type="float">
            <text:p>368435</text:p>
          </table:table-cell>
          <table:table-cell table:style-name="ce169" office:value-type="float" office:value="674206" calcext:value-type="float">
            <text:p>674206</text:p>
          </table:table-cell>
          <table:table-cell table:style-name="ce169" table:formula="of:=[.K43]/2" office:value-type="float" office:value="337103" calcext:value-type="float">
            <text:p>337103</text:p>
          </table:table-cell>
          <table:table-cell table:style-name="ce169" office:value-type="float" office:value="523975" calcext:value-type="float">
            <text:p>523975</text:p>
          </table:table-cell>
          <table:table-cell table:style-name="ce169" table:formula="of:=[.M43]/2" office:value-type="float" office:value="261987.5" calcext:value-type="float">
            <text:p>261988</text:p>
          </table:table-cell>
          <table:table-cell table:style-name="ce143" table:formula="of:=([.O44]*(([.T43]*100/[.T44])/100))" office:value-type="float" office:value="693178.489777139" calcext:value-type="float">
            <text:p>693178</text:p>
          </table:table-cell>
          <table:table-cell table:style-name="ce143" table:formula="of:=[.P44]*0.97" office:value-type="float" office:value="119730.832851" calcext:value-type="float">
            <text:p>119731</text:p>
          </table:table-cell>
          <table:table-cell table:style-name="ce102" table:number-columns-repeated="3"/>
          <table:table-cell table:style-name="ce119" office:value-type="float" office:value="1107664" calcext:value-type="float">
            <text:p>1107664</text:p>
          </table:table-cell>
          <table:table-cell table:style-name="ce143" table:formula="of:=[.T43]/2" office:value-type="float" office:value="553832" calcext:value-type="float">
            <text:p>553832</text:p>
          </table:table-cell>
          <table:table-cell table:style-name="ce126" office:value-type="float" office:value="122147451000" calcext:value-type="float">
            <text:p>1.2E+11</text:p>
          </table:table-cell>
          <table:table-cell table:style-name="ce109" table:formula="of:=[.V43]/[.T43]" office:value-type="float" office:value="110274.822509353" calcext:value-type="float">
            <text:p>110275</text:p>
          </table:table-cell>
          <table:table-cell table:style-name="ce119" table:number-columns-repeated="3"/>
          <table:table-cell table:style-name="ce33" table:formula="of:=[.T43]/[.O43]" office:value-type="float" office:value="1.59794918096221" calcext:value-type="float">
            <text:p>1.60</text:p>
          </table:table-cell>
          <table:table-cell table:style-name="ce33" table:formula="of:=([.W43]*100)/([.DD43]*(([.BP43]*([.BO43]/([.BJ43]+[.BO43])))+([.BK43]*([.BJ43]/([.BJ43]+[.BO43])))))" office:value-type="float" office:value="69.0442453493994" calcext:value-type="float">
            <text:p>69.04</text:p>
          </table:table-cell>
          <table:table-cell table:style-name="ce105" table:formula="of:=(([.V43]*100/[.V42])-100)-[.DE43]" office:value-type="float" office:value="23.964667017227" calcext:value-type="float">
            <text:p>23.96</text:p>
          </table:table-cell>
          <table:table-cell table:style-name="ce105" office:value-type="float" office:value="3.356" calcext:value-type="float">
            <text:p>3.36</text:p>
          </table:table-cell>
          <table:table-cell table:style-name="ce105" office:value-type="float" office:value="2.9" calcext:value-type="float">
            <text:p>2.90</text:p>
          </table:table-cell>
          <table:table-cell table:style-name="ce105" office:value-type="float" office:value="97.1" calcext:value-type="float">
            <text:p>97.10</text:p>
          </table:table-cell>
          <table:table-cell table:style-name="ce108" office:value-type="float" office:value="24" calcext:value-type="float">
            <text:p>24</text:p>
          </table:table-cell>
          <table:table-cell table:style-name="ce105" office:value-type="float" office:value="2.27889090909091" calcext:value-type="float">
            <text:p>2.28</text:p>
          </table:table-cell>
          <table:table-cell table:style-name="ce105" office:value-type="float" office:value="1.24920833333333" calcext:value-type="float">
            <text:p>1.25</text:p>
          </table:table-cell>
          <table:table-cell table:style-name="ce106" table:formula="of:=[.DD43]*100" office:value-type="float" office:value="135531.25" calcext:value-type="float">
            <text:p>135531</text:p>
          </table:table-cell>
          <table:table-cell table:style-name="ce106" table:formula="of:=([.DD43]*100)*[.AI43]" office:value-type="float" office:value="169306.766927083" calcext:value-type="float">
            <text:p>169307</text:p>
          </table:table-cell>
          <table:table-cell table:style-name="ce127" office:value-type="float" office:value="6568176000000" calcext:value-type="float">
            <text:p>6.57E+12</text:p>
          </table:table-cell>
          <table:table-cell table:style-name="ce103" table:formula="of:=([.AL43]*100/[.AL42])-100" office:value-type="float" office:value="6.26531122703054" calcext:value-type="float">
            <text:p>6.27</text:p>
          </table:table-cell>
          <table:table-cell table:style-name="ce108" table:number-columns-repeated="2"/>
          <table:table-cell table:style-name="ce108" office:value-type="float" office:value="328.9675" calcext:value-type="float">
            <text:p>329</text:p>
          </table:table-cell>
          <table:table-cell table:style-name="ce109" table:formula="of:=[.DD43]*100/[.AP43]" office:value-type="float" office:value="411.989786225083" calcext:value-type="float">
            <text:p>412</text:p>
          </table:table-cell>
          <table:table-cell table:style-name="ce150" office:value-type="float" office:value="2.2939324924065" calcext:value-type="float">
            <text:p>2.3</text:p>
          </table:table-cell>
          <table:table-cell table:style-name="ce122" office:value-type="float" office:value="527648000000" calcext:value-type="float">
            <text:p>5.28E+11</text:p>
          </table:table-cell>
          <table:table-cell table:style-name="ce109" table:formula="of:=[.AS43]/[.E43]" office:value-type="float" office:value="15066.5241534115" calcext:value-type="float">
            <text:p>15067</text:p>
          </table:table-cell>
          <table:table-cell table:style-name="ce109" table:formula="of:=[.AU42]*(1+([.DE43]/100))" office:value-type="float" office:value="13522.28810508" calcext:value-type="float">
            <text:p>13522</text:p>
          </table:table-cell>
          <table:table-cell table:style-name="ce109" table:formula="of:=[.AT43]+(12*PMT([.AD43]/100/12;[.AG43]*12;([.AT43]*5)*-1))" office:value-type="float" office:value="19641.5059349601" calcext:value-type="float">
            <text:p>19642</text:p>
          </table:table-cell>
          <table:table-cell table:style-name="ce109" table:formula="of:=[.AW42]*(1+([.DL43]/100))" office:value-type="float" office:value="21439.5928833136" calcext:value-type="float">
            <text:p>21440</text:p>
          </table:table-cell>
          <table:table-cell table:style-name="ce109" table:formula="of:=(([.AW43]+([.AU43]-[.AT43])+([.AV43]-[.AT43]))-[.AT43])+[.$AT$38]" office:value-type="float" office:value="20936.8027492087" calcext:value-type="float">
            <text:p>20937</text:p>
          </table:table-cell>
          <table:table-cell table:style-name="ce109" table:formula="of:=[.AX43]*[.$AY$38]/[.$AX$38]" office:value-type="float" office:value="133.793385391726" calcext:value-type="float">
            <text:p>134</text:p>
          </table:table-cell>
          <table:table-cell table:style-name="ce150" table:formula="of:=[.W43]/[.AT43]" office:value-type="float" office:value="7.31919461891172" calcext:value-type="float">
            <text:p>7.3</text:p>
          </table:table-cell>
          <table:table-cell table:style-name="ce109" table:formula="of:=[.W43]/5" office:value-type="float" office:value="22054.9645018706" calcext:value-type="float">
            <text:p>22055</text:p>
          </table:table-cell>
          <table:table-cell table:style-name="ce109" table:formula="of:=100-(([.AT43]*100)/[.BA43])" office:value-type="float" office:value="31.6864728930594" calcext:value-type="float">
            <text:p>32</text:p>
          </table:table-cell>
          <table:table-cell table:style-name="ce169" office:value-type="float" office:value="460" calcext:value-type="float">
            <text:p>460</text:p>
          </table:table-cell>
          <table:table-cell table:style-name="ce169" office:value-type="float" office:value="227" calcext:value-type="float">
            <text:p>227</text:p>
          </table:table-cell>
          <table:table-cell table:style-name="ce119" office:value-type="float" office:value="86898" calcext:value-type="float">
            <text:p>86898</text:p>
          </table:table-cell>
          <table:table-cell table:style-name="ce119" office:value-type="float" office:value="166437" calcext:value-type="float">
            <text:p>166437</text:p>
          </table:table-cell>
          <table:table-cell table:style-name="ce119" office:value-type="float" office:value="102121" calcext:value-type="float">
            <text:p>102121</text:p>
          </table:table-cell>
          <table:table-cell table:style-name="ce119" office:value-type="float" office:value="59594" calcext:value-type="float">
            <text:p>59594</text:p>
          </table:table-cell>
          <table:table-cell table:style-name="ce119" office:value-type="float" office:value="4722" calcext:value-type="float">
            <text:p>4722</text:p>
          </table:table-cell>
          <table:table-cell table:style-name="ce119" office:value-type="float" office:value="186728" calcext:value-type="float">
            <text:p>186728</text:p>
          </table:table-cell>
          <table:table-cell table:style-name="ce83" office:value-type="float" office:value="158.916614292796" calcext:value-type="float">
            <text:p>159</text:p>
          </table:table-cell>
          <table:table-cell table:style-name="ce119" office:value-type="float" office:value="13060840900" calcext:value-type="float">
            <text:p>13060840900</text:p>
          </table:table-cell>
          <table:table-cell table:style-name="ce123" table:formula="of:=[.BL43]/[.BJ43]" office:value-type="float" office:value="69945.8083415449" calcext:value-type="float">
            <text:p>69946</text:p>
          </table:table-cell>
          <table:table-cell table:style-name="ce123" table:formula="of:=[.BM43]/[.BK43]" office:value-type="float" office:value="440.141571432382" calcext:value-type="float">
            <text:p>440</text:p>
          </table:table-cell>
          <table:table-cell table:style-name="ce119" office:value-type="float" office:value="498250" calcext:value-type="float">
            <text:p>498250</text:p>
          </table:table-cell>
          <table:table-cell table:style-name="ce83" office:value-type="float" office:value="102.452042888042" calcext:value-type="float">
            <text:p>102</text:p>
          </table:table-cell>
          <table:table-cell table:style-name="ce119" office:value-type="float" office:value="23448077600" calcext:value-type="float">
            <text:p>23448077600</text:p>
          </table:table-cell>
          <table:table-cell table:style-name="ce80" table:formula="of:=[.BQ43]/[.BO43]" office:value-type="float" office:value="47060.8682388359" calcext:value-type="float">
            <text:p>47061</text:p>
          </table:table-cell>
          <table:table-cell table:style-name="ce80" table:formula="of:=[.BR43]/[.BP43]" office:value-type="float" office:value="459.345337703642" calcext:value-type="float">
            <text:p>459</text:p>
          </table:table-cell>
          <table:table-cell table:style-name="ce86" table:formula="of:=[.DD43]/(([.BS43]+[.BN43])/2)" office:value-type="float" office:value="3.01352356823471" calcext:value-type="float">
            <text:p>3.01</text:p>
          </table:table-cell>
          <table:table-cell table:style-name="ce85" table:formula="of:=(([.BN43]+[.BS43])*100/([.BN42]+[.BS42]))-100" office:value-type="float" office:value="3.97983958388097" calcext:value-type="float">
            <text:p>4.0</text:p>
          </table:table-cell>
          <table:table-cell table:style-name="ce80"/>
          <table:table-cell table:style-name="ce169" office:value-type="float" office:value="22417950" calcext:value-type="float">
            <text:p>22417950</text:p>
          </table:table-cell>
          <table:table-cell table:style-name="ce109" table:formula="of:=[.BW43]-[.BW42]" office:value-type="float" office:value="491541" calcext:value-type="float">
            <text:p>491541</text:p>
          </table:table-cell>
          <table:table-cell table:style-name="ce109" office:value-type="float" office:value="509293" calcext:value-type="float">
            <text:p>509293</text:p>
          </table:table-cell>
          <table:table-cell table:style-name="ce109" office:value-type="float" office:value="54630" calcext:value-type="float">
            <text:p>54630</text:p>
          </table:table-cell>
          <table:table-cell table:style-name="ce109" table:formula="of:=100-[.CB43]" office:value-type="float" office:value="90.3125072039977" calcext:value-type="float">
            <text:p>90</text:p>
          </table:table-cell>
          <table:table-cell table:style-name="ce109" table:formula="of:=([.BZ43]*100)/([.BY43]+[.BZ43])" office:value-type="float" office:value="9.68749279600229" calcext:value-type="float">
            <text:p>10</text:p>
          </table:table-cell>
          <table:table-cell table:style-name="ce146" table:formula="of:=([.BW43]/[.B43])" office:value-type="float" office:value="0.52689848873011" calcext:value-type="float">
            <text:p>0.5269</text:p>
          </table:table-cell>
          <table:table-cell table:style-name="ce148" table:formula="of:=([.BW43]*100/[.BW42])-100" office:value-type="float" office:value="2.24177611573332" calcext:value-type="float">
            <text:p>2.2</text:p>
          </table:table-cell>
          <table:table-cell table:style-name="ce33" table:formula="of:=([.B43]*100/[.B42])-100" office:value-type="float" office:value="1.7213761445956" calcext:value-type="float">
            <text:p>1.72</text:p>
          </table:table-cell>
          <table:table-cell table:style-name="ce148" table:formula="of:=[.CD43]-[.CE43]" office:value-type="float" office:value="0.520399971137721" calcext:value-type="float">
            <text:p>0.5</text:p>
          </table:table-cell>
          <table:table-cell table:style-name="ce169" office:value-type="float" office:value="2253000" calcext:value-type="float">
            <text:p>2253000</text:p>
          </table:table-cell>
          <table:table-cell table:style-name="ce169" table:formula="of:=[.CG43]/[.BX43]" office:value-type="float" office:value="4.58354440423078" calcext:value-type="float">
            <text:p>5</text:p>
          </table:table-cell>
          <table:table-cell table:style-name="ce148" table:formula="of:=[.CG43]/[.B43]*100" office:value-type="float" office:value="5.29532046912826" calcext:value-type="float">
            <text:p>5.3</text:p>
          </table:table-cell>
          <table:table-cell table:style-name="ce169" office:value-type="float" office:value="48003.11" calcext:value-type="float">
            <text:p>48003</text:p>
          </table:table-cell>
          <table:table-cell table:style-name="ce119" table:number-columns-repeated="12"/>
          <table:table-cell table:style-name="ce148" table:number-columns-repeated="6"/>
          <table:table-cell table:style-name="ce76"/>
          <table:table-cell table:style-name="ce169" office:value-type="float" office:value="1355.3125" calcext:value-type="float">
            <text:p>1355</text:p>
          </table:table-cell>
          <table:table-cell table:style-name="ce33" office:value-type="float" office:value="3.04" calcext:value-type="float">
            <text:p>3.04</text:p>
          </table:table-cell>
          <table:table-cell table:style-name="ce148" table:formula="of:=[.DF42]+[.DE43]" office:value-type="float" office:value="184.07" calcext:value-type="float">
            <text:p>184.1</text:p>
          </table:table-cell>
          <table:table-cell table:style-name="ce148" table:formula="of:=(([.DD43]*[.DE43])/100)+[.DG42]" office:value-type="float" office:value="530.822625" calcext:value-type="float">
            <text:p>530.8</text:p>
          </table:table-cell>
          <table:table-cell table:style-name="ce148" table:formula="of:=[.DD43]-[.DG43]" office:value-type="float" office:value="824.489875" calcext:value-type="float">
            <text:p>824.5</text:p>
          </table:table-cell>
          <table:table-cell table:style-name="ce148" table:formula="of:=[.DD43]/[.DF43]*[.$DF$24]" office:value-type="float" office:value="736.30276525235" calcext:value-type="float">
            <text:p>736.3</text:p>
          </table:table-cell>
          <table:table-cell table:style-name="ce148" table:formula="of:=[.DD43]-[.DI43]" office:value-type="float" office:value="619.00973474765" calcext:value-type="float">
            <text:p>619.0</text:p>
          </table:table-cell>
          <table:table-cell table:style-name="ce33" table:formula="of:=([.AH43]-[.AH42])" office:value-type="float" office:value="-0.0241545454545449" calcext:value-type="float">
            <text:p>-0.02</text:p>
          </table:table-cell>
          <table:table-cell table:style-name="ce33" table:formula="of:=([.DD43]*100/[.DD42])-100" office:value-type="float" office:value="16.1800160728637" calcext:value-type="float">
            <text:p>16.18</text:p>
          </table:table-cell>
          <table:table-cell table:style-name="ce33" table:formula="of:=[.DL43]-[.DE43]" office:value-type="float" office:value="13.1400160728637" calcext:value-type="float">
            <text:p>13.14</text:p>
          </table:table-cell>
          <table:table-cell table:style-name="ce33" table:formula="of:=([.O43]*100/[.O42])-100" office:value-type="float" office:value="11.9486901163185" calcext:value-type="float">
            <text:p>11.95</text:p>
          </table:table-cell>
          <table:table-cell table:style-name="ce33" table:formula="of:=([.T43]*100/[.T42])-100" office:value-type="float" office:value="11.9486901163184" calcext:value-type="float">
            <text:p>11.95</text:p>
          </table:table-cell>
          <table:table-cell table:style-name="ce150" office:value-type="float" office:value="10.97" calcext:value-type="float">
            <text:p>11.0</text:p>
          </table:table-cell>
          <table:table-cell table:style-name="ce148" table:formula="of:=[.DL43]+4" office:value-type="float" office:value="20.1800160728637" calcext:value-type="float">
            <text:p>20.2</text:p>
          </table:table-cell>
          <table:table-cell table:style-name="ce148" table:formula="of:=-0.06*(([.A43]-1963)^2)+8.5*([.A43]-1963)+140" office:value-type="float" office:value="387.64" calcext:value-type="float">
            <text:p>387.6</text:p>
          </table:table-cell>
          <table:table-cell table:style-name="ce148" table:formula="of:=[.DR43]+50" office:value-type="float" office:value="437.64" calcext:value-type="float">
            <text:p>437.6</text:p>
          </table:table-cell>
          <table:table-cell table:style-name="ce148" table:formula="of:=[.DR43]-50" office:value-type="float" office:value="337.64" calcext:value-type="float">
            <text:p>337.6</text:p>
          </table:table-cell>
          <table:table-cell table:style-name="ce148" table:formula="of:=[.DR43]+100" office:value-type="float" office:value="487.64" calcext:value-type="float">
            <text:p>487.6</text:p>
          </table:table-cell>
          <table:table-cell table:style-name="ce148" table:formula="of:=[.DR43]-100" office:value-type="float" office:value="287.64" calcext:value-type="float">
            <text:p>287.6</text:p>
          </table:table-cell>
          <table:table-cell table:style-name="ce148" table:formula="of:=-0.025*(([.A43]-1963)^2)+5.5*([.A43]-1963)+175" office:value-type="float" office:value="358.475" calcext:value-type="float">
            <text:p>358.5</text:p>
          </table:table-cell>
          <table:table-cell table:style-name="ce94" table:formula="of:=1.81161538461538*0.264172052" office:value-type="float" office:value="0.478578153588614" calcext:value-type="float">
            <text:p>0.48</text:p>
          </table:table-cell>
          <table:table-cell table:style-name="ce139" table:formula="of:=([.DX43]*100/[.DX42])-100" office:value-type="float" office:value="19.5148562584049" calcext:value-type="float">
            <text:p>19.5</text:p>
          </table:table-cell>
          <table:table-cell table:style-name="ce94" office:value-type="float" office:value="1.08" calcext:value-type="float">
            <text:p>1.08</text:p>
          </table:table-cell>
          <table:table-cell table:number-columns-repeated="894"/>
        </table:table-row>
        <table:table-row table:style-name="ro9">
          <table:table-cell table:style-name="ce18" office:value-type="float" office:value="2005" calcext:value-type="float">
            <text:p>2005</text:p>
          </table:table-cell>
          <table:table-cell table:style-name="ce12" office:value-type="float" office:value="43296000" calcext:value-type="float">
            <text:p>43296000</text:p>
          </table:table-cell>
          <table:table-cell table:style-name="ce169" office:value-type="float" office:value="17953604" calcext:value-type="float">
            <text:p>17953604</text:p>
          </table:table-cell>
          <table:table-cell table:style-name="ce169" office:value-type="float" office:value="22889243.004324" calcext:value-type="float">
            <text:p>22889243</text:p>
          </table:table-cell>
          <table:table-cell table:style-name="ce169" office:value-type="float" office:value="35680161.197959" calcext:value-type="float">
            <text:p>35680161</text:p>
          </table:table-cell>
          <table:table-cell table:style-name="ce109" table:formula="of:=[.C44]/26" office:value-type="float" office:value="690523.230769231" calcext:value-type="float">
            <text:p>690523</text:p>
          </table:table-cell>
          <table:table-cell table:style-name="ce109" table:formula="of:=[.F44]/2" office:value-type="float" office:value="345261.615384615" calcext:value-type="float">
            <text:p>345262</text:p>
          </table:table-cell>
          <table:table-cell table:style-name="ce169" table:formula="of:=[.G44]*1.5" office:value-type="float" office:value="517892.423076923" calcext:value-type="float">
            <text:p>517892</text:p>
          </table:table-cell>
          <table:table-cell table:style-name="ce169" office:value-type="float" office:value="771189" calcext:value-type="float">
            <text:p>771189</text:p>
          </table:table-cell>
          <table:table-cell table:style-name="ce169" table:formula="of:=[.I44]/2" office:value-type="float" office:value="385594.5" calcext:value-type="float">
            <text:p>385595</text:p>
          </table:table-cell>
          <table:table-cell table:style-name="ce169" office:value-type="float" office:value="716343" calcext:value-type="float">
            <text:p>716343</text:p>
          </table:table-cell>
          <table:table-cell table:style-name="ce169" table:formula="of:=[.K44]/2" office:value-type="float" office:value="358171.5" calcext:value-type="float">
            <text:p>358172</text:p>
          </table:table-cell>
          <table:table-cell table:style-name="ce169" office:value-type="float" office:value="526025" calcext:value-type="float">
            <text:p>526025</text:p>
          </table:table-cell>
          <table:table-cell table:style-name="ce169" table:formula="of:=[.M44]/2" office:value-type="float" office:value="263012.5" calcext:value-type="float">
            <text:p>263013</text:p>
          </table:table-cell>
          <table:table-cell table:style-name="ce143" table:formula="of:=([.O45]*(([.T44]*100/[.T45])/100))" office:value-type="float" office:value="787016.89326736" calcext:value-type="float">
            <text:p>787017</text:p>
          </table:table-cell>
          <table:table-cell table:style-name="ce143" table:formula="of:=[.P45]*0.97" office:value-type="float" office:value="123433.8483" calcext:value-type="float">
            <text:p>123434</text:p>
          </table:table-cell>
          <table:table-cell table:style-name="ce102" table:number-columns-repeated="3"/>
          <table:table-cell table:style-name="ce119" office:value-type="float" office:value="1257613" calcext:value-type="float">
            <text:p>1257613</text:p>
          </table:table-cell>
          <table:table-cell table:style-name="ce143" table:formula="of:=[.T44]/2" office:value-type="float" office:value="628806.5" calcext:value-type="float">
            <text:p>628807</text:p>
          </table:table-cell>
          <table:table-cell table:style-name="ce126" office:value-type="float" office:value="156946440000" calcext:value-type="float">
            <text:p>1.6E+11</text:p>
          </table:table-cell>
          <table:table-cell table:style-name="ce109" table:formula="of:=[.V44]/[.T44]" office:value-type="float" office:value="124797.087816363" calcext:value-type="float">
            <text:p>124797</text:p>
          </table:table-cell>
          <table:table-cell table:style-name="ce119" table:number-columns-repeated="3"/>
          <table:table-cell table:style-name="ce33" table:formula="of:=[.T44]/[.O44]" office:value-type="float" office:value="1.59794918096221" calcext:value-type="float">
            <text:p>1.60</text:p>
          </table:table-cell>
          <table:table-cell table:style-name="ce33" table:formula="of:=([.W44]*100)/([.DD44]*(([.BP44]*([.BO44]/([.BJ44]+[.BO44])))+([.BK44]*([.BJ44]/([.BJ44]+[.BO44])))))" office:value-type="float" office:value="70.4181885034411" calcext:value-type="float">
            <text:p>70.42</text:p>
          </table:table-cell>
          <table:table-cell table:style-name="ce105" table:formula="of:=(([.V44]*100/[.V43])-100)-[.DE44]" office:value-type="float" office:value="25.1193288522247" calcext:value-type="float">
            <text:p>25.12</text:p>
          </table:table-cell>
          <table:table-cell table:style-name="ce105" office:value-type="float" office:value="3.283" calcext:value-type="float">
            <text:p>3.28</text:p>
          </table:table-cell>
          <table:table-cell table:style-name="ce105" office:value-type="float" office:value="3" calcext:value-type="float">
            <text:p>3.00</text:p>
          </table:table-cell>
          <table:table-cell table:style-name="ce105" office:value-type="float" office:value="97" calcext:value-type="float">
            <text:p>97.00</text:p>
          </table:table-cell>
          <table:table-cell table:style-name="ce108" office:value-type="float" office:value="25" calcext:value-type="float">
            <text:p>25</text:p>
          </table:table-cell>
          <table:table-cell table:style-name="ce105" office:value-type="float" office:value="2.33615454545455" calcext:value-type="float">
            <text:p>2.34</text:p>
          </table:table-cell>
          <table:table-cell table:style-name="ce105" office:value-type="float" office:value="1.23869166666667" calcext:value-type="float">
            <text:p>1.24</text:p>
          </table:table-cell>
          <table:table-cell table:style-name="ce106" table:formula="of:=[.DD44]*100" office:value-type="float" office:value="153312.5" calcext:value-type="float">
            <text:p>153313</text:p>
          </table:table-cell>
          <table:table-cell table:style-name="ce106" table:formula="of:=([.DD44]*100)*[.AI44]" office:value-type="float" office:value="189906.916145833" calcext:value-type="float">
            <text:p>189907</text:p>
          </table:table-cell>
          <table:table-cell table:style-name="ce127" office:value-type="float" office:value="7130670000000" calcext:value-type="float">
            <text:p>7.13E+12</text:p>
          </table:table-cell>
          <table:table-cell table:style-name="ce103" table:formula="of:=([.AL44]*100/[.AL43])-100" office:value-type="float" office:value="8.56393007739135" calcext:value-type="float">
            <text:p>8.56</text:p>
          </table:table-cell>
          <table:table-cell table:style-name="ce108" table:number-columns-repeated="2"/>
          <table:table-cell table:style-name="ce108" office:value-type="float" office:value="363.45" calcext:value-type="float">
            <text:p>363</text:p>
          </table:table-cell>
          <table:table-cell table:style-name="ce109" table:formula="of:=[.DD44]*100/[.AP44]" office:value-type="float" office:value="421.825560599807" calcext:value-type="float">
            <text:p>422</text:p>
          </table:table-cell>
          <table:table-cell table:style-name="ce150" office:value-type="float" office:value="1.68149173000901" calcext:value-type="float">
            <text:p>1.7</text:p>
          </table:table-cell>
          <table:table-cell table:style-name="ce122" office:value-type="float" office:value="563143000000" calcext:value-type="float">
            <text:p>5.63E+11</text:p>
          </table:table-cell>
          <table:table-cell table:style-name="ce109" table:formula="of:=[.AS44]/[.E44]" office:value-type="float" office:value="15783.0845235142" calcext:value-type="float">
            <text:p>15783</text:p>
          </table:table-cell>
          <table:table-cell table:style-name="ce109" table:formula="of:=[.AU43]*(1+([.DE44]/100))" office:value-type="float" office:value="13977.9892142212" calcext:value-type="float">
            <text:p>13978</text:p>
          </table:table-cell>
          <table:table-cell table:style-name="ce109" table:formula="of:=[.AT44]+(12*PMT([.AD44]/100/12;[.AG44]*12;([.AT44]*5)*-1))" office:value-type="float" office:value="20414.4214850863" calcext:value-type="float">
            <text:p>20414</text:p>
          </table:table-cell>
          <table:table-cell table:style-name="ce109" table:formula="of:=[.AW43]*(1+([.DL44]/100))" office:value-type="float" office:value="24252.3962844216" calcext:value-type="float">
            <text:p>24252</text:p>
          </table:table-cell>
          <table:table-cell table:style-name="ce109" table:formula="of:=(([.AW44]+([.AU44]-[.AT44])+([.AV44]-[.AT44]))-[.AT44])+[.$AT$38]" office:value-type="float" office:value="22828.5416992759" calcext:value-type="float">
            <text:p>22829</text:p>
          </table:table-cell>
          <table:table-cell table:style-name="ce109" table:formula="of:=[.AX44]*[.$AY$38]/[.$AX$38]" office:value-type="float" office:value="145.882249266438" calcext:value-type="float">
            <text:p>146</text:p>
          </table:table-cell>
          <table:table-cell table:style-name="ce150" table:formula="of:=[.W44]/[.AT44]" office:value-type="float" office:value="7.90701511041367" calcext:value-type="float">
            <text:p>7.9</text:p>
          </table:table-cell>
          <table:table-cell table:style-name="ce109" table:formula="of:=[.W44]/5" office:value-type="float" office:value="24959.4175632726" calcext:value-type="float">
            <text:p>24959</text:p>
          </table:table-cell>
          <table:table-cell table:style-name="ce109" table:formula="of:=100-(([.AT44]*100)/[.BA44])" office:value-type="float" office:value="36.7650127111188" calcext:value-type="float">
            <text:p>37</text:p>
          </table:table-cell>
          <table:table-cell table:style-name="ce169" office:value-type="float" office:value="490" calcext:value-type="float">
            <text:p>490</text:p>
          </table:table-cell>
          <table:table-cell table:style-name="ce169" office:value-type="float" office:value="261" calcext:value-type="float">
            <text:p>261</text:p>
          </table:table-cell>
          <table:table-cell table:style-name="ce119" office:value-type="float" office:value="75538" calcext:value-type="float">
            <text:p>75538</text:p>
          </table:table-cell>
          <table:table-cell table:style-name="ce119" office:value-type="float" office:value="179257" calcext:value-type="float">
            <text:p>179257</text:p>
          </table:table-cell>
          <table:table-cell table:style-name="ce119" office:value-type="float" office:value="107577" calcext:value-type="float">
            <text:p>107577</text:p>
          </table:table-cell>
          <table:table-cell table:style-name="ce119" office:value-type="float" office:value="65368" calcext:value-type="float">
            <text:p>65368</text:p>
          </table:table-cell>
          <table:table-cell table:style-name="ce119" office:value-type="float" office:value="6312" calcext:value-type="float">
            <text:p>6312</text:p>
          </table:table-cell>
          <table:table-cell table:style-name="ce119" office:value-type="float" office:value="193468" calcext:value-type="float">
            <text:p>193468</text:p>
          </table:table-cell>
          <table:table-cell table:style-name="ce83" office:value-type="float" office:value="159.935567989538" calcext:value-type="float">
            <text:p>160</text:p>
          </table:table-cell>
          <table:table-cell table:style-name="ce119" office:value-type="float" office:value="14401052900" calcext:value-type="float">
            <text:p>14401052900</text:p>
          </table:table-cell>
          <table:table-cell table:style-name="ce123" table:formula="of:=[.BL44]/[.BJ44]" office:value-type="float" office:value="74436.3558831435" calcext:value-type="float">
            <text:p>74436</text:p>
          </table:table-cell>
          <table:table-cell table:style-name="ce123" table:formula="of:=[.BM44]/[.BK44]" office:value-type="float" office:value="465.414646778338" calcext:value-type="float">
            <text:p>465</text:p>
          </table:table-cell>
          <table:table-cell table:style-name="ce119" office:value-type="float" office:value="534859" calcext:value-type="float">
            <text:p>534859</text:p>
          </table:table-cell>
          <table:table-cell table:style-name="ce83" office:value-type="float" office:value="99.5573118139121" calcext:value-type="float">
            <text:p>100</text:p>
          </table:table-cell>
          <table:table-cell table:style-name="ce119" office:value-type="float" office:value="25597812800" calcext:value-type="float">
            <text:p>25597812800</text:p>
          </table:table-cell>
          <table:table-cell table:style-name="ce80" table:formula="of:=[.BQ44]/[.BO44]" office:value-type="float" office:value="47858.9923699517" calcext:value-type="float">
            <text:p>47859</text:p>
          </table:table-cell>
          <table:table-cell table:style-name="ce80" table:formula="of:=[.BR44]/[.BP44]" office:value-type="float" office:value="480.718005518344" calcext:value-type="float">
            <text:p>481</text:p>
          </table:table-cell>
          <table:table-cell table:style-name="ce86" table:formula="of:=[.DD44]/(([.BS44]+[.BN44])/2)" office:value-type="float" office:value="3.24082462702968" calcext:value-type="float">
            <text:p>3.24</text:p>
          </table:table-cell>
          <table:table-cell table:style-name="ce85" table:formula="of:=(([.BN44]+[.BS44])*100/([.BN43]+[.BS43]))-100" office:value-type="float" office:value="5.18581679031458" calcext:value-type="float">
            <text:p>5.2</text:p>
          </table:table-cell>
          <table:table-cell table:style-name="ce81" office:value-type="float" office:value="82.3243663646211" calcext:value-type="float">
            <text:p>82</text:p>
          </table:table-cell>
          <table:table-cell table:style-name="ce169" office:value-type="float" office:value="22927382" calcext:value-type="float">
            <text:p>22927382</text:p>
          </table:table-cell>
          <table:table-cell table:style-name="ce109" table:formula="of:=[.BW44]-[.BW43]" office:value-type="float" office:value="509432" calcext:value-type="float">
            <text:p>509432</text:p>
          </table:table-cell>
          <table:table-cell table:style-name="ce109" office:value-type="float" office:value="528754" calcext:value-type="float">
            <text:p>528754</text:p>
          </table:table-cell>
          <table:table-cell table:style-name="ce109" office:value-type="float" office:value="62850" calcext:value-type="float">
            <text:p>62850</text:p>
          </table:table-cell>
          <table:table-cell table:style-name="ce109" table:formula="of:=100-[.CB44]" office:value-type="float" office:value="89.3763395785019" calcext:value-type="float">
            <text:p>89</text:p>
          </table:table-cell>
          <table:table-cell table:style-name="ce109" table:formula="of:=([.BZ44]*100)/([.BY44]+[.BZ44])" office:value-type="float" office:value="10.6236604214982" calcext:value-type="float">
            <text:p>11</text:p>
          </table:table-cell>
          <table:table-cell table:style-name="ce146" table:formula="of:=([.BW44]/[.B44])" office:value-type="float" office:value="0.529549658167036" calcext:value-type="float">
            <text:p>0.5295</text:p>
          </table:table-cell>
          <table:table-cell table:style-name="ce148" table:formula="of:=([.BW44]*100/[.BW43])-100" office:value-type="float" office:value="2.27242901335759" calcext:value-type="float">
            <text:p>2.3</text:p>
          </table:table-cell>
          <table:table-cell table:style-name="ce33" table:formula="of:=([.B44]*100/[.B43])-100" office:value-type="float" office:value="1.76040613909323" calcext:value-type="float">
            <text:p>1.76</text:p>
          </table:table-cell>
          <table:table-cell table:style-name="ce148" table:formula="of:=[.CD44]-[.CE44]" office:value-type="float" office:value="0.51202287426436" calcext:value-type="float">
            <text:p>0.5</text:p>
          </table:table-cell>
          <table:table-cell table:style-name="ce169" office:value-type="float" office:value="2357000" calcext:value-type="float">
            <text:p>2357000</text:p>
          </table:table-cell>
          <table:table-cell table:style-name="ce169" table:formula="of:=[.CG44]/[.BX44]" office:value-type="float" office:value="4.62672152514958" calcext:value-type="float">
            <text:p>5</text:p>
          </table:table-cell>
          <table:table-cell table:style-name="ce148" table:formula="of:=[.CG44]/[.B44]*100" office:value-type="float" office:value="5.44392091648189" calcext:value-type="float">
            <text:p>5.4</text:p>
          </table:table-cell>
          <table:table-cell table:style-name="ce169" office:value-type="float" office:value="51509.64" calcext:value-type="float">
            <text:p>51510</text:p>
          </table:table-cell>
          <table:table-cell table:style-name="ce119" table:number-columns-repeated="12"/>
          <table:table-cell table:style-name="ce148" table:number-columns-repeated="7"/>
          <table:table-cell table:style-name="ce169" office:value-type="float" office:value="1533.125" calcext:value-type="float">
            <text:p>1533</text:p>
          </table:table-cell>
          <table:table-cell table:style-name="ce33" office:value-type="float" office:value="3.37" calcext:value-type="float">
            <text:p>3.37</text:p>
          </table:table-cell>
          <table:table-cell table:style-name="ce148" table:formula="of:=[.DF43]+[.DE44]" office:value-type="float" office:value="187.44" calcext:value-type="float">
            <text:p>187.4</text:p>
          </table:table-cell>
          <table:table-cell table:style-name="ce148" table:formula="of:=(([.DD44]*[.DE44])/100)+[.DG43]" office:value-type="float" office:value="582.4889375" calcext:value-type="float">
            <text:p>582.5</text:p>
          </table:table-cell>
          <table:table-cell table:style-name="ce148" table:formula="of:=[.DD44]-[.DG44]" office:value-type="float" office:value="950.6360625" calcext:value-type="float">
            <text:p>950.6</text:p>
          </table:table-cell>
          <table:table-cell table:style-name="ce148" table:formula="of:=[.DD44]/[.DF44]*[.$DF$24]" office:value-type="float" office:value="817.928403755869" calcext:value-type="float">
            <text:p>817.9</text:p>
          </table:table-cell>
          <table:table-cell table:style-name="ce148" table:formula="of:=[.DD44]-[.DI44]" office:value-type="float" office:value="715.196596244132" calcext:value-type="float">
            <text:p>715.2</text:p>
          </table:table-cell>
          <table:table-cell table:style-name="ce33" table:formula="of:=([.AH44]-[.AH43])" office:value-type="float" office:value="0.0572636363636363" calcext:value-type="float">
            <text:p>0.06</text:p>
          </table:table-cell>
          <table:table-cell table:style-name="ce33" table:formula="of:=([.DD44]*100/[.DD43])-100" office:value-type="float" office:value="13.1196679732534" calcext:value-type="float">
            <text:p>13.12</text:p>
          </table:table-cell>
          <table:table-cell table:style-name="ce33" table:formula="of:=[.DL44]-[.DE44]" office:value-type="float" office:value="9.7496679732534" calcext:value-type="float">
            <text:p>9.75</text:p>
          </table:table-cell>
          <table:table-cell table:style-name="ce33" table:formula="of:=([.O44]*100/[.O43])-100" office:value-type="float" office:value="13.5374084559939" calcext:value-type="float">
            <text:p>13.54</text:p>
          </table:table-cell>
          <table:table-cell table:style-name="ce33" table:formula="of:=([.T44]*100/[.T43])-100" office:value-type="float" office:value="13.5374084559939" calcext:value-type="float">
            <text:p>13.54</text:p>
          </table:table-cell>
          <table:table-cell table:style-name="ce150" office:value-type="float" office:value="9.15" calcext:value-type="float">
            <text:p>9.2</text:p>
          </table:table-cell>
          <table:table-cell table:style-name="ce148" table:formula="of:=[.DL44]+4" office:value-type="float" office:value="17.1196679732534" calcext:value-type="float">
            <text:p>17.1</text:p>
          </table:table-cell>
          <table:table-cell table:style-name="ce148" table:formula="of:=-0.06*(([.A44]-1963)^2)+8.5*([.A44]-1963)+140" office:value-type="float" office:value="391.16" calcext:value-type="float">
            <text:p>391.2</text:p>
          </table:table-cell>
          <table:table-cell table:style-name="ce148" table:formula="of:=[.DR44]+50" office:value-type="float" office:value="441.16" calcext:value-type="float">
            <text:p>441.2</text:p>
          </table:table-cell>
          <table:table-cell table:style-name="ce148" table:formula="of:=[.DR44]-50" office:value-type="float" office:value="341.16" calcext:value-type="float">
            <text:p>341.2</text:p>
          </table:table-cell>
          <table:table-cell table:style-name="ce148" table:formula="of:=[.DR44]+100" office:value-type="float" office:value="491.16" calcext:value-type="float">
            <text:p>491.2</text:p>
          </table:table-cell>
          <table:table-cell table:style-name="ce148" table:formula="of:=[.DR44]-100" office:value-type="float" office:value="291.16" calcext:value-type="float">
            <text:p>291.2</text:p>
          </table:table-cell>
          <table:table-cell table:style-name="ce148" table:formula="of:=-0.025*(([.A44]-1963)^2)+5.5*([.A44]-1963)+175" office:value-type="float" office:value="361.9" calcext:value-type="float">
            <text:p>361.9</text:p>
          </table:table-cell>
          <table:table-cell table:style-name="ce94" table:formula="of:=2.23957692307692*0.264172052" office:value-type="float" office:value="0.591633631381076" calcext:value-type="float">
            <text:p>0.59</text:p>
          </table:table-cell>
          <table:table-cell table:style-name="ce139" table:formula="of:=([.DX44]*100/[.DX43])-100" office:value-type="float" office:value="23.6232007133456" calcext:value-type="float">
            <text:p>23.6</text:p>
          </table:table-cell>
          <table:table-cell table:style-name="ce94" office:value-type="float" office:value="1.19" calcext:value-type="float">
            <text:p>1.19</text:p>
          </table:table-cell>
          <table:table-cell table:number-columns-repeated="894"/>
        </table:table-row>
        <table:table-row table:style-name="ro9">
          <table:table-cell table:style-name="ce18" office:value-type="float" office:value="2006" calcext:value-type="float">
            <text:p>2006</text:p>
          </table:table-cell>
          <table:table-cell table:style-name="ce12" office:value-type="float" office:value="44009000" calcext:value-type="float">
            <text:p>44009000</text:p>
          </table:table-cell>
          <table:table-cell table:style-name="ce169" office:value-type="float" office:value="18401584" calcext:value-type="float">
            <text:p>18401584</text:p>
          </table:table-cell>
          <table:table-cell table:style-name="ce169" office:value-type="float" office:value="23421862.105553" calcext:value-type="float">
            <text:p>23421862</text:p>
          </table:table-cell>
          <table:table-cell table:style-name="ce169" office:value-type="float" office:value="36280525.295379" calcext:value-type="float">
            <text:p>36280525</text:p>
          </table:table-cell>
          <table:table-cell table:style-name="ce109" table:formula="of:=[.C45]/26" office:value-type="float" office:value="707753.230769231" calcext:value-type="float">
            <text:p>707753</text:p>
          </table:table-cell>
          <table:table-cell table:style-name="ce109" table:formula="of:=[.F45]/2" office:value-type="float" office:value="353876.615384615" calcext:value-type="float">
            <text:p>353877</text:p>
          </table:table-cell>
          <table:table-cell table:style-name="ce169" table:formula="of:=[.G45]*1.5" office:value-type="float" office:value="530814.923076923" calcext:value-type="float">
            <text:p>530815</text:p>
          </table:table-cell>
          <table:table-cell table:style-name="ce169" office:value-type="float" office:value="792819" calcext:value-type="float">
            <text:p>792819</text:p>
          </table:table-cell>
          <table:table-cell table:style-name="ce169" table:formula="of:=[.I45]/2" office:value-type="float" office:value="396409.5" calcext:value-type="float">
            <text:p>396410</text:p>
          </table:table-cell>
          <table:table-cell table:style-name="ce169" office:value-type="float" office:value="714420" calcext:value-type="float">
            <text:p>714420</text:p>
          </table:table-cell>
          <table:table-cell table:style-name="ce169" table:formula="of:=[.K45]/2" office:value-type="float" office:value="357210" calcext:value-type="float">
            <text:p>357210</text:p>
          </table:table-cell>
          <table:table-cell table:style-name="ce169" office:value-type="float" office:value="554330" calcext:value-type="float">
            <text:p>554330</text:p>
          </table:table-cell>
          <table:table-cell table:style-name="ce169" table:formula="of:=[.M45]/2" office:value-type="float" office:value="277165" calcext:value-type="float">
            <text:p>277165</text:p>
          </table:table-cell>
          <table:table-cell table:style-name="ce143" table:formula="of:=([.O46]*(([.T45]*100/[.T46])/100))" office:value-type="float" office:value="839933.469718861" calcext:value-type="float">
            <text:p>839933</text:p>
          </table:table-cell>
          <table:table-cell table:style-name="ce143" table:formula="of:=[.P46]*0.97" office:value-type="float" office:value="127251.39" calcext:value-type="float">
            <text:p>127251</text:p>
          </table:table-cell>
          <table:table-cell table:style-name="ce102" table:number-columns-repeated="3"/>
          <table:table-cell table:style-name="ce119" office:value-type="float" office:value="1342171" calcext:value-type="float">
            <text:p>1342171</text:p>
          </table:table-cell>
          <table:table-cell table:style-name="ce119" office:value-type="float" office:value="650836" calcext:value-type="float">
            <text:p>650836</text:p>
          </table:table-cell>
          <table:table-cell table:style-name="ce126" office:value-type="float" office:value="188339112000" calcext:value-type="float">
            <text:p>1.9E+11</text:p>
          </table:table-cell>
          <table:table-cell table:style-name="ce109" table:formula="of:=[.V45]/[.T45]" office:value-type="float" office:value="140324.229923013" calcext:value-type="float">
            <text:p>140324</text:p>
          </table:table-cell>
          <table:table-cell table:style-name="ce119" office:value-type="float" office:value="44335" calcext:value-type="float">
            <text:p>44335</text:p>
          </table:table-cell>
          <table:table-cell table:style-name="ce119" office:value-type="float" office:value="17733" calcext:value-type="float">
            <text:p>17733</text:p>
          </table:table-cell>
          <table:table-cell table:style-name="ce33" table:formula="of:=[.X45]/[.Y45]" office:value-type="float" office:value="2.50014098009361" calcext:value-type="float">
            <text:p>2.50</text:p>
          </table:table-cell>
          <table:table-cell table:style-name="ce33" table:formula="of:=[.T45]/[.O45]" office:value-type="float" office:value="1.59794918096221" calcext:value-type="float">
            <text:p>1.60</text:p>
          </table:table-cell>
          <table:table-cell table:style-name="ce33" table:formula="of:=([.W45]*100)/([.DD45]*(([.BP45]*([.BO45]/([.BJ45]+[.BO45])))+([.BK45]*([.BJ45]/([.BJ45]+[.BO45])))))" office:value-type="float" office:value="73.6941108630014" calcext:value-type="float">
            <text:p>73.69</text:p>
          </table:table-cell>
          <table:table-cell table:style-name="ce105" table:formula="of:=(([.V45]*100/[.V44])-100)-[.DE45]" office:value-type="float" office:value="16.4821561495756" calcext:value-type="float">
            <text:p>16.48</text:p>
          </table:table-cell>
          <table:table-cell table:style-name="ce105" office:value-type="float" office:value="4.173" calcext:value-type="float">
            <text:p>4.17</text:p>
          </table:table-cell>
          <table:table-cell table:style-name="ce105" office:value-type="float" office:value="2.3" calcext:value-type="float">
            <text:p>2.30</text:p>
          </table:table-cell>
          <table:table-cell table:style-name="ce105" office:value-type="float" office:value="97.7" calcext:value-type="float">
            <text:p>97.70</text:p>
          </table:table-cell>
          <table:table-cell table:style-name="ce108" office:value-type="float" office:value="27" calcext:value-type="float">
            <text:p>27</text:p>
          </table:table-cell>
          <table:table-cell table:style-name="ce105" office:value-type="float" office:value="3.49109090909091" calcext:value-type="float">
            <text:p>3.49</text:p>
          </table:table-cell>
          <table:table-cell table:style-name="ce105" office:value-type="float" office:value="1.26565" calcext:value-type="float">
            <text:p>1.27</text:p>
          </table:table-cell>
          <table:table-cell table:style-name="ce106" table:formula="of:=[.DD45]*100" office:value-type="float" office:value="169937.5" calcext:value-type="float">
            <text:p>169938</text:p>
          </table:table-cell>
          <table:table-cell table:style-name="ce106" table:formula="of:=([.DD45]*100)*[.AI45]" office:value-type="float" office:value="215081.396875" calcext:value-type="float">
            <text:p>215081</text:p>
          </table:table-cell>
          <table:table-cell table:style-name="ce127" office:value-type="float" office:value="7801675000000" calcext:value-type="float">
            <text:p>7.80E+12</text:p>
          </table:table-cell>
          <table:table-cell table:style-name="ce103" table:formula="of:=([.AL45]*100/[.AL44])-100" office:value-type="float" office:value="9.41012555622403" calcext:value-type="float">
            <text:p>9.41</text:p>
          </table:table-cell>
          <table:table-cell table:style-name="ce108" table:number-columns-repeated="2"/>
          <table:table-cell table:style-name="ce108" office:value-type="float" office:value="484.255" calcext:value-type="float">
            <text:p>484</text:p>
          </table:table-cell>
          <table:table-cell table:style-name="ce109" table:formula="of:=[.DD45]*100/[.AP45]" office:value-type="float" office:value="350.925648676833" calcext:value-type="float">
            <text:p>351</text:p>
          </table:table-cell>
          <table:table-cell table:style-name="ce150" office:value-type="float" office:value="3.23085543777462" calcext:value-type="float">
            <text:p>3.2</text:p>
          </table:table-cell>
          <table:table-cell table:style-name="ce122" office:value-type="float" office:value="594787000000" calcext:value-type="float">
            <text:p>5.95E+11</text:p>
          </table:table-cell>
          <table:table-cell table:style-name="ce109" table:formula="of:=[.AS45]/[.E45]" office:value-type="float" office:value="16394.1121347479" calcext:value-type="float">
            <text:p>16394</text:p>
          </table:table-cell>
          <table:table-cell table:style-name="ce109" table:formula="of:=[.AU44]*(1+([.DE45]/100))" office:value-type="float" office:value="14470.0144345618" calcext:value-type="float">
            <text:p>14470</text:p>
          </table:table-cell>
          <table:table-cell table:style-name="ce109" table:formula="of:=[.AT45]+(12*PMT([.AD45]/100/12;[.AG45]*12;([.AT45]*5)*-1))" office:value-type="float" office:value="21459.7021246303" calcext:value-type="float">
            <text:p>21460</text:p>
          </table:table-cell>
          <table:table-cell table:style-name="ce109" table:formula="of:=[.AW44]*(1+([.DL45]/100))" office:value-type="float" office:value="26882.2933132256" calcext:value-type="float">
            <text:p>26882</text:p>
          </table:table-cell>
          <table:table-cell table:style-name="ce109" table:formula="of:=(([.AW45]+([.AU45]-[.AT45])+([.AV45]-[.AT45]))-[.AT45])+[.$AT$38]" office:value-type="float" office:value="25162.6617542637" calcext:value-type="float">
            <text:p>25163</text:p>
          </table:table-cell>
          <table:table-cell table:style-name="ce109" table:formula="of:=[.AX45]*[.$AY$38]/[.$AX$38]" office:value-type="float" office:value="160.798080867294" calcext:value-type="float">
            <text:p>161</text:p>
          </table:table-cell>
          <table:table-cell table:style-name="ce150" table:formula="of:=[.W45]/[.AT45]" office:value-type="float" office:value="8.5594284563658" calcext:value-type="float">
            <text:p>8.6</text:p>
          </table:table-cell>
          <table:table-cell table:style-name="ce109" table:formula="of:=[.W45]/5" office:value-type="float" office:value="28064.8459846026" calcext:value-type="float">
            <text:p>28065</text:p>
          </table:table-cell>
          <table:table-cell table:style-name="ce109" table:formula="of:=100-(([.AT45]*100)/[.BA45])" office:value-type="float" office:value="41.5848847211123" calcext:value-type="float">
            <text:p>42</text:p>
          </table:table-cell>
          <table:table-cell table:style-name="ce169" office:value-type="float" office:value="513" calcext:value-type="float">
            <text:p>513</text:p>
          </table:table-cell>
          <table:table-cell table:style-name="ce169" office:value-type="float" office:value="269" calcext:value-type="float">
            <text:p>269</text:p>
          </table:table-cell>
          <table:table-cell table:style-name="ce119" office:value-type="float" office:value="58479" calcext:value-type="float">
            <text:p>58479</text:p>
          </table:table-cell>
          <table:table-cell table:style-name="ce119" office:value-type="float" office:value="181702" calcext:value-type="float">
            <text:p>181702</text:p>
          </table:table-cell>
          <table:table-cell table:style-name="ce119" office:value-type="float" office:value="113041" calcext:value-type="float">
            <text:p>113041</text:p>
          </table:table-cell>
          <table:table-cell table:style-name="ce119" office:value-type="float" office:value="60548" calcext:value-type="float">
            <text:p>60548</text:p>
          </table:table-cell>
          <table:table-cell table:style-name="ce119" office:value-type="float" office:value="8113" calcext:value-type="float">
            <text:p>8113</text:p>
          </table:table-cell>
          <table:table-cell table:style-name="ce119" office:value-type="float" office:value="165988" calcext:value-type="float">
            <text:p>165988</text:p>
          </table:table-cell>
          <table:table-cell table:style-name="ce83" office:value-type="float" office:value="166.232403802109" calcext:value-type="float">
            <text:p>166</text:p>
          </table:table-cell>
          <table:table-cell table:style-name="ce119" office:value-type="float" office:value="14037838400" calcext:value-type="float">
            <text:p>14037838400</text:p>
          </table:table-cell>
          <table:table-cell table:style-name="ce123" table:formula="of:=[.BL45]/[.BJ45]" office:value-type="float" office:value="84571.4051618189" calcext:value-type="float">
            <text:p>84571</text:p>
          </table:table-cell>
          <table:table-cell table:style-name="ce123" table:formula="of:=[.BM45]/[.BK45]" office:value-type="float" office:value="508.754028862489" calcext:value-type="float">
            <text:p>509</text:p>
          </table:table-cell>
          <table:table-cell table:style-name="ce119" office:value-type="float" office:value="699162" calcext:value-type="float">
            <text:p>699162</text:p>
          </table:table-cell>
          <table:table-cell table:style-name="ce83" office:value-type="float" office:value="99.1861758017072" calcext:value-type="float">
            <text:p>99</text:p>
          </table:table-cell>
          <table:table-cell table:style-name="ce119" office:value-type="float" office:value="35593133100" calcext:value-type="float">
            <text:p>35593133100</text:p>
          </table:table-cell>
          <table:table-cell table:style-name="ce80" table:formula="of:=[.BQ45]/[.BO45]" office:value-type="float" office:value="50908.2774807555" calcext:value-type="float">
            <text:p>50908</text:p>
          </table:table-cell>
          <table:table-cell table:style-name="ce80" table:formula="of:=[.BR45]/[.BP45]" office:value-type="float" office:value="513.259807319633" calcext:value-type="float">
            <text:p>513</text:p>
          </table:table-cell>
          <table:table-cell table:style-name="ce86" table:formula="of:=[.DD45]/(([.BS45]+[.BN45])/2)" office:value-type="float" office:value="3.32554206183403" calcext:value-type="float">
            <text:p>3.33</text:p>
          </table:table-cell>
          <table:table-cell table:style-name="ce85" table:formula="of:=[.BV45]-[.BV44]" office:value-type="float" office:value="3.48456670887278" calcext:value-type="float">
            <text:p>3.5</text:p>
          </table:table-cell>
          <table:table-cell table:style-name="ce81" office:value-type="float" office:value="85.8089330734939" calcext:value-type="float">
            <text:p>86</text:p>
          </table:table-cell>
          <table:table-cell table:style-name="ce169" office:value-type="float" office:value="23493772" calcext:value-type="float">
            <text:p>23493772</text:p>
          </table:table-cell>
          <table:table-cell table:style-name="ce109" table:formula="of:=[.BW45]-[.BW44]" office:value-type="float" office:value="566390" calcext:value-type="float">
            <text:p>566390</text:p>
          </table:table-cell>
          <table:table-cell table:style-name="ce109" office:value-type="float" office:value="597632" calcext:value-type="float">
            <text:p>597632</text:p>
          </table:table-cell>
          <table:table-cell table:style-name="ce109" office:value-type="float" office:value="60878" calcext:value-type="float">
            <text:p>60878</text:p>
          </table:table-cell>
          <table:table-cell table:style-name="ce109" table:formula="of:=100-[.CB45]" office:value-type="float" office:value="90.755189746549" calcext:value-type="float">
            <text:p>91</text:p>
          </table:table-cell>
          <table:table-cell table:style-name="ce109" table:formula="of:=([.BZ45]*100)/([.BY45]+[.BZ45])" office:value-type="float" office:value="9.24481025345097" calcext:value-type="float">
            <text:p>9</text:p>
          </table:table-cell>
          <table:table-cell table:style-name="ce146" table:formula="of:=([.BW45]/[.B45])" office:value-type="float" office:value="0.533840169056329" calcext:value-type="float">
            <text:p>0.5338</text:p>
          </table:table-cell>
          <table:table-cell table:style-name="ce148" table:formula="of:=([.BW45]*100/[.BW44])-100" office:value-type="float" office:value="2.47036491126636" calcext:value-type="float">
            <text:p>2.5</text:p>
          </table:table-cell>
          <table:table-cell table:style-name="ce33" table:formula="of:=([.B45]*100/[.B44])-100" office:value-type="float" office:value="1.64680339985217" calcext:value-type="float">
            <text:p>1.65</text:p>
          </table:table-cell>
          <table:table-cell table:style-name="ce148" table:formula="of:=[.CD45]-[.CE45]" office:value-type="float" office:value="0.823561511414184" calcext:value-type="float">
            <text:p>0.8</text:p>
          </table:table-cell>
          <table:table-cell table:style-name="ce169" office:value-type="float" office:value="2542000" calcext:value-type="float">
            <text:p>2542000</text:p>
          </table:table-cell>
          <table:table-cell table:style-name="ce169" table:formula="of:=[.CG45]/[.BX45]" office:value-type="float" office:value="4.48807358886986" calcext:value-type="float">
            <text:p>4</text:p>
          </table:table-cell>
          <table:table-cell table:style-name="ce148" table:formula="of:=[.CG45]/[.B45]*100" office:value-type="float" office:value="5.77609125406167" calcext:value-type="float">
            <text:p>5.8</text:p>
          </table:table-cell>
          <table:table-cell table:style-name="ce169" office:value-type="float" office:value="55896.39" calcext:value-type="float">
            <text:p>55896</text:p>
          </table:table-cell>
          <table:table-cell table:style-name="ce119" table:number-columns-repeated="12"/>
          <table:table-cell table:style-name="ce148" office:value-type="float" office:value="9.15" calcext:value-type="float">
            <text:p>9.2</text:p>
          </table:table-cell>
          <table:table-cell table:style-name="ce148" table:number-columns-repeated="6"/>
          <table:table-cell table:style-name="ce169" office:value-type="float" office:value="1699.375" calcext:value-type="float">
            <text:p>1699</text:p>
          </table:table-cell>
          <table:table-cell table:style-name="ce33" office:value-type="float" office:value="3.52" calcext:value-type="float">
            <text:p>3.52</text:p>
          </table:table-cell>
          <table:table-cell table:style-name="ce148" table:formula="of:=[.DF44]+[.DE45]" office:value-type="float" office:value="190.96" calcext:value-type="float">
            <text:p>191.0</text:p>
          </table:table-cell>
          <table:table-cell table:style-name="ce148" table:formula="of:=(([.DD45]*[.DE45])/100)+[.DG44]" office:value-type="float" office:value="642.3069375" calcext:value-type="float">
            <text:p>642.3</text:p>
          </table:table-cell>
          <table:table-cell table:style-name="ce148" table:formula="of:=[.DD45]-[.DG45]" office:value-type="float" office:value="1057.0680625" calcext:value-type="float">
            <text:p>1057.1</text:p>
          </table:table-cell>
          <table:table-cell table:style-name="ce148" table:formula="of:=[.DD45]/[.DF45]*[.$DF$24]" office:value-type="float" office:value="889.911499790532" calcext:value-type="float">
            <text:p>889.9</text:p>
          </table:table-cell>
          <table:table-cell table:style-name="ce148" table:formula="of:=[.DD45]-[.DI45]" office:value-type="float" office:value="809.463500209468" calcext:value-type="float">
            <text:p>809.5</text:p>
          </table:table-cell>
          <table:table-cell table:style-name="ce33" table:formula="of:=([.AH45]-[.AH44])" office:value-type="float" office:value="1.15493636363636" calcext:value-type="float">
            <text:p>1.15</text:p>
          </table:table-cell>
          <table:table-cell table:style-name="ce33" table:formula="of:=([.DD45]*100/[.DD44])-100" office:value-type="float" office:value="10.8438646555238" calcext:value-type="float">
            <text:p>10.84</text:p>
          </table:table-cell>
          <table:table-cell table:style-name="ce33" table:formula="of:=[.DL45]-[.DE45]" office:value-type="float" office:value="7.32386465552385" calcext:value-type="float">
            <text:p>7.32</text:p>
          </table:table-cell>
          <table:table-cell table:style-name="ce33" table:formula="of:=([.O45]*100/[.O44])-100" office:value-type="float" office:value="6.72369003819139" calcext:value-type="float">
            <text:p>6.72</text:p>
          </table:table-cell>
          <table:table-cell table:style-name="ce33" table:formula="of:=([.T45]*100/[.T44])-100" office:value-type="float" office:value="6.72369003819139" calcext:value-type="float">
            <text:p>6.72</text:p>
          </table:table-cell>
          <table:table-cell table:style-name="ce107" office:value-type="float" office:value="8.45" calcext:value-type="float">
            <text:p>8.5</text:p>
          </table:table-cell>
          <table:table-cell table:style-name="ce148" table:formula="of:=[.DL45]+4" office:value-type="float" office:value="14.8438646555238" calcext:value-type="float">
            <text:p>14.8</text:p>
          </table:table-cell>
          <table:table-cell table:style-name="ce148" table:formula="of:=-0.06*(([.A45]-1963)^2)+8.5*([.A45]-1963)+140" office:value-type="float" office:value="394.56" calcext:value-type="float">
            <text:p>394.6</text:p>
          </table:table-cell>
          <table:table-cell table:style-name="ce148" table:formula="of:=[.DR45]+50" office:value-type="float" office:value="444.56" calcext:value-type="float">
            <text:p>444.6</text:p>
          </table:table-cell>
          <table:table-cell table:style-name="ce148" table:formula="of:=[.DR45]-50" office:value-type="float" office:value="344.56" calcext:value-type="float">
            <text:p>344.6</text:p>
          </table:table-cell>
          <table:table-cell table:style-name="ce148" table:formula="of:=[.DR45]+100" office:value-type="float" office:value="494.56" calcext:value-type="float">
            <text:p>494.6</text:p>
          </table:table-cell>
          <table:table-cell table:style-name="ce148" table:formula="of:=[.DR45]-100" office:value-type="float" office:value="294.56" calcext:value-type="float">
            <text:p>294.6</text:p>
          </table:table-cell>
          <table:table-cell table:style-name="ce148" table:formula="of:=-0.025*(([.A45]-1963)^2)+5.5*([.A45]-1963)+175" office:value-type="float" office:value="365.275" calcext:value-type="float">
            <text:p>365.3</text:p>
          </table:table-cell>
          <table:table-cell table:style-name="ce94" table:formula="of:=2.53309615384615*0.264172052" office:value-type="float" office:value="0.669173208874845" calcext:value-type="float">
            <text:p>0.67</text:p>
          </table:table-cell>
          <table:table-cell table:style-name="ce139" table:formula="of:=([.DX45]*100/[.DX44])-100" office:value-type="float" office:value="13.1060124680142" calcext:value-type="float">
            <text:p>13.1</text:p>
          </table:table-cell>
          <table:table-cell table:style-name="ce94" office:value-type="float" office:value="1.28" calcext:value-type="float">
            <text:p>1.28</text:p>
          </table:table-cell>
          <table:table-cell table:number-columns-repeated="894"/>
        </table:table-row>
        <table:table-row table:style-name="ro9">
          <table:table-cell table:style-name="ce18" office:value-type="float" office:value="2007" calcext:value-type="float">
            <text:p>2007</text:p>
          </table:table-cell>
          <table:table-cell table:style-name="ce12" office:value-type="float" office:value="44784000" calcext:value-type="float">
            <text:p>44784000</text:p>
          </table:table-cell>
          <table:table-cell table:style-name="ce169" office:value-type="float" office:value="18807430" calcext:value-type="float">
            <text:p>18807430</text:p>
          </table:table-cell>
          <table:table-cell table:style-name="ce169" office:value-type="float" office:value="23916621.4733" calcext:value-type="float">
            <text:p>23916621</text:p>
          </table:table-cell>
          <table:table-cell table:style-name="ce169" office:value-type="float" office:value="36913702.206436" calcext:value-type="float">
            <text:p>36913702</text:p>
          </table:table-cell>
          <table:table-cell table:style-name="ce109" table:formula="of:=[.C46]/26" office:value-type="float" office:value="723362.692307692" calcext:value-type="float">
            <text:p>723363</text:p>
          </table:table-cell>
          <table:table-cell table:style-name="ce109" table:formula="of:=[.F46]/2" office:value-type="float" office:value="361681.346153846" calcext:value-type="float">
            <text:p>361681</text:p>
          </table:table-cell>
          <table:table-cell table:style-name="ce169" table:formula="of:=[.G46]*1.5" office:value-type="float" office:value="542522.019230769" calcext:value-type="float">
            <text:p>542522</text:p>
          </table:table-cell>
          <table:table-cell table:style-name="ce169" office:value-type="float" office:value="813429" calcext:value-type="float">
            <text:p>813429</text:p>
          </table:table-cell>
          <table:table-cell table:style-name="ce169" table:formula="of:=[.I46]/2" office:value-type="float" office:value="406714.5" calcext:value-type="float">
            <text:p>406715</text:p>
          </table:table-cell>
          <table:table-cell table:style-name="ce169" office:value-type="float" office:value="742545" calcext:value-type="float">
            <text:p>742545</text:p>
          </table:table-cell>
          <table:table-cell table:style-name="ce169" table:formula="of:=[.K46]/2" office:value-type="float" office:value="371272.5" calcext:value-type="float">
            <text:p>371273</text:p>
          </table:table-cell>
          <table:table-cell table:style-name="ce169" office:value-type="float" office:value="574966" calcext:value-type="float">
            <text:p>574966</text:p>
          </table:table-cell>
          <table:table-cell table:style-name="ce169" table:formula="of:=[.M46]/2" office:value-type="float" office:value="287483" calcext:value-type="float">
            <text:p>287483</text:p>
          </table:table-cell>
          <table:table-cell table:style-name="ce119" office:value-type="float" office:value="775300" calcext:value-type="float">
            <text:p>775300</text:p>
          </table:table-cell>
          <table:table-cell table:style-name="ce119" office:value-type="float" office:value="131187" calcext:value-type="float">
            <text:p>131187</text:p>
          </table:table-cell>
          <table:table-cell table:style-name="ce119" office:value-type="float" office:value="19567" calcext:value-type="float">
            <text:p>19567</text:p>
          </table:table-cell>
          <table:table-cell table:style-name="ce119" office:value-type="float" office:value="11231" calcext:value-type="float">
            <text:p>11231</text:p>
          </table:table-cell>
          <table:table-cell table:style-name="ce119" office:value-type="float" office:value="244856" calcext:value-type="float">
            <text:p>244856</text:p>
          </table:table-cell>
          <table:table-cell table:style-name="ce119" office:value-type="float" office:value="1238890" calcext:value-type="float">
            <text:p>1238890</text:p>
          </table:table-cell>
          <table:table-cell table:style-name="ce119" office:value-type="float" office:value="640693" calcext:value-type="float">
            <text:p>640693</text:p>
          </table:table-cell>
          <table:table-cell table:style-name="ce126" office:value-type="float" office:value="184427159000" calcext:value-type="float">
            <text:p>1.8E+11</text:p>
          </table:table-cell>
          <table:table-cell table:style-name="ce109" table:formula="of:=[.V46]/[.T46]" office:value-type="float" office:value="148864.837879069" calcext:value-type="float">
            <text:p>148865</text:p>
          </table:table-cell>
          <table:table-cell table:style-name="ce119" office:value-type="float" office:value="55159" calcext:value-type="float">
            <text:p>55159</text:p>
          </table:table-cell>
          <table:table-cell table:style-name="ce119" office:value-type="float" office:value="23084" calcext:value-type="float">
            <text:p>23084</text:p>
          </table:table-cell>
          <table:table-cell table:style-name="ce33" table:formula="of:=[.X46]/[.Y46]" office:value-type="float" office:value="2.38949055622942" calcext:value-type="float">
            <text:p>2.39</text:p>
          </table:table-cell>
          <table:table-cell table:style-name="ce33" table:formula="of:=[.T46]/[.O46]" office:value-type="float" office:value="1.59794918096221" calcext:value-type="float">
            <text:p>1.60</text:p>
          </table:table-cell>
          <table:table-cell table:style-name="ce33" table:formula="of:=([.W46]*100)/([.DD46]*(([.BP46]*([.BO46]/([.BJ46]+[.BO46])))+([.BK46]*([.BJ46]/([.BJ46]+[.BO46])))))" office:value-type="float" office:value="76.2589232137358" calcext:value-type="float">
            <text:p>76.26</text:p>
          </table:table-cell>
          <table:table-cell table:style-name="ce105" table:formula="of:=(([.V46]*100/[.V45])-100)-[.DE46]" office:value-type="float" office:value="-4.8670794544258" calcext:value-type="float">
            <text:p>-4.87</text:p>
          </table:table-cell>
          <table:table-cell table:style-name="ce105" office:value-type="float" office:value="5.242" calcext:value-type="float">
            <text:p>5.24</text:p>
          </table:table-cell>
          <table:table-cell table:style-name="ce105" office:value-type="float" office:value="1.9" calcext:value-type="float">
            <text:p>1.90</text:p>
          </table:table-cell>
          <table:table-cell table:style-name="ce105" office:value-type="float" office:value="98.1" calcext:value-type="float">
            <text:p>98.10</text:p>
          </table:table-cell>
          <table:table-cell table:style-name="ce108" office:value-type="float" office:value="28" calcext:value-type="float">
            <text:p>28</text:p>
          </table:table-cell>
          <table:table-cell table:style-name="ce105" office:value-type="float" office:value="4.48470909090909" calcext:value-type="float">
            <text:p>4.48</text:p>
          </table:table-cell>
          <table:table-cell table:style-name="ce105" office:value-type="float" office:value="1.37955833333333" calcext:value-type="float">
            <text:p>1.38</text:p>
          </table:table-cell>
          <table:table-cell table:style-name="ce106" table:formula="of:=[.DD46]*100" office:value-type="float" office:value="179035.583333333" calcext:value-type="float">
            <text:p>179036</text:p>
          </table:table-cell>
          <table:table-cell table:style-name="ce106" table:formula="of:=([.DD46]*100)*[.AI46]" office:value-type="float" office:value="246990.030950695" calcext:value-type="float">
            <text:p>246990</text:p>
          </table:table-cell>
          <table:table-cell table:style-name="ce127" office:value-type="float" office:value="8691439000000" calcext:value-type="float">
            <text:p>8.69E+12</text:p>
          </table:table-cell>
          <table:table-cell table:style-name="ce103" table:formula="of:=([.AL46]*100/[.AL45])-100" office:value-type="float" office:value="11.4047816654757" calcext:value-type="float">
            <text:p>11.40</text:p>
          </table:table-cell>
          <table:table-cell table:style-name="ce108" table:number-columns-repeated="2"/>
          <table:table-cell table:style-name="ce108" office:value-type="float" office:value="509.9475" calcext:value-type="float">
            <text:p>510</text:p>
          </table:table-cell>
          <table:table-cell table:style-name="ce109" table:formula="of:=[.DD46]*100/[.AP46]" office:value-type="float" office:value="351.086304635935" calcext:value-type="float">
            <text:p>351</text:p>
          </table:table-cell>
          <table:table-cell table:style-name="ce150" office:value-type="float" office:value="3.00164689280147" calcext:value-type="float">
            <text:p>3.0</text:p>
          </table:table-cell>
          <table:table-cell table:style-name="ce122" office:value-type="float" office:value="625389000000" calcext:value-type="float">
            <text:p>6.25E+11</text:p>
          </table:table-cell>
          <table:table-cell table:style-name="ce109" table:formula="of:=[.AS46]/[.E46]" office:value-type="float" office:value="16941.9202794284" calcext:value-type="float">
            <text:p>16942</text:p>
          </table:table-cell>
          <table:table-cell table:style-name="ce109" table:formula="of:=[.AU45]*(1+([.DE46]/100))" office:value-type="float" office:value="14873.7278372861" calcext:value-type="float">
            <text:p>14874</text:p>
          </table:table-cell>
          <table:table-cell table:style-name="ce109" table:formula="of:=[.AT46]+(12*PMT([.AD46]/100/12;[.AG46]*12;([.AT46]*5)*-1))" office:value-type="float" office:value="22717.6166280567" calcext:value-type="float">
            <text:p>22718</text:p>
          </table:table-cell>
          <table:table-cell table:style-name="ce109" table:formula="of:=[.AW45]*(1+([.DL46]/100))" office:value-type="float" office:value="28321.5127012643" calcext:value-type="float">
            <text:p>28322</text:p>
          </table:table-cell>
          <table:table-cell table:style-name="ce109" table:formula="of:=(([.AW46]+([.AU46]-[.AT46])+([.AV46]-[.AT46]))-[.AT46])+[.$AT$38]" office:value-type="float" office:value="26620.0846144114" calcext:value-type="float">
            <text:p>26620</text:p>
          </table:table-cell>
          <table:table-cell table:style-name="ce109" table:formula="of:=[.AX46]*[.$AY$38]/[.$AX$38]" office:value-type="float" office:value="170.111515241309" calcext:value-type="float">
            <text:p>170</text:p>
          </table:table-cell>
          <table:table-cell table:style-name="ce150" table:formula="of:=[.W46]/[.AT46]" office:value-type="float" office:value="8.78677478253909" calcext:value-type="float">
            <text:p>8.8</text:p>
          </table:table-cell>
          <table:table-cell table:style-name="ce109" table:formula="of:=[.W46]/5" office:value-type="float" office:value="29772.9675758138" calcext:value-type="float">
            <text:p>29773</text:p>
          </table:table-cell>
          <table:table-cell table:style-name="ce109" table:formula="of:=100-(([.AT46]*100)/[.BA46])" office:value-type="float" office:value="43.0962995667545" calcext:value-type="float">
            <text:p>43</text:p>
          </table:table-cell>
          <table:table-cell table:style-name="ce169" office:value-type="float" office:value="540" calcext:value-type="float">
            <text:p>540</text:p>
          </table:table-cell>
          <table:table-cell table:style-name="ce169" office:value-type="float" office:value="279" calcext:value-type="float">
            <text:p>279</text:p>
          </table:table-cell>
          <table:table-cell table:style-name="ce119" office:value-type="float" office:value="46437" calcext:value-type="float">
            <text:p>46437</text:p>
          </table:table-cell>
          <table:table-cell table:style-name="ce119" office:value-type="float" office:value="151730" calcext:value-type="float">
            <text:p>151730</text:p>
          </table:table-cell>
          <table:table-cell table:style-name="ce119" office:value-type="float" office:value="86357" calcext:value-type="float">
            <text:p>86357</text:p>
          </table:table-cell>
          <table:table-cell table:style-name="ce119" office:value-type="float" office:value="58193" calcext:value-type="float">
            <text:p>58193</text:p>
          </table:table-cell>
          <table:table-cell table:style-name="ce119" office:value-type="float" office:value="7180" calcext:value-type="float">
            <text:p>7180</text:p>
          </table:table-cell>
          <table:table-cell table:style-name="ce119" office:value-type="float" office:value="101152" calcext:value-type="float">
            <text:p>101152</text:p>
          </table:table-cell>
          <table:table-cell table:style-name="ce83" office:value-type="float" office:value="167.616325113809" calcext:value-type="float">
            <text:p>168</text:p>
          </table:table-cell>
          <table:table-cell table:style-name="ce119" office:value-type="float" office:value="9562511100" calcext:value-type="float">
            <text:p>9562511100</text:p>
          </table:table-cell>
          <table:table-cell table:style-name="ce123" table:formula="of:=[.BL46]/[.BJ46]" office:value-type="float" office:value="94536.0556390383" calcext:value-type="float">
            <text:p>94536</text:p>
          </table:table-cell>
          <table:table-cell table:style-name="ce123" table:formula="of:=[.BM46]/[.BK46]" office:value-type="float" office:value="564.002674410442" calcext:value-type="float">
            <text:p>564</text:p>
          </table:table-cell>
          <table:table-cell table:style-name="ce119" office:value-type="float" office:value="550093" calcext:value-type="float">
            <text:p>550093</text:p>
          </table:table-cell>
          <table:table-cell table:style-name="ce83" office:value-type="float" office:value="98.261833760132" calcext:value-type="float">
            <text:p>98</text:p>
          </table:table-cell>
          <table:table-cell table:style-name="ce119" office:value-type="float" office:value="29850899100" calcext:value-type="float">
            <text:p>29850899100</text:p>
          </table:table-cell>
          <table:table-cell table:style-name="ce80" table:formula="of:=[.BQ46]/[.BO46]" office:value-type="float" office:value="54265.1862503249" calcext:value-type="float">
            <text:p>54265</text:p>
          </table:table-cell>
          <table:table-cell table:style-name="ce80" table:formula="of:=[.BR46]/[.BP46]" office:value-type="float" office:value="552.250901227757" calcext:value-type="float">
            <text:p>552</text:p>
          </table:table-cell>
          <table:table-cell table:style-name="ce86" table:formula="of:=[.DD46]/(([.BS46]+[.BN46])/2)" office:value-type="float" office:value="3.2077941292322" calcext:value-type="float">
            <text:p>3.21</text:p>
          </table:table-cell>
          <table:table-cell table:style-name="ce85" table:formula="of:=[.BV46]-[.BV45]" office:value-type="float" office:value="4.81343496500989" calcext:value-type="float">
            <text:p>4.8</text:p>
          </table:table-cell>
          <table:table-cell table:style-name="ce81" office:value-type="float" office:value="90.6223680385038" calcext:value-type="float">
            <text:p>91</text:p>
          </table:table-cell>
          <table:table-cell table:style-name="ce169" office:value-type="float" office:value="24034966" calcext:value-type="float">
            <text:p>24034966</text:p>
          </table:table-cell>
          <table:table-cell table:style-name="ce109" table:formula="of:=[.BW46]-[.BW45]" office:value-type="float" office:value="541194" calcext:value-type="float">
            <text:p>541194</text:p>
          </table:table-cell>
          <table:table-cell table:style-name="ce109" office:value-type="float" office:value="579665" calcext:value-type="float">
            <text:p>579665</text:p>
          </table:table-cell>
          <table:table-cell table:style-name="ce109" office:value-type="float" office:value="67514" calcext:value-type="float">
            <text:p>67514</text:p>
          </table:table-cell>
          <table:table-cell table:style-name="ce109" table:formula="of:=100-[.CB46]" office:value-type="float" office:value="89.5679556969555" calcext:value-type="float">
            <text:p>90</text:p>
          </table:table-cell>
          <table:table-cell table:style-name="ce109" table:formula="of:=([.BZ46]*100)/([.BY46]+[.BZ46])" office:value-type="float" office:value="10.4320443030444" calcext:value-type="float">
            <text:p>10</text:p>
          </table:table-cell>
          <table:table-cell table:style-name="ce146" table:formula="of:=([.BW46]/[.B46])" office:value-type="float" office:value="0.536686450518042" calcext:value-type="float">
            <text:p>0.5367</text:p>
          </table:table-cell>
          <table:table-cell table:style-name="ce148" table:formula="of:=([.BW46]*100/[.BW45])-100" office:value-type="float" office:value="2.30356368487784" calcext:value-type="float">
            <text:p>2.3</text:p>
          </table:table-cell>
          <table:table-cell table:style-name="ce33" table:formula="of:=([.B46]*100/[.B45])-100" office:value-type="float" office:value="1.76100343111636" calcext:value-type="float">
            <text:p>1.76</text:p>
          </table:table-cell>
          <table:table-cell table:style-name="ce148" table:formula="of:=[.CD46]-[.CE46]" office:value-type="float" office:value="0.542560253761479" calcext:value-type="float">
            <text:p>0.5</text:p>
          </table:table-cell>
          <table:table-cell table:style-name="ce169" office:value-type="float" office:value="2697000" calcext:value-type="float">
            <text:p>2697000</text:p>
          </table:table-cell>
          <table:table-cell table:style-name="ce169" table:formula="of:=[.CG46]/[.BX46]" office:value-type="float" office:value="4.98342553686848" calcext:value-type="float">
            <text:p>5</text:p>
          </table:table-cell>
          <table:table-cell table:style-name="ce148" table:formula="of:=[.CG46]/[.B46]*100" office:value-type="float" office:value="6.02224008574491" calcext:value-type="float">
            <text:p>6.0</text:p>
          </table:table-cell>
          <table:table-cell table:style-name="ce169" office:value-type="float" office:value="55997.07" calcext:value-type="float">
            <text:p>55997</text:p>
          </table:table-cell>
          <table:table-cell table:style-name="ce119" table:number-columns-repeated="12"/>
          <table:table-cell table:style-name="ce148" office:value-type="float" office:value="8.45" calcext:value-type="float">
            <text:p>8.5</text:p>
          </table:table-cell>
          <table:table-cell table:style-name="ce148" table:formula="of:=(([.CW46]*100)/[.CW45])-100" office:value-type="float" office:value="-7.65027322404373" calcext:value-type="float">
            <text:p>-7.7</text:p>
          </table:table-cell>
          <table:table-cell table:style-name="ce148" table:formula="of:=[.DC46]/([.CW46]*12)" office:value-type="float" office:value="19.9704142011834" calcext:value-type="float">
            <text:p>20.0</text:p>
          </table:table-cell>
          <table:table-cell table:style-name="ce148" table:formula="of:=100/[.CY46]" office:value-type="float" office:value="5.00740740740741" calcext:value-type="float">
            <text:p>5.0</text:p>
          </table:table-cell>
          <table:table-cell table:style-name="ce148" table:formula="of:=[.DC46]/(([.CW46]*12)*0.75)" office:value-type="float" office:value="26.6272189349112" calcext:value-type="float">
            <text:p>26.6</text:p>
          </table:table-cell>
          <table:table-cell table:style-name="ce148" table:formula="of:=100/[.DA46]" office:value-type="float" office:value="3.75555555555555" calcext:value-type="float">
            <text:p>3.8</text:p>
          </table:table-cell>
          <table:table-cell table:style-name="ce169" table:formula="of:=AVERAGE([Quarterly.D2:.D5])" office:value-type="float" office:value="2025" calcext:value-type="float">
            <text:p>2025</text:p>
          </table:table-cell>
          <table:table-cell table:style-name="ce169" office:value-type="float" office:value="1790.35583333333" calcext:value-type="float">
            <text:p>1790</text:p>
          </table:table-cell>
          <table:table-cell table:style-name="ce33" office:value-type="float" office:value="2.79" calcext:value-type="float">
            <text:p>2.79</text:p>
          </table:table-cell>
          <table:table-cell table:style-name="ce148" table:formula="of:=[.DF45]+[.DE46]" office:value-type="float" office:value="193.75" calcext:value-type="float">
            <text:p>193.8</text:p>
          </table:table-cell>
          <table:table-cell table:style-name="ce148" table:formula="of:=(([.DD46]*[.DE46])/100)+[.DG45]" office:value-type="float" office:value="692.25786525" calcext:value-type="float">
            <text:p>692.3</text:p>
          </table:table-cell>
          <table:table-cell table:style-name="ce148" table:formula="of:=[.DD46]-[.DG46]" office:value-type="float" office:value="1098.09796808333" calcext:value-type="float">
            <text:p>1098.1</text:p>
          </table:table-cell>
          <table:table-cell table:style-name="ce148" table:formula="of:=[.DD46]/[.DF46]*[.$DF$24]" office:value-type="float" office:value="924.054623655914" calcext:value-type="float">
            <text:p>924.1</text:p>
          </table:table-cell>
          <table:table-cell table:style-name="ce148" table:formula="of:=[.DD46]-[.DI46]" office:value-type="float" office:value="866.301209677419" calcext:value-type="float">
            <text:p>866.3</text:p>
          </table:table-cell>
          <table:table-cell table:style-name="ce33" table:formula="of:=([.AH46]-[.AH45])" office:value-type="float" office:value="0.993618181818182" calcext:value-type="float">
            <text:p>0.99</text:p>
          </table:table-cell>
          <table:table-cell table:style-name="ce33" table:formula="of:=([.DD46]*100/[.DD45])-100" office:value-type="float" office:value="5.35378202770627" calcext:value-type="float">
            <text:p>5.35</text:p>
          </table:table-cell>
          <table:table-cell table:style-name="ce33" table:formula="of:=[.DL46]-[.DE46]" office:value-type="float" office:value="2.56378202770627" calcext:value-type="float">
            <text:p>2.56</text:p>
          </table:table-cell>
          <table:table-cell table:style-name="ce33" table:formula="of:=([.O46]*100/[.O45])-100" office:value-type="float" office:value="-7.69507015126985" calcext:value-type="float">
            <text:p>-7.70</text:p>
          </table:table-cell>
          <table:table-cell table:style-name="ce33" table:formula="of:=([.T46]*100/[.T45])-100" office:value-type="float" office:value="-7.69507015126985" calcext:value-type="float">
            <text:p>-7.70</text:p>
          </table:table-cell>
          <table:table-cell table:style-name="ce107" office:value-type="float" office:value="8.23" calcext:value-type="float">
            <text:p>8.2</text:p>
          </table:table-cell>
          <table:table-cell table:style-name="ce148" table:formula="of:=([.DB46]+[.DL46])" office:value-type="float" office:value="9.10933758326183" calcext:value-type="float">
            <text:p>9.1</text:p>
          </table:table-cell>
          <table:table-cell table:style-name="ce148" table:formula="of:=-0.06*(([.A46]-1963)^2)+8.5*([.A46]-1963)+140" office:value-type="float" office:value="397.84" calcext:value-type="float">
            <text:p>397.8</text:p>
          </table:table-cell>
          <table:table-cell table:style-name="ce148" table:formula="of:=[.DR46]+50" office:value-type="float" office:value="447.84" calcext:value-type="float">
            <text:p>447.8</text:p>
          </table:table-cell>
          <table:table-cell table:style-name="ce148" table:formula="of:=[.DR46]-50" office:value-type="float" office:value="347.84" calcext:value-type="float">
            <text:p>347.8</text:p>
          </table:table-cell>
          <table:table-cell table:style-name="ce148" table:formula="of:=[.DR46]+100" office:value-type="float" office:value="497.84" calcext:value-type="float">
            <text:p>497.8</text:p>
          </table:table-cell>
          <table:table-cell table:style-name="ce148" table:formula="of:=[.DR46]-100" office:value-type="float" office:value="297.84" calcext:value-type="float">
            <text:p>297.8</text:p>
          </table:table-cell>
          <table:table-cell table:style-name="ce148" table:formula="of:=-0.025*(([.A46]-1963)^2)+5.5*([.A46]-1963)+175" office:value-type="float" office:value="368.6" calcext:value-type="float">
            <text:p>368.6</text:p>
          </table:table-cell>
          <table:table-cell table:style-name="ce94" table:formula="of:=2.76705660377358*0.264172052" office:value-type="float" office:value="0.730979021019018" calcext:value-type="float">
            <text:p>0.73</text:p>
          </table:table-cell>
          <table:table-cell table:style-name="ce139" table:formula="of:=([.DX46]*100/[.DX45])-100" office:value-type="float" office:value="9.23614563830094" calcext:value-type="float">
            <text:p>9.2</text:p>
          </table:table-cell>
          <table:table-cell table:style-name="ce94" office:value-type="float" office:value="1.42" calcext:value-type="float">
            <text:p>1.42</text:p>
          </table:table-cell>
          <table:table-cell table:number-columns-repeated="894"/>
        </table:table-row>
        <table:table-row table:style-name="ro9">
          <table:table-cell table:style-name="ce18" office:value-type="float" office:value="2008" calcext:value-type="float">
            <text:p>2008</text:p>
          </table:table-cell>
          <table:table-cell table:style-name="ce12" office:value-type="float" office:value="45668000" calcext:value-type="float">
            <text:p>45668000</text:p>
          </table:table-cell>
          <table:table-cell table:style-name="ce169" office:value-type="float" office:value="19246126" calcext:value-type="float">
            <text:p>19246126</text:p>
          </table:table-cell>
          <table:table-cell table:style-name="ce169" office:value-type="float" office:value="24490354.573479" calcext:value-type="float">
            <text:p>24490355</text:p>
          </table:table-cell>
          <table:table-cell table:style-name="ce169" office:value-type="float" office:value="37631693.419524" calcext:value-type="float">
            <text:p>37631693</text:p>
          </table:table-cell>
          <table:table-cell table:style-name="ce109" table:formula="of:=[.C47]/26" office:value-type="float" office:value="740235.615384615" calcext:value-type="float">
            <text:p>740236</text:p>
          </table:table-cell>
          <table:table-cell table:style-name="ce109" table:formula="of:=[.F47]/2" office:value-type="float" office:value="370117.807692308" calcext:value-type="float">
            <text:p>370118</text:p>
          </table:table-cell>
          <table:table-cell table:style-name="ce169" table:formula="of:=[.G47]*1.5" office:value-type="float" office:value="555176.711538461" calcext:value-type="float">
            <text:p>555177</text:p>
          </table:table-cell>
          <table:table-cell table:style-name="ce169" office:value-type="float" office:value="817295" calcext:value-type="float">
            <text:p>817295</text:p>
          </table:table-cell>
          <table:table-cell table:style-name="ce169" table:formula="of:=[.I47]/2" office:value-type="float" office:value="408647.5" calcext:value-type="float">
            <text:p>408648</text:p>
          </table:table-cell>
          <table:table-cell table:style-name="ce169" office:value-type="float" office:value="760332" calcext:value-type="float">
            <text:p>760332</text:p>
          </table:table-cell>
          <table:table-cell table:style-name="ce169" table:formula="of:=[.K47]/2" office:value-type="float" office:value="380166" calcext:value-type="float">
            <text:p>380166</text:p>
          </table:table-cell>
          <table:table-cell table:style-name="ce169" office:value-type="float" office:value="620629" calcext:value-type="float">
            <text:p>620629</text:p>
          </table:table-cell>
          <table:table-cell table:style-name="ce169" table:formula="of:=[.M47]/2" office:value-type="float" office:value="310314.5" calcext:value-type="float">
            <text:p>310315</text:p>
          </table:table-cell>
          <table:table-cell table:style-name="ce119" office:value-type="float" office:value="552080" calcext:value-type="float">
            <text:p>552080</text:p>
          </table:table-cell>
          <table:table-cell table:style-name="ce119" office:value-type="float" office:value="130481" calcext:value-type="float">
            <text:p>130481</text:p>
          </table:table-cell>
          <table:table-cell table:style-name="ce119" office:value-type="float" office:value="23507" calcext:value-type="float">
            <text:p>23507</text:p>
          </table:table-cell>
          <table:table-cell table:style-name="ce119" office:value-type="float" office:value="10653" calcext:value-type="float">
            <text:p>10653</text:p>
          </table:table-cell>
          <table:table-cell table:style-name="ce119" office:value-type="float" office:value="208499" calcext:value-type="float">
            <text:p>208499</text:p>
          </table:table-cell>
          <table:table-cell table:style-name="ce119" office:value-type="float" office:value="836419" calcext:value-type="float">
            <text:p>836419</text:p>
          </table:table-cell>
          <table:table-cell table:style-name="ce119" office:value-type="float" office:value="481028" calcext:value-type="float">
            <text:p>481028</text:p>
          </table:table-cell>
          <table:table-cell table:style-name="ce126" office:value-type="float" office:value="116809939000" calcext:value-type="float">
            <text:p>1.2E+11</text:p>
          </table:table-cell>
          <table:table-cell table:style-name="ce109" table:formula="of:=[.V47]/[.T47]" office:value-type="float" office:value="139654.812958577" calcext:value-type="float">
            <text:p>139655</text:p>
          </table:table-cell>
          <table:table-cell table:style-name="ce119" office:value-type="float" office:value="59375" calcext:value-type="float">
            <text:p>59375</text:p>
          </table:table-cell>
          <table:table-cell table:style-name="ce119" office:value-type="float" office:value="43992" calcext:value-type="float">
            <text:p>43992</text:p>
          </table:table-cell>
          <table:table-cell table:style-name="ce33" table:formula="of:=[.X47]/[.Y47]" office:value-type="float" office:value="1.34967721403892" calcext:value-type="float">
            <text:p>1.35</text:p>
          </table:table-cell>
          <table:table-cell table:style-name="ce33" table:formula="of:=[.T47]/[.O47]" office:value-type="float" office:value="1.5150322417041" calcext:value-type="float">
            <text:p>1.52</text:p>
          </table:table-cell>
          <table:table-cell table:style-name="ce33" table:formula="of:=([.W47]*100)/([.DD47]*(([.BP47]*([.BO47]/([.BJ47]+[.BO47])))+([.BK47]*([.BJ47]/([.BJ47]+[.BO47])))))" office:value-type="float" office:value="70.534796393301" calcext:value-type="float">
            <text:p>70.53</text:p>
          </table:table-cell>
          <table:table-cell table:style-name="ce105" table:formula="of:=(([.V47]*100/[.V46])-100)-[.DE47]" office:value-type="float" office:value="-40.7433745087403" calcext:value-type="float">
            <text:p>-40.74</text:p>
          </table:table-cell>
          <table:table-cell table:style-name="ce105" office:value-type="float" office:value="5.835" calcext:value-type="float">
            <text:p>5.84</text:p>
          </table:table-cell>
          <table:table-cell table:style-name="ce105" office:value-type="float" office:value="2.1" calcext:value-type="float">
            <text:p>2.10</text:p>
          </table:table-cell>
          <table:table-cell table:style-name="ce105" office:value-type="float" office:value="97.9" calcext:value-type="float">
            <text:p>97.90</text:p>
          </table:table-cell>
          <table:table-cell table:style-name="ce108" office:value-type="float" office:value="27" calcext:value-type="float">
            <text:p>27</text:p>
          </table:table-cell>
          <table:table-cell table:style-name="ce105" office:value-type="float" office:value="4.84216363636364" calcext:value-type="float">
            <text:p>4.84</text:p>
          </table:table-cell>
          <table:table-cell table:style-name="ce105" office:value-type="float" office:value="1.47115" calcext:value-type="float">
            <text:p>1.47</text:p>
          </table:table-cell>
          <table:table-cell table:style-name="ce106" table:formula="of:=[.DD47]*100" office:value-type="float" office:value="176600" calcext:value-type="float">
            <text:p>176600</text:p>
          </table:table-cell>
          <table:table-cell table:style-name="ce106" table:formula="of:=([.DD47]*100)*[.AI47]" office:value-type="float" office:value="259805.09" calcext:value-type="float">
            <text:p>259805</text:p>
          </table:table-cell>
          <table:table-cell table:style-name="ce127" office:value-type="float" office:value="9423780000000" calcext:value-type="float">
            <text:p>9.42E+12</text:p>
          </table:table-cell>
          <table:table-cell table:style-name="ce103" table:formula="of:=([.AL47]*100/[.AL46])-100" office:value-type="float" office:value="8.42600402534032" calcext:value-type="float">
            <text:p>8.43</text:p>
          </table:table-cell>
          <table:table-cell table:style-name="ce108" table:number-columns-repeated="2"/>
          <table:table-cell table:style-name="ce108" office:value-type="float" office:value="600.016666666667" calcext:value-type="float">
            <text:p>600</text:p>
          </table:table-cell>
          <table:table-cell table:style-name="ce109" table:formula="of:=[.DD47]*100/[.AP47]" office:value-type="float" office:value="294.32515763451" calcext:value-type="float">
            <text:p>294</text:p>
          </table:table-cell>
          <table:table-cell table:style-name="ce150" office:value-type="float" office:value="0.416671775464891" calcext:value-type="float">
            <text:p>0.4</text:p>
          </table:table-cell>
          <table:table-cell table:style-name="ce122" office:value-type="float" office:value="659028000000" calcext:value-type="float">
            <text:p>6.59E+11</text:p>
          </table:table-cell>
          <table:table-cell table:style-name="ce109" table:formula="of:=[.AS47]/[.E47]" office:value-type="float" office:value="17512.5788960133" calcext:value-type="float">
            <text:p>17513</text:p>
          </table:table-cell>
          <table:table-cell table:style-name="ce109" table:formula="of:=[.AU46]*(1+([.DE47]/100))" office:value-type="float" office:value="15480.5759330474" calcext:value-type="float">
            <text:p>15481</text:p>
          </table:table-cell>
          <table:table-cell table:style-name="ce109" table:formula="of:=[.AT47]+(12*PMT([.AD47]/100/12;[.AG47]*12;([.AT47]*5)*-1))" office:value-type="float" office:value="23961.3142894923" calcext:value-type="float">
            <text:p>23961</text:p>
          </table:table-cell>
          <table:table-cell table:style-name="ce109" table:formula="of:=[.AW46]*(1+([.DL47]/100))" office:value-type="float" office:value="27936.2294909342" calcext:value-type="float">
            <text:p>27936</text:p>
          </table:table-cell>
          <table:table-cell table:style-name="ce109" table:formula="of:=(([.AW47]+([.AU47]-[.AT47])+([.AV47]-[.AT47]))-[.AT47])+[.$AT$38]" office:value-type="float" office:value="26373.3713115235" calcext:value-type="float">
            <text:p>26373</text:p>
          </table:table-cell>
          <table:table-cell table:style-name="ce109" table:formula="of:=[.AX47]*[.$AY$38]/[.$AX$38]" office:value-type="float" office:value="168.534932206643" calcext:value-type="float">
            <text:p>169</text:p>
          </table:table-cell>
          <table:table-cell table:style-name="ce150" table:formula="of:=[.W47]/[.AT47]" office:value-type="float" office:value="7.97454297210154" calcext:value-type="float">
            <text:p>8.0</text:p>
          </table:table-cell>
          <table:table-cell table:style-name="ce109" table:formula="of:=[.W47]/5" office:value-type="float" office:value="27930.9625917154" calcext:value-type="float">
            <text:p>27931</text:p>
          </table:table-cell>
          <table:table-cell table:style-name="ce109" table:formula="of:=100-(([.AT47]*100)/[.BA47])" office:value-type="float" office:value="37.3004820778796" calcext:value-type="float">
            <text:p>37</text:p>
          </table:table-cell>
          <table:table-cell table:style-name="ce169" office:value-type="float" office:value="570" calcext:value-type="float">
            <text:p>570</text:p>
          </table:table-cell>
          <table:table-cell table:style-name="ce169" office:value-type="float" office:value="254.633333333333" calcext:value-type="float">
            <text:p>255</text:p>
          </table:table-cell>
          <table:table-cell table:style-name="ce119" office:value-type="float" office:value="31479" calcext:value-type="float">
            <text:p>31479</text:p>
          </table:table-cell>
          <table:table-cell table:style-name="ce119" office:value-type="float" office:value="108332" calcext:value-type="float">
            <text:p>108332</text:p>
          </table:table-cell>
          <table:table-cell table:style-name="ce119" office:value-type="float" office:value="50959" calcext:value-type="float">
            <text:p>50959</text:p>
          </table:table-cell>
          <table:table-cell table:style-name="ce119" office:value-type="float" office:value="53623" calcext:value-type="float">
            <text:p>53623</text:p>
          </table:table-cell>
          <table:table-cell table:style-name="ce119" office:value-type="float" office:value="3750" calcext:value-type="float">
            <text:p>3750</text:p>
          </table:table-cell>
          <table:table-cell table:style-name="ce119" office:value-type="float" office:value="53031" calcext:value-type="float">
            <text:p>53031</text:p>
          </table:table-cell>
          <table:table-cell table:style-name="ce83" office:value-type="float" office:value="172.450457121594" calcext:value-type="float">
            <text:p>172</text:p>
          </table:table-cell>
          <table:table-cell table:style-name="ce119" office:value-type="float" office:value="5718860600" calcext:value-type="float">
            <text:p>5718860600</text:p>
          </table:table-cell>
          <table:table-cell table:style-name="ce123" table:formula="of:=[.BL47]/[.BJ47]" office:value-type="float" office:value="107839.953989176" calcext:value-type="float">
            <text:p>107840</text:p>
          </table:table-cell>
          <table:table-cell table:style-name="ce123" table:formula="of:=[.BM47]/[.BK47]" office:value-type="float" office:value="625.338754034957" calcext:value-type="float">
            <text:p>625</text:p>
          </table:table-cell>
          <table:table-cell table:style-name="ce119" office:value-type="float" office:value="211758" calcext:value-type="float">
            <text:p>211758</text:p>
          </table:table-cell>
          <table:table-cell table:style-name="ce83" office:value-type="float" office:value="97.0044419215245" calcext:value-type="float">
            <text:p>97</text:p>
          </table:table-cell>
          <table:table-cell table:style-name="ce119" office:value-type="float" office:value="12685046800" calcext:value-type="float">
            <text:p>12685046800</text:p>
          </table:table-cell>
          <table:table-cell table:style-name="ce80" table:formula="of:=[.BQ47]/[.BO47]" office:value-type="float" office:value="59903.5068332719" calcext:value-type="float">
            <text:p>59904</text:p>
          </table:table-cell>
          <table:table-cell table:style-name="ce80" table:formula="of:=[.BR47]/[.BP47]" office:value-type="float" office:value="617.533647394551" calcext:value-type="float">
            <text:p>618</text:p>
          </table:table-cell>
          <table:table-cell table:style-name="ce86" table:formula="of:=[.DD47]/(([.BS47]+[.BN47])/2)" office:value-type="float" office:value="2.8418041915949" calcext:value-type="float">
            <text:p>2.84</text:p>
          </table:table-cell>
          <table:table-cell table:style-name="ce85" table:formula="of:=[.BV47]-[.BV46]" office:value-type="float" office:value="4.63084006233061" calcext:value-type="float">
            <text:p>4.6</text:p>
          </table:table-cell>
          <table:table-cell table:style-name="ce81" office:value-type="float" office:value="95.2532081008344" calcext:value-type="float">
            <text:p>95</text:p>
          </table:table-cell>
          <table:table-cell table:style-name="ce169" office:value-type="float" office:value="24569715" calcext:value-type="float">
            <text:p>24569715</text:p>
          </table:table-cell>
          <table:table-cell table:style-name="ce109" table:formula="of:=[.BW47]-[.BW46]" office:value-type="float" office:value="534749" calcext:value-type="float">
            <text:p>534749</text:p>
          </table:table-cell>
          <table:table-cell table:style-name="ce109" office:value-type="float" office:value="563631" calcext:value-type="float">
            <text:p>563631</text:p>
          </table:table-cell>
          <table:table-cell table:style-name="ce109" office:value-type="float" office:value="68587" calcext:value-type="float">
            <text:p>68587</text:p>
          </table:table-cell>
          <table:table-cell table:style-name="ce109" table:formula="of:=100-[.CB47]" office:value-type="float" office:value="89.1513686734639" calcext:value-type="float">
            <text:p>89</text:p>
          </table:table-cell>
          <table:table-cell table:style-name="ce109" table:formula="of:=([.BZ47]*100)/([.BY47]+[.BZ47])" office:value-type="float" office:value="10.8486313265361" calcext:value-type="float">
            <text:p>11</text:p>
          </table:table-cell>
          <table:table-cell table:style-name="ce146" table:formula="of:=([.BW47]/[.B47])" office:value-type="float" office:value="0.538007247963563" calcext:value-type="float">
            <text:p>0.5380</text:p>
          </table:table-cell>
          <table:table-cell table:style-name="ce148" table:formula="of:=([.BW47]*100/[.BW46])-100" office:value-type="float" office:value="2.22487936949859" calcext:value-type="float">
            <text:p>2.2</text:p>
          </table:table-cell>
          <table:table-cell table:style-name="ce33" table:formula="of:=([.B47]*100/[.B46])-100" office:value-type="float" office:value="1.97391925687745" calcext:value-type="float">
            <text:p>1.97</text:p>
          </table:table-cell>
          <table:table-cell table:style-name="ce148" table:formula="of:=[.CD47]-[.CE47]" office:value-type="float" office:value="0.250960112621144" calcext:value-type="float">
            <text:p>0.3</text:p>
          </table:table-cell>
          <table:table-cell table:style-name="ce169" office:value-type="float" office:value="1890000" calcext:value-type="float">
            <text:p>1890000</text:p>
          </table:table-cell>
          <table:table-cell table:style-name="ce169" table:formula="of:=[.CG47]/[.BX47]" office:value-type="float" office:value="3.53436846071708" calcext:value-type="float">
            <text:p>4</text:p>
          </table:table-cell>
          <table:table-cell table:style-name="ce148" table:formula="of:=[.CG47]/[.B47]*100" office:value-type="float" office:value="4.13856529736358" calcext:value-type="float">
            <text:p>4.1</text:p>
          </table:table-cell>
          <table:table-cell table:style-name="ce169" office:value-type="float" office:value="42695.54" calcext:value-type="float">
            <text:p>42696</text:p>
          </table:table-cell>
          <table:table-cell table:style-name="ce119" table:number-columns-repeated="12"/>
          <table:table-cell table:style-name="ce148" office:value-type="float" office:value="8" calcext:value-type="float">
            <text:p>8.0</text:p>
          </table:table-cell>
          <table:table-cell table:style-name="ce148" table:formula="of:=(([.CW47]*100)/[.CW46])-100" office:value-type="float" office:value="-5.32544378698223" calcext:value-type="float">
            <text:p>-5.3</text:p>
          </table:table-cell>
          <table:table-cell table:style-name="ce148" table:formula="of:=[.DC47]/([.CW47]*12)" office:value-type="float" office:value="20.6276041666667" calcext:value-type="float">
            <text:p>20.6</text:p>
          </table:table-cell>
          <table:table-cell table:style-name="ce148" table:formula="of:=100/[.CY47]" office:value-type="float" office:value="4.84787274334049" calcext:value-type="float">
            <text:p>4.8</text:p>
          </table:table-cell>
          <table:table-cell table:style-name="ce148" table:formula="of:=[.DC47]/(([.CW47]*12)*0.75)" office:value-type="float" office:value="27.5034722222222" calcext:value-type="float">
            <text:p>27.5</text:p>
          </table:table-cell>
          <table:table-cell table:style-name="ce148" table:formula="of:=100/[.DA47]" office:value-type="float" office:value="3.63590455750537" calcext:value-type="float">
            <text:p>3.6</text:p>
          </table:table-cell>
          <table:table-cell table:style-name="ce169" table:formula="of:=AVERAGE([Quarterly.D6:.D9])" office:value-type="float" office:value="1980.25" calcext:value-type="float">
            <text:p>1980</text:p>
          </table:table-cell>
          <table:table-cell table:style-name="ce109" office:value-type="float" office:value="1766" calcext:value-type="float">
            <text:p>1766</text:p>
          </table:table-cell>
          <table:table-cell table:style-name="ce33" office:value-type="float" office:value="4.08" calcext:value-type="float">
            <text:p>4.08</text:p>
          </table:table-cell>
          <table:table-cell table:style-name="ce148" table:formula="of:=[.DF46]+[.DE47]" office:value-type="float" office:value="197.83" calcext:value-type="float">
            <text:p>197.8</text:p>
          </table:table-cell>
          <table:table-cell table:style-name="ce148" table:formula="of:=(([.DD47]*[.DE47])/100)+[.DG46]" office:value-type="float" office:value="764.31066525" calcext:value-type="float">
            <text:p>764.3</text:p>
          </table:table-cell>
          <table:table-cell table:style-name="ce148" table:formula="of:=[.DD47]-[.DG47]" office:value-type="float" office:value="1001.68933475" calcext:value-type="float">
            <text:p>1001.7</text:p>
          </table:table-cell>
          <table:table-cell table:style-name="ce148" table:formula="of:=[.DD47]/[.DF47]*[.$DF$24]" office:value-type="float" office:value="892.685639185159" calcext:value-type="float">
            <text:p>892.7</text:p>
          </table:table-cell>
          <table:table-cell table:style-name="ce148" table:formula="of:=[.DD47]-[.DI47]" office:value-type="float" office:value="873.314360814841" calcext:value-type="float">
            <text:p>873.3</text:p>
          </table:table-cell>
          <table:table-cell table:style-name="ce33" table:formula="of:=([.AH47]-[.AH46])" office:value-type="float" office:value="0.357454545454544" calcext:value-type="float">
            <text:p>0.36</text:p>
          </table:table-cell>
          <table:table-cell table:style-name="ce33" table:formula="of:=([.DD47]*100/[.DD46])-100" office:value-type="float" office:value="-1.36039064860012" calcext:value-type="float">
            <text:p>-1.36</text:p>
          </table:table-cell>
          <table:table-cell table:style-name="ce33" table:formula="of:=[.DL47]-[.DE47]" office:value-type="float" office:value="-5.44039064860012" calcext:value-type="float">
            <text:p>-5.44</text:p>
          </table:table-cell>
          <table:table-cell table:style-name="ce33" table:formula="of:=([.O47]*100/[.O46])-100" office:value-type="float" office:value="-28.7914355733265" calcext:value-type="float">
            <text:p>-28.79</text:p>
          </table:table-cell>
          <table:table-cell table:style-name="ce33" table:formula="of:=([.T47]*100/[.T46])-100" office:value-type="float" office:value="-32.4864192946912" calcext:value-type="float">
            <text:p>-32.49</text:p>
          </table:table-cell>
          <table:table-cell table:style-name="ce107" office:value-type="float" office:value="11.25" calcext:value-type="float">
            <text:p>11.3</text:p>
          </table:table-cell>
          <table:table-cell table:style-name="ce148" table:formula="of:=([.DB47]+[.DL47])" office:value-type="float" office:value="2.27551390890525" calcext:value-type="float">
            <text:p>2.3</text:p>
          </table:table-cell>
          <table:table-cell table:style-name="ce148" table:formula="of:=-0.06*(([.A47]-1963)^2)+8.5*([.A47]-1963)+140" office:value-type="float" office:value="401" calcext:value-type="float">
            <text:p>401.0</text:p>
          </table:table-cell>
          <table:table-cell table:style-name="ce148" table:formula="of:=[.DR47]+50" office:value-type="float" office:value="451" calcext:value-type="float">
            <text:p>451.0</text:p>
          </table:table-cell>
          <table:table-cell table:style-name="ce148" table:formula="of:=[.DR47]-50" office:value-type="float" office:value="351" calcext:value-type="float">
            <text:p>351.0</text:p>
          </table:table-cell>
          <table:table-cell table:style-name="ce148" table:formula="of:=[.DR47]+100" office:value-type="float" office:value="501" calcext:value-type="float">
            <text:p>501.0</text:p>
          </table:table-cell>
          <table:table-cell table:style-name="ce148" table:formula="of:=[.DR47]-100" office:value-type="float" office:value="301" calcext:value-type="float">
            <text:p>301.0</text:p>
          </table:table-cell>
          <table:table-cell table:style-name="ce148" table:formula="of:=-0.025*(([.A47]-1963)^2)+5.5*([.A47]-1963)+175" office:value-type="float" office:value="371.875" calcext:value-type="float">
            <text:p>371.9</text:p>
          </table:table-cell>
          <table:table-cell table:style-name="ce94" table:formula="of:=3.21286538461538*0.264172052" office:value-type="float" office:value="0.848749241453614" calcext:value-type="float">
            <text:p>0.85</text:p>
          </table:table-cell>
          <table:table-cell table:style-name="ce139" table:formula="of:=([.DX47]*100/[.DX46])-100" office:value-type="float" office:value="16.1112996472073" calcext:value-type="float">
            <text:p>16.1</text:p>
          </table:table-cell>
          <table:table-cell table:style-name="ce94" office:value-type="float" office:value="1.62" calcext:value-type="float">
            <text:p>1.62</text:p>
          </table:table-cell>
          <table:table-cell table:number-columns-repeated="894"/>
        </table:table-row>
        <table:table-row table:style-name="ro9">
          <table:table-cell table:style-name="ce18" office:value-type="float" office:value="2009" calcext:value-type="float">
            <text:p>2009</text:p>
          </table:table-cell>
          <table:table-cell table:style-name="ce12" office:value-type="float" office:value="46239000" calcext:value-type="float">
            <text:p>46239000</text:p>
          </table:table-cell>
          <table:table-cell table:style-name="ce169" office:value-type="float" office:value="19428733" calcext:value-type="float">
            <text:p>19428733</text:p>
          </table:table-cell>
          <table:table-cell table:style-name="ce169" office:value-type="float" office:value="24810150.917161" calcext:value-type="float">
            <text:p>24810151</text:p>
          </table:table-cell>
          <table:table-cell table:style-name="ce169" office:value-type="float" office:value="38051704.392754" calcext:value-type="float">
            <text:p>38051704</text:p>
          </table:table-cell>
          <table:table-cell table:style-name="ce109" table:formula="of:=[.C48]/26" office:value-type="float" office:value="747258.961538462" calcext:value-type="float">
            <text:p>747259</text:p>
          </table:table-cell>
          <table:table-cell table:style-name="ce109" table:formula="of:=[.F48]/2" office:value-type="float" office:value="373629.480769231" calcext:value-type="float">
            <text:p>373629</text:p>
          </table:table-cell>
          <table:table-cell table:style-name="ce169" table:formula="of:=[.G48]*1.5" office:value-type="float" office:value="560444.221153846" calcext:value-type="float">
            <text:p>560444</text:p>
          </table:table-cell>
          <table:table-cell table:style-name="ce169" office:value-type="float" office:value="816375" calcext:value-type="float">
            <text:p>816375</text:p>
          </table:table-cell>
          <table:table-cell table:style-name="ce169" table:formula="of:=[.I48]/2" office:value-type="float" office:value="408187.5" calcext:value-type="float">
            <text:p>408188</text:p>
          </table:table-cell>
          <table:table-cell table:style-name="ce169" office:value-type="float" office:value="764551" calcext:value-type="float">
            <text:p>764551</text:p>
          </table:table-cell>
          <table:table-cell table:style-name="ce169" table:formula="of:=[.K48]/2" office:value-type="float" office:value="382275.5" calcext:value-type="float">
            <text:p>382276</text:p>
          </table:table-cell>
          <table:table-cell table:style-name="ce169" office:value-type="float" office:value="638318" calcext:value-type="float">
            <text:p>638318</text:p>
          </table:table-cell>
          <table:table-cell table:style-name="ce169" table:formula="of:=[.M48]/2" office:value-type="float" office:value="319159" calcext:value-type="float">
            <text:p>319159</text:p>
          </table:table-cell>
          <table:table-cell table:style-name="ce119" office:value-type="float" office:value="413393" calcext:value-type="float">
            <text:p>413393</text:p>
          </table:table-cell>
          <table:table-cell table:style-name="ce119" office:value-type="float" office:value="122546" calcext:value-type="float">
            <text:p>122546</text:p>
          </table:table-cell>
          <table:table-cell table:style-name="ce119" office:value-type="float" office:value="22765" calcext:value-type="float">
            <text:p>22765</text:p>
          </table:table-cell>
          <table:table-cell table:style-name="ce119" office:value-type="float" office:value="7512" calcext:value-type="float">
            <text:p>7512</text:p>
          </table:table-cell>
          <table:table-cell table:style-name="ce119" office:value-type="float" office:value="200749" calcext:value-type="float">
            <text:p>200749</text:p>
          </table:table-cell>
          <table:table-cell table:style-name="ce119" office:value-type="float" office:value="650889" calcext:value-type="float">
            <text:p>650889</text:p>
          </table:table-cell>
          <table:table-cell table:style-name="ce119" office:value-type="float" office:value="360397" calcext:value-type="float">
            <text:p>360397</text:p>
          </table:table-cell>
          <table:table-cell table:style-name="ce126" office:value-type="float" office:value="76677074000" calcext:value-type="float">
            <text:p>7.7E+10</text:p>
          </table:table-cell>
          <table:table-cell table:style-name="ce109" table:formula="of:=[.V48]/[.T48]" office:value-type="float" office:value="117803.610139363" calcext:value-type="float">
            <text:p>117804</text:p>
          </table:table-cell>
          <table:table-cell table:style-name="ce119" office:value-type="float" office:value="70471" calcext:value-type="float">
            <text:p>70471</text:p>
          </table:table-cell>
          <table:table-cell table:style-name="ce119" office:value-type="float" office:value="27640" calcext:value-type="float">
            <text:p>27640</text:p>
          </table:table-cell>
          <table:table-cell table:style-name="ce33" table:formula="of:=[.X48]/[.Y48]" office:value-type="float" office:value="2.5496020260492" calcext:value-type="float">
            <text:p>2.55</text:p>
          </table:table-cell>
          <table:table-cell table:style-name="ce33" table:formula="of:=[.T48]/[.O48]" office:value-type="float" office:value="1.57450416431822" calcext:value-type="float">
            <text:p>1.57</text:p>
          </table:table-cell>
          <table:table-cell table:style-name="ce33" table:formula="of:=([.W48]*100)/([.DD48]*(([.BP48]*([.BO48]/([.BJ48]+[.BO48])))+([.BK48]*([.BJ48]/([.BJ48]+[.BO48])))))" office:value-type="float" office:value="58.1677346502355" calcext:value-type="float">
            <text:p>58.17</text:p>
          </table:table-cell>
          <table:table-cell table:style-name="ce105" table:formula="of:=(([.V48]*100/[.V47])-100)-[.DE48]" office:value-type="float" office:value="-34.0674060080624" calcext:value-type="float">
            <text:p>-34.07</text:p>
          </table:table-cell>
          <table:table-cell table:style-name="ce105" office:value-type="float" office:value="3.439" calcext:value-type="float">
            <text:p>3.44</text:p>
          </table:table-cell>
          <table:table-cell table:style-name="ce105" office:value-type="float" office:value="3.1" calcext:value-type="float">
            <text:p>3.10</text:p>
          </table:table-cell>
          <table:table-cell table:style-name="ce105" office:value-type="float" office:value="96.9" calcext:value-type="float">
            <text:p>96.90</text:p>
          </table:table-cell>
          <table:table-cell table:style-name="ce108" office:value-type="float" office:value="24" calcext:value-type="float">
            <text:p>24</text:p>
          </table:table-cell>
          <table:table-cell table:style-name="ce105" office:value-type="float" office:value="1.52664545454545" calcext:value-type="float">
            <text:p>1.53</text:p>
          </table:table-cell>
          <table:table-cell table:style-name="ce105" office:value-type="float" office:value="1.39483333333333" calcext:value-type="float">
            <text:p>1.39</text:p>
          </table:table-cell>
          <table:table-cell table:style-name="ce106" table:formula="of:=[.DD48]*100" office:value-type="float" office:value="169200" calcext:value-type="float">
            <text:p>169200</text:p>
          </table:table-cell>
          <table:table-cell table:style-name="ce106" table:formula="of:=([.DD48]*100)*[.AI48]" office:value-type="float" office:value="236005.8" calcext:value-type="float">
            <text:p>236006</text:p>
          </table:table-cell>
          <table:table-cell table:style-name="ce127" office:value-type="float" office:value="9382249000000" calcext:value-type="float">
            <text:p>9.38E+12</text:p>
          </table:table-cell>
          <table:table-cell table:style-name="ce103" table:formula="of:=([.AL48]*100/[.AL47])-100" office:value-type="float" office:value="-0.4407042609229" calcext:value-type="float">
            <text:p>-0.44</text:p>
          </table:table-cell>
          <table:table-cell table:style-name="ce108" table:number-columns-repeated="2"/>
          <table:table-cell table:style-name="ce108" office:value-type="float" office:value="702.8925" calcext:value-type="float">
            <text:p>703</text:p>
          </table:table-cell>
          <table:table-cell table:style-name="ce109" table:formula="of:=[.DD48]*100/[.AP48]" office:value-type="float" office:value="240.719597947055" calcext:value-type="float">
            <text:p>241</text:p>
          </table:table-cell>
          <table:table-cell table:style-name="ce150" office:value-type="float" office:value="-4.5211394287207" calcext:value-type="float">
            <text:p>-4.5</text:p>
          </table:table-cell>
          <table:table-cell table:style-name="ce122" office:value-type="float" office:value="655007000000" calcext:value-type="float">
            <text:p>6.55E+11</text:p>
          </table:table-cell>
          <table:table-cell table:style-name="ce109" table:formula="of:=[.AS48]/[.E48]" office:value-type="float" office:value="17213.6047636471" calcext:value-type="float">
            <text:p>17214</text:p>
          </table:table-cell>
          <table:table-cell table:style-name="ce109" table:formula="of:=[.AU47]*(1+([.DE48]/100))" office:value-type="float" office:value="15435.6822628415" calcext:value-type="float">
            <text:p>15436</text:p>
          </table:table-cell>
          <table:table-cell table:style-name="ce109" table:formula="of:=[.AT48]+(12*PMT([.AD48]/100/12;[.AG48]*12;([.AT48]*5)*-1))" office:value-type="float" office:value="22485.8727854249" calcext:value-type="float">
            <text:p>22486</text:p>
          </table:table-cell>
          <table:table-cell table:style-name="ce109" table:formula="of:=[.AW47]*(1+([.DL48]/100))" office:value-type="float" office:value="26765.6287081884" calcext:value-type="float">
            <text:p>26766</text:p>
          </table:table-cell>
          <table:table-cell table:style-name="ce109" table:formula="of:=(([.AW48]+([.AU48]-[.AT48])+([.AV48]-[.AT48]))-[.AT48])+[.$AT$38]" office:value-type="float" office:value="24579.3577516032" calcext:value-type="float">
            <text:p>24579</text:p>
          </table:table-cell>
          <table:table-cell table:style-name="ce109" table:formula="of:=[.AX48]*[.$AY$38]/[.$AX$38]" office:value-type="float" office:value="157.070567255816" calcext:value-type="float">
            <text:p>157</text:p>
          </table:table-cell>
          <table:table-cell table:style-name="ce150" table:formula="of:=[.W48]/[.AT48]" office:value-type="float" office:value="6.84363396028178" calcext:value-type="float">
            <text:p>6.8</text:p>
          </table:table-cell>
          <table:table-cell table:style-name="ce109" table:formula="of:=[.W48]/5" office:value-type="float" office:value="23560.7220278726" calcext:value-type="float">
            <text:p>23561</text:p>
          </table:table-cell>
          <table:table-cell table:style-name="ce109" table:formula="of:=100-(([.AT48]*100)/[.BA48])" office:value-type="float" office:value="26.9394004849124" calcext:value-type="float">
            <text:p>27</text:p>
          </table:table-cell>
          <table:table-cell table:style-name="ce169" office:value-type="float" office:value="600" calcext:value-type="float">
            <text:p>600</text:p>
          </table:table-cell>
          <table:table-cell table:style-name="ce169" office:value-type="float" office:value="239.025" calcext:value-type="float">
            <text:p>239</text:p>
          </table:table-cell>
          <table:table-cell table:style-name="ce119" office:value-type="float" office:value="22656" calcext:value-type="float">
            <text:p>22656</text:p>
          </table:table-cell>
          <table:table-cell table:style-name="ce119" office:value-type="float" office:value="89108" calcext:value-type="float">
            <text:p>89108</text:p>
          </table:table-cell>
          <table:table-cell table:style-name="ce119" office:value-type="float" office:value="31595" calcext:value-type="float">
            <text:p>31595</text:p>
          </table:table-cell>
          <table:table-cell table:style-name="ce119" office:value-type="float" office:value="55012" calcext:value-type="float">
            <text:p>55012</text:p>
          </table:table-cell>
          <table:table-cell table:style-name="ce119" office:value-type="float" office:value="2501" calcext:value-type="float">
            <text:p>2501</text:p>
          </table:table-cell>
          <table:table-cell table:style-name="ce119" office:value-type="float" office:value="27072" calcext:value-type="float">
            <text:p>27072</text:p>
          </table:table-cell>
          <table:table-cell table:style-name="ce83" office:value-type="float" office:value="183.242478359652" calcext:value-type="float">
            <text:p>183</text:p>
          </table:table-cell>
          <table:table-cell table:style-name="ce119" office:value-type="float" office:value="3199472400" calcext:value-type="float">
            <text:p>3199472400</text:p>
          </table:table-cell>
          <table:table-cell table:style-name="ce123" table:formula="of:=[.BL48]/[.BJ48]" office:value-type="float" office:value="118183.820921986" calcext:value-type="float">
            <text:p>118184</text:p>
          </table:table-cell>
          <table:table-cell table:style-name="ce123" table:formula="of:=[.BM48]/[.BK48]" office:value-type="float" office:value="644.958647033933" calcext:value-type="float">
            <text:p>645</text:p>
          </table:table-cell>
          <table:table-cell table:style-name="ce119" office:value-type="float" office:value="83750" calcext:value-type="float">
            <text:p>83750</text:p>
          </table:table-cell>
          <table:table-cell table:style-name="ce83" office:value-type="float" office:value="99.1534496268236" calcext:value-type="float">
            <text:p>99</text:p>
          </table:table-cell>
          <table:table-cell table:style-name="ce119" office:value-type="float" office:value="5318232000" calcext:value-type="float">
            <text:p>5318232000</text:p>
          </table:table-cell>
          <table:table-cell table:style-name="ce80" table:formula="of:=[.BQ48]/[.BO48]" office:value-type="float" office:value="63501.2776119403" calcext:value-type="float">
            <text:p>63501</text:p>
          </table:table-cell>
          <table:table-cell table:style-name="ce80" table:formula="of:=[.BR48]/[.BP48]" office:value-type="float" office:value="640.434375716985" calcext:value-type="float">
            <text:p>640</text:p>
          </table:table-cell>
          <table:table-cell table:style-name="ce86" table:formula="of:=[.DD48]/(([.BS48]+[.BN48])/2)" office:value-type="float" office:value="2.6326578253535" calcext:value-type="float">
            <text:p>2.63</text:p>
          </table:table-cell>
          <table:table-cell table:style-name="ce85" table:formula="of:=[.BV48]-[.BV47]" office:value-type="float" office:value="1.13079871876145" calcext:value-type="float">
            <text:p>1.1</text:p>
          </table:table-cell>
          <table:table-cell table:style-name="ce81" office:value-type="float" office:value="96.3840068195958" calcext:value-type="float">
            <text:p>96</text:p>
          </table:table-cell>
          <table:table-cell table:style-name="ce169" office:value-type="float" office:value="24908126" calcext:value-type="float">
            <text:p>24908126</text:p>
          </table:table-cell>
          <table:table-cell table:style-name="ce109" table:formula="of:=[.BW48]-[.BW47]" office:value-type="float" office:value="338411" calcext:value-type="float">
            <text:p>338411</text:p>
          </table:table-cell>
          <table:table-cell table:style-name="ce109" office:value-type="float" office:value="356555" calcext:value-type="float">
            <text:p>356555</text:p>
          </table:table-cell>
          <table:table-cell table:style-name="ce109" office:value-type="float" office:value="67904" calcext:value-type="float">
            <text:p>67904</text:p>
          </table:table-cell>
          <table:table-cell table:style-name="ce109" table:formula="of:=100-[.CB48]" office:value-type="float" office:value="84.0022240075013" calcext:value-type="float">
            <text:p>84</text:p>
          </table:table-cell>
          <table:table-cell table:style-name="ce109" table:formula="of:=([.BZ48]*100)/([.BY48]+[.BZ48])" office:value-type="float" office:value="15.9977759924987" calcext:value-type="float">
            <text:p>16</text:p>
          </table:table-cell>
          <table:table-cell table:style-name="ce146" table:formula="of:=([.BW48]/[.B48])" office:value-type="float" office:value="0.538682194684141" calcext:value-type="float">
            <text:p>0.5387</text:p>
          </table:table-cell>
          <table:table-cell table:style-name="ce148" table:formula="of:=([.BW48]*100/[.BW47])-100" office:value-type="float" office:value="1.37735012392288" calcext:value-type="float">
            <text:p>1.4</text:p>
          </table:table-cell>
          <table:table-cell table:style-name="ce33" table:formula="of:=([.B48]*100/[.B47])-100" office:value-type="float" office:value="1.25032845756328" calcext:value-type="float">
            <text:p>1.25</text:p>
          </table:table-cell>
          <table:table-cell table:style-name="ce148" table:formula="of:=[.CD48]-[.CE48]" office:value-type="float" office:value="0.127021666359596" calcext:value-type="float">
            <text:p>0.1</text:p>
          </table:table-cell>
          <table:table-cell table:style-name="ce169" office:value-type="float" office:value="2460000" calcext:value-type="float">
            <text:p>2460000</text:p>
          </table:table-cell>
          <table:table-cell table:style-name="ce169" table:formula="of:=[.CG48]/[.BX48]" office:value-type="float" office:value="7.26926725195103" calcext:value-type="float">
            <text:p>7</text:p>
          </table:table-cell>
          <table:table-cell table:style-name="ce148" table:formula="of:=[.CG48]/[.B48]*100" office:value-type="float" office:value="5.32018426004023" calcext:value-type="float">
            <text:p>5.3</text:p>
          </table:table-cell>
          <table:table-cell table:style-name="ce169" office:value-type="float" office:value="28911.14" calcext:value-type="float">
            <text:p>28911</text:p>
          </table:table-cell>
          <table:table-cell table:style-name="ce119" table:number-columns-repeated="12"/>
          <table:table-cell table:style-name="ce148" office:value-type="float" office:value="7.65" calcext:value-type="float">
            <text:p>7.7</text:p>
          </table:table-cell>
          <table:table-cell table:style-name="ce148" table:formula="of:=(([.CW48]*100)/[.CW47])-100" office:value-type="float" office:value="-4.375" calcext:value-type="float">
            <text:p>-4.4</text:p>
          </table:table-cell>
          <table:table-cell table:style-name="ce148" table:formula="of:=[.DC48]/([.CW48]*12)" office:value-type="float" office:value="20.6871822803195" calcext:value-type="float">
            <text:p>20.7</text:p>
          </table:table-cell>
          <table:table-cell table:style-name="ce148" table:formula="of:=100/[.CY48]" office:value-type="float" office:value="4.8339110974593" calcext:value-type="float">
            <text:p>4.8</text:p>
          </table:table-cell>
          <table:table-cell table:style-name="ce148" table:formula="of:=[.DC48]/(([.CW48]*12)*0.75)" office:value-type="float" office:value="27.5829097070927" calcext:value-type="float">
            <text:p>27.6</text:p>
          </table:table-cell>
          <table:table-cell table:style-name="ce148" table:formula="of:=100/[.DA48]" office:value-type="float" office:value="3.62543332309448" calcext:value-type="float">
            <text:p>3.6</text:p>
          </table:table-cell>
          <table:table-cell table:style-name="ce169" table:formula="of:=AVERAGE([Quarterly.D10:.D13])" office:value-type="float" office:value="1899.08333333333" calcext:value-type="float">
            <text:p>1899</text:p>
          </table:table-cell>
          <table:table-cell table:style-name="ce109" office:value-type="float" office:value="1692" calcext:value-type="float">
            <text:p>1692</text:p>
          </table:table-cell>
          <table:table-cell table:style-name="ce33" office:value-type="float" office:value="-0.29" calcext:value-type="float">
            <text:p>-0.29</text:p>
          </table:table-cell>
          <table:table-cell table:style-name="ce148" table:formula="of:=[.DF47]+[.DE48]" office:value-type="float" office:value="197.54" calcext:value-type="float">
            <text:p>197.5</text:p>
          </table:table-cell>
          <table:table-cell table:style-name="ce148" table:formula="of:=(([.DD48]*[.DE48])/100)+[.DG47]" office:value-type="float" office:value="759.40386525" calcext:value-type="float">
            <text:p>759.4</text:p>
          </table:table-cell>
          <table:table-cell table:style-name="ce148" table:formula="of:=[.DD48]-[.DG48]" office:value-type="float" office:value="932.59613475" calcext:value-type="float">
            <text:p>932.6</text:p>
          </table:table-cell>
          <table:table-cell table:style-name="ce148" table:formula="of:=[.DD48]/[.DF48]*[.$DF$24]" office:value-type="float" office:value="856.535385238433" calcext:value-type="float">
            <text:p>856.5</text:p>
          </table:table-cell>
          <table:table-cell table:style-name="ce148" table:formula="of:=[.DD48]-[.DI48]" office:value-type="float" office:value="835.464614761567" calcext:value-type="float">
            <text:p>835.5</text:p>
          </table:table-cell>
          <table:table-cell table:style-name="ce33" table:formula="of:=([.AH48]-[.AH47])" office:value-type="float" office:value="-3.31551818181818" calcext:value-type="float">
            <text:p>-3.32</text:p>
          </table:table-cell>
          <table:table-cell table:style-name="ce33" table:formula="of:=([.DD48]*100/[.DD47])-100" office:value-type="float" office:value="-4.19026047565119" calcext:value-type="float">
            <text:p>-4.19</text:p>
          </table:table-cell>
          <table:table-cell table:style-name="ce33" table:formula="of:=[.DL48]-[.DE48]" office:value-type="float" office:value="-3.90026047565119" calcext:value-type="float">
            <text:p>-3.90</text:p>
          </table:table-cell>
          <table:table-cell table:style-name="ce33" table:formula="of:=([.O48]*100/[.O47])-100" office:value-type="float" office:value="-25.1208158237936" calcext:value-type="float">
            <text:p>-25.12</text:p>
          </table:table-cell>
          <table:table-cell table:style-name="ce33" table:formula="of:=([.T48]*100/[.T47])-100" office:value-type="float" office:value="-22.1814664659698" calcext:value-type="float">
            <text:p>-22.18</text:p>
          </table:table-cell>
          <table:table-cell table:style-name="ce107" office:value-type="float" office:value="17.86" calcext:value-type="float">
            <text:p>17.9</text:p>
          </table:table-cell>
          <table:table-cell table:style-name="ce148" table:formula="of:=([.DB48]+[.DL48])" office:value-type="float" office:value="-0.564827152556711" calcext:value-type="float">
            <text:p>-0.6</text:p>
          </table:table-cell>
          <table:table-cell table:style-name="ce148" table:formula="of:=-0.06*(([.A48]-1963)^2)+8.5*([.A48]-1963)+140" office:value-type="float" office:value="404.04" calcext:value-type="float">
            <text:p>404.0</text:p>
          </table:table-cell>
          <table:table-cell table:style-name="ce148" table:formula="of:=[.DR48]+50" office:value-type="float" office:value="454.04" calcext:value-type="float">
            <text:p>454.0</text:p>
          </table:table-cell>
          <table:table-cell table:style-name="ce148" table:formula="of:=[.DR48]-50" office:value-type="float" office:value="354.04" calcext:value-type="float">
            <text:p>354.0</text:p>
          </table:table-cell>
          <table:table-cell table:style-name="ce148" table:formula="of:=[.DR48]+100" office:value-type="float" office:value="504.04" calcext:value-type="float">
            <text:p>504.0</text:p>
          </table:table-cell>
          <table:table-cell table:style-name="ce148" table:formula="of:=[.DR48]-100" office:value-type="float" office:value="304.04" calcext:value-type="float">
            <text:p>304.0</text:p>
          </table:table-cell>
          <table:table-cell table:style-name="ce148" table:formula="of:=-0.025*(([.A48]-1963)^2)+5.5*([.A48]-1963)+175" office:value-type="float" office:value="375.1" calcext:value-type="float">
            <text:p>375.1</text:p>
          </table:table-cell>
          <table:table-cell table:style-name="ce94" table:formula="of:=2.3145*0.264172052" office:value-type="float" office:value="0.611426214354" calcext:value-type="float">
            <text:p>0.61</text:p>
          </table:table-cell>
          <table:table-cell table:style-name="ce139" table:formula="of:=([.DX48]*100/[.DX47])-100" office:value-type="float" office:value="-27.9615009367386" calcext:value-type="float">
            <text:p>-28.0</text:p>
          </table:table-cell>
          <table:table-cell table:style-name="ce94" office:value-type="float" office:value="1.39" calcext:value-type="float">
            <text:p>1.39</text:p>
          </table:table-cell>
          <table:table-cell table:number-columns-repeated="894"/>
        </table:table-row>
        <table:table-row table:style-name="ro9">
          <table:table-cell table:style-name="ce18" office:value-type="float" office:value="2010" calcext:value-type="float">
            <text:p>2010</text:p>
          </table:table-cell>
          <table:table-cell table:style-name="ce12" office:value-type="float" office:value="46486000" calcext:value-type="float">
            <text:p>46486000</text:p>
          </table:table-cell>
          <table:table-cell table:style-name="ce169" office:value-type="float" office:value="19403020" calcext:value-type="float">
            <text:p>19403020</text:p>
          </table:table-cell>
          <table:table-cell table:style-name="ce169" office:value-type="float" office:value="24881374.896898" calcext:value-type="float">
            <text:p>24881375</text:p>
          </table:table-cell>
          <table:table-cell table:style-name="ce169" office:value-type="float" office:value="38223381.611099" calcext:value-type="float">
            <text:p>38223382</text:p>
          </table:table-cell>
          <table:table-cell table:style-name="ce109" table:formula="of:=[.C49]/26" office:value-type="float" office:value="746270" calcext:value-type="float">
            <text:p>746270</text:p>
          </table:table-cell>
          <table:table-cell table:style-name="ce109" table:formula="of:=[.F49]/2" office:value-type="float" office:value="373135" calcext:value-type="float">
            <text:p>373135</text:p>
          </table:table-cell>
          <table:table-cell table:style-name="ce169" table:formula="of:=[.G49]*1.5" office:value-type="float" office:value="559702.5" calcext:value-type="float">
            <text:p>559703</text:p>
          </table:table-cell>
          <table:table-cell table:style-name="ce169" office:value-type="float" office:value="779876" calcext:value-type="float">
            <text:p>779876</text:p>
          </table:table-cell>
          <table:table-cell table:style-name="ce169" table:formula="of:=[.I49]/2" office:value-type="float" office:value="389938" calcext:value-type="float">
            <text:p>389938</text:p>
          </table:table-cell>
          <table:table-cell table:style-name="ce169" office:value-type="float" office:value="771872" calcext:value-type="float">
            <text:p>771872</text:p>
          </table:table-cell>
          <table:table-cell table:style-name="ce169" table:formula="of:=[.K49]/2" office:value-type="float" office:value="385936" calcext:value-type="float">
            <text:p>385936</text:p>
          </table:table-cell>
          <table:table-cell table:style-name="ce169" office:value-type="float" office:value="652384" calcext:value-type="float">
            <text:p>652384</text:p>
          </table:table-cell>
          <table:table-cell table:style-name="ce169" table:formula="of:=[.M49]/2" office:value-type="float" office:value="326192" calcext:value-type="float">
            <text:p>326192</text:p>
          </table:table-cell>
          <table:table-cell table:style-name="ce119" office:value-type="float" office:value="439591" calcext:value-type="float">
            <text:p>439591</text:p>
          </table:table-cell>
          <table:table-cell table:style-name="ce119" office:value-type="float" office:value="132407" calcext:value-type="float">
            <text:p>132407</text:p>
          </table:table-cell>
          <table:table-cell table:style-name="ce119" office:value-type="float" office:value="21986" calcext:value-type="float">
            <text:p>21986</text:p>
          </table:table-cell>
          <table:table-cell table:style-name="ce119" office:value-type="float" office:value="5885" calcext:value-type="float">
            <text:p>5885</text:p>
          </table:table-cell>
          <table:table-cell table:style-name="ce119" office:value-type="float" office:value="194221" calcext:value-type="float">
            <text:p>194221</text:p>
          </table:table-cell>
          <table:table-cell table:style-name="ce119" office:value-type="float" office:value="607535" calcext:value-type="float">
            <text:p>607535</text:p>
          </table:table-cell>
          <table:table-cell table:style-name="ce119" office:value-type="float" office:value="370543" calcext:value-type="float">
            <text:p>370543</text:p>
          </table:table-cell>
          <table:table-cell table:style-name="ce126" office:value-type="float" office:value="71041231000" calcext:value-type="float">
            <text:p>7.1E+10</text:p>
          </table:table-cell>
          <table:table-cell table:style-name="ce109" table:formula="of:=[.V49]/[.T49]" office:value-type="float" office:value="116933.561029406" calcext:value-type="float">
            <text:p>116934</text:p>
          </table:table-cell>
          <table:table-cell table:style-name="ce119" office:value-type="float" office:value="57697" calcext:value-type="float">
            <text:p>57697</text:p>
          </table:table-cell>
          <table:table-cell table:style-name="ce119" office:value-type="float" office:value="23852" calcext:value-type="float">
            <text:p>23852</text:p>
          </table:table-cell>
          <table:table-cell table:style-name="ce33" table:formula="of:=[.X49]/[.Y49]" office:value-type="float" office:value="2.41895857789703" calcext:value-type="float">
            <text:p>2.42</text:p>
          </table:table-cell>
          <table:table-cell table:style-name="ce33" table:formula="of:=[.T49]/[.O49]" office:value-type="float" office:value="1.38204603824919" calcext:value-type="float">
            <text:p>1.38</text:p>
          </table:table-cell>
          <table:table-cell table:style-name="ce33" table:formula="of:=([.W49]*100)/([.DD49]*(([.BP49]*([.BO49]/([.BJ49]+[.BO49])))+([.BK49]*([.BJ49]/([.BJ49]+[.BO49])))))" office:value-type="float" office:value="56.6497166788065" calcext:value-type="float">
            <text:p>56.65</text:p>
          </table:table-cell>
          <table:table-cell table:style-name="ce105" table:formula="of:=(([.V49]*100/[.V48])-100)-[.DE49]" office:value-type="float" office:value="-9.15010180487586" calcext:value-type="float">
            <text:p>-9.15</text:p>
          </table:table-cell>
          <table:table-cell table:style-name="ce105" office:value-type="float" office:value="2.77" calcext:value-type="float">
            <text:p>2.77</text:p>
          </table:table-cell>
          <table:table-cell table:style-name="ce105" office:value-type="float" office:value="2.7" calcext:value-type="float">
            <text:p>2.70</text:p>
          </table:table-cell>
          <table:table-cell table:style-name="ce105" office:value-type="float" office:value="97.3" calcext:value-type="float">
            <text:p>97.30</text:p>
          </table:table-cell>
          <table:table-cell table:style-name="ce108" office:value-type="float" office:value="24" calcext:value-type="float">
            <text:p>24</text:p>
          </table:table-cell>
          <table:table-cell table:style-name="ce105" office:value-type="float" office:value="1.36118181818182" calcext:value-type="float">
            <text:p>1.36</text:p>
          </table:table-cell>
          <table:table-cell table:style-name="ce105" office:value-type="float" office:value="1.32098333333333" calcext:value-type="float">
            <text:p>1.32</text:p>
          </table:table-cell>
          <table:table-cell table:style-name="ce106" table:formula="of:=[.DD49]*100" office:value-type="float" office:value="166200" calcext:value-type="float">
            <text:p>166200</text:p>
          </table:table-cell>
          <table:table-cell table:style-name="ce106" table:formula="of:=([.DD49]*100)*[.AI49]" office:value-type="float" office:value="219547.43" calcext:value-type="float">
            <text:p>219547</text:p>
          </table:table-cell>
          <table:table-cell table:style-name="ce127" office:value-type="float" office:value="9320772000000" calcext:value-type="float">
            <text:p>9.32E+12</text:p>
          </table:table-cell>
          <table:table-cell table:style-name="ce103" table:formula="of:=([.AL49]*100/[.AL48])-100" office:value-type="float" office:value="-0.655248011430942" calcext:value-type="float">
            <text:p>-0.66</text:p>
          </table:table-cell>
          <table:table-cell table:style-name="ce107" office:value-type="float" office:value="0.0816666666666667" calcext:value-type="float">
            <text:p>0.1</text:p>
          </table:table-cell>
          <table:table-cell table:style-name="ce108" table:formula="of:=[.DD49]*100/[.AN49]" office:value-type="float" office:value="2035102.04081633" calcext:value-type="float">
            <text:p>2035102</text:p>
          </table:table-cell>
          <table:table-cell table:style-name="ce108" office:value-type="float" office:value="934.4525" calcext:value-type="float">
            <text:p>934</text:p>
          </table:table-cell>
          <table:table-cell table:style-name="ce109" table:formula="of:=[.DD49]*100/[.AP49]" office:value-type="float" office:value="177.858157584254" calcext:value-type="float">
            <text:p>178</text:p>
          </table:table-cell>
          <table:table-cell table:style-name="ce150" office:value-type="float" office:value="2.18067878817527" calcext:value-type="float">
            <text:p>2.2</text:p>
          </table:table-cell>
          <table:table-cell table:style-name="ce122" office:value-type="float" office:value="657840000000" calcext:value-type="float">
            <text:p>6.58E+11</text:p>
          </table:table-cell>
          <table:table-cell table:style-name="ce109" table:formula="of:=[.AS49]/[.E49]" office:value-type="float" office:value="17210.4081918535" calcext:value-type="float">
            <text:p>17210</text:p>
          </table:table-cell>
          <table:table-cell table:style-name="ce109" table:formula="of:=[.AU48]*(1+([.DE49]/100))" office:value-type="float" office:value="15713.5245435727" calcext:value-type="float">
            <text:p>15714</text:p>
          </table:table-cell>
          <table:table-cell table:style-name="ce109" table:formula="of:=[.AT49]+(12*PMT([.AD49]/100/12;[.AG49]*12;([.AT49]*5)*-1))" office:value-type="float" office:value="22122.8096242429" calcext:value-type="float">
            <text:p>22123</text:p>
          </table:table-cell>
          <table:table-cell table:style-name="ce109" table:formula="of:=[.AW48]*(1+([.DL49]/100))" office:value-type="float" office:value="26291.0608232914" calcext:value-type="float">
            <text:p>26291</text:p>
          </table:table-cell>
          <table:table-cell table:style-name="ce109" table:formula="of:=(([.AW49]+([.AU49]-[.AT49])+([.AV49]-[.AT49]))-[.AT49])+[.$AT$38]" office:value-type="float" office:value="24029.1587016361" calcext:value-type="float">
            <text:p>24029</text:p>
          </table:table-cell>
          <table:table-cell table:style-name="ce109" table:formula="of:=[.AX49]*[.$AY$38]/[.$AX$38]" office:value-type="float" office:value="153.554605701601" calcext:value-type="float">
            <text:p>154</text:p>
          </table:table-cell>
          <table:table-cell table:style-name="ce150" table:formula="of:=[.W49]/[.AT49]" office:value-type="float" office:value="6.79435140212166" calcext:value-type="float">
            <text:p>6.8</text:p>
          </table:table-cell>
          <table:table-cell table:style-name="ce109" table:formula="of:=[.W49]/5" office:value-type="float" office:value="23386.7122058811" calcext:value-type="float">
            <text:p>23387</text:p>
          </table:table-cell>
          <table:table-cell table:style-name="ce109" table:formula="of:=100-(([.AT49]*100)/[.BA49])" office:value-type="float" office:value="26.4094583268292" calcext:value-type="float">
            <text:p>26</text:p>
          </table:table-cell>
          <table:table-cell table:style-name="ce169" office:value-type="float" office:value="624" calcext:value-type="float">
            <text:p>624</text:p>
          </table:table-cell>
          <table:table-cell table:style-name="ce169" office:value-type="float" office:value="208.475" calcext:value-type="float">
            <text:p>208</text:p>
          </table:table-cell>
          <table:table-cell table:style-name="ce119" office:value-type="float" office:value="21220" calcext:value-type="float">
            <text:p>21220</text:p>
          </table:table-cell>
          <table:table-cell table:style-name="ce119" office:value-type="float" office:value="89788" calcext:value-type="float">
            <text:p>89788</text:p>
          </table:table-cell>
          <table:table-cell table:style-name="ce119" office:value-type="float" office:value="29715" calcext:value-type="float">
            <text:p>29715</text:p>
          </table:table-cell>
          <table:table-cell table:style-name="ce119" office:value-type="float" office:value="56957" calcext:value-type="float">
            <text:p>56957</text:p>
          </table:table-cell>
          <table:table-cell table:style-name="ce119" office:value-type="float" office:value="3116" calcext:value-type="float">
            <text:p>3116</text:p>
          </table:table-cell>
          <table:table-cell table:style-name="ce119" office:value-type="float" office:value="24633" calcext:value-type="float">
            <text:p>24633</text:p>
          </table:table-cell>
          <table:table-cell table:style-name="ce83" office:value-type="float" office:value="188.566569188917" calcext:value-type="float">
            <text:p>189</text:p>
          </table:table-cell>
          <table:table-cell table:style-name="ce119" office:value-type="float" office:value="3009437100" calcext:value-type="float">
            <text:p>3009437100</text:p>
          </table:table-cell>
          <table:table-cell table:style-name="ce123" table:formula="of:=[.BL49]/[.BJ49]" office:value-type="float" office:value="122170.953598831" calcext:value-type="float">
            <text:p>122171</text:p>
          </table:table-cell>
          <table:table-cell table:style-name="ce123" table:formula="of:=[.BM49]/[.BK49]" office:value-type="float" office:value="647.892964931833" calcext:value-type="float">
            <text:p>648</text:p>
          </table:table-cell>
          <table:table-cell table:style-name="ce119" office:value-type="float" office:value="66994" calcext:value-type="float">
            <text:p>66994</text:p>
          </table:table-cell>
          <table:table-cell table:style-name="ce83" office:value-type="float" office:value="100.528705572892" calcext:value-type="float">
            <text:p>101</text:p>
          </table:table-cell>
          <table:table-cell table:style-name="ce119" office:value-type="float" office:value="4380167900" calcext:value-type="float">
            <text:p>4380167900</text:p>
          </table:table-cell>
          <table:table-cell table:style-name="ce80" table:formula="of:=[.BQ49]/[.BO49]" office:value-type="float" office:value="65381.4953577932" calcext:value-type="float">
            <text:p>65381</text:p>
          </table:table-cell>
          <table:table-cell table:style-name="ce80" table:formula="of:=[.BR49]/[.BP49]" office:value-type="float" office:value="650.376377425709" calcext:value-type="float">
            <text:p>650</text:p>
          </table:table-cell>
          <table:table-cell table:style-name="ce86" table:formula="of:=[.DD49]/(([.BS49]+[.BN49])/2)" office:value-type="float" office:value="2.56033158263131" calcext:value-type="float">
            <text:p>2.56</text:p>
          </table:table-cell>
          <table:table-cell table:style-name="ce85" table:formula="of:=[.BV49]-[.BV48]" office:value-type="float" office:value="0.419072231163028" calcext:value-type="float">
            <text:p>0.4</text:p>
          </table:table-cell>
          <table:table-cell table:style-name="ce81" office:value-type="float" office:value="96.8030790507589" calcext:value-type="float">
            <text:p>97</text:p>
          </table:table-cell>
          <table:table-cell table:style-name="ce169" office:value-type="float" office:value="25106251" calcext:value-type="float">
            <text:p>25106251</text:p>
          </table:table-cell>
          <table:table-cell table:style-name="ce109" table:formula="of:=[.BW49]-[.BW48]" office:value-type="float" office:value="198125" calcext:value-type="float">
            <text:p>198125</text:p>
          </table:table-cell>
          <table:table-cell table:style-name="ce109" office:value-type="float" office:value="218572" calcext:value-type="float">
            <text:p>218572</text:p>
          </table:table-cell>
          <table:table-cell table:style-name="ce109" office:value-type="float" office:value="58311" calcext:value-type="float">
            <text:p>58311</text:p>
          </table:table-cell>
          <table:table-cell table:style-name="ce109" table:formula="of:=100-[.CB49]" office:value-type="float" office:value="78.9402021792598" calcext:value-type="float">
            <text:p>79</text:p>
          </table:table-cell>
          <table:table-cell table:style-name="ce109" table:formula="of:=([.BZ49]*100)/([.BY49]+[.BZ49])" office:value-type="float" office:value="21.0597978207402" calcext:value-type="float">
            <text:p>21</text:p>
          </table:table-cell>
          <table:table-cell table:style-name="ce146" table:formula="of:=([.BW49]/[.B49])" office:value-type="float" office:value="0.540081981671901" calcext:value-type="float">
            <text:p>0.5401</text:p>
          </table:table-cell>
          <table:table-cell table:style-name="ce148" table:formula="of:=([.BW49]*100/[.BW48])-100" office:value-type="float" office:value="0.795423148252908" calcext:value-type="float">
            <text:p>0.8</text:p>
          </table:table-cell>
          <table:table-cell table:style-name="ce33" table:formula="of:=([.B49]*100/[.B48])-100" office:value-type="float" office:value="0.5341811025325" calcext:value-type="float">
            <text:p>0.53</text:p>
          </table:table-cell>
          <table:table-cell table:style-name="ce148" table:formula="of:=[.CD49]-[.CE49]" office:value-type="float" office:value="0.261242045720408" calcext:value-type="float">
            <text:p>0.3</text:p>
          </table:table-cell>
          <table:table-cell table:style-name="ce169" office:value-type="float" office:value="1651000" calcext:value-type="float">
            <text:p>1651000</text:p>
          </table:table-cell>
          <table:table-cell table:style-name="ce169" table:formula="of:=[.CG49]/[.BX49]" office:value-type="float" office:value="8.33312302839117" calcext:value-type="float">
            <text:p>8</text:p>
          </table:table-cell>
          <table:table-cell table:style-name="ce148" table:formula="of:=[.CG49]/[.B49]*100" office:value-type="float" office:value="3.55160693542142" calcext:value-type="float">
            <text:p>3.6</text:p>
          </table:table-cell>
          <table:table-cell table:style-name="ce169" office:value-type="float" office:value="24456.01" calcext:value-type="float">
            <text:p>24456</text:p>
          </table:table-cell>
          <table:table-cell table:style-name="ce119"/>
          <table:table-cell table:style-name="ce33" table:number-columns-repeated="2"/>
          <table:table-cell table:style-name="ce119" table:number-columns-repeated="9"/>
          <table:table-cell table:style-name="ce148" office:value-type="float" office:value="7.65" calcext:value-type="float">
            <text:p>7.7</text:p>
          </table:table-cell>
          <table:table-cell table:style-name="ce148" table:formula="of:=(([.CW49]*100)/[.CW48])-100" office:value-type="float" office:value="0" calcext:value-type="float">
            <text:p>0.0</text:p>
          </table:table-cell>
          <table:table-cell table:style-name="ce148" table:formula="of:=[.DC49]/([.CW49]*12)" office:value-type="float" office:value="20.8759985475672" calcext:value-type="float">
            <text:p>20.9</text:p>
          </table:table-cell>
          <table:table-cell table:style-name="ce148" table:formula="of:=100/[.CY49]" office:value-type="float" office:value="4.79019002478584" calcext:value-type="float">
            <text:p>4.8</text:p>
          </table:table-cell>
          <table:table-cell table:style-name="ce148" table:formula="of:=[.DC49]/(([.CW49]*12)*0.75)" office:value-type="float" office:value="27.8346647300896" calcext:value-type="float">
            <text:p>27.8</text:p>
          </table:table-cell>
          <table:table-cell table:style-name="ce148" table:formula="of:=100/[.DA49]" office:value-type="float" office:value="3.59264251858938" calcext:value-type="float">
            <text:p>3.6</text:p>
          </table:table-cell>
          <table:table-cell table:style-name="ce169" table:formula="of:=AVERAGE([Quarterly.D14:.D17])" office:value-type="float" office:value="1916.41666666667" calcext:value-type="float">
            <text:p>1916</text:p>
          </table:table-cell>
          <table:table-cell table:style-name="ce109" office:value-type="float" office:value="1662" calcext:value-type="float">
            <text:p>1662</text:p>
          </table:table-cell>
          <table:table-cell table:style-name="ce33" office:value-type="float" office:value="1.8" calcext:value-type="float">
            <text:p>1.80</text:p>
          </table:table-cell>
          <table:table-cell table:style-name="ce148" table:formula="of:=[.DF48]+[.DE49]" office:value-type="float" office:value="199.34" calcext:value-type="float">
            <text:p>199.3</text:p>
          </table:table-cell>
          <table:table-cell table:style-name="ce148" table:formula="of:=(([.DD49]*[.DE49])/100)+[.DG48]" office:value-type="float" office:value="789.31986525" calcext:value-type="float">
            <text:p>789.3</text:p>
          </table:table-cell>
          <table:table-cell table:style-name="ce148" table:formula="of:=[.DD49]-[.DG49]" office:value-type="float" office:value="872.68013475" calcext:value-type="float">
            <text:p>872.7</text:p>
          </table:table-cell>
          <table:table-cell table:style-name="ce148" table:formula="of:=[.DD49]/[.DF49]*[.$DF$24]" office:value-type="float" office:value="833.751379552523" calcext:value-type="float">
            <text:p>833.8</text:p>
          </table:table-cell>
          <table:table-cell table:style-name="ce148" table:formula="of:=[.DD49]-[.DI49]" office:value-type="float" office:value="828.248620447477" calcext:value-type="float">
            <text:p>828.2</text:p>
          </table:table-cell>
          <table:table-cell table:style-name="ce33" table:formula="of:=([.AH49]-[.AH48])" office:value-type="float" office:value="-0.165463636363636" calcext:value-type="float">
            <text:p>-0.17</text:p>
          </table:table-cell>
          <table:table-cell table:style-name="ce33" table:formula="of:=([.DD49]*100/[.DD48])-100" office:value-type="float" office:value="-1.77304964539007" calcext:value-type="float">
            <text:p>-1.77</text:p>
          </table:table-cell>
          <table:table-cell table:style-name="ce33" table:formula="of:=[.DL49]-[.DE49]" office:value-type="float" office:value="-3.57304964539007" calcext:value-type="float">
            <text:p>-3.57</text:p>
          </table:table-cell>
          <table:table-cell table:style-name="ce33" table:formula="of:=([.O49]*100/[.O48])-100" office:value-type="float" office:value="6.33731098494653" calcext:value-type="float">
            <text:p>6.34</text:p>
          </table:table-cell>
          <table:table-cell table:style-name="ce33" table:formula="of:=([.T49]*100/[.T48])-100" office:value-type="float" office:value="-6.66073631602316" calcext:value-type="float">
            <text:p>-6.66</text:p>
          </table:table-cell>
          <table:table-cell table:style-name="ce107" office:value-type="float" office:value="19.86" calcext:value-type="float">
            <text:p>19.9</text:p>
          </table:table-cell>
          <table:table-cell table:style-name="ce148" table:formula="of:=([.DB49]+[.DL49])" office:value-type="float" office:value="1.81959287319931" calcext:value-type="float">
            <text:p>1.8</text:p>
          </table:table-cell>
          <table:table-cell table:style-name="ce148" table:formula="of:=-0.06*(([.A49]-1963)^2)+8.5*([.A49]-1963)+140" office:value-type="float" office:value="406.96" calcext:value-type="float">
            <text:p>407.0</text:p>
          </table:table-cell>
          <table:table-cell table:style-name="ce148" table:formula="of:=[.DR49]+50" office:value-type="float" office:value="456.96" calcext:value-type="float">
            <text:p>457.0</text:p>
          </table:table-cell>
          <table:table-cell table:style-name="ce148" table:formula="of:=[.DR49]-50" office:value-type="float" office:value="356.96" calcext:value-type="float">
            <text:p>357.0</text:p>
          </table:table-cell>
          <table:table-cell table:style-name="ce148" table:formula="of:=[.DR49]+100" office:value-type="float" office:value="506.96" calcext:value-type="float">
            <text:p>507.0</text:p>
          </table:table-cell>
          <table:table-cell table:style-name="ce148" table:formula="of:=[.DR49]-100" office:value-type="float" office:value="306.96" calcext:value-type="float">
            <text:p>307.0</text:p>
          </table:table-cell>
          <table:table-cell table:style-name="ce148" table:formula="of:=-0.025*(([.A49]-1963)^2)+5.5*([.A49]-1963)+175" office:value-type="float" office:value="378.275" calcext:value-type="float">
            <text:p>378.3</text:p>
          </table:table-cell>
          <table:table-cell table:style-name="ce94" table:formula="of:=2.74238461538462*0.264172052" office:value-type="float" office:value="0.724461371219386" calcext:value-type="float">
            <text:p>0.72</text:p>
          </table:table-cell>
          <table:table-cell table:style-name="ce139" table:formula="of:=([.DX49]*100/[.DX48])-100" office:value-type="float" office:value="18.4871296342458" calcext:value-type="float">
            <text:p>18.5</text:p>
          </table:table-cell>
          <table:table-cell table:style-name="ce94" office:value-type="float" office:value="1.54" calcext:value-type="float">
            <text:p>1.54</text:p>
          </table:table-cell>
          <table:table-cell table:number-columns-repeated="894"/>
        </table:table-row>
        <table:table-row table:style-name="ro9">
          <table:table-cell table:style-name="ce18" office:value-type="float" office:value="2011" calcext:value-type="float">
            <text:p>2011</text:p>
          </table:table-cell>
          <table:table-cell table:style-name="ce12" office:value-type="float" office:value="46667000" calcext:value-type="float">
            <text:p>46667000</text:p>
          </table:table-cell>
          <table:table-cell table:style-name="ce169" office:value-type="float" office:value="19304501" calcext:value-type="float">
            <text:p>19304501</text:p>
          </table:table-cell>
          <table:table-cell table:style-name="ce169" office:value-type="float" office:value="24916645.057879" calcext:value-type="float">
            <text:p>24916645</text:p>
          </table:table-cell>
          <table:table-cell table:style-name="ce169" office:value-type="float" office:value="38356621.864022" calcext:value-type="float">
            <text:p>38356622</text:p>
          </table:table-cell>
          <table:table-cell table:style-name="ce109" table:formula="of:=[.C50]/26" office:value-type="float" office:value="742480.807692308" calcext:value-type="float">
            <text:p>742481</text:p>
          </table:table-cell>
          <table:table-cell table:style-name="ce109" table:formula="of:=[.F50]/2" office:value-type="float" office:value="371240.403846154" calcext:value-type="float">
            <text:p>371240</text:p>
          </table:table-cell>
          <table:table-cell table:style-name="ce169" table:formula="of:=[.G50]*1.5" office:value-type="float" office:value="556860.605769231" calcext:value-type="float">
            <text:p>556861</text:p>
          </table:table-cell>
          <table:table-cell table:style-name="ce169" office:value-type="float" office:value="754073" calcext:value-type="float">
            <text:p>754073</text:p>
          </table:table-cell>
          <table:table-cell table:style-name="ce169" table:formula="of:=[.I50]/2" office:value-type="float" office:value="377036.5" calcext:value-type="float">
            <text:p>377037</text:p>
          </table:table-cell>
          <table:table-cell table:style-name="ce169" office:value-type="float" office:value="780597" calcext:value-type="float">
            <text:p>780597</text:p>
          </table:table-cell>
          <table:table-cell table:style-name="ce169" table:formula="of:=[.K50]/2" office:value-type="float" office:value="390298.5" calcext:value-type="float">
            <text:p>390299</text:p>
          </table:table-cell>
          <table:table-cell table:style-name="ce169" office:value-type="float" office:value="670579" calcext:value-type="float">
            <text:p>670579</text:p>
          </table:table-cell>
          <table:table-cell table:style-name="ce169" table:formula="of:=[.M50]/2" office:value-type="float" office:value="335289.5" calcext:value-type="float">
            <text:p>335290</text:p>
          </table:table-cell>
          <table:table-cell table:style-name="ce119" office:value-type="float" office:value="359824" calcext:value-type="float">
            <text:p>359824</text:p>
          </table:table-cell>
          <table:table-cell table:style-name="ce119" office:value-type="float" office:value="134536" calcext:value-type="float">
            <text:p>134536</text:p>
          </table:table-cell>
          <table:table-cell table:style-name="ce119" office:value-type="float" office:value="18875" calcext:value-type="float">
            <text:p>18875</text:p>
          </table:table-cell>
          <table:table-cell table:style-name="ce119" office:value-type="float" office:value="4310" calcext:value-type="float">
            <text:p>4310</text:p>
          </table:table-cell>
          <table:table-cell table:style-name="ce119" office:value-type="float" office:value="191539" calcext:value-type="float">
            <text:p>191539</text:p>
          </table:table-cell>
          <table:table-cell table:style-name="ce119" office:value-type="float" office:value="408461" calcext:value-type="float">
            <text:p>408461</text:p>
          </table:table-cell>
          <table:table-cell table:style-name="ce119" office:value-type="float" office:value="320866" calcext:value-type="float">
            <text:p>320866</text:p>
          </table:table-cell>
          <table:table-cell table:style-name="ce126" office:value-type="float" office:value="45715937000" calcext:value-type="float">
            <text:p>4.6E+10</text:p>
          </table:table-cell>
          <table:table-cell table:style-name="ce109" table:formula="of:=[.V50]/[.T50]" office:value-type="float" office:value="111922.40385251" calcext:value-type="float">
            <text:p>111922</text:p>
          </table:table-cell>
          <table:table-cell table:style-name="ce119" office:value-type="float" office:value="38155" calcext:value-type="float">
            <text:p>38155</text:p>
          </table:table-cell>
          <table:table-cell table:style-name="ce119" office:value-type="float" office:value="16266" calcext:value-type="float">
            <text:p>16266</text:p>
          </table:table-cell>
          <table:table-cell table:style-name="ce33" table:formula="of:=[.X50]/[.Y50]" office:value-type="float" office:value="2.34569039714742" calcext:value-type="float">
            <text:p>2.35</text:p>
          </table:table-cell>
          <table:table-cell table:style-name="ce33" table:formula="of:=[.T50]/[.O50]" office:value-type="float" office:value="1.13516886033172" calcext:value-type="float">
            <text:p>1.14</text:p>
          </table:table-cell>
          <table:table-cell table:style-name="ce33" table:formula="of:=([.W50]*100)/([.DD50]*(([.BP50]*([.BO50]/([.BJ50]+[.BO50])))+([.BK50]*([.BJ50]/([.BJ50]+[.BO50])))))" office:value-type="float" office:value="57.8043329698742" calcext:value-type="float">
            <text:p>57.80</text:p>
          </table:table-cell>
          <table:table-cell table:style-name="ce105" table:formula="of:=(([.V50]*100/[.V49])-100)-[.DE50]" office:value-type="float" office:value="-38.848726300928" calcext:value-type="float">
            <text:p>-38.85</text:p>
          </table:table-cell>
          <table:table-cell table:style-name="ce105" office:value-type="float" office:value="3.383" calcext:value-type="float">
            <text:p>3.38</text:p>
          </table:table-cell>
          <table:table-cell table:style-name="ce105" office:value-type="float" office:value="3.4" calcext:value-type="float">
            <text:p>3.40</text:p>
          </table:table-cell>
          <table:table-cell table:style-name="ce105" office:value-type="float" office:value="96.6" calcext:value-type="float">
            <text:p>96.60</text:p>
          </table:table-cell>
          <table:table-cell table:style-name="ce108" office:value-type="float" office:value="24" calcext:value-type="float">
            <text:p>24</text:p>
          </table:table-cell>
          <table:table-cell table:style-name="ce105" office:value-type="float" office:value="2.04717272727273" calcext:value-type="float">
            <text:p>2.05</text:p>
          </table:table-cell>
          <table:table-cell table:style-name="ce105" office:value-type="float" office:value="1.3979" calcext:value-type="float">
            <text:p>1.40</text:p>
          </table:table-cell>
          <table:table-cell table:style-name="ce106" table:formula="of:=[.DD50]*100" office:value-type="float" office:value="153800" calcext:value-type="float">
            <text:p>153800</text:p>
          </table:table-cell>
          <table:table-cell table:style-name="ce106" table:formula="of:=([.DD50]*100)*[.AI50]" office:value-type="float" office:value="214997.02" calcext:value-type="float">
            <text:p>214997</text:p>
          </table:table-cell>
          <table:table-cell table:style-name="ce127" office:value-type="float" office:value="9535047000000" calcext:value-type="float">
            <text:p>9.54E+12</text:p>
          </table:table-cell>
          <table:table-cell table:style-name="ce103" table:formula="of:=([.AL50]*100/[.AL49])-100" office:value-type="float" office:value="2.29889755912922" calcext:value-type="float">
            <text:p>2.30</text:p>
          </table:table-cell>
          <table:table-cell table:style-name="ce107" office:value-type="float" office:value="3.5887" calcext:value-type="float">
            <text:p>3.6</text:p>
          </table:table-cell>
          <table:table-cell table:style-name="ce108" table:formula="of:=[.DD50]*100/[.AN50]" office:value-type="float" office:value="42856.7447822331" calcext:value-type="float">
            <text:p>42857</text:p>
          </table:table-cell>
          <table:table-cell table:style-name="ce108" office:value-type="float" office:value="1121.4075" calcext:value-type="float">
            <text:p>1121</text:p>
          </table:table-cell>
          <table:table-cell table:style-name="ce109" table:formula="of:=[.DD50]*100/[.AP50]" office:value-type="float" office:value="137.149073820177" calcext:value-type="float">
            <text:p>137</text:p>
          </table:table-cell>
          <table:table-cell table:style-name="ce150" office:value-type="float" office:value="1.71422892744009" calcext:value-type="float">
            <text:p>1.7</text:p>
          </table:table-cell>
          <table:table-cell table:style-name="ce122" office:value-type="float" office:value="663220000000" calcext:value-type="float">
            <text:p>6.63E+11</text:p>
          </table:table-cell>
          <table:table-cell table:style-name="ce109" table:formula="of:=[.AS50]/[.E50]" office:value-type="float" office:value="17290.8866258134" calcext:value-type="float">
            <text:p>17291</text:p>
          </table:table-cell>
          <table:table-cell table:style-name="ce109" table:formula="of:=[.AU49]*(1+([.DE50]/100))" office:value-type="float" office:value="16216.357328967" calcext:value-type="float">
            <text:p>16216</text:p>
          </table:table-cell>
          <table:table-cell table:style-name="ce109" table:formula="of:=[.AT50]+(12*PMT([.AD50]/100/12;[.AG50]*12;([.AT50]*5)*-1))" office:value-type="float" office:value="22556.0854429988" calcext:value-type="float">
            <text:p>22556</text:p>
          </table:table-cell>
          <table:table-cell table:style-name="ce109" table:formula="of:=[.AW49]*(1+([.DL50]/100))" office:value-type="float" office:value="24329.5135657173" calcext:value-type="float">
            <text:p>24330</text:p>
          </table:table-cell>
          <table:table-cell table:style-name="ce109" table:formula="of:=(([.AW50]+([.AU50]-[.AT50])+([.AV50]-[.AT50]))-[.AT50])+[.$AT$38]" office:value-type="float" office:value="22762.2847463325" calcext:value-type="float">
            <text:p>22762</text:p>
          </table:table-cell>
          <table:table-cell table:style-name="ce109" table:formula="of:=[.AX50]*[.$AY$38]/[.$AX$38]" office:value-type="float" office:value="145.458844501812" calcext:value-type="float">
            <text:p>145</text:p>
          </table:table-cell>
          <table:table-cell table:style-name="ce150" table:formula="of:=[.W50]/[.AT50]" office:value-type="float" office:value="6.47291294394481" calcext:value-type="float">
            <text:p>6.5</text:p>
          </table:table-cell>
          <table:table-cell table:style-name="ce109" table:formula="of:=[.W50]/5" office:value-type="float" office:value="22384.480770502" calcext:value-type="float">
            <text:p>22384</text:p>
          </table:table-cell>
          <table:table-cell table:style-name="ce109" table:formula="of:=100-(([.AT50]*100)/[.BA50])" office:value-type="float" office:value="22.7550247732386" calcext:value-type="float">
            <text:p>23</text:p>
          </table:table-cell>
          <table:table-cell table:style-name="ce169" office:value-type="float" office:value="633" calcext:value-type="float">
            <text:p>633</text:p>
          </table:table-cell>
          <table:table-cell table:style-name="ce169" office:value-type="float" office:value="194.6" calcext:value-type="float">
            <text:p>195</text:p>
          </table:table-cell>
          <table:table-cell table:style-name="ce119" office:value-type="float" office:value="16796" calcext:value-type="float">
            <text:p>16796</text:p>
          </table:table-cell>
          <table:table-cell table:style-name="ce119" office:value-type="float" office:value="76339" calcext:value-type="float">
            <text:p>76339</text:p>
          </table:table-cell>
          <table:table-cell table:style-name="ce119" office:value-type="float" office:value="24285" calcext:value-type="float">
            <text:p>24285</text:p>
          </table:table-cell>
          <table:table-cell table:style-name="ce119" office:value-type="float" office:value="49199" calcext:value-type="float">
            <text:p>49199</text:p>
          </table:table-cell>
          <table:table-cell table:style-name="ce119" office:value-type="float" office:value="2855" calcext:value-type="float">
            <text:p>2855</text:p>
          </table:table-cell>
          <table:table-cell table:style-name="ce119" office:value-type="float" office:value="19914" calcext:value-type="float">
            <text:p>19914</text:p>
          </table:table-cell>
          <table:table-cell table:style-name="ce83" office:value-type="float" office:value="189.775357069483" calcext:value-type="float">
            <text:p>190</text:p>
          </table:table-cell>
          <table:table-cell table:style-name="ce119" office:value-type="float" office:value="2440981800" calcext:value-type="float">
            <text:p>2440981800</text:p>
          </table:table-cell>
          <table:table-cell table:style-name="ce123" table:formula="of:=[.BL50]/[.BJ50]" office:value-type="float" office:value="122576.167520337" calcext:value-type="float">
            <text:p>122576</text:p>
          </table:table-cell>
          <table:table-cell table:style-name="ce123" table:formula="of:=[.BM50]/[.BK50]" office:value-type="float" office:value="645.901393169074" calcext:value-type="float">
            <text:p>646</text:p>
          </table:table-cell>
          <table:table-cell table:style-name="ce119" office:value-type="float" office:value="58346" calcext:value-type="float">
            <text:p>58346</text:p>
          </table:table-cell>
          <table:table-cell table:style-name="ce83" office:value-type="float" office:value="104.088894066203" calcext:value-type="float">
            <text:p>104</text:p>
          </table:table-cell>
          <table:table-cell table:style-name="ce119" office:value-type="float" office:value="3923135000" calcext:value-type="float">
            <text:p>3923135000</text:p>
          </table:table-cell>
          <table:table-cell table:style-name="ce80" table:formula="of:=[.BQ50]/[.BO50]" office:value-type="float" office:value="67239.1423576595" calcext:value-type="float">
            <text:p>67239</text:p>
          </table:table-cell>
          <table:table-cell table:style-name="ce80" table:formula="of:=[.BR50]/[.BP50]" office:value-type="float" office:value="645.978064815385" calcext:value-type="float">
            <text:p>646</text:p>
          </table:table-cell>
          <table:table-cell table:style-name="ce86" table:formula="of:=[.DD50]/(([.BS50]+[.BN50])/2)" office:value-type="float" office:value="2.38102710046884" calcext:value-type="float">
            <text:p>2.38</text:p>
          </table:table-cell>
          <table:table-cell table:style-name="ce85" table:formula="of:=[.BV50]-[.BV49]" office:value-type="float" office:value="3.46919809555924" calcext:value-type="float">
            <text:p>3.5</text:p>
          </table:table-cell>
          <table:table-cell table:style-name="ce81" office:value-type="float" office:value="100.272277146318" calcext:value-type="float">
            <text:p>100</text:p>
          </table:table-cell>
          <table:table-cell table:style-name="ce119" office:value-type="float" office:value="25249053" calcext:value-type="float">
            <text:p>25249053</text:p>
          </table:table-cell>
          <table:table-cell table:style-name="ce109" table:formula="of:=[.BW50]-[.BW49]" office:value-type="float" office:value="142802" calcext:value-type="float">
            <text:p>142802</text:p>
          </table:table-cell>
          <table:table-cell table:style-name="ce109" office:value-type="float" office:value="121043" calcext:value-type="float">
            <text:p>121043</text:p>
          </table:table-cell>
          <table:table-cell table:style-name="ce109" office:value-type="float" office:value="58308" calcext:value-type="float">
            <text:p>58308</text:p>
          </table:table-cell>
          <table:table-cell table:style-name="ce109" table:formula="of:=100-[.CB50]" office:value-type="float" office:value="67.4894480655252" calcext:value-type="float">
            <text:p>67</text:p>
          </table:table-cell>
          <table:table-cell table:style-name="ce109" table:formula="of:=([.BZ50]*100)/([.BY50]+[.BZ50])" office:value-type="float" office:value="32.5105519344749" calcext:value-type="float">
            <text:p>33</text:p>
          </table:table-cell>
          <table:table-cell table:style-name="ce146" table:formula="of:=([.BW50]/[.B50])" office:value-type="float" office:value="0.541047271090921" calcext:value-type="float">
            <text:p>0.5410</text:p>
          </table:table-cell>
          <table:table-cell table:style-name="ce148" table:formula="of:=([.BW50]*100/[.BW49])-100" office:value-type="float" office:value="0.568790617125586" calcext:value-type="float">
            <text:p>0.6</text:p>
          </table:table-cell>
          <table:table-cell table:style-name="ce33" table:formula="of:=([.B50]*100/[.B49])-100" office:value-type="float" office:value="0.389364539861461" calcext:value-type="float">
            <text:p>0.39</text:p>
          </table:table-cell>
          <table:table-cell table:style-name="ce148" table:formula="of:=[.CD50]-[.CE50]" office:value-type="float" office:value="0.179426077264125" calcext:value-type="float">
            <text:p>0.2</text:p>
          </table:table-cell>
          <table:table-cell table:style-name="ce169" office:value-type="float" office:value="1404000" calcext:value-type="float">
            <text:p>1404000</text:p>
          </table:table-cell>
          <table:table-cell table:style-name="ce169" table:formula="of:=[.CG50]/[.BX50]" office:value-type="float" office:value="9.83179507289814" calcext:value-type="float">
            <text:p>10</text:p>
          </table:table-cell>
          <table:table-cell table:style-name="ce148" table:formula="of:=[.CG50]/[.B50]*100" office:value-type="float" office:value="3.00854993892901" calcext:value-type="float">
            <text:p>3.0</text:p>
          </table:table-cell>
          <table:table-cell table:style-name="ce169" office:value-type="float" office:value="20441.07" calcext:value-type="float">
            <text:p>20441</text:p>
          </table:table-cell>
          <table:table-cell table:style-name="ce119" office:value-type="float" office:value="12.77" calcext:value-type="float">
            <text:p>12.77</text:p>
          </table:table-cell>
          <table:table-cell table:style-name="ce33" table:formula="of:=100-([.CK50]+[.CM50])" office:value-type="float" office:value="81.961308" calcext:value-type="float">
            <text:p>81.96</text:p>
          </table:table-cell>
          <table:table-cell table:style-name="ce33" table:formula="of:=([.CN50]*(100-[.CK50]))/100" office:value-type="float" office:value="5.268692" calcext:value-type="float">
            <text:p>5.27</text:p>
          </table:table-cell>
          <table:table-cell table:style-name="ce119" office:value-type="float" office:value="6.04" calcext:value-type="float">
            <text:p>6.04</text:p>
          </table:table-cell>
          <table:table-cell table:style-name="ce119" table:number-columns-repeated="8"/>
          <table:table-cell table:style-name="ce148" office:value-type="float" office:value="7.9" calcext:value-type="float">
            <text:p>7.9</text:p>
          </table:table-cell>
          <table:table-cell table:style-name="ce148" table:formula="of:=(([.CW50]*100)/[.CW49])-100" office:value-type="float" office:value="3.26797385620914" calcext:value-type="float">
            <text:p>3.3</text:p>
          </table:table-cell>
          <table:table-cell table:style-name="ce148" table:formula="of:=[.DC50]/([.CW50]*12)" office:value-type="float" office:value="20.6838959212377" calcext:value-type="float">
            <text:p>20.7</text:p>
          </table:table-cell>
          <table:table-cell table:style-name="ce148" table:formula="of:=100/[.CY50]" office:value-type="float" office:value="4.83467913302168" calcext:value-type="float">
            <text:p>4.8</text:p>
          </table:table-cell>
          <table:table-cell table:style-name="ce148" table:formula="of:=[.DC50]/(([.CW50]*12)*0.75)" office:value-type="float" office:value="27.5785278949836" calcext:value-type="float">
            <text:p>27.6</text:p>
          </table:table-cell>
          <table:table-cell table:style-name="ce148" table:formula="of:=100/[.DA50]" office:value-type="float" office:value="3.62600934976626" calcext:value-type="float">
            <text:p>3.6</text:p>
          </table:table-cell>
          <table:table-cell table:style-name="ce169" table:formula="of:=AVERAGE([Quarterly.D18:.D21])" office:value-type="float" office:value="1960.83333333333" calcext:value-type="float">
            <text:p>1961</text:p>
          </table:table-cell>
          <table:table-cell table:style-name="ce109" office:value-type="float" office:value="1538" calcext:value-type="float">
            <text:p>1538</text:p>
          </table:table-cell>
          <table:table-cell table:style-name="ce33" office:value-type="float" office:value="3.2" calcext:value-type="float">
            <text:p>3.20</text:p>
          </table:table-cell>
          <table:table-cell table:style-name="ce148" table:formula="of:=[.DF49]+[.DE50]" office:value-type="float" office:value="202.54" calcext:value-type="float">
            <text:p>202.5</text:p>
          </table:table-cell>
          <table:table-cell table:style-name="ce148" table:formula="of:=(([.DD50]*[.DE50])/100)+[.DG49]" office:value-type="float" office:value="838.53586525" calcext:value-type="float">
            <text:p>838.5</text:p>
          </table:table-cell>
          <table:table-cell table:style-name="ce148" table:formula="of:=[.DD50]-[.DG50]" office:value-type="float" office:value="699.46413475" calcext:value-type="float">
            <text:p>699.5</text:p>
          </table:table-cell>
          <table:table-cell table:style-name="ce148" table:formula="of:=[.DD50]/[.DF50]*[.$DF$24]" office:value-type="float" office:value="759.356176557717" calcext:value-type="float">
            <text:p>759.4</text:p>
          </table:table-cell>
          <table:table-cell table:style-name="ce148" table:formula="of:=[.DD50]-[.DI50]" office:value-type="float" office:value="778.643823442283" calcext:value-type="float">
            <text:p>778.6</text:p>
          </table:table-cell>
          <table:table-cell table:style-name="ce33" table:formula="of:=([.AH50]-[.AH49])" office:value-type="float" office:value="0.685990909090909" calcext:value-type="float">
            <text:p>0.69</text:p>
          </table:table-cell>
          <table:table-cell table:style-name="ce33" table:formula="of:=([.DD50]*100/[.DD49])-100" office:value-type="float" office:value="-7.46089049338147" calcext:value-type="float">
            <text:p>-7.46</text:p>
          </table:table-cell>
          <table:table-cell table:style-name="ce33" table:formula="of:=[.DL50]-[.DE50]" office:value-type="float" office:value="-10.6608904933815" calcext:value-type="float">
            <text:p>-10.66</text:p>
          </table:table-cell>
          <table:table-cell table:style-name="ce33" table:formula="of:=([.O50]*100/[.O49])-100" office:value-type="float" office:value="-18.1457309180579" calcext:value-type="float">
            <text:p>-18.15</text:p>
          </table:table-cell>
          <table:table-cell table:style-name="ce33" table:formula="of:=([.T50]*100/[.T49])-100" office:value-type="float" office:value="-32.7674948768384" calcext:value-type="float">
            <text:p>-32.77</text:p>
          </table:table-cell>
          <table:table-cell table:style-name="ce107" office:value-type="float" office:value="21.39" calcext:value-type="float">
            <text:p>21.4</text:p>
          </table:table-cell>
          <table:table-cell table:style-name="ce148" table:formula="of:=([.DB50]+[.DL50])" office:value-type="float" office:value="-3.83488114361521" calcext:value-type="float">
            <text:p>-3.8</text:p>
          </table:table-cell>
          <table:table-cell table:style-name="ce148" table:formula="of:=-0.06*(([.A50]-1963)^2)+8.5*([.A50]-1963)+140" office:value-type="float" office:value="409.76" calcext:value-type="float">
            <text:p>409.8</text:p>
          </table:table-cell>
          <table:table-cell table:style-name="ce148" table:formula="of:=[.DR50]+50" office:value-type="float" office:value="459.76" calcext:value-type="float">
            <text:p>459.8</text:p>
          </table:table-cell>
          <table:table-cell table:style-name="ce148" table:formula="of:=[.DR50]-50" office:value-type="float" office:value="359.76" calcext:value-type="float">
            <text:p>359.8</text:p>
          </table:table-cell>
          <table:table-cell table:style-name="ce148" table:formula="of:=[.DR50]+100" office:value-type="float" office:value="509.76" calcext:value-type="float">
            <text:p>509.8</text:p>
          </table:table-cell>
          <table:table-cell table:style-name="ce148" table:formula="of:=[.DR50]-100" office:value-type="float" office:value="309.76" calcext:value-type="float">
            <text:p>309.8</text:p>
          </table:table-cell>
          <table:table-cell table:style-name="ce148" table:formula="of:=-0.025*(([.A50]-1963)^2)+5.5*([.A50]-1963)+175" office:value-type="float" office:value="381.4" calcext:value-type="float">
            <text:p>381.4</text:p>
          </table:table-cell>
          <table:table-cell table:style-name="ce94" table:formula="of:=3.47582692307692*0.264172052" office:value-type="float" office:value="0.918216330666076" calcext:value-type="float">
            <text:p>0.92</text:p>
          </table:table-cell>
          <table:table-cell table:style-name="ce139" table:formula="of:=([.DX50]*100/[.DX49])-100" office:value-type="float" office:value="26.7446915935034" calcext:value-type="float">
            <text:p>26.7</text:p>
          </table:table-cell>
          <table:table-cell table:style-name="ce94" office:value-type="float" office:value="1.83" calcext:value-type="float">
            <text:p>1.83</text:p>
          </table:table-cell>
          <table:table-cell table:number-columns-repeated="894"/>
        </table:table-row>
        <table:table-row table:style-name="ro9">
          <table:table-cell table:style-name="ce18" office:value-type="float" office:value="2012" calcext:value-type="float">
            <text:p>2012</text:p>
          </table:table-cell>
          <table:table-cell table:style-name="ce12" office:value-type="float" office:value="46818000" calcext:value-type="float">
            <text:p>46818000</text:p>
          </table:table-cell>
          <table:table-cell table:style-name="ce169" office:value-type="float" office:value="19150018" calcext:value-type="float">
            <text:p>19150018</text:p>
          </table:table-cell>
          <table:table-cell table:style-name="ce169" office:value-type="float" office:value="24934891.831125" calcext:value-type="float">
            <text:p>24934892</text:p>
          </table:table-cell>
          <table:table-cell table:style-name="ce169" office:value-type="float" office:value="38460725.691791" calcext:value-type="float">
            <text:p>38460726</text:p>
          </table:table-cell>
          <table:table-cell table:style-name="ce109" table:formula="of:=[.C51]/26" office:value-type="float" office:value="736539.153846154" calcext:value-type="float">
            <text:p>736539</text:p>
          </table:table-cell>
          <table:table-cell table:style-name="ce109" table:formula="of:=[.F51]/2" office:value-type="float" office:value="368269.576923077" calcext:value-type="float">
            <text:p>368270</text:p>
          </table:table-cell>
          <table:table-cell table:style-name="ce169" table:formula="of:=[.G51]*1.5" office:value-type="float" office:value="552404.365384615" calcext:value-type="float">
            <text:p>552404</text:p>
          </table:table-cell>
          <table:table-cell table:style-name="ce169" office:value-type="float" office:value="712602" calcext:value-type="float">
            <text:p>712602</text:p>
          </table:table-cell>
          <table:table-cell table:style-name="ce169" table:formula="of:=[.I51]/2" office:value-type="float" office:value="356301" calcext:value-type="float">
            <text:p>356301</text:p>
          </table:table-cell>
          <table:table-cell table:style-name="ce169" office:value-type="float" office:value="789026" calcext:value-type="float">
            <text:p>789026</text:p>
          </table:table-cell>
          <table:table-cell table:style-name="ce169" table:formula="of:=[.K51]/2" office:value-type="float" office:value="394513" calcext:value-type="float">
            <text:p>394513</text:p>
          </table:table-cell>
          <table:table-cell table:style-name="ce169" office:value-type="float" office:value="666360" calcext:value-type="float">
            <text:p>666360</text:p>
          </table:table-cell>
          <table:table-cell table:style-name="ce169" table:formula="of:=[.M51]/2" office:value-type="float" office:value="333180" calcext:value-type="float">
            <text:p>333180</text:p>
          </table:table-cell>
          <table:table-cell table:style-name="ce119" office:value-type="float" office:value="318534" calcext:value-type="float">
            <text:p>318534</text:p>
          </table:table-cell>
          <table:table-cell table:style-name="ce119" office:value-type="float" office:value="136922" calcext:value-type="float">
            <text:p>136922</text:p>
          </table:table-cell>
          <table:table-cell table:style-name="ce119" office:value-type="float" office:value="19901" calcext:value-type="float">
            <text:p>19901</text:p>
          </table:table-cell>
          <table:table-cell table:style-name="ce119" office:value-type="float" office:value="2890" calcext:value-type="float">
            <text:p>2890</text:p>
          </table:table-cell>
          <table:table-cell table:style-name="ce119" office:value-type="float" office:value="201009" calcext:value-type="float">
            <text:p>201009</text:p>
          </table:table-cell>
          <table:table-cell table:style-name="ce119" office:value-type="float" office:value="273873" calcext:value-type="float">
            <text:p>273873</text:p>
          </table:table-cell>
          <table:table-cell table:style-name="ce119" office:value-type="float" office:value="294261" calcext:value-type="float">
            <text:p>294261</text:p>
          </table:table-cell>
          <table:table-cell table:style-name="ce126" office:value-type="float" office:value="28328881000" calcext:value-type="float">
            <text:p>2.8E+10</text:p>
          </table:table-cell>
          <table:table-cell table:style-name="ce109" table:formula="of:=[.V51]/[.T51]" office:value-type="float" office:value="103438.020542368" calcext:value-type="float">
            <text:p>103438</text:p>
          </table:table-cell>
          <table:table-cell table:style-name="ce119" office:value-type="float" office:value="37108" calcext:value-type="float">
            <text:p>37108</text:p>
          </table:table-cell>
          <table:table-cell table:style-name="ce119" office:value-type="float" office:value="17271" calcext:value-type="float">
            <text:p>17271</text:p>
          </table:table-cell>
          <table:table-cell table:style-name="ce33" table:formula="of:=[.X51]/[.Y51]" office:value-type="float" office:value="2.14857275201204" calcext:value-type="float">
            <text:p>2.15</text:p>
          </table:table-cell>
          <table:table-cell table:style-name="ce33" table:formula="of:=[.T51]/[.O51]" office:value-type="float" office:value="0.85979204731677" calcext:value-type="float">
            <text:p>0.86</text:p>
          </table:table-cell>
          <table:table-cell table:style-name="ce33" table:formula="of:=([.W51]*100)/([.DD51]*(([.BP51]*([.BO51]/([.BJ51]+[.BO51])))+([.BK51]*([.BJ51]/([.BJ51]+[.BO51])))))" office:value-type="float" office:value="55.2814016083302" calcext:value-type="float">
            <text:p>55.28</text:p>
          </table:table-cell>
          <table:table-cell table:style-name="ce105" table:formula="of:=(([.V51]*100/[.V50])-100)-[.DE51]" office:value-type="float" office:value="-40.4828111835485" calcext:value-type="float">
            <text:p>-40.48</text:p>
          </table:table-cell>
          <table:table-cell table:style-name="ce105" office:value-type="float" office:value="3.416" calcext:value-type="float">
            <text:p>3.42</text:p>
          </table:table-cell>
          <table:table-cell table:style-name="ce105" office:value-type="float" office:value="4.7" calcext:value-type="float">
            <text:p>4.70</text:p>
          </table:table-cell>
          <table:table-cell table:style-name="ce105" office:value-type="float" office:value="95.3" calcext:value-type="float">
            <text:p>95.30</text:p>
          </table:table-cell>
          <table:table-cell table:style-name="ce108" office:value-type="float" office:value="24" calcext:value-type="float">
            <text:p>24</text:p>
          </table:table-cell>
          <table:table-cell table:style-name="ce105" office:value-type="float" office:value="1.04491818181818" calcext:value-type="float">
            <text:p>1.04</text:p>
          </table:table-cell>
          <table:table-cell table:style-name="ce105" office:value-type="float" office:value="1.29059166666667" calcext:value-type="float">
            <text:p>1.29</text:p>
          </table:table-cell>
          <table:table-cell table:style-name="ce106" table:formula="of:=[.DD51]*100" office:value-type="float" office:value="136400" calcext:value-type="float">
            <text:p>136400</text:p>
          </table:table-cell>
          <table:table-cell table:style-name="ce106" table:formula="of:=([.DD51]*100)*[.AI51]" office:value-type="float" office:value="176036.703333333" calcext:value-type="float">
            <text:p>176037</text:p>
          </table:table-cell>
          <table:table-cell table:style-name="ce127" office:value-type="float" office:value="9807968000000" calcext:value-type="float">
            <text:p>9.81E+12</text:p>
          </table:table-cell>
          <table:table-cell table:style-name="ce103" table:formula="of:=([.AL51]*100/[.AL50])-100" office:value-type="float" office:value="2.86229318009654" calcext:value-type="float">
            <text:p>2.86</text:p>
          </table:table-cell>
          <table:table-cell table:style-name="ce107" office:value-type="float" office:value="5.50664166666667" calcext:value-type="float">
            <text:p>5.5</text:p>
          </table:table-cell>
          <table:table-cell table:style-name="ce108" table:formula="of:=[.DD51]*100/[.AN51]" office:value-type="float" office:value="24770.088241926" calcext:value-type="float">
            <text:p>24770</text:p>
          </table:table-cell>
          <table:table-cell table:style-name="ce108" office:value-type="float" office:value="1298.94166666667" calcext:value-type="float">
            <text:p>1299</text:p>
          </table:table-cell>
          <table:table-cell table:style-name="ce109" table:formula="of:=[.DD51]*100/[.AP51]" office:value-type="float" office:value="105.008564664823" calcext:value-type="float">
            <text:p>105</text:p>
          </table:table-cell>
          <table:table-cell table:style-name="ce150" office:value-type="float" office:value="-0.841832479747808" calcext:value-type="float">
            <text:p>-0.8</text:p>
          </table:table-cell>
          <table:table-cell table:style-name="ce122" office:value-type="float" office:value="629440000000" calcext:value-type="float">
            <text:p>6.29E+11</text:p>
          </table:table-cell>
          <table:table-cell table:style-name="ce109" table:formula="of:=[.AS51]/[.E51]" office:value-type="float" office:value="16365.7858420063" calcext:value-type="float">
            <text:p>16366</text:p>
          </table:table-cell>
          <table:table-cell table:style-name="ce109" table:formula="of:=[.AU50]*(1+([.DE51]/100))" office:value-type="float" office:value="16613.6580835267" calcext:value-type="float">
            <text:p>16614</text:p>
          </table:table-cell>
          <table:table-cell table:style-name="ce109" table:formula="of:=[.AT51]+(12*PMT([.AD51]/100/12;[.AG51]*12;([.AT51]*5)*-1))" office:value-type="float" office:value="21366.4184484049" calcext:value-type="float">
            <text:p>21366</text:p>
          </table:table-cell>
          <table:table-cell table:style-name="ce109" table:formula="of:=[.AW50]*(1+([.DL51]/100))" office:value-type="float" office:value="21577.019833315" calcext:value-type="float">
            <text:p>21577</text:p>
          </table:table-cell>
          <table:table-cell table:style-name="ce109" table:formula="of:=(([.AW51]+([.AU51]-[.AT51])+([.AV51]-[.AT51]))-[.AT51])+[.$AT$38]" office:value-type="float" office:value="21992.7271253173" calcext:value-type="float">
            <text:p>21993</text:p>
          </table:table-cell>
          <table:table-cell table:style-name="ce109" table:formula="of:=[.AX51]*[.$AY$38]/[.$AX$38]" office:value-type="float" office:value="140.541106077137" calcext:value-type="float">
            <text:p>141</text:p>
          </table:table-cell>
          <table:table-cell table:style-name="ce150" table:formula="of:=[.W51]/[.AT51]" office:value-type="float" office:value="6.32038213996865" calcext:value-type="float">
            <text:p>6.3</text:p>
          </table:table-cell>
          <table:table-cell table:style-name="ce109" table:formula="of:=[.W51]/5" office:value-type="float" office:value="20687.6041084736" calcext:value-type="float">
            <text:p>20688</text:p>
          </table:table-cell>
          <table:table-cell table:style-name="ce109" table:formula="of:=100-(([.AT51]*100)/[.BA51])" office:value-type="float" office:value="20.8908592981879" calcext:value-type="float">
            <text:p>21</text:p>
          </table:table-cell>
          <table:table-cell table:style-name="ce169" office:value-type="float" office:value="641" calcext:value-type="float">
            <text:p>641</text:p>
          </table:table-cell>
          <table:table-cell table:style-name="ce169" office:value-type="float" office:value="182.225" calcext:value-type="float">
            <text:p>182</text:p>
          </table:table-cell>
          <table:table-cell table:style-name="ce119" office:value-type="float" office:value="14908" calcext:value-type="float">
            <text:p>14908</text:p>
          </table:table-cell>
          <table:table-cell table:style-name="ce119" office:value-type="float" office:value="60670" calcext:value-type="float">
            <text:p>60670</text:p>
          </table:table-cell>
          <table:table-cell table:style-name="ce119" office:value-type="float" office:value="18289" calcext:value-type="float">
            <text:p>18289</text:p>
          </table:table-cell>
          <table:table-cell table:style-name="ce119" office:value-type="float" office:value="40094" calcext:value-type="float">
            <text:p>40094</text:p>
          </table:table-cell>
          <table:table-cell table:style-name="ce119" office:value-type="float" office:value="2287" calcext:value-type="float">
            <text:p>2287</text:p>
          </table:table-cell>
          <table:table-cell table:style-name="ce119" office:value-type="float" office:value="14515" calcext:value-type="float">
            <text:p>14515</text:p>
          </table:table-cell>
          <table:table-cell table:style-name="ce83" office:value-type="float" office:value="196.66358383178" calcext:value-type="float">
            <text:p>197</text:p>
          </table:table-cell>
          <table:table-cell table:style-name="ce119" office:value-type="float" office:value="1816255300" calcext:value-type="float">
            <text:p>1816255300</text:p>
          </table:table-cell>
          <table:table-cell table:style-name="ce123" table:formula="of:=[.BL51]/[.BJ51]" office:value-type="float" office:value="125129.541853255" calcext:value-type="float">
            <text:p>125130</text:p>
          </table:table-cell>
          <table:table-cell table:style-name="ce123" table:formula="of:=[.BM51]/[.BK51]" office:value-type="float" office:value="636.261881408036" calcext:value-type="float">
            <text:p>636</text:p>
          </table:table-cell>
          <table:table-cell table:style-name="ce119" office:value-type="float" office:value="29611" calcext:value-type="float">
            <text:p>29611</text:p>
          </table:table-cell>
          <table:table-cell table:style-name="ce83" office:value-type="float" office:value="108.019885215011" calcext:value-type="float">
            <text:p>108</text:p>
          </table:table-cell>
          <table:table-cell table:style-name="ce119" office:value-type="float" office:value="2082608800" calcext:value-type="float">
            <text:p>2082608800</text:p>
          </table:table-cell>
          <table:table-cell table:style-name="ce80" table:formula="of:=[.BQ51]/[.BO51]" office:value-type="float" office:value="70332.2684137652" calcext:value-type="float">
            <text:p>70332</text:p>
          </table:table-cell>
          <table:table-cell table:style-name="ce80" table:formula="of:=[.BR51]/[.BP51]" office:value-type="float" office:value="651.104824577162" calcext:value-type="float">
            <text:p>651</text:p>
          </table:table-cell>
          <table:table-cell table:style-name="ce86" table:formula="of:=[.DD51]/(([.BS51]+[.BN51])/2)" office:value-type="float" office:value="2.11905433573592" calcext:value-type="float">
            <text:p>2.12</text:p>
          </table:table-cell>
          <table:table-cell table:style-name="ce85" table:formula="of:=[.BV51]-[.BV50]" office:value-type="float" office:value="1.02339507230154" calcext:value-type="float">
            <text:p>1.0</text:p>
          </table:table-cell>
          <table:table-cell table:style-name="ce81" office:value-type="float" office:value="101.29567221862" calcext:value-type="float">
            <text:p>101</text:p>
          </table:table-cell>
          <table:table-cell table:style-name="ce169" office:value-type="float" office:value="25382415" calcext:value-type="float">
            <text:p>25382415</text:p>
          </table:table-cell>
          <table:table-cell table:style-name="ce109" table:formula="of:=[.BW51]-[.BW50]" office:value-type="float" office:value="133362" calcext:value-type="float">
            <text:p>133362</text:p>
          </table:table-cell>
          <table:table-cell table:style-name="ce109" office:value-type="float" office:value="80083" calcext:value-type="float">
            <text:p>80083</text:p>
          </table:table-cell>
          <table:table-cell table:style-name="ce109" office:value-type="float" office:value="53332" calcext:value-type="float">
            <text:p>53332</text:p>
          </table:table-cell>
          <table:table-cell table:style-name="ce109" table:formula="of:=100-[.CB51]" office:value-type="float" office:value="60.0254843908106" calcext:value-type="float">
            <text:p>60</text:p>
          </table:table-cell>
          <table:table-cell table:style-name="ce109" table:formula="of:=([.BZ51]*100)/([.BY51]+[.BZ51])" office:value-type="float" office:value="39.9745156091894" calcext:value-type="float">
            <text:p>40</text:p>
          </table:table-cell>
          <table:table-cell table:style-name="ce146" table:formula="of:=([.BW51]/[.B51])" office:value-type="float" office:value="0.542150775342817" calcext:value-type="float">
            <text:p>0.5422</text:p>
          </table:table-cell>
          <table:table-cell table:style-name="ce148" table:formula="of:=([.BW51]*100/[.BW50])-100" office:value-type="float" office:value="0.528186146228933" calcext:value-type="float">
            <text:p>0.5</text:p>
          </table:table-cell>
          <table:table-cell table:style-name="ce33" table:formula="of:=([.B51]*100/[.B50])-100" office:value-type="float" office:value="0.323569117363448" calcext:value-type="float">
            <text:p>0.32</text:p>
          </table:table-cell>
          <table:table-cell table:style-name="ce148" table:formula="of:=[.CD51]-[.CE51]" office:value-type="float" office:value="0.204617028865485" calcext:value-type="float">
            <text:p>0.2</text:p>
          </table:table-cell>
          <table:table-cell table:style-name="ce169" office:value-type="float" office:value="1161000" calcext:value-type="float">
            <text:p>1161000</text:p>
          </table:table-cell>
          <table:table-cell table:style-name="ce169" table:formula="of:=[.CG51]/[.BX51]" office:value-type="float" office:value="8.70562828991767" calcext:value-type="float">
            <text:p>9</text:p>
          </table:table-cell>
          <table:table-cell table:style-name="ce148" table:formula="of:=[.CG51]/[.B51]*100" office:value-type="float" office:value="2.479815455594" calcext:value-type="float">
            <text:p>2.5</text:p>
          </table:table-cell>
          <table:table-cell table:style-name="ce169" office:value-type="float" office:value="13581.8" calcext:value-type="float">
            <text:p>13582</text:p>
          </table:table-cell>
          <table:table-cell table:style-name="ce119" office:value-type="float" office:value="18.65" calcext:value-type="float">
            <text:p>18.65</text:p>
          </table:table-cell>
          <table:table-cell table:style-name="ce33" table:formula="of:=100-([.CK51]+[.CM51])" office:value-type="float" office:value="74.74438" calcext:value-type="float">
            <text:p>74.74</text:p>
          </table:table-cell>
          <table:table-cell table:style-name="ce33" table:formula="of:=([.CN51]*(100-[.CK51]))/100" office:value-type="float" office:value="6.60562" calcext:value-type="float">
            <text:p>6.61</text:p>
          </table:table-cell>
          <table:table-cell table:style-name="ce119" office:value-type="float" office:value="8.12" calcext:value-type="float">
            <text:p>8.12</text:p>
          </table:table-cell>
          <table:table-cell table:style-name="ce119" table:number-columns-repeated="8"/>
          <table:table-cell table:style-name="ce148" office:value-type="float" office:value="7.75" calcext:value-type="float">
            <text:p>7.8</text:p>
          </table:table-cell>
          <table:table-cell table:style-name="ce148" table:formula="of:=(([.CW51]*100)/[.CW50])-100" office:value-type="float" office:value="-1.89873417721519" calcext:value-type="float">
            <text:p>-1.9</text:p>
          </table:table-cell>
          <table:table-cell table:style-name="ce148" table:formula="of:=[.DC51]/([.CW51]*12)" office:value-type="float" office:value="19.3781362007168" calcext:value-type="float">
            <text:p>19.4</text:p>
          </table:table-cell>
          <table:table-cell table:style-name="ce148" table:formula="of:=100/[.CY51]" office:value-type="float" office:value="5.16045500786091" calcext:value-type="float">
            <text:p>5.2</text:p>
          </table:table-cell>
          <table:table-cell table:style-name="ce148" table:formula="of:=[.DC51]/(([.CW51]*12)*0.75)" office:value-type="float" office:value="25.8375149342891" calcext:value-type="float">
            <text:p>25.8</text:p>
          </table:table-cell>
          <table:table-cell table:style-name="ce148" table:formula="of:=100/[.DA51]" office:value-type="float" office:value="3.87034125589568" calcext:value-type="float">
            <text:p>3.9</text:p>
          </table:table-cell>
          <table:table-cell table:style-name="ce169" table:formula="of:=AVERAGE([Quarterly.D22:.D25])" office:value-type="float" office:value="1802.16666666667" calcext:value-type="float">
            <text:p>1802</text:p>
          </table:table-cell>
          <table:table-cell table:style-name="ce109" office:value-type="float" office:value="1364" calcext:value-type="float">
            <text:p>1364</text:p>
          </table:table-cell>
          <table:table-cell table:style-name="ce33" office:value-type="float" office:value="2.45" calcext:value-type="float">
            <text:p>2.45</text:p>
          </table:table-cell>
          <table:table-cell table:style-name="ce148" table:formula="of:=[.DF50]+[.DE51]" office:value-type="float" office:value="204.99" calcext:value-type="float">
            <text:p>205.0</text:p>
          </table:table-cell>
          <table:table-cell table:style-name="ce148" table:formula="of:=(([.DD51]*[.DE51])/100)+[.DG50]" office:value-type="float" office:value="871.95386525" calcext:value-type="float">
            <text:p>872.0</text:p>
          </table:table-cell>
          <table:table-cell table:style-name="ce148" table:formula="of:=[.DD51]-[.DG51]" office:value-type="float" office:value="492.04613475" calcext:value-type="float">
            <text:p>492.0</text:p>
          </table:table-cell>
          <table:table-cell table:style-name="ce148" table:formula="of:=[.DD51]/[.DF51]*[.$DF$24]" office:value-type="float" office:value="665.398312112786" calcext:value-type="float">
            <text:p>665.4</text:p>
          </table:table-cell>
          <table:table-cell table:style-name="ce148" table:formula="of:=[.DD51]-[.DI51]" office:value-type="float" office:value="698.601687887214" calcext:value-type="float">
            <text:p>698.6</text:p>
          </table:table-cell>
          <table:table-cell table:style-name="ce33" table:formula="of:=([.AH51]-[.AH50])" office:value-type="float" office:value="-1.00225454545455" calcext:value-type="float">
            <text:p>-1.00</text:p>
          </table:table-cell>
          <table:table-cell table:style-name="ce33" table:formula="of:=([.DD51]*100/[.DD50])-100" office:value-type="float" office:value="-11.3133940182055" calcext:value-type="float">
            <text:p>-11.31</text:p>
          </table:table-cell>
          <table:table-cell table:style-name="ce33" table:formula="of:=[.DL51]-[.DE51]" office:value-type="float" office:value="-13.7633940182055" calcext:value-type="float">
            <text:p>-13.76</text:p>
          </table:table-cell>
          <table:table-cell table:style-name="ce33" table:formula="of:=([.O51]*100/[.O50])-100" office:value-type="float" office:value="-11.4750544710747" calcext:value-type="float">
            <text:p>-11.48</text:p>
          </table:table-cell>
          <table:table-cell table:style-name="ce33" table:formula="of:=([.T51]*100/[.T50])-100" office:value-type="float" office:value="-32.9500246045522" calcext:value-type="float">
            <text:p>-32.95</text:p>
          </table:table-cell>
          <table:table-cell table:style-name="ce107" office:value-type="float" office:value="24.79" calcext:value-type="float">
            <text:p>24.8</text:p>
          </table:table-cell>
          <table:table-cell table:style-name="ce148" table:formula="of:=([.DB51]+[.DL51])" office:value-type="float" office:value="-7.44305276230978" calcext:value-type="float">
            <text:p>-7.4</text:p>
          </table:table-cell>
          <table:table-cell table:style-name="ce148" table:formula="of:=-0.06*(([.A51]-1963)^2)+8.5*([.A51]-1963)+140" office:value-type="float" office:value="412.44" calcext:value-type="float">
            <text:p>412.4</text:p>
          </table:table-cell>
          <table:table-cell table:style-name="ce148" table:formula="of:=[.DR51]+50" office:value-type="float" office:value="462.44" calcext:value-type="float">
            <text:p>462.4</text:p>
          </table:table-cell>
          <table:table-cell table:style-name="ce148" table:formula="of:=[.DR51]-50" office:value-type="float" office:value="362.44" calcext:value-type="float">
            <text:p>362.4</text:p>
          </table:table-cell>
          <table:table-cell table:style-name="ce148" table:formula="of:=[.DR51]+100" office:value-type="float" office:value="512.44" calcext:value-type="float">
            <text:p>512.4</text:p>
          </table:table-cell>
          <table:table-cell table:style-name="ce148" table:formula="of:=[.DR51]-100" office:value-type="float" office:value="312.44" calcext:value-type="float">
            <text:p>312.4</text:p>
          </table:table-cell>
          <table:table-cell table:style-name="ce148" table:formula="of:=-0.025*(([.A51]-1963)^2)+5.5*([.A51]-1963)+175" office:value-type="float" office:value="384.475" calcext:value-type="float">
            <text:p>384.5</text:p>
          </table:table-cell>
          <table:table-cell table:style-name="ce94" table:formula="of:=3.55220754716981*0.264172052" office:value-type="float" office:value="0.938393956865735" calcext:value-type="float">
            <text:p>0.94</text:p>
          </table:table-cell>
          <table:table-cell table:style-name="ce139" table:formula="of:=([.DX51]*100/[.DX50])-100" office:value-type="float" office:value="2.19748065088567" calcext:value-type="float">
            <text:p>2.2</text:p>
          </table:table-cell>
          <table:table-cell table:style-name="ce94" office:value-type="float" office:value="1.83" calcext:value-type="float">
            <text:p>1.83</text:p>
          </table:table-cell>
          <table:table-cell table:number-columns-repeated="894"/>
        </table:table-row>
        <table:table-row table:style-name="ro9">
          <table:table-cell table:style-name="ce18" office:value-type="float" office:value="2013" calcext:value-type="float">
            <text:p>2013</text:p>
          </table:table-cell>
          <table:table-cell table:style-name="ce12" office:value-type="float" office:value="46728000" calcext:value-type="float">
            <text:p>46728000</text:p>
          </table:table-cell>
          <table:table-cell table:style-name="ce169" office:value-type="float" office:value="18863926" calcext:value-type="float">
            <text:p>18863926</text:p>
          </table:table-cell>
          <table:table-cell table:style-name="ce169" office:value-type="float" office:value="24787829.744423" calcext:value-type="float">
            <text:p>24787830</text:p>
          </table:table-cell>
          <table:table-cell table:style-name="ce169" office:value-type="float" office:value="38356537.256903" calcext:value-type="float">
            <text:p>38356537</text:p>
          </table:table-cell>
          <table:table-cell table:style-name="ce109" table:formula="of:=[.C52]/26" office:value-type="float" office:value="725535.615384615" calcext:value-type="float">
            <text:p>725536</text:p>
          </table:table-cell>
          <table:table-cell table:style-name="ce109" table:formula="of:=[.F52]/2" office:value-type="float" office:value="362767.807692308" calcext:value-type="float">
            <text:p>362768</text:p>
          </table:table-cell>
          <table:table-cell table:style-name="ce169" table:formula="of:=[.G52]*1.5" office:value-type="float" office:value="544151.711538462" calcext:value-type="float">
            <text:p>544152</text:p>
          </table:table-cell>
          <table:table-cell table:style-name="ce169" office:value-type="float" office:value="671705" calcext:value-type="float">
            <text:p>671705</text:p>
          </table:table-cell>
          <table:table-cell table:style-name="ce169" table:formula="of:=[.I52]/2" office:value-type="float" office:value="335852.5" calcext:value-type="float">
            <text:p>335853</text:p>
          </table:table-cell>
          <table:table-cell table:style-name="ce169" office:value-type="float" office:value="790313" calcext:value-type="float">
            <text:p>790313</text:p>
          </table:table-cell>
          <table:table-cell table:style-name="ce169" table:formula="of:=[.K52]/2" office:value-type="float" office:value="395156.5" calcext:value-type="float">
            <text:p>395157</text:p>
          </table:table-cell>
          <table:table-cell table:style-name="ce169" office:value-type="float" office:value="679546" calcext:value-type="float">
            <text:p>679546</text:p>
          </table:table-cell>
          <table:table-cell table:style-name="ce169" table:formula="of:=[.M52]/2" office:value-type="float" office:value="339773" calcext:value-type="float">
            <text:p>339773</text:p>
          </table:table-cell>
          <table:table-cell table:style-name="ce119" office:value-type="float" office:value="312593" calcext:value-type="float">
            <text:p>312593</text:p>
          </table:table-cell>
          <table:table-cell table:style-name="ce119" office:value-type="float" office:value="132980" calcext:value-type="float">
            <text:p>132980</text:p>
          </table:table-cell>
          <table:table-cell table:style-name="ce119" office:value-type="float" office:value="15898" calcext:value-type="float">
            <text:p>15898</text:p>
          </table:table-cell>
          <table:table-cell table:style-name="ce119" office:value-type="float" office:value="2351" calcext:value-type="float">
            <text:p>2351</text:p>
          </table:table-cell>
          <table:table-cell table:style-name="ce119" office:value-type="float" office:value="231836" calcext:value-type="float">
            <text:p>231836</text:p>
          </table:table-cell>
          <table:table-cell table:style-name="ce119" office:value-type="float" office:value="199703" calcext:value-type="float">
            <text:p>199703</text:p>
          </table:table-cell>
          <table:table-cell table:style-name="ce119" office:value-type="float" office:value="283488" calcext:value-type="float">
            <text:p>283488</text:p>
          </table:table-cell>
          <table:table-cell table:style-name="ce126" office:value-type="float" office:value="19972573000" calcext:value-type="float">
            <text:p>2.0E+10</text:p>
          </table:table-cell>
          <table:table-cell table:style-name="ce109" table:formula="of:=[.V52]/[.T52]" office:value-type="float" office:value="100011.381902125" calcext:value-type="float">
            <text:p>100011</text:p>
          </table:table-cell>
          <table:table-cell table:style-name="ce119" office:value-type="float" office:value="36877" calcext:value-type="float">
            <text:p>36877</text:p>
          </table:table-cell>
          <table:table-cell table:style-name="ce119" office:value-type="float" office:value="11325" calcext:value-type="float">
            <text:p>11325</text:p>
          </table:table-cell>
          <table:table-cell table:style-name="ce33" table:formula="of:=[.X52]/[.Y52]" office:value-type="float" office:value="3.2562472406181" calcext:value-type="float">
            <text:p>3.26</text:p>
          </table:table-cell>
          <table:table-cell table:style-name="ce33" table:formula="of:=[.T52]/[.O52]" office:value-type="float" office:value="0.638859475420115" calcext:value-type="float">
            <text:p>0.64</text:p>
          </table:table-cell>
          <table:table-cell table:style-name="ce33" table:formula="of:=([.W52]*100)/([.DD52]*(([.BP52]*([.BO52]/([.BJ52]+[.BO52])))+([.BK52]*([.BJ52]/([.BJ52]+[.BO52])))))" office:value-type="float" office:value="58.4789956374354" calcext:value-type="float">
            <text:p>58.48</text:p>
          </table:table-cell>
          <table:table-cell table:style-name="ce105" table:formula="of:=(([.V52]*100/[.V51])-100)-[.DE52]" office:value-type="float" office:value="-30.9074870345214" calcext:value-type="float">
            <text:p>-30.91</text:p>
          </table:table-cell>
          <table:table-cell table:style-name="ce105" office:value-type="float" office:value="3.353" calcext:value-type="float">
            <text:p>3.35</text:p>
          </table:table-cell>
          <table:table-cell table:style-name="ce105" office:value-type="float" office:value="5.9" calcext:value-type="float">
            <text:p>5.90</text:p>
          </table:table-cell>
          <table:table-cell table:style-name="ce105" office:value-type="float" office:value="94.1" calcext:value-type="float">
            <text:p>94.10</text:p>
          </table:table-cell>
          <table:table-cell table:style-name="ce108" office:value-type="float" office:value="23" calcext:value-type="float">
            <text:p>23</text:p>
          </table:table-cell>
          <table:table-cell table:style-name="ce105" office:value-type="float" office:value="0.532681818181818" calcext:value-type="float">
            <text:p>0.53</text:p>
          </table:table-cell>
          <table:table-cell table:style-name="ce105" office:value-type="float" office:value="1.32984166666667" calcext:value-type="float">
            <text:p>1.33</text:p>
          </table:table-cell>
          <table:table-cell table:style-name="ce106" table:formula="of:=[.DD52]*100" office:value-type="float" office:value="125000" calcext:value-type="float">
            <text:p>125000</text:p>
          </table:table-cell>
          <table:table-cell table:style-name="ce106" table:formula="of:=([.DD52]*100)*[.AI52]" office:value-type="float" office:value="166230.208333333" calcext:value-type="float">
            <text:p>166230</text:p>
          </table:table-cell>
          <table:table-cell table:style-name="ce127" office:value-type="float" office:value="9849473000000" calcext:value-type="float">
            <text:p>9.85E+12</text:p>
          </table:table-cell>
          <table:table-cell table:style-name="ce103" table:formula="of:=([.AL52]*100/[.AL51])-100" office:value-type="float" office:value="0.423176339890176" calcext:value-type="float">
            <text:p>0.42</text:p>
          </table:table-cell>
          <table:table-cell table:style-name="ce108" office:value-type="float" office:value="117.126916666667" calcext:value-type="float">
            <text:p>117</text:p>
          </table:table-cell>
          <table:table-cell table:style-name="ce108" table:formula="of:=[.DD52]*100/[.AN52]" office:value-type="float" office:value="1067.21839486085" calcext:value-type="float">
            <text:p>1067</text:p>
          </table:table-cell>
          <table:table-cell table:style-name="ce108" office:value-type="float" office:value="1049.11" calcext:value-type="float">
            <text:p>1049</text:p>
          </table:table-cell>
          <table:table-cell table:style-name="ce109" table:formula="of:=[.DD52]*100/[.AP52]" office:value-type="float" office:value="119.148611680377" calcext:value-type="float">
            <text:p>119</text:p>
          </table:table-cell>
          <table:table-cell table:style-name="ce150" office:value-type="float" office:value="-0.219682352442121" calcext:value-type="float">
            <text:p>-0.2</text:p>
          </table:table-cell>
          <table:table-cell table:style-name="ce122" office:value-type="float" office:value="629150000000" calcext:value-type="float">
            <text:p>6.29E+11</text:p>
          </table:table-cell>
          <table:table-cell table:style-name="ce109" table:formula="of:=[.AS52]/[.E52]" office:value-type="float" office:value="16402.6798296755" calcext:value-type="float">
            <text:p>16403</text:p>
          </table:table-cell>
          <table:table-cell table:style-name="ce109" table:formula="of:=[.AU51]*(1+([.DE52]/100))" office:value-type="float" office:value="16847.9106625044" calcext:value-type="float">
            <text:p>16848</text:p>
          </table:table-cell>
          <table:table-cell table:style-name="ce109" table:formula="of:=[.AT52]+(12*PMT([.AD52]/100/12;[.AG52]*12;([.AT52]*5)*-1))" office:value-type="float" office:value="21523.1724519899" calcext:value-type="float">
            <text:p>21523</text:p>
          </table:table-cell>
          <table:table-cell table:style-name="ce109" table:formula="of:=[.AW51]*(1+([.DL52]/100))" office:value-type="float" office:value="19773.6618707066" calcext:value-type="float">
            <text:p>19774</text:p>
          </table:table-cell>
          <table:table-cell table:style-name="ce109" table:formula="of:=(([.AW52]+([.AU52]-[.AT52])+([.AV52]-[.AT52]))-[.AT52])+[.$AT$38]" office:value-type="float" office:value="20469.6937822639" calcext:value-type="float">
            <text:p>20470</text:p>
          </table:table-cell>
          <table:table-cell table:style-name="ce109" table:formula="of:=[.AX52]*[.$AY$38]/[.$AX$38]" office:value-type="float" office:value="130.808398104842" calcext:value-type="float">
            <text:p>131</text:p>
          </table:table-cell>
          <table:table-cell table:style-name="ce150" table:formula="of:=[.W52]/[.AT52]" office:value-type="float" office:value="6.09725867606008" calcext:value-type="float">
            <text:p>6.1</text:p>
          </table:table-cell>
          <table:table-cell table:style-name="ce109" table:formula="of:=[.W52]/5" office:value-type="float" office:value="20002.2763804249" calcext:value-type="float">
            <text:p>20002</text:p>
          </table:table-cell>
          <table:table-cell table:style-name="ce109" table:formula="of:=100-(([.AT52]*100)/[.BA52])" office:value-type="float" office:value="17.9959344740989" calcext:value-type="float">
            <text:p>18</text:p>
          </table:table-cell>
          <table:table-cell table:style-name="ce169" office:value-type="float" office:value="641" calcext:value-type="float">
            <text:p>641</text:p>
          </table:table-cell>
          <table:table-cell table:style-name="ce169" office:value-type="float" office:value="153.525" calcext:value-type="float">
            <text:p>154</text:p>
          </table:table-cell>
          <table:table-cell table:style-name="ce119" office:value-type="float" office:value="14555" calcext:value-type="float">
            <text:p>14555</text:p>
          </table:table-cell>
          <table:table-cell table:style-name="ce119" office:value-type="float" office:value="56436" calcext:value-type="float">
            <text:p>56436</text:p>
          </table:table-cell>
          <table:table-cell table:style-name="ce119" office:value-type="float" office:value="15025" calcext:value-type="float">
            <text:p>15025</text:p>
          </table:table-cell>
          <table:table-cell table:style-name="ce119" office:value-type="float" office:value="38894" calcext:value-type="float">
            <text:p>38894</text:p>
          </table:table-cell>
          <table:table-cell table:style-name="ce119" office:value-type="float" office:value="2517" calcext:value-type="float">
            <text:p>2517</text:p>
          </table:table-cell>
          <table:table-cell table:style-name="ce119" office:value-type="float" office:value="11311" calcext:value-type="float">
            <text:p>11311</text:p>
          </table:table-cell>
          <table:table-cell table:style-name="ce83" office:value-type="float" office:value="197.777603106929" calcext:value-type="float">
            <text:p>198</text:p>
          </table:table-cell>
          <table:table-cell table:style-name="ce119" office:value-type="float" office:value="1487085500" calcext:value-type="float">
            <text:p>1487085500</text:p>
          </table:table-cell>
          <table:table-cell table:style-name="ce123" table:formula="of:=[.BL52]/[.BJ52]" office:value-type="float" office:value="131472.504641499" calcext:value-type="float">
            <text:p>131473</text:p>
          </table:table-cell>
          <table:table-cell table:style-name="ce123" table:formula="of:=[.BM52]/[.BK52]" office:value-type="float" office:value="664.749206058576" calcext:value-type="float">
            <text:p>665</text:p>
          </table:table-cell>
          <table:table-cell table:style-name="ce119" office:value-type="float" office:value="22961" calcext:value-type="float">
            <text:p>22961</text:p>
          </table:table-cell>
          <table:table-cell table:style-name="ce83" office:value-type="float" office:value="106.786454467225" calcext:value-type="float">
            <text:p>107</text:p>
          </table:table-cell>
          <table:table-cell table:style-name="ce119" office:value-type="float" office:value="1620895000" calcext:value-type="float">
            <text:p>1620895000</text:p>
          </table:table-cell>
          <table:table-cell table:style-name="ce80" table:formula="of:=[.BQ52]/[.BO52]" office:value-type="float" office:value="70593.3975001089" calcext:value-type="float">
            <text:p>70593</text:p>
          </table:table-cell>
          <table:table-cell table:style-name="ce80" table:formula="of:=[.BR52]/[.BP52]" office:value-type="float" office:value="661.070712126464" calcext:value-type="float">
            <text:p>661</text:p>
          </table:table-cell>
          <table:table-cell table:style-name="ce86" table:formula="of:=[.DD52]/(([.BS52]+[.BN52])/2)" office:value-type="float" office:value="1.88562561605073" calcext:value-type="float">
            <text:p>1.89</text:p>
          </table:table-cell>
          <table:table-cell table:style-name="ce85" table:formula="of:=[.BV52]-[.BV51]" office:value-type="float" office:value="-0.171931748114062" calcext:value-type="float">
            <text:p>-0.2</text:p>
          </table:table-cell>
          <table:table-cell table:style-name="ce81" office:value-type="float" office:value="101.123740470506" calcext:value-type="float">
            <text:p>101</text:p>
          </table:table-cell>
          <table:table-cell table:style-name="ce169" office:value-type="float" office:value="25441306" calcext:value-type="float">
            <text:p>25441306</text:p>
          </table:table-cell>
          <table:table-cell table:style-name="ce109" table:formula="of:=[.BW52]-[.BW51]" office:value-type="float" office:value="58891" calcext:value-type="float">
            <text:p>58891</text:p>
          </table:table-cell>
          <table:table-cell table:style-name="ce109" office:value-type="float" office:value="43230" calcext:value-type="float">
            <text:p>43230</text:p>
          </table:table-cell>
          <table:table-cell table:style-name="ce109" office:value-type="float" office:value="17059" calcext:value-type="float">
            <text:p>17059</text:p>
          </table:table-cell>
          <table:table-cell table:style-name="ce109" table:formula="of:=100-[.CB52]" office:value-type="float" office:value="71.704622733832" calcext:value-type="float">
            <text:p>72</text:p>
          </table:table-cell>
          <table:table-cell table:style-name="ce109" table:formula="of:=([.BZ52]*100)/([.BY52]+[.BZ52])" office:value-type="float" office:value="28.295377266168" calcext:value-type="float">
            <text:p>28</text:p>
          </table:table-cell>
          <table:table-cell table:style-name="ce146" table:formula="of:=([.BW52]/[.B52])" office:value-type="float" office:value="0.54445527306968" calcext:value-type="float">
            <text:p>0.5445</text:p>
          </table:table-cell>
          <table:table-cell table:style-name="ce148" table:formula="of:=([.BW52]*100/[.BW51])-100" office:value-type="float" office:value="0.232014959963422" calcext:value-type="float">
            <text:p>0.2</text:p>
          </table:table-cell>
          <table:table-cell table:style-name="ce33" table:formula="of:=([.B52]*100/[.B51])-100" office:value-type="float" office:value="-0.192233756247603" calcext:value-type="float">
            <text:p>-0.19</text:p>
          </table:table-cell>
          <table:table-cell table:style-name="ce148" table:formula="of:=[.CD52]-[.CE52]" office:value-type="float" office:value="0.424248716211025" calcext:value-type="float">
            <text:p>0.4</text:p>
          </table:table-cell>
          <table:table-cell table:style-name="ce169" office:value-type="float" office:value="1029000" calcext:value-type="float">
            <text:p>1029000</text:p>
          </table:table-cell>
          <table:table-cell table:style-name="ce169" table:formula="of:=[.CG52]/[.BX52]" office:value-type="float" office:value="17.4729585165815" calcext:value-type="float">
            <text:p>17</text:p>
          </table:table-cell>
          <table:table-cell table:style-name="ce148" table:formula="of:=[.CG52]/[.B52]*100" office:value-type="float" office:value="2.20210580380072" calcext:value-type="float">
            <text:p>2.2</text:p>
          </table:table-cell>
          <table:table-cell table:style-name="ce169" office:value-type="float" office:value="10742.99" calcext:value-type="float">
            <text:p>10743</text:p>
          </table:table-cell>
          <table:table-cell table:style-name="ce119" office:value-type="float" office:value="21.93" calcext:value-type="float">
            <text:p>21.93</text:p>
          </table:table-cell>
          <table:table-cell table:style-name="ce33" table:formula="of:=100-([.CK52]+[.CM52])" office:value-type="float" office:value="69.365195" calcext:value-type="float">
            <text:p>69.37</text:p>
          </table:table-cell>
          <table:table-cell table:style-name="ce33" table:formula="of:=([.CN52]*(100-[.CK52]))/100" office:value-type="float" office:value="8.704805" calcext:value-type="float">
            <text:p>8.70</text:p>
          </table:table-cell>
          <table:table-cell table:style-name="ce119" office:value-type="float" office:value="11.15" calcext:value-type="float">
            <text:p>11.15</text:p>
          </table:table-cell>
          <table:table-cell table:style-name="ce119" office:value-type="float" office:value="8893100" calcext:value-type="float">
            <text:p>8893100</text:p>
          </table:table-cell>
          <table:table-cell table:style-name="ce119" office:value-type="float" office:value="5485900" calcext:value-type="float">
            <text:p>5485900</text:p>
          </table:table-cell>
          <table:table-cell table:style-name="ce119" office:value-type="float" office:value="2939400" calcext:value-type="float">
            <text:p>2939400</text:p>
          </table:table-cell>
          <table:table-cell table:style-name="ce119" office:value-type="float" office:value="898900" calcext:value-type="float">
            <text:p>898900</text:p>
          </table:table-cell>
          <table:table-cell table:style-name="ce148" table:formula="of:=(([.CO52]*100)/SUM([.$CO$52:.$CR$52]))" office:value-type="float" office:value="48.8167840459344" calcext:value-type="float">
            <text:p>48.8</text:p>
          </table:table-cell>
          <table:table-cell table:style-name="ce148" table:formula="of:=(([.CP52]*100)/SUM([.$CO$52:.$CR$52]))" office:value-type="float" office:value="30.113683147338" calcext:value-type="float">
            <text:p>30.1</text:p>
          </table:table-cell>
          <table:table-cell table:style-name="ce148" table:formula="of:=(([.CQ52]*100)/SUM([.$CO$52:.$CR$52]))" office:value-type="float" office:value="16.1352121335214" calcext:value-type="float">
            <text:p>16.1</text:p>
          </table:table-cell>
          <table:table-cell table:style-name="ce148" table:formula="of:=(([.CR52]*100)/SUM([.$CO$52:.$CR$52]))" office:value-type="float" office:value="4.93432067320624" calcext:value-type="float">
            <text:p>4.9</text:p>
          </table:table-cell>
          <table:table-cell table:style-name="ce148" office:value-type="float" office:value="7.3" calcext:value-type="float">
            <text:p>7.3</text:p>
          </table:table-cell>
          <table:table-cell table:style-name="ce148" table:formula="of:=(([.CW52]*100)/[.CW51])-100" office:value-type="float" office:value="-5.80645161290323" calcext:value-type="float">
            <text:p>-5.8</text:p>
          </table:table-cell>
          <table:table-cell table:style-name="ce148" table:formula="of:=[.DC52]/([.CW52]*12)" office:value-type="float" office:value="18.7747336377473" calcext:value-type="float">
            <text:p>18.8</text:p>
          </table:table-cell>
          <table:table-cell table:style-name="ce148" table:formula="of:=100/[.CY52]" office:value-type="float" office:value="5.32630725577625" calcext:value-type="float">
            <text:p>5.3</text:p>
          </table:table-cell>
          <table:table-cell table:style-name="ce148" table:formula="of:=[.DC52]/(([.CW52]*12)*0.75)" office:value-type="float" office:value="25.0329781836631" calcext:value-type="float">
            <text:p>25.0</text:p>
          </table:table-cell>
          <table:table-cell table:style-name="ce148" table:formula="of:=100/[.DA52]" office:value-type="float" office:value="3.99473044183218" calcext:value-type="float">
            <text:p>4.0</text:p>
          </table:table-cell>
          <table:table-cell table:style-name="ce169" table:formula="of:=AVERAGE([Quarterly.D26:.D29])" office:value-type="float" office:value="1644.66666666667" calcext:value-type="float">
            <text:p>1645</text:p>
          </table:table-cell>
          <table:table-cell table:style-name="ce109" office:value-type="float" office:value="1250" calcext:value-type="float">
            <text:p>1250</text:p>
          </table:table-cell>
          <table:table-cell table:style-name="ce33" office:value-type="float" office:value="1.41" calcext:value-type="float">
            <text:p>1.41</text:p>
          </table:table-cell>
          <table:table-cell table:style-name="ce148" table:formula="of:=[.DF51]+[.DE52]" office:value-type="float" office:value="206.4" calcext:value-type="float">
            <text:p>206.4</text:p>
          </table:table-cell>
          <table:table-cell table:style-name="ce148" table:formula="of:=(([.DD52]*[.DE52])/100)+[.DG51]" office:value-type="float" office:value="889.57886525" calcext:value-type="float">
            <text:p>889.6</text:p>
          </table:table-cell>
          <table:table-cell table:style-name="ce148" table:formula="of:=[.DD52]-[.DG52]" office:value-type="float" office:value="360.42113475" calcext:value-type="float">
            <text:p>360.4</text:p>
          </table:table-cell>
          <table:table-cell table:style-name="ce148" table:formula="of:=[.DD52]/[.DF52]*[.$DF$24]" office:value-type="float" office:value="605.62015503876" calcext:value-type="float">
            <text:p>605.6</text:p>
          </table:table-cell>
          <table:table-cell table:style-name="ce148" table:formula="of:=[.DD52]-[.DI52]" office:value-type="float" office:value="644.37984496124" calcext:value-type="float">
            <text:p>644.4</text:p>
          </table:table-cell>
          <table:table-cell table:style-name="ce33" table:formula="of:=([.AH52]-[.AH51])" office:value-type="float" office:value="-0.512236363636364" calcext:value-type="float">
            <text:p>-0.51</text:p>
          </table:table-cell>
          <table:table-cell table:style-name="ce33" table:formula="of:=([.DD52]*100/[.DD51])-100" office:value-type="float" office:value="-8.35777126099707" calcext:value-type="float">
            <text:p>-8.36</text:p>
          </table:table-cell>
          <table:table-cell table:style-name="ce33" table:formula="of:=[.DL52]-[.DE52]" office:value-type="float" office:value="-9.76777126099707" calcext:value-type="float">
            <text:p>-9.77</text:p>
          </table:table-cell>
          <table:table-cell table:style-name="ce33" table:formula="of:=([.O52]*100/[.O51])-100" office:value-type="float" office:value="-1.86510702154244" calcext:value-type="float">
            <text:p>-1.87</text:p>
          </table:table-cell>
          <table:table-cell table:style-name="ce33" table:formula="of:=([.T52]*100/[.T51])-100" office:value-type="float" office:value="-27.0818956231538" calcext:value-type="float">
            <text:p>-27.08</text:p>
          </table:table-cell>
          <table:table-cell table:style-name="ce107" office:value-type="float" office:value="26.09" calcext:value-type="float">
            <text:p>26.1</text:p>
          </table:table-cell>
          <table:table-cell table:style-name="ce148" table:formula="of:=([.DB52]+[.DL52])" office:value-type="float" office:value="-4.36304081916489" calcext:value-type="float">
            <text:p>-4.4</text:p>
          </table:table-cell>
          <table:table-cell table:style-name="ce148" table:formula="of:=-0.06*(([.A52]-1963)^2)+8.5*([.A52]-1963)+140" office:value-type="float" office:value="415" calcext:value-type="float">
            <text:p>415.0</text:p>
          </table:table-cell>
          <table:table-cell table:style-name="ce148" table:formula="of:=[.DR52]+50" office:value-type="float" office:value="465" calcext:value-type="float">
            <text:p>465.0</text:p>
          </table:table-cell>
          <table:table-cell table:style-name="ce148" table:formula="of:=[.DR52]-50" office:value-type="float" office:value="365" calcext:value-type="float">
            <text:p>365.0</text:p>
          </table:table-cell>
          <table:table-cell table:style-name="ce148" table:formula="of:=[.DR52]+100" office:value-type="float" office:value="515" calcext:value-type="float">
            <text:p>515.0</text:p>
          </table:table-cell>
          <table:table-cell table:style-name="ce148" table:formula="of:=[.DR52]-100" office:value-type="float" office:value="315" calcext:value-type="float">
            <text:p>315.0</text:p>
          </table:table-cell>
          <table:table-cell table:style-name="ce148" table:formula="of:=-0.025*(([.A52]-1963)^2)+5.5*([.A52]-1963)+175" office:value-type="float" office:value="387.5" calcext:value-type="float">
            <text:p>387.5</text:p>
          </table:table-cell>
          <table:table-cell table:style-name="ce94" table:formula="of:=3.44286538461539*0.264172052" office:value-type="float" office:value="0.909508813413617" calcext:value-type="float">
            <text:p>0.91</text:p>
          </table:table-cell>
          <table:table-cell table:style-name="ce139" table:formula="of:=([.DX52]*100/[.DX51])-100" office:value-type="float" office:value="-3.0781467890731" calcext:value-type="float">
            <text:p>-3.1</text:p>
          </table:table-cell>
          <table:table-cell table:style-name="ce94" office:value-type="float" office:value="1.9" calcext:value-type="float">
            <text:p>1.90</text:p>
          </table:table-cell>
          <table:table-cell table:number-columns-repeated="894"/>
        </table:table-row>
        <table:table-row table:style-name="ro9">
          <table:table-cell table:style-name="ce18" office:value-type="float" office:value="2014" calcext:value-type="float">
            <text:p>2014</text:p>
          </table:table-cell>
          <table:table-cell table:style-name="ce12" office:value-type="float" office:value="46508000" calcext:value-type="float">
            <text:p>46508000</text:p>
          </table:table-cell>
          <table:table-cell table:style-name="ce169" office:value-type="float" office:value="18485411" calcext:value-type="float">
            <text:p>18485411</text:p>
          </table:table-cell>
          <table:table-cell table:style-name="ce169" office:value-type="float" office:value="24520794.517032" calcext:value-type="float">
            <text:p>24520795</text:p>
          </table:table-cell>
          <table:table-cell table:style-name="ce169" office:value-type="float" office:value="38162986.049432" calcext:value-type="float">
            <text:p>38162986</text:p>
          </table:table-cell>
          <table:table-cell table:style-name="ce109" table:formula="of:=[.C53]/26" office:value-type="float" office:value="710977.346153846" calcext:value-type="float">
            <text:p>710977</text:p>
          </table:table-cell>
          <table:table-cell table:style-name="ce109" table:formula="of:=[.F53]/2" office:value-type="float" office:value="355488.673076923" calcext:value-type="float">
            <text:p>355489</text:p>
          </table:table-cell>
          <table:table-cell table:style-name="ce169" table:formula="of:=[.G53]*1.5" office:value-type="float" office:value="533233.009615385" calcext:value-type="float">
            <text:p>533233</text:p>
          </table:table-cell>
          <table:table-cell table:style-name="ce169" office:value-type="float" office:value="619820" calcext:value-type="float">
            <text:p>619820</text:p>
          </table:table-cell>
          <table:table-cell table:style-name="ce169" table:formula="of:=[.I53]/2" office:value-type="float" office:value="309910" calcext:value-type="float">
            <text:p>309910</text:p>
          </table:table-cell>
          <table:table-cell table:style-name="ce169" office:value-type="float" office:value="795232" calcext:value-type="float">
            <text:p>795232</text:p>
          </table:table-cell>
          <table:table-cell table:style-name="ce169" table:formula="of:=[.K53]/2" office:value-type="float" office:value="397616" calcext:value-type="float">
            <text:p>397616</text:p>
          </table:table-cell>
          <table:table-cell table:style-name="ce169" office:value-type="float" office:value="698441" calcext:value-type="float">
            <text:p>698441</text:p>
          </table:table-cell>
          <table:table-cell table:style-name="ce169" table:formula="of:=[.M53]/2" office:value-type="float" office:value="349220.5" calcext:value-type="float">
            <text:p>349221</text:p>
          </table:table-cell>
          <table:table-cell table:style-name="ce119" office:value-type="float" office:value="318830" calcext:value-type="float">
            <text:p>318830</text:p>
          </table:table-cell>
          <table:table-cell table:style-name="ce119" office:value-type="float" office:value="137594" calcext:value-type="float">
            <text:p>137594</text:p>
          </table:table-cell>
          <table:table-cell table:style-name="ce119" office:value-type="float" office:value="14306" calcext:value-type="float">
            <text:p>14306</text:p>
          </table:table-cell>
          <table:table-cell table:style-name="ce119" office:value-type="float" office:value="1827" calcext:value-type="float">
            <text:p>1827</text:p>
          </table:table-cell>
          <table:table-cell table:style-name="ce119" office:value-type="float" office:value="196646" calcext:value-type="float">
            <text:p>196646</text:p>
          </table:table-cell>
          <table:table-cell table:style-name="ce119" office:value-type="float" office:value="204302" calcext:value-type="float">
            <text:p>204302</text:p>
          </table:table-cell>
          <table:table-cell table:style-name="ce119" office:value-type="float" office:value="282360" calcext:value-type="float">
            <text:p>282360</text:p>
          </table:table-cell>
          <table:table-cell table:style-name="ce126" office:value-type="float" office:value="20890540000" calcext:value-type="float">
            <text:p>2.1E+10</text:p>
          </table:table-cell>
          <table:table-cell table:style-name="ce109" table:formula="of:=[.V53]/[.T53]" office:value-type="float" office:value="102253.232959051" calcext:value-type="float">
            <text:p>102253</text:p>
          </table:table-cell>
          <table:table-cell table:style-name="ce119" office:value-type="float" office:value="33601" calcext:value-type="float">
            <text:p>33601</text:p>
          </table:table-cell>
          <table:table-cell table:style-name="ce119" office:value-type="float" office:value="9547" calcext:value-type="float">
            <text:p>9547</text:p>
          </table:table-cell>
          <table:table-cell table:style-name="ce33" table:formula="of:=[.X53]/[.Y53]" office:value-type="float" office:value="3.51953493243951" calcext:value-type="float">
            <text:p>3.52</text:p>
          </table:table-cell>
          <table:table-cell table:style-name="ce33" table:formula="of:=[.T53]/[.O53]" office:value-type="float" office:value="0.640786626101684" calcext:value-type="float">
            <text:p>0.64</text:p>
          </table:table-cell>
          <table:table-cell table:style-name="ce33" table:formula="of:=([.W53]*100)/([.DD53]*(([.BP53]*([.BO53]/([.BJ53]+[.BO53])))+([.BK53]*([.BJ53]/([.BJ53]+[.BO53])))))" office:value-type="float" office:value="57.9408061739851" calcext:value-type="float">
            <text:p>57.94</text:p>
          </table:table-cell>
          <table:table-cell table:style-name="ce105" table:formula="of:=(([.V53]*100/[.V52])-100)-[.DE53]" office:value-type="float" office:value="4.74613791372799" calcext:value-type="float">
            <text:p>4.75</text:p>
          </table:table-cell>
          <table:table-cell table:style-name="ce105" office:value-type="float" office:value="3.004" calcext:value-type="float">
            <text:p>3.00</text:p>
          </table:table-cell>
          <table:table-cell table:style-name="ce105" office:value-type="float" office:value="5.4" calcext:value-type="float">
            <text:p>5.40</text:p>
          </table:table-cell>
          <table:table-cell table:style-name="ce105" office:value-type="float" office:value="94.6" calcext:value-type="float">
            <text:p>94.60</text:p>
          </table:table-cell>
          <table:table-cell table:style-name="ce108" office:value-type="float" office:value="23" calcext:value-type="float">
            <text:p>23</text:p>
          </table:table-cell>
          <table:table-cell table:style-name="ce105" office:value-type="float" office:value="0.468627272727273" calcext:value-type="float">
            <text:p>0.47</text:p>
          </table:table-cell>
          <table:table-cell table:style-name="ce105" office:value-type="float" office:value="1.32055" calcext:value-type="float">
            <text:p>1.32</text:p>
          </table:table-cell>
          <table:table-cell table:style-name="ce106" table:formula="of:=[.DD53]*100" office:value-type="float" office:value="125300" calcext:value-type="float">
            <text:p>125300</text:p>
          </table:table-cell>
          <table:table-cell table:style-name="ce106" table:formula="of:=([.DD53]*100)*[.AI53]" office:value-type="float" office:value="165464.915" calcext:value-type="float">
            <text:p>165465</text:p>
          </table:table-cell>
          <table:table-cell table:style-name="ce127" office:value-type="float" office:value="10328136000000" calcext:value-type="float">
            <text:p>1.03E+13</text:p>
          </table:table-cell>
          <table:table-cell table:style-name="ce103" table:formula="of:=([.AL53]*100/[.AL52])-100" office:value-type="float" office:value="4.85978285335672" calcext:value-type="float">
            <text:p>4.86</text:p>
          </table:table-cell>
          <table:table-cell table:style-name="ce108" office:value-type="float" office:value="374.1732" calcext:value-type="float">
            <text:p>374</text:p>
          </table:table-cell>
          <table:table-cell table:style-name="ce108" table:formula="of:=[.DD53]*100/[.AN53]" office:value-type="float" office:value="334.871658365698" calcext:value-type="float">
            <text:p>335</text:p>
          </table:table-cell>
          <table:table-cell table:style-name="ce108" office:value-type="float" office:value="950.483333333333" calcext:value-type="float">
            <text:p>950</text:p>
          </table:table-cell>
          <table:table-cell table:style-name="ce109" table:formula="of:=[.DD53]*100/[.AP53]" office:value-type="float" office:value="131.827666625752" calcext:value-type="float">
            <text:p>132</text:p>
          </table:table-cell>
          <table:table-cell table:style-name="ce150" office:value-type="float" office:value="1.40260543350301" calcext:value-type="float">
            <text:p>1.4</text:p>
          </table:table-cell>
          <table:table-cell table:style-name="ce122" office:value-type="float" office:value="628963000000" calcext:value-type="float">
            <text:p>6.29E+11</text:p>
          </table:table-cell>
          <table:table-cell table:style-name="ce109" table:formula="of:=[.AS53]/[.E53]" office:value-type="float" office:value="16480.9692612971" calcext:value-type="float">
            <text:p>16481</text:p>
          </table:table-cell>
          <table:table-cell table:style-name="ce109" table:formula="of:=[.AU52]*(1+([.DE53]/100))" office:value-type="float" office:value="16822.6387965107" calcext:value-type="float">
            <text:p>16823</text:p>
          </table:table-cell>
          <table:table-cell table:style-name="ce109" table:formula="of:=[.AT53]+(12*PMT([.AD53]/100/12;[.AG53]*12;([.AT53]*5)*-1))" office:value-type="float" office:value="21447.2245876893" calcext:value-type="float">
            <text:p>21447</text:p>
          </table:table-cell>
          <table:table-cell table:style-name="ce109" table:formula="of:=[.AW52]*(1+([.DL53]/100))" office:value-type="float" office:value="19821.1186591962" calcext:value-type="float">
            <text:p>19821</text:p>
          </table:table-cell>
          <table:table-cell table:style-name="ce109" table:formula="of:=(([.AW53]+([.AU53]-[.AT53])+([.AV53]-[.AT53]))-[.AT53])+[.$AT$38]" office:value-type="float" office:value="20181.0625455943" calcext:value-type="float">
            <text:p>20181</text:p>
          </table:table-cell>
          <table:table-cell table:style-name="ce109" table:formula="of:=[.AX53]*[.$AY$38]/[.$AX$38]" office:value-type="float" office:value="128.963945026385" calcext:value-type="float">
            <text:p>129</text:p>
          </table:table-cell>
          <table:table-cell table:style-name="ce150" table:formula="of:=[.W53]/[.AT53]" office:value-type="float" office:value="6.20432156251731" calcext:value-type="float">
            <text:p>6.2</text:p>
          </table:table-cell>
          <table:table-cell table:style-name="ce109" table:formula="of:=[.W53]/5" office:value-type="float" office:value="20450.6465918102" calcext:value-type="float">
            <text:p>20451</text:p>
          </table:table-cell>
          <table:table-cell table:style-name="ce109" table:formula="of:=100-(([.AT53]*100)/[.BA53])" office:value-type="float" office:value="19.4110113472048" calcext:value-type="float">
            <text:p>19</text:p>
          </table:table-cell>
          <table:table-cell table:style-name="ce169" office:value-type="float" office:value="645" calcext:value-type="float">
            <text:p>645</text:p>
          </table:table-cell>
          <table:table-cell table:style-name="ce169" office:value-type="float" office:value="146.525" calcext:value-type="float">
            <text:p>147</text:p>
          </table:table-cell>
          <table:table-cell table:style-name="ce119" office:value-type="float" office:value="15899" calcext:value-type="float">
            <text:p>15899</text:p>
          </table:table-cell>
          <table:table-cell table:style-name="ce119" office:value-type="float" office:value="56606" calcext:value-type="float">
            <text:p>56606</text:p>
          </table:table-cell>
          <table:table-cell table:style-name="ce119" office:value-type="float" office:value="14934" calcext:value-type="float">
            <text:p>14934</text:p>
          </table:table-cell>
          <table:table-cell table:style-name="ce119" office:value-type="float" office:value="39293" calcext:value-type="float">
            <text:p>39293</text:p>
          </table:table-cell>
          <table:table-cell table:style-name="ce119" office:value-type="float" office:value="2379" calcext:value-type="float">
            <text:p>2379</text:p>
          </table:table-cell>
          <table:table-cell table:style-name="ce119" office:value-type="float" office:value="11550" calcext:value-type="float">
            <text:p>11550</text:p>
          </table:table-cell>
          <table:table-cell table:style-name="ce83" office:value-type="float" office:value="198.739228952437" calcext:value-type="float">
            <text:p>199</text:p>
          </table:table-cell>
          <table:table-cell table:style-name="ce119" office:value-type="float" office:value="1527021400" calcext:value-type="float">
            <text:p>1527021400</text:p>
          </table:table-cell>
          <table:table-cell table:style-name="ce123" table:formula="of:=[.BL53]/[.BJ53]" office:value-type="float" office:value="132209.645021645" calcext:value-type="float">
            <text:p>132210</text:p>
          </table:table-cell>
          <table:table-cell table:style-name="ce123" table:formula="of:=[.BM53]/[.BK53]" office:value-type="float" office:value="665.241813196759" calcext:value-type="float">
            <text:p>665</text:p>
          </table:table-cell>
          <table:table-cell table:style-name="ce119" office:value-type="float" office:value="23301" calcext:value-type="float">
            <text:p>23301</text:p>
          </table:table-cell>
          <table:table-cell table:style-name="ce83" office:value-type="float" office:value="112.147594798531" calcext:value-type="float">
            <text:p>112</text:p>
          </table:table-cell>
          <table:table-cell table:style-name="ce119" office:value-type="float" office:value="1719056500" calcext:value-type="float">
            <text:p>1719056500</text:p>
          </table:table-cell>
          <table:table-cell table:style-name="ce80" table:formula="of:=[.BQ53]/[.BO53]" office:value-type="float" office:value="73776.0825715634" calcext:value-type="float">
            <text:p>73776</text:p>
          </table:table-cell>
          <table:table-cell table:style-name="ce80" table:formula="of:=[.BR53]/[.BP53]" office:value-type="float" office:value="657.848103689604" calcext:value-type="float">
            <text:p>658</text:p>
          </table:table-cell>
          <table:table-cell table:style-name="ce86" table:formula="of:=[.DD53]/(([.BS53]+[.BN53])/2)" office:value-type="float" office:value="1.89405116615006" calcext:value-type="float">
            <text:p>1.89</text:p>
          </table:table-cell>
          <table:table-cell table:style-name="ce85" table:formula="of:=[.BV53]-[.BV52]" office:value-type="float" office:value="-0.0113894882029086" calcext:value-type="float">
            <text:p>0.0</text:p>
          </table:table-cell>
          <table:table-cell table:style-name="ce81" office:value-type="float" office:value="101.112350982303" calcext:value-type="float">
            <text:p>101</text:p>
          </table:table-cell>
          <table:table-cell table:style-name="ce169" office:value-type="float" office:value="25492335" calcext:value-type="float">
            <text:p>25492335</text:p>
          </table:table-cell>
          <table:table-cell table:style-name="ce109" table:formula="of:=[.BW53]-[.BW52]" office:value-type="float" office:value="51029" calcext:value-type="float">
            <text:p>51029</text:p>
          </table:table-cell>
          <table:table-cell table:style-name="ce109" office:value-type="float" office:value="35382" calcext:value-type="float">
            <text:p>35382</text:p>
          </table:table-cell>
          <table:table-cell table:style-name="ce109" office:value-type="float" office:value="15046" calcext:value-type="float">
            <text:p>15046</text:p>
          </table:table-cell>
          <table:table-cell table:style-name="ce109" table:formula="of:=100-[.CB53]" office:value-type="float" office:value="70.1634012850004" calcext:value-type="float">
            <text:p>70</text:p>
          </table:table-cell>
          <table:table-cell table:style-name="ce109" table:formula="of:=([.BZ53]*100)/([.BY53]+[.BZ53])" office:value-type="float" office:value="29.8365987149996" calcext:value-type="float">
            <text:p>30</text:p>
          </table:table-cell>
          <table:table-cell table:style-name="ce146" table:formula="of:=([.BW53]/[.B53])" office:value-type="float" office:value="0.548127956480606" calcext:value-type="float">
            <text:p>0.5481</text:p>
          </table:table-cell>
          <table:table-cell table:style-name="ce148" table:formula="of:=([.BW53]*100/[.BW52])-100" office:value-type="float" office:value="0.200575394989556" calcext:value-type="float">
            <text:p>0.2</text:p>
          </table:table-cell>
          <table:table-cell table:style-name="ce33" table:formula="of:=([.B53]*100/[.B52])-100" office:value-type="float" office:value="-0.470809792843696" calcext:value-type="float">
            <text:p>-0.47</text:p>
          </table:table-cell>
          <table:table-cell table:style-name="ce148" table:formula="of:=[.CD53]-[.CE53]" office:value-type="float" office:value="0.671385187833252" calcext:value-type="float">
            <text:p>0.7</text:p>
          </table:table-cell>
          <table:table-cell table:style-name="ce169" office:value-type="float" office:value="993000" calcext:value-type="float">
            <text:p>993000</text:p>
          </table:table-cell>
          <table:table-cell table:style-name="ce169" table:formula="of:=[.CG53]/[.BX53]" office:value-type="float" office:value="19.4595230163241" calcext:value-type="float">
            <text:p>19</text:p>
          </table:table-cell>
          <table:table-cell table:style-name="ce148" table:formula="of:=[.CG53]/[.B53]*100" office:value-type="float" office:value="2.13511653909005" calcext:value-type="float">
            <text:p>2.1</text:p>
          </table:table-cell>
          <table:table-cell table:style-name="ce169" office:value-type="float" office:value="10833.2" calcext:value-type="float">
            <text:p>10833</text:p>
          </table:table-cell>
          <table:table-cell table:style-name="ce119" office:value-type="float" office:value="15.28" calcext:value-type="float">
            <text:p>15.28</text:p>
          </table:table-cell>
          <table:table-cell table:style-name="ce33" table:formula="of:=100-([.CK53]+[.CM53])" office:value-type="float" office:value="73.697928" calcext:value-type="float">
            <text:p>73.70</text:p>
          </table:table-cell>
          <table:table-cell table:style-name="ce33" table:formula="of:=([.CN53]*(100-[.CK53]))/100" office:value-type="float" office:value="11.022072" calcext:value-type="float">
            <text:p>11.02</text:p>
          </table:table-cell>
          <table:table-cell table:style-name="ce119" office:value-type="float" office:value="13.01" calcext:value-type="float">
            <text:p>13.01</text:p>
          </table:table-cell>
          <table:table-cell table:style-name="ce119" office:value-type="float" office:value="8885000" calcext:value-type="float">
            <text:p>8885000</text:p>
          </table:table-cell>
          <table:table-cell table:style-name="ce119" office:value-type="float" office:value="5396300" calcext:value-type="float">
            <text:p>5396300</text:p>
          </table:table-cell>
          <table:table-cell table:style-name="ce119" office:value-type="float" office:value="3044500" calcext:value-type="float">
            <text:p>3044500</text:p>
          </table:table-cell>
          <table:table-cell table:style-name="ce119" office:value-type="float" office:value="977300" calcext:value-type="float">
            <text:p>977300</text:p>
          </table:table-cell>
          <table:table-cell table:style-name="ce148" table:formula="of:=(([.CO53]*100)/SUM([.$CO$53:.$CR$53]))" office:value-type="float" office:value="48.5436893203884" calcext:value-type="float">
            <text:p>48.5</text:p>
          </table:table-cell>
          <table:table-cell table:style-name="ce148" table:formula="of:=(([.CP53]*100)/SUM([.$CO$53:.$CR$53]))" office:value-type="float" office:value="29.4829837568499" calcext:value-type="float">
            <text:p>29.5</text:p>
          </table:table-cell>
          <table:table-cell table:style-name="ce148" table:formula="of:=(([.CQ53]*100)/SUM([.$CO$53:.$CR$53]))" office:value-type="float" office:value="16.6337942752867" calcext:value-type="float">
            <text:p>16.6</text:p>
          </table:table-cell>
          <table:table-cell table:style-name="ce148" table:formula="of:=(([.CR53]*100)/SUM([.$CO$53:.$CR$53]))" office:value-type="float" office:value="5.33953264747502" calcext:value-type="float">
            <text:p>5.3</text:p>
          </table:table-cell>
          <table:table-cell table:style-name="ce148" office:value-type="float" office:value="7.25" calcext:value-type="float">
            <text:p>7.3</text:p>
          </table:table-cell>
          <table:table-cell table:style-name="ce148" table:formula="of:=(([.CW53]*100)/[.CW52])-100" office:value-type="float" office:value="-0.68493150684931" calcext:value-type="float">
            <text:p>-0.7</text:p>
          </table:table-cell>
          <table:table-cell table:style-name="ce148" table:formula="of:=[.DC53]/([.CW53]*12)" office:value-type="float" office:value="17.9952107279694" calcext:value-type="float">
            <text:p>18.0</text:p>
          </table:table-cell>
          <table:table-cell table:style-name="ce148" table:formula="of:=100/[.CY53]" office:value-type="float" office:value="5.55703411933784" calcext:value-type="float">
            <text:p>5.6</text:p>
          </table:table-cell>
          <table:table-cell table:style-name="ce148" table:formula="of:=[.DC53]/(([.CW53]*12)*0.75)" office:value-type="float" office:value="23.9936143039591" calcext:value-type="float">
            <text:p>24.0</text:p>
          </table:table-cell>
          <table:table-cell table:style-name="ce148" table:formula="of:=100/[.DA53]" office:value-type="float" office:value="4.16777558950338" calcext:value-type="float">
            <text:p>4.2</text:p>
          </table:table-cell>
          <table:table-cell table:style-name="ce169" table:formula="of:=AVERAGE([Quarterly.D30:.D33])" office:value-type="float" office:value="1565.58333333333" calcext:value-type="float">
            <text:p>1566</text:p>
          </table:table-cell>
          <table:table-cell table:style-name="ce109" office:value-type="float" office:value="1253" calcext:value-type="float">
            <text:p>1253</text:p>
          </table:table-cell>
          <table:table-cell table:style-name="ce33" office:value-type="float" office:value="-0.15" calcext:value-type="float">
            <text:p>-0.15</text:p>
          </table:table-cell>
          <table:table-cell table:style-name="ce148" table:formula="of:=[.DF52]+[.DE53]" office:value-type="float" office:value="206.25" calcext:value-type="float">
            <text:p>206.3</text:p>
          </table:table-cell>
          <table:table-cell table:style-name="ce148" table:formula="of:=(([.DD53]*[.DE53])/100)+[.DG52]" office:value-type="float" office:value="887.69936525" calcext:value-type="float">
            <text:p>887.7</text:p>
          </table:table-cell>
          <table:table-cell table:style-name="ce148" table:formula="of:=[.DD53]-[.DG53]" office:value-type="float" office:value="365.30063475" calcext:value-type="float">
            <text:p>365.3</text:p>
          </table:table-cell>
          <table:table-cell table:style-name="ce148" table:formula="of:=[.DD53]/[.DF53]*[.$DF$24]" office:value-type="float" office:value="607.515151515152" calcext:value-type="float">
            <text:p>607.5</text:p>
          </table:table-cell>
          <table:table-cell table:style-name="ce148" table:formula="of:=[.DD53]-[.DI53]" office:value-type="float" office:value="645.484848484849" calcext:value-type="float">
            <text:p>645.5</text:p>
          </table:table-cell>
          <table:table-cell table:style-name="ce33" table:formula="of:=([.AH53]-[.AH52])" office:value-type="float" office:value="-0.0640545454545453" calcext:value-type="float">
            <text:p>-0.06</text:p>
          </table:table-cell>
          <table:table-cell table:style-name="ce33" table:formula="of:=([.DD53]*100/[.DD52])-100" office:value-type="float" office:value="0.239999999999995" calcext:value-type="float">
            <text:p>0.24</text:p>
          </table:table-cell>
          <table:table-cell table:style-name="ce33" table:formula="of:=[.DL53]-[.DE53]" office:value-type="float" office:value="0.389999999999995" calcext:value-type="float">
            <text:p>0.39</text:p>
          </table:table-cell>
          <table:table-cell table:style-name="ce33" table:formula="of:=([.O53]*100/[.O52])-100" office:value-type="float" office:value="1.99524621472649" calcext:value-type="float">
            <text:p>2.00</text:p>
          </table:table-cell>
          <table:table-cell table:style-name="ce33" table:formula="of:=([.T53]*100/[.T52])-100" office:value-type="float" office:value="2.3029198359564" calcext:value-type="float">
            <text:p>2.30</text:p>
          </table:table-cell>
          <table:table-cell table:style-name="ce107" office:value-type="float" office:value="24.44" calcext:value-type="float">
            <text:p>24.4</text:p>
          </table:table-cell>
          <table:table-cell table:style-name="ce148" table:formula="of:=([.DB53]+[.DL53])" office:value-type="float" office:value="4.40777558950337" calcext:value-type="float">
            <text:p>4.4</text:p>
          </table:table-cell>
          <table:table-cell table:style-name="ce148" table:formula="of:=-0.06*(([.A53]-1963)^2)+8.5*([.A53]-1963)+140" office:value-type="float" office:value="417.44" calcext:value-type="float">
            <text:p>417.4</text:p>
          </table:table-cell>
          <table:table-cell table:style-name="ce148" table:formula="of:=[.DR53]+50" office:value-type="float" office:value="467.44" calcext:value-type="float">
            <text:p>467.4</text:p>
          </table:table-cell>
          <table:table-cell table:style-name="ce148" table:formula="of:=[.DR53]-50" office:value-type="float" office:value="367.44" calcext:value-type="float">
            <text:p>367.4</text:p>
          </table:table-cell>
          <table:table-cell table:style-name="ce148" table:formula="of:=[.DR53]+100" office:value-type="float" office:value="517.44" calcext:value-type="float">
            <text:p>517.4</text:p>
          </table:table-cell>
          <table:table-cell table:style-name="ce148" table:formula="of:=[.DR53]-100" office:value-type="float" office:value="317.44" calcext:value-type="float">
            <text:p>317.4</text:p>
          </table:table-cell>
          <table:table-cell table:style-name="ce148" table:formula="of:=-0.025*(([.A53]-1963)^2)+5.5*([.A53]-1963)+175" office:value-type="float" office:value="390.475" calcext:value-type="float">
            <text:p>390.5</text:p>
          </table:table-cell>
          <table:table-cell table:style-name="ce94" table:formula="of:=3.29878846153846*0.264172052" office:value-type="float" office:value="0.871447716998538" calcext:value-type="float">
            <text:p>0.87</text:p>
          </table:table-cell>
          <table:table-cell table:style-name="ce139" table:formula="of:=([.DX53]*100/[.DX52])-100" office:value-type="float" office:value="-4.1847968764839" calcext:value-type="float">
            <text:p>-4.2</text:p>
          </table:table-cell>
          <table:table-cell table:style-name="ce94" office:value-type="float" office:value="1.84" calcext:value-type="float">
            <text:p>1.84</text:p>
          </table:table-cell>
          <table:table-cell table:number-columns-repeated="894"/>
        </table:table-row>
        <table:table-row table:style-name="ro9">
          <table:table-cell table:style-name="ce18" office:value-type="float" office:value="2015" calcext:value-type="float">
            <text:p>2015</text:p>
          </table:table-cell>
          <table:table-cell table:style-name="ce12" office:value-type="float" office:value="46449000" calcext:value-type="float">
            <text:p>46449000</text:p>
          </table:table-cell>
          <table:table-cell table:style-name="ce169" office:value-type="float" office:value="18171401" calcext:value-type="float">
            <text:p>18171401</text:p>
          </table:table-cell>
          <table:table-cell table:style-name="ce169" office:value-type="float" office:value="24348397.706585" calcext:value-type="float">
            <text:p>24348398</text:p>
          </table:table-cell>
          <table:table-cell table:style-name="ce169" office:value-type="float" office:value="38102545.920078" calcext:value-type="float">
            <text:p>38102546</text:p>
          </table:table-cell>
          <table:table-cell table:style-name="ce109" table:formula="of:=[.C54]/26" office:value-type="float" office:value="698900.038461539" calcext:value-type="float">
            <text:p>698900</text:p>
          </table:table-cell>
          <table:table-cell table:style-name="ce109" table:formula="of:=[.F54]/2" office:value-type="float" office:value="349450.019230769" calcext:value-type="float">
            <text:p>349450</text:p>
          </table:table-cell>
          <table:table-cell table:style-name="ce169" table:formula="of:=[.G54]*1.5" office:value-type="float" office:value="524175.028846154" calcext:value-type="float">
            <text:p>524175</text:p>
          </table:table-cell>
          <table:table-cell table:style-name="ce169" office:value-type="float" office:value="591237" calcext:value-type="float">
            <text:p>591237</text:p>
          </table:table-cell>
          <table:table-cell table:style-name="ce169" table:formula="of:=[.I54]/2" office:value-type="float" office:value="295618.5" calcext:value-type="float">
            <text:p>295619</text:p>
          </table:table-cell>
          <table:table-cell table:style-name="ce169" office:value-type="float" office:value="803340" calcext:value-type="float">
            <text:p>803340</text:p>
          </table:table-cell>
          <table:table-cell table:style-name="ce169" table:formula="of:=[.K54]/2" office:value-type="float" office:value="401670" calcext:value-type="float">
            <text:p>401670</text:p>
          </table:table-cell>
          <table:table-cell table:style-name="ce169" office:value-type="float" office:value="730731" calcext:value-type="float">
            <text:p>730731</text:p>
          </table:table-cell>
          <table:table-cell table:style-name="ce169" table:formula="of:=[.M54]/2" office:value-type="float" office:value="365365.5" calcext:value-type="float">
            <text:p>365366</text:p>
          </table:table-cell>
          <table:table-cell table:style-name="ce119" office:value-type="float" office:value="355556" calcext:value-type="float">
            <text:p>355556</text:p>
          </table:table-cell>
          <table:table-cell table:style-name="ce119" office:value-type="float" office:value="151206" calcext:value-type="float">
            <text:p>151206</text:p>
          </table:table-cell>
          <table:table-cell table:style-name="ce119" office:value-type="float" office:value="14992" calcext:value-type="float">
            <text:p>14992</text:p>
          </table:table-cell>
          <table:table-cell table:style-name="ce119" office:value-type="float" office:value="1720" calcext:value-type="float">
            <text:p>1720</text:p>
          </table:table-cell>
          <table:table-cell table:style-name="ce119" office:value-type="float" office:value="196668" calcext:value-type="float">
            <text:p>196668</text:p>
          </table:table-cell>
          <table:table-cell table:style-name="ce119" office:value-type="float" office:value="246767" calcext:value-type="float">
            <text:p>246767</text:p>
          </table:table-cell>
          <table:table-cell table:style-name="ce119" office:value-type="float" office:value="302418" calcext:value-type="float">
            <text:p>302418</text:p>
          </table:table-cell>
          <table:table-cell table:style-name="ce126" office:value-type="float" office:value="26338940000" calcext:value-type="float">
            <text:p>2.6E+10</text:p>
          </table:table-cell>
          <table:table-cell table:style-name="ce109" table:formula="of:=[.V54]/[.T54]" office:value-type="float" office:value="106736.070868471" calcext:value-type="float">
            <text:p>106736</text:p>
          </table:table-cell>
          <table:table-cell table:style-name="ce119" office:value-type="float" office:value="29029" calcext:value-type="float">
            <text:p>29029</text:p>
          </table:table-cell>
          <table:table-cell table:style-name="ce119" office:value-type="float" office:value="7055" calcext:value-type="float">
            <text:p>7055</text:p>
          </table:table-cell>
          <table:table-cell table:style-name="ce33" table:formula="of:=[.X54]/[.Y54]" office:value-type="float" office:value="4.11467044649185" calcext:value-type="float">
            <text:p>4.11</text:p>
          </table:table-cell>
          <table:table-cell table:style-name="ce33" table:formula="of:=[.T54]/[.O54]" office:value-type="float" office:value="0.69403131996085" calcext:value-type="float">
            <text:p>0.69</text:p>
          </table:table-cell>
          <table:table-cell table:style-name="ce33" table:formula="of:=([.W54]*100)/([.DD54]*(([.BP54]*([.BO54]/([.BJ54]+[.BO54])))+([.BK54]*([.BJ54]/([.BJ54]+[.BO54])))))" office:value-type="float" office:value="59.848546403258" calcext:value-type="float">
            <text:p>59.85</text:p>
          </table:table-cell>
          <table:table-cell table:style-name="ce105" table:formula="of:=(([.V54]*100/[.V53])-100)-[.DE54]" office:value-type="float" office:value="26.5807044719763" calcext:value-type="float">
            <text:p>26.58</text:p>
          </table:table-cell>
          <table:table-cell table:style-name="ce105" office:value-type="float" office:value="2.212" calcext:value-type="float">
            <text:p>2.21</text:p>
          </table:table-cell>
          <table:table-cell table:style-name="ce105" office:value-type="float" office:value="7.4" calcext:value-type="float">
            <text:p>7.40</text:p>
          </table:table-cell>
          <table:table-cell table:style-name="ce105" office:value-type="float" office:value="92.6" calcext:value-type="float">
            <text:p>92.60</text:p>
          </table:table-cell>
          <table:table-cell table:style-name="ce108" office:value-type="float" office:value="23" calcext:value-type="float">
            <text:p>23</text:p>
          </table:table-cell>
          <table:table-cell table:style-name="ce105" office:value-type="float" office:value="0.156736363636364" calcext:value-type="float">
            <text:p>0.16</text:p>
          </table:table-cell>
          <table:table-cell table:style-name="ce105" office:value-type="float" office:value="1.10295833333333" calcext:value-type="float">
            <text:p>1.10</text:p>
          </table:table-cell>
          <table:table-cell table:style-name="ce106" table:formula="of:=[.DD54]*100" office:value-type="float" office:value="127800" calcext:value-type="float">
            <text:p>127800</text:p>
          </table:table-cell>
          <table:table-cell table:style-name="ce106" table:formula="of:=([.DD54]*100)*[.AI54]" office:value-type="float" office:value="140958.075" calcext:value-type="float">
            <text:p>140958</text:p>
          </table:table-cell>
          <table:table-cell table:style-name="ce127" office:value-type="float" office:value="10837680000000" calcext:value-type="float">
            <text:p>1.08E+13</text:p>
          </table:table-cell>
          <table:table-cell table:style-name="ce103" table:formula="of:=([.AL54]*100/[.AL53])-100" office:value-type="float" office:value="4.93355238544497" calcext:value-type="float">
            <text:p>4.93</text:p>
          </table:table-cell>
          <table:table-cell table:style-name="ce108" office:value-type="float" office:value="251.5677745" calcext:value-type="float">
            <text:p>252</text:p>
          </table:table-cell>
          <table:table-cell table:style-name="ce108" table:formula="of:=[.DD54]*100/[.AN54]" office:value-type="float" office:value="508.014193208996" calcext:value-type="float">
            <text:p>508</text:p>
          </table:table-cell>
          <table:table-cell table:style-name="ce108" office:value-type="float" office:value="1042.97916666667" calcext:value-type="float">
            <text:p>1043</text:p>
          </table:table-cell>
          <table:table-cell table:style-name="ce109" table:formula="of:=[.DD54]*100/[.AP54]" office:value-type="float" office:value="122.533607654356" calcext:value-type="float">
            <text:p>123</text:p>
          </table:table-cell>
          <table:table-cell table:style-name="ce150" office:value-type="float" office:value="2.0495685046879" calcext:value-type="float">
            <text:p>2.0</text:p>
          </table:table-cell>
          <table:table-cell table:style-name="ce122" office:value-type="float" office:value="653814000000" calcext:value-type="float">
            <text:p>6.54E+11</text:p>
          </table:table-cell>
          <table:table-cell table:style-name="ce109" table:formula="of:=[.AS54]/[.E54]" office:value-type="float" office:value="17159.3258196292" calcext:value-type="float">
            <text:p>17159</text:p>
          </table:table-cell>
          <table:table-cell table:style-name="ce109" table:formula="of:=[.AU53]*(1+([.DE54]/100))" office:value-type="float" office:value="16738.5256025281" calcext:value-type="float">
            <text:p>16739</text:p>
          </table:table-cell>
          <table:table-cell table:style-name="ce109" table:formula="of:=[.AT54]+(12*PMT([.AD54]/100/12;[.AG54]*12;([.AT54]*5)*-1))" office:value-type="float" office:value="21922.0049890934" calcext:value-type="float">
            <text:p>21922</text:p>
          </table:table-cell>
          <table:table-cell table:style-name="ce109" table:formula="of:=[.AW53]*(1+([.DL54]/100))" office:value-type="float" office:value="20216.5918966104" calcext:value-type="float">
            <text:p>20217</text:p>
          </table:table-cell>
          <table:table-cell table:style-name="ce109" table:formula="of:=(([.AW54]+([.AU54]-[.AT54])+([.AV54]-[.AT54]))-[.AT54])+[.$AT$38]" office:value-type="float" office:value="18932.133315434" calcext:value-type="float">
            <text:p>18932</text:p>
          </table:table-cell>
          <table:table-cell table:style-name="ce109" table:formula="of:=[.AX54]*[.$AY$38]/[.$AX$38]" office:value-type="float" office:value="120.982856804873" calcext:value-type="float">
            <text:p>121</text:p>
          </table:table-cell>
          <table:table-cell table:style-name="ce150" table:formula="of:=[.W54]/[.AT54]" office:value-type="float" office:value="6.22029513224651" calcext:value-type="float">
            <text:p>6.2</text:p>
          </table:table-cell>
          <table:table-cell table:style-name="ce109" table:formula="of:=[.W54]/5" office:value-type="float" office:value="21347.2141736942" calcext:value-type="float">
            <text:p>21347</text:p>
          </table:table-cell>
          <table:table-cell table:style-name="ce109" table:formula="of:=100-(([.AT54]*100)/[.BA54])" office:value-type="float" office:value="19.6179619503969" calcext:value-type="float">
            <text:p>20</text:p>
          </table:table-cell>
          <table:table-cell table:style-name="ce169" office:value-type="float" office:value="645" calcext:value-type="float">
            <text:p>645</text:p>
          </table:table-cell>
          <table:table-cell table:style-name="ce169" office:value-type="float" office:value="152.875" calcext:value-type="float">
            <text:p>153</text:p>
          </table:table-cell>
          <table:table-cell table:style-name="ce119" office:value-type="float" office:value="15718" calcext:value-type="float">
            <text:p>15718</text:p>
          </table:table-cell>
          <table:table-cell table:style-name="ce119" office:value-type="float" office:value="64156" calcext:value-type="float">
            <text:p>64156</text:p>
          </table:table-cell>
          <table:table-cell table:style-name="ce119" office:value-type="float" office:value="17915" calcext:value-type="float">
            <text:p>17915</text:p>
          </table:table-cell>
          <table:table-cell table:style-name="ce119" office:value-type="float" office:value="43700" calcext:value-type="float">
            <text:p>43700</text:p>
          </table:table-cell>
          <table:table-cell table:style-name="ce119" office:value-type="float" office:value="2541" calcext:value-type="float">
            <text:p>2541</text:p>
          </table:table-cell>
          <table:table-cell table:style-name="ce119" office:value-type="float" office:value="14651" calcext:value-type="float">
            <text:p>14651</text:p>
          </table:table-cell>
          <table:table-cell table:style-name="ce83" office:value-type="float" office:value="201.527781707723" calcext:value-type="float">
            <text:p>202</text:p>
          </table:table-cell>
          <table:table-cell table:style-name="ce119" office:value-type="float" office:value="2013348600" calcext:value-type="float">
            <text:p>2013348600</text:p>
          </table:table-cell>
          <table:table-cell table:style-name="ce123" table:formula="of:=[.BL54]/[.BJ54]" office:value-type="float" office:value="137420.558323664" calcext:value-type="float">
            <text:p>137421</text:p>
          </table:table-cell>
          <table:table-cell table:style-name="ce123" table:formula="of:=[.BM54]/[.BK54]" office:value-type="float" office:value="681.893866737272" calcext:value-type="float">
            <text:p>682</text:p>
          </table:table-cell>
          <table:table-cell table:style-name="ce119" office:value-type="float" office:value="35025" calcext:value-type="float">
            <text:p>35025</text:p>
          </table:table-cell>
          <table:table-cell table:style-name="ce83" office:value-type="float" office:value="113.623210601485" calcext:value-type="float">
            <text:p>114</text:p>
          </table:table-cell>
          <table:table-cell table:style-name="ce119" office:value-type="float" office:value="2698152700" calcext:value-type="float">
            <text:p>2698152700</text:p>
          </table:table-cell>
          <table:table-cell table:style-name="ce80" table:formula="of:=[.BQ54]/[.BO54]" office:value-type="float" office:value="77035.0521056388" calcext:value-type="float">
            <text:p>77035</text:p>
          </table:table-cell>
          <table:table-cell table:style-name="ce80" table:formula="of:=[.BR54]/[.BP54]" office:value-type="float" office:value="677.986933284495" calcext:value-type="float">
            <text:p>678</text:p>
          </table:table-cell>
          <table:table-cell table:style-name="ce86" table:formula="of:=[.DD54]/(([.BS54]+[.BN54])/2)" office:value-type="float" office:value="1.87957650402821" calcext:value-type="float">
            <text:p>1.88</text:p>
          </table:table-cell>
          <table:table-cell table:style-name="ce85" table:formula="of:=[.BV54]-[.BV53]" office:value-type="float" office:value="-1.11173452042105" calcext:value-type="float">
            <text:p>-1.1</text:p>
          </table:table-cell>
          <table:table-cell table:style-name="ce81" office:value-type="float" office:value="100.000616461882" calcext:value-type="float">
            <text:p>100</text:p>
          </table:table-cell>
          <table:table-cell table:style-name="ce169" office:value-type="float" office:value="25541915" calcext:value-type="float">
            <text:p>25541915</text:p>
          </table:table-cell>
          <table:table-cell table:style-name="ce109" table:formula="of:=[.BW54]-[.BW53]" office:value-type="float" office:value="49580" calcext:value-type="float">
            <text:p>49580</text:p>
          </table:table-cell>
          <table:table-cell table:style-name="ce109" office:value-type="float" office:value="41541" calcext:value-type="float">
            <text:p>41541</text:p>
          </table:table-cell>
          <table:table-cell table:style-name="ce109" office:value-type="float" office:value="7931" calcext:value-type="float">
            <text:p>7931</text:p>
          </table:table-cell>
          <table:table-cell table:style-name="ce109" table:formula="of:=100-[.CB54]" office:value-type="float" office:value="83.9687095730918" calcext:value-type="float">
            <text:p>84</text:p>
          </table:table-cell>
          <table:table-cell table:style-name="ce109" table:formula="of:=([.BZ54]*100)/([.BY54]+[.BZ54])" office:value-type="float" office:value="16.0312904269081" calcext:value-type="float">
            <text:p>16</text:p>
          </table:table-cell>
          <table:table-cell table:style-name="ce146" table:formula="of:=([.BW54]/[.B54])" office:value-type="float" office:value="0.549891601541476" calcext:value-type="float">
            <text:p>0.5499</text:p>
          </table:table-cell>
          <table:table-cell table:style-name="ce148" table:formula="of:=([.BW54]*100/[.BW53])-100" office:value-type="float" office:value="0.194489833904981" calcext:value-type="float">
            <text:p>0.2</text:p>
          </table:table-cell>
          <table:table-cell table:style-name="ce33" table:formula="of:=([.B54]*100/[.B53])-100" office:value-type="float" office:value="-0.126859895071817" calcext:value-type="float">
            <text:p>-0.13</text:p>
          </table:table-cell>
          <table:table-cell table:style-name="ce148" table:formula="of:=[.CD54]-[.CE54]" office:value-type="float" office:value="0.321349728976799" calcext:value-type="float">
            <text:p>0.3</text:p>
          </table:table-cell>
          <table:table-cell table:style-name="ce169" office:value-type="float" office:value="1074000" calcext:value-type="float">
            <text:p>1074000</text:p>
          </table:table-cell>
          <table:table-cell table:style-name="ce169" table:formula="of:=[.CG54]/[.BX54]" office:value-type="float" office:value="21.6619604679306" calcext:value-type="float">
            <text:p>22</text:p>
          </table:table-cell>
          <table:table-cell table:style-name="ce148" table:formula="of:=[.CG54]/[.B54]*100" office:value-type="float" office:value="2.31221339533682" calcext:value-type="float">
            <text:p>2.3</text:p>
          </table:table-cell>
          <table:table-cell table:style-name="ce169" office:value-type="float" office:value="11492" calcext:value-type="float">
            <text:p>11492</text:p>
          </table:table-cell>
          <table:table-cell table:style-name="ce119" office:value-type="float" office:value="12.71" calcext:value-type="float">
            <text:p>12.71</text:p>
          </table:table-cell>
          <table:table-cell table:style-name="ce33" table:formula="of:=100-([.CK54]+[.CM54])" office:value-type="float" office:value="75.785178" calcext:value-type="float">
            <text:p>75.79</text:p>
          </table:table-cell>
          <table:table-cell table:style-name="ce33" table:formula="of:=([.CN54]*(100-[.CK54]))/100" office:value-type="float" office:value="11.504822" calcext:value-type="float">
            <text:p>11.50</text:p>
          </table:table-cell>
          <table:table-cell table:style-name="ce119" office:value-type="float" office:value="13.18" calcext:value-type="float">
            <text:p>13.18</text:p>
          </table:table-cell>
          <table:table-cell table:style-name="ce119" office:value-type="float" office:value="8975000" calcext:value-type="float">
            <text:p>8975000</text:p>
          </table:table-cell>
          <table:table-cell table:style-name="ce119" office:value-type="float" office:value="5199800" calcext:value-type="float">
            <text:p>5199800</text:p>
          </table:table-cell>
          <table:table-cell table:style-name="ce119" office:value-type="float" office:value="3203500" calcext:value-type="float">
            <text:p>3203500</text:p>
          </table:table-cell>
          <table:table-cell table:style-name="ce119" office:value-type="float" office:value="967900" calcext:value-type="float">
            <text:p>967900</text:p>
          </table:table-cell>
          <table:table-cell table:style-name="ce148" table:formula="of:=(([.CO54]*100)/SUM([.$CO$54:.$CR$54]))" office:value-type="float" office:value="48.9202123600528" calcext:value-type="float">
            <text:p>48.9</text:p>
          </table:table-cell>
          <table:table-cell table:style-name="ce148" table:formula="of:=(([.CP54]*100)/SUM([.$CO$54:.$CR$54]))" office:value-type="float" office:value="28.3426540646019" calcext:value-type="float">
            <text:p>28.3</text:p>
          </table:table-cell>
          <table:table-cell table:style-name="ce148" table:formula="of:=(([.CQ54]*100)/SUM([.$CO$54:.$CR$54]))" office:value-type="float" office:value="17.4613816485158" calcext:value-type="float">
            <text:p>17.5</text:p>
          </table:table-cell>
          <table:table-cell table:style-name="ce148" table:formula="of:=(([.CR54]*100)/SUM([.$CO$54:.$CR$54]))" office:value-type="float" office:value="5.27575192682953" calcext:value-type="float">
            <text:p>5.3</text:p>
          </table:table-cell>
          <table:table-cell table:style-name="ce148" office:value-type="float" office:value="7.4" calcext:value-type="float">
            <text:p>7.4</text:p>
          </table:table-cell>
          <table:table-cell table:style-name="ce148" table:formula="of:=(([.CW54]*100)/[.CW53])-100" office:value-type="float" office:value="2.06896551724138" calcext:value-type="float">
            <text:p>2.1</text:p>
          </table:table-cell>
          <table:table-cell table:style-name="ce148" table:formula="of:=[.DC54]/([.CW54]*12)" office:value-type="float" office:value="17.3348348348348" calcext:value-type="float">
            <text:p>17.3</text:p>
          </table:table-cell>
          <table:table-cell table:style-name="ce148" table:formula="of:=100/[.CY54]" office:value-type="float" office:value="5.76873105240364" calcext:value-type="float">
            <text:p>5.8</text:p>
          </table:table-cell>
          <table:table-cell table:style-name="ce148" table:formula="of:=[.DC54]/(([.CW54]*12)*0.75)" office:value-type="float" office:value="23.1131131131131" calcext:value-type="float">
            <text:p>23.1</text:p>
          </table:table-cell>
          <table:table-cell table:style-name="ce148" table:formula="of:=100/[.DA54]" office:value-type="float" office:value="4.32654828930273" calcext:value-type="float">
            <text:p>4.3</text:p>
          </table:table-cell>
          <table:table-cell table:style-name="ce169" table:formula="of:=AVERAGE([Quarterly.D34:.D37])" office:value-type="float" office:value="1539.33333333333" calcext:value-type="float">
            <text:p>1539</text:p>
          </table:table-cell>
          <table:table-cell table:style-name="ce109" office:value-type="float" office:value="1278" calcext:value-type="float">
            <text:p>1278</text:p>
          </table:table-cell>
          <table:table-cell table:style-name="ce33" office:value-type="float" office:value="-0.5" calcext:value-type="float">
            <text:p>-0.50</text:p>
          </table:table-cell>
          <table:table-cell table:style-name="ce148" table:formula="of:=[.DF53]+[.DE54]" office:value-type="float" office:value="205.75" calcext:value-type="float">
            <text:p>205.8</text:p>
          </table:table-cell>
          <table:table-cell table:style-name="ce148" table:formula="of:=(([.DD54]*[.DE54])/100)+[.DG53]" office:value-type="float" office:value="881.30936525" calcext:value-type="float">
            <text:p>881.3</text:p>
          </table:table-cell>
          <table:table-cell table:style-name="ce148" table:formula="of:=[.DD54]-[.DG54]" office:value-type="float" office:value="396.69063475" calcext:value-type="float">
            <text:p>396.7</text:p>
          </table:table-cell>
          <table:table-cell table:style-name="ce148" table:formula="of:=[.DD54]/[.DF54]*[.$DF$24]" office:value-type="float" office:value="621.142162818955" calcext:value-type="float">
            <text:p>621.1</text:p>
          </table:table-cell>
          <table:table-cell table:style-name="ce148" table:formula="of:=[.DD54]-[.DI54]" office:value-type="float" office:value="656.857837181045" calcext:value-type="float">
            <text:p>656.9</text:p>
          </table:table-cell>
          <table:table-cell table:style-name="ce33" table:formula="of:=([.AH54]-[.AH53])" office:value-type="float" office:value="-0.311890909090909" calcext:value-type="float">
            <text:p>-0.31</text:p>
          </table:table-cell>
          <table:table-cell table:style-name="ce33" table:formula="of:=([.DD54]*100/[.DD53])-100" office:value-type="float" office:value="1.99521149241819" calcext:value-type="float">
            <text:p>2.00</text:p>
          </table:table-cell>
          <table:table-cell table:style-name="ce33" table:formula="of:=[.DL54]-[.DE54]" office:value-type="float" office:value="2.49521149241819" calcext:value-type="float">
            <text:p>2.50</text:p>
          </table:table-cell>
          <table:table-cell table:style-name="ce33" table:formula="of:=([.O54]*100/[.O53])-100" office:value-type="float" office:value="11.5189913119844" calcext:value-type="float">
            <text:p>11.52</text:p>
          </table:table-cell>
          <table:table-cell table:style-name="ce33" table:formula="of:=([.T54]*100/[.T53])-100" office:value-type="float" office:value="20.785405918689" calcext:value-type="float">
            <text:p>20.79</text:p>
          </table:table-cell>
          <table:table-cell table:style-name="ce107" office:value-type="float" office:value="22.06" calcext:value-type="float">
            <text:p>22.1</text:p>
          </table:table-cell>
          <table:table-cell table:style-name="ce148" table:formula="of:=([.DB54]+[.DL54])" office:value-type="float" office:value="6.32175978172092" calcext:value-type="float">
            <text:p>6.3</text:p>
          </table:table-cell>
          <table:table-cell table:style-name="ce148" table:formula="of:=-0.06*(([.A54]-1963)^2)+8.5*([.A54]-1963)+140" office:value-type="float" office:value="419.76" calcext:value-type="float">
            <text:p>419.8</text:p>
          </table:table-cell>
          <table:table-cell table:style-name="ce148" table:formula="of:=[.DR54]+50" office:value-type="float" office:value="469.76" calcext:value-type="float">
            <text:p>469.8</text:p>
          </table:table-cell>
          <table:table-cell table:style-name="ce148" table:formula="of:=[.DR54]-50" office:value-type="float" office:value="369.76" calcext:value-type="float">
            <text:p>369.8</text:p>
          </table:table-cell>
          <table:table-cell table:style-name="ce148" table:formula="of:=[.DR54]+100" office:value-type="float" office:value="519.76" calcext:value-type="float">
            <text:p>519.8</text:p>
          </table:table-cell>
          <table:table-cell table:style-name="ce148" table:formula="of:=[.DR54]-100" office:value-type="float" office:value="319.76" calcext:value-type="float">
            <text:p>319.8</text:p>
          </table:table-cell>
          <table:table-cell table:style-name="ce148" table:formula="of:=-0.025*(([.A54]-1963)^2)+5.5*([.A54]-1963)+175" office:value-type="float" office:value="393.4" calcext:value-type="float">
            <text:p>393.4</text:p>
          </table:table-cell>
          <table:table-cell table:style-name="ce94" table:formula="of:=2.33375*0.264172052" office:value-type="float" office:value="0.616511526355" calcext:value-type="float">
            <text:p>0.62</text:p>
          </table:table-cell>
          <table:table-cell table:style-name="ce139" table:formula="of:=([.DX54]*100/[.DX53])-100" office:value-type="float" office:value="-29.2543299696275" calcext:value-type="float">
            <text:p>-29.3</text:p>
          </table:table-cell>
          <table:table-cell table:style-name="ce94" office:value-type="float" office:value="1.36" calcext:value-type="float">
            <text:p>1.36</text:p>
          </table:table-cell>
          <table:table-cell table:number-columns-repeated="894"/>
        </table:table-row>
        <table:table-row table:style-name="ro9">
          <table:table-cell table:style-name="ce18" office:value-type="float" office:value="2016" calcext:value-type="float">
            <text:p>2016</text:p>
          </table:table-cell>
          <table:table-cell table:style-name="ce12" office:value-type="float" office:value="46440000" calcext:value-type="float">
            <text:p>46440000</text:p>
          </table:table-cell>
          <table:table-cell table:style-name="ce169" office:value-type="float" office:value="17870984" calcext:value-type="float">
            <text:p>17870984</text:p>
          </table:table-cell>
          <table:table-cell table:style-name="ce169" office:value-type="float" office:value="24229402.166595" calcext:value-type="float">
            <text:p>24229402</text:p>
          </table:table-cell>
          <table:table-cell table:style-name="ce169" office:value-type="float" office:value="38103799.890202" calcext:value-type="float">
            <text:p>38103800</text:p>
          </table:table-cell>
          <table:table-cell table:style-name="ce109" table:formula="of:=[.C55]/26" office:value-type="float" office:value="687345.538461539" calcext:value-type="float">
            <text:p>687346</text:p>
          </table:table-cell>
          <table:table-cell table:style-name="ce109" table:formula="of:=[.F55]/2" office:value-type="float" office:value="343672.769230769" calcext:value-type="float">
            <text:p>343673</text:p>
          </table:table-cell>
          <table:table-cell table:style-name="ce169" table:formula="of:=[.G55]*1.5" office:value-type="float" office:value="515509.153846154" calcext:value-type="float">
            <text:p>515509</text:p>
          </table:table-cell>
          <table:table-cell table:style-name="ce169" office:value-type="float" office:value="563692" calcext:value-type="float">
            <text:p>563692</text:p>
          </table:table-cell>
          <table:table-cell table:style-name="ce169" table:formula="of:=[.I55]/2" office:value-type="float" office:value="281846" calcext:value-type="float">
            <text:p>281846</text:p>
          </table:table-cell>
          <table:table-cell table:style-name="ce169" office:value-type="float" office:value="805801" calcext:value-type="float">
            <text:p>805801</text:p>
          </table:table-cell>
          <table:table-cell table:style-name="ce169" table:formula="of:=[.K55]/2" office:value-type="float" office:value="402900.5" calcext:value-type="float">
            <text:p>402901</text:p>
          </table:table-cell>
          <table:table-cell table:style-name="ce169" office:value-type="float" office:value="719688" calcext:value-type="float">
            <text:p>719688</text:p>
          </table:table-cell>
          <table:table-cell table:style-name="ce169" table:formula="of:=[.M55]/2" office:value-type="float" office:value="359844" calcext:value-type="float">
            <text:p>359844</text:p>
          </table:table-cell>
          <table:table-cell table:style-name="ce119" office:value-type="float" office:value="405385" calcext:value-type="float">
            <text:p>405385</text:p>
          </table:table-cell>
          <table:table-cell table:style-name="ce119" office:value-type="float" office:value="159988" calcext:value-type="float">
            <text:p>159988</text:p>
          </table:table-cell>
          <table:table-cell table:style-name="ce119" office:value-type="float" office:value="16148" calcext:value-type="float">
            <text:p>16148</text:p>
          </table:table-cell>
          <table:table-cell table:style-name="ce119" office:value-type="float" office:value="1313" calcext:value-type="float">
            <text:p>1313</text:p>
          </table:table-cell>
          <table:table-cell table:style-name="ce119" office:value-type="float" office:value="187238" calcext:value-type="float">
            <text:p>187238</text:p>
          </table:table-cell>
          <table:table-cell table:style-name="ce119" office:value-type="float" office:value="282707" calcext:value-type="float">
            <text:p>282707</text:p>
          </table:table-cell>
          <table:table-cell table:style-name="ce119" office:value-type="float" office:value="309357" calcext:value-type="float">
            <text:p>309357</text:p>
          </table:table-cell>
          <table:table-cell table:style-name="ce126" office:value-type="float" office:value="31036970000" calcext:value-type="float">
            <text:p>3.1E+10</text:p>
          </table:table-cell>
          <table:table-cell table:style-name="ce109" table:formula="of:=[.V55]/[.T55]" office:value-type="float" office:value="109784.936347526" calcext:value-type="float">
            <text:p>109785</text:p>
          </table:table-cell>
          <table:table-cell table:style-name="ce119" office:value-type="float" office:value="22583" calcext:value-type="float">
            <text:p>22583</text:p>
          </table:table-cell>
          <table:table-cell table:style-name="ce119" office:value-type="float" office:value="7440" calcext:value-type="float">
            <text:p>7440</text:p>
          </table:table-cell>
          <table:table-cell table:style-name="ce33" table:formula="of:=[.X55]/[.Y55]" office:value-type="float" office:value="3.03534946236559" calcext:value-type="float">
            <text:p>3.04</text:p>
          </table:table-cell>
          <table:table-cell table:style-name="ce33" table:formula="of:=[.T55]/[.O55]" office:value-type="float" office:value="0.697379034744749" calcext:value-type="float">
            <text:p>0.70</text:p>
          </table:table-cell>
          <table:table-cell table:style-name="ce33" table:formula="of:=([.W55]*100)/([.DD55]*(([.BP55]*([.BO55]/([.BJ55]+[.BO55])))+([.BK55]*([.BJ55]/([.BJ55]+[.BO55])))))" office:value-type="float" office:value="60.5276723122321" calcext:value-type="float">
            <text:p>60.53</text:p>
          </table:table-cell>
          <table:table-cell table:style-name="ce105" table:formula="of:=(([.V55]*100/[.V54])-100)-[.DE55]" office:value-type="float" office:value="18.0368225904307" calcext:value-type="float">
            <text:p>18.04</text:p>
          </table:table-cell>
          <table:table-cell table:style-name="ce105" office:value-type="float" office:value="1.952" calcext:value-type="float">
            <text:p>1.95</text:p>
          </table:table-cell>
          <table:table-cell table:style-name="ce105" office:value-type="float" office:value="23.7" calcext:value-type="float">
            <text:p>23.70</text:p>
          </table:table-cell>
          <table:table-cell table:style-name="ce105" office:value-type="float" office:value="76.3" calcext:value-type="float">
            <text:p>76.30</text:p>
          </table:table-cell>
          <table:table-cell table:style-name="ce108" office:value-type="float" office:value="23" calcext:value-type="float">
            <text:p>23</text:p>
          </table:table-cell>
          <table:table-cell table:style-name="ce105" office:value-type="float" office:value="-0.0413909090909091" calcext:value-type="float">
            <text:p>-0.04</text:p>
          </table:table-cell>
          <table:table-cell table:style-name="ce105" office:value-type="float" office:value="1.103425" calcext:value-type="float">
            <text:p>1.10</text:p>
          </table:table-cell>
          <table:table-cell table:style-name="ce106" table:formula="of:=[.DD55]*100" office:value-type="float" office:value="131000" calcext:value-type="float">
            <text:p>131000</text:p>
          </table:table-cell>
          <table:table-cell table:style-name="ce106" table:formula="of:=([.DD55]*100)*[.AI55]" office:value-type="float" office:value="144548.675" calcext:value-type="float">
            <text:p>144549</text:p>
          </table:table-cell>
          <table:table-cell table:style-name="ce127" office:value-type="float" office:value="11392602000000" calcext:value-type="float">
            <text:p>1.14E+13</text:p>
          </table:table-cell>
          <table:table-cell table:style-name="ce103" table:formula="of:=([.AL55]*100/[.AL54])-100" office:value-type="float" office:value="5.12030250016609" calcext:value-type="float">
            <text:p>5.12</text:p>
          </table:table-cell>
          <table:table-cell table:style-name="ce108" office:value-type="float" office:value="538.528055833333" calcext:value-type="float">
            <text:p>539</text:p>
          </table:table-cell>
          <table:table-cell table:style-name="ce108" table:formula="of:=[.DD55]*100/[.AN55]" office:value-type="float" office:value="243.255664363274" calcext:value-type="float">
            <text:p>243</text:p>
          </table:table-cell>
          <table:table-cell table:style-name="ce108" office:value-type="float" office:value="1129.95666666667" calcext:value-type="float">
            <text:p>1130</text:p>
          </table:table-cell>
          <table:table-cell table:style-name="ce109" table:formula="of:=[.DD55]*100/[.AP55]" office:value-type="float" office:value="115.933649372985" calcext:value-type="float">
            <text:p>116</text:p>
          </table:table-cell>
          <table:table-cell table:style-name="ce150" office:value-type="float" office:value="1.864024307517" calcext:value-type="float">
            <text:p>1.9</text:p>
          </table:table-cell>
          <table:table-cell table:style-name="ce122" office:value-type="float" office:value="671205000000" calcext:value-type="float">
            <text:p>6.71E+11</text:p>
          </table:table-cell>
          <table:table-cell table:style-name="ce109" table:formula="of:=[.AS55]/[.E55]" office:value-type="float" office:value="17615.1722907981" calcext:value-type="float">
            <text:p>17615</text:p>
          </table:table-cell>
          <table:table-cell table:style-name="ce109" table:formula="of:=[.AU54]*(1+([.DE55]/100))" office:value-type="float" office:value="16705.048551323" calcext:value-type="float">
            <text:p>16705</text:p>
          </table:table-cell>
          <table:table-cell table:style-name="ce109" table:formula="of:=[.AT55]+(12*PMT([.AD55]/100/12;[.AG55]*12;([.AT55]*5)*-1))" office:value-type="float" office:value="22371.3474405495" calcext:value-type="float">
            <text:p>22371</text:p>
          </table:table-cell>
          <table:table-cell table:style-name="ce109" table:formula="of:=[.AW54]*(1+([.DL55]/100))" office:value-type="float" office:value="20722.7976405005" calcext:value-type="float">
            <text:p>20723</text:p>
          </table:table-cell>
          <table:table-cell table:style-name="ce109" table:formula="of:=(([.AW55]+([.AU55]-[.AT55])+([.AV55]-[.AT55]))-[.AT55])+[.$AT$38]" office:value-type="float" office:value="18486.6650460685" calcext:value-type="float">
            <text:p>18487</text:p>
          </table:table-cell>
          <table:table-cell table:style-name="ce109" table:formula="of:=[.AX55]*[.$AY$38]/[.$AX$38]" office:value-type="float" office:value="118.136161033941" calcext:value-type="float">
            <text:p>118</text:p>
          </table:table-cell>
          <table:table-cell table:style-name="ce150" table:formula="of:=[.W55]/[.AT55]" office:value-type="float" office:value="6.23240775254161" calcext:value-type="float">
            <text:p>6.2</text:p>
          </table:table-cell>
          <table:table-cell table:style-name="ce109" table:formula="of:=[.W55]/5" office:value-type="float" office:value="21956.9872695052" calcext:value-type="float">
            <text:p>21957</text:p>
          </table:table-cell>
          <table:table-cell table:style-name="ce109" table:formula="of:=100-(([.AT55]*100)/[.BA55])" office:value-type="float" office:value="19.7741836136929" calcext:value-type="float">
            <text:p>20</text:p>
          </table:table-cell>
          <table:table-cell table:style-name="ce169" office:value-type="float" office:value="648" calcext:value-type="float">
            <text:p>648</text:p>
          </table:table-cell>
          <table:table-cell table:style-name="ce169" office:value-type="float" office:value="160.925" calcext:value-type="float">
            <text:p>161</text:p>
          </table:table-cell>
          <table:table-cell table:style-name="ce119" office:value-type="float" office:value="17396" calcext:value-type="float">
            <text:p>17396</text:p>
          </table:table-cell>
          <table:table-cell table:style-name="ce119" office:value-type="float" office:value="66417" calcext:value-type="float">
            <text:p>66417</text:p>
          </table:table-cell>
          <table:table-cell table:style-name="ce119" office:value-type="float" office:value="19285" calcext:value-type="float">
            <text:p>19285</text:p>
          </table:table-cell>
          <table:table-cell table:style-name="ce119" office:value-type="float" office:value="44361" calcext:value-type="float">
            <text:p>44361</text:p>
          </table:table-cell>
          <table:table-cell table:style-name="ce119" office:value-type="float" office:value="2771" calcext:value-type="float">
            <text:p>2771</text:p>
          </table:table-cell>
          <table:table-cell table:style-name="ce119" office:value-type="float" office:value="17134" calcext:value-type="float">
            <text:p>17134</text:p>
          </table:table-cell>
          <table:table-cell table:style-name="ce83" office:value-type="float" office:value="198.131515074557" calcext:value-type="float">
            <text:p>198</text:p>
          </table:table-cell>
          <table:table-cell table:style-name="ce119" office:value-type="float" office:value="2337858800" calcext:value-type="float">
            <text:p>2337858800</text:p>
          </table:table-cell>
          <table:table-cell table:style-name="ce123" table:formula="of:=[.BL55]/[.BJ55]" office:value-type="float" office:value="136445.593556671" calcext:value-type="float">
            <text:p>136446</text:p>
          </table:table-cell>
          <table:table-cell table:style-name="ce123" table:formula="of:=[.BM55]/[.BK55]" office:value-type="float" office:value="688.661738165815" calcext:value-type="float">
            <text:p>689</text:p>
          </table:table-cell>
          <table:table-cell table:style-name="ce119" office:value-type="float" office:value="46889" calcext:value-type="float">
            <text:p>46889</text:p>
          </table:table-cell>
          <table:table-cell table:style-name="ce83" office:value-type="float" office:value="116.652083877273" calcext:value-type="float">
            <text:p>117</text:p>
          </table:table-cell>
          <table:table-cell table:style-name="ce119" office:value-type="float" office:value="3646366500" calcext:value-type="float">
            <text:p>3646366500</text:p>
          </table:table-cell>
          <table:table-cell table:style-name="ce80" table:formula="of:=[.BQ55]/[.BO55]" office:value-type="float" office:value="77765.9259101282" calcext:value-type="float">
            <text:p>77766</text:p>
          </table:table-cell>
          <table:table-cell table:style-name="ce80" table:formula="of:=[.BR55]/[.BP55]" office:value-type="float" office:value="666.648407172423" calcext:value-type="float">
            <text:p>667</text:p>
          </table:table-cell>
          <table:table-cell table:style-name="ce86" table:formula="of:=[.DD55]/(([.BS55]+[.BN55])/2)" office:value-type="float" office:value="1.93313686097003" calcext:value-type="float">
            <text:p>1.93</text:p>
          </table:table-cell>
          <table:table-cell table:style-name="ce85" table:formula="of:=[.BV55]-[.BV54]" office:value-type="float" office:value="-1.16922869829756" calcext:value-type="float">
            <text:p>-1.2</text:p>
          </table:table-cell>
          <table:table-cell table:style-name="ce81" office:value-type="float" office:value="98.8313877635841" calcext:value-type="float">
            <text:p>99</text:p>
          </table:table-cell>
          <table:table-cell table:style-name="ce169" office:value-type="float" office:value="25586279" calcext:value-type="float">
            <text:p>25586279</text:p>
          </table:table-cell>
          <table:table-cell table:style-name="ce109" table:formula="of:=[.BW55]-[.BW54]" office:value-type="float" office:value="44364" calcext:value-type="float">
            <text:p>44364</text:p>
          </table:table-cell>
          <table:table-cell table:style-name="ce109" office:value-type="float" office:value="37512" calcext:value-type="float">
            <text:p>37512</text:p>
          </table:table-cell>
          <table:table-cell table:style-name="ce109" office:value-type="float" office:value="7118" calcext:value-type="float">
            <text:p>7118</text:p>
          </table:table-cell>
          <table:table-cell table:style-name="ce109" table:formula="of:=100-[.CB55]" office:value-type="float" office:value="84.0510867129733" calcext:value-type="float">
            <text:p>84</text:p>
          </table:table-cell>
          <table:table-cell table:style-name="ce109" table:formula="of:=([.BZ55]*100)/([.BY55]+[.BZ55])" office:value-type="float" office:value="15.9489132870267" calcext:value-type="float">
            <text:p>16</text:p>
          </table:table-cell>
          <table:table-cell table:style-name="ce146" table:formula="of:=([.BW55]/[.B55])" office:value-type="float" office:value="0.550953466838932" calcext:value-type="float">
            <text:p>0.5510</text:p>
          </table:table-cell>
          <table:table-cell table:style-name="ce148" table:formula="of:=([.BW55]*100/[.BW54])-100" office:value-type="float" office:value="0.173690970312919" calcext:value-type="float">
            <text:p>0.2</text:p>
          </table:table-cell>
          <table:table-cell table:style-name="ce33" table:formula="of:=([.B55]*100/[.B54])-100" office:value-type="float" office:value="-0.0193760899050517" calcext:value-type="float">
            <text:p>-0.02</text:p>
          </table:table-cell>
          <table:table-cell table:style-name="ce148" table:formula="of:=[.CD55]-[.CE55]" office:value-type="float" office:value="0.19306706021797" calcext:value-type="float">
            <text:p>0.2</text:p>
          </table:table-cell>
          <table:table-cell table:style-name="ce169" office:value-type="float" office:value="1074000" calcext:value-type="float">
            <text:p>1074000</text:p>
          </table:table-cell>
          <table:table-cell table:style-name="ce169" table:formula="of:=[.CG55]/[.BX55]" office:value-type="float" office:value="24.2088179605085" calcext:value-type="float">
            <text:p>24</text:p>
          </table:table-cell>
          <table:table-cell table:style-name="ce148" table:formula="of:=[.CG55]/[.B55]*100" office:value-type="float" office:value="2.31266149870801" calcext:value-type="float">
            <text:p>2.3</text:p>
          </table:table-cell>
          <table:table-cell table:style-name="ce169" office:value-type="float" office:value="11157.84" calcext:value-type="float">
            <text:p>11158</text:p>
          </table:table-cell>
          <table:table-cell table:style-name="ce119" office:value-type="float" office:value="12.54" calcext:value-type="float">
            <text:p>12.54</text:p>
          </table:table-cell>
          <table:table-cell table:style-name="ce33" table:formula="of:=100-([.CK55]+[.CM55])" office:value-type="float" office:value="75.87155" calcext:value-type="float">
            <text:p>75.87</text:p>
          </table:table-cell>
          <table:table-cell table:style-name="ce33" table:formula="of:=([.CN55]*(100-[.CK55]))/100" office:value-type="float" office:value="11.58845" calcext:value-type="float">
            <text:p>11.59</text:p>
          </table:table-cell>
          <table:table-cell table:style-name="ce119" office:value-type="float" office:value="13.25" calcext:value-type="float">
            <text:p>13.25</text:p>
          </table:table-cell>
          <table:table-cell table:style-name="ce119" office:value-type="float" office:value="8963700" calcext:value-type="float">
            <text:p>8963700</text:p>
          </table:table-cell>
          <table:table-cell table:style-name="ce119" office:value-type="float" office:value="5306900" calcext:value-type="float">
            <text:p>5306900</text:p>
          </table:table-cell>
          <table:table-cell table:style-name="ce119" office:value-type="float" office:value="3190600" calcext:value-type="float">
            <text:p>3190600</text:p>
          </table:table-cell>
          <table:table-cell table:style-name="ce119" office:value-type="float" office:value="944800" calcext:value-type="float">
            <text:p>944800</text:p>
          </table:table-cell>
          <table:table-cell table:style-name="ce148" table:formula="of:=(([.CO55]*100)/SUM([.$CO$55:.$CR$55]))" office:value-type="float" office:value="48.6998804737586" calcext:value-type="float">
            <text:p>48.7</text:p>
          </table:table-cell>
          <table:table-cell table:style-name="ce148" table:formula="of:=(([.CP55]*100)/SUM([.$CO$55:.$CR$55]))" office:value-type="float" office:value="28.8324459415408" calcext:value-type="float">
            <text:p>28.8</text:p>
          </table:table-cell>
          <table:table-cell table:style-name="ce148" table:formula="of:=(([.CQ55]*100)/SUM([.$CO$55:.$CR$55]))" office:value-type="float" office:value="17.3345648158209" calcext:value-type="float">
            <text:p>17.3</text:p>
          </table:table-cell>
          <table:table-cell table:style-name="ce148" table:formula="of:=(([.CR55]*100)/SUM([.$CO$55:.$CR$55]))" office:value-type="float" office:value="5.13310876887971" calcext:value-type="float">
            <text:p>5.1</text:p>
          </table:table-cell>
          <table:table-cell table:style-name="ce148" office:value-type="float" office:value="7.9" calcext:value-type="float">
            <text:p>7.9</text:p>
          </table:table-cell>
          <table:table-cell table:style-name="ce148" table:formula="of:=(([.CW55]*100)/[.CW54])-100" office:value-type="float" office:value="6.75675675675676" calcext:value-type="float">
            <text:p>6.8</text:p>
          </table:table-cell>
          <table:table-cell table:style-name="ce148" table:formula="of:=[.DC55]/([.CW55]*12)" office:value-type="float" office:value="15.9748593530239" calcext:value-type="float">
            <text:p>16.0</text:p>
          </table:table-cell>
          <table:table-cell table:style-name="ce148" table:formula="of:=100/[.CY55]" office:value-type="float" office:value="6.25983602046993" calcext:value-type="float">
            <text:p>6.3</text:p>
          </table:table-cell>
          <table:table-cell table:style-name="ce148" table:formula="of:=[.DC55]/(([.CW55]*12)*0.75)" office:value-type="float" office:value="21.2998124706985" calcext:value-type="float">
            <text:p>21.3</text:p>
          </table:table-cell>
          <table:table-cell table:style-name="ce148" table:formula="of:=100/[.DA55]" office:value-type="float" office:value="4.69487701535245" calcext:value-type="float">
            <text:p>4.7</text:p>
          </table:table-cell>
          <table:table-cell table:style-name="ce169" table:formula="of:=AVERAGE([Quarterly.D38:.D41])" office:value-type="float" office:value="1514.41666666667" calcext:value-type="float">
            <text:p>1514</text:p>
          </table:table-cell>
          <table:table-cell table:style-name="ce109" office:value-type="float" office:value="1310" calcext:value-type="float">
            <text:p>1310</text:p>
          </table:table-cell>
          <table:table-cell table:style-name="ce33" office:value-type="float" office:value="-0.2" calcext:value-type="float">
            <text:p>-0.20</text:p>
          </table:table-cell>
          <table:table-cell table:style-name="ce148" table:formula="of:=[.DF54]+[.DE55]" office:value-type="float" office:value="205.55" calcext:value-type="float">
            <text:p>205.6</text:p>
          </table:table-cell>
          <table:table-cell table:style-name="ce148" table:formula="of:=(([.DD55]*[.DE55])/100)+[.DG54]" office:value-type="float" office:value="878.68936525" calcext:value-type="float">
            <text:p>878.7</text:p>
          </table:table-cell>
          <table:table-cell table:style-name="ce148" table:formula="of:=[.DD55]-[.DG55]" office:value-type="float" office:value="431.31063475" calcext:value-type="float">
            <text:p>431.3</text:p>
          </table:table-cell>
          <table:table-cell table:style-name="ce148" table:formula="of:=[.DD55]/[.DF55]*[.$DF$24]" office:value-type="float" office:value="637.314522014109" calcext:value-type="float">
            <text:p>637.3</text:p>
          </table:table-cell>
          <table:table-cell table:style-name="ce148" table:formula="of:=[.DD55]-[.DI55]" office:value-type="float" office:value="672.685477985891" calcext:value-type="float">
            <text:p>672.7</text:p>
          </table:table-cell>
          <table:table-cell table:style-name="ce33" table:formula="of:=([.AH55]-[.AH54])" office:value-type="float" office:value="-0.198127272727273" calcext:value-type="float">
            <text:p>-0.20</text:p>
          </table:table-cell>
          <table:table-cell table:style-name="ce33" table:formula="of:=([.DD55]*100/[.DD54])-100" office:value-type="float" office:value="2.50391236306729" calcext:value-type="float">
            <text:p>2.50</text:p>
          </table:table-cell>
          <table:table-cell table:style-name="ce33" table:formula="of:=[.DL55]-[.DE55]" office:value-type="float" office:value="2.70391236306729" calcext:value-type="float">
            <text:p>2.70</text:p>
          </table:table-cell>
          <table:table-cell table:style-name="ce33" table:formula="of:=([.O55]*100/[.O54])-100" office:value-type="float" office:value="14.0143887320141" calcext:value-type="float">
            <text:p>14.01</text:p>
          </table:table-cell>
          <table:table-cell table:style-name="ce33" table:formula="of:=([.T55]*100/[.T54])-100" office:value-type="float" office:value="14.5643461240766" calcext:value-type="float">
            <text:p>14.56</text:p>
          </table:table-cell>
          <table:table-cell table:style-name="ce107" office:value-type="float" office:value="19.63" calcext:value-type="float">
            <text:p>19.6</text:p>
          </table:table-cell>
          <table:table-cell table:style-name="ce148" table:formula="of:=([.DB55]+[.DL55])" office:value-type="float" office:value="7.19878937841973" calcext:value-type="float">
            <text:p>7.2</text:p>
          </table:table-cell>
          <table:table-cell table:style-name="ce148" table:formula="of:=-0.06*(([.A55]-1963)^2)+8.5*([.A55]-1963)+140" office:value-type="float" office:value="421.96" calcext:value-type="float">
            <text:p>422.0</text:p>
          </table:table-cell>
          <table:table-cell table:style-name="ce148" table:formula="of:=[.DR55]+50" office:value-type="float" office:value="471.96" calcext:value-type="float">
            <text:p>472.0</text:p>
          </table:table-cell>
          <table:table-cell table:style-name="ce148" table:formula="of:=[.DR55]-50" office:value-type="float" office:value="371.96" calcext:value-type="float">
            <text:p>372.0</text:p>
          </table:table-cell>
          <table:table-cell table:style-name="ce148" table:formula="of:=[.DR55]+100" office:value-type="float" office:value="521.96" calcext:value-type="float">
            <text:p>522.0</text:p>
          </table:table-cell>
          <table:table-cell table:style-name="ce148" table:formula="of:=[.DR55]-100" office:value-type="float" office:value="321.96" calcext:value-type="float">
            <text:p>322.0</text:p>
          </table:table-cell>
          <table:table-cell table:style-name="ce148" table:formula="of:=-0.025*(([.A55]-1963)^2)+5.5*([.A55]-1963)+175" office:value-type="float" office:value="396.275" calcext:value-type="float">
            <text:p>396.3</text:p>
          </table:table-cell>
          <table:table-cell table:style-name="ce94" table:formula="of:=2.07046153846154*0.264172052" office:value-type="float" office:value="0.546958073202462" calcext:value-type="float">
            <text:p>0.55</text:p>
          </table:table-cell>
          <table:table-cell table:style-name="ce139" table:formula="of:=([.DX55]*100/[.DX54])-100" office:value-type="float" office:value="-11.2817766058258" calcext:value-type="float">
            <text:p>-11.3</text:p>
          </table:table-cell>
          <table:table-cell table:style-name="ce94" office:value-type="float" office:value="1.27" calcext:value-type="float">
            <text:p>1.27</text:p>
          </table:table-cell>
          <table:table-cell table:number-columns-repeated="894"/>
        </table:table-row>
        <table:table-row table:style-name="ro9">
          <table:table-cell table:style-name="ce18" office:value-type="float" office:value="2017" calcext:value-type="float">
            <text:p>2017</text:p>
          </table:table-cell>
          <table:table-cell table:style-name="ce12" office:value-type="float" office:value="46549000" calcext:value-type="float">
            <text:p>46549000</text:p>
          </table:table-cell>
          <table:table-cell table:style-name="ce169" office:value-type="float" office:value="17626310" calcext:value-type="float">
            <text:p>17626310</text:p>
          </table:table-cell>
          <table:table-cell table:style-name="ce169" office:value-type="float" office:value="24138154.269977" calcext:value-type="float">
            <text:p>24138154</text:p>
          </table:table-cell>
          <table:table-cell table:style-name="ce169" office:value-type="float" office:value="38181116.41372" calcext:value-type="float">
            <text:p>38181116</text:p>
          </table:table-cell>
          <table:table-cell table:style-name="ce109" table:formula="of:=[.C56]/26" office:value-type="float" office:value="677935" calcext:value-type="float">
            <text:p>677935</text:p>
          </table:table-cell>
          <table:table-cell table:style-name="ce109" table:formula="of:=[.F56]/2" office:value-type="float" office:value="338967.5" calcext:value-type="float">
            <text:p>338968</text:p>
          </table:table-cell>
          <table:table-cell table:style-name="ce169" table:formula="of:=[.G56]*1.5" office:value-type="float" office:value="508451.25" calcext:value-type="float">
            <text:p>508451</text:p>
          </table:table-cell>
          <table:table-cell table:style-name="ce169" office:value-type="float" office:value="543363" calcext:value-type="float">
            <text:p>543363</text:p>
          </table:table-cell>
          <table:table-cell table:style-name="ce169" table:formula="of:=[.I56]/2" office:value-type="float" office:value="271681.5" calcext:value-type="float">
            <text:p>271682</text:p>
          </table:table-cell>
          <table:table-cell table:style-name="ce169" office:value-type="float" office:value="798927" calcext:value-type="float">
            <text:p>798927</text:p>
          </table:table-cell>
          <table:table-cell table:style-name="ce169" table:formula="of:=[.K56]/2" office:value-type="float" office:value="399463.5" calcext:value-type="float">
            <text:p>399464</text:p>
          </table:table-cell>
          <table:table-cell table:style-name="ce169" office:value-type="float" office:value="724119" calcext:value-type="float">
            <text:p>724119</text:p>
          </table:table-cell>
          <table:table-cell table:style-name="ce169" table:formula="of:=[.M56]/2" office:value-type="float" office:value="362059.5" calcext:value-type="float">
            <text:p>362060</text:p>
          </table:table-cell>
          <table:table-cell table:style-name="ce119" office:value-type="float" office:value="467644" calcext:value-type="float">
            <text:p>467644</text:p>
          </table:table-cell>
          <table:table-cell table:style-name="ce119" office:value-type="float" office:value="169851" calcext:value-type="float">
            <text:p>169851</text:p>
          </table:table-cell>
          <table:table-cell table:style-name="ce119" office:value-type="float" office:value="15865" calcext:value-type="float">
            <text:p>15865</text:p>
          </table:table-cell>
          <table:table-cell table:style-name="ce119" office:value-type="float" office:value="1407" calcext:value-type="float">
            <text:p>1407</text:p>
          </table:table-cell>
          <table:table-cell table:style-name="ce119" office:value-type="float" office:value="179964" calcext:value-type="float">
            <text:p>179964</text:p>
          </table:table-cell>
          <table:table-cell table:style-name="ce119" office:value-type="float" office:value="312843" calcext:value-type="float">
            <text:p>312843</text:p>
          </table:table-cell>
          <table:table-cell table:style-name="ce119" office:value-type="float" office:value="313911" calcext:value-type="float">
            <text:p>313911</text:p>
          </table:table-cell>
          <table:table-cell table:style-name="ce126" office:value-type="float" office:value="36664867000" calcext:value-type="float">
            <text:p>3.7E+10</text:p>
          </table:table-cell>
          <table:table-cell table:style-name="ce109" table:formula="of:=[.V56]/[.T56]" office:value-type="float" office:value="117198.936846917" calcext:value-type="float">
            <text:p>117199</text:p>
          </table:table-cell>
          <table:table-cell table:style-name="ce119" office:value-type="float" office:value="14469" calcext:value-type="float">
            <text:p>14469</text:p>
          </table:table-cell>
          <table:table-cell table:style-name="ce119" office:value-type="float" office:value="4572" calcext:value-type="float">
            <text:p>4572</text:p>
          </table:table-cell>
          <table:table-cell table:style-name="ce33" table:formula="of:=[.X56]/[.Y56]" office:value-type="float" office:value="3.16469816272966" calcext:value-type="float">
            <text:p>3.16</text:p>
          </table:table-cell>
          <table:table-cell table:style-name="ce33" table:formula="of:=[.T56]/[.O56]" office:value-type="float" office:value="0.668976828527683" calcext:value-type="float">
            <text:p>0.67</text:p>
          </table:table-cell>
          <table:table-cell table:style-name="ce33" table:formula="of:=([.W56]*100)/([.DD56]*(([.BP56]*([.BO56]/([.BJ56]+[.BO56])))+([.BK56]*([.BJ56]/([.BJ56]+[.BO56])))))" office:value-type="float" office:value="61.8115105835111" calcext:value-type="float">
            <text:p>61.81</text:p>
          </table:table-cell>
          <table:table-cell table:style-name="ce105" table:formula="of:=(([.V56]*100/[.V55])-100)-[.DE56]" office:value-type="float" office:value="16.1728815280615" calcext:value-type="float">
            <text:p>16.17</text:p>
          </table:table-cell>
          <table:table-cell table:style-name="ce105" office:value-type="float" office:value="1.91" calcext:value-type="float">
            <text:p>1.91</text:p>
          </table:table-cell>
          <table:table-cell table:style-name="ce105" office:value-type="float" office:value="37.8" calcext:value-type="float">
            <text:p>37.80</text:p>
          </table:table-cell>
          <table:table-cell table:style-name="ce105" office:value-type="float" office:value="62.2" calcext:value-type="float">
            <text:p>62.20</text:p>
          </table:table-cell>
          <table:table-cell table:style-name="ce108" office:value-type="float" office:value="23" calcext:value-type="float">
            <text:p>23</text:p>
          </table:table-cell>
          <table:table-cell table:style-name="ce105" office:value-type="float" office:value="-0.149818181818182" calcext:value-type="float">
            <text:p>-0.15</text:p>
          </table:table-cell>
          <table:table-cell table:style-name="ce105" office:value-type="float" office:value="1.139" calcext:value-type="float">
            <text:p>1.14</text:p>
          </table:table-cell>
          <table:table-cell table:style-name="ce106" table:formula="of:=[.DD56]*100" office:value-type="float" office:value="137200" calcext:value-type="float">
            <text:p>137200</text:p>
          </table:table-cell>
          <table:table-cell table:style-name="ce106" table:formula="of:=([.DD56]*100)*[.AI56]" office:value-type="float" office:value="156270.8" calcext:value-type="float">
            <text:p>156271</text:p>
          </table:table-cell>
          <table:table-cell table:style-name="ce127" office:value-type="float" office:value="11855689000000" calcext:value-type="float">
            <text:p>1.19E+13</text:p>
          </table:table-cell>
          <table:table-cell table:style-name="ce103" table:formula="of:=([.AL56]*100/[.AL55])-100" office:value-type="float" office:value="4.06480451085713" calcext:value-type="float">
            <text:p>4.06</text:p>
          </table:table-cell>
          <table:table-cell table:style-name="ce108" office:value-type="float" office:value="3705.66402191667" calcext:value-type="float">
            <text:p>3706</text:p>
          </table:table-cell>
          <table:table-cell table:style-name="ce108" table:formula="of:=[.DD56]*100/[.AN56]" office:value-type="float" office:value="37.0244035046212" calcext:value-type="float">
            <text:p>37</text:p>
          </table:table-cell>
          <table:table-cell table:style-name="ce108" office:value-type="float" office:value="1112.40333333333" calcext:value-type="float">
            <text:p>1112</text:p>
          </table:table-cell>
          <table:table-cell table:style-name="ce109" table:formula="of:=[.DD56]*100/[.AP56]" office:value-type="float" office:value="123.336559581207" calcext:value-type="float">
            <text:p>123</text:p>
          </table:table-cell>
          <table:table-cell table:style-name="ce150" office:value-type="float" office:value="2.61779348445086" calcext:value-type="float">
            <text:p>2.6</text:p>
          </table:table-cell>
          <table:table-cell table:style-name="ce122" office:value-type="float" office:value="692498000000" calcext:value-type="float">
            <text:p>6.92E+11</text:p>
          </table:table-cell>
          <table:table-cell table:style-name="ce109" table:formula="of:=[.AS56]/[.E56]" office:value-type="float" office:value="18137.1857359089" calcext:value-type="float">
            <text:p>18137</text:p>
          </table:table-cell>
          <table:table-cell table:style-name="ce109" table:formula="of:=[.AU55]*(1+([.DE56]/100))" office:value-type="float" office:value="17032.467502929" calcext:value-type="float">
            <text:p>17032</text:p>
          </table:table-cell>
          <table:table-cell table:style-name="ce109" table:formula="of:=[.AT56]+(12*PMT([.AD56]/100/12;[.AG56]*12;([.AT56]*5)*-1))" office:value-type="float" office:value="23012.3962462836" calcext:value-type="float">
            <text:p>23012</text:p>
          </table:table-cell>
          <table:table-cell table:style-name="ce109" table:formula="of:=[.AW55]*(1+([.DL56]/100))" office:value-type="float" office:value="21703.5712692875" calcext:value-type="float">
            <text:p>21704</text:p>
          </table:table-cell>
          <table:table-cell table:style-name="ce109" table:formula="of:=(([.AW56]+([.AU56]-[.AT56])+([.AV56]-[.AT56]))-[.AT56])+[.$AT$38]" office:value-type="float" office:value="18869.866096863" calcext:value-type="float">
            <text:p>18870</text:p>
          </table:table-cell>
          <table:table-cell table:style-name="ce109" table:formula="of:=[.AX56]*[.$AY$38]/[.$AX$38]" office:value-type="float" office:value="120.584947817941" calcext:value-type="float">
            <text:p>121</text:p>
          </table:table-cell>
          <table:table-cell table:style-name="ce150" table:formula="of:=[.W56]/[.AT56]" office:value-type="float" office:value="6.46180386270625" calcext:value-type="float">
            <text:p>6.5</text:p>
          </table:table-cell>
          <table:table-cell table:style-name="ce109" table:formula="of:=[.W56]/5" office:value-type="float" office:value="23439.7873693834" calcext:value-type="float">
            <text:p>23440</text:p>
          </table:table-cell>
          <table:table-cell table:style-name="ce109" table:formula="of:=100-(([.AT56]*100)/[.BA56])" office:value-type="float" office:value="22.6222258329895" calcext:value-type="float">
            <text:p>23</text:p>
          </table:table-cell>
          <table:table-cell table:style-name="ce169" office:value-type="float" office:value="655" calcext:value-type="float">
            <text:p>655</text:p>
          </table:table-cell>
          <table:table-cell table:style-name="ce169" office:value-type="float" office:value="162.225" calcext:value-type="float">
            <text:p>162</text:p>
          </table:table-cell>
          <table:table-cell table:style-name="ce119" office:value-type="float" office:value="20789" calcext:value-type="float">
            <text:p>20789</text:p>
          </table:table-cell>
          <table:table-cell table:style-name="ce119" office:value-type="float" office:value="70982" calcext:value-type="float">
            <text:p>70982</text:p>
          </table:table-cell>
          <table:table-cell table:style-name="ce119" office:value-type="float" office:value="22041" calcext:value-type="float">
            <text:p>22041</text:p>
          </table:table-cell>
          <table:table-cell table:style-name="ce119" office:value-type="float" office:value="45719" calcext:value-type="float">
            <text:p>45719</text:p>
          </table:table-cell>
          <table:table-cell table:style-name="ce119" office:value-type="float" office:value="3222" calcext:value-type="float">
            <text:p>3222</text:p>
          </table:table-cell>
          <table:table-cell table:style-name="ce119" office:value-type="float" office:value="19411" calcext:value-type="float">
            <text:p>19411</text:p>
          </table:table-cell>
          <table:table-cell table:style-name="ce83" office:value-type="float" office:value="199.198771711055" calcext:value-type="float">
            <text:p>199</text:p>
          </table:table-cell>
          <table:table-cell table:style-name="ce119" office:value-type="float" office:value="2714055300" calcext:value-type="float">
            <text:p>2714055300</text:p>
          </table:table-cell>
          <table:table-cell table:style-name="ce123" table:formula="of:=[.BL56]/[.BJ56]" office:value-type="float" office:value="139820.47807944" calcext:value-type="float">
            <text:p>139820</text:p>
          </table:table-cell>
          <table:table-cell table:style-name="ce123" table:formula="of:=[.BM56]/[.BK56]" office:value-type="float" office:value="701.914358599832" calcext:value-type="float">
            <text:p>702</text:p>
          </table:table-cell>
          <table:table-cell table:style-name="ce119" office:value-type="float" office:value="61337" calcext:value-type="float">
            <text:p>61337</text:p>
          </table:table-cell>
          <table:table-cell table:style-name="ce83" office:value-type="float" office:value="118.892753191855" calcext:value-type="float">
            <text:p>119</text:p>
          </table:table-cell>
          <table:table-cell table:style-name="ce119" office:value-type="float" office:value="4978249800" calcext:value-type="float">
            <text:p>4978249800</text:p>
          </table:table-cell>
          <table:table-cell table:style-name="ce80" table:formula="of:=[.BQ56]/[.BO56]" office:value-type="float" office:value="81162.2642124656" calcext:value-type="float">
            <text:p>81162</text:p>
          </table:table-cell>
          <table:table-cell table:style-name="ce80" table:formula="of:=[.BR56]/[.BP56]" office:value-type="float" office:value="682.651061848116" calcext:value-type="float">
            <text:p>683</text:p>
          </table:table-cell>
          <table:table-cell table:style-name="ce86" table:formula="of:=[.DD56]/(([.BS56]+[.BN56])/2)" office:value-type="float" office:value="1.98184929326939" calcext:value-type="float">
            <text:p>1.98</text:p>
          </table:table-cell>
          <table:table-cell table:style-name="ce85" table:formula="of:=[.BV56]-[.BV55]" office:value-type="float" office:value="1.70701753753569" calcext:value-type="float">
            <text:p>1.7</text:p>
          </table:table-cell>
          <table:table-cell table:style-name="ce81" office:value-type="float" office:value="100.53840530112" calcext:value-type="float">
            <text:p>101</text:p>
          </table:table-cell>
          <table:table-cell table:style-name="ce169" office:value-type="float" office:value="25645100" calcext:value-type="float">
            <text:p>25645100</text:p>
          </table:table-cell>
          <table:table-cell table:style-name="ce109" table:formula="of:=[.BW56]-[.BW55]" office:value-type="float" office:value="58821" calcext:value-type="float">
            <text:p>58821</text:p>
          </table:table-cell>
          <table:table-cell table:style-name="ce109" office:value-type="float" office:value="49336" calcext:value-type="float">
            <text:p>49336</text:p>
          </table:table-cell>
          <table:table-cell table:style-name="ce109" office:value-type="float" office:value="4938" calcext:value-type="float">
            <text:p>4938</text:p>
          </table:table-cell>
          <table:table-cell table:style-name="ce109" table:formula="of:=100-[.CB56]" office:value-type="float" office:value="90.9017208976674" calcext:value-type="float">
            <text:p>91</text:p>
          </table:table-cell>
          <table:table-cell table:style-name="ce109" table:formula="of:=([.BZ56]*100)/([.BY56]+[.BZ56])" office:value-type="float" office:value="9.09827910233261" calcext:value-type="float">
            <text:p>9</text:p>
          </table:table-cell>
          <table:table-cell table:style-name="ce146" table:formula="of:=([.BW56]/[.B56])" office:value-type="float" office:value="0.550926980171432" calcext:value-type="float">
            <text:p>0.5509</text:p>
          </table:table-cell>
          <table:table-cell table:style-name="ce148" table:formula="of:=([.BW56]*100/[.BW55])-100" office:value-type="float" office:value="0.229892748375022" calcext:value-type="float">
            <text:p>0.2</text:p>
          </table:table-cell>
          <table:table-cell table:style-name="ce33" table:formula="of:=([.B56]*100/[.B55])-100" office:value-type="float" office:value="0.234711455641687" calcext:value-type="float">
            <text:p>0.23</text:p>
          </table:table-cell>
          <table:table-cell table:style-name="ce148" table:formula="of:=[.CD56]-[.CE56]" office:value-type="float" office:value="-0.004818707266665" calcext:value-type="float">
            <text:p>0.0</text:p>
          </table:table-cell>
          <table:table-cell table:style-name="ce169" office:value-type="float" office:value="1128000" calcext:value-type="float">
            <text:p>1128000</text:p>
          </table:table-cell>
          <table:table-cell table:style-name="ce169" table:formula="of:=[.CG56]/[.BX56]" office:value-type="float" office:value="19.1768246034579" calcext:value-type="float">
            <text:p>19</text:p>
          </table:table-cell>
          <table:table-cell table:style-name="ce148" table:formula="of:=[.CG56]/[.B56]*100" office:value-type="float" office:value="2.42325291628177" calcext:value-type="float">
            <text:p>2.4</text:p>
          </table:table-cell>
          <table:table-cell table:style-name="ce169" office:value-type="float" office:value="12392.99" calcext:value-type="float">
            <text:p>12393</text:p>
          </table:table-cell>
          <table:table-cell table:style-name="ce119" office:value-type="float" office:value="12.55" calcext:value-type="float">
            <text:p>12.55</text:p>
          </table:table-cell>
          <table:table-cell table:style-name="ce33" table:formula="of:=100-([.CK56]+[.CM56])" office:value-type="float" office:value="75.985305" calcext:value-type="float">
            <text:p>75.99</text:p>
          </table:table-cell>
          <table:table-cell table:style-name="ce33" table:formula="of:=([.CN56]*(100-[.CK56]))/100" office:value-type="float" office:value="11.464695" calcext:value-type="float">
            <text:p>11.46</text:p>
          </table:table-cell>
          <table:table-cell table:style-name="ce119" office:value-type="float" office:value="13.11" calcext:value-type="float">
            <text:p>13.11</text:p>
          </table:table-cell>
          <table:table-cell table:style-name="ce119" office:value-type="float" office:value="9005600" calcext:value-type="float">
            <text:p>9005600</text:p>
          </table:table-cell>
          <table:table-cell table:style-name="ce119" office:value-type="float" office:value="5169000" calcext:value-type="float">
            <text:p>5169000</text:p>
          </table:table-cell>
          <table:table-cell table:style-name="ce119" office:value-type="float" office:value="3330900" calcext:value-type="float">
            <text:p>3330900</text:p>
          </table:table-cell>
          <table:table-cell table:style-name="ce119" office:value-type="float" office:value="967300" calcext:value-type="float">
            <text:p>967300</text:p>
          </table:table-cell>
          <table:table-cell table:style-name="ce148" table:formula="of:=(([.CO56]*100)/SUM([.$CO$56:.$CR$56]))" office:value-type="float" office:value="48.7505954700966" calcext:value-type="float">
            <text:p>48.8</text:p>
          </table:table-cell>
          <table:table-cell table:style-name="ce148" table:formula="of:=(([.CP56]*100)/SUM([.$CO$56:.$CR$56]))" office:value-type="float" office:value="27.9816811744836" calcext:value-type="float">
            <text:p>28.0</text:p>
          </table:table-cell>
          <table:table-cell table:style-name="ce148" table:formula="of:=(([.CQ56]*100)/SUM([.$CO$56:.$CR$56]))" office:value-type="float" office:value="18.031375860725" calcext:value-type="float">
            <text:p>18.0</text:p>
          </table:table-cell>
          <table:table-cell table:style-name="ce148" table:formula="of:=(([.CR56]*100)/SUM([.$CO$56:.$CR$56]))" office:value-type="float" office:value="5.2363474946949" calcext:value-type="float">
            <text:p>5.2</text:p>
          </table:table-cell>
          <table:table-cell table:style-name="ce148" office:value-type="float" office:value="8.95" calcext:value-type="float">
            <text:p>9.0</text:p>
          </table:table-cell>
          <table:table-cell table:style-name="ce148" table:formula="of:=(([.CW56]*100)/[.CW55])-100" office:value-type="float" office:value="13.2911392405063" calcext:value-type="float">
            <text:p>13.3</text:p>
          </table:table-cell>
          <table:table-cell table:style-name="ce148" table:formula="of:=[.DC56]/([.CW56]*12)" office:value-type="float" office:value="14.3513345747983" calcext:value-type="float">
            <text:p>14.4</text:p>
          </table:table-cell>
          <table:table-cell table:style-name="ce148" table:formula="of:=100/[.CY56]" office:value-type="float" office:value="6.96799307958478" calcext:value-type="float">
            <text:p>7.0</text:p>
          </table:table-cell>
          <table:table-cell table:style-name="ce148" table:formula="of:=[.DC56]/(([.CW56]*12)*0.75)" office:value-type="float" office:value="19.1351127663977" calcext:value-type="float">
            <text:p>19.1</text:p>
          </table:table-cell>
          <table:table-cell table:style-name="ce148" table:formula="of:=100/[.DA56]" office:value-type="float" office:value="5.22599480968858" calcext:value-type="float">
            <text:p>5.2</text:p>
          </table:table-cell>
          <table:table-cell table:style-name="ce169" table:formula="of:=AVERAGE([Quarterly.D42:.D45])" office:value-type="float" office:value="1541.33333333333" calcext:value-type="float">
            <text:p>1541</text:p>
          </table:table-cell>
          <table:table-cell table:style-name="ce109" office:value-type="float" office:value="1372" calcext:value-type="float">
            <text:p>1372</text:p>
          </table:table-cell>
          <table:table-cell table:style-name="ce33" office:value-type="float" office:value="1.96" calcext:value-type="float">
            <text:p>1.96</text:p>
          </table:table-cell>
          <table:table-cell table:style-name="ce148" table:formula="of:=[.DF55]+[.DE56]" office:value-type="float" office:value="207.51" calcext:value-type="float">
            <text:p>207.5</text:p>
          </table:table-cell>
          <table:table-cell table:style-name="ce148" table:formula="of:=(([.DD56]*[.DE56])/100)+[.DG55]" office:value-type="float" office:value="905.58056525" calcext:value-type="float">
            <text:p>905.6</text:p>
          </table:table-cell>
          <table:table-cell table:style-name="ce148" table:formula="of:=[.DD56]-[.DG56]" office:value-type="float" office:value="466.41943475" calcext:value-type="float">
            <text:p>466.4</text:p>
          </table:table-cell>
          <table:table-cell table:style-name="ce148" table:formula="of:=[.DD56]/[.DF56]*[.$DF$24]" office:value-type="float" office:value="661.172955520216" calcext:value-type="float">
            <text:p>661.2</text:p>
          </table:table-cell>
          <table:table-cell table:style-name="ce148" table:formula="of:=[.DD56]-[.DI56]" office:value-type="float" office:value="710.827044479784" calcext:value-type="float">
            <text:p>710.8</text:p>
          </table:table-cell>
          <table:table-cell table:style-name="ce33" table:formula="of:=([.AH56]-[.AH55])" office:value-type="float" office:value="-0.108427272727273" calcext:value-type="float">
            <text:p>-0.11</text:p>
          </table:table-cell>
          <table:table-cell table:style-name="ce33" table:formula="of:=([.DD56]*100/[.DD55])-100" office:value-type="float" office:value="4.73282442748092" calcext:value-type="float">
            <text:p>4.73</text:p>
          </table:table-cell>
          <table:table-cell table:style-name="ce33" table:formula="of:=[.DL56]-[.DE56]" office:value-type="float" office:value="2.77282442748092" calcext:value-type="float">
            <text:p>2.77</text:p>
          </table:table-cell>
          <table:table-cell table:style-name="ce33" table:formula="of:=([.O56]*100/[.O55])-100" office:value-type="float" office:value="15.357993018982" calcext:value-type="float">
            <text:p>15.36</text:p>
          </table:table-cell>
          <table:table-cell table:style-name="ce33" table:formula="of:=([.T56]*100/[.T55])-100" office:value-type="float" office:value="10.6597997219736" calcext:value-type="float">
            <text:p>10.66</text:p>
          </table:table-cell>
          <table:table-cell table:style-name="ce107" office:value-type="float" office:value="17.22" calcext:value-type="float">
            <text:p>17.2</text:p>
          </table:table-cell>
          <table:table-cell table:style-name="ce148" table:formula="of:=([.DB56]+[.DL56])" office:value-type="float" office:value="9.9588192371695" calcext:value-type="float">
            <text:p>10.0</text:p>
          </table:table-cell>
          <table:table-cell table:style-name="ce148" table:formula="of:=-0.06*(([.A56]-1963)^2)+8.5*([.A56]-1963)+140" office:value-type="float" office:value="424.04" calcext:value-type="float">
            <text:p>424.0</text:p>
          </table:table-cell>
          <table:table-cell table:style-name="ce148" table:formula="of:=[.DR56]+50" office:value-type="float" office:value="474.04" calcext:value-type="float">
            <text:p>474.0</text:p>
          </table:table-cell>
          <table:table-cell table:style-name="ce148" table:formula="of:=[.DR56]-50" office:value-type="float" office:value="374.04" calcext:value-type="float">
            <text:p>374.0</text:p>
          </table:table-cell>
          <table:table-cell table:style-name="ce148" table:formula="of:=[.DR56]+100" office:value-type="float" office:value="524.04" calcext:value-type="float">
            <text:p>524.0</text:p>
          </table:table-cell>
          <table:table-cell table:style-name="ce148" table:formula="of:=[.DR56]-100" office:value-type="float" office:value="324.04" calcext:value-type="float">
            <text:p>324.0</text:p>
          </table:table-cell>
          <table:table-cell table:style-name="ce148" table:formula="of:=-0.025*(([.A56]-1963)^2)+5.5*([.A56]-1963)+175" office:value-type="float" office:value="399.1" calcext:value-type="float">
            <text:p>399.1</text:p>
          </table:table-cell>
          <table:table-cell table:style-name="ce94" table:formula="of:=2.33317307692308*0.264172052" office:value-type="float" office:value="0.616359119401924" calcext:value-type="float">
            <text:p>0.62</text:p>
          </table:table-cell>
          <table:table-cell table:style-name="ce139" table:formula="of:=([.DX56]*100/[.DX55])-100" office:value-type="float" office:value="12.6885495615991" calcext:value-type="float">
            <text:p>12.7</text:p>
          </table:table-cell>
          <table:table-cell table:style-name="ce94" office:value-type="float" office:value="1.37" calcext:value-type="float">
            <text:p>1.37</text:p>
          </table:table-cell>
          <table:table-cell table:number-columns-repeated="894"/>
        </table:table-row>
        <table:table-row table:style-name="ro9">
          <table:table-cell table:style-name="ce18" office:value-type="float" office:value="2018" calcext:value-type="float">
            <text:p>2018</text:p>
          </table:table-cell>
          <table:table-cell table:style-name="ce12" office:value-type="float" office:value="46658447" calcext:value-type="float">
            <text:p>46658447</text:p>
          </table:table-cell>
          <table:table-cell table:style-name="ce169" office:value-type="float" office:value="17425139" calcext:value-type="float">
            <text:p>17425139</text:p>
          </table:table-cell>
          <table:table-cell table:style-name="ce169" office:value-type="float" office:value="24078859.366818" calcext:value-type="float">
            <text:p>24078859</text:p>
          </table:table-cell>
          <table:table-cell table:style-name="ce169" office:value-type="float" office:value="38317702.677854" calcext:value-type="float">
            <text:p>38317703</text:p>
          </table:table-cell>
          <table:table-cell table:style-name="ce109" table:formula="of:=[.C57]/26" office:value-type="float" office:value="670197.653846154" calcext:value-type="float">
            <text:p>670198</text:p>
          </table:table-cell>
          <table:table-cell table:style-name="ce109" table:formula="of:=[.F57]/2" office:value-type="float" office:value="335098.826923077" calcext:value-type="float">
            <text:p>335099</text:p>
          </table:table-cell>
          <table:table-cell table:style-name="ce169" table:formula="of:=[.G57]*1.5" office:value-type="float" office:value="502648.240384615" calcext:value-type="float">
            <text:p>502648</text:p>
          </table:table-cell>
          <table:table-cell table:style-name="ce169" office:value-type="float" office:value="531498" calcext:value-type="float">
            <text:p>531498</text:p>
          </table:table-cell>
          <table:table-cell table:style-name="ce169" table:formula="of:=[.I57]/2" office:value-type="float" office:value="265749" calcext:value-type="float">
            <text:p>265749</text:p>
          </table:table-cell>
          <table:table-cell table:style-name="ce169" office:value-type="float" office:value="791467.408065" calcext:value-type="float">
            <text:p>791467</text:p>
          </table:table-cell>
          <table:table-cell table:style-name="ce169" table:formula="of:=[.K57]/2" office:value-type="float" office:value="395733.7040325" calcext:value-type="float">
            <text:p>395734</text:p>
          </table:table-cell>
          <table:table-cell table:style-name="ce169" office:value-type="float" office:value="741197" calcext:value-type="float">
            <text:p>741197</text:p>
          </table:table-cell>
          <table:table-cell table:style-name="ce169" table:formula="of:=[.M57]/2" office:value-type="float" office:value="370598.5" calcext:value-type="float">
            <text:p>370599</text:p>
          </table:table-cell>
          <table:table-cell table:style-name="ce119" office:value-type="float" office:value="517984" calcext:value-type="float">
            <text:p>517984</text:p>
          </table:table-cell>
          <table:table-cell table:style-name="ce119" office:value-type="float" office:value="179385" calcext:value-type="float">
            <text:p>179385</text:p>
          </table:table-cell>
          <table:table-cell table:style-name="ce119" office:value-type="float" office:value="16278" calcext:value-type="float">
            <text:p>16278</text:p>
          </table:table-cell>
          <table:table-cell table:style-name="ce119" office:value-type="float" office:value="1338" calcext:value-type="float">
            <text:p>1338</text:p>
          </table:table-cell>
          <table:table-cell table:style-name="ce119" office:value-type="float" office:value="210091" calcext:value-type="float">
            <text:p>210091</text:p>
          </table:table-cell>
          <table:table-cell table:style-name="ce119" office:value-type="float" office:value="348326" calcext:value-type="float">
            <text:p>348326</text:p>
          </table:table-cell>
          <table:table-cell table:style-name="ce119" office:value-type="float" office:value="342799" calcext:value-type="float">
            <text:p>342799</text:p>
          </table:table-cell>
          <table:table-cell table:style-name="ce126" office:value-type="float" office:value="43284882000" calcext:value-type="float">
            <text:p>4.3E+10</text:p>
          </table:table-cell>
          <table:table-cell table:style-name="ce109" table:formula="of:=[.V57]/[.T57]" office:value-type="float" office:value="124265.435253182" calcext:value-type="float">
            <text:p>124265</text:p>
          </table:table-cell>
          <table:table-cell table:style-name="ce119" office:value-type="float" office:value="11970" calcext:value-type="float">
            <text:p>11970</text:p>
          </table:table-cell>
          <table:table-cell table:style-name="ce119" office:value-type="float" office:value="4049" calcext:value-type="float">
            <text:p>4049</text:p>
          </table:table-cell>
          <table:table-cell table:style-name="ce33" table:formula="of:=[.X57]/[.Y57]" office:value-type="float" office:value="2.95628550259323" calcext:value-type="float">
            <text:p>2.96</text:p>
          </table:table-cell>
          <table:table-cell table:style-name="ce33" table:formula="of:=[.T57]/[.O57]" office:value-type="float" office:value="0.672464786557114" calcext:value-type="float">
            <text:p>0.67</text:p>
          </table:table-cell>
          <table:table-cell table:style-name="ce33" table:formula="of:=([.W57]*100)/([.DD57]*(([.BP57]*([.BO57]/([.BJ57]+[.BO57])))+([.BK57]*([.BJ57]/([.BJ57]+[.BO57])))))" office:value-type="float" office:value="65.6213535339893" calcext:value-type="float">
            <text:p>65.62</text:p>
          </table:table-cell>
          <table:table-cell table:style-name="ce105" table:formula="of:=(([.V57]*100/[.V56])-100)-[.DE57]" office:value-type="float" office:value="16.3854725590577" calcext:value-type="float">
            <text:p>16.39</text:p>
          </table:table-cell>
          <table:table-cell table:style-name="ce105" office:value-type="float" office:value="1.921" calcext:value-type="float">
            <text:p>1.92</text:p>
          </table:table-cell>
          <table:table-cell table:style-name="ce105" office:value-type="float" office:value="39.2" calcext:value-type="float">
            <text:p>39.20</text:p>
          </table:table-cell>
          <table:table-cell table:style-name="ce105" office:value-type="float" office:value="60.8" calcext:value-type="float">
            <text:p>60.80</text:p>
          </table:table-cell>
          <table:table-cell table:style-name="ce108" office:value-type="float" office:value="24" calcext:value-type="float">
            <text:p>24</text:p>
          </table:table-cell>
          <table:table-cell table:style-name="ce105" office:value-type="float" office:value="-0.171481818181818" calcext:value-type="float">
            <text:p>-0.17</text:p>
          </table:table-cell>
          <table:table-cell table:style-name="ce105" office:value-type="float" office:value="1.17813333333333" calcext:value-type="float">
            <text:p>1.18</text:p>
          </table:table-cell>
          <table:table-cell table:style-name="ce106" table:formula="of:=[.DD57]*100" office:value-type="float" office:value="140700" calcext:value-type="float">
            <text:p>140700</text:p>
          </table:table-cell>
          <table:table-cell table:style-name="ce106" table:formula="of:=([.DD57]*100)*[.AI57]" office:value-type="float" office:value="165763.36" calcext:value-type="float">
            <text:p>165763</text:p>
          </table:table-cell>
          <table:table-cell table:style-name="ce127" office:value-type="float" office:value="12359586000000" calcext:value-type="float">
            <text:p>1.24E+13</text:p>
          </table:table-cell>
          <table:table-cell table:style-name="ce103" table:formula="of:=([.AL57]*100/[.AL56])-100" office:value-type="float" office:value="4.25025487763723" calcext:value-type="float">
            <text:p>4.25</text:p>
          </table:table-cell>
          <table:table-cell table:style-name="ce108" office:value-type="float" office:value="6065.6484375" calcext:value-type="float">
            <text:p>6066</text:p>
          </table:table-cell>
          <table:table-cell table:style-name="ce108" table:formula="of:=[.DD57]*100/[.AN57]" office:value-type="float" office:value="23.1962009420365" calcext:value-type="float">
            <text:p>23</text:p>
          </table:table-cell>
          <table:table-cell table:style-name="ce108" office:value-type="float" office:value="1073.20333333333" calcext:value-type="float">
            <text:p>1073</text:p>
          </table:table-cell>
          <table:table-cell table:style-name="ce109" table:formula="of:=[.DD57]*100/[.AP57]" office:value-type="float" office:value="131.10283543659" calcext:value-type="float">
            <text:p>131</text:p>
          </table:table-cell>
          <table:table-cell table:style-name="ce150" office:value-type="float" office:value="1.7833486822982" calcext:value-type="float">
            <text:p>1.8</text:p>
          </table:table-cell>
          <table:table-cell table:style-name="ce122" office:value-type="float" office:value="712210000000" calcext:value-type="float">
            <text:p>7.12E+11</text:p>
          </table:table-cell>
          <table:table-cell table:style-name="ce109" table:formula="of:=[.AS57]/[.E57]" office:value-type="float" office:value="18586.9702572651" calcext:value-type="float">
            <text:p>18587</text:p>
          </table:table-cell>
          <table:table-cell table:style-name="ce109" table:formula="of:=[.AU56]*(1+([.DE57]/100))" office:value-type="float" office:value="17316.9097102279" calcext:value-type="float">
            <text:p>17317</text:p>
          </table:table-cell>
          <table:table-cell table:style-name="ce109" table:formula="of:=[.AT57]+(12*PMT([.AD57]/100/12;[.AG57]*12;([.AT57]*5)*-1))" office:value-type="float" office:value="23423.2879572775" calcext:value-type="float">
            <text:p>23423</text:p>
          </table:table-cell>
          <table:table-cell table:style-name="ce109" table:formula="of:=[.AW56]*(1+([.DL57]/100))" office:value-type="float" office:value="22257.2338016673" calcext:value-type="float">
            <text:p>22257</text:p>
          </table:table-cell>
          <table:table-cell table:style-name="ce109" table:formula="of:=(([.AW57]+([.AU57]-[.AT57])+([.AV57]-[.AT57]))-[.AT57])+[.$AT$38]" office:value-type="float" office:value="18769.508983467" calcext:value-type="float">
            <text:p>18770</text:p>
          </table:table-cell>
          <table:table-cell table:style-name="ce109" table:formula="of:=[.AX57]*[.$AY$38]/[.$AX$38]" office:value-type="float" office:value="119.943631275476" calcext:value-type="float">
            <text:p>120</text:p>
          </table:table-cell>
          <table:table-cell table:style-name="ce150" table:formula="of:=[.W57]/[.AT57]" office:value-type="float" office:value="6.68562081572227" calcext:value-type="float">
            <text:p>6.7</text:p>
          </table:table-cell>
          <table:table-cell table:style-name="ce109" table:formula="of:=[.W57]/5" office:value-type="float" office:value="24853.0870506365" calcext:value-type="float">
            <text:p>24853</text:p>
          </table:table-cell>
          <table:table-cell table:style-name="ce109" table:formula="of:=100-(([.AT57]*100)/[.BA57])" office:value-type="float" office:value="25.2126296447785" calcext:value-type="float">
            <text:p>25</text:p>
          </table:table-cell>
          <table:table-cell table:style-name="ce169" office:value-type="float" office:value="707" calcext:value-type="float">
            <text:p>707</text:p>
          </table:table-cell>
          <table:table-cell table:style-name="ce169" office:value-type="float" office:value="159.7" calcext:value-type="float">
            <text:p>160</text:p>
          </table:table-cell>
          <table:table-cell table:style-name="ce119" office:value-type="float" office:value="21901" calcext:value-type="float">
            <text:p>21901</text:p>
          </table:table-cell>
          <table:table-cell table:style-name="ce119" office:value-type="float" office:value="74081" calcext:value-type="float">
            <text:p>74081</text:p>
          </table:table-cell>
          <table:table-cell table:style-name="ce119" office:value-type="float" office:value="24175" calcext:value-type="float">
            <text:p>24175</text:p>
          </table:table-cell>
          <table:table-cell table:style-name="ce119" office:value-type="float" office:value="46560" calcext:value-type="float">
            <text:p>46560</text:p>
          </table:table-cell>
          <table:table-cell table:style-name="ce119" office:value-type="float" office:value="3346" calcext:value-type="float">
            <text:p>3346</text:p>
          </table:table-cell>
          <table:table-cell table:style-name="ce119" office:value-type="float" office:value="21254" calcext:value-type="float">
            <text:p>21254</text:p>
          </table:table-cell>
          <table:table-cell table:style-name="ce83" office:value-type="float" office:value="200.237592735476" calcext:value-type="float">
            <text:p>200</text:p>
          </table:table-cell>
          <table:table-cell table:style-name="ce119" office:value-type="float" office:value="3063400400" calcext:value-type="float">
            <text:p>3063400400</text:p>
          </table:table-cell>
          <table:table-cell table:style-name="ce123" table:formula="of:=[.BL57]/[.BJ57]" office:value-type="float" office:value="144132.887926978" calcext:value-type="float">
            <text:p>144133</text:p>
          </table:table-cell>
          <table:table-cell table:style-name="ce123" table:formula="of:=[.BM57]/[.BK57]" office:value-type="float" office:value="719.809332293487" calcext:value-type="float">
            <text:p>720</text:p>
          </table:table-cell>
          <table:table-cell table:style-name="ce119" office:value-type="float" office:value="79453" calcext:value-type="float">
            <text:p>79453</text:p>
          </table:table-cell>
          <table:table-cell table:style-name="ce83" office:value-type="float" office:value="117.028323193278" calcext:value-type="float">
            <text:p>117</text:p>
          </table:table-cell>
          <table:table-cell table:style-name="ce119" office:value-type="float" office:value="6541922000" calcext:value-type="float">
            <text:p>6541922000</text:p>
          </table:table-cell>
          <table:table-cell table:style-name="ce80" table:formula="of:=[.BQ57]/[.BO57]" office:value-type="float" office:value="82337.0042666734" calcext:value-type="float">
            <text:p>82337</text:p>
          </table:table-cell>
          <table:table-cell table:style-name="ce80" table:formula="of:=[.BR57]/[.BP57]" office:value-type="float" office:value="703.564761247497" calcext:value-type="float">
            <text:p>704</text:p>
          </table:table-cell>
          <table:table-cell table:style-name="ce86" table:formula="of:=[.DD57]/(([.BS57]+[.BN57])/2)" office:value-type="float" office:value="1.97699256489873" calcext:value-type="float">
            <text:p>1.98</text:p>
          </table:table-cell>
          <table:table-cell table:style-name="ce85" table:formula="of:=[.BV57]-[.BV56]" office:value-type="float" office:value="2.11943228675833" calcext:value-type="float">
            <text:p>2.1</text:p>
          </table:table-cell>
          <table:table-cell table:style-name="ce81" office:value-type="float" office:value="102.657837587878" calcext:value-type="float">
            <text:p>103</text:p>
          </table:table-cell>
          <table:table-cell table:style-name="ce169" office:value-type="float" office:value="25712558" calcext:value-type="float">
            <text:p>25712558</text:p>
          </table:table-cell>
          <table:table-cell table:style-name="ce109" table:formula="of:=[.BW57]-[.BW56]" office:value-type="float" office:value="67458" calcext:value-type="float">
            <text:p>67458</text:p>
          </table:table-cell>
          <table:table-cell table:style-name="ce109" office:value-type="float" office:value="58853" calcext:value-type="float">
            <text:p>58853</text:p>
          </table:table-cell>
          <table:table-cell table:style-name="ce109" office:value-type="float" office:value="5191" calcext:value-type="float">
            <text:p>5191</text:p>
          </table:table-cell>
          <table:table-cell table:style-name="ce109" table:formula="of:=100-[.CB57]" office:value-type="float" office:value="91.8946349384798" calcext:value-type="float">
            <text:p>92</text:p>
          </table:table-cell>
          <table:table-cell table:style-name="ce109" table:formula="of:=([.BZ57]*100)/([.BY57]+[.BZ57])" office:value-type="float" office:value="8.10536506152021" calcext:value-type="float">
            <text:p>8</text:p>
          </table:table-cell>
          <table:table-cell table:style-name="ce146" table:formula="of:=([.BW57]/[.B57])" office:value-type="float" office:value="0.551080450663092" calcext:value-type="float">
            <text:p>0.5511</text:p>
          </table:table-cell>
          <table:table-cell table:style-name="ce148" table:formula="of:=([.BW57]*100/[.BW56])-100" office:value-type="float" office:value="0.263044402244489" calcext:value-type="float">
            <text:p>0.3</text:p>
          </table:table-cell>
          <table:table-cell table:style-name="ce33" table:formula="of:=([.B57]*100/[.B56])-100" office:value-type="float" office:value="0.235122129369046" calcext:value-type="float">
            <text:p>0.24</text:p>
          </table:table-cell>
          <table:table-cell table:style-name="ce148" table:formula="of:=[.CD57]-[.CE57]" office:value-type="float" office:value="0.0279222728754434" calcext:value-type="float">
            <text:p>0.0</text:p>
          </table:table-cell>
          <table:table-cell table:style-name="ce169" office:value-type="float" office:value="1222000" calcext:value-type="float">
            <text:p>1222000</text:p>
          </table:table-cell>
          <table:table-cell table:style-name="ce169" table:formula="of:=[.CG57]/[.BX57]" office:value-type="float" office:value="18.1149752438554" calcext:value-type="float">
            <text:p>18</text:p>
          </table:table-cell>
          <table:table-cell table:style-name="ce148" table:formula="of:=[.CG57]/[.B57]*100" office:value-type="float" office:value="2.61903273377273" calcext:value-type="float">
            <text:p>2.6</text:p>
          </table:table-cell>
          <table:table-cell table:style-name="ce169" office:value-type="float" office:value="13461.08" calcext:value-type="float">
            <text:p>13461</text:p>
          </table:table-cell>
          <table:table-cell table:style-name="ce119" office:value-type="float" office:value="12.18" calcext:value-type="float">
            <text:p>12.18</text:p>
          </table:table-cell>
          <table:table-cell table:style-name="ce33" table:formula="of:=100-([.CK57]+[.CM57])" office:value-type="float" office:value="76.719552" calcext:value-type="float">
            <text:p>76.72</text:p>
          </table:table-cell>
          <table:table-cell table:style-name="ce33" table:formula="of:=([.CN57]*(100-[.CK57]))/100" office:value-type="float" office:value="11.100448" calcext:value-type="float">
            <text:p>11.10</text:p>
          </table:table-cell>
          <table:table-cell table:style-name="ce119" office:value-type="float" office:value="12.64" calcext:value-type="float">
            <text:p>12.64</text:p>
          </table:table-cell>
          <table:table-cell table:style-name="ce119" office:value-type="float" office:value="9104600" calcext:value-type="float">
            <text:p>9104600</text:p>
          </table:table-cell>
          <table:table-cell table:style-name="ce119" office:value-type="float" office:value="5119400" calcext:value-type="float">
            <text:p>5119400</text:p>
          </table:table-cell>
          <table:table-cell table:style-name="ce119" office:value-type="float" office:value="3291300" calcext:value-type="float">
            <text:p>3291300</text:p>
          </table:table-cell>
          <table:table-cell table:style-name="ce119" office:value-type="float" office:value="1020600" calcext:value-type="float">
            <text:p>1020600</text:p>
          </table:table-cell>
          <table:table-cell table:style-name="ce148" table:formula="of:=(([.CO57]*100)/SUM([.$CO$57:.$CR$57]))" office:value-type="float" office:value="49.1187371533079" calcext:value-type="float">
            <text:p>49.1</text:p>
          </table:table-cell>
          <table:table-cell table:style-name="ce148" table:formula="of:=(([.CP57]*100)/SUM([.$CO$57:.$CR$57]))" office:value-type="float" office:value="27.6188369596297" calcext:value-type="float">
            <text:p>27.6</text:p>
          </table:table-cell>
          <table:table-cell table:style-name="ce148" table:formula="of:=(([.CQ57]*100)/SUM([.$CO$57:.$CR$57]))" office:value-type="float" office:value="17.7563538862424" calcext:value-type="float">
            <text:p>17.8</text:p>
          </table:table-cell>
          <table:table-cell table:style-name="ce148" table:formula="of:=(([.CR57]*100)/SUM([.$CO$57:.$CR$57]))" office:value-type="float" office:value="5.50607200082003" calcext:value-type="float">
            <text:p>5.5</text:p>
          </table:table-cell>
          <table:table-cell table:style-name="ce148" office:value-type="float" office:value="10.05" calcext:value-type="float">
            <text:p>10.1</text:p>
          </table:table-cell>
          <table:table-cell table:style-name="ce148" table:formula="of:=(([.CW57]*100)/[.CW56])-100" office:value-type="float" office:value="12.2905027932961" calcext:value-type="float">
            <text:p>12.3</text:p>
          </table:table-cell>
          <table:table-cell table:style-name="ce148" table:formula="of:=[.DC57]/([.CW57]*12)" office:value-type="float" office:value="13.5744886677722" calcext:value-type="float">
            <text:p>13.6</text:p>
          </table:table-cell>
          <table:table-cell table:style-name="ce148" table:formula="of:=100/[.CY57]" office:value-type="float" office:value="7.36675998981929" calcext:value-type="float">
            <text:p>7.4</text:p>
          </table:table-cell>
          <table:table-cell table:style-name="ce148" table:formula="of:=[.DC57]/(([.CW57]*12)*0.75)" office:value-type="float" office:value="18.0993182236963" calcext:value-type="float">
            <text:p>18.1</text:p>
          </table:table-cell>
          <table:table-cell table:style-name="ce148" table:formula="of:=100/[.DA57]" office:value-type="float" office:value="5.52506999236447" calcext:value-type="float">
            <text:p>5.5</text:p>
          </table:table-cell>
          <table:table-cell table:style-name="ce169" table:formula="of:=AVERAGE([Quarterly.D46:.D49])" office:value-type="float" office:value="1637.08333333333" calcext:value-type="float">
            <text:p>1637</text:p>
          </table:table-cell>
          <table:table-cell table:style-name="ce109" office:value-type="float" office:value="1407" calcext:value-type="float">
            <text:p>1407</text:p>
          </table:table-cell>
          <table:table-cell table:style-name="ce33" office:value-type="float" office:value="1.67" calcext:value-type="float">
            <text:p>1.67</text:p>
          </table:table-cell>
          <table:table-cell table:style-name="ce148" table:formula="of:=[.DF56]+[.DE57]" office:value-type="float" office:value="209.18" calcext:value-type="float">
            <text:p>209.2</text:p>
          </table:table-cell>
          <table:table-cell table:style-name="ce148" table:formula="of:=(([.DD57]*[.DE57])/100)+[.DG56]" office:value-type="float" office:value="929.07746525" calcext:value-type="float">
            <text:p>929.1</text:p>
          </table:table-cell>
          <table:table-cell table:style-name="ce148" table:formula="of:=[.DD57]-[.DG57]" office:value-type="float" office:value="477.92253475" calcext:value-type="float">
            <text:p>477.9</text:p>
          </table:table-cell>
          <table:table-cell table:style-name="ce148" table:formula="of:=[.DD57]/[.DF57]*[.$DF$24]" office:value-type="float" office:value="672.626446122956" calcext:value-type="float">
            <text:p>672.6</text:p>
          </table:table-cell>
          <table:table-cell table:style-name="ce148" table:formula="of:=[.DD57]-[.DI57]" office:value-type="float" office:value="734.373553877044" calcext:value-type="float">
            <text:p>734.4</text:p>
          </table:table-cell>
          <table:table-cell table:style-name="ce33" table:formula="of:=([.AH57]-[.AH56])" office:value-type="float" office:value="-0.0216636363636364" calcext:value-type="float">
            <text:p>-0.02</text:p>
          </table:table-cell>
          <table:table-cell table:style-name="ce33" table:formula="of:=([.DD57]*100/[.DD56])-100" office:value-type="float" office:value="2.55102040816327" calcext:value-type="float">
            <text:p>2.55</text:p>
          </table:table-cell>
          <table:table-cell table:style-name="ce33" table:formula="of:=[.DL57]-[.DE57]" office:value-type="float" office:value="0.881020408163268" calcext:value-type="float">
            <text:p>0.88</text:p>
          </table:table-cell>
          <table:table-cell table:style-name="ce33" table:formula="of:=([.O57]*100/[.O56])-100" office:value-type="float" office:value="10.7645987118406" calcext:value-type="float">
            <text:p>10.76</text:p>
          </table:table-cell>
          <table:table-cell table:style-name="ce33" table:formula="of:=([.T57]*100/[.T56])-100" office:value-type="float" office:value="11.3421108990772" calcext:value-type="float">
            <text:p>11.34</text:p>
          </table:table-cell>
          <table:table-cell table:style-name="ce107" office:value-type="float" office:value="15.25" calcext:value-type="float">
            <text:p>15.3</text:p>
          </table:table-cell>
          <table:table-cell table:style-name="ce148" table:formula="of:=([.DB57]+[.DL57])" office:value-type="float" office:value="8.07609040052774" calcext:value-type="float">
            <text:p>8.1</text:p>
          </table:table-cell>
          <table:table-cell table:style-name="ce148" table:formula="of:=-0.06*(([.A57]-1963)^2)+8.5*([.A57]-1963)+140" office:value-type="float" office:value="426" calcext:value-type="float">
            <text:p>426.0</text:p>
          </table:table-cell>
          <table:table-cell table:style-name="ce148" table:formula="of:=[.DR57]+50" office:value-type="float" office:value="476" calcext:value-type="float">
            <text:p>476.0</text:p>
          </table:table-cell>
          <table:table-cell table:style-name="ce148" table:formula="of:=[.DR57]-50" office:value-type="float" office:value="376" calcext:value-type="float">
            <text:p>376.0</text:p>
          </table:table-cell>
          <table:table-cell table:style-name="ce148" table:formula="of:=[.DR57]+100" office:value-type="float" office:value="526" calcext:value-type="float">
            <text:p>526.0</text:p>
          </table:table-cell>
          <table:table-cell table:style-name="ce148" table:formula="of:=[.DR57]-100" office:value-type="float" office:value="326" calcext:value-type="float">
            <text:p>326.0</text:p>
          </table:table-cell>
          <table:table-cell table:style-name="ce148" table:formula="of:=-0.025*(([.A57]-1963)^2)+5.5*([.A57]-1963)+175" office:value-type="float" office:value="401.875" calcext:value-type="float">
            <text:p>401.9</text:p>
          </table:table-cell>
          <table:table-cell table:style-name="ce94" table:formula="of:=2.63052830188679*0.264172052" office:value-type="float" office:value="0.694912059353509" calcext:value-type="float">
            <text:p>0.69</text:p>
          </table:table-cell>
          <table:table-cell table:style-name="ce139" table:formula="of:=([.DX57]*100/[.DX56])-100" office:value-type="float" office:value="12.7446706763758" calcext:value-type="float">
            <text:p>12.7</text:p>
          </table:table-cell>
          <table:table-cell table:style-name="ce94" office:value-type="float" office:value="1.52" calcext:value-type="float">
            <text:p>1.52</text:p>
          </table:table-cell>
          <table:table-cell table:number-columns-repeated="894"/>
        </table:table-row>
        <table:table-row table:style-name="ro9">
          <table:table-cell table:style-name="ce18" office:value-type="float" office:value="2019" calcext:value-type="float">
            <text:p>2019</text:p>
          </table:table-cell>
          <table:table-cell table:style-name="ce12" office:value-type="float" office:value="46937060" calcext:value-type="float">
            <text:p>46937060</text:p>
          </table:table-cell>
          <table:table-cell table:style-name="ce169" office:value-type="float" office:value="17297371" calcext:value-type="float">
            <text:p>17297371</text:p>
          </table:table-cell>
          <table:table-cell table:style-name="ce169" office:value-type="float" office:value="24085636.634565" calcext:value-type="float">
            <text:p>24085637</text:p>
          </table:table-cell>
          <table:table-cell table:style-name="ce169" office:value-type="float" office:value="38612346.577307" calcext:value-type="float">
            <text:p>38612347</text:p>
          </table:table-cell>
          <table:table-cell table:style-name="ce109" table:formula="of:=[.C58]/26" office:value-type="float" office:value="665283.5" calcext:value-type="float">
            <text:p>665284</text:p>
          </table:table-cell>
          <table:table-cell table:style-name="ce109" table:formula="of:=[.F58]/2" office:value-type="float" office:value="332641.75" calcext:value-type="float">
            <text:p>332642</text:p>
          </table:table-cell>
          <table:table-cell table:style-name="ce169" table:formula="of:=[.G58]*1.5" office:value-type="float" office:value="498962.625" calcext:value-type="float">
            <text:p>498963</text:p>
          </table:table-cell>
          <table:table-cell table:style-name="ce169" office:value-type="float" office:value="531765" calcext:value-type="float">
            <text:p>531765</text:p>
          </table:table-cell>
          <table:table-cell table:style-name="ce169" table:formula="of:=[.I58]/2" office:value-type="float" office:value="265882.5" calcext:value-type="float">
            <text:p>265883</text:p>
          </table:table-cell>
          <table:table-cell table:style-name="ce169" office:value-type="float" office:value="779874.821209" calcext:value-type="float">
            <text:p>779875</text:p>
          </table:table-cell>
          <table:table-cell table:style-name="ce169" table:formula="of:=[.K58]/2" office:value-type="float" office:value="389937.4106045" calcext:value-type="float">
            <text:p>389937</text:p>
          </table:table-cell>
          <table:table-cell table:style-name="ce169" office:value-type="float" office:value="737469" calcext:value-type="float">
            <text:p>737469</text:p>
          </table:table-cell>
          <table:table-cell table:style-name="ce169" table:formula="of:=[.M58]/2" office:value-type="float" office:value="368734.5" calcext:value-type="float">
            <text:p>368735</text:p>
          </table:table-cell>
          <table:table-cell table:style-name="ce119" office:value-type="float" office:value="503546" calcext:value-type="float">
            <text:p>503546</text:p>
          </table:table-cell>
          <table:table-cell table:style-name="ce119" office:value-type="float" office:value="176046" calcext:value-type="float">
            <text:p>176046</text:p>
          </table:table-cell>
          <table:table-cell table:style-name="ce119" office:value-type="float" office:value="18764" calcext:value-type="float">
            <text:p>18764</text:p>
          </table:table-cell>
          <table:table-cell table:style-name="ce119" office:value-type="float" office:value="1355" calcext:value-type="float">
            <text:p>1355</text:p>
          </table:table-cell>
          <table:table-cell table:style-name="ce119" office:value-type="float" office:value="249414" calcext:value-type="float">
            <text:p>249414</text:p>
          </table:table-cell>
          <table:table-cell table:style-name="ce119" office:value-type="float" office:value="361291" calcext:value-type="float">
            <text:p>361291</text:p>
          </table:table-cell>
          <table:table-cell table:style-name="ce119" office:value-type="float" office:value="340776" calcext:value-type="float">
            <text:p>340776</text:p>
          </table:table-cell>
          <table:table-cell table:style-name="ce126" office:value-type="float" office:value="45383450000" calcext:value-type="float">
            <text:p>4.5E+10</text:p>
          </table:table-cell>
          <table:table-cell table:style-name="ce109" table:formula="of:=[.V58]/[.T58]" office:value-type="float" office:value="125614.670722492" calcext:value-type="float">
            <text:p>125615</text:p>
          </table:table-cell>
          <table:table-cell table:style-name="ce119" office:value-type="float" office:value="11183" calcext:value-type="float">
            <text:p>11183</text:p>
          </table:table-cell>
          <table:table-cell table:style-name="ce119" office:value-type="float" office:value="3607" calcext:value-type="float">
            <text:p>3607</text:p>
          </table:table-cell>
          <table:table-cell table:style-name="ce33" table:formula="of:=[.X58]/[.Y58]" office:value-type="float" office:value="3.10036041031328" calcext:value-type="float">
            <text:p>3.10</text:p>
          </table:table-cell>
          <table:table-cell table:style-name="ce33" table:formula="of:=[.T58]/[.O58]" office:value-type="float" office:value="0.717493535843796" calcext:value-type="float">
            <text:p>0.72</text:p>
          </table:table-cell>
          <table:table-cell table:style-name="ce33" table:formula="of:=([.W58]*100)/([.DD58]*(([.BP58]*([.BO58]/([.BJ58]+[.BO58])))+([.BK58]*([.BJ58]/([.BJ58]+[.BO58])))))" office:value-type="float" office:value="67.1135380271771" calcext:value-type="float">
            <text:p>67.11</text:p>
          </table:table-cell>
          <table:table-cell table:style-name="ce105" table:formula="of:=(([.V58]*100/[.V57])-100)-[.DE58]" office:value-type="float" office:value="4.14827011888353" calcext:value-type="float">
            <text:p>4.15</text:p>
          </table:table-cell>
          <table:table-cell table:style-name="ce105" office:value-type="float" office:value="1.935" calcext:value-type="float">
            <text:p>1.94</text:p>
          </table:table-cell>
          <table:table-cell table:style-name="ce105" office:value-type="float" office:value="42.1" calcext:value-type="float">
            <text:p>42.10</text:p>
          </table:table-cell>
          <table:table-cell table:style-name="ce105" office:value-type="float" office:value="57.9" calcext:value-type="float">
            <text:p>57.90</text:p>
          </table:table-cell>
          <table:table-cell table:style-name="ce108" office:value-type="float" office:value="23" calcext:value-type="float">
            <text:p>23</text:p>
          </table:table-cell>
          <table:table-cell table:style-name="ce105" office:value-type="float" office:value="-0.224536363636364" calcext:value-type="float">
            <text:p>-0.22</text:p>
          </table:table-cell>
          <table:table-cell table:style-name="ce105" office:value-type="float" office:value="1.11764166666667" calcext:value-type="float">
            <text:p>1.12</text:p>
          </table:table-cell>
          <table:table-cell table:style-name="ce106" table:formula="of:=[.DD58]*100" office:value-type="float" office:value="143800" calcext:value-type="float">
            <text:p>143800</text:p>
          </table:table-cell>
          <table:table-cell table:style-name="ce106" table:formula="of:=([.DD58]*100)*[.AI58]" office:value-type="float" office:value="160716.871666667" calcext:value-type="float">
            <text:p>160717</text:p>
          </table:table-cell>
          <table:table-cell table:style-name="ce127" office:value-type="float" office:value="12977013000000" calcext:value-type="float">
            <text:p>1.30E+13</text:p>
          </table:table-cell>
          <table:table-cell table:style-name="ce103" table:formula="of:=([.AL58]*100/[.AL57])-100" office:value-type="float" office:value="4.99553140372177" calcext:value-type="float">
            <text:p>5.00</text:p>
          </table:table-cell>
          <table:table-cell table:style-name="ce108" office:value-type="float" office:value="6584.39503991667" calcext:value-type="float">
            <text:p>6584</text:p>
          </table:table-cell>
          <table:table-cell table:style-name="ce108" table:formula="of:=[.DD58]*100/[.AN58]" office:value-type="float" office:value="21.8395158747674" calcext:value-type="float">
            <text:p>22</text:p>
          </table:table-cell>
          <table:table-cell table:style-name="ce108" office:value-type="float" office:value="1255.82583333333" calcext:value-type="float">
            <text:p>1256</text:p>
          </table:table-cell>
          <table:table-cell table:style-name="ce109" table:formula="of:=[.DD58]*100/[.AP58]" office:value-type="float" office:value="114.506324191717" calcext:value-type="float">
            <text:p>115</text:p>
          </table:table-cell>
          <table:table-cell table:style-name="ce150" office:value-type="float" office:value="1.58398286920982" calcext:value-type="float">
            <text:p>1.6</text:p>
          </table:table-cell>
          <table:table-cell table:style-name="ce122" office:value-type="float" office:value="747877000000" calcext:value-type="float">
            <text:p>7.48E+11</text:p>
          </table:table-cell>
          <table:table-cell table:style-name="ce109" table:formula="of:=[.AS58]/[.E58]" office:value-type="float" office:value="19368.8565004111" calcext:value-type="float">
            <text:p>19369</text:p>
          </table:table-cell>
          <table:table-cell table:style-name="ce109" table:formula="of:=[.AU57]*(1+([.DE58]/100))" office:value-type="float" office:value="17438.1280781995" calcext:value-type="float">
            <text:p>17438</text:p>
          </table:table-cell>
          <table:table-cell table:style-name="ce109" table:formula="of:=[.AT58]+(12*PMT([.AD58]/100/12;[.AG58]*12;([.AT58]*5)*-1))" office:value-type="float" office:value="24589.0556700454" calcext:value-type="float">
            <text:p>24589</text:p>
          </table:table-cell>
          <table:table-cell table:style-name="ce109" table:formula="of:=[.AW57]*(1+([.DL58]/100))" office:value-type="float" office:value="22747.6206160608" calcext:value-type="float">
            <text:p>22748</text:p>
          </table:table-cell>
          <table:table-cell table:style-name="ce109" table:formula="of:=(([.AW58]+([.AU58]-[.AT58])+([.AV58]-[.AT58]))-[.AT58])+[.$AT$38]" office:value-type="float" office:value="18201.2231491619" calcext:value-type="float">
            <text:p>18201</text:p>
          </table:table-cell>
          <table:table-cell table:style-name="ce109" table:formula="of:=[.AX58]*[.$AY$38]/[.$AX$38]" office:value-type="float" office:value="116.312088935769" calcext:value-type="float">
            <text:p>116</text:p>
          </table:table-cell>
          <table:table-cell table:style-name="ce150" table:formula="of:=[.W58]/[.AT58]" office:value-type="float" office:value="6.48539425751985" calcext:value-type="float">
            <text:p>6.5</text:p>
          </table:table-cell>
          <table:table-cell table:style-name="ce109" table:formula="of:=[.W58]/5" office:value-type="float" office:value="25122.9341444985" calcext:value-type="float">
            <text:p>25123</text:p>
          </table:table-cell>
          <table:table-cell table:style-name="ce109" table:formula="of:=100-(([.AT58]*100)/[.BA58])" office:value-type="float" office:value="22.9036847805749" calcext:value-type="float">
            <text:p>23</text:p>
          </table:table-cell>
          <table:table-cell table:style-name="ce169" office:value-type="float" office:value="735" calcext:value-type="float">
            <text:p>735</text:p>
          </table:table-cell>
          <table:table-cell table:style-name="ce169" office:value-type="float" office:value="160.9" calcext:value-type="float">
            <text:p>161</text:p>
          </table:table-cell>
          <table:table-cell table:style-name="ce119" office:value-type="float" office:value="19047" calcext:value-type="float">
            <text:p>19047</text:p>
          </table:table-cell>
          <table:table-cell table:style-name="ce119" office:value-type="float" office:value="78325" calcext:value-type="float">
            <text:p>78325</text:p>
          </table:table-cell>
          <table:table-cell table:style-name="ce119" office:value-type="float" office:value="24947" calcext:value-type="float">
            <text:p>24947</text:p>
          </table:table-cell>
          <table:table-cell table:style-name="ce119" office:value-type="float" office:value="50024" calcext:value-type="float">
            <text:p>50024</text:p>
          </table:table-cell>
          <table:table-cell table:style-name="ce119" office:value-type="float" office:value="3354" calcext:value-type="float">
            <text:p>3354</text:p>
          </table:table-cell>
          <table:table-cell table:style-name="ce119" office:value-type="float" office:value="21982" calcext:value-type="float">
            <text:p>21982</text:p>
          </table:table-cell>
          <table:table-cell table:style-name="ce83" office:value-type="float" office:value="197.919025039624" calcext:value-type="float">
            <text:p>198</text:p>
          </table:table-cell>
          <table:table-cell table:style-name="ce119" office:value-type="float" office:value="3245249300" calcext:value-type="float">
            <text:p>3245249300</text:p>
          </table:table-cell>
          <table:table-cell table:style-name="ce123" table:formula="of:=[.BL58]/[.BJ58]" office:value-type="float" office:value="147632.121735966" calcext:value-type="float">
            <text:p>147632</text:p>
          </table:table-cell>
          <table:table-cell table:style-name="ce123" table:formula="of:=[.BM58]/[.BK58]" office:value-type="float" office:value="745.921831953293" calcext:value-type="float">
            <text:p>746</text:p>
          </table:table-cell>
          <table:table-cell table:style-name="ce119" office:value-type="float" office:value="84223" calcext:value-type="float">
            <text:p>84223</text:p>
          </table:table-cell>
          <table:table-cell table:style-name="ce83" office:value-type="float" office:value="112.472716218377" calcext:value-type="float">
            <text:p>112</text:p>
          </table:table-cell>
          <table:table-cell table:style-name="ce119" office:value-type="float" office:value="6965173000" calcext:value-type="float">
            <text:p>6965173000</text:p>
          </table:table-cell>
          <table:table-cell table:style-name="ce80" table:formula="of:=[.BQ58]/[.BO58]" office:value-type="float" office:value="82699.1795590278" calcext:value-type="float">
            <text:p>82699</text:p>
          </table:table-cell>
          <table:table-cell table:style-name="ce80" table:formula="of:=[.BR58]/[.BP58]" office:value-type="float" office:value="735.282140767892" calcext:value-type="float">
            <text:p>735</text:p>
          </table:table-cell>
          <table:table-cell table:style-name="ce86" table:formula="of:=[.DD58]/(([.BS58]+[.BN58])/2)" office:value-type="float" office:value="1.94166370936501" calcext:value-type="float">
            <text:p>1.94</text:p>
          </table:table-cell>
          <table:table-cell table:style-name="ce85" table:formula="of:=[.BV58]-[.BV57]" office:value-type="float" office:value="1.3411766163905" calcext:value-type="float">
            <text:p>1.3</text:p>
          </table:table-cell>
          <table:table-cell table:style-name="ce81" office:value-type="float" office:value="103.999014204269" calcext:value-type="float">
            <text:p>104</text:p>
          </table:table-cell>
          <table:table-cell table:style-name="ce169" office:value-type="float" office:value="25793043" calcext:value-type="float">
            <text:p>25793043</text:p>
          </table:table-cell>
          <table:table-cell table:style-name="ce109" table:formula="of:=[.BW58]-[.BW57]" office:value-type="float" office:value="80485" calcext:value-type="float">
            <text:p>80485</text:p>
          </table:table-cell>
          <table:table-cell table:style-name="ce109" office:value-type="float" office:value="71562" calcext:value-type="float">
            <text:p>71562</text:p>
          </table:table-cell>
          <table:table-cell table:style-name="ce109" office:value-type="float" office:value="6615" calcext:value-type="float">
            <text:p>6615</text:p>
          </table:table-cell>
          <table:table-cell table:style-name="ce109" table:formula="of:=100-[.CB58]" office:value-type="float" office:value="91.5384320196477" calcext:value-type="float">
            <text:p>92</text:p>
          </table:table-cell>
          <table:table-cell table:style-name="ce109" table:formula="of:=([.BZ58]*100)/([.BY58]+[.BZ58])" office:value-type="float" office:value="8.46156798035228" calcext:value-type="float">
            <text:p>8</text:p>
          </table:table-cell>
          <table:table-cell table:style-name="ce146" table:formula="of:=([.BW58]/[.B58])" office:value-type="float" office:value="0.549524043474389" calcext:value-type="float">
            <text:p>0.5495</text:p>
          </table:table-cell>
          <table:table-cell table:style-name="ce148" table:formula="of:=([.BW58]*100/[.BW57])-100" office:value-type="float" office:value="0.313018253570888" calcext:value-type="float">
            <text:p>0.3</text:p>
          </table:table-cell>
          <table:table-cell table:style-name="ce33" table:formula="of:=([.B58]*100/[.B57])-100" office:value-type="float" office:value="0.597133033596251" calcext:value-type="float">
            <text:p>0.60</text:p>
          </table:table-cell>
          <table:table-cell table:style-name="ce148" table:formula="of:=[.CD58]-[.CE58]" office:value-type="float" office:value="-0.284114780025362" calcext:value-type="float">
            <text:p>-0.3</text:p>
          </table:table-cell>
          <table:table-cell table:style-name="ce169" office:value-type="float" office:value="1278000" calcext:value-type="float">
            <text:p>1278000</text:p>
          </table:table-cell>
          <table:table-cell table:style-name="ce169" table:formula="of:=[.CG58]/[.BX58]" office:value-type="float" office:value="15.8787351680437" calcext:value-type="float">
            <text:p>16</text:p>
          </table:table-cell>
          <table:table-cell table:style-name="ce148" table:formula="of:=[.CG58]/[.B58]*100" office:value-type="float" office:value="2.72279516441805" calcext:value-type="float">
            <text:p>2.7</text:p>
          </table:table-cell>
          <table:table-cell table:style-name="ce169" office:value-type="float" office:value="14718.94" calcext:value-type="float">
            <text:p>14719</text:p>
          </table:table-cell>
          <table:table-cell table:style-name="ce119" office:value-type="float" office:value="12.03" calcext:value-type="float">
            <text:p>12.03</text:p>
          </table:table-cell>
          <table:table-cell table:style-name="ce33" table:formula="of:=100-([.CK58]+[.CM58])" office:value-type="float" office:value="76.876983" calcext:value-type="float">
            <text:p>76.88</text:p>
          </table:table-cell>
          <table:table-cell table:style-name="ce33" table:formula="of:=([.CN58]*(100-[.CK58]))/100" office:value-type="float" office:value="11.093017" calcext:value-type="float">
            <text:p>11.09</text:p>
          </table:table-cell>
          <table:table-cell table:style-name="ce119" office:value-type="float" office:value="12.61" calcext:value-type="float">
            <text:p>12.61</text:p>
          </table:table-cell>
          <table:table-cell table:style-name="ce119" office:value-type="float" office:value="9153900" calcext:value-type="float">
            <text:p>9153900</text:p>
          </table:table-cell>
          <table:table-cell table:style-name="ce119" office:value-type="float" office:value="5031700" calcext:value-type="float">
            <text:p>5031700</text:p>
          </table:table-cell>
          <table:table-cell table:style-name="ce119" office:value-type="float" office:value="3401200" calcext:value-type="float">
            <text:p>3401200</text:p>
          </table:table-cell>
          <table:table-cell table:style-name="ce119" office:value-type="float" office:value="1038800" calcext:value-type="float">
            <text:p>1038800</text:p>
          </table:table-cell>
          <table:table-cell table:style-name="ce148" table:formula="of:=(([.CO58]*100)/SUM([.$CO$58:.$CR$58]))" office:value-type="float" office:value="49.1468731208659" calcext:value-type="float">
            <text:p>49.1</text:p>
          </table:table-cell>
          <table:table-cell table:style-name="ce148" table:formula="of:=(([.CP58]*100)/SUM([.$CO$58:.$CR$58]))" office:value-type="float" office:value="27.0149686453054" calcext:value-type="float">
            <text:p>27.0</text:p>
          </table:table-cell>
          <table:table-cell table:style-name="ce148" table:formula="of:=(([.CQ58]*100)/SUM([.$CO$58:.$CR$58]))" office:value-type="float" office:value="18.2608882398419" calcext:value-type="float">
            <text:p>18.3</text:p>
          </table:table-cell>
          <table:table-cell table:style-name="ce148" table:formula="of:=(([.CR58]*100)/SUM([.$CO$58:.$CR$58]))" office:value-type="float" office:value="5.57726999398677" calcext:value-type="float">
            <text:p>5.6</text:p>
          </table:table-cell>
          <table:table-cell table:style-name="ce148" office:value-type="float" office:value="10.65" calcext:value-type="float">
            <text:p>10.7</text:p>
          </table:table-cell>
          <table:table-cell table:style-name="ce148" table:formula="of:=(([.CW58]*100)/[.CW57])-100" office:value-type="float" office:value="5.97014925373134" calcext:value-type="float">
            <text:p>6.0</text:p>
          </table:table-cell>
          <table:table-cell table:style-name="ce148" table:formula="of:=[.DC58]/([.CW58]*12)" office:value-type="float" office:value="13.5133020344288" calcext:value-type="float">
            <text:p>13.5</text:p>
          </table:table-cell>
          <table:table-cell table:style-name="ce148" table:formula="of:=100/[.CY58]" office:value-type="float" office:value="7.40011580775912" calcext:value-type="float">
            <text:p>7.4</text:p>
          </table:table-cell>
          <table:table-cell table:style-name="ce148" table:formula="of:=[.DC58]/(([.CW58]*12)*0.75)" office:value-type="float" office:value="18.0177360459051" calcext:value-type="float">
            <text:p>18.0</text:p>
          </table:table-cell>
          <table:table-cell table:style-name="ce148" table:formula="of:=100/[.DA58]" office:value-type="float" office:value="5.55008685581934" calcext:value-type="float">
            <text:p>5.6</text:p>
          </table:table-cell>
          <table:table-cell table:style-name="ce169" table:formula="of:=AVERAGE([Quarterly.D50:.D53])" office:value-type="float" office:value="1727" calcext:value-type="float">
            <text:p>1727</text:p>
          </table:table-cell>
          <table:table-cell table:style-name="ce109" office:value-type="float" office:value="1438" calcext:value-type="float">
            <text:p>1438</text:p>
          </table:table-cell>
          <table:table-cell table:style-name="ce33" office:value-type="float" office:value="0.7" calcext:value-type="float">
            <text:p>0.70</text:p>
          </table:table-cell>
          <table:table-cell table:style-name="ce148" table:formula="of:=[.DF57]+[.DE58]" office:value-type="float" office:value="209.88" calcext:value-type="float">
            <text:p>209.9</text:p>
          </table:table-cell>
          <table:table-cell table:style-name="ce148" table:formula="of:=(([.DD58]*[.DE58])/100)+[.DG57]" office:value-type="float" office:value="939.14346525" calcext:value-type="float">
            <text:p>939.1</text:p>
          </table:table-cell>
          <table:table-cell table:style-name="ce148" table:formula="of:=[.DD58]-[.DG58]" office:value-type="float" office:value="498.85653475" calcext:value-type="float">
            <text:p>498.9</text:p>
          </table:table-cell>
          <table:table-cell table:style-name="ce148" table:formula="of:=[.DD58]/[.DF58]*[.$DF$24]" office:value-type="float" office:value="685.153421002478" calcext:value-type="float">
            <text:p>685.2</text:p>
          </table:table-cell>
          <table:table-cell table:style-name="ce148" table:formula="of:=[.DD58]-[.DI58]" office:value-type="float" office:value="752.846578997522" calcext:value-type="float">
            <text:p>752.8</text:p>
          </table:table-cell>
          <table:table-cell table:style-name="ce33" table:formula="of:=([.AH58]-[.AH57])" office:value-type="float" office:value="-0.0530545454545455" calcext:value-type="float">
            <text:p>-0.05</text:p>
          </table:table-cell>
          <table:table-cell table:style-name="ce33" table:formula="of:=([.DD58]*100/[.DD57])-100" office:value-type="float" office:value="2.20326936744847" calcext:value-type="float">
            <text:p>2.20</text:p>
          </table:table-cell>
          <table:table-cell table:style-name="ce33" table:formula="of:=[.DL58]-[.DE58]" office:value-type="float" office:value="1.50326936744847" calcext:value-type="float">
            <text:p>1.50</text:p>
          </table:table-cell>
          <table:table-cell table:style-name="ce33" table:formula="of:=([.O58]*100/[.O57])-100" office:value-type="float" office:value="-2.78734478285044" calcext:value-type="float">
            <text:p>-2.79</text:p>
          </table:table-cell>
          <table:table-cell table:style-name="ce33" table:formula="of:=([.T58]*100/[.T57])-100" office:value-type="float" office:value="3.72208792912387" calcext:value-type="float">
            <text:p>3.72</text:p>
          </table:table-cell>
          <table:table-cell table:style-name="ce107" office:value-type="float" office:value="14.1" calcext:value-type="float">
            <text:p>14.1</text:p>
          </table:table-cell>
          <table:table-cell table:style-name="ce148" table:formula="of:=([.DB58]+[.DL58])" office:value-type="float" office:value="7.75335622326781" calcext:value-type="float">
            <text:p>7.8</text:p>
          </table:table-cell>
          <table:table-cell table:style-name="ce148" table:formula="of:=-0.06*(([.A58]-1963)^2)+8.5*([.A58]-1963)+140" office:value-type="float" office:value="427.84" calcext:value-type="float">
            <text:p>427.8</text:p>
          </table:table-cell>
          <table:table-cell table:style-name="ce148" table:formula="of:=[.DR58]+50" office:value-type="float" office:value="477.84" calcext:value-type="float">
            <text:p>477.8</text:p>
          </table:table-cell>
          <table:table-cell table:style-name="ce148" table:formula="of:=[.DR58]-50" office:value-type="float" office:value="377.84" calcext:value-type="float">
            <text:p>377.8</text:p>
          </table:table-cell>
          <table:table-cell table:style-name="ce148" table:formula="of:=[.DR58]+100" office:value-type="float" office:value="527.84" calcext:value-type="float">
            <text:p>527.8</text:p>
          </table:table-cell>
          <table:table-cell table:style-name="ce148" table:formula="of:=[.DR58]-100" office:value-type="float" office:value="327.84" calcext:value-type="float">
            <text:p>327.8</text:p>
          </table:table-cell>
          <table:table-cell table:style-name="ce148" table:formula="of:=-0.025*(([.A58]-1963)^2)+5.5*([.A58]-1963)+175" office:value-type="float" office:value="404.6" calcext:value-type="float">
            <text:p>404.6</text:p>
          </table:table-cell>
          <table:table-cell table:style-name="ce94" table:formula="of:=2.50051923076923*0.264172052" office:value-type="float" office:value="0.660567296257769" calcext:value-type="float">
            <text:p>0.66</text:p>
          </table:table-cell>
          <table:table-cell table:style-name="ce139" table:formula="of:=([.DX58]*100/[.DX57])-100" office:value-type="float" office:value="-4.94231789957588" calcext:value-type="float">
            <text:p>-4.9</text:p>
          </table:table-cell>
          <table:table-cell table:style-name="ce94" office:value-type="float" office:value="1.45" calcext:value-type="float">
            <text:p>1.45</text:p>
          </table:table-cell>
          <table:table-cell table:number-columns-repeated="894"/>
        </table:table-row>
        <table:table-row table:style-name="ro9">
          <table:table-cell table:style-name="ce18" office:value-type="float" office:value="2020" calcext:value-type="float">
            <text:p>2020</text:p>
          </table:table-cell>
          <table:table-cell table:style-name="ce12" office:value-type="float" office:value="47332614" calcext:value-type="float">
            <text:p>47332614</text:p>
          </table:table-cell>
          <table:table-cell table:style-name="ce169" office:value-type="float" office:value="17228035" calcext:value-type="float">
            <text:p>17228035</text:p>
          </table:table-cell>
          <table:table-cell table:style-name="ce169" office:value-type="float" office:value="24144513.017657" calcext:value-type="float">
            <text:p>24144513</text:p>
          </table:table-cell>
          <table:table-cell table:style-name="ce169" office:value-type="float" office:value="39019391.287652" calcext:value-type="float">
            <text:p>39019391</text:p>
          </table:table-cell>
          <table:table-cell table:style-name="ce109" table:formula="of:=[.C59]/26" office:value-type="float" office:value="662616.730769231" calcext:value-type="float">
            <text:p>662617</text:p>
          </table:table-cell>
          <table:table-cell table:style-name="ce109" table:formula="of:=[.F59]/2" office:value-type="float" office:value="331308.365384615" calcext:value-type="float">
            <text:p>331308</text:p>
          </table:table-cell>
          <table:table-cell table:style-name="ce169" table:formula="of:=[.G59]*1.5" office:value-type="float" office:value="496962.548076923" calcext:value-type="float">
            <text:p>496963</text:p>
          </table:table-cell>
          <table:table-cell table:style-name="ce169" office:value-type="float" office:value="533950" calcext:value-type="float">
            <text:p>533950</text:p>
          </table:table-cell>
          <table:table-cell table:style-name="ce169" table:formula="of:=[.I59]/2" office:value-type="float" office:value="266975" calcext:value-type="float">
            <text:p>266975</text:p>
          </table:table-cell>
          <table:table-cell table:style-name="ce169" office:value-type="float" office:value="752076.175245" calcext:value-type="float">
            <text:p>752076</text:p>
          </table:table-cell>
          <table:table-cell table:style-name="ce169" table:formula="of:=[.K59]/2" office:value-type="float" office:value="376038.0876225" calcext:value-type="float">
            <text:p>376038</text:p>
          </table:table-cell>
          <table:table-cell table:style-name="ce169" office:value-type="float" office:value="746118" calcext:value-type="float">
            <text:p>746118</text:p>
          </table:table-cell>
          <table:table-cell table:style-name="ce169" table:formula="of:=[.M59]/2" office:value-type="float" office:value="373059" calcext:value-type="float">
            <text:p>373059</text:p>
          </table:table-cell>
          <table:table-cell table:style-name="ce119" office:value-type="float" office:value="415748" calcext:value-type="float">
            <text:p>415748</text:p>
          </table:table-cell>
          <table:table-cell table:style-name="ce119" office:value-type="float" office:value="151533" calcext:value-type="float">
            <text:p>151533</text:p>
          </table:table-cell>
          <table:table-cell table:style-name="ce119" office:value-type="float" office:value="20020" calcext:value-type="float">
            <text:p>20020</text:p>
          </table:table-cell>
          <table:table-cell table:style-name="ce119" office:value-type="float" office:value="1028" calcext:value-type="float">
            <text:p>1028</text:p>
          </table:table-cell>
          <table:table-cell table:style-name="ce119" office:value-type="float" office:value="178365" calcext:value-type="float">
            <text:p>178365</text:p>
          </table:table-cell>
          <table:table-cell table:style-name="ce39" office:value-type="float" office:value="333721" calcext:value-type="float">
            <text:p>333721</text:p>
          </table:table-cell>
          <table:table-cell table:style-name="ce39" office:value-type="float" office:value="274789" calcext:value-type="float">
            <text:p>274789</text:p>
          </table:table-cell>
          <table:table-cell table:style-name="ce126" office:value-type="float" office:value="45020403000" calcext:value-type="float">
            <text:p>4.5E+10</text:p>
          </table:table-cell>
          <table:table-cell table:style-name="ce109" table:formula="of:=[.V59]/[.T59]" office:value-type="float" office:value="134904.315281328" calcext:value-type="float">
            <text:p>134904</text:p>
          </table:table-cell>
          <table:table-cell table:style-name="ce39" office:value-type="float" office:value="14717" calcext:value-type="float">
            <text:p>14717</text:p>
          </table:table-cell>
          <table:table-cell table:style-name="ce39" office:value-type="float" office:value="4716" calcext:value-type="float">
            <text:p>4716</text:p>
          </table:table-cell>
          <table:table-cell table:style-name="ce33" table:formula="of:=[.X59]/[.Y59]" office:value-type="float" office:value="3.12065309584394" calcext:value-type="float">
            <text:p>3.12</text:p>
          </table:table-cell>
          <table:table-cell table:style-name="ce33" table:formula="of:=[.T59]/[.O59]" office:value-type="float" office:value="0.802700193386378" calcext:value-type="float">
            <text:p>0.80</text:p>
          </table:table-cell>
          <table:table-cell table:style-name="ce33" table:formula="of:=([.W59]*100)/([.DD59]*(([.BP59]*([.BO59]/([.BJ59]+[.BO59])))+([.BK59]*([.BJ59]/([.BJ59]+[.BO59])))))" office:value-type="float" office:value="72.9455673043045" calcext:value-type="float">
            <text:p>72.95</text:p>
          </table:table-cell>
          <table:table-cell table:style-name="ce105" table:formula="of:=(([.V59]*100/[.V58])-100)-[.DE59]" office:value-type="float" office:value="-0.479954609003947" calcext:value-type="float">
            <text:p>-0.48</text:p>
          </table:table-cell>
          <table:table-cell table:style-name="ce105" office:value-type="float" office:value="1.727" calcext:value-type="float">
            <text:p>1.73</text:p>
          </table:table-cell>
          <table:table-cell table:style-name="ce105" office:value-type="float" office:value="47.4" calcext:value-type="float">
            <text:p>47.40</text:p>
          </table:table-cell>
          <table:table-cell table:style-name="ce105" office:value-type="float" office:value="52.6" calcext:value-type="float">
            <text:p>52.60</text:p>
          </table:table-cell>
          <table:table-cell table:style-name="ce108" office:value-type="float" office:value="24" calcext:value-type="float">
            <text:p>24</text:p>
          </table:table-cell>
          <table:table-cell table:style-name="ce105" office:value-type="float" office:value="-0.307854545454545" calcext:value-type="float">
            <text:p>-0.31</text:p>
          </table:table-cell>
          <table:table-cell table:style-name="ce105" office:value-type="float" office:value="1.14705833333333" calcext:value-type="float">
            <text:p>1.15</text:p>
          </table:table-cell>
          <table:table-cell table:style-name="ce106" table:formula="of:=[.DD59]*100" office:value-type="float" office:value="142400" calcext:value-type="float">
            <text:p>142400</text:p>
          </table:table-cell>
          <table:table-cell table:style-name="ce106" table:formula="of:=([.DD59]*100)*[.AI59]" office:value-type="float" office:value="163341.106666667" calcext:value-type="float">
            <text:p>163341</text:p>
          </table:table-cell>
          <table:table-cell table:style-name="ce127" office:value-type="float" office:value="14449274000000" calcext:value-type="float">
            <text:p>1.44E+13</text:p>
          </table:table-cell>
          <table:table-cell table:style-name="ce103" table:formula="of:=([.AL59]*100/[.AL58])-100" office:value-type="float" office:value="11.3451454506519" calcext:value-type="float">
            <text:p>11.35</text:p>
          </table:table-cell>
          <table:table-cell table:style-name="ce108" office:value-type="float" office:value="10600.1866861667" calcext:value-type="float">
            <text:p>10600</text:p>
          </table:table-cell>
          <table:table-cell table:style-name="ce108" table:formula="of:=[.DD59]*100/[.AN59]" office:value-type="float" office:value="13.433725670684" calcext:value-type="float">
            <text:p>13</text:p>
          </table:table-cell>
          <table:table-cell table:style-name="ce108" office:value-type="float" office:value="1548.62333333333" calcext:value-type="float">
            <text:p>1549</text:p>
          </table:table-cell>
          <table:table-cell table:style-name="ce109" table:formula="of:=[.DD59]*100/[.AP59]" office:value-type="float" office:value="91.9526375038475" calcext:value-type="float">
            <text:p>92</text:p>
          </table:table-cell>
          <table:table-cell table:style-name="ce150" office:value-type="float" office:value="-6.13240579490683" calcext:value-type="float">
            <text:p>-6.1</text:p>
          </table:table-cell>
          <table:table-cell table:style-name="ce122" office:value-type="float" office:value="731045000000" calcext:value-type="float">
            <text:p>7.31E+11</text:p>
          </table:table-cell>
          <table:table-cell table:style-name="ce109" table:formula="of:=[.AS59]/[.E59]" office:value-type="float" office:value="18735.4281006261" calcext:value-type="float">
            <text:p>18735</text:p>
          </table:table-cell>
          <table:table-cell table:style-name="ce109" table:formula="of:=[.AU58]*(1+([.DE59]/100))" office:value-type="float" office:value="17382.3260683492" calcext:value-type="float">
            <text:p>17382</text:p>
          </table:table-cell>
          <table:table-cell table:style-name="ce109" table:formula="of:=[.AT59]+(12*PMT([.AD59]/100/12;[.AG59]*12;([.AT59]*5)*-1))" office:value-type="float" office:value="23506.0321976905" calcext:value-type="float">
            <text:p>23506</text:p>
          </table:table-cell>
          <table:table-cell table:style-name="ce109" table:formula="of:=[.AW58]*(1+([.DL59]/100))" office:value-type="float" office:value="22526.1556031089" calcext:value-type="float">
            <text:p>22526</text:p>
          </table:table-cell>
          <table:table-cell table:style-name="ce109" table:formula="of:=(([.AW59]+([.AU59]-[.AT59])+([.AV59]-[.AT59]))-[.AT59])+[.$AT$38]" office:value-type="float" office:value="18741.21785336" calcext:value-type="float">
            <text:p>18741</text:p>
          </table:table-cell>
          <table:table-cell table:style-name="ce109" table:formula="of:=[.AX59]*[.$AY$38]/[.$AX$38]" office:value-type="float" office:value="119.762841203615" calcext:value-type="float">
            <text:p>120</text:p>
          </table:table-cell>
          <table:table-cell table:style-name="ce150" table:formula="of:=[.W59]/[.AT59]" office:value-type="float" office:value="7.20049280735783" calcext:value-type="float">
            <text:p>7.2</text:p>
          </table:table-cell>
          <table:table-cell table:style-name="ce109" table:formula="of:=[.W59]/5" office:value-type="float" office:value="26980.8630562656" calcext:value-type="float">
            <text:p>26981</text:p>
          </table:table-cell>
          <table:table-cell table:style-name="ce109" table:formula="of:=100-(([.AT59]*100)/[.BA59])" office:value-type="float" office:value="30.5603083876322" calcext:value-type="float">
            <text:p>31</text:p>
          </table:table-cell>
          <table:table-cell table:style-name="ce169" office:value-type="float" office:value="900" calcext:value-type="float">
            <text:p>900</text:p>
          </table:table-cell>
          <table:table-cell table:style-name="ce169" office:value-type="float" office:value="145.81" calcext:value-type="float">
            <text:p>146</text:p>
          </table:table-cell>
          <table:table-cell table:style-name="ce119" office:value-type="float" office:value="16207" calcext:value-type="float">
            <text:p>16207</text:p>
          </table:table-cell>
          <table:table-cell table:style-name="ce119" office:value-type="float" office:value="71099" calcext:value-type="float">
            <text:p>71099</text:p>
          </table:table-cell>
          <table:table-cell table:style-name="ce119" office:value-type="float" office:value="22808" calcext:value-type="float">
            <text:p>22808</text:p>
          </table:table-cell>
          <table:table-cell table:style-name="ce119" office:value-type="float" office:value="45317" calcext:value-type="float">
            <text:p>45317</text:p>
          </table:table-cell>
          <table:table-cell table:style-name="ce119" office:value-type="float" office:value="2974" calcext:value-type="float">
            <text:p>2974</text:p>
          </table:table-cell>
          <table:table-cell table:style-name="ce119" office:value-type="float" office:value="20314" calcext:value-type="float">
            <text:p>20314</text:p>
          </table:table-cell>
          <table:table-cell table:style-name="ce83" office:value-type="float" office:value="195.014932870861" calcext:value-type="float">
            <text:p>195</text:p>
          </table:table-cell>
          <table:table-cell table:style-name="ce119" office:value-type="float" office:value="2987751300" calcext:value-type="float">
            <text:p>2987751300</text:p>
          </table:table-cell>
          <table:table-cell table:style-name="ce123" table:formula="of:=[.BL59]/[.BJ59]" office:value-type="float" office:value="147078.433592596" calcext:value-type="float">
            <text:p>147078</text:p>
          </table:table-cell>
          <table:table-cell table:style-name="ce123" table:formula="of:=[.BM59]/[.BK59]" office:value-type="float" office:value="754.190622366298" calcext:value-type="float">
            <text:p>754</text:p>
          </table:table-cell>
          <table:table-cell table:style-name="ce119" office:value-type="float" office:value="65191" calcext:value-type="float">
            <text:p>65191</text:p>
          </table:table-cell>
          <table:table-cell table:style-name="ce83" office:value-type="float" office:value="109.573534201465" calcext:value-type="float">
            <text:p>110</text:p>
          </table:table-cell>
          <table:table-cell table:style-name="ce119" office:value-type="float" office:value="5413764100" calcext:value-type="float">
            <text:p>5413764100</text:p>
          </table:table-cell>
          <table:table-cell table:style-name="ce80" table:formula="of:=[.BQ59]/[.BO59]" office:value-type="float" office:value="83044.6549370312" calcext:value-type="float">
            <text:p>83045</text:p>
          </table:table-cell>
          <table:table-cell table:style-name="ce80" table:formula="of:=[.BR59]/[.BP59]" office:value-type="float" office:value="757.889718007479" calcext:value-type="float">
            <text:p>758</text:p>
          </table:table-cell>
          <table:table-cell table:style-name="ce86" table:formula="of:=[.DD59]/(([.BS59]+[.BN59])/2)" office:value-type="float" office:value="1.88349780362596" calcext:value-type="float">
            <text:p>1.88</text:p>
          </table:table-cell>
          <table:table-cell table:style-name="ce85" table:formula="of:=[.BV59]-[.BV58]" office:value-type="float" office:value="-1.22443243815349" calcext:value-type="float">
            <text:p>-1.2</text:p>
          </table:table-cell>
          <table:table-cell table:style-name="ce81" office:value-type="float" office:value="102.774581766115" calcext:value-type="float">
            <text:p>103</text:p>
          </table:table-cell>
          <table:table-cell table:style-name="ce109" office:value-type="float" office:value="25882055" calcext:value-type="float">
            <text:p>25882055</text:p>
          </table:table-cell>
          <table:table-cell table:style-name="ce109" table:formula="of:=[.BW59]-[.BW58]" office:value-type="float" office:value="89012" calcext:value-type="float">
            <text:p>89012</text:p>
          </table:table-cell>
          <table:table-cell table:style-name="ce109" office:value-type="float" office:value="77531" calcext:value-type="float">
            <text:p>77531</text:p>
          </table:table-cell>
          <table:table-cell table:style-name="ce109" office:value-type="float" office:value="9038" calcext:value-type="float">
            <text:p>9038</text:p>
          </table:table-cell>
          <table:table-cell table:style-name="ce109" table:formula="of:=100-[.CB59]" office:value-type="float" office:value="89.5597731289492" calcext:value-type="float">
            <text:p>90</text:p>
          </table:table-cell>
          <table:table-cell table:style-name="ce109" table:formula="of:=([.BZ59]*100)/([.BY59]+[.BZ59])" office:value-type="float" office:value="10.4402268710508" calcext:value-type="float">
            <text:p>10</text:p>
          </table:table-cell>
          <table:table-cell table:style-name="ce146" table:formula="of:=([.BW59]/[.B59])" office:value-type="float" office:value="0.546812288879714" calcext:value-type="float">
            <text:p>0.5468</text:p>
          </table:table-cell>
          <table:table-cell table:style-name="ce150" table:formula="of:=([.BW59]*100/[.BW58])-100" office:value-type="float" office:value="0.345100808772344" calcext:value-type="float">
            <text:p>0.3</text:p>
          </table:table-cell>
          <table:table-cell table:style-name="ce33" table:formula="of:=([.B59]*100/[.B58])-100" office:value-type="float" office:value="0.84273280005182" calcext:value-type="float">
            <text:p>0.84</text:p>
          </table:table-cell>
          <table:table-cell table:style-name="ce150" table:formula="of:=[.CD59]-[.CE59]" office:value-type="float" office:value="-0.497631991279476" calcext:value-type="float">
            <text:p>-0.5</text:p>
          </table:table-cell>
          <table:table-cell table:style-name="ce109" office:value-type="float" office:value="1244100" calcext:value-type="float">
            <text:p>1244100</text:p>
          </table:table-cell>
          <table:table-cell table:style-name="ce169" table:formula="of:=[.CG59]/[.BX59]" office:value-type="float" office:value="13.9767671774592" calcext:value-type="float">
            <text:p>14</text:p>
          </table:table-cell>
          <table:table-cell table:style-name="ce148" table:formula="of:=[.CG59]/[.B59]*100" office:value-type="float" office:value="2.62842022627358" calcext:value-type="float">
            <text:p>2.6</text:p>
          </table:table-cell>
          <table:table-cell table:style-name="ce169" office:value-type="float" office:value="13287.56" calcext:value-type="float">
            <text:p>13288</text:p>
          </table:table-cell>
          <table:table-cell table:style-name="ce119" office:value-type="float" office:value="11.16" calcext:value-type="float">
            <text:p>11.16</text:p>
          </table:table-cell>
          <table:table-cell table:style-name="ce33" table:formula="of:=100-([.CK59]+[.CM59])" office:value-type="float" office:value="78.783312" calcext:value-type="float">
            <text:p>78.78</text:p>
          </table:table-cell>
          <table:table-cell table:style-name="ce33" table:formula="of:=([.CN59]*(100-[.CK59]))/100" office:value-type="float" office:value="10.056688" calcext:value-type="float">
            <text:p>10.06</text:p>
          </table:table-cell>
          <table:table-cell table:style-name="ce119" office:value-type="float" office:value="11.32" calcext:value-type="float">
            <text:p>11.32</text:p>
          </table:table-cell>
          <table:table-cell table:style-name="ce119" office:value-type="float" office:value="9212400" calcext:value-type="float">
            <text:p>9212400</text:p>
          </table:table-cell>
          <table:table-cell table:style-name="ce119" office:value-type="float" office:value="5201200" calcext:value-type="float">
            <text:p>5201200</text:p>
          </table:table-cell>
          <table:table-cell table:style-name="ce119" office:value-type="float" office:value="3244400" calcext:value-type="float">
            <text:p>3244400</text:p>
          </table:table-cell>
          <table:table-cell table:style-name="ce119" office:value-type="float" office:value="1096700" calcext:value-type="float">
            <text:p>1096700</text:p>
          </table:table-cell>
          <table:table-cell table:style-name="ce148" table:formula="of:=(([.CO59]*100)/SUM([.$CO$59:.$CR$59]))" office:value-type="float" office:value="49.1204871312258" calcext:value-type="float">
            <text:p>49.1</text:p>
          </table:table-cell>
          <table:table-cell table:style-name="ce148" table:formula="of:=(([.CP59]*100)/SUM([.$CO$59:.$CR$59]))" office:value-type="float" office:value="27.7327816493999" calcext:value-type="float">
            <text:p>27.7</text:p>
          </table:table-cell>
          <table:table-cell table:style-name="ce148" table:formula="of:=(([.CQ59]*100)/SUM([.$CO$59:.$CR$59]))" office:value-type="float" office:value="17.2991303513253" calcext:value-type="float">
            <text:p>17.3</text:p>
          </table:table-cell>
          <table:table-cell table:style-name="ce148" table:formula="of:=(([.CR59]*100)/SUM([.$CO$59:.$CR$59]))" office:value-type="float" office:value="5.84760086804908" calcext:value-type="float">
            <text:p>5.8</text:p>
          </table:table-cell>
          <table:table-cell table:style-name="ce148" office:value-type="float" office:value="11.05" calcext:value-type="float">
            <text:p>11.1</text:p>
          </table:table-cell>
          <table:table-cell table:style-name="ce148" table:formula="of:=(([.CW59]*100)/[.CW58])-100" office:value-type="float" office:value="3.75586854460093" calcext:value-type="float">
            <text:p>3.8</text:p>
          </table:table-cell>
          <table:table-cell table:style-name="ce148" table:formula="of:=[.DC59]/([.CW59]*12)" office:value-type="float" office:value="13.1064605329311" calcext:value-type="float">
            <text:p>13.1</text:p>
          </table:table-cell>
          <table:table-cell table:style-name="ce148" table:formula="of:=100/[.CY59]" office:value-type="float" office:value="7.6298249820187" calcext:value-type="float">
            <text:p>7.6</text:p>
          </table:table-cell>
          <table:table-cell table:style-name="ce148" table:formula="of:=[.DC59]/(([.CW59]*12)*0.75)" office:value-type="float" office:value="17.4752807105748" calcext:value-type="float">
            <text:p>17.5</text:p>
          </table:table-cell>
          <table:table-cell table:style-name="ce148" table:formula="of:=100/[.DA59]" office:value-type="float" office:value="5.72236873651403" calcext:value-type="float">
            <text:p>5.7</text:p>
          </table:table-cell>
          <table:table-cell table:style-name="ce169" table:formula="of:=AVERAGE([Quarterly.D54:.D57])" office:value-type="float" office:value="1737.91666666667" calcext:value-type="float">
            <text:p>1738</text:p>
          </table:table-cell>
          <table:table-cell table:style-name="ce109" office:value-type="float" office:value="1424" calcext:value-type="float">
            <text:p>1424</text:p>
          </table:table-cell>
          <table:table-cell table:style-name="ce33" office:value-type="float" office:value="-0.32" calcext:value-type="float">
            <text:p>-0.32</text:p>
          </table:table-cell>
          <table:table-cell table:style-name="ce148" table:formula="of:=[.DF58]+[.DE59]" office:value-type="float" office:value="209.56" calcext:value-type="float">
            <text:p>209.6</text:p>
          </table:table-cell>
          <table:table-cell table:style-name="ce148" table:formula="of:=(([.DD59]*[.DE59])/100)+[.DG58]" office:value-type="float" office:value="934.58666525" calcext:value-type="float">
            <text:p>934.6</text:p>
          </table:table-cell>
          <table:table-cell table:style-name="ce148" table:formula="of:=[.DD59]-[.DG59]" office:value-type="float" office:value="489.41333475" calcext:value-type="float">
            <text:p>489.4</text:p>
          </table:table-cell>
          <table:table-cell table:style-name="ce148" table:formula="of:=[.DD59]/[.DF59]*[.$DF$24]" office:value-type="float" office:value="679.518992174079" calcext:value-type="float">
            <text:p>679.5</text:p>
          </table:table-cell>
          <table:table-cell table:style-name="ce148" table:formula="of:=[.DD59]-[.DI59]" office:value-type="float" office:value="744.481007825921" calcext:value-type="float">
            <text:p>744.5</text:p>
          </table:table-cell>
          <table:table-cell table:style-name="ce33" table:formula="of:=([.AH59]-[.AH58])" office:value-type="float" office:value="-0.0833181818181818" calcext:value-type="float">
            <text:p>-0.08</text:p>
          </table:table-cell>
          <table:table-cell table:style-name="ce33" table:formula="of:=([.DD59]*100/[.DD58])-100" office:value-type="float" office:value="-0.973574408901257" calcext:value-type="float">
            <text:p>-0.97</text:p>
          </table:table-cell>
          <table:table-cell table:style-name="ce33" table:formula="of:=[.DL59]-[.DE59]" office:value-type="float" office:value="-0.653574408901257" calcext:value-type="float">
            <text:p>-0.65</text:p>
          </table:table-cell>
          <table:table-cell table:style-name="ce33" table:formula="of:=([.O59]*100/[.O58])-100" office:value-type="float" office:value="-17.4359442831439" calcext:value-type="float">
            <text:p>-17.44</text:p>
          </table:table-cell>
          <table:table-cell table:style-name="ce33" table:formula="of:=([.T59]*100/[.T58])-100" office:value-type="float" office:value="-7.63096783479246" calcext:value-type="float">
            <text:p>-7.63</text:p>
          </table:table-cell>
          <table:table-cell table:style-name="ce107" office:value-type="float" office:value="15.53" calcext:value-type="float">
            <text:p>15.5</text:p>
          </table:table-cell>
          <table:table-cell table:style-name="ce148" table:formula="of:=([.DB59]+[.DL59])" office:value-type="float" office:value="4.74879432761277" calcext:value-type="float">
            <text:p>4.7</text:p>
          </table:table-cell>
          <table:table-cell table:style-name="ce148" table:formula="of:=-0.06*(([.A59]-1963)^2)+8.5*([.A59]-1963)+140" office:value-type="float" office:value="429.56" calcext:value-type="float">
            <text:p>429.6</text:p>
          </table:table-cell>
          <table:table-cell table:style-name="ce148" table:formula="of:=[.DR59]+50" office:value-type="float" office:value="479.56" calcext:value-type="float">
            <text:p>479.6</text:p>
          </table:table-cell>
          <table:table-cell table:style-name="ce148" table:formula="of:=[.DR59]-50" office:value-type="float" office:value="379.56" calcext:value-type="float">
            <text:p>379.6</text:p>
          </table:table-cell>
          <table:table-cell table:style-name="ce148" table:formula="of:=[.DR59]+100" office:value-type="float" office:value="529.56" calcext:value-type="float">
            <text:p>529.6</text:p>
          </table:table-cell>
          <table:table-cell table:style-name="ce148" table:formula="of:=[.DR59]-100" office:value-type="float" office:value="329.56" calcext:value-type="float">
            <text:p>329.6</text:p>
          </table:table-cell>
          <table:table-cell table:style-name="ce148" table:formula="of:=-0.025*(([.A59]-1963)^2)+5.5*([.A59]-1963)+175" office:value-type="float" office:value="407.275" calcext:value-type="float">
            <text:p>407.3</text:p>
          </table:table-cell>
          <table:table-cell table:style-name="ce94" table:formula="of:=2.07371153846154*0.264172052" office:value-type="float" office:value="0.547816632371462" calcext:value-type="float">
            <text:p>0.55</text:p>
          </table:table-cell>
          <table:table-cell table:style-name="ce139" table:formula="of:=([.DX59]*100/[.DX58])-100" office:value-type="float" office:value="-17.0687626416051" calcext:value-type="float">
            <text:p>-17.1</text:p>
          </table:table-cell>
          <table:table-cell table:style-name="ce94" office:value-type="float" office:value="1.34" calcext:value-type="float">
            <text:p>1.34</text:p>
          </table:table-cell>
          <table:table-cell table:number-columns-repeated="894"/>
        </table:table-row>
        <table:table-row table:style-name="ro9">
          <table:table-cell table:style-name="ce18" office:value-type="float" office:value="2021" calcext:value-type="float">
            <text:p>2021</text:p>
          </table:table-cell>
          <table:table-cell table:style-name="ce16" office:value-type="float" office:value="47398665" calcext:value-type="float">
            <text:p>47398665</text:p>
          </table:table-cell>
          <table:table-cell table:style-name="ce109" office:value-type="float" office:value="17044268" calcext:value-type="float">
            <text:p>17044268</text:p>
          </table:table-cell>
          <table:table-cell table:style-name="ce109" office:value-type="float" office:value="24065247.166168" calcext:value-type="float">
            <text:p>24065247</text:p>
          </table:table-cell>
          <table:table-cell table:style-name="ce109" office:value-type="float" office:value="39169588.306716" calcext:value-type="float">
            <text:p>39169588</text:p>
          </table:table-cell>
          <table:table-cell table:style-name="ce109" table:formula="of:=[.C60]/26" office:value-type="float" office:value="655548.769230769" calcext:value-type="float">
            <text:p>655549</text:p>
          </table:table-cell>
          <table:table-cell table:style-name="ce109" table:formula="of:=[.F60]/2" office:value-type="float" office:value="327774.384615385" calcext:value-type="float">
            <text:p>327774</text:p>
          </table:table-cell>
          <table:table-cell table:style-name="ce109" table:formula="of:=[.G60]*1.5" office:value-type="float" office:value="491661.576923077" calcext:value-type="float">
            <text:p>491662</text:p>
          </table:table-cell>
          <table:table-cell table:style-name="ce109" office:value-type="float" office:value="531524" calcext:value-type="float">
            <text:p>531524</text:p>
          </table:table-cell>
          <table:table-cell table:style-name="ce109" table:formula="of:=[.I60]/2" office:value-type="float" office:value="265762" calcext:value-type="float">
            <text:p>265762</text:p>
          </table:table-cell>
          <table:table-cell table:style-name="ce109" office:value-type="float" office:value="731583" calcext:value-type="float">
            <text:p>731583</text:p>
          </table:table-cell>
          <table:table-cell table:style-name="ce109" table:formula="of:=[.K60]/2" office:value-type="float" office:value="365791.5" calcext:value-type="float">
            <text:p>365792</text:p>
          </table:table-cell>
          <table:table-cell table:style-name="ce109" office:value-type="float" office:value="753583" calcext:value-type="float">
            <text:p>753583</text:p>
          </table:table-cell>
          <table:table-cell table:style-name="ce109" table:formula="of:=[.M60]/2" office:value-type="float" office:value="376791.5" calcext:value-type="float">
            <text:p>376792</text:p>
          </table:table-cell>
          <table:table-cell table:style-name="ce109" office:value-type="float" office:value="565523" calcext:value-type="float">
            <text:p>565523</text:p>
          </table:table-cell>
          <table:table-cell table:style-name="ce109" office:value-type="float" office:value="198939" calcext:value-type="float">
            <text:p>198939</text:p>
          </table:table-cell>
          <table:table-cell table:style-name="ce39" office:value-type="float" office:value="25062" calcext:value-type="float">
            <text:p>25062</text:p>
          </table:table-cell>
          <table:table-cell table:style-name="ce15" office:value-type="float" office:value="1500" calcext:value-type="float">
            <text:p>1500</text:p>
          </table:table-cell>
          <table:table-cell table:style-name="ce39" office:value-type="float" office:value="195881" calcext:value-type="float">
            <text:p>195881</text:p>
          </table:table-cell>
          <table:table-cell table:style-name="ce39" office:value-type="float" office:value="417501" calcext:value-type="float">
            <text:p>417501</text:p>
          </table:table-cell>
          <table:table-cell table:style-name="ce39" office:value-type="float" office:value="372543" calcext:value-type="float">
            <text:p>372543</text:p>
          </table:table-cell>
          <table:table-cell table:style-name="ce126" office:value-type="float" office:value="57582131000" calcext:value-type="float">
            <text:p>5.8E+10</text:p>
          </table:table-cell>
          <table:table-cell table:style-name="ce109" table:formula="of:=[.V60]/[.T60]" office:value-type="float" office:value="137920.941506727" calcext:value-type="float">
            <text:p>137921</text:p>
          </table:table-cell>
          <table:table-cell table:style-name="ce39" office:value-type="float" office:value="33455" calcext:value-type="float">
            <text:p>33455</text:p>
          </table:table-cell>
          <table:table-cell table:style-name="ce39" office:value-type="float" office:value="10539" calcext:value-type="float">
            <text:p>10539</text:p>
          </table:table-cell>
          <table:table-cell table:style-name="ce33" table:formula="of:=[.X60]/[.Y60]" office:value-type="float" office:value="3.17439984818294" calcext:value-type="float">
            <text:p>3.17</text:p>
          </table:table-cell>
          <table:table-cell table:style-name="ce104" table:formula="of:=[.T60]/[.O60]" office:value-type="float" office:value="0.738256445803265" calcext:value-type="float">
            <text:p>0.74</text:p>
          </table:table-cell>
          <table:table-cell table:style-name="ce33" table:formula="of:=([.W60]*100)/([.DD60]*(([.BP60]*([.BO60]/([.BJ60]+[.BO60])))+([.BK60]*([.BJ60]/([.BJ60]+[.BO60])))))" office:value-type="float" office:value="70.8610340475491" calcext:value-type="float">
            <text:p>70.86</text:p>
          </table:table-cell>
          <table:table-cell table:style-name="ce105" table:formula="of:=(([.V60]*100/[.V59])-100)-[.DE60]" office:value-type="float" office:value="24.8123002081967" calcext:value-type="float">
            <text:p>24.81</text:p>
          </table:table-cell>
          <table:table-cell table:style-name="ce105" office:value-type="float" office:value="1.508" calcext:value-type="float">
            <text:p>1.51</text:p>
          </table:table-cell>
          <table:table-cell table:style-name="ce105" office:value-type="float" office:value="62.9" calcext:value-type="float">
            <text:p>62.90</text:p>
          </table:table-cell>
          <table:table-cell table:style-name="ce105" office:value-type="float" office:value="37.1" calcext:value-type="float">
            <text:p>37.10</text:p>
          </table:table-cell>
          <table:table-cell table:style-name="ce108" office:value-type="float" office:value="25" calcext:value-type="float">
            <text:p>25</text:p>
          </table:table-cell>
          <table:table-cell table:style-name="ce105" office:value-type="float" office:value="-0.489672727272727" calcext:value-type="float">
            <text:p>-0.49</text:p>
          </table:table-cell>
          <table:table-cell table:style-name="ce105" office:value-type="float" office:value="1.17965833333333" calcext:value-type="float">
            <text:p>1.18</text:p>
          </table:table-cell>
          <table:table-cell table:style-name="ce106" table:formula="of:=[.DD60]*100" office:value-type="float" office:value="151400" calcext:value-type="float">
            <text:p>151400</text:p>
          </table:table-cell>
          <table:table-cell table:style-name="ce106" table:formula="of:=([.DD60]*100)*[.AI60]" office:value-type="float" office:value="178600.271666667" calcext:value-type="float">
            <text:p>178600</text:p>
          </table:table-cell>
          <table:table-cell table:style-name="ce127" office:value-type="float" office:value="15463433000000" calcext:value-type="float">
            <text:p>1.55E+13</text:p>
          </table:table-cell>
          <table:table-cell table:style-name="ce103" table:formula="of:=([.AL60]*100/[.AL59])-100" office:value-type="float" office:value="7.01875402182836" calcext:value-type="float">
            <text:p>7.02</text:p>
          </table:table-cell>
          <table:table-cell table:style-name="ce108" office:value-type="float" office:value="39995.6847330833" calcext:value-type="float">
            <text:p>39996</text:p>
          </table:table-cell>
          <table:table-cell table:style-name="ce108" table:formula="of:=[.DD60]*100/[.AN60]" office:value-type="float" office:value="3.7854083761883" calcext:value-type="float">
            <text:p>4</text:p>
          </table:table-cell>
          <table:table-cell table:style-name="ce108" office:value-type="float" office:value="1518.215" calcext:value-type="float">
            <text:p>1518</text:p>
          </table:table-cell>
          <table:table-cell table:style-name="ce109" table:formula="of:=[.DD60]*100/[.AP60]" office:value-type="float" office:value="99.7223713373929" calcext:value-type="float">
            <text:p>100</text:p>
          </table:table-cell>
          <table:table-cell table:style-name="ce150" office:value-type="float" office:value="5.3866715107778" calcext:value-type="float">
            <text:p>5.4</text:p>
          </table:table-cell>
          <table:table-cell table:style-name="ce122" office:value-type="float" office:value="752748000000" calcext:value-type="float">
            <text:p>7.53E+11</text:p>
          </table:table-cell>
          <table:table-cell table:style-name="ce109" table:formula="of:=[.AS60]/[.E60]" office:value-type="float" office:value="19217.6643294189" calcext:value-type="float">
            <text:p>19218</text:p>
          </table:table-cell>
          <table:table-cell table:style-name="ce109" table:formula="of:=[.AU59]*(1+([.DE60]/100))" office:value-type="float" office:value="17919.4399438612" calcext:value-type="float">
            <text:p>17919</text:p>
          </table:table-cell>
          <table:table-cell table:style-name="ce109" table:formula="of:=[.AT60]+(12*PMT([.AD60]/100/12;[.AG60]*12;([.AT60]*5)*-1))" office:value-type="float" office:value="23833.5049281755" calcext:value-type="float">
            <text:p>23834</text:p>
          </table:table-cell>
          <table:table-cell table:style-name="ce109" table:formula="of:=[.AW59]*(1+([.DL60]/100))" office:value-type="float" office:value="23949.8592577998" calcext:value-type="float">
            <text:p>23950</text:p>
          </table:table-cell>
          <table:table-cell table:style-name="ce109" table:formula="of:=(([.AW60]+([.AU60]-[.AT60])+([.AV60]-[.AT60]))-[.AT60])+[.$AT$38]" office:value-type="float" office:value="19582.7994276694" calcext:value-type="float">
            <text:p>19583</text:p>
          </table:table-cell>
          <table:table-cell table:style-name="ce109" table:formula="of:=[.AX60]*[.$AY$38]/[.$AX$38]" office:value-type="float" office:value="125.140837512741" calcext:value-type="float">
            <text:p>125</text:p>
          </table:table-cell>
          <table:table-cell table:style-name="ce150" table:formula="of:=[.W60]/[.AT60]" office:value-type="float" office:value="7.17677960976735" calcext:value-type="float">
            <text:p>7.2</text:p>
          </table:table-cell>
          <table:table-cell table:style-name="ce109" table:formula="of:=[.W60]/5" office:value-type="float" office:value="27584.1883013454" calcext:value-type="float">
            <text:p>27584</text:p>
          </table:table-cell>
          <table:table-cell table:style-name="ce109" table:formula="of:=100-(([.AT60]*100)/[.BA60])" office:value-type="float" office:value="30.3308688315415" calcext:value-type="float">
            <text:p>30</text:p>
          </table:table-cell>
          <table:table-cell table:style-name="ce109" office:value-type="float" office:value="950" calcext:value-type="float">
            <text:p>950</text:p>
          </table:table-cell>
          <table:table-cell table:style-name="ce109" office:value-type="float" office:value="151.2" calcext:value-type="float">
            <text:p>151</text:p>
          </table:table-cell>
          <table:table-cell table:style-name="ce119" office:value-type="float" office:value="29826" calcext:value-type="float">
            <text:p>29826</text:p>
          </table:table-cell>
          <table:table-cell table:style-name="ce39" office:value-type="float" office:value="82647" calcext:value-type="float">
            <text:p>82647</text:p>
          </table:table-cell>
          <table:table-cell table:style-name="ce39" office:value-type="float" office:value="28465" calcext:value-type="float">
            <text:p>28465</text:p>
          </table:table-cell>
          <table:table-cell table:style-name="ce39" office:value-type="float" office:value="50560" calcext:value-type="float">
            <text:p>50560</text:p>
          </table:table-cell>
          <table:table-cell table:style-name="ce39" office:value-type="float" office:value="3622" calcext:value-type="float">
            <text:p>3622</text:p>
          </table:table-cell>
          <table:table-cell table:style-name="ce39" office:value-type="float" office:value="26576" calcext:value-type="float">
            <text:p>26576</text:p>
          </table:table-cell>
          <table:table-cell table:style-name="ce84" office:value-type="float" office:value="192.912001515753" calcext:value-type="float">
            <text:p>193</text:p>
          </table:table-cell>
          <table:table-cell table:style-name="ce39" office:value-type="float" office:value="3909758900" calcext:value-type="float">
            <text:p>3909758900</text:p>
          </table:table-cell>
          <table:table-cell table:style-name="ce123" table:formula="of:=[.BL60]/[.BJ60]" office:value-type="float" office:value="147116.153672486" calcext:value-type="float">
            <text:p>147116</text:p>
          </table:table-cell>
          <table:table-cell table:style-name="ce123" table:formula="of:=[.BM60]/[.BK60]" office:value-type="float" office:value="762.607575042309" calcext:value-type="float">
            <text:p>763</text:p>
          </table:table-cell>
          <table:table-cell table:style-name="ce39" office:value-type="float" office:value="81561" calcext:value-type="float">
            <text:p>81561</text:p>
          </table:table-cell>
          <table:table-cell table:style-name="ce84" office:value-type="float" office:value="107.587877940613" calcext:value-type="float">
            <text:p>108</text:p>
          </table:table-cell>
          <table:table-cell table:style-name="ce39" office:value-type="float" office:value="6738291700" calcext:value-type="float">
            <text:p>6738291700</text:p>
          </table:table-cell>
          <table:table-cell table:style-name="ce80" table:formula="of:=[.BQ60]/[.BO60]" office:value-type="float" office:value="82616.5900369049" calcext:value-type="float">
            <text:p>82617</text:p>
          </table:table-cell>
          <table:table-cell table:style-name="ce80" table:formula="of:=[.BR60]/[.BP60]" office:value-type="float" office:value="767.898685412384" calcext:value-type="float">
            <text:p>768</text:p>
          </table:table-cell>
          <table:table-cell table:style-name="ce86" table:formula="of:=[.DD60]/(([.BS60]+[.BN60])/2)" office:value-type="float" office:value="1.97843032611995" calcext:value-type="float">
            <text:p>1.98</text:p>
          </table:table-cell>
          <table:table-cell table:style-name="ce85" table:formula="of:=[.BV60]-[.BV59]" office:value-type="float" office:value="8.72238085523253" calcext:value-type="float">
            <text:p>8.7</text:p>
          </table:table-cell>
          <table:table-cell table:style-name="ce81" office:value-type="float" office:value="111.496962621348" calcext:value-type="float">
            <text:p>111</text:p>
          </table:table-cell>
          <table:table-cell table:style-name="ce109" office:value-type="float" office:value="25976305" calcext:value-type="float">
            <text:p>25976305</text:p>
          </table:table-cell>
          <table:table-cell table:style-name="ce109" table:formula="of:=[.BW60]-[.BW59]" office:value-type="float" office:value="94250" calcext:value-type="float">
            <text:p>94250</text:p>
          </table:table-cell>
          <table:table-cell table:style-name="ce109" office:value-type="float" office:value="84091" calcext:value-type="float">
            <text:p>84091</text:p>
          </table:table-cell>
          <table:table-cell table:style-name="ce109" office:value-type="float" office:value="9567" calcext:value-type="float">
            <text:p>9567</text:p>
          </table:table-cell>
          <table:table-cell table:style-name="ce109" table:formula="of:=100-[.CB60]" office:value-type="float" office:value="89.78517585257" calcext:value-type="float">
            <text:p>90</text:p>
          </table:table-cell>
          <table:table-cell table:style-name="ce109" table:formula="of:=([.BZ60]*100)/([.BY60]+[.BZ60])" office:value-type="float" office:value="10.21482414743" calcext:value-type="float">
            <text:p>10</text:p>
          </table:table-cell>
          <table:table-cell table:style-name="ce146" table:formula="of:=([.BW60]/[.B60])" office:value-type="float" office:value="0.548038747504808" calcext:value-type="float">
            <text:p>0.5480</text:p>
          </table:table-cell>
          <table:table-cell table:style-name="ce150" table:formula="of:=([.BW60]*100/[.BW59])-100" office:value-type="float" office:value="0.364151919157891" calcext:value-type="float">
            <text:p>0.4</text:p>
          </table:table-cell>
          <table:table-cell table:style-name="ce33" table:formula="of:=([.B60]*100/[.B59])-100" office:value-type="float" office:value="0.139546486910689" calcext:value-type="float">
            <text:p>0.14</text:p>
          </table:table-cell>
          <table:table-cell table:style-name="ce150" table:formula="of:=[.CD60]-[.CE60]" office:value-type="float" office:value="0.224605432247202" calcext:value-type="float">
            <text:p>0.2</text:p>
          </table:table-cell>
          <table:table-cell table:style-name="ce109" office:value-type="float" office:value="1291500" calcext:value-type="float">
            <text:p>1291500</text:p>
          </table:table-cell>
          <table:table-cell table:style-name="ce169" table:formula="of:=[.CG60]/[.BX60]" office:value-type="float" office:value="13.7029177718833" calcext:value-type="float">
            <text:p>14</text:p>
          </table:table-cell>
          <table:table-cell table:style-name="ce148" table:formula="of:=[.CG60]/[.B60]*100" office:value-type="float" office:value="2.72476028597008" calcext:value-type="float">
            <text:p>2.7</text:p>
          </table:table-cell>
          <table:table-cell table:style-name="ce109" office:value-type="float" office:value="14933" calcext:value-type="float">
            <text:p>14933</text:p>
          </table:table-cell>
          <table:table-cell table:style-name="ce119" office:value-type="float" office:value="9.44" calcext:value-type="float">
            <text:p>9.44</text:p>
          </table:table-cell>
          <table:table-cell table:style-name="ce33" table:formula="of:=100-([.CK60]+[.CM60])" office:value-type="float" office:value="80.77952" calcext:value-type="float">
            <text:p>80.78</text:p>
          </table:table-cell>
          <table:table-cell table:style-name="ce33" table:formula="of:=([.CN60]*(100-[.CK60]))/100" office:value-type="float" office:value="9.78048" calcext:value-type="float">
            <text:p>9.78</text:p>
          </table:table-cell>
          <table:table-cell table:style-name="ce119" office:value-type="float" office:value="10.8" calcext:value-type="float">
            <text:p>10.8</text:p>
          </table:table-cell>
          <table:table-cell table:style-name="ce119" office:value-type="float" office:value="9188166" calcext:value-type="float">
            <text:p>9188166</text:p>
          </table:table-cell>
          <table:table-cell table:style-name="ce119" office:value-type="float" office:value="4964080" calcext:value-type="float">
            <text:p>4964080</text:p>
          </table:table-cell>
          <table:table-cell table:style-name="ce119" office:value-type="float" office:value="2999460" calcext:value-type="float">
            <text:p>2999460</text:p>
          </table:table-cell>
          <table:table-cell table:style-name="ce119" office:value-type="float" office:value="1096700" calcext:value-type="float">
            <text:p>1096700</text:p>
          </table:table-cell>
          <table:table-cell table:style-name="ce148" table:formula="of:=(([.CO60]*100)/SUM([.$CO$60:.$CR$60]))" office:value-type="float" office:value="50.3505128064336" calcext:value-type="float">
            <text:p>50.4</text:p>
          </table:table-cell>
          <table:table-cell table:style-name="ce148" table:formula="of:=(([.CP60]*100)/SUM([.$CO$60:.$CR$60]))" office:value-type="float" office:value="27.2028143170423" calcext:value-type="float">
            <text:p>27.2</text:p>
          </table:table-cell>
          <table:table-cell table:style-name="ce148" table:formula="of:=(([.CQ60]*100)/SUM([.$CO$60:.$CR$60]))" office:value-type="float" office:value="16.4368328937881" calcext:value-type="float">
            <text:p>16.4</text:p>
          </table:table-cell>
          <table:table-cell table:style-name="ce148" table:formula="of:=(([.CR60]*100)/SUM([.$CO$60:.$CR$60]))" office:value-type="float" office:value="6.00983998273603" calcext:value-type="float">
            <text:p>6.0</text:p>
          </table:table-cell>
          <table:table-cell table:style-name="ce148" office:value-type="float" office:value="10.85" calcext:value-type="float">
            <text:p>10.9</text:p>
          </table:table-cell>
          <table:table-cell table:style-name="ce148" table:formula="of:=(([.CW60]*100)/[.CW59])-100" office:value-type="float" office:value="-1.80995475113123" calcext:value-type="float">
            <text:p>-1.8</text:p>
          </table:table-cell>
          <table:table-cell table:style-name="ce148" table:formula="of:=[.DC60]/([.CW60]*12)" office:value-type="float" office:value="13.8863287250384" calcext:value-type="float">
            <text:p>13.9</text:p>
          </table:table-cell>
          <table:table-cell table:style-name="ce148" table:formula="of:=100/[.CY60]" office:value-type="float" office:value="7.20132743362832" calcext:value-type="float">
            <text:p>7.2</text:p>
          </table:table-cell>
          <table:table-cell table:style-name="ce148" table:formula="of:=[.DC60]/(([.CW60]*12)*0.75)" office:value-type="float" office:value="18.5151049667179" calcext:value-type="float">
            <text:p>18.5</text:p>
          </table:table-cell>
          <table:table-cell table:style-name="ce148" table:formula="of:=100/[.DA60]" office:value-type="float" office:value="5.40099557522124" calcext:value-type="float">
            <text:p>5.4</text:p>
          </table:table-cell>
          <table:table-cell table:style-name="ce169" table:formula="of:=AVERAGE([Quarterly.D58:.D61])" office:value-type="float" office:value="1808" calcext:value-type="float">
            <text:p>1808</text:p>
          </table:table-cell>
          <table:table-cell table:style-name="ce43" office:value-type="float" office:value="1514" calcext:value-type="float">
            <text:p>1514</text:p>
          </table:table-cell>
          <table:table-cell table:style-name="ce104" office:value-type="float" office:value="3.09" calcext:value-type="float">
            <text:p>3.09</text:p>
          </table:table-cell>
          <table:table-cell table:style-name="ce148" table:formula="of:=[.DF59]+[.DE60]" office:value-type="float" office:value="212.65" calcext:value-type="float">
            <text:p>212.7</text:p>
          </table:table-cell>
          <table:table-cell table:style-name="ce148" table:formula="of:=(([.DD60]*[.DE60])/100)+[.DG59]" office:value-type="float" office:value="981.36926525" calcext:value-type="float">
            <text:p>981.4</text:p>
          </table:table-cell>
          <table:table-cell table:style-name="ce150" table:formula="of:=[.DD60]-[.DG60]" office:value-type="float" office:value="532.63073475" calcext:value-type="float">
            <text:p>532.6</text:p>
          </table:table-cell>
          <table:table-cell table:style-name="ce148" table:formula="of:=[.DD60]/[.DF60]*[.$DF$24]" office:value-type="float" office:value="711.968022572302" calcext:value-type="float">
            <text:p>712.0</text:p>
          </table:table-cell>
          <table:table-cell table:style-name="ce148" table:formula="of:=[.DD60]-[.DI60]" office:value-type="float" office:value="802.031977427698" calcext:value-type="float">
            <text:p>802.0</text:p>
          </table:table-cell>
          <table:table-cell table:style-name="ce33" table:formula="of:=([.AH60]-[.AH59])" office:value-type="float" office:value="-0.181818181818182" calcext:value-type="float">
            <text:p>-0.18</text:p>
          </table:table-cell>
          <table:table-cell table:style-name="ce104" table:formula="of:=([.DD60]*100/[.DD59])-100" office:value-type="float" office:value="6.32022471910112" calcext:value-type="float">
            <text:p>6.32</text:p>
          </table:table-cell>
          <table:table-cell table:style-name="ce33" table:formula="of:=[.DL60]-[.DE60]" office:value-type="float" office:value="3.23022471910112" calcext:value-type="float">
            <text:p>3.23</text:p>
          </table:table-cell>
          <table:table-cell table:style-name="ce33" table:formula="of:=([.O60]*100/[.O59])-100" office:value-type="float" office:value="36.0254288655628" calcext:value-type="float">
            <text:p>36.03</text:p>
          </table:table-cell>
          <table:table-cell table:style-name="ce33" table:formula="of:=([.T60]*100/[.T59])-100" office:value-type="float" office:value="25.1048031139784" calcext:value-type="float">
            <text:p>25.10</text:p>
          </table:table-cell>
          <table:table-cell table:style-name="ce150" office:value-type="float" office:value="14.8" calcext:value-type="float">
            <text:p>14.8</text:p>
          </table:table-cell>
          <table:table-cell table:style-name="ce150" table:formula="of:=([.DB60]+[.DL60])" office:value-type="float" office:value="11.7212202943224" calcext:value-type="float">
            <text:p>11.7</text:p>
          </table:table-cell>
          <table:table-cell table:style-name="ce148" table:formula="of:=-0.06*(([.A60]-1963)^2)+8.5*([.A60]-1963)+140" office:value-type="float" office:value="431.16" calcext:value-type="float">
            <text:p>431.2</text:p>
          </table:table-cell>
          <table:table-cell table:style-name="ce150" table:formula="of:=[.DR60]+50" office:value-type="float" office:value="481.16" calcext:value-type="float">
            <text:p>481.2</text:p>
          </table:table-cell>
          <table:table-cell table:style-name="ce150" table:formula="of:=[.DR60]-50" office:value-type="float" office:value="381.16" calcext:value-type="float">
            <text:p>381.2</text:p>
          </table:table-cell>
          <table:table-cell table:style-name="ce150" table:formula="of:=[.DR60]+100" office:value-type="float" office:value="531.16" calcext:value-type="float">
            <text:p>531.2</text:p>
          </table:table-cell>
          <table:table-cell table:style-name="ce150" table:formula="of:=[.DR60]-100" office:value-type="float" office:value="331.16" calcext:value-type="float">
            <text:p>331.2</text:p>
          </table:table-cell>
          <table:table-cell table:style-name="ce148" table:formula="of:=-0.025*(([.A60]-1963)^2)+5.5*([.A60]-1963)+175" office:value-type="float" office:value="409.9" calcext:value-type="float">
            <text:p>409.9</text:p>
          </table:table-cell>
          <table:table-cell table:style-name="ce94" table:formula="of:=2.90834615384615*0.264172052" office:value-type="float" office:value="0.768303771387845" calcext:value-type="float">
            <text:p>0.77</text:p>
          </table:table-cell>
          <table:table-cell table:style-name="ce139" table:formula="of:=([.DX60]*100/[.DX59])-100" office:value-type="float" office:value="40.2483469809796" calcext:value-type="float">
            <text:p>40.2</text:p>
          </table:table-cell>
          <table:table-cell table:style-name="ce94" office:value-type="float" office:value="1.63" calcext:value-type="float">
            <text:p>1.63</text:p>
          </table:table-cell>
          <table:table-cell table:number-columns-repeated="894"/>
        </table:table-row>
        <table:table-row table:style-name="ro9">
          <table:table-cell table:style-name="ce18" office:value-type="float" office:value="2022" calcext:value-type="float">
            <text:p>2022</text:p>
          </table:table-cell>
          <table:table-cell table:style-name="ce16" office:value-type="float" office:value="47432805" calcext:value-type="float">
            <text:p>47432805</text:p>
          </table:table-cell>
          <table:table-cell table:style-name="ce109" office:value-type="float" office:value="16801598" calcext:value-type="float">
            <text:p>16801598</text:p>
          </table:table-cell>
          <table:table-cell table:style-name="ce109" office:value-type="float" office:value="23908314.1852" calcext:value-type="float">
            <text:p>23908314</text:p>
          </table:table-cell>
          <table:table-cell table:style-name="ce109" office:value-type="float" office:value="39309094.859484" calcext:value-type="float">
            <text:p>39309095</text:p>
          </table:table-cell>
          <table:table-cell table:style-name="ce109" table:formula="of:=[.C61]/26" office:value-type="float" office:value="646215.307692308" calcext:value-type="float">
            <text:p>646215</text:p>
          </table:table-cell>
          <table:table-cell table:style-name="ce109" table:formula="of:=[.F61]/2" office:value-type="float" office:value="323107.653846154" calcext:value-type="float">
            <text:p>323108</text:p>
          </table:table-cell>
          <table:table-cell table:style-name="ce109" table:formula="of:=[.G61]*1.5" office:value-type="float" office:value="484661.480769231" calcext:value-type="float">
            <text:p>484661</text:p>
          </table:table-cell>
          <table:table-cell table:style-name="ce109" office:value-type="float" office:value="528019.095556" calcext:value-type="float">
            <text:p>528019</text:p>
          </table:table-cell>
          <table:table-cell table:style-name="ce109" table:formula="of:=[.I61]/2" office:value-type="float" office:value="264009.547778" calcext:value-type="float">
            <text:p>264010</text:p>
          </table:table-cell>
          <table:table-cell table:style-name="ce109" office:value-type="float" office:value="696564.925156" calcext:value-type="float">
            <text:p>696565</text:p>
          </table:table-cell>
          <table:table-cell table:style-name="ce109" table:formula="of:=[.K61]/2" office:value-type="float" office:value="348282.462578" calcext:value-type="float">
            <text:p>348282</text:p>
          </table:table-cell>
          <table:table-cell table:style-name="ce109" office:value-type="float" office:value="763428.680247" calcext:value-type="float">
            <text:p>763429</text:p>
          </table:table-cell>
          <table:table-cell table:style-name="ce109" table:formula="of:=[.M61]/2" office:value-type="float" office:value="381714.3401235" calcext:value-type="float">
            <text:p>381714</text:p>
          </table:table-cell>
          <table:table-cell table:style-name="ce128" office:value-type="float" office:value="649494" calcext:value-type="float">
            <text:p>649494</text:p>
          </table:table-cell>
          <table:table-cell table:style-name="ce109" office:value-type="float" office:value="197021" calcext:value-type="float">
            <text:p>197021</text:p>
          </table:table-cell>
          <table:table-cell table:style-name="ce39" office:value-type="float" office:value="22549" calcext:value-type="float">
            <text:p>22549</text:p>
          </table:table-cell>
          <table:table-cell table:style-name="ce16" office:value-type="float" office:value="1250" calcext:value-type="float">
            <text:p>1250</text:p>
          </table:table-cell>
          <table:table-cell table:style-name="ce39" office:value-type="float" office:value="194205" calcext:value-type="float">
            <text:p>194205</text:p>
          </table:table-cell>
          <table:table-cell table:style-name="ce39" office:value-type="float" office:value="463614" calcext:value-type="float">
            <text:p>463614</text:p>
          </table:table-cell>
          <table:table-cell table:style-name="ce39" office:value-type="float" office:value="394013" calcext:value-type="float">
            <text:p>394013</text:p>
          </table:table-cell>
          <table:table-cell table:style-name="ce126" office:value-type="float" office:value="67460681000" calcext:value-type="float">
            <text:p>6.7E+10</text:p>
          </table:table-cell>
          <table:table-cell table:style-name="ce109" table:formula="of:=[.V61]/[.T61]" office:value-type="float" office:value="145510.448347116" calcext:value-type="float">
            <text:p>145510</text:p>
          </table:table-cell>
          <table:table-cell table:style-name="ce39" office:value-type="float" office:value="21304" calcext:value-type="float">
            <text:p>21304</text:p>
          </table:table-cell>
          <table:table-cell table:style-name="ce39" office:value-type="float" office:value="6189" calcext:value-type="float">
            <text:p>6189</text:p>
          </table:table-cell>
          <table:table-cell table:style-name="ce33" table:formula="of:=[.X61]/[.Y61]" office:value-type="float" office:value="3.44223622556148" calcext:value-type="float">
            <text:p>3.44</text:p>
          </table:table-cell>
          <table:table-cell table:style-name="ce104" table:formula="of:=[.T61]/[.O61]" office:value-type="float" office:value="0.71380797975039" calcext:value-type="float">
            <text:p>0.71</text:p>
          </table:table-cell>
          <table:table-cell table:style-name="ce33" table:formula="of:=([.W61]*100)/([.DD61]*(([.BP61]*([.BO61]/([.BJ61]+[.BO61])))+([.BK61]*([.BJ61]/([.BJ61]+[.BO61])))))" office:value-type="float" office:value="69.9235964184047" calcext:value-type="float">
            <text:p>69.92</text:p>
          </table:table-cell>
          <table:table-cell table:style-name="ce105" table:formula="of:=(([.V61]*100/[.V60])-100)-[.DE61]" office:value-type="float" office:value="8.75558251916727" calcext:value-type="float">
            <text:p>8.76</text:p>
          </table:table-cell>
          <table:table-cell table:style-name="ce105" office:value-type="float" office:value="2.058" calcext:value-type="float">
            <text:p>2.06</text:p>
          </table:table-cell>
          <table:table-cell table:style-name="ce105" office:value-type="float" office:value="70.9" calcext:value-type="float">
            <text:p>70.90</text:p>
          </table:table-cell>
          <table:table-cell table:style-name="ce105" office:value-type="float" office:value="29.1" calcext:value-type="float">
            <text:p>29.10</text:p>
          </table:table-cell>
          <table:table-cell table:style-name="ce109" office:value-type="float" office:value="24" calcext:value-type="float">
            <text:p>24</text:p>
          </table:table-cell>
          <table:table-cell table:style-name="ce104" office:value-type="float" office:value="1.088" calcext:value-type="float">
            <text:p>1.09</text:p>
          </table:table-cell>
          <table:table-cell table:style-name="ce104" office:value-type="float" office:value="1.052225" calcext:value-type="float">
            <text:p>1.05</text:p>
          </table:table-cell>
          <table:table-cell table:style-name="ce106" table:formula="of:=[.DD61]*100" office:value-type="float" office:value="161900" calcext:value-type="float">
            <text:p>161900</text:p>
          </table:table-cell>
          <table:table-cell table:style-name="ce106" table:formula="of:=([.DD61]*100)*[.AI61]" office:value-type="float" office:value="170355.2275" calcext:value-type="float">
            <text:p>170355</text:p>
          </table:table-cell>
          <table:table-cell table:style-name="ce122" office:value-type="float" office:value="16083941000000" calcext:value-type="float">
            <text:p>1.61E+13</text:p>
          </table:table-cell>
          <table:table-cell table:style-name="ce103" table:formula="of:=([.AL61]*100/[.AL60])-100" office:value-type="float" office:value="4.01274412997424" calcext:value-type="float">
            <text:p>4.01</text:p>
          </table:table-cell>
          <table:table-cell table:style-name="ce109" office:value-type="float" office:value="26159.4034019167" calcext:value-type="float">
            <text:p>26159</text:p>
          </table:table-cell>
          <table:table-cell table:style-name="ce108" table:formula="of:=[.DD61]*100/[.AN61]" office:value-type="float" office:value="6.18897906471895" calcext:value-type="float">
            <text:p>6</text:p>
          </table:table-cell>
          <table:table-cell table:style-name="ce109" office:value-type="float" office:value="1708.9025" calcext:value-type="float">
            <text:p>1709</text:p>
          </table:table-cell>
          <table:table-cell table:style-name="ce109" table:formula="of:=[.DD61]*100/[.AP61]" office:value-type="float" office:value="94.7391673895966" calcext:value-type="float">
            <text:p>95</text:p>
          </table:table-cell>
          <table:table-cell table:style-name="ce150" office:value-type="float" office:value="3.48041902878602" calcext:value-type="float">
            <text:p>3.5</text:p>
          </table:table-cell>
          <table:table-cell table:style-name="ce121" office:value-type="float" office:value="779185000000" calcext:value-type="float">
            <text:p>7.79E+11</text:p>
          </table:table-cell>
          <table:table-cell table:style-name="ce100" table:formula="of:=[.AS61]/[.E61]" office:value-type="float" office:value="19822.0030958563" calcext:value-type="float">
            <text:p>19822</text:p>
          </table:table-cell>
          <table:table-cell table:style-name="ce100" table:formula="of:=[.AU60]*(1+([.DE61]/100))" office:value-type="float" office:value="19424.6728991456" calcext:value-type="float">
            <text:p>19425</text:p>
          </table:table-cell>
          <table:table-cell table:style-name="ce109" table:formula="of:=[.AT61]+(12*PMT([.AD61]/100/12;[.AG61]*12;([.AT61]*5)*-1))" office:value-type="float" office:value="25058.5122192904" calcext:value-type="float">
            <text:p>25059</text:p>
          </table:table-cell>
          <table:table-cell table:style-name="ce100" table:formula="of:=[.AW60]*(1+([.DL61]/100))" office:value-type="float" office:value="25610.8468549391" calcext:value-type="float">
            <text:p>25611</text:p>
          </table:table-cell>
          <table:table-cell table:style-name="ce109" table:formula="of:=(([.AW61]+([.AU61]-[.AT61])+([.AV61]-[.AT61]))-[.AT61])+[.$AT$38]" office:value-type="float" office:value="22161.0109718958" calcext:value-type="float">
            <text:p>22161</text:p>
          </table:table-cell>
          <table:table-cell table:style-name="ce100" table:formula="of:=[.AX61]*[.$AY$38]/[.$AX$38]" office:value-type="float" office:value="141.616497855442" calcext:value-type="float">
            <text:p>142</text:p>
          </table:table-cell>
          <table:table-cell table:style-name="ce151" table:formula="of:=[.W61]/[.AT61]" office:value-type="float" office:value="7.34085488956133" calcext:value-type="float">
            <text:p>7.3</text:p>
          </table:table-cell>
          <table:table-cell table:style-name="ce100" table:formula="of:=[.W61]/5" office:value-type="float" office:value="29102.0896694233" calcext:value-type="float">
            <text:p>29102</text:p>
          </table:table-cell>
          <table:table-cell table:style-name="ce100" table:formula="of:=100-(([.AT61]*100)/[.BA61])" office:value-type="float" office:value="31.8880419893603" calcext:value-type="float">
            <text:p>32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9" office:value-type="float" office:value="158.8" calcext:value-type="float">
            <text:p>159</text:p>
          </table:table-cell>
          <table:table-cell table:style-name="ce39" office:value-type="float" office:value="26326" calcext:value-type="float">
            <text:p>26326</text:p>
          </table:table-cell>
          <table:table-cell table:style-name="ce39" office:value-type="float" office:value="75347" calcext:value-type="float">
            <text:p>75347</text:p>
          </table:table-cell>
          <table:table-cell table:style-name="ce39" office:value-type="float" office:value="27515" calcext:value-type="float">
            <text:p>27515</text:p>
          </table:table-cell>
          <table:table-cell table:style-name="ce39" office:value-type="float" office:value="44833" calcext:value-type="float">
            <text:p>44833</text:p>
          </table:table-cell>
          <table:table-cell table:style-name="ce39" office:value-type="float" office:value="2999" calcext:value-type="float">
            <text:p>2999</text:p>
          </table:table-cell>
          <table:table-cell table:style-name="ce109" office:value-type="float" office:value="25685" calcext:value-type="float">
            <text:p>25685</text:p>
          </table:table-cell>
          <table:table-cell table:style-name="ce84" office:value-type="float" office:value="195.3" calcext:value-type="float">
            <text:p>195</text:p>
          </table:table-cell>
          <table:table-cell table:style-name="ce39" office:value-type="float" office:value="4226885600" calcext:value-type="float">
            <text:p>4226885600</text:p>
          </table:table-cell>
          <table:table-cell table:style-name="ce80" table:formula="of:=[.BL61]/[.BJ61]" office:value-type="float" office:value="164566.307183181" calcext:value-type="float">
            <text:p>164566</text:p>
          </table:table-cell>
          <table:table-cell table:style-name="ce80" table:formula="of:=[.BM61]/[.BK61]" office:value-type="float" office:value="842.63342131685" calcext:value-type="float">
            <text:p>843</text:p>
          </table:table-cell>
          <table:table-cell table:style-name="ce109" office:value-type="float" office:value="83101" calcext:value-type="float">
            <text:p>83101</text:p>
          </table:table-cell>
          <table:table-cell table:style-name="ce84" office:value-type="float" office:value="107.9" calcext:value-type="float">
            <text:p>108</text:p>
          </table:table-cell>
          <table:table-cell table:style-name="ce39" office:value-type="float" office:value="7317704500" calcext:value-type="float">
            <text:p>7317704500</text:p>
          </table:table-cell>
          <table:table-cell table:style-name="ce80" table:formula="of:=[.BQ61]/[.BO61]" office:value-type="float" office:value="88057.9595913406" calcext:value-type="float">
            <text:p>88058</text:p>
          </table:table-cell>
          <table:table-cell table:style-name="ce80" table:formula="of:=[.BR61]/[.BP61]" office:value-type="float" office:value="816.107132449867" calcext:value-type="float">
            <text:p>816</text:p>
          </table:table-cell>
          <table:table-cell table:style-name="ce86" table:formula="of:=[.DD61]/(([.BS61]+[.BN61])/2)" office:value-type="float" office:value="1.95208346033806" calcext:value-type="float">
            <text:p>1.95</text:p>
          </table:table-cell>
          <table:table-cell table:style-name="ce85" table:formula="of:=[.BV61]-[.BV60]" office:value-type="float" office:value="13.3618132893124" calcext:value-type="float">
            <text:p>13.4</text:p>
          </table:table-cell>
          <table:table-cell table:style-name="ce133" office:value-type="float" office:value="124.85877591066" calcext:value-type="float">
            <text:p>125</text:p>
          </table:table-cell>
          <table:table-cell table:style-name="ce100" table:formula="of:=[.BW60]+[.BX61]" office:value-type="float" office:value="26065461" calcext:value-type="float">
            <text:p>26065461</text:p>
          </table:table-cell>
          <table:table-cell table:style-name="ce100" office:value-type="float" office:value="89156" calcext:value-type="float">
            <text:p>89156</text:p>
          </table:table-cell>
          <table:table-cell table:style-name="ce109" office:value-type="float" office:value="79935" calcext:value-type="float">
            <text:p>79935</text:p>
          </table:table-cell>
          <table:table-cell table:style-name="ce109" office:value-type="float" office:value="9221" calcext:value-type="float">
            <text:p>9221</text:p>
          </table:table-cell>
          <table:table-cell table:style-name="ce109" table:formula="of:=100-[.CB61]" office:value-type="float" office:value="89.6574543496792" calcext:value-type="float">
            <text:p>90</text:p>
          </table:table-cell>
          <table:table-cell table:style-name="ce109" table:formula="of:=([.BZ61]*100)/([.BY61]+[.BZ61])" office:value-type="float" office:value="10.3425456503208" calcext:value-type="float">
            <text:p>10</text:p>
          </table:table-cell>
          <table:table-cell table:style-name="ce146" table:formula="of:=([.BW61]/[.B61])" office:value-type="float" office:value="0.549523921260824" calcext:value-type="float">
            <text:p>0.5495</text:p>
          </table:table-cell>
          <table:table-cell table:style-name="ce151" table:formula="of:=([.BW61]*100/[.BW60])-100" office:value-type="float" office:value="0.343220484976598" calcext:value-type="float">
            <text:p>0.3</text:p>
          </table:table-cell>
          <table:table-cell table:style-name="ce104" table:formula="of:=([.B61]*100/[.B60])-100" office:value-type="float" office:value="0.0720273450739626" calcext:value-type="float">
            <text:p>0.07</text:p>
          </table:table-cell>
          <table:table-cell table:style-name="ce151" table:formula="of:=[.CD61]-[.CE61]" office:value-type="float" office:value="0.271193139902635" calcext:value-type="float">
            <text:p>0.3</text:p>
          </table:table-cell>
          <table:table-cell table:style-name="ce109" office:value-type="float" office:value="1321000" calcext:value-type="float">
            <text:p>1321000</text:p>
          </table:table-cell>
          <table:table-cell table:style-name="ce169" table:formula="of:=[.CG61]/[.BX61]" office:value-type="float" office:value="14.8167257391538" calcext:value-type="float">
            <text:p>15</text:p>
          </table:table-cell>
          <table:table-cell table:style-name="ce148" table:formula="of:=[.CG61]/[.B61]*100" office:value-type="float" office:value="2.7849923697323" calcext:value-type="float">
            <text:p>2.8</text:p>
          </table:table-cell>
          <table:table-cell table:style-name="ce109" office:value-type="float" office:value="14906" calcext:value-type="float">
            <text:p>14906</text:p>
          </table:table-cell>
          <table:table-cell table:style-name="ce104" office:value-type="float" office:value="10.37" calcext:value-type="float">
            <text:p>10.37</text:p>
          </table:table-cell>
          <table:table-cell table:style-name="ce104" table:formula="of:=100-([.CK61]+[.CM61])" office:value-type="float" office:value="77.305875" calcext:value-type="float">
            <text:p>77.31</text:p>
          </table:table-cell>
          <table:table-cell table:style-name="ce104" table:formula="of:=([.CN61]*(100-[.CK61]))/100" office:value-type="float" office:value="12.324125" calcext:value-type="float">
            <text:p>12.32</text:p>
          </table:table-cell>
          <table:table-cell table:style-name="ce104" office:value-type="float" office:value="13.75" calcext:value-type="float">
            <text:p>13.75</text:p>
          </table:table-cell>
          <table:table-cell table:style-name="ce119" table:number-columns-repeated="8"/>
          <table:table-cell table:style-name="ce150" office:value-type="float" office:value="11.07" calcext:value-type="float">
            <text:p>11.1</text:p>
          </table:table-cell>
          <table:table-cell table:style-name="ce150" table:formula="of:=(([.CW61]*100)/[.CW60])-100" office:value-type="float" office:value="2.02764976958525" calcext:value-type="float">
            <text:p>2.0</text:p>
          </table:table-cell>
          <table:table-cell table:style-name="ce150" table:formula="of:=[.DC61]/([.CW61]*12)" office:value-type="float" office:value="14.1071966275218" calcext:value-type="float">
            <text:p>14.1</text:p>
          </table:table-cell>
          <table:table-cell table:style-name="ce150" table:formula="of:=100/[.CY61]" office:value-type="float" office:value="7.08858057630736" calcext:value-type="float">
            <text:p>7.1</text:p>
          </table:table-cell>
          <table:table-cell table:style-name="ce150" table:formula="of:=[.DC61]/(([.CW61]*12)*0.75)" office:value-type="float" office:value="18.8095955033624" calcext:value-type="float">
            <text:p>18.8</text:p>
          </table:table-cell>
          <table:table-cell table:style-name="ce150" table:formula="of:=100/[.DA61]" office:value-type="float" office:value="5.31643543223052" calcext:value-type="float">
            <text:p>5.3</text:p>
          </table:table-cell>
          <table:table-cell table:style-name="ce39" office:value-type="float" office:value="1874" calcext:value-type="float">
            <text:p>1874</text:p>
          </table:table-cell>
          <table:table-cell table:style-name="ce109" office:value-type="float" office:value="1619" calcext:value-type="float">
            <text:p>1619</text:p>
          </table:table-cell>
          <table:table-cell table:style-name="ce104" office:value-type="float" office:value="8.4" calcext:value-type="float">
            <text:p>8.40</text:p>
          </table:table-cell>
          <table:table-cell table:style-name="ce150" table:formula="of:=[.DF60]+[.DE61]" office:value-type="float" office:value="221.05" calcext:value-type="float">
            <text:p>221.1</text:p>
          </table:table-cell>
          <table:table-cell table:style-name="ce150" table:formula="of:=(([.DD61]*[.DE61])/100)+[.DG60]" office:value-type="float" office:value="1117.36526525" calcext:value-type="float">
            <text:p>1117.4</text:p>
          </table:table-cell>
          <table:table-cell table:style-name="ce150" table:formula="of:=[.DD61]-[.DG61]" office:value-type="float" office:value="501.63473475" calcext:value-type="float">
            <text:p>501.6</text:p>
          </table:table-cell>
          <table:table-cell table:style-name="ce150" table:formula="of:=[.DD61]/[.DF61]*[.$DF$24]" office:value-type="float" office:value="732.41348111287" calcext:value-type="float">
            <text:p>732.4</text:p>
          </table:table-cell>
          <table:table-cell table:style-name="ce150" table:formula="of:=[.DD61]-[.DI61]" office:value-type="float" office:value="886.58651888713" calcext:value-type="float">
            <text:p>886.6</text:p>
          </table:table-cell>
          <table:table-cell table:style-name="ce33" table:formula="of:=([.AH61]-[.AH60])" office:value-type="float" office:value="1.57767272727273" calcext:value-type="float">
            <text:p>1.58</text:p>
          </table:table-cell>
          <table:table-cell table:style-name="ce104" table:formula="of:=([.DD61]*100/[.DD60])-100" office:value-type="float" office:value="6.93527080581242" calcext:value-type="float">
            <text:p>6.94</text:p>
          </table:table-cell>
          <table:table-cell table:style-name="ce104" table:formula="of:=[.DL61]-[.DE61]" office:value-type="float" office:value="-1.46472919418758" calcext:value-type="float">
            <text:p>-1.46</text:p>
          </table:table-cell>
          <table:table-cell table:style-name="ce104" table:formula="of:=([.O61]*100/[.O60])-100" office:value-type="float" office:value="14.8483792878451" calcext:value-type="float">
            <text:p>14.85</text:p>
          </table:table-cell>
          <table:table-cell table:style-name="ce104" table:formula="of:=([.T61]*100/[.T60])-100" office:value-type="float" office:value="11.0450034850216" calcext:value-type="float">
            <text:p>11.05</text:p>
          </table:table-cell>
          <table:table-cell table:style-name="ce129" office:value-type="float" office:value="12.92" calcext:value-type="float">
            <text:p>12.9</text:p>
          </table:table-cell>
          <table:table-cell table:style-name="ce150" table:formula="of:=([.DB61]+[.DL61])" office:value-type="float" office:value="12.2517062380429" calcext:value-type="float">
            <text:p>12.3</text:p>
          </table:table-cell>
          <table:table-cell table:style-name="ce148" table:formula="of:=-0.06*(([.A61]-1963)^2)+8.5*([.A61]-1963)+140" office:value-type="float" office:value="432.64" calcext:value-type="float">
            <text:p>432.6</text:p>
          </table:table-cell>
          <table:table-cell table:style-name="ce150" table:formula="of:=[.DR61]+50" office:value-type="float" office:value="482.64" calcext:value-type="float">
            <text:p>482.6</text:p>
          </table:table-cell>
          <table:table-cell table:style-name="ce150" table:formula="of:=[.DR61]-50" office:value-type="float" office:value="382.64" calcext:value-type="float">
            <text:p>382.6</text:p>
          </table:table-cell>
          <table:table-cell table:style-name="ce150" table:formula="of:=[.DR61]+100" office:value-type="float" office:value="532.64" calcext:value-type="float">
            <text:p>532.6</text:p>
          </table:table-cell>
          <table:table-cell table:style-name="ce150" table:formula="of:=[.DR61]-100" office:value-type="float" office:value="332.64" calcext:value-type="float">
            <text:p>332.6</text:p>
          </table:table-cell>
          <table:table-cell table:style-name="ce148" table:formula="of:=-0.025*(([.A61]-1963)^2)+5.5*([.A61]-1963)+175" office:value-type="float" office:value="412.475" calcext:value-type="float">
            <text:p>412.5</text:p>
          </table:table-cell>
          <table:table-cell table:style-name="ce94" table:formula="of:=3.80288461538462*0.264172052" office:value-type="float" office:value="1.00461583236539" calcext:value-type="float">
            <text:p>1.00</text:p>
          </table:table-cell>
          <table:table-cell table:style-name="ce139" table:formula="of:=([.DX61]*100/[.DX60])-100" office:value-type="float" office:value="30.7576338654009" calcext:value-type="float">
            <text:p>30.8</text:p>
          </table:table-cell>
          <table:table-cell table:style-name="ce138" office:value-type="float" office:value="2.04" calcext:value-type="float">
            <text:p>2.04</text:p>
          </table:table-cell>
          <table:table-cell table:number-columns-repeated="894"/>
        </table:table-row>
        <table:table-row table:style-name="ro9">
          <table:table-cell table:style-name="ce18" office:value-type="float" office:value="2023" calcext:value-type="float">
            <text:p>2023</text:p>
          </table:table-cell>
          <table:table-cell table:style-name="ce16" office:value-type="float" office:value="48059777" calcext:value-type="float">
            <text:p>48059777</text:p>
          </table:table-cell>
          <table:table-cell table:style-name="ce100" office:value-type="float" office:value="16502601.299354" calcext:value-type="float">
            <text:p>16502601</text:p>
          </table:table-cell>
          <table:table-cell table:style-name="ce100" office:value-type="float" office:value="23957436.252568" calcext:value-type="float">
            <text:p>23957436</text:p>
          </table:table-cell>
          <table:table-cell table:style-name="ce100"/>
          <table:table-cell table:style-name="ce100" table:formula="of:=[.C62]/26" office:value-type="float" office:value="634715.434590539" calcext:value-type="float">
            <text:p>634715</text:p>
          </table:table-cell>
          <table:table-cell table:style-name="ce100" table:formula="of:=[.F62]/2" office:value-type="float" office:value="317357.717295269" calcext:value-type="float">
            <text:p>317358</text:p>
          </table:table-cell>
          <table:table-cell table:style-name="ce100" table:formula="of:=[.G62]*1.5" office:value-type="float" office:value="476036.575942904" calcext:value-type="float">
            <text:p>476037</text:p>
          </table:table-cell>
          <table:table-cell table:style-name="ce100" office:value-type="float" office:value="523292.167348" calcext:value-type="float">
            <text:p>523292</text:p>
          </table:table-cell>
          <table:table-cell table:style-name="ce100" table:formula="of:=[.I62]/2" office:value-type="float" office:value="261646.083674" calcext:value-type="float">
            <text:p>261646</text:p>
          </table:table-cell>
          <table:table-cell table:style-name="ce100" office:value-type="float" office:value="667442.915045" calcext:value-type="float">
            <text:p>667443</text:p>
          </table:table-cell>
          <table:table-cell table:style-name="ce100" table:formula="of:=[.K62]/2" office:value-type="float" office:value="333721.4575225" calcext:value-type="float">
            <text:p>333721</text:p>
          </table:table-cell>
          <table:table-cell table:style-name="ce100" office:value-type="float" office:value="774828.893292" calcext:value-type="float">
            <text:p>774829</text:p>
          </table:table-cell>
          <table:table-cell table:style-name="ce100" table:formula="of:=[.M62]/2" office:value-type="float" office:value="387414.446646" calcext:value-type="float">
            <text:p>387414</text:p>
          </table:table-cell>
          <table:table-cell table:style-name="ce100" office:value-type="float" office:value="631566" calcext:value-type="float">
            <text:p>631566</text:p>
          </table:table-cell>
          <table:table-cell table:style-name="ce100" office:value-type="float" office:value="214146" calcext:value-type="float">
            <text:p>214146</text:p>
          </table:table-cell>
          <table:table-cell table:style-name="ce100" office:value-type="float" office:value="22132" calcext:value-type="float">
            <text:p>22132</text:p>
          </table:table-cell>
          <table:table-cell table:style-name="ce100" office:value-type="float" office:value="1324" calcext:value-type="float">
            <text:p>1324</text:p>
          </table:table-cell>
          <table:table-cell table:style-name="ce100" office:value-type="float" office:value="180242" calcext:value-type="float">
            <text:p>180242</text:p>
          </table:table-cell>
          <table:table-cell table:style-name="ce100" office:value-type="float" office:value="406892" calcext:value-type="float">
            <text:p>406892</text:p>
          </table:table-cell>
          <table:table-cell table:style-name="ce100" office:value-type="float" office:value="462644" calcext:value-type="float">
            <text:p>462644</text:p>
          </table:table-cell>
          <table:table-cell table:style-name="ce125" office:value-type="float" office:value="57810360000" calcext:value-type="float">
            <text:p>5.8E+10</text:p>
          </table:table-cell>
          <table:table-cell table:style-name="ce100" table:formula="of:=[.V62]/[.T62]" office:value-type="float" office:value="142077.897820552" calcext:value-type="float">
            <text:p>142078</text:p>
          </table:table-cell>
          <table:table-cell table:style-name="ce102" office:value-type="float" office:value="23888" calcext:value-type="float">
            <text:p>23888</text:p>
          </table:table-cell>
          <table:table-cell table:style-name="ce102" office:value-type="float" office:value="7088" calcext:value-type="float">
            <text:p>7088</text:p>
          </table:table-cell>
          <table:table-cell table:style-name="ce134" table:formula="of:=[.X62]/[.Y62]" office:value-type="float" office:value="3.37020316027088" calcext:value-type="float">
            <text:p>3.37</text:p>
          </table:table-cell>
          <table:table-cell table:style-name="ce134" table:formula="of:=[.T62]/[.O62]" office:value-type="float" office:value="0.644258873973583" calcext:value-type="float">
            <text:p>0.64</text:p>
          </table:table-cell>
          <table:table-cell table:style-name="ce33" table:formula="of:=([.W62]*100)/([.DD62]*(([.BP62]*([.BO62]/([.BJ62]+[.BO62])))+([.BK62]*([.BJ62]/([.BJ62]+[.BO62])))))" office:value-type="float" office:value="68.1058519912841" calcext:value-type="float">
            <text:p>68.11</text:p>
          </table:table-cell>
          <table:table-cell table:style-name="ce87" table:formula="of:=(([.V62]*100/[.V61])-100)-[.DE62]" office:value-type="float" office:value="-18.1251046282797" calcext:value-type="float">
            <text:p>-18.13</text:p>
          </table:table-cell>
          <table:table-cell table:style-name="ce87" office:value-type="float" office:value="3.71" calcext:value-type="float">
            <text:p>3.71</text:p>
          </table:table-cell>
          <table:table-cell table:style-name="ce134" office:value-type="float" office:value="65" calcext:value-type="float">
            <text:p>65.00</text:p>
          </table:table-cell>
          <table:table-cell table:style-name="ce134" office:value-type="float" office:value="35" calcext:value-type="float">
            <text:p>35.00</text:p>
          </table:table-cell>
          <table:table-cell table:style-name="ce100" office:value-type="float" office:value="25" calcext:value-type="float">
            <text:p>25</text:p>
          </table:table-cell>
          <table:table-cell table:style-name="ce134" office:value-type="float" office:value="3.68" calcext:value-type="float">
            <text:p>3.68</text:p>
          </table:table-cell>
          <table:table-cell table:style-name="ce134" office:value-type="float" office:value="1.07013333333333" calcext:value-type="float">
            <text:p>1.07</text:p>
          </table:table-cell>
          <table:table-cell table:style-name="ce135" table:formula="of:=[.DD62]*100" office:value-type="float" office:value="162300" calcext:value-type="float">
            <text:p>162300</text:p>
          </table:table-cell>
          <table:table-cell table:style-name="ce135" table:formula="of:=([.DD62]*100)*[.AI62]" office:value-type="float" office:value="173682.64" calcext:value-type="float">
            <text:p>173683</text:p>
          </table:table-cell>
          <table:table-cell table:style-name="ce121" office:value-type="float" office:value="15956504000000" calcext:value-type="float">
            <text:p>1.60E+13</text:p>
          </table:table-cell>
          <table:table-cell table:style-name="ce136" table:formula="of:=([.AL62]*100/[.AL61])-100" office:value-type="float" office:value="-0.79232446823822" calcext:value-type="float">
            <text:p>-0.79</text:p>
          </table:table-cell>
          <table:table-cell table:style-name="ce100" office:value-type="float" office:value="23477" calcext:value-type="float">
            <text:p>23477</text:p>
          </table:table-cell>
          <table:table-cell table:style-name="ce110" table:formula="of:=[.DD62]*100/[.AN62]" office:value-type="float" office:value="6.91314903948545" calcext:value-type="float">
            <text:p>7</text:p>
          </table:table-cell>
          <table:table-cell table:style-name="ce100" office:value-type="float" office:value="1745.99" calcext:value-type="float">
            <text:p>1746</text:p>
          </table:table-cell>
          <table:table-cell table:style-name="ce100" table:formula="of:=[.DD62]*100/[.AP62]" office:value-type="float" office:value="92.9558588537162" calcext:value-type="float">
            <text:p>93</text:p>
          </table:table-cell>
          <table:table-cell table:style-name="ce151"/>
          <table:table-cell table:style-name="ce121"/>
          <table:table-cell table:style-name="ce102"/>
          <table:table-cell table:style-name="ce100"/>
          <table:table-cell table:style-name="ce109"/>
          <table:table-cell table:style-name="ce100"/>
          <table:table-cell table:style-name="ce109"/>
          <table:table-cell table:style-name="ce100"/>
          <table:table-cell table:style-name="ce151"/>
          <table:table-cell table:style-name="ce102" table:number-columns-repeated="2"/>
          <table:table-cell table:style-name="ce100"/>
          <table:table-cell table:style-name="ce100" office:value-type="float" office:value="148.2" calcext:value-type="float">
            <text:p>148</text:p>
          </table:table-cell>
          <table:table-cell table:style-name="ce100" office:value-type="float" office:value="22520" calcext:value-type="float">
            <text:p>22520</text:p>
          </table:table-cell>
          <table:table-cell table:style-name="ce100" office:value-type="float" office:value="71433" calcext:value-type="float">
            <text:p>71433</text:p>
          </table:table-cell>
          <table:table-cell table:style-name="ce100" office:value-type="float" office:value="26193" calcext:value-type="float">
            <text:p>26193</text:p>
          </table:table-cell>
          <table:table-cell table:style-name="ce100" table:formula="of:=[.BF62]-[.BG62]-[.BI62]" office:value-type="float" office:value="42528" calcext:value-type="float">
            <text:p>42528</text:p>
          </table:table-cell>
          <table:table-cell table:style-name="ce100" office:value-type="float" office:value="2712" calcext:value-type="float">
            <text:p>2712</text:p>
          </table:table-cell>
          <table:table-cell table:style-name="ce100" office:value-type="float" office:value="25685" calcext:value-type="float">
            <text:p>25685</text:p>
          </table:table-cell>
          <table:table-cell table:style-name="ce219" office:value-type="float" office:value="195.3" calcext:value-type="float">
            <text:p>195</text:p>
          </table:table-cell>
          <table:table-cell table:style-name="ce100" table:number-columns-repeated="3"/>
          <table:table-cell table:style-name="ce100" office:value-type="float" office:value="83101" calcext:value-type="float">
            <text:p>83101</text:p>
          </table:table-cell>
          <table:table-cell table:style-name="ce219" office:value-type="float" office:value="107.9" calcext:value-type="float">
            <text:p>108</text:p>
          </table:table-cell>
          <table:table-cell table:style-name="ce100" table:number-columns-repeated="3"/>
          <table:table-cell table:style-name="ce151"/>
          <table:table-cell table:style-name="ce85" table:formula="of:=[.BV62]-[.BV61]" office:value-type="float" office:value="2.99122408933999" calcext:value-type="float">
            <text:p>3.0</text:p>
          </table:table-cell>
          <table:table-cell table:style-name="ce100" office:value-type="float" office:value="127.85" calcext:value-type="float">
            <text:p>128</text:p>
          </table:table-cell>
          <table:table-cell table:style-name="ce100" table:formula="of:=[.BW61]+[.BX62]" office:value-type="float" office:value="26160461" calcext:value-type="float">
            <text:p>26160461</text:p>
          </table:table-cell>
          <table:table-cell table:style-name="ce100" office:value-type="float" office:value="95000" calcext:value-type="float">
            <text:p>95000</text:p>
          </table:table-cell>
          <table:table-cell table:style-name="ce100" table:number-columns-repeated="4"/>
          <table:table-cell table:style-name="ce146" table:formula="of:=([.BW62]/[.B62])" office:value-type="float" office:value="0.544331718393117" calcext:value-type="float">
            <text:p>0.5443</text:p>
          </table:table-cell>
          <table:table-cell table:style-name="ce151" table:formula="of:=([.BW62]*100/[.BW61])-100" office:value-type="float" office:value="0.364466985640504" calcext:value-type="float">
            <text:p>0.4</text:p>
          </table:table-cell>
          <table:table-cell table:style-name="ce104" table:formula="of:=([.B62]*100/[.B61])-100" office:value-type="float" office:value="1.32181092811189" calcext:value-type="float">
            <text:p>1.32</text:p>
          </table:table-cell>
          <table:table-cell table:style-name="ce151" table:formula="of:=[.CD62]-[.CE62]" office:value-type="float" office:value="-0.957343942471383" calcext:value-type="float">
            <text:p>-1.0</text:p>
          </table:table-cell>
          <table:table-cell table:style-name="ce100" office:value-type="float" office:value="1328000" calcext:value-type="float">
            <text:p>1328000</text:p>
          </table:table-cell>
          <table:table-cell table:style-name="ce169" table:formula="of:=[.CG62]/[.BX62]" office:value-type="float" office:value="13.9789473684211" calcext:value-type="float">
            <text:p>14</text:p>
          </table:table-cell>
          <table:table-cell table:style-name="ce148" table:formula="of:=[.CG62]/[.B62]*100" office:value-type="float" office:value="2.76322547231128" calcext:value-type="float">
            <text:p>2.8</text:p>
          </table:table-cell>
          <table:table-cell table:style-name="ce110" office:value-type="float" office:value="15079" calcext:value-type="float">
            <text:p>15079</text:p>
          </table:table-cell>
          <table:table-cell table:style-name="ce100" table:number-columns-repeated="2"/>
          <table:table-cell table:style-name="ce134" table:number-columns-repeated="2"/>
          <table:table-cell table:style-name="ce100" table:number-columns-repeated="8"/>
          <table:table-cell table:style-name="ce151" office:value-type="float" office:value="11.23" calcext:value-type="float">
            <text:p>11.2</text:p>
          </table:table-cell>
          <table:table-cell table:style-name="ce151" table:formula="of:=(([.CW62]*100)/[.CW61])-100" office:value-type="float" office:value="1.4453477868112" calcext:value-type="float">
            <text:p>1.4</text:p>
          </table:table-cell>
          <table:table-cell table:style-name="ce151" table:formula="of:=[.DC62]/([.CW62]*12)" office:value-type="float" office:value="14.3811219946572" calcext:value-type="float">
            <text:p>14.4</text:p>
          </table:table-cell>
          <table:table-cell table:style-name="ce151" table:formula="of:=100/[.CY62]" office:value-type="float" office:value="6.95356037151703" calcext:value-type="float">
            <text:p>7.0</text:p>
          </table:table-cell>
          <table:table-cell table:style-name="ce151" table:formula="of:=[.DC62]/(([.CW62]*12)*0.75)" office:value-type="float" office:value="19.1748293262096" calcext:value-type="float">
            <text:p>19.2</text:p>
          </table:table-cell>
          <table:table-cell table:style-name="ce151" table:formula="of:=100/[.DA62]" office:value-type="float" office:value="5.21517027863777" calcext:value-type="float">
            <text:p>5.2</text:p>
          </table:table-cell>
          <table:table-cell table:style-name="ce100" office:value-type="float" office:value="1938" calcext:value-type="float">
            <text:p>1938</text:p>
          </table:table-cell>
          <table:table-cell table:style-name="ce100" office:value-type="float" office:value="1623" calcext:value-type="float">
            <text:p>1623</text:p>
          </table:table-cell>
          <table:table-cell table:style-name="ce134" office:value-type="float" office:value="3.82" calcext:value-type="float">
            <text:p>3.82</text:p>
          </table:table-cell>
          <table:table-cell table:style-name="ce151" table:formula="of:=[.DF61]+[.DE62]" office:value-type="float" office:value="224.87" calcext:value-type="float">
            <text:p>224.9</text:p>
          </table:table-cell>
          <table:table-cell table:style-name="ce151" table:formula="of:=(([.DD62]*[.DE62])/100)+[.DG61]" office:value-type="float" office:value="1179.36386525" calcext:value-type="float">
            <text:p>1179.4</text:p>
          </table:table-cell>
          <table:table-cell table:style-name="ce151" table:formula="of:=[.DD62]-[.DG62]" office:value-type="float" office:value="443.63613475" calcext:value-type="float">
            <text:p>443.6</text:p>
          </table:table-cell>
          <table:table-cell table:style-name="ce151" table:formula="of:=[.DD62]/[.DF62]*[.$DF$24]" office:value-type="float" office:value="721.750344643572" calcext:value-type="float">
            <text:p>721.8</text:p>
          </table:table-cell>
          <table:table-cell table:style-name="ce151" table:formula="of:=[.DD62]-[.DI62]" office:value-type="float" office:value="901.249655356428" calcext:value-type="float">
            <text:p>901.2</text:p>
          </table:table-cell>
          <table:table-cell table:style-name="ce33" table:formula="of:=([.AH62]-[.AH61])" office:value-type="float" office:value="2.592" calcext:value-type="float">
            <text:p>2.59</text:p>
          </table:table-cell>
          <table:table-cell table:style-name="ce134" table:formula="of:=([.DD62]*100/[.DD61])-100" office:value-type="float" office:value="0.247066090179118" calcext:value-type="float">
            <text:p>0.25</text:p>
          </table:table-cell>
          <table:table-cell table:style-name="ce134" table:formula="of:=[.DL62]-[.DE62]" office:value-type="float" office:value="-3.57293390982088" calcext:value-type="float">
            <text:p>-3.57</text:p>
          </table:table-cell>
          <table:table-cell table:style-name="ce134" table:formula="of:=([.O62]*100/[.O61])-100" office:value-type="float" office:value="-2.76030263559016" calcext:value-type="float">
            <text:p>-2.76</text:p>
          </table:table-cell>
          <table:table-cell table:style-name="ce134" table:formula="of:=([.T62]*100/[.T61])-100" office:value-type="float" office:value="-12.2347470093656" calcext:value-type="float">
            <text:p>-12.23</text:p>
          </table:table-cell>
          <table:table-cell table:style-name="ce151" office:value-type="float" office:value="12.43" calcext:value-type="float">
            <text:p>12.4</text:p>
          </table:table-cell>
          <table:table-cell table:style-name="ce151" table:formula="of:=([.DB62]+[.DL62])" office:value-type="float" office:value="5.46223636881689" calcext:value-type="float">
            <text:p>5.5</text:p>
          </table:table-cell>
          <table:table-cell table:style-name="ce148" table:formula="of:=-0.06*(([.A62]-1963)^2)+8.5*([.A62]-1963)+140" office:value-type="float" office:value="434" calcext:value-type="float">
            <text:p>434.0</text:p>
          </table:table-cell>
          <table:table-cell table:style-name="ce151" table:formula="of:=[.DR62]+50" office:value-type="float" office:value="484" calcext:value-type="float">
            <text:p>484.0</text:p>
          </table:table-cell>
          <table:table-cell table:style-name="ce151" table:formula="of:=[.DR62]-50" office:value-type="float" office:value="384" calcext:value-type="float">
            <text:p>384.0</text:p>
          </table:table-cell>
          <table:table-cell table:style-name="ce151" table:formula="of:=[.DR62]+100" office:value-type="float" office:value="534" calcext:value-type="float">
            <text:p>534.0</text:p>
          </table:table-cell>
          <table:table-cell table:style-name="ce151" table:formula="of:=[.DR62]-100" office:value-type="float" office:value="334" calcext:value-type="float">
            <text:p>334.0</text:p>
          </table:table-cell>
          <table:table-cell table:style-name="ce148" table:formula="of:=-0.025*(([.A62]-1963)^2)+5.5*([.A62]-1963)+175" office:value-type="float" office:value="415" calcext:value-type="float">
            <text:p>415.0</text:p>
          </table:table-cell>
          <table:table-cell table:style-name="ce138" table:formula="of:=3.28418181818182*0.264172052" office:value-type="float" office:value="0.867589050050182" calcext:value-type="float">
            <text:p>0.87</text:p>
          </table:table-cell>
          <table:table-cell table:style-name="ce140" table:formula="of:=([.DX62]*100/[.DX61])-100" office:value-type="float" office:value="-13.639719572463" calcext:value-type="float">
            <text:p>-13.6</text:p>
          </table:table-cell>
          <table:table-cell table:style-name="ce138" office:value-type="float" office:value="1.94" calcext:value-type="float">
            <text:p>1.94</text:p>
          </table:table-cell>
          <table:table-cell table:number-columns-repeated="894"/>
        </table:table-row>
        <table:table-row table:style-name="ro9">
          <table:table-cell table:style-name="ce18" office:value-type="float" office:value="2024" calcext:value-type="float">
            <text:p>2024</text:p>
          </table:table-cell>
          <table:table-cell table:style-name="ce14" office:value-type="float" office:value="47508101.6935124" calcext:value-type="float">
            <text:p>47508102</text:p>
          </table:table-cell>
          <table:table-cell table:style-name="ce100" office:value-type="float" office:value="16250838.702939" calcext:value-type="float">
            <text:p>16250839</text:p>
          </table:table-cell>
          <table:table-cell table:style-name="ce100" office:value-type="float" office:value="24005017.017506" calcext:value-type="float">
            <text:p>24005017</text:p>
          </table:table-cell>
          <table:table-cell table:style-name="ce100"/>
          <table:table-cell table:style-name="ce100" table:formula="of:=[.C63]/26" office:value-type="float" office:value="625032.257805346" calcext:value-type="float">
            <text:p>625032</text:p>
          </table:table-cell>
          <table:table-cell table:style-name="ce100" table:formula="of:=[.F63]/2" office:value-type="float" office:value="312516.128902673" calcext:value-type="float">
            <text:p>312516</text:p>
          </table:table-cell>
          <table:table-cell table:style-name="ce100" table:formula="of:=[.G63]*1.5" office:value-type="float" office:value="468774.19335401" calcext:value-type="float">
            <text:p>468774</text:p>
          </table:table-cell>
          <table:table-cell table:style-name="ce100" office:value-type="float" office:value="516126.852998" calcext:value-type="float">
            <text:p>516127</text:p>
          </table:table-cell>
          <table:table-cell table:style-name="ce100" table:formula="of:=[.I63]/2" office:value-type="float" office:value="258063.426499" calcext:value-type="float">
            <text:p>258063</text:p>
          </table:table-cell>
          <table:table-cell table:style-name="ce100" office:value-type="float" office:value="632727.364446" calcext:value-type="float">
            <text:p>632727</text:p>
          </table:table-cell>
          <table:table-cell table:style-name="ce100" table:formula="of:=[.K63]/2" office:value-type="float" office:value="316363.682223" calcext:value-type="float">
            <text:p>316364</text:p>
          </table:table-cell>
          <table:table-cell table:style-name="ce100" office:value-type="float" office:value="778332.344401" calcext:value-type="float">
            <text:p>778332</text:p>
          </table:table-cell>
          <table:table-cell table:style-name="ce100" table:formula="of:=[.M63]/2" office:value-type="float" office:value="389166.1722005" calcext:value-type="float">
            <text:p>389166</text:p>
          </table:table-cell>
          <table:table-cell table:style-name="ce100"/>
          <table:table-cell table:style-name="ce100" table:formula="of:=[.P62]*1.03" office:value-type="float" office:value="220570.38" calcext:value-type="float">
            <text:p>220570</text:p>
          </table:table-cell>
          <table:table-cell table:style-name="ce102"/>
          <table:table-cell table:style-name="ce13"/>
          <table:table-cell table:style-name="ce151"/>
          <table:table-cell table:style-name="ce100"/>
          <table:table-cell table:style-name="ce102"/>
          <table:table-cell table:style-name="ce125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19" table:number-columns-repeated="3"/>
          <table:table-cell table:style-name="ce169"/>
          <table:table-cell table:style-name="ce119" table:number-columns-repeated="3"/>
          <table:table-cell table:style-name="ce102" table:number-columns-repeated="3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/>
          <table:table-cell table:style-name="ce148" table:number-columns-repeated="2"/>
          <table:table-cell table:style-name="ce119" table:number-columns-repeated="4"/>
          <table:table-cell table:style-name="ce44"/>
          <table:table-cell table:style-name="ce100" table:number-columns-repeated="20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63]-1963)^2)+8.5*([.A63]-1963)+140" office:value-type="float" office:value="435.24" calcext:value-type="float">
            <text:p>435.2</text:p>
          </table:table-cell>
          <table:table-cell table:style-name="ce151" table:formula="of:=[.DR63]+50" office:value-type="float" office:value="485.24" calcext:value-type="float">
            <text:p>485.2</text:p>
          </table:table-cell>
          <table:table-cell table:style-name="ce151" table:formula="of:=[.DR63]-50" office:value-type="float" office:value="385.24" calcext:value-type="float">
            <text:p>385.2</text:p>
          </table:table-cell>
          <table:table-cell table:style-name="ce151" table:formula="of:=[.DR63]+100" office:value-type="float" office:value="535.24" calcext:value-type="float">
            <text:p>535.2</text:p>
          </table:table-cell>
          <table:table-cell table:style-name="ce151" table:formula="of:=[.DR63]-100" office:value-type="float" office:value="335.24" calcext:value-type="float">
            <text:p>335.2</text:p>
          </table:table-cell>
          <table:table-cell table:style-name="ce148" table:formula="of:=-0.025*(([.A63]-1963)^2)+5.5*([.A63]-1963)+175" office:value-type="float" office:value="417.475" calcext:value-type="float">
            <text:p>417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25" calcext:value-type="float">
            <text:p>2025</text:p>
          </table:table-cell>
          <table:table-cell table:style-name="ce14" office:value-type="float" office:value="47544784.0586662" calcext:value-type="float">
            <text:p>47544784</text:p>
          </table:table-cell>
          <table:table-cell table:style-name="ce100" office:value-type="float" office:value="16015363.24299" calcext:value-type="float">
            <text:p>16015363</text:p>
          </table:table-cell>
          <table:table-cell table:style-name="ce100" office:value-type="float" office:value="24053965.705833" calcext:value-type="float">
            <text:p>24053966</text:p>
          </table:table-cell>
          <table:table-cell table:style-name="ce100"/>
          <table:table-cell table:style-name="ce100" table:formula="of:=[.C64]/26" office:value-type="float" office:value="615975.509345769" calcext:value-type="float">
            <text:p>615976</text:p>
          </table:table-cell>
          <table:table-cell table:style-name="ce100" table:formula="of:=[.F64]/2" office:value-type="float" office:value="307987.754672885" calcext:value-type="float">
            <text:p>307988</text:p>
          </table:table-cell>
          <table:table-cell table:style-name="ce100" table:formula="of:=[.G64]*1.5" office:value-type="float" office:value="461981.632009327" calcext:value-type="float">
            <text:p>461982</text:p>
          </table:table-cell>
          <table:table-cell table:style-name="ce100" office:value-type="float" office:value="501837.529319" calcext:value-type="float">
            <text:p>501838</text:p>
          </table:table-cell>
          <table:table-cell table:style-name="ce100" table:formula="of:=[.I64]/2" office:value-type="float" office:value="250918.7646595" calcext:value-type="float">
            <text:p>250919</text:p>
          </table:table-cell>
          <table:table-cell table:style-name="ce100" office:value-type="float" office:value="614866.508341" calcext:value-type="float">
            <text:p>614867</text:p>
          </table:table-cell>
          <table:table-cell table:style-name="ce100" table:formula="of:=[.K64]/2" office:value-type="float" office:value="307433.2541705" calcext:value-type="float">
            <text:p>307433</text:p>
          </table:table-cell>
          <table:table-cell table:style-name="ce100" office:value-type="float" office:value="797242.686825" calcext:value-type="float">
            <text:p>797243</text:p>
          </table:table-cell>
          <table:table-cell table:style-name="ce100" table:formula="of:=[.M64]/2" office:value-type="float" office:value="398621.3434125" calcext:value-type="float">
            <text:p>398621</text:p>
          </table:table-cell>
          <table:table-cell table:style-name="ce100"/>
          <table:table-cell table:style-name="ce100" table:formula="of:=[.P63]*1.03" office:value-type="float" office:value="227187.4914" calcext:value-type="float">
            <text:p>227187</text:p>
          </table:table-cell>
          <table:table-cell table:style-name="ce102"/>
          <table:table-cell table:style-name="ce13"/>
          <table:table-cell table:style-name="ce151"/>
          <table:table-cell table:style-name="ce39"/>
          <table:table-cell table:style-name="ce109"/>
          <table:table-cell table:style-name="ce121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19" table:number-columns-repeated="3"/>
          <table:table-cell table:style-name="ce169"/>
          <table:table-cell table:style-name="ce119" table:number-columns-repeated="3"/>
          <table:table-cell table:style-name="ce102" table:number-columns-repeated="3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44"/>
          <table:table-cell table:style-name="ce102" table:number-columns-repeated="4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64]-1963)^2)+8.5*([.A64]-1963)+140" office:value-type="float" office:value="436.36" calcext:value-type="float">
            <text:p>436.4</text:p>
          </table:table-cell>
          <table:table-cell table:style-name="ce151" table:formula="of:=[.DR64]+50" office:value-type="float" office:value="486.36" calcext:value-type="float">
            <text:p>486.4</text:p>
          </table:table-cell>
          <table:table-cell table:style-name="ce151" table:formula="of:=[.DR64]-50" office:value-type="float" office:value="386.36" calcext:value-type="float">
            <text:p>386.4</text:p>
          </table:table-cell>
          <table:table-cell table:style-name="ce151" table:formula="of:=[.DR64]+100" office:value-type="float" office:value="536.36" calcext:value-type="float">
            <text:p>536.4</text:p>
          </table:table-cell>
          <table:table-cell table:style-name="ce151" table:formula="of:=[.DR64]-100" office:value-type="float" office:value="336.36" calcext:value-type="float">
            <text:p>336.4</text:p>
          </table:table-cell>
          <table:table-cell table:style-name="ce148" table:formula="of:=-0.025*(([.A64]-1963)^2)+5.5*([.A64]-1963)+175" office:value-type="float" office:value="419.9" calcext:value-type="float">
            <text:p>419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26" calcext:value-type="float">
            <text:p>2026</text:p>
          </table:table-cell>
          <table:table-cell table:style-name="ce14" office:value-type="float" office:value="47587609.7223869" calcext:value-type="float">
            <text:p>47587610</text:p>
          </table:table-cell>
          <table:table-cell table:style-name="ce100" office:value-type="float" office:value="15778182.705501" calcext:value-type="float">
            <text:p>15778183</text:p>
          </table:table-cell>
          <table:table-cell table:style-name="ce100" office:value-type="float" office:value="24088234.117786" calcext:value-type="float">
            <text:p>24088234</text:p>
          </table:table-cell>
          <table:table-cell table:style-name="ce100"/>
          <table:table-cell table:style-name="ce100" table:formula="of:=[.C65]/26" office:value-type="float" office:value="606853.180980808" calcext:value-type="float">
            <text:p>606853</text:p>
          </table:table-cell>
          <table:table-cell table:style-name="ce100" table:formula="of:=[.F65]/2" office:value-type="float" office:value="303426.590490404" calcext:value-type="float">
            <text:p>303427</text:p>
          </table:table-cell>
          <table:table-cell table:style-name="ce100" table:formula="of:=[.G65]*1.5" office:value-type="float" office:value="455139.885735606" calcext:value-type="float">
            <text:p>455140</text:p>
          </table:table-cell>
          <table:table-cell table:style-name="ce100" office:value-type="float" office:value="498581.195064" calcext:value-type="float">
            <text:p>498581</text:p>
          </table:table-cell>
          <table:table-cell table:style-name="ce100" table:formula="of:=[.I65]/2" office:value-type="float" office:value="249290.597532" calcext:value-type="float">
            <text:p>249291</text:p>
          </table:table-cell>
          <table:table-cell table:style-name="ce100" office:value-type="float" office:value="594746.804576" calcext:value-type="float">
            <text:p>594747</text:p>
          </table:table-cell>
          <table:table-cell table:style-name="ce100" table:formula="of:=[.K65]/2" office:value-type="float" office:value="297373.402288" calcext:value-type="float">
            <text:p>297373</text:p>
          </table:table-cell>
          <table:table-cell table:style-name="ce100" office:value-type="float" office:value="803005.677925" calcext:value-type="float">
            <text:p>803006</text:p>
          </table:table-cell>
          <table:table-cell table:style-name="ce100" table:formula="of:=[.M65]/2" office:value-type="float" office:value="401502.8389625" calcext:value-type="float">
            <text:p>401503</text:p>
          </table:table-cell>
          <table:table-cell table:style-name="ce100"/>
          <table:table-cell table:style-name="ce100" table:formula="of:=[.P64]*1.03" office:value-type="float" office:value="234003.116142" calcext:value-type="float">
            <text:p>234003</text:p>
          </table:table-cell>
          <table:table-cell table:style-name="ce102"/>
          <table:table-cell table:style-name="ce13"/>
          <table:table-cell table:style-name="ce151"/>
          <table:table-cell table:style-name="ce102" table:number-columns-repeated="2"/>
          <table:table-cell table:style-name="ce121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19" table:number-columns-repeated="3"/>
          <table:table-cell table:style-name="ce169"/>
          <table:table-cell table:style-name="ce119" table:number-columns-repeated="3"/>
          <table:table-cell table:style-name="ce102" table:number-columns-repeated="3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44"/>
          <table:table-cell table:style-name="ce102" table:number-columns-repeated="4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65]-1963)^2)+8.5*([.A65]-1963)+140" office:value-type="float" office:value="437.36" calcext:value-type="float">
            <text:p>437.4</text:p>
          </table:table-cell>
          <table:table-cell table:style-name="ce151" table:formula="of:=[.DR65]+50" office:value-type="float" office:value="487.36" calcext:value-type="float">
            <text:p>487.4</text:p>
          </table:table-cell>
          <table:table-cell table:style-name="ce151" table:formula="of:=[.DR65]-50" office:value-type="float" office:value="387.36" calcext:value-type="float">
            <text:p>387.4</text:p>
          </table:table-cell>
          <table:table-cell table:style-name="ce151" table:formula="of:=[.DR65]+100" office:value-type="float" office:value="537.36" calcext:value-type="float">
            <text:p>537.4</text:p>
          </table:table-cell>
          <table:table-cell table:style-name="ce151" table:formula="of:=[.DR65]-100" office:value-type="float" office:value="337.36" calcext:value-type="float">
            <text:p>337.4</text:p>
          </table:table-cell>
          <table:table-cell table:style-name="ce148" table:formula="of:=-0.025*(([.A65]-1963)^2)+5.5*([.A65]-1963)+175" office:value-type="float" office:value="422.275" calcext:value-type="float">
            <text:p>422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27" calcext:value-type="float">
            <text:p>2027</text:p>
          </table:table-cell>
          <table:table-cell table:style-name="ce14" office:value-type="float" office:value="47638217.8713483" calcext:value-type="float">
            <text:p>47638218</text:p>
          </table:table-cell>
          <table:table-cell table:style-name="ce100" office:value-type="float" office:value="15542821.275545" calcext:value-type="float">
            <text:p>15542821</text:p>
          </table:table-cell>
          <table:table-cell table:style-name="ce100" office:value-type="float" office:value="24135824.659287" calcext:value-type="float">
            <text:p>24135825</text:p>
          </table:table-cell>
          <table:table-cell table:style-name="ce100"/>
          <table:table-cell table:style-name="ce100" table:formula="of:=[.C66]/26" office:value-type="float" office:value="597800.818290192" calcext:value-type="float">
            <text:p>597801</text:p>
          </table:table-cell>
          <table:table-cell table:style-name="ce100" table:formula="of:=[.F66]/2" office:value-type="float" office:value="298900.409145096" calcext:value-type="float">
            <text:p>298900</text:p>
          </table:table-cell>
          <table:table-cell table:style-name="ce100" table:formula="of:=[.G66]*1.5" office:value-type="float" office:value="448350.613717644" calcext:value-type="float">
            <text:p>448351</text:p>
          </table:table-cell>
          <table:table-cell table:style-name="ce100" office:value-type="float" office:value="501622.984876" calcext:value-type="float">
            <text:p>501623</text:p>
          </table:table-cell>
          <table:table-cell table:style-name="ce100" table:formula="of:=[.I66]/2" office:value-type="float" office:value="250811.492438" calcext:value-type="float">
            <text:p>250811</text:p>
          </table:table-cell>
          <table:table-cell table:style-name="ce100" office:value-type="float" office:value="578267.868413" calcext:value-type="float">
            <text:p>578268</text:p>
          </table:table-cell>
          <table:table-cell table:style-name="ce100" table:formula="of:=[.K66]/2" office:value-type="float" office:value="289133.9342065" calcext:value-type="float">
            <text:p>289134</text:p>
          </table:table-cell>
          <table:table-cell table:style-name="ce100" office:value-type="float" office:value="809048.222651" calcext:value-type="float">
            <text:p>809048</text:p>
          </table:table-cell>
          <table:table-cell table:style-name="ce100" table:formula="of:=[.M66]/2" office:value-type="float" office:value="404524.1113255" calcext:value-type="float">
            <text:p>404524</text:p>
          </table:table-cell>
          <table:table-cell table:style-name="ce100"/>
          <table:table-cell table:style-name="ce100" table:formula="of:=[.P65]*1.03" office:value-type="float" office:value="241023.20962626" calcext:value-type="float">
            <text:p>241023</text:p>
          </table:table-cell>
          <table:table-cell table:style-name="ce102"/>
          <table:table-cell table:style-name="ce13"/>
          <table:table-cell table:style-name="ce151"/>
          <table:table-cell table:style-name="ce102"/>
          <table:table-cell table:style-name="ce100"/>
          <table:table-cell table:style-name="ce121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19" table:number-columns-repeated="3"/>
          <table:table-cell table:style-name="ce169"/>
          <table:table-cell table:style-name="ce119" table:number-columns-repeated="3"/>
          <table:table-cell table:style-name="ce102" table:number-columns-repeated="3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44"/>
          <table:table-cell table:style-name="ce102" table:number-columns-repeated="4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66]-1963)^2)+8.5*([.A66]-1963)+140" office:value-type="float" office:value="438.24" calcext:value-type="float">
            <text:p>438.2</text:p>
          </table:table-cell>
          <table:table-cell table:style-name="ce151" table:formula="of:=[.DR66]+50" office:value-type="float" office:value="488.24" calcext:value-type="float">
            <text:p>488.2</text:p>
          </table:table-cell>
          <table:table-cell table:style-name="ce151" table:formula="of:=[.DR66]-50" office:value-type="float" office:value="388.24" calcext:value-type="float">
            <text:p>388.2</text:p>
          </table:table-cell>
          <table:table-cell table:style-name="ce151" table:formula="of:=[.DR66]+100" office:value-type="float" office:value="538.24" calcext:value-type="float">
            <text:p>538.2</text:p>
          </table:table-cell>
          <table:table-cell table:style-name="ce151" table:formula="of:=[.DR66]-100" office:value-type="float" office:value="338.24" calcext:value-type="float">
            <text:p>338.2</text:p>
          </table:table-cell>
          <table:table-cell table:style-name="ce148" table:formula="of:=-0.025*(([.A66]-1963)^2)+5.5*([.A66]-1963)+175" office:value-type="float" office:value="424.6" calcext:value-type="float">
            <text:p>424.6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28" calcext:value-type="float">
            <text:p>2028</text:p>
          </table:table-cell>
          <table:table-cell table:style-name="ce14" office:value-type="float" office:value="47697038.8637056" calcext:value-type="float">
            <text:p>47697039</text:p>
          </table:table-cell>
          <table:table-cell table:style-name="ce100" office:value-type="float" office:value="15311447.27269" calcext:value-type="float">
            <text:p>15311447</text:p>
          </table:table-cell>
          <table:table-cell table:style-name="ce100" office:value-type="float" office:value="24179653.27507" calcext:value-type="float">
            <text:p>24179653</text:p>
          </table:table-cell>
          <table:table-cell table:style-name="ce100"/>
          <table:table-cell table:style-name="ce100" table:formula="of:=[.C67]/26" office:value-type="float" office:value="588901.818180385" calcext:value-type="float">
            <text:p>588902</text:p>
          </table:table-cell>
          <table:table-cell table:style-name="ce100" table:formula="of:=[.F67]/2" office:value-type="float" office:value="294450.909090192" calcext:value-type="float">
            <text:p>294451</text:p>
          </table:table-cell>
          <table:table-cell table:style-name="ce100" table:formula="of:=[.G67]*1.5" office:value-type="float" office:value="441676.363635288" calcext:value-type="float">
            <text:p>441676</text:p>
          </table:table-cell>
          <table:table-cell table:style-name="ce100" office:value-type="float" office:value="508279.067432" calcext:value-type="float">
            <text:p>508279</text:p>
          </table:table-cell>
          <table:table-cell table:style-name="ce100" table:formula="of:=[.I67]/2" office:value-type="float" office:value="254139.533716" calcext:value-type="float">
            <text:p>254140</text:p>
          </table:table-cell>
          <table:table-cell table:style-name="ce100" office:value-type="float" office:value="567956.338698" calcext:value-type="float">
            <text:p>567956</text:p>
          </table:table-cell>
          <table:table-cell table:style-name="ce100" table:formula="of:=[.K67]/2" office:value-type="float" office:value="283978.169349" calcext:value-type="float">
            <text:p>283978</text:p>
          </table:table-cell>
          <table:table-cell table:style-name="ce100" office:value-type="float" office:value="794816.133697" calcext:value-type="float">
            <text:p>794816</text:p>
          </table:table-cell>
          <table:table-cell table:style-name="ce100" table:formula="of:=[.M67]/2" office:value-type="float" office:value="397408.0668485" calcext:value-type="float">
            <text:p>397408</text:p>
          </table:table-cell>
          <table:table-cell table:style-name="ce100"/>
          <table:table-cell table:style-name="ce100" table:formula="of:=[.P66]*1.03" office:value-type="float" office:value="248253.905915048" calcext:value-type="float">
            <text:p>248254</text:p>
          </table:table-cell>
          <table:table-cell table:style-name="ce102"/>
          <table:table-cell table:style-name="ce13"/>
          <table:table-cell table:style-name="ce151"/>
          <table:table-cell table:style-name="ce102"/>
          <table:table-cell table:style-name="ce100" table:number-columns-repeated="2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19" table:number-columns-repeated="3"/>
          <table:table-cell table:style-name="ce169"/>
          <table:table-cell table:style-name="ce119" table:number-columns-repeated="3"/>
          <table:table-cell table:style-name="ce102" table:number-columns-repeated="3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44"/>
          <table:table-cell table:style-name="ce102" table:number-columns-repeated="4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67]-1963)^2)+8.5*([.A67]-1963)+140" office:value-type="float" office:value="439" calcext:value-type="float">
            <text:p>439.0</text:p>
          </table:table-cell>
          <table:table-cell table:style-name="ce151" table:formula="of:=[.DR67]+50" office:value-type="float" office:value="489" calcext:value-type="float">
            <text:p>489.0</text:p>
          </table:table-cell>
          <table:table-cell table:style-name="ce151" table:formula="of:=[.DR67]-50" office:value-type="float" office:value="389" calcext:value-type="float">
            <text:p>389.0</text:p>
          </table:table-cell>
          <table:table-cell table:style-name="ce151" table:formula="of:=[.DR67]+100" office:value-type="float" office:value="539" calcext:value-type="float">
            <text:p>539.0</text:p>
          </table:table-cell>
          <table:table-cell table:style-name="ce151" table:formula="of:=[.DR67]-100" office:value-type="float" office:value="339" calcext:value-type="float">
            <text:p>339.0</text:p>
          </table:table-cell>
          <table:table-cell table:style-name="ce148" table:formula="of:=-0.025*(([.A67]-1963)^2)+5.5*([.A67]-1963)+175" office:value-type="float" office:value="426.875" calcext:value-type="float">
            <text:p>426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29" calcext:value-type="float">
            <text:p>2029</text:p>
          </table:table-cell>
          <table:table-cell table:style-name="ce14" office:value-type="float" office:value="47765912.2824333" calcext:value-type="float">
            <text:p>47765912</text:p>
          </table:table-cell>
          <table:table-cell table:style-name="ce100" office:value-type="float" office:value="15122609.461375" calcext:value-type="float">
            <text:p>15122609</text:p>
          </table:table-cell>
          <table:table-cell table:style-name="ce100" office:value-type="float" office:value="24219538.314524" calcext:value-type="float">
            <text:p>24219538</text:p>
          </table:table-cell>
          <table:table-cell table:style-name="ce100"/>
          <table:table-cell table:style-name="ce100" table:formula="of:=[.C68]/26" office:value-type="float" office:value="581638.8254375" calcext:value-type="float">
            <text:p>581639</text:p>
          </table:table-cell>
          <table:table-cell table:style-name="ce100" table:formula="of:=[.F68]/2" office:value-type="float" office:value="290819.41271875" calcext:value-type="float">
            <text:p>290819</text:p>
          </table:table-cell>
          <table:table-cell table:style-name="ce100" table:formula="of:=[.G68]*1.5" office:value-type="float" office:value="436229.119078125" calcext:value-type="float">
            <text:p>436229</text:p>
          </table:table-cell>
          <table:table-cell table:style-name="ce100" office:value-type="float" office:value="508058.566513" calcext:value-type="float">
            <text:p>508059</text:p>
          </table:table-cell>
          <table:table-cell table:style-name="ce100" table:formula="of:=[.I68]/2" office:value-type="float" office:value="254029.2832565" calcext:value-type="float">
            <text:p>254029</text:p>
          </table:table-cell>
          <table:table-cell table:style-name="ce100" office:value-type="float" office:value="564293.060154" calcext:value-type="float">
            <text:p>564293</text:p>
          </table:table-cell>
          <table:table-cell table:style-name="ce100" table:formula="of:=[.K68]/2" office:value-type="float" office:value="282146.530077" calcext:value-type="float">
            <text:p>282147</text:p>
          </table:table-cell>
          <table:table-cell table:style-name="ce100" office:value-type="float" office:value="784884.008372" calcext:value-type="float">
            <text:p>784884</text:p>
          </table:table-cell>
          <table:table-cell table:style-name="ce100" table:formula="of:=[.M68]/2" office:value-type="float" office:value="392442.004186" calcext:value-type="float">
            <text:p>392442</text:p>
          </table:table-cell>
          <table:table-cell table:style-name="ce100"/>
          <table:table-cell table:style-name="ce100" table:formula="of:=[.P67]*1.03" office:value-type="float" office:value="255701.523092499" calcext:value-type="float">
            <text:p>255702</text:p>
          </table:table-cell>
          <table:table-cell table:style-name="ce102"/>
          <table:table-cell table:style-name="ce13"/>
          <table:table-cell table:style-name="ce151"/>
          <table:table-cell table:style-name="ce102"/>
          <table:table-cell table:style-name="ce100" table:number-columns-repeated="2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19" table:number-columns-repeated="3"/>
          <table:table-cell table:style-name="ce169"/>
          <table:table-cell table:style-name="ce119" table:number-columns-repeated="3"/>
          <table:table-cell table:style-name="ce102" table:number-columns-repeated="3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44"/>
          <table:table-cell table:style-name="ce102" table:number-columns-repeated="4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68]-1963)^2)+8.5*([.A68]-1963)+140" office:value-type="float" office:value="439.64" calcext:value-type="float">
            <text:p>439.6</text:p>
          </table:table-cell>
          <table:table-cell table:style-name="ce151" table:formula="of:=[.DR68]+50" office:value-type="float" office:value="489.64" calcext:value-type="float">
            <text:p>489.6</text:p>
          </table:table-cell>
          <table:table-cell table:style-name="ce151" table:formula="of:=[.DR68]-50" office:value-type="float" office:value="389.64" calcext:value-type="float">
            <text:p>389.6</text:p>
          </table:table-cell>
          <table:table-cell table:style-name="ce151" table:formula="of:=[.DR68]+100" office:value-type="float" office:value="539.64" calcext:value-type="float">
            <text:p>539.6</text:p>
          </table:table-cell>
          <table:table-cell table:style-name="ce151" table:formula="of:=[.DR68]-100" office:value-type="float" office:value="339.64" calcext:value-type="float">
            <text:p>339.6</text:p>
          </table:table-cell>
          <table:table-cell table:style-name="ce148" table:formula="of:=-0.025*(([.A68]-1963)^2)+5.5*([.A68]-1963)+175" office:value-type="float" office:value="429.1" calcext:value-type="float">
            <text:p>429.1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0" calcext:value-type="float">
            <text:p>2030</text:p>
          </table:table-cell>
          <table:table-cell table:style-name="ce14" office:value-type="float" office:value="47844504.8648834" calcext:value-type="float">
            <text:p>47844505</text:p>
          </table:table-cell>
          <table:table-cell table:style-name="ce100" office:value-type="float" office:value="14963067.481816" calcext:value-type="float">
            <text:p>14963067</text:p>
          </table:table-cell>
          <table:table-cell table:style-name="ce100" office:value-type="float" office:value="24264165.983583" calcext:value-type="float">
            <text:p>24264166</text:p>
          </table:table-cell>
          <table:table-cell table:style-name="ce100"/>
          <table:table-cell table:style-name="ce100" table:formula="of:=[.C69]/26" office:value-type="float" office:value="575502.595454461" calcext:value-type="float">
            <text:p>575503</text:p>
          </table:table-cell>
          <table:table-cell table:style-name="ce100" table:formula="of:=[.F69]/2" office:value-type="float" office:value="287751.297727231" calcext:value-type="float">
            <text:p>287751</text:p>
          </table:table-cell>
          <table:table-cell table:style-name="ce100" table:formula="of:=[.G69]*1.5" office:value-type="float" office:value="431626.946590846" calcext:value-type="float">
            <text:p>431627</text:p>
          </table:table-cell>
          <table:table-cell table:style-name="ce100" office:value-type="float" office:value="523717.153499" calcext:value-type="float">
            <text:p>523717</text:p>
          </table:table-cell>
          <table:table-cell table:style-name="ce100" table:formula="of:=[.I69]/2" office:value-type="float" office:value="261858.5767495" calcext:value-type="float">
            <text:p>261859</text:p>
          </table:table-cell>
          <table:table-cell table:style-name="ce100" office:value-type="float" office:value="559083.868804" calcext:value-type="float">
            <text:p>559084</text:p>
          </table:table-cell>
          <table:table-cell table:style-name="ce100" table:formula="of:=[.K69]/2" office:value-type="float" office:value="279541.934402" calcext:value-type="float">
            <text:p>279542</text:p>
          </table:table-cell>
          <table:table-cell table:style-name="ce100" office:value-type="float" office:value="752345.643127" calcext:value-type="float">
            <text:p>752346</text:p>
          </table:table-cell>
          <table:table-cell table:style-name="ce100" table:formula="of:=[.M69]/2" office:value-type="float" office:value="376172.8215635" calcext:value-type="float">
            <text:p>376173</text:p>
          </table:table-cell>
          <table:table-cell table:style-name="ce100"/>
          <table:table-cell table:style-name="ce100" table:formula="of:=[.P68]*1.03" office:value-type="float" office:value="263372.568785274" calcext:value-type="float">
            <text:p>263373</text:p>
          </table:table-cell>
          <table:table-cell table:style-name="ce102"/>
          <table:table-cell table:style-name="ce13"/>
          <table:table-cell table:style-name="ce151"/>
          <table:table-cell table:style-name="ce102"/>
          <table:table-cell table:style-name="ce100" table:number-columns-repeated="2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19" table:number-columns-repeated="3"/>
          <table:table-cell table:style-name="ce169"/>
          <table:table-cell table:style-name="ce119" table:number-columns-repeated="3"/>
          <table:table-cell table:style-name="ce102" table:number-columns-repeated="3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44"/>
          <table:table-cell table:style-name="ce102" table:number-columns-repeated="4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69]-1963)^2)+8.5*([.A69]-1963)+140" office:value-type="float" office:value="440.16" calcext:value-type="float">
            <text:p>440.2</text:p>
          </table:table-cell>
          <table:table-cell table:style-name="ce151" table:formula="of:=[.DR69]+50" office:value-type="float" office:value="490.16" calcext:value-type="float">
            <text:p>490.2</text:p>
          </table:table-cell>
          <table:table-cell table:style-name="ce151" table:formula="of:=[.DR69]-50" office:value-type="float" office:value="390.16" calcext:value-type="float">
            <text:p>390.2</text:p>
          </table:table-cell>
          <table:table-cell table:style-name="ce151" table:formula="of:=[.DR69]+100" office:value-type="float" office:value="540.16" calcext:value-type="float">
            <text:p>540.2</text:p>
          </table:table-cell>
          <table:table-cell table:style-name="ce151" table:formula="of:=[.DR69]-100" office:value-type="float" office:value="340.16" calcext:value-type="float">
            <text:p>340.2</text:p>
          </table:table-cell>
          <table:table-cell table:style-name="ce148" table:formula="of:=-0.025*(([.A69]-1963)^2)+5.5*([.A69]-1963)+175" office:value-type="float" office:value="431.275" calcext:value-type="float">
            <text:p>431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1" calcext:value-type="float">
            <text:p>2031</text:p>
          </table:table-cell>
          <table:table-cell table:style-name="ce14" office:value-type="float" office:value="47933476.5921974" calcext:value-type="float">
            <text:p>47933477</text:p>
          </table:table-cell>
          <table:table-cell table:style-name="ce100" office:value-type="float" office:value="14852312.461093" calcext:value-type="float">
            <text:p>14852312</text:p>
          </table:table-cell>
          <table:table-cell table:style-name="ce100" office:value-type="float" office:value="24297292.372291" calcext:value-type="float">
            <text:p>24297292</text:p>
          </table:table-cell>
          <table:table-cell table:style-name="ce100"/>
          <table:table-cell table:style-name="ce100" table:formula="of:=[.C70]/26" office:value-type="float" office:value="571242.786965115" calcext:value-type="float">
            <text:p>571243</text:p>
          </table:table-cell>
          <table:table-cell table:style-name="ce100" table:formula="of:=[.F70]/2" office:value-type="float" office:value="285621.393482558" calcext:value-type="float">
            <text:p>285621</text:p>
          </table:table-cell>
          <table:table-cell table:style-name="ce100" table:formula="of:=[.G70]*1.5" office:value-type="float" office:value="428432.090223837" calcext:value-type="float">
            <text:p>428432</text:p>
          </table:table-cell>
          <table:table-cell table:style-name="ce100" office:value-type="float" office:value="537265.879753" calcext:value-type="float">
            <text:p>537266</text:p>
          </table:table-cell>
          <table:table-cell table:style-name="ce100" table:formula="of:=[.I70]/2" office:value-type="float" office:value="268632.9398765" calcext:value-type="float">
            <text:p>268633</text:p>
          </table:table-cell>
          <table:table-cell table:style-name="ce100" office:value-type="float" office:value="555269.612714" calcext:value-type="float">
            <text:p>555270</text:p>
          </table:table-cell>
          <table:table-cell table:style-name="ce100" table:formula="of:=[.K70]/2" office:value-type="float" office:value="277634.806357" calcext:value-type="float">
            <text:p>277635</text:p>
          </table:table-cell>
          <table:table-cell table:style-name="ce100" office:value-type="float" office:value="731890.165824" calcext:value-type="float">
            <text:p>731890</text:p>
          </table:table-cell>
          <table:table-cell table:style-name="ce100" table:formula="of:=[.M70]/2" office:value-type="float" office:value="365945.082912" calcext:value-type="float">
            <text:p>365945</text:p>
          </table:table-cell>
          <table:table-cell table:style-name="ce100"/>
          <table:table-cell table:style-name="ce100" table:formula="of:=[.P69]*1.03" office:value-type="float" office:value="271273.745848832" calcext:value-type="float">
            <text:p>271274</text:p>
          </table:table-cell>
          <table:table-cell table:style-name="ce102"/>
          <table:table-cell table:style-name="ce13"/>
          <table:table-cell table:style-name="ce151"/>
          <table:table-cell table:style-name="ce102"/>
          <table:table-cell table:style-name="ce100" table:number-columns-repeated="2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19" table:number-columns-repeated="3"/>
          <table:table-cell table:style-name="ce169"/>
          <table:table-cell table:style-name="ce119" table:number-columns-repeated="3"/>
          <table:table-cell table:style-name="ce102" table:number-columns-repeated="3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102" table:number-columns-repeated="5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70]-1963)^2)+8.5*([.A70]-1963)+140" office:value-type="float" office:value="440.56" calcext:value-type="float">
            <text:p>440.6</text:p>
          </table:table-cell>
          <table:table-cell table:style-name="ce151" table:formula="of:=[.DR70]+50" office:value-type="float" office:value="490.56" calcext:value-type="float">
            <text:p>490.6</text:p>
          </table:table-cell>
          <table:table-cell table:style-name="ce151" table:formula="of:=[.DR70]-50" office:value-type="float" office:value="390.56" calcext:value-type="float">
            <text:p>390.6</text:p>
          </table:table-cell>
          <table:table-cell table:style-name="ce151" table:formula="of:=[.DR70]+100" office:value-type="float" office:value="540.56" calcext:value-type="float">
            <text:p>540.6</text:p>
          </table:table-cell>
          <table:table-cell table:style-name="ce151" table:formula="of:=[.DR70]-100" office:value-type="float" office:value="340.56" calcext:value-type="float">
            <text:p>340.6</text:p>
          </table:table-cell>
          <table:table-cell table:style-name="ce148" table:formula="of:=-0.025*(([.A70]-1963)^2)+5.5*([.A70]-1963)+175" office:value-type="float" office:value="433.4" calcext:value-type="float">
            <text:p>433.4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2" calcext:value-type="float">
            <text:p>2032</text:p>
          </table:table-cell>
          <table:table-cell table:style-name="ce14" office:value-type="float" office:value="48033534.852556" calcext:value-type="float">
            <text:p>48033535</text:p>
          </table:table-cell>
          <table:table-cell table:style-name="ce100" office:value-type="float" office:value="14783361.233757" calcext:value-type="float">
            <text:p>14783361</text:p>
          </table:table-cell>
          <table:table-cell table:style-name="ce100" office:value-type="float" office:value="24322962.627191" calcext:value-type="float">
            <text:p>24322963</text:p>
          </table:table-cell>
          <table:table-cell table:style-name="ce100"/>
          <table:table-cell table:style-name="ce100" table:formula="of:=[.C71]/26" office:value-type="float" office:value="568590.816682962" calcext:value-type="float">
            <text:p>568591</text:p>
          </table:table-cell>
          <table:table-cell table:style-name="ce100" table:formula="of:=[.F71]/2" office:value-type="float" office:value="284295.408341481" calcext:value-type="float">
            <text:p>284295</text:p>
          </table:table-cell>
          <table:table-cell table:style-name="ce100" table:formula="of:=[.G71]*1.5" office:value-type="float" office:value="426443.112512221" calcext:value-type="float">
            <text:p>426443</text:p>
          </table:table-cell>
          <table:table-cell table:style-name="ce100" office:value-type="float" office:value="541285.71918" calcext:value-type="float">
            <text:p>541286</text:p>
          </table:table-cell>
          <table:table-cell table:style-name="ce100" table:formula="of:=[.I71]/2" office:value-type="float" office:value="270642.85959" calcext:value-type="float">
            <text:p>270643</text:p>
          </table:table-cell>
          <table:table-cell table:style-name="ce100" office:value-type="float" office:value="552826.453094" calcext:value-type="float">
            <text:p>552826</text:p>
          </table:table-cell>
          <table:table-cell table:style-name="ce100" table:formula="of:=[.K71]/2" office:value-type="float" office:value="276413.226547" calcext:value-type="float">
            <text:p>276413</text:p>
          </table:table-cell>
          <table:table-cell table:style-name="ce100" office:value-type="float" office:value="700885.24507" calcext:value-type="float">
            <text:p>700885</text:p>
          </table:table-cell>
          <table:table-cell table:style-name="ce100" table:formula="of:=[.M71]/2" office:value-type="float" office:value="350442.622535" calcext:value-type="float">
            <text:p>350443</text:p>
          </table:table-cell>
          <table:table-cell table:style-name="ce100"/>
          <table:table-cell table:style-name="ce100" table:formula="of:=[.P70]*1.03" office:value-type="float" office:value="279411.958224297" calcext:value-type="float">
            <text:p>279412</text:p>
          </table:table-cell>
          <table:table-cell table:style-name="ce102"/>
          <table:table-cell table:style-name="ce13"/>
          <table:table-cell table:style-name="ce151"/>
          <table:table-cell table:style-name="ce102"/>
          <table:table-cell table:style-name="ce100" table:number-columns-repeated="2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02" table:number-columns-repeated="3"/>
          <table:table-cell table:style-name="ce169"/>
          <table:table-cell table:style-name="ce102" table:number-columns-repeated="6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102" table:number-columns-repeated="5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71]-1963)^2)+8.5*([.A71]-1963)+140" office:value-type="float" office:value="440.84" calcext:value-type="float">
            <text:p>440.8</text:p>
          </table:table-cell>
          <table:table-cell table:style-name="ce151" table:formula="of:=[.DR71]+50" office:value-type="float" office:value="490.84" calcext:value-type="float">
            <text:p>490.8</text:p>
          </table:table-cell>
          <table:table-cell table:style-name="ce151" table:formula="of:=[.DR71]-50" office:value-type="float" office:value="390.84" calcext:value-type="float">
            <text:p>390.8</text:p>
          </table:table-cell>
          <table:table-cell table:style-name="ce151" table:formula="of:=[.DR71]+100" office:value-type="float" office:value="540.84" calcext:value-type="float">
            <text:p>540.8</text:p>
          </table:table-cell>
          <table:table-cell table:style-name="ce151" table:formula="of:=[.DR71]-100" office:value-type="float" office:value="340.84" calcext:value-type="float">
            <text:p>340.8</text:p>
          </table:table-cell>
          <table:table-cell table:style-name="ce148" table:formula="of:=-0.025*(([.A71]-1963)^2)+5.5*([.A71]-1963)+175" office:value-type="float" office:value="435.475" calcext:value-type="float">
            <text:p>435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3" calcext:value-type="float">
            <text:p>2033</text:p>
          </table:table-cell>
          <table:table-cell table:style-name="ce14" office:value-type="float" office:value="48142740.3037034" calcext:value-type="float">
            <text:p>48142740</text:p>
          </table:table-cell>
          <table:table-cell table:style-name="ce100" office:value-type="float" office:value="14758746.278947" calcext:value-type="float">
            <text:p>14758746</text:p>
          </table:table-cell>
          <table:table-cell table:style-name="ce100" office:value-type="float" office:value="24328357.076686" calcext:value-type="float">
            <text:p>24328357</text:p>
          </table:table-cell>
          <table:table-cell table:style-name="ce100"/>
          <table:table-cell table:style-name="ce100" table:formula="of:=[.C72]/26" office:value-type="float" office:value="567644.087651808" calcext:value-type="float">
            <text:p>567644</text:p>
          </table:table-cell>
          <table:table-cell table:style-name="ce100" table:formula="of:=[.F72]/2" office:value-type="float" office:value="283822.043825904" calcext:value-type="float">
            <text:p>283822</text:p>
          </table:table-cell>
          <table:table-cell table:style-name="ce100" table:formula="of:=[.G72]*1.5" office:value-type="float" office:value="425733.065738856" calcext:value-type="float">
            <text:p>425733</text:p>
          </table:table-cell>
          <table:table-cell table:style-name="ce100" office:value-type="float" office:value="547262.776264" calcext:value-type="float">
            <text:p>547263</text:p>
          </table:table-cell>
          <table:table-cell table:style-name="ce100" table:formula="of:=[.I72]/2" office:value-type="float" office:value="273631.388132" calcext:value-type="float">
            <text:p>273631</text:p>
          </table:table-cell>
          <table:table-cell table:style-name="ce100" office:value-type="float" office:value="559843.037498" calcext:value-type="float">
            <text:p>559843</text:p>
          </table:table-cell>
          <table:table-cell table:style-name="ce100" table:formula="of:=[.K72]/2" office:value-type="float" office:value="279921.518749" calcext:value-type="float">
            <text:p>279922</text:p>
          </table:table-cell>
          <table:table-cell table:style-name="ce100" office:value-type="float" office:value="673963.808879" calcext:value-type="float">
            <text:p>673964</text:p>
          </table:table-cell>
          <table:table-cell table:style-name="ce100" table:formula="of:=[.M72]/2" office:value-type="float" office:value="336981.9044395" calcext:value-type="float">
            <text:p>336982</text:p>
          </table:table-cell>
          <table:table-cell table:style-name="ce100"/>
          <table:table-cell table:style-name="ce100" table:formula="of:=[.P71]*1.03" office:value-type="float" office:value="287794.316971026" calcext:value-type="float">
            <text:p>287794</text:p>
          </table:table-cell>
          <table:table-cell table:style-name="ce102"/>
          <table:table-cell table:style-name="ce13"/>
          <table:table-cell table:style-name="ce151"/>
          <table:table-cell table:style-name="ce102"/>
          <table:table-cell table:style-name="ce100" table:number-columns-repeated="2"/>
          <table:table-cell table:style-name="ce102" table:number-columns-repeated="6"/>
          <table:table-cell table:style-name="ce32"/>
          <table:table-cell table:style-name="ce101" table:number-columns-repeated="15"/>
          <table:table-cell table:style-name="ce102" table:number-columns-repeated="3"/>
          <table:table-cell table:style-name="ce169"/>
          <table:table-cell table:style-name="ce102" table:number-columns-repeated="6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102" table:number-columns-repeated="5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72]-1963)^2)+8.5*([.A72]-1963)+140" office:value-type="float" office:value="441" calcext:value-type="float">
            <text:p>441.0</text:p>
          </table:table-cell>
          <table:table-cell table:style-name="ce151" table:formula="of:=[.DR72]+50" office:value-type="float" office:value="491" calcext:value-type="float">
            <text:p>491.0</text:p>
          </table:table-cell>
          <table:table-cell table:style-name="ce151" table:formula="of:=[.DR72]-50" office:value-type="float" office:value="391" calcext:value-type="float">
            <text:p>391.0</text:p>
          </table:table-cell>
          <table:table-cell table:style-name="ce151" table:formula="of:=[.DR72]+100" office:value-type="float" office:value="541" calcext:value-type="float">
            <text:p>541.0</text:p>
          </table:table-cell>
          <table:table-cell table:style-name="ce151" table:formula="of:=[.DR72]-100" office:value-type="float" office:value="341" calcext:value-type="float">
            <text:p>341.0</text:p>
          </table:table-cell>
          <table:table-cell table:style-name="ce148" table:formula="of:=-0.025*(([.A72]-1963)^2)+5.5*([.A72]-1963)+175" office:value-type="float" office:value="437.5" calcext:value-type="float">
            <text:p>437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4" calcext:value-type="float">
            <text:p>2034</text:p>
          </table:table-cell>
          <table:table-cell table:style-name="ce14" office:value-type="float" office:value="48259785.7989965" calcext:value-type="float">
            <text:p>48259786</text:p>
          </table:table-cell>
          <table:table-cell table:style-name="ce100" office:value-type="float" office:value="14787697.64833" calcext:value-type="float">
            <text:p>14787698</text:p>
          </table:table-cell>
          <table:table-cell table:style-name="ce100" office:value-type="float" office:value="24326446.930929" calcext:value-type="float">
            <text:p>24326447</text:p>
          </table:table-cell>
          <table:table-cell table:style-name="ce100"/>
          <table:table-cell table:style-name="ce100" table:formula="of:=[.C73]/26" office:value-type="float" office:value="568757.601858846" calcext:value-type="float">
            <text:p>568758</text:p>
          </table:table-cell>
          <table:table-cell table:style-name="ce100" table:formula="of:=[.F73]/2" office:value-type="float" office:value="284378.800929423" calcext:value-type="float">
            <text:p>284379</text:p>
          </table:table-cell>
          <table:table-cell table:style-name="ce100" table:formula="of:=[.G73]*1.5" office:value-type="float" office:value="426568.201394135" calcext:value-type="float">
            <text:p>426568</text:p>
          </table:table-cell>
          <table:table-cell table:style-name="ce100" office:value-type="float" office:value="569863.082839" calcext:value-type="float">
            <text:p>569863</text:p>
          </table:table-cell>
          <table:table-cell table:style-name="ce100" table:formula="of:=[.I73]/2" office:value-type="float" office:value="284931.5414195" calcext:value-type="float">
            <text:p>284932</text:p>
          </table:table-cell>
          <table:table-cell table:style-name="ce100" office:value-type="float" office:value="550137.959792" calcext:value-type="float">
            <text:p>550138</text:p>
          </table:table-cell>
          <table:table-cell table:style-name="ce100" table:formula="of:=[.K73]/2" office:value-type="float" office:value="275068.979896" calcext:value-type="float">
            <text:p>275069</text:p>
          </table:table-cell>
          <table:table-cell table:style-name="ce100" office:value-type="float" office:value="642334.660376" calcext:value-type="float">
            <text:p>642335</text:p>
          </table:table-cell>
          <table:table-cell table:style-name="ce100" table:formula="of:=[.M73]/2" office:value-type="float" office:value="321167.330188" calcext:value-type="float">
            <text:p>321167</text:p>
          </table:table-cell>
          <table:table-cell table:style-name="ce100"/>
          <table:table-cell table:style-name="ce100" table:formula="of:=[.P72]*1.03" office:value-type="float" office:value="296428.146480157" calcext:value-type="float">
            <text:p>296428</text:p>
          </table:table-cell>
          <table:table-cell table:style-name="ce102"/>
          <table:table-cell table:style-name="ce13"/>
          <table:table-cell table:style-name="ce151"/>
          <table:table-cell table:style-name="ce102"/>
          <table:table-cell table:style-name="ce100" table:number-columns-repeated="2"/>
          <table:table-cell table:style-name="ce102" table:number-columns-repeated="7"/>
          <table:table-cell table:style-name="ce101" table:number-columns-repeated="15"/>
          <table:table-cell table:style-name="ce102" table:number-columns-repeated="3"/>
          <table:table-cell table:style-name="ce169"/>
          <table:table-cell table:style-name="ce102" table:number-columns-repeated="6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102" table:number-columns-repeated="5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73]-1963)^2)+8.5*([.A73]-1963)+140" office:value-type="float" office:value="441.04" calcext:value-type="float">
            <text:p>441.0</text:p>
          </table:table-cell>
          <table:table-cell table:style-name="ce151" table:formula="of:=[.DR73]+50" office:value-type="float" office:value="491.04" calcext:value-type="float">
            <text:p>491.0</text:p>
          </table:table-cell>
          <table:table-cell table:style-name="ce151" table:formula="of:=[.DR73]-50" office:value-type="float" office:value="391.04" calcext:value-type="float">
            <text:p>391.0</text:p>
          </table:table-cell>
          <table:table-cell table:style-name="ce151" table:formula="of:=[.DR73]+100" office:value-type="float" office:value="541.04" calcext:value-type="float">
            <text:p>541.0</text:p>
          </table:table-cell>
          <table:table-cell table:style-name="ce151" table:formula="of:=[.DR73]-100" office:value-type="float" office:value="341.04" calcext:value-type="float">
            <text:p>341.0</text:p>
          </table:table-cell>
          <table:table-cell table:style-name="ce148" table:formula="of:=-0.025*(([.A73]-1963)^2)+5.5*([.A73]-1963)+175" office:value-type="float" office:value="439.475" calcext:value-type="float">
            <text:p>439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5" calcext:value-type="float">
            <text:p>2035</text:p>
          </table:table-cell>
          <table:table-cell table:style-name="ce14" office:value-type="float" office:value="48381047.4666543" calcext:value-type="float">
            <text:p>48381047</text:p>
          </table:table-cell>
          <table:table-cell table:style-name="ce100" office:value-type="float" office:value="14829571.839248" calcext:value-type="float">
            <text:p>14829572</text:p>
          </table:table-cell>
          <table:table-cell table:style-name="ce100" office:value-type="float" office:value="24280691.38922" calcext:value-type="float">
            <text:p>24280691</text:p>
          </table:table-cell>
          <table:table-cell table:style-name="ce100"/>
          <table:table-cell table:style-name="ce100" table:formula="of:=[.C74]/26" office:value-type="float" office:value="570368.147663385" calcext:value-type="float">
            <text:p>570368</text:p>
          </table:table-cell>
          <table:table-cell table:style-name="ce100" table:formula="of:=[.F74]/2" office:value-type="float" office:value="285184.073831692" calcext:value-type="float">
            <text:p>285184</text:p>
          </table:table-cell>
          <table:table-cell table:style-name="ce100" table:formula="of:=[.G74]*1.5" office:value-type="float" office:value="427776.110747538" calcext:value-type="float">
            <text:p>427776</text:p>
          </table:table-cell>
          <table:table-cell table:style-name="ce100" office:value-type="float" office:value="583682.829523" calcext:value-type="float">
            <text:p>583683</text:p>
          </table:table-cell>
          <table:table-cell table:style-name="ce100" table:formula="of:=[.I74]/2" office:value-type="float" office:value="291841.4147615" calcext:value-type="float">
            <text:p>291841</text:p>
          </table:table-cell>
          <table:table-cell table:style-name="ce100" office:value-type="float" office:value="538417.169633" calcext:value-type="float">
            <text:p>538417</text:p>
          </table:table-cell>
          <table:table-cell table:style-name="ce100" table:formula="of:=[.K74]/2" office:value-type="float" office:value="269208.5848165" calcext:value-type="float">
            <text:p>269209</text:p>
          </table:table-cell>
          <table:table-cell table:style-name="ce100" office:value-type="float" office:value="626364.595462" calcext:value-type="float">
            <text:p>626365</text:p>
          </table:table-cell>
          <table:table-cell table:style-name="ce100" table:formula="of:=[.M74]/2" office:value-type="float" office:value="313182.297731" calcext:value-type="float">
            <text:p>313182</text:p>
          </table:table-cell>
          <table:table-cell table:style-name="ce100"/>
          <table:table-cell table:style-name="ce100" table:formula="of:=[.P73]*1.03" office:value-type="float" office:value="305320.990874562" calcext:value-type="float">
            <text:p>305321</text:p>
          </table:table-cell>
          <table:table-cell table:style-name="ce11"/>
          <table:table-cell table:style-name="ce13"/>
          <table:table-cell table:style-name="ce151"/>
          <table:table-cell table:style-name="ce102" table:number-columns-repeated="2"/>
          <table:table-cell table:style-name="ce100"/>
          <table:table-cell table:style-name="ce102" table:number-columns-repeated="7"/>
          <table:table-cell table:style-name="ce101" table:number-columns-repeated="15"/>
          <table:table-cell table:style-name="ce102" table:number-columns-repeated="3"/>
          <table:table-cell table:style-name="ce169"/>
          <table:table-cell table:style-name="ce102" table:number-columns-repeated="6"/>
          <table:table-cell table:style-name="ce100" table:number-columns-repeated="18"/>
          <table:table-cell table:style-name="ce150" table:number-columns-repeated="2"/>
          <table:table-cell table:style-name="ce119"/>
          <table:table-cell table:style-name="ce169" table:number-columns-repeated="5"/>
          <table:table-cell table:style-name="ce119" table:number-columns-repeated="2"/>
          <table:table-cell table:style-name="ce148"/>
          <table:table-cell table:style-name="ce119" table:number-columns-repeated="4"/>
          <table:table-cell table:style-name="ce102" table:number-columns-repeated="5"/>
          <table:table-cell table:style-name="ce100" table:number-columns-repeated="16"/>
          <table:table-cell table:style-name="ce134"/>
          <table:table-cell table:style-name="ce151" table:number-columns-repeated="5"/>
          <table:table-cell table:style-name="ce100"/>
          <table:table-cell table:style-name="ce134" table:number-columns-repeated="2"/>
          <table:table-cell table:style-name="ce102" table:number-columns-repeated="3"/>
          <table:table-cell table:style-name="ce100"/>
          <table:table-cell table:style-name="ce148" table:formula="of:=-0.06*(([.A74]-1963)^2)+8.5*([.A74]-1963)+140" office:value-type="float" office:value="440.96" calcext:value-type="float">
            <text:p>441.0</text:p>
          </table:table-cell>
          <table:table-cell table:style-name="ce151" table:formula="of:=[.DR74]+50" office:value-type="float" office:value="490.96" calcext:value-type="float">
            <text:p>491.0</text:p>
          </table:table-cell>
          <table:table-cell table:style-name="ce151" table:formula="of:=[.DR74]-50" office:value-type="float" office:value="390.96" calcext:value-type="float">
            <text:p>391.0</text:p>
          </table:table-cell>
          <table:table-cell table:style-name="ce151" table:formula="of:=[.DR74]+100" office:value-type="float" office:value="540.96" calcext:value-type="float">
            <text:p>541.0</text:p>
          </table:table-cell>
          <table:table-cell table:style-name="ce151" table:formula="of:=[.DR74]-100" office:value-type="float" office:value="340.96" calcext:value-type="float">
            <text:p>341.0</text:p>
          </table:table-cell>
          <table:table-cell table:style-name="ce148" table:formula="of:=-0.025*(([.A74]-1963)^2)+5.5*([.A74]-1963)+175" office:value-type="float" office:value="441.4" calcext:value-type="float">
            <text:p>441.4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6" calcext:value-type="float">
            <text:p>2036</text:p>
          </table:table-cell>
          <table:table-cell table:style-name="ce14" office:value-type="float" office:value="48503785.0956657" calcext:value-type="float">
            <text:p>48503785</text:p>
          </table:table-cell>
          <table:table-cell table:style-name="ce100" office:value-type="float" office:value="14882895.773574" calcext:value-type="float">
            <text:p>14882896</text:p>
          </table:table-cell>
          <table:table-cell table:style-name="ce100" office:value-type="float" office:value="24194693.668231" calcext:value-type="float">
            <text:p>24194694</text:p>
          </table:table-cell>
          <table:table-cell table:style-name="ce100"/>
          <table:table-cell table:style-name="ce100" table:formula="of:=[.C75]/26" office:value-type="float" office:value="572419.068214385" calcext:value-type="float">
            <text:p>572419</text:p>
          </table:table-cell>
          <table:table-cell table:style-name="ce100" table:formula="of:=[.F75]/2" office:value-type="float" office:value="286209.534107192" calcext:value-type="float">
            <text:p>286210</text:p>
          </table:table-cell>
          <table:table-cell table:style-name="ce100" table:formula="of:=[.G75]*1.5" office:value-type="float" office:value="429314.301160788" calcext:value-type="float">
            <text:p>429314</text:p>
          </table:table-cell>
          <table:table-cell table:style-name="ce100" office:value-type="float" office:value="594269.732158" calcext:value-type="float">
            <text:p>594270</text:p>
          </table:table-cell>
          <table:table-cell table:style-name="ce100" table:formula="of:=[.I75]/2" office:value-type="float" office:value="297134.866079" calcext:value-type="float">
            <text:p>297135</text:p>
          </table:table-cell>
          <table:table-cell table:style-name="ce100" office:value-type="float" office:value="537284.043683" calcext:value-type="float">
            <text:p>537284</text:p>
          </table:table-cell>
          <table:table-cell table:style-name="ce100" table:formula="of:=[.K75]/2" office:value-type="float" office:value="268642.0218415" calcext:value-type="float">
            <text:p>268642</text:p>
          </table:table-cell>
          <table:table-cell table:style-name="ce100" office:value-type="float" office:value="608319.402085" calcext:value-type="float">
            <text:p>608319</text:p>
          </table:table-cell>
          <table:table-cell table:style-name="ce100" table:formula="of:=[.M75]/2" office:value-type="float" office:value="304159.7010425" calcext:value-type="float">
            <text:p>304160</text:p>
          </table:table-cell>
          <table:table-cell table:style-name="ce100"/>
          <table:table-cell table:style-name="ce100" table:formula="of:=[.P74]*1.03" office:value-type="float" office:value="314480.620600799" calcext:value-type="float">
            <text:p>314481</text:p>
          </table:table-cell>
          <table:table-cell table:style-name="ce102"/>
          <table:table-cell table:style-name="ce13"/>
          <table:table-cell table:style-name="ce151"/>
          <table:table-cell table:style-name="ce102" table:number-columns-repeated="2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7"/>
          <table:table-cell table:style-name="ce150" table:number-columns-repeated="2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75]-1963)^2)+8.5*([.A75]-1963)+140" office:value-type="float" office:value="440.76" calcext:value-type="float">
            <text:p>440.8</text:p>
          </table:table-cell>
          <table:table-cell table:style-name="ce151" table:formula="of:=[.DR75]+50" office:value-type="float" office:value="490.76" calcext:value-type="float">
            <text:p>490.8</text:p>
          </table:table-cell>
          <table:table-cell table:style-name="ce151" table:formula="of:=[.DR75]-50" office:value-type="float" office:value="390.76" calcext:value-type="float">
            <text:p>390.8</text:p>
          </table:table-cell>
          <table:table-cell table:style-name="ce151" table:formula="of:=[.DR75]+100" office:value-type="float" office:value="540.76" calcext:value-type="float">
            <text:p>540.8</text:p>
          </table:table-cell>
          <table:table-cell table:style-name="ce151" table:formula="of:=[.DR75]-100" office:value-type="float" office:value="340.76" calcext:value-type="float">
            <text:p>340.8</text:p>
          </table:table-cell>
          <table:table-cell table:style-name="ce148" table:formula="of:=-0.025*(([.A75]-1963)^2)+5.5*([.A75]-1963)+175" office:value-type="float" office:value="443.275" calcext:value-type="float">
            <text:p>443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7" calcext:value-type="float">
            <text:p>2037</text:p>
          </table:table-cell>
          <table:table-cell table:style-name="ce14" office:value-type="float" office:value="48627701.3260359" calcext:value-type="float">
            <text:p>48627701</text:p>
          </table:table-cell>
          <table:table-cell table:style-name="ce100" office:value-type="float" office:value="14954760.163189" calcext:value-type="float">
            <text:p>14954760</text:p>
          </table:table-cell>
          <table:table-cell table:style-name="ce100" office:value-type="float" office:value="24089840.583192" calcext:value-type="float">
            <text:p>24089841</text:p>
          </table:table-cell>
          <table:table-cell table:style-name="ce100"/>
          <table:table-cell table:style-name="ce100" table:formula="of:=[.C76]/26" office:value-type="float" office:value="575183.083199577" calcext:value-type="float">
            <text:p>575183</text:p>
          </table:table-cell>
          <table:table-cell table:style-name="ce100" table:formula="of:=[.F76]/2" office:value-type="float" office:value="287591.541599788" calcext:value-type="float">
            <text:p>287592</text:p>
          </table:table-cell>
          <table:table-cell table:style-name="ce100" table:formula="of:=[.G76]*1.5" office:value-type="float" office:value="431387.312399683" calcext:value-type="float">
            <text:p>431387</text:p>
          </table:table-cell>
          <table:table-cell table:style-name="ce100" office:value-type="float" office:value="609334.762707" calcext:value-type="float">
            <text:p>609335</text:p>
          </table:table-cell>
          <table:table-cell table:style-name="ce100" table:formula="of:=[.I76]/2" office:value-type="float" office:value="304667.3813535" calcext:value-type="float">
            <text:p>304667</text:p>
          </table:table-cell>
          <table:table-cell table:style-name="ce100" office:value-type="float" office:value="542303.429297" calcext:value-type="float">
            <text:p>542303</text:p>
          </table:table-cell>
          <table:table-cell table:style-name="ce100" table:formula="of:=[.K76]/2" office:value-type="float" office:value="271151.7146485" calcext:value-type="float">
            <text:p>271152</text:p>
          </table:table-cell>
          <table:table-cell table:style-name="ce100" office:value-type="float" office:value="593674.783968" calcext:value-type="float">
            <text:p>593675</text:p>
          </table:table-cell>
          <table:table-cell table:style-name="ce100" table:formula="of:=[.M76]/2" office:value-type="float" office:value="296837.391984" calcext:value-type="float">
            <text:p>296837</text:p>
          </table:table-cell>
          <table:table-cell table:style-name="ce100"/>
          <table:table-cell table:style-name="ce100" table:formula="of:=[.P75]*1.03" office:value-type="float" office:value="323915.039218823" calcext:value-type="float">
            <text:p>323915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7"/>
          <table:table-cell table:style-name="ce150" table:number-columns-repeated="2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76]-1963)^2)+8.5*([.A76]-1963)+140" office:value-type="float" office:value="440.44" calcext:value-type="float">
            <text:p>440.4</text:p>
          </table:table-cell>
          <table:table-cell table:style-name="ce151" table:formula="of:=[.DR76]+50" office:value-type="float" office:value="490.44" calcext:value-type="float">
            <text:p>490.4</text:p>
          </table:table-cell>
          <table:table-cell table:style-name="ce151" table:formula="of:=[.DR76]-50" office:value-type="float" office:value="390.44" calcext:value-type="float">
            <text:p>390.4</text:p>
          </table:table-cell>
          <table:table-cell table:style-name="ce151" table:formula="of:=[.DR76]+100" office:value-type="float" office:value="540.44" calcext:value-type="float">
            <text:p>540.4</text:p>
          </table:table-cell>
          <table:table-cell table:style-name="ce151" table:formula="of:=[.DR76]-100" office:value-type="float" office:value="340.44" calcext:value-type="float">
            <text:p>340.4</text:p>
          </table:table-cell>
          <table:table-cell table:style-name="ce148" table:formula="of:=-0.025*(([.A76]-1963)^2)+5.5*([.A76]-1963)+175" office:value-type="float" office:value="445.1" calcext:value-type="float">
            <text:p>445.1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8" calcext:value-type="float">
            <text:p>2038</text:p>
          </table:table-cell>
          <table:table-cell table:style-name="ce14" office:value-type="float" office:value="48752553.4296916" calcext:value-type="float">
            <text:p>48752553</text:p>
          </table:table-cell>
          <table:table-cell table:style-name="ce100" office:value-type="float" office:value="15029028.105377" calcext:value-type="float">
            <text:p>15029028</text:p>
          </table:table-cell>
          <table:table-cell table:style-name="ce100" office:value-type="float" office:value="23962663.233704" calcext:value-type="float">
            <text:p>23962663</text:p>
          </table:table-cell>
          <table:table-cell table:style-name="ce100"/>
          <table:table-cell table:style-name="ce100" table:formula="of:=[.C77]/26" office:value-type="float" office:value="578039.5425145" calcext:value-type="float">
            <text:p>578040</text:p>
          </table:table-cell>
          <table:table-cell table:style-name="ce100" table:formula="of:=[.F77]/2" office:value-type="float" office:value="289019.77125725" calcext:value-type="float">
            <text:p>289020</text:p>
          </table:table-cell>
          <table:table-cell table:style-name="ce100" table:formula="of:=[.G77]*1.5" office:value-type="float" office:value="433529.656885875" calcext:value-type="float">
            <text:p>433530</text:p>
          </table:table-cell>
          <table:table-cell table:style-name="ce100" office:value-type="float" office:value="617660.203425" calcext:value-type="float">
            <text:p>617660</text:p>
          </table:table-cell>
          <table:table-cell table:style-name="ce100" table:formula="of:=[.I77]/2" office:value-type="float" office:value="308830.1017125" calcext:value-type="float">
            <text:p>308830</text:p>
          </table:table-cell>
          <table:table-cell table:style-name="ce100" office:value-type="float" office:value="550740.325854" calcext:value-type="float">
            <text:p>550740</text:p>
          </table:table-cell>
          <table:table-cell table:style-name="ce100" table:formula="of:=[.K77]/2" office:value-type="float" office:value="275370.162927" calcext:value-type="float">
            <text:p>275370</text:p>
          </table:table-cell>
          <table:table-cell table:style-name="ce100" office:value-type="float" office:value="584560.393639" calcext:value-type="float">
            <text:p>584560</text:p>
          </table:table-cell>
          <table:table-cell table:style-name="ce100" table:formula="of:=[.M77]/2" office:value-type="float" office:value="292280.1968195" calcext:value-type="float">
            <text:p>292280</text:p>
          </table:table-cell>
          <table:table-cell table:style-name="ce100"/>
          <table:table-cell table:style-name="ce100" table:formula="of:=[.P76]*1.03" office:value-type="float" office:value="333632.490395387" calcext:value-type="float">
            <text:p>333632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7"/>
          <table:table-cell table:style-name="ce150" table:number-columns-repeated="2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77]-1963)^2)+8.5*([.A77]-1963)+140" office:value-type="float" office:value="440" calcext:value-type="float">
            <text:p>440.0</text:p>
          </table:table-cell>
          <table:table-cell table:style-name="ce151" table:formula="of:=[.DR77]+50" office:value-type="float" office:value="490" calcext:value-type="float">
            <text:p>490.0</text:p>
          </table:table-cell>
          <table:table-cell table:style-name="ce151" table:formula="of:=[.DR77]-50" office:value-type="float" office:value="390" calcext:value-type="float">
            <text:p>390.0</text:p>
          </table:table-cell>
          <table:table-cell table:style-name="ce151" table:formula="of:=[.DR77]+100" office:value-type="float" office:value="540" calcext:value-type="float">
            <text:p>540.0</text:p>
          </table:table-cell>
          <table:table-cell table:style-name="ce151" table:formula="of:=[.DR77]-100" office:value-type="float" office:value="340" calcext:value-type="float">
            <text:p>340.0</text:p>
          </table:table-cell>
          <table:table-cell table:style-name="ce148" table:formula="of:=-0.025*(([.A77]-1963)^2)+5.5*([.A77]-1963)+175" office:value-type="float" office:value="446.875" calcext:value-type="float">
            <text:p>446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39" calcext:value-type="float">
            <text:p>2039</text:p>
          </table:table-cell>
          <table:table-cell table:style-name="ce14" office:value-type="float" office:value="48877868.1106583" calcext:value-type="float">
            <text:p>48877868</text:p>
          </table:table-cell>
          <table:table-cell table:style-name="ce100" office:value-type="float" office:value="15093518.648399" calcext:value-type="float">
            <text:p>15093519</text:p>
          </table:table-cell>
          <table:table-cell table:style-name="ce100" office:value-type="float" office:value="23826119.269832" calcext:value-type="float">
            <text:p>23826119</text:p>
          </table:table-cell>
          <table:table-cell table:style-name="ce100"/>
          <table:table-cell table:style-name="ce100" table:formula="of:=[.C78]/26" office:value-type="float" office:value="580519.948015346" calcext:value-type="float">
            <text:p>580520</text:p>
          </table:table-cell>
          <table:table-cell table:style-name="ce100" table:formula="of:=[.F78]/2" office:value-type="float" office:value="290259.974007673" calcext:value-type="float">
            <text:p>290260</text:p>
          </table:table-cell>
          <table:table-cell table:style-name="ce100" table:formula="of:=[.G78]*1.5" office:value-type="float" office:value="435389.96101151" calcext:value-type="float">
            <text:p>435390</text:p>
          </table:table-cell>
          <table:table-cell table:style-name="ce100" office:value-type="float" office:value="639491.912238" calcext:value-type="float">
            <text:p>639492</text:p>
          </table:table-cell>
          <table:table-cell table:style-name="ce100" table:formula="of:=[.I78]/2" office:value-type="float" office:value="319745.956119" calcext:value-type="float">
            <text:p>319746</text:p>
          </table:table-cell>
          <table:table-cell table:style-name="ce100" office:value-type="float" office:value="552444.51036" calcext:value-type="float">
            <text:p>552445</text:p>
          </table:table-cell>
          <table:table-cell table:style-name="ce100" table:formula="of:=[.K78]/2" office:value-type="float" office:value="276222.25518" calcext:value-type="float">
            <text:p>276222</text:p>
          </table:table-cell>
          <table:table-cell table:style-name="ce100" office:value-type="float" office:value="581838.15139" calcext:value-type="float">
            <text:p>581838</text:p>
          </table:table-cell>
          <table:table-cell table:style-name="ce100" table:formula="of:=[.M78]/2" office:value-type="float" office:value="290919.075695" calcext:value-type="float">
            <text:p>290919</text:p>
          </table:table-cell>
          <table:table-cell table:style-name="ce100"/>
          <table:table-cell table:style-name="ce100" table:formula="of:=[.P77]*1.03" office:value-type="float" office:value="343641.465107249" calcext:value-type="float">
            <text:p>343641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7"/>
          <table:table-cell table:style-name="ce150" table:number-columns-repeated="2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78]-1963)^2)+8.5*([.A78]-1963)+140" office:value-type="float" office:value="439.44" calcext:value-type="float">
            <text:p>439.4</text:p>
          </table:table-cell>
          <table:table-cell table:style-name="ce151" table:formula="of:=[.DR78]+50" office:value-type="float" office:value="489.44" calcext:value-type="float">
            <text:p>489.4</text:p>
          </table:table-cell>
          <table:table-cell table:style-name="ce151" table:formula="of:=[.DR78]-50" office:value-type="float" office:value="389.44" calcext:value-type="float">
            <text:p>389.4</text:p>
          </table:table-cell>
          <table:table-cell table:style-name="ce151" table:formula="of:=[.DR78]+100" office:value-type="float" office:value="539.44" calcext:value-type="float">
            <text:p>539.4</text:p>
          </table:table-cell>
          <table:table-cell table:style-name="ce151" table:formula="of:=[.DR78]-100" office:value-type="float" office:value="339.44" calcext:value-type="float">
            <text:p>339.4</text:p>
          </table:table-cell>
          <table:table-cell table:style-name="ce148" table:formula="of:=-0.025*(([.A78]-1963)^2)+5.5*([.A78]-1963)+175" office:value-type="float" office:value="448.6" calcext:value-type="float">
            <text:p>448.6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0" calcext:value-type="float">
            <text:p>2040</text:p>
          </table:table-cell>
          <table:table-cell table:style-name="ce14" office:value-type="float" office:value="49002929.918842" calcext:value-type="float">
            <text:p>49002930</text:p>
          </table:table-cell>
          <table:table-cell table:style-name="ce100" office:value-type="float" office:value="15169158.629736" calcext:value-type="float">
            <text:p>15169159</text:p>
          </table:table-cell>
          <table:table-cell table:style-name="ce100" office:value-type="float" office:value="23703713.680015" calcext:value-type="float">
            <text:p>23703714</text:p>
          </table:table-cell>
          <table:table-cell table:style-name="ce100"/>
          <table:table-cell table:style-name="ce100" table:formula="of:=[.C79]/26" office:value-type="float" office:value="583429.178066769" calcext:value-type="float">
            <text:p>583429</text:p>
          </table:table-cell>
          <table:table-cell table:style-name="ce100" table:formula="of:=[.F79]/2" office:value-type="float" office:value="291714.589033384" calcext:value-type="float">
            <text:p>291715</text:p>
          </table:table-cell>
          <table:table-cell table:style-name="ce100" table:formula="of:=[.G79]*1.5" office:value-type="float" office:value="437571.883550077" calcext:value-type="float">
            <text:p>437572</text:p>
          </table:table-cell>
          <table:table-cell table:style-name="ce100" office:value-type="float" office:value="618982.152852" calcext:value-type="float">
            <text:p>618982</text:p>
          </table:table-cell>
          <table:table-cell table:style-name="ce100" table:formula="of:=[.I79]/2" office:value-type="float" office:value="309491.076426" calcext:value-type="float">
            <text:p>309491</text:p>
          </table:table-cell>
          <table:table-cell table:style-name="ce100" office:value-type="float" office:value="568977.818098" calcext:value-type="float">
            <text:p>568978</text:p>
          </table:table-cell>
          <table:table-cell table:style-name="ce100" table:formula="of:=[.K79]/2" office:value-type="float" office:value="284488.909049" calcext:value-type="float">
            <text:p>284489</text:p>
          </table:table-cell>
          <table:table-cell table:style-name="ce100" office:value-type="float" office:value="577653.511988" calcext:value-type="float">
            <text:p>577654</text:p>
          </table:table-cell>
          <table:table-cell table:style-name="ce100" table:formula="of:=[.M79]/2" office:value-type="float" office:value="288826.755994" calcext:value-type="float">
            <text:p>288827</text:p>
          </table:table-cell>
          <table:table-cell table:style-name="ce100"/>
          <table:table-cell table:style-name="ce100" table:formula="of:=[.P78]*1.03" office:value-type="float" office:value="353950.709060466" calcext:value-type="float">
            <text:p>353951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7"/>
          <table:table-cell table:style-name="ce150" table:number-columns-repeated="2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79]-1963)^2)+8.5*([.A79]-1963)+140" office:value-type="float" office:value="438.76" calcext:value-type="float">
            <text:p>438.8</text:p>
          </table:table-cell>
          <table:table-cell table:style-name="ce151" table:formula="of:=[.DR79]+50" office:value-type="float" office:value="488.76" calcext:value-type="float">
            <text:p>488.8</text:p>
          </table:table-cell>
          <table:table-cell table:style-name="ce151" table:formula="of:=[.DR79]-50" office:value-type="float" office:value="388.76" calcext:value-type="float">
            <text:p>388.8</text:p>
          </table:table-cell>
          <table:table-cell table:style-name="ce151" table:formula="of:=[.DR79]+100" office:value-type="float" office:value="538.76" calcext:value-type="float">
            <text:p>538.8</text:p>
          </table:table-cell>
          <table:table-cell table:style-name="ce151" table:formula="of:=[.DR79]-100" office:value-type="float" office:value="338.76" calcext:value-type="float">
            <text:p>338.8</text:p>
          </table:table-cell>
          <table:table-cell table:style-name="ce148" table:formula="of:=-0.025*(([.A79]-1963)^2)+5.5*([.A79]-1963)+175" office:value-type="float" office:value="450.275" calcext:value-type="float">
            <text:p>450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1" calcext:value-type="float">
            <text:p>2041</text:p>
          </table:table-cell>
          <table:table-cell table:style-name="ce14" office:value-type="float" office:value="49126151.8396678" calcext:value-type="float">
            <text:p>49126152</text:p>
          </table:table-cell>
          <table:table-cell table:style-name="ce100" office:value-type="float" office:value="15246490.584249" calcext:value-type="float">
            <text:p>15246491</text:p>
          </table:table-cell>
          <table:table-cell table:style-name="ce100" office:value-type="float" office:value="23607183.798223" calcext:value-type="float">
            <text:p>23607184</text:p>
          </table:table-cell>
          <table:table-cell table:style-name="ce100"/>
          <table:table-cell table:style-name="ce100" table:formula="of:=[.C80]/26" office:value-type="float" office:value="586403.484009577" calcext:value-type="float">
            <text:p>586403</text:p>
          </table:table-cell>
          <table:table-cell table:style-name="ce100" table:formula="of:=[.F80]/2" office:value-type="float" office:value="293201.742004788" calcext:value-type="float">
            <text:p>293202</text:p>
          </table:table-cell>
          <table:table-cell table:style-name="ce100" table:formula="of:=[.G80]*1.5" office:value-type="float" office:value="439802.613007183" calcext:value-type="float">
            <text:p>439803</text:p>
          </table:table-cell>
          <table:table-cell table:style-name="ce100" office:value-type="float" office:value="613338.113642" calcext:value-type="float">
            <text:p>613338</text:p>
          </table:table-cell>
          <table:table-cell table:style-name="ce100" table:formula="of:=[.I80]/2" office:value-type="float" office:value="306669.056821" calcext:value-type="float">
            <text:p>306669</text:p>
          </table:table-cell>
          <table:table-cell table:style-name="ce100" office:value-type="float" office:value="583919.067932" calcext:value-type="float">
            <text:p>583919</text:p>
          </table:table-cell>
          <table:table-cell table:style-name="ce100" table:formula="of:=[.K80]/2" office:value-type="float" office:value="291959.533966" calcext:value-type="float">
            <text:p>291960</text:p>
          </table:table-cell>
          <table:table-cell table:style-name="ce100" office:value-type="float" office:value="574622.97466" calcext:value-type="float">
            <text:p>574623</text:p>
          </table:table-cell>
          <table:table-cell table:style-name="ce100" table:formula="of:=[.M80]/2" office:value-type="float" office:value="287311.48733" calcext:value-type="float">
            <text:p>287311</text:p>
          </table:table-cell>
          <table:table-cell table:style-name="ce100"/>
          <table:table-cell table:style-name="ce100" table:formula="of:=[.P79]*1.03" office:value-type="float" office:value="364569.23033228" calcext:value-type="float">
            <text:p>364569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0]-1963)^2)+8.5*([.A80]-1963)+140" office:value-type="float" office:value="437.96" calcext:value-type="float">
            <text:p>438.0</text:p>
          </table:table-cell>
          <table:table-cell table:style-name="ce151" table:formula="of:=[.DR80]+50" office:value-type="float" office:value="487.96" calcext:value-type="float">
            <text:p>488.0</text:p>
          </table:table-cell>
          <table:table-cell table:style-name="ce151" table:formula="of:=[.DR80]-50" office:value-type="float" office:value="387.96" calcext:value-type="float">
            <text:p>388.0</text:p>
          </table:table-cell>
          <table:table-cell table:style-name="ce151" table:formula="of:=[.DR80]+100" office:value-type="float" office:value="537.96" calcext:value-type="float">
            <text:p>538.0</text:p>
          </table:table-cell>
          <table:table-cell table:style-name="ce151" table:formula="of:=[.DR80]-100" office:value-type="float" office:value="337.96" calcext:value-type="float">
            <text:p>338.0</text:p>
          </table:table-cell>
          <table:table-cell table:style-name="ce148" table:formula="of:=-0.025*(([.A80]-1963)^2)+5.5*([.A80]-1963)+175" office:value-type="float" office:value="451.9" calcext:value-type="float">
            <text:p>451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2" calcext:value-type="float">
            <text:p>2042</text:p>
          </table:table-cell>
          <table:table-cell table:style-name="ce14" office:value-type="float" office:value="49247167.3910906" calcext:value-type="float">
            <text:p>49247167</text:p>
          </table:table-cell>
          <table:table-cell table:style-name="ce100" office:value-type="float" office:value="15321019.512601" calcext:value-type="float">
            <text:p>15321020</text:p>
          </table:table-cell>
          <table:table-cell table:style-name="ce100" office:value-type="float" office:value="23521940.705156" calcext:value-type="float">
            <text:p>23521941</text:p>
          </table:table-cell>
          <table:table-cell table:style-name="ce100"/>
          <table:table-cell table:style-name="ce100" table:formula="of:=[.C81]/26" office:value-type="float" office:value="589269.981253884" calcext:value-type="float">
            <text:p>589270</text:p>
          </table:table-cell>
          <table:table-cell table:style-name="ce100" table:formula="of:=[.F81]/2" office:value-type="float" office:value="294634.990626942" calcext:value-type="float">
            <text:p>294635</text:p>
          </table:table-cell>
          <table:table-cell table:style-name="ce100" table:formula="of:=[.G81]*1.5" office:value-type="float" office:value="441952.485940413" calcext:value-type="float">
            <text:p>441952</text:p>
          </table:table-cell>
          <table:table-cell table:style-name="ce100" office:value-type="float" office:value="612730.43045" calcext:value-type="float">
            <text:p>612730</text:p>
          </table:table-cell>
          <table:table-cell table:style-name="ce100" table:formula="of:=[.I81]/2" office:value-type="float" office:value="306365.215225" calcext:value-type="float">
            <text:p>306365</text:p>
          </table:table-cell>
          <table:table-cell table:style-name="ce100" office:value-type="float" office:value="589991.541167" calcext:value-type="float">
            <text:p>589992</text:p>
          </table:table-cell>
          <table:table-cell table:style-name="ce100" table:formula="of:=[.K81]/2" office:value-type="float" office:value="294995.7705835" calcext:value-type="float">
            <text:p>294996</text:p>
          </table:table-cell>
          <table:table-cell table:style-name="ce100" office:value-type="float" office:value="573000.78647" calcext:value-type="float">
            <text:p>573001</text:p>
          </table:table-cell>
          <table:table-cell table:style-name="ce100" table:formula="of:=[.M81]/2" office:value-type="float" office:value="286500.393235" calcext:value-type="float">
            <text:p>286500</text:p>
          </table:table-cell>
          <table:table-cell table:style-name="ce100"/>
          <table:table-cell table:style-name="ce100" table:formula="of:=[.P80]*1.03" office:value-type="float" office:value="375506.307242249" calcext:value-type="float">
            <text:p>375506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1]-1963)^2)+8.5*([.A81]-1963)+140" office:value-type="float" office:value="437.04" calcext:value-type="float">
            <text:p>437.0</text:p>
          </table:table-cell>
          <table:table-cell table:style-name="ce151" table:formula="of:=[.DR81]+50" office:value-type="float" office:value="487.04" calcext:value-type="float">
            <text:p>487.0</text:p>
          </table:table-cell>
          <table:table-cell table:style-name="ce151" table:formula="of:=[.DR81]-50" office:value-type="float" office:value="387.04" calcext:value-type="float">
            <text:p>387.0</text:p>
          </table:table-cell>
          <table:table-cell table:style-name="ce151" table:formula="of:=[.DR81]+100" office:value-type="float" office:value="537.04" calcext:value-type="float">
            <text:p>537.0</text:p>
          </table:table-cell>
          <table:table-cell table:style-name="ce151" table:formula="of:=[.DR81]-100" office:value-type="float" office:value="337.04" calcext:value-type="float">
            <text:p>337.0</text:p>
          </table:table-cell>
          <table:table-cell table:style-name="ce148" table:formula="of:=-0.025*(([.A81]-1963)^2)+5.5*([.A81]-1963)+175" office:value-type="float" office:value="453.475" calcext:value-type="float">
            <text:p>453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3" calcext:value-type="float">
            <text:p>2043</text:p>
          </table:table-cell>
          <table:table-cell table:style-name="ce14" office:value-type="float" office:value="49364737.6861953" calcext:value-type="float">
            <text:p>49364738</text:p>
          </table:table-cell>
          <table:table-cell table:style-name="ce100" office:value-type="float" office:value="15381511.786623" calcext:value-type="float">
            <text:p>15381512</text:p>
          </table:table-cell>
          <table:table-cell table:style-name="ce100" office:value-type="float" office:value="23448381.566709" calcext:value-type="float">
            <text:p>23448382</text:p>
          </table:table-cell>
          <table:table-cell table:style-name="ce100"/>
          <table:table-cell table:style-name="ce100" table:formula="of:=[.C82]/26" office:value-type="float" office:value="591596.607177808" calcext:value-type="float">
            <text:p>591597</text:p>
          </table:table-cell>
          <table:table-cell table:style-name="ce100" table:formula="of:=[.F82]/2" office:value-type="float" office:value="295798.303588904" calcext:value-type="float">
            <text:p>295798</text:p>
          </table:table-cell>
          <table:table-cell table:style-name="ce100" table:formula="of:=[.G82]*1.5" office:value-type="float" office:value="443697.455383356" calcext:value-type="float">
            <text:p>443697</text:p>
          </table:table-cell>
          <table:table-cell table:style-name="ce100" office:value-type="float" office:value="599797.708109" calcext:value-type="float">
            <text:p>599798</text:p>
          </table:table-cell>
          <table:table-cell table:style-name="ce100" table:formula="of:=[.I82]/2" office:value-type="float" office:value="299898.8540545" calcext:value-type="float">
            <text:p>299899</text:p>
          </table:table-cell>
          <table:table-cell table:style-name="ce100" office:value-type="float" office:value="597351.371336" calcext:value-type="float">
            <text:p>597351</text:p>
          </table:table-cell>
          <table:table-cell table:style-name="ce100" table:formula="of:=[.K82]/2" office:value-type="float" office:value="298675.685668" calcext:value-type="float">
            <text:p>298676</text:p>
          </table:table-cell>
          <table:table-cell table:style-name="ce100" office:value-type="float" office:value="580118.294485" calcext:value-type="float">
            <text:p>580118</text:p>
          </table:table-cell>
          <table:table-cell table:style-name="ce100" table:formula="of:=[.M82]/2" office:value-type="float" office:value="290059.1472425" calcext:value-type="float">
            <text:p>290059</text:p>
          </table:table-cell>
          <table:table-cell table:style-name="ce100"/>
          <table:table-cell table:style-name="ce100" table:formula="of:=[.P81]*1.03" office:value-type="float" office:value="386771.496459516" calcext:value-type="float">
            <text:p>386771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2]-1963)^2)+8.5*([.A82]-1963)+140" office:value-type="float" office:value="436" calcext:value-type="float">
            <text:p>436.0</text:p>
          </table:table-cell>
          <table:table-cell table:style-name="ce151" table:formula="of:=[.DR82]+50" office:value-type="float" office:value="486" calcext:value-type="float">
            <text:p>486.0</text:p>
          </table:table-cell>
          <table:table-cell table:style-name="ce151" table:formula="of:=[.DR82]-50" office:value-type="float" office:value="386" calcext:value-type="float">
            <text:p>386.0</text:p>
          </table:table-cell>
          <table:table-cell table:style-name="ce151" table:formula="of:=[.DR82]+100" office:value-type="float" office:value="536" calcext:value-type="float">
            <text:p>536.0</text:p>
          </table:table-cell>
          <table:table-cell table:style-name="ce151" table:formula="of:=[.DR82]-100" office:value-type="float" office:value="336" calcext:value-type="float">
            <text:p>336.0</text:p>
          </table:table-cell>
          <table:table-cell table:style-name="ce148" table:formula="of:=-0.025*(([.A82]-1963)^2)+5.5*([.A82]-1963)+175" office:value-type="float" office:value="455" calcext:value-type="float">
            <text:p>455.0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4" calcext:value-type="float">
            <text:p>2044</text:p>
          </table:table-cell>
          <table:table-cell table:style-name="ce14" office:value-type="float" office:value="49477578.4202584" calcext:value-type="float">
            <text:p>49477578</text:p>
          </table:table-cell>
          <table:table-cell table:style-name="ce100" office:value-type="float" office:value="15416632.274981" calcext:value-type="float">
            <text:p>15416632</text:p>
          </table:table-cell>
          <table:table-cell table:style-name="ce100" office:value-type="float" office:value="23380553.379594" calcext:value-type="float">
            <text:p>23380553</text:p>
          </table:table-cell>
          <table:table-cell table:style-name="ce100"/>
          <table:table-cell table:style-name="ce100" table:formula="of:=[.C83]/26" office:value-type="float" office:value="592947.395191577" calcext:value-type="float">
            <text:p>592947</text:p>
          </table:table-cell>
          <table:table-cell table:style-name="ce100" table:formula="of:=[.F83]/2" office:value-type="float" office:value="296473.697595788" calcext:value-type="float">
            <text:p>296474</text:p>
          </table:table-cell>
          <table:table-cell table:style-name="ce100" table:formula="of:=[.G83]*1.5" office:value-type="float" office:value="444710.546393683" calcext:value-type="float">
            <text:p>444711</text:p>
          </table:table-cell>
          <table:table-cell table:style-name="ce100" office:value-type="float" office:value="580320.592493" calcext:value-type="float">
            <text:p>580321</text:p>
          </table:table-cell>
          <table:table-cell table:style-name="ce100" table:formula="of:=[.I83]/2" office:value-type="float" office:value="290160.2962465" calcext:value-type="float">
            <text:p>290160</text:p>
          </table:table-cell>
          <table:table-cell table:style-name="ce100" office:value-type="float" office:value="619978.410023" calcext:value-type="float">
            <text:p>619978</text:p>
          </table:table-cell>
          <table:table-cell table:style-name="ce100" table:formula="of:=[.K83]/2" office:value-type="float" office:value="309989.2050115" calcext:value-type="float">
            <text:p>309989</text:p>
          </table:table-cell>
          <table:table-cell table:style-name="ce100" office:value-type="float" office:value="570967.303376" calcext:value-type="float">
            <text:p>570967</text:p>
          </table:table-cell>
          <table:table-cell table:style-name="ce100" table:formula="of:=[.M83]/2" office:value-type="float" office:value="285483.651688" calcext:value-type="float">
            <text:p>285484</text:p>
          </table:table-cell>
          <table:table-cell table:style-name="ce100"/>
          <table:table-cell table:style-name="ce100" table:formula="of:=[.P82]*1.03" office:value-type="float" office:value="398374.641353302" calcext:value-type="float">
            <text:p>398375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3]-1963)^2)+8.5*([.A83]-1963)+140" office:value-type="float" office:value="434.84" calcext:value-type="float">
            <text:p>434.8</text:p>
          </table:table-cell>
          <table:table-cell table:style-name="ce151" table:formula="of:=[.DR83]+50" office:value-type="float" office:value="484.84" calcext:value-type="float">
            <text:p>484.8</text:p>
          </table:table-cell>
          <table:table-cell table:style-name="ce151" table:formula="of:=[.DR83]-50" office:value-type="float" office:value="384.84" calcext:value-type="float">
            <text:p>384.8</text:p>
          </table:table-cell>
          <table:table-cell table:style-name="ce151" table:formula="of:=[.DR83]+100" office:value-type="float" office:value="534.84" calcext:value-type="float">
            <text:p>534.8</text:p>
          </table:table-cell>
          <table:table-cell table:style-name="ce151" table:formula="of:=[.DR83]-100" office:value-type="float" office:value="334.84" calcext:value-type="float">
            <text:p>334.8</text:p>
          </table:table-cell>
          <table:table-cell table:style-name="ce148" table:formula="of:=-0.025*(([.A83]-1963)^2)+5.5*([.A83]-1963)+175" office:value-type="float" office:value="456.475" calcext:value-type="float">
            <text:p>456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5" calcext:value-type="float">
            <text:p>2045</text:p>
          </table:table-cell>
          <table:table-cell table:style-name="ce14" office:value-type="float" office:value="49584782.1268457" calcext:value-type="float">
            <text:p>49584782</text:p>
          </table:table-cell>
          <table:table-cell table:style-name="ce100" office:value-type="float" office:value="15449757.744017" calcext:value-type="float">
            <text:p>15449758</text:p>
          </table:table-cell>
          <table:table-cell table:style-name="ce100" office:value-type="float" office:value="23330755.076971" calcext:value-type="float">
            <text:p>23330755</text:p>
          </table:table-cell>
          <table:table-cell table:style-name="ce100"/>
          <table:table-cell table:style-name="ce100" table:formula="of:=[.C84]/26" office:value-type="float" office:value="594221.451692961" calcext:value-type="float">
            <text:p>594221</text:p>
          </table:table-cell>
          <table:table-cell table:style-name="ce100" table:formula="of:=[.F84]/2" office:value-type="float" office:value="297110.725846481" calcext:value-type="float">
            <text:p>297111</text:p>
          </table:table-cell>
          <table:table-cell table:style-name="ce100" table:formula="of:=[.G84]*1.5" office:value-type="float" office:value="445666.088769721" calcext:value-type="float">
            <text:p>445666</text:p>
          </table:table-cell>
          <table:table-cell table:style-name="ce100" office:value-type="float" office:value="587533.97195" calcext:value-type="float">
            <text:p>587534</text:p>
          </table:table-cell>
          <table:table-cell table:style-name="ce100" table:formula="of:=[.I84]/2" office:value-type="float" office:value="293766.985975" calcext:value-type="float">
            <text:p>293767</text:p>
          </table:table-cell>
          <table:table-cell table:style-name="ce100" office:value-type="float" office:value="633902.839182" calcext:value-type="float">
            <text:p>633903</text:p>
          </table:table-cell>
          <table:table-cell table:style-name="ce100" table:formula="of:=[.K84]/2" office:value-type="float" office:value="316951.419591" calcext:value-type="float">
            <text:p>316951</text:p>
          </table:table-cell>
          <table:table-cell table:style-name="ce100" office:value-type="float" office:value="559868.301661" calcext:value-type="float">
            <text:p>559868</text:p>
          </table:table-cell>
          <table:table-cell table:style-name="ce100" table:formula="of:=[.M84]/2" office:value-type="float" office:value="279934.1508305" calcext:value-type="float">
            <text:p>279934</text:p>
          </table:table-cell>
          <table:table-cell table:style-name="ce100"/>
          <table:table-cell table:style-name="ce100" table:formula="of:=[.P83]*1.03" office:value-type="float" office:value="410325.880593901" calcext:value-type="float">
            <text:p>410326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4]-1963)^2)+8.5*([.A84]-1963)+140" office:value-type="float" office:value="433.56" calcext:value-type="float">
            <text:p>433.6</text:p>
          </table:table-cell>
          <table:table-cell table:style-name="ce151" table:formula="of:=[.DR84]+50" office:value-type="float" office:value="483.56" calcext:value-type="float">
            <text:p>483.6</text:p>
          </table:table-cell>
          <table:table-cell table:style-name="ce151" table:formula="of:=[.DR84]-50" office:value-type="float" office:value="383.56" calcext:value-type="float">
            <text:p>383.6</text:p>
          </table:table-cell>
          <table:table-cell table:style-name="ce151" table:formula="of:=[.DR84]+100" office:value-type="float" office:value="533.56" calcext:value-type="float">
            <text:p>533.6</text:p>
          </table:table-cell>
          <table:table-cell table:style-name="ce151" table:formula="of:=[.DR84]-100" office:value-type="float" office:value="333.56" calcext:value-type="float">
            <text:p>333.6</text:p>
          </table:table-cell>
          <table:table-cell table:style-name="ce148" table:formula="of:=-0.025*(([.A84]-1963)^2)+5.5*([.A84]-1963)+175" office:value-type="float" office:value="457.9" calcext:value-type="float">
            <text:p>457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6" calcext:value-type="float">
            <text:p>2046</text:p>
          </table:table-cell>
          <table:table-cell table:style-name="ce14" office:value-type="float" office:value="49685418.0727021" calcext:value-type="float">
            <text:p>49685418</text:p>
          </table:table-cell>
          <table:table-cell table:style-name="ce100" office:value-type="float" office:value="15493204.036145" calcext:value-type="float">
            <text:p>15493204</text:p>
          </table:table-cell>
          <table:table-cell table:style-name="ce100" office:value-type="float" office:value="23281955.524209" calcext:value-type="float">
            <text:p>23281956</text:p>
          </table:table-cell>
          <table:table-cell table:style-name="ce100"/>
          <table:table-cell table:style-name="ce100" table:formula="of:=[.C85]/26" office:value-type="float" office:value="595892.462928654" calcext:value-type="float">
            <text:p>595892</text:p>
          </table:table-cell>
          <table:table-cell table:style-name="ce100" table:formula="of:=[.F85]/2" office:value-type="float" office:value="297946.231464327" calcext:value-type="float">
            <text:p>297946</text:p>
          </table:table-cell>
          <table:table-cell table:style-name="ce100" table:formula="of:=[.G85]*1.5" office:value-type="float" office:value="446919.34719649" calcext:value-type="float">
            <text:p>446919</text:p>
          </table:table-cell>
          <table:table-cell table:style-name="ce100" office:value-type="float" office:value="584296.488708" calcext:value-type="float">
            <text:p>584296</text:p>
          </table:table-cell>
          <table:table-cell table:style-name="ce100" table:formula="of:=[.I85]/2" office:value-type="float" office:value="292148.244354" calcext:value-type="float">
            <text:p>292148</text:p>
          </table:table-cell>
          <table:table-cell table:style-name="ce100" office:value-type="float" office:value="644827.185121" calcext:value-type="float">
            <text:p>644827</text:p>
          </table:table-cell>
          <table:table-cell table:style-name="ce100" table:formula="of:=[.K85]/2" office:value-type="float" office:value="322413.5925605" calcext:value-type="float">
            <text:p>322414</text:p>
          </table:table-cell>
          <table:table-cell table:style-name="ce100" office:value-type="float" office:value="559091.644732" calcext:value-type="float">
            <text:p>559092</text:p>
          </table:table-cell>
          <table:table-cell table:style-name="ce100" table:formula="of:=[.M85]/2" office:value-type="float" office:value="279545.822366" calcext:value-type="float">
            <text:p>279546</text:p>
          </table:table-cell>
          <table:table-cell table:style-name="ce100"/>
          <table:table-cell table:style-name="ce100" table:formula="of:=[.P84]*1.03" office:value-type="float" office:value="422635.657011718" calcext:value-type="float">
            <text:p>422636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5]-1963)^2)+8.5*([.A85]-1963)+140" office:value-type="float" office:value="432.16" calcext:value-type="float">
            <text:p>432.2</text:p>
          </table:table-cell>
          <table:table-cell table:style-name="ce151" table:formula="of:=[.DR85]+50" office:value-type="float" office:value="482.16" calcext:value-type="float">
            <text:p>482.2</text:p>
          </table:table-cell>
          <table:table-cell table:style-name="ce151" table:formula="of:=[.DR85]-50" office:value-type="float" office:value="382.16" calcext:value-type="float">
            <text:p>382.2</text:p>
          </table:table-cell>
          <table:table-cell table:style-name="ce151" table:formula="of:=[.DR85]+100" office:value-type="float" office:value="532.16" calcext:value-type="float">
            <text:p>532.2</text:p>
          </table:table-cell>
          <table:table-cell table:style-name="ce151" table:formula="of:=[.DR85]-100" office:value-type="float" office:value="332.16" calcext:value-type="float">
            <text:p>332.2</text:p>
          </table:table-cell>
          <table:table-cell table:style-name="ce148" table:formula="of:=-0.025*(([.A85]-1963)^2)+5.5*([.A85]-1963)+175" office:value-type="float" office:value="459.275" calcext:value-type="float">
            <text:p>459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7" calcext:value-type="float">
            <text:p>2047</text:p>
          </table:table-cell>
          <table:table-cell table:style-name="ce14" office:value-type="float" office:value="49778917.3605511" calcext:value-type="float">
            <text:p>49778917</text:p>
          </table:table-cell>
          <table:table-cell table:style-name="ce100" office:value-type="float" office:value="15535540.571143" calcext:value-type="float">
            <text:p>15535541</text:p>
          </table:table-cell>
          <table:table-cell table:style-name="ce100" office:value-type="float" office:value="23247914.010965" calcext:value-type="float">
            <text:p>23247914</text:p>
          </table:table-cell>
          <table:table-cell table:style-name="ce100"/>
          <table:table-cell table:style-name="ce100" table:formula="of:=[.C86]/26" office:value-type="float" office:value="597520.791197808" calcext:value-type="float">
            <text:p>597521</text:p>
          </table:table-cell>
          <table:table-cell table:style-name="ce100" table:formula="of:=[.F86]/2" office:value-type="float" office:value="298760.395598904" calcext:value-type="float">
            <text:p>298760</text:p>
          </table:table-cell>
          <table:table-cell table:style-name="ce100" table:formula="of:=[.G86]*1.5" office:value-type="float" office:value="448140.593398356" calcext:value-type="float">
            <text:p>448141</text:p>
          </table:table-cell>
          <table:table-cell table:style-name="ce100" office:value-type="float" office:value="577912.053631" calcext:value-type="float">
            <text:p>577912</text:p>
          </table:table-cell>
          <table:table-cell table:style-name="ce100" table:formula="of:=[.I86]/2" office:value-type="float" office:value="288956.0268155" calcext:value-type="float">
            <text:p>288956</text:p>
          </table:table-cell>
          <table:table-cell table:style-name="ce100" office:value-type="float" office:value="659860.917565" calcext:value-type="float">
            <text:p>659861</text:p>
          </table:table-cell>
          <table:table-cell table:style-name="ce100" table:formula="of:=[.K86]/2" office:value-type="float" office:value="329930.4587825" calcext:value-type="float">
            <text:p>329930</text:p>
          </table:table-cell>
          <table:table-cell table:style-name="ce100" office:value-type="float" office:value="564429.679978" calcext:value-type="float">
            <text:p>564430</text:p>
          </table:table-cell>
          <table:table-cell table:style-name="ce100" table:formula="of:=[.M86]/2" office:value-type="float" office:value="282214.839989" calcext:value-type="float">
            <text:p>282215</text:p>
          </table:table-cell>
          <table:table-cell table:style-name="ce100"/>
          <table:table-cell table:style-name="ce100" table:formula="of:=[.P85]*1.03" office:value-type="float" office:value="435314.72672207" calcext:value-type="float">
            <text:p>435315</text:p>
          </table:table-cell>
          <table:table-cell table:style-name="ce102"/>
          <table:table-cell table:style-name="ce13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6]-1963)^2)+8.5*([.A86]-1963)+140" office:value-type="float" office:value="430.64" calcext:value-type="float">
            <text:p>430.6</text:p>
          </table:table-cell>
          <table:table-cell table:style-name="ce151" table:formula="of:=[.DR86]+50" office:value-type="float" office:value="480.64" calcext:value-type="float">
            <text:p>480.6</text:p>
          </table:table-cell>
          <table:table-cell table:style-name="ce151" table:formula="of:=[.DR86]-50" office:value-type="float" office:value="380.64" calcext:value-type="float">
            <text:p>380.6</text:p>
          </table:table-cell>
          <table:table-cell table:style-name="ce151" table:formula="of:=[.DR86]+100" office:value-type="float" office:value="530.64" calcext:value-type="float">
            <text:p>530.6</text:p>
          </table:table-cell>
          <table:table-cell table:style-name="ce151" table:formula="of:=[.DR86]-100" office:value-type="float" office:value="330.64" calcext:value-type="float">
            <text:p>330.6</text:p>
          </table:table-cell>
          <table:table-cell table:style-name="ce148" table:formula="of:=-0.025*(([.A86]-1963)^2)+5.5*([.A86]-1963)+175" office:value-type="float" office:value="460.6" calcext:value-type="float">
            <text:p>460.6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8" calcext:value-type="float">
            <text:p>2048</text:p>
          </table:table-cell>
          <table:table-cell table:style-name="ce14" office:value-type="float" office:value="49864546.976396" calcext:value-type="float">
            <text:p>49864547</text:p>
          </table:table-cell>
          <table:table-cell table:style-name="ce100" office:value-type="float" office:value="15571393.184582" calcext:value-type="float">
            <text:p>15571393</text:p>
          </table:table-cell>
          <table:table-cell table:style-name="ce100" office:value-type="float" office:value="23225805.074306" calcext:value-type="float">
            <text:p>23225805</text:p>
          </table:table-cell>
          <table:table-cell table:style-name="ce100"/>
          <table:table-cell table:style-name="ce100" table:formula="of:=[.C87]/26" office:value-type="float" office:value="598899.737868539" calcext:value-type="float">
            <text:p>598900</text:p>
          </table:table-cell>
          <table:table-cell table:style-name="ce100" table:formula="of:=[.F87]/2" office:value-type="float" office:value="299449.868934269" calcext:value-type="float">
            <text:p>299450</text:p>
          </table:table-cell>
          <table:table-cell table:style-name="ce100" table:formula="of:=[.G87]*1.5" office:value-type="float" office:value="449174.803401404" calcext:value-type="float">
            <text:p>449175</text:p>
          </table:table-cell>
          <table:table-cell table:style-name="ce100" office:value-type="float" office:value="562100.747594" calcext:value-type="float">
            <text:p>562101</text:p>
          </table:table-cell>
          <table:table-cell table:style-name="ce100" table:formula="of:=[.I87]/2" office:value-type="float" office:value="281050.373797" calcext:value-type="float">
            <text:p>281050</text:p>
          </table:table-cell>
          <table:table-cell table:style-name="ce100" office:value-type="float" office:value="668505.774181" calcext:value-type="float">
            <text:p>668506</text:p>
          </table:table-cell>
          <table:table-cell table:style-name="ce100" table:formula="of:=[.K87]/2" office:value-type="float" office:value="334252.8870905" calcext:value-type="float">
            <text:p>334253</text:p>
          </table:table-cell>
          <table:table-cell table:style-name="ce100" office:value-type="float" office:value="573124.045909" calcext:value-type="float">
            <text:p>573124</text:p>
          </table:table-cell>
          <table:table-cell table:style-name="ce100" table:formula="of:=[.M87]/2" office:value-type="float" office:value="286562.0229545" calcext:value-type="float">
            <text:p>286562</text:p>
          </table:table-cell>
          <table:table-cell table:style-name="ce100"/>
          <table:table-cell table:style-name="ce100" table:formula="of:=[.P86]*1.03" office:value-type="float" office:value="448374.168523732" calcext:value-type="float">
            <text:p>448374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9"/>
          <table:table-cell table:style-name="ce169"/>
          <table:table-cell table:style-name="ce102" table:number-columns-repeated="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7]-1963)^2)+8.5*([.A87]-1963)+140" office:value-type="float" office:value="429" calcext:value-type="float">
            <text:p>429.0</text:p>
          </table:table-cell>
          <table:table-cell table:style-name="ce151" table:formula="of:=[.DR87]+50" office:value-type="float" office:value="479" calcext:value-type="float">
            <text:p>479.0</text:p>
          </table:table-cell>
          <table:table-cell table:style-name="ce151" table:formula="of:=[.DR87]-50" office:value-type="float" office:value="379" calcext:value-type="float">
            <text:p>379.0</text:p>
          </table:table-cell>
          <table:table-cell table:style-name="ce151" table:formula="of:=[.DR87]+100" office:value-type="float" office:value="529" calcext:value-type="float">
            <text:p>529.0</text:p>
          </table:table-cell>
          <table:table-cell table:style-name="ce151" table:formula="of:=[.DR87]-100" office:value-type="float" office:value="329" calcext:value-type="float">
            <text:p>329.0</text:p>
          </table:table-cell>
          <table:table-cell table:style-name="ce148" table:formula="of:=-0.025*(([.A87]-1963)^2)+5.5*([.A87]-1963)+175" office:value-type="float" office:value="461.875" calcext:value-type="float">
            <text:p>461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49" calcext:value-type="float">
            <text:p>2049</text:p>
          </table:table-cell>
          <table:table-cell table:style-name="ce14" office:value-type="float" office:value="49941713.7531956" calcext:value-type="float">
            <text:p>49941714</text:p>
          </table:table-cell>
          <table:table-cell table:style-name="ce100" office:value-type="float" office:value="15598248.556383" calcext:value-type="float">
            <text:p>15598249</text:p>
          </table:table-cell>
          <table:table-cell table:style-name="ce100" office:value-type="float" office:value="23213957.523394" calcext:value-type="float">
            <text:p>23213958</text:p>
          </table:table-cell>
          <table:table-cell table:style-name="ce100"/>
          <table:table-cell table:style-name="ce100" table:formula="of:=[.C88]/26" office:value-type="float" office:value="599932.636783962" calcext:value-type="float">
            <text:p>599933</text:p>
          </table:table-cell>
          <table:table-cell table:style-name="ce100" table:formula="of:=[.F88]/2" office:value-type="float" office:value="299966.318391981" calcext:value-type="float">
            <text:p>299966</text:p>
          </table:table-cell>
          <table:table-cell table:style-name="ce100" table:formula="of:=[.G88]*1.5" office:value-type="float" office:value="449949.477587971" calcext:value-type="float">
            <text:p>449949</text:p>
          </table:table-cell>
          <table:table-cell table:style-name="ce100" office:value-type="float" office:value="543585.786373" calcext:value-type="float">
            <text:p>543586</text:p>
          </table:table-cell>
          <table:table-cell table:style-name="ce100" table:formula="of:=[.I88]/2" office:value-type="float" office:value="271792.8931865" calcext:value-type="float">
            <text:p>271793</text:p>
          </table:table-cell>
          <table:table-cell table:style-name="ce100" office:value-type="float" office:value="689937.763262" calcext:value-type="float">
            <text:p>689938</text:p>
          </table:table-cell>
          <table:table-cell table:style-name="ce100" table:formula="of:=[.K88]/2" office:value-type="float" office:value="344968.881631" calcext:value-type="float">
            <text:p>344969</text:p>
          </table:table-cell>
          <table:table-cell table:style-name="ce100" office:value-type="float" office:value="575273.361526" calcext:value-type="float">
            <text:p>575273</text:p>
          </table:table-cell>
          <table:table-cell table:style-name="ce100" table:formula="of:=[.M88]/2" office:value-type="float" office:value="287636.680763" calcext:value-type="float">
            <text:p>287637</text:p>
          </table:table-cell>
          <table:table-cell table:style-name="ce100"/>
          <table:table-cell table:style-name="ce100" table:formula="of:=[.P87]*1.03" office:value-type="float" office:value="461825.393579444" calcext:value-type="float">
            <text:p>461825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8]-1963)^2)+8.5*([.A88]-1963)+140" office:value-type="float" office:value="427.24" calcext:value-type="float">
            <text:p>427.2</text:p>
          </table:table-cell>
          <table:table-cell table:style-name="ce151" table:formula="of:=[.DR88]+50" office:value-type="float" office:value="477.24" calcext:value-type="float">
            <text:p>477.2</text:p>
          </table:table-cell>
          <table:table-cell table:style-name="ce151" table:formula="of:=[.DR88]-50" office:value-type="float" office:value="377.24" calcext:value-type="float">
            <text:p>377.2</text:p>
          </table:table-cell>
          <table:table-cell table:style-name="ce151" table:formula="of:=[.DR88]+100" office:value-type="float" office:value="527.24" calcext:value-type="float">
            <text:p>527.2</text:p>
          </table:table-cell>
          <table:table-cell table:style-name="ce151" table:formula="of:=[.DR88]-100" office:value-type="float" office:value="327.24" calcext:value-type="float">
            <text:p>327.2</text:p>
          </table:table-cell>
          <table:table-cell table:style-name="ce148" table:formula="of:=-0.025*(([.A88]-1963)^2)+5.5*([.A88]-1963)+175" office:value-type="float" office:value="463.1" calcext:value-type="float">
            <text:p>463.1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0" calcext:value-type="float">
            <text:p>2050</text:p>
          </table:table-cell>
          <table:table-cell table:style-name="ce14" office:value-type="float" office:value="50010474.6819634" calcext:value-type="float">
            <text:p>50010475</text:p>
          </table:table-cell>
          <table:table-cell table:style-name="ce100" office:value-type="float" office:value="15623460.734751" calcext:value-type="float">
            <text:p>15623461</text:p>
          </table:table-cell>
          <table:table-cell table:style-name="ce100" office:value-type="float" office:value="23206566.752317" calcext:value-type="float">
            <text:p>23206567</text:p>
          </table:table-cell>
          <table:table-cell table:style-name="ce100"/>
          <table:table-cell table:style-name="ce100" table:formula="of:=[.C89]/26" office:value-type="float" office:value="600902.335951962" calcext:value-type="float">
            <text:p>600902</text:p>
          </table:table-cell>
          <table:table-cell table:style-name="ce100" table:formula="of:=[.F89]/2" office:value-type="float" office:value="300451.167975981" calcext:value-type="float">
            <text:p>300451</text:p>
          </table:table-cell>
          <table:table-cell table:style-name="ce100" table:formula="of:=[.G89]*1.5" office:value-type="float" office:value="450676.751963971" calcext:value-type="float">
            <text:p>450677</text:p>
          </table:table-cell>
          <table:table-cell table:style-name="ce100" office:value-type="float" office:value="531833.416557" calcext:value-type="float">
            <text:p>531833</text:p>
          </table:table-cell>
          <table:table-cell table:style-name="ce100" table:formula="of:=[.I89]/2" office:value-type="float" office:value="265916.7082785" calcext:value-type="float">
            <text:p>265917</text:p>
          </table:table-cell>
          <table:table-cell table:style-name="ce100" office:value-type="float" office:value="670493.076711" calcext:value-type="float">
            <text:p>670493</text:p>
          </table:table-cell>
          <table:table-cell table:style-name="ce100" table:formula="of:=[.K89]/2" office:value-type="float" office:value="335246.5383555" calcext:value-type="float">
            <text:p>335247</text:p>
          </table:table-cell>
          <table:table-cell table:style-name="ce100" office:value-type="float" office:value="591763.242347" calcext:value-type="float">
            <text:p>591763</text:p>
          </table:table-cell>
          <table:table-cell table:style-name="ce100" table:formula="of:=[.M89]/2" office:value-type="float" office:value="295881.6211735" calcext:value-type="float">
            <text:p>295882</text:p>
          </table:table-cell>
          <table:table-cell table:style-name="ce100"/>
          <table:table-cell table:style-name="ce100" table:formula="of:=[.P88]*1.03" office:value-type="float" office:value="475680.155386827" calcext:value-type="float">
            <text:p>475680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89]-1963)^2)+8.5*([.A89]-1963)+140" office:value-type="float" office:value="425.36" calcext:value-type="float">
            <text:p>425.4</text:p>
          </table:table-cell>
          <table:table-cell table:style-name="ce151" table:formula="of:=[.DR89]+50" office:value-type="float" office:value="475.36" calcext:value-type="float">
            <text:p>475.4</text:p>
          </table:table-cell>
          <table:table-cell table:style-name="ce151" table:formula="of:=[.DR89]-50" office:value-type="float" office:value="375.36" calcext:value-type="float">
            <text:p>375.4</text:p>
          </table:table-cell>
          <table:table-cell table:style-name="ce151" table:formula="of:=[.DR89]+100" office:value-type="float" office:value="525.36" calcext:value-type="float">
            <text:p>525.4</text:p>
          </table:table-cell>
          <table:table-cell table:style-name="ce151" table:formula="of:=[.DR89]-100" office:value-type="float" office:value="325.36" calcext:value-type="float">
            <text:p>325.4</text:p>
          </table:table-cell>
          <table:table-cell table:style-name="ce148" table:formula="of:=-0.025*(([.A89]-1963)^2)+5.5*([.A89]-1963)+175" office:value-type="float" office:value="464.275" calcext:value-type="float">
            <text:p>464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1" calcext:value-type="float">
            <text:p>2051</text:p>
          </table:table-cell>
          <table:table-cell table:style-name="ce14" office:value-type="float" office:value="50070954.6668491" calcext:value-type="float">
            <text:p>50070955</text:p>
          </table:table-cell>
          <table:table-cell table:style-name="ce100" office:value-type="float" office:value="15633517.40156" calcext:value-type="float">
            <text:p>15633517</text:p>
          </table:table-cell>
          <table:table-cell table:style-name="ce100" office:value-type="float" office:value="23205378.83674" calcext:value-type="float">
            <text:p>23205379</text:p>
          </table:table-cell>
          <table:table-cell table:style-name="ce100"/>
          <table:table-cell table:style-name="ce100" table:formula="of:=[.C90]/26" office:value-type="float" office:value="601289.130829231" calcext:value-type="float">
            <text:p>601289</text:p>
          </table:table-cell>
          <table:table-cell table:style-name="ce100" table:formula="of:=[.F90]/2" office:value-type="float" office:value="300644.565414615" calcext:value-type="float">
            <text:p>300645</text:p>
          </table:table-cell>
          <table:table-cell table:style-name="ce100" table:formula="of:=[.G90]*1.5" office:value-type="float" office:value="450966.848121923" calcext:value-type="float">
            <text:p>450967</text:p>
          </table:table-cell>
          <table:table-cell table:style-name="ce100" office:value-type="float" office:value="529925.159494" calcext:value-type="float">
            <text:p>529925</text:p>
          </table:table-cell>
          <table:table-cell table:style-name="ce100" table:formula="of:=[.I90]/2" office:value-type="float" office:value="264962.579747" calcext:value-type="float">
            <text:p>264963</text:p>
          </table:table-cell>
          <table:table-cell table:style-name="ce100" office:value-type="float" office:value="665417.006243" calcext:value-type="float">
            <text:p>665417</text:p>
          </table:table-cell>
          <table:table-cell table:style-name="ce100" table:formula="of:=[.K90]/2" office:value-type="float" office:value="332708.5031215" calcext:value-type="float">
            <text:p>332709</text:p>
          </table:table-cell>
          <table:table-cell table:style-name="ce100" office:value-type="float" office:value="607008.901936" calcext:value-type="float">
            <text:p>607009</text:p>
          </table:table-cell>
          <table:table-cell table:style-name="ce100" table:formula="of:=[.M90]/2" office:value-type="float" office:value="303504.450968" calcext:value-type="float">
            <text:p>303504</text:p>
          </table:table-cell>
          <table:table-cell table:style-name="ce100"/>
          <table:table-cell table:style-name="ce100" table:formula="of:=[.P89]*1.03" office:value-type="float" office:value="489950.560048432" calcext:value-type="float">
            <text:p>489951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0]-1963)^2)+8.5*([.A90]-1963)+140" office:value-type="float" office:value="423.36" calcext:value-type="float">
            <text:p>423.4</text:p>
          </table:table-cell>
          <table:table-cell table:style-name="ce151" table:formula="of:=[.DR90]+50" office:value-type="float" office:value="473.36" calcext:value-type="float">
            <text:p>473.4</text:p>
          </table:table-cell>
          <table:table-cell table:style-name="ce151" table:formula="of:=[.DR90]-50" office:value-type="float" office:value="373.36" calcext:value-type="float">
            <text:p>373.4</text:p>
          </table:table-cell>
          <table:table-cell table:style-name="ce151" table:formula="of:=[.DR90]+100" office:value-type="float" office:value="523.36" calcext:value-type="float">
            <text:p>523.4</text:p>
          </table:table-cell>
          <table:table-cell table:style-name="ce151" table:formula="of:=[.DR90]-100" office:value-type="float" office:value="323.36" calcext:value-type="float">
            <text:p>323.4</text:p>
          </table:table-cell>
          <table:table-cell table:style-name="ce148" table:formula="of:=-0.025*(([.A90]-1963)^2)+5.5*([.A90]-1963)+175" office:value-type="float" office:value="465.4" calcext:value-type="float">
            <text:p>465.4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2" calcext:value-type="float">
            <text:p>2052</text:p>
          </table:table-cell>
          <table:table-cell table:style-name="ce14" office:value-type="float" office:value="50123269.9317415" calcext:value-type="float">
            <text:p>50123270</text:p>
          </table:table-cell>
          <table:table-cell table:style-name="ce100" office:value-type="float" office:value="15630458.182469" calcext:value-type="float">
            <text:p>15630458</text:p>
          </table:table-cell>
          <table:table-cell table:style-name="ce100" office:value-type="float" office:value="23209990.908603" calcext:value-type="float">
            <text:p>23209991</text:p>
          </table:table-cell>
          <table:table-cell table:style-name="ce100"/>
          <table:table-cell table:style-name="ce100" table:formula="of:=[.C91]/26" office:value-type="float" office:value="601171.4685565" calcext:value-type="float">
            <text:p>601171</text:p>
          </table:table-cell>
          <table:table-cell table:style-name="ce100" table:formula="of:=[.F91]/2" office:value-type="float" office:value="300585.73427825" calcext:value-type="float">
            <text:p>300586</text:p>
          </table:table-cell>
          <table:table-cell table:style-name="ce100" table:formula="of:=[.G91]*1.5" office:value-type="float" office:value="450878.601417375" calcext:value-type="float">
            <text:p>450879</text:p>
          </table:table-cell>
          <table:table-cell table:style-name="ce100" office:value-type="float" office:value="526875.097182" calcext:value-type="float">
            <text:p>526875</text:p>
          </table:table-cell>
          <table:table-cell table:style-name="ce100" table:formula="of:=[.I91]/2" office:value-type="float" office:value="263437.548591" calcext:value-type="float">
            <text:p>263438</text:p>
          </table:table-cell>
          <table:table-cell table:style-name="ce100" office:value-type="float" office:value="665186.078992" calcext:value-type="float">
            <text:p>665186</text:p>
          </table:table-cell>
          <table:table-cell table:style-name="ce100" table:formula="of:=[.K91]/2" office:value-type="float" office:value="332593.039496" calcext:value-type="float">
            <text:p>332593</text:p>
          </table:table-cell>
          <table:table-cell table:style-name="ce100" office:value-type="float" office:value="613860.458537" calcext:value-type="float">
            <text:p>613860</text:p>
          </table:table-cell>
          <table:table-cell table:style-name="ce100" table:formula="of:=[.M91]/2" office:value-type="float" office:value="306930.2292685" calcext:value-type="float">
            <text:p>306930</text:p>
          </table:table-cell>
          <table:table-cell table:style-name="ce100"/>
          <table:table-cell table:style-name="ce100" table:formula="of:=[.P90]*1.03" office:value-type="float" office:value="504649.076849885" calcext:value-type="float">
            <text:p>504649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1]-1963)^2)+8.5*([.A91]-1963)+140" office:value-type="float" office:value="421.24" calcext:value-type="float">
            <text:p>421.2</text:p>
          </table:table-cell>
          <table:table-cell table:style-name="ce151" table:formula="of:=[.DR91]+50" office:value-type="float" office:value="471.24" calcext:value-type="float">
            <text:p>471.2</text:p>
          </table:table-cell>
          <table:table-cell table:style-name="ce151" table:formula="of:=[.DR91]-50" office:value-type="float" office:value="371.24" calcext:value-type="float">
            <text:p>371.2</text:p>
          </table:table-cell>
          <table:table-cell table:style-name="ce151" table:formula="of:=[.DR91]+100" office:value-type="float" office:value="521.24" calcext:value-type="float">
            <text:p>521.2</text:p>
          </table:table-cell>
          <table:table-cell table:style-name="ce151" table:formula="of:=[.DR91]-100" office:value-type="float" office:value="321.24" calcext:value-type="float">
            <text:p>321.2</text:p>
          </table:table-cell>
          <table:table-cell table:style-name="ce148" table:formula="of:=-0.025*(([.A91]-1963)^2)+5.5*([.A91]-1963)+175" office:value-type="float" office:value="466.475" calcext:value-type="float">
            <text:p>466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3" calcext:value-type="float">
            <text:p>2053</text:p>
          </table:table-cell>
          <table:table-cell table:style-name="ce14" office:value-type="float" office:value="50167704.4327102" calcext:value-type="float">
            <text:p>50167704</text:p>
          </table:table-cell>
          <table:table-cell table:style-name="ce100" office:value-type="float" office:value="15623440.200875" calcext:value-type="float">
            <text:p>15623440</text:p>
          </table:table-cell>
          <table:table-cell table:style-name="ce100" office:value-type="float" office:value="23219374.808028" calcext:value-type="float">
            <text:p>23219375</text:p>
          </table:table-cell>
          <table:table-cell table:style-name="ce100"/>
          <table:table-cell table:style-name="ce100" table:formula="of:=[.C92]/26" office:value-type="float" office:value="600901.5461875" calcext:value-type="float">
            <text:p>600902</text:p>
          </table:table-cell>
          <table:table-cell table:style-name="ce100" table:formula="of:=[.F92]/2" office:value-type="float" office:value="300450.77309375" calcext:value-type="float">
            <text:p>300451</text:p>
          </table:table-cell>
          <table:table-cell table:style-name="ce100" table:formula="of:=[.G92]*1.5" office:value-type="float" office:value="450676.159640625" calcext:value-type="float">
            <text:p>450676</text:p>
          </table:table-cell>
          <table:table-cell table:style-name="ce100" office:value-type="float" office:value="524562.767881" calcext:value-type="float">
            <text:p>524563</text:p>
          </table:table-cell>
          <table:table-cell table:style-name="ce100" table:formula="of:=[.I92]/2" office:value-type="float" office:value="262281.3839405" calcext:value-type="float">
            <text:p>262281</text:p>
          </table:table-cell>
          <table:table-cell table:style-name="ce100" office:value-type="float" office:value="653098.32527" calcext:value-type="float">
            <text:p>653098</text:p>
          </table:table-cell>
          <table:table-cell table:style-name="ce100" table:formula="of:=[.K92]/2" office:value-type="float" office:value="326549.162635" calcext:value-type="float">
            <text:p>326549</text:p>
          </table:table-cell>
          <table:table-cell table:style-name="ce100" office:value-type="float" office:value="621746.516736" calcext:value-type="float">
            <text:p>621747</text:p>
          </table:table-cell>
          <table:table-cell table:style-name="ce100" table:formula="of:=[.M92]/2" office:value-type="float" office:value="310873.258368" calcext:value-type="float">
            <text:p>310873</text:p>
          </table:table-cell>
          <table:table-cell table:style-name="ce100"/>
          <table:table-cell table:style-name="ce100" table:formula="of:=[.P91]*1.03" office:value-type="float" office:value="519788.549155381" calcext:value-type="float">
            <text:p>519789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2]-1963)^2)+8.5*([.A92]-1963)+140" office:value-type="float" office:value="419" calcext:value-type="float">
            <text:p>419.0</text:p>
          </table:table-cell>
          <table:table-cell table:style-name="ce151" table:formula="of:=[.DR92]+50" office:value-type="float" office:value="469" calcext:value-type="float">
            <text:p>469.0</text:p>
          </table:table-cell>
          <table:table-cell table:style-name="ce151" table:formula="of:=[.DR92]-50" office:value-type="float" office:value="369" calcext:value-type="float">
            <text:p>369.0</text:p>
          </table:table-cell>
          <table:table-cell table:style-name="ce151" table:formula="of:=[.DR92]+100" office:value-type="float" office:value="519" calcext:value-type="float">
            <text:p>519.0</text:p>
          </table:table-cell>
          <table:table-cell table:style-name="ce151" table:formula="of:=[.DR92]-100" office:value-type="float" office:value="319" calcext:value-type="float">
            <text:p>319.0</text:p>
          </table:table-cell>
          <table:table-cell table:style-name="ce148" table:formula="of:=-0.025*(([.A92]-1963)^2)+5.5*([.A92]-1963)+175" office:value-type="float" office:value="467.5" calcext:value-type="float">
            <text:p>467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4" calcext:value-type="float">
            <text:p>2054</text:p>
          </table:table-cell>
          <table:table-cell table:style-name="ce14" office:value-type="float" office:value="50204936.5171771" calcext:value-type="float">
            <text:p>50204937</text:p>
          </table:table-cell>
          <table:table-cell table:style-name="ce100" office:value-type="float" office:value="15612179.440156" calcext:value-type="float">
            <text:p>15612179</text:p>
          </table:table-cell>
          <table:table-cell table:style-name="ce100" office:value-type="float" office:value="23225598.542225" calcext:value-type="float">
            <text:p>23225599</text:p>
          </table:table-cell>
          <table:table-cell table:style-name="ce100"/>
          <table:table-cell table:style-name="ce100" table:formula="of:=[.C93]/26" office:value-type="float" office:value="600468.440006" calcext:value-type="float">
            <text:p>600468</text:p>
          </table:table-cell>
          <table:table-cell table:style-name="ce100" table:formula="of:=[.F93]/2" office:value-type="float" office:value="300234.220003" calcext:value-type="float">
            <text:p>300234</text:p>
          </table:table-cell>
          <table:table-cell table:style-name="ce100" table:formula="of:=[.G93]*1.5" office:value-type="float" office:value="450351.3300045" calcext:value-type="float">
            <text:p>450351</text:p>
          </table:table-cell>
          <table:table-cell table:style-name="ce100" office:value-type="float" office:value="523094.898514" calcext:value-type="float">
            <text:p>523095</text:p>
          </table:table-cell>
          <table:table-cell table:style-name="ce100" table:formula="of:=[.I93]/2" office:value-type="float" office:value="261547.449257" calcext:value-type="float">
            <text:p>261547</text:p>
          </table:table-cell>
          <table:table-cell table:style-name="ce100" office:value-type="float" office:value="634640.870189" calcext:value-type="float">
            <text:p>634641</text:p>
          </table:table-cell>
          <table:table-cell table:style-name="ce100" table:formula="of:=[.K93]/2" office:value-type="float" office:value="317320.4350945" calcext:value-type="float">
            <text:p>317320</text:p>
          </table:table-cell>
          <table:table-cell table:style-name="ce100" office:value-type="float" office:value="644265.094468" calcext:value-type="float">
            <text:p>644265</text:p>
          </table:table-cell>
          <table:table-cell table:style-name="ce100" table:formula="of:=[.M93]/2" office:value-type="float" office:value="322132.547234" calcext:value-type="float">
            <text:p>322133</text:p>
          </table:table-cell>
          <table:table-cell table:style-name="ce100"/>
          <table:table-cell table:style-name="ce100" table:formula="of:=[.P92]*1.03" office:value-type="float" office:value="535382.205630043" calcext:value-type="float">
            <text:p>535382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3]-1963)^2)+8.5*([.A93]-1963)+140" office:value-type="float" office:value="416.64" calcext:value-type="float">
            <text:p>416.6</text:p>
          </table:table-cell>
          <table:table-cell table:style-name="ce151" table:formula="of:=[.DR93]+50" office:value-type="float" office:value="466.64" calcext:value-type="float">
            <text:p>466.6</text:p>
          </table:table-cell>
          <table:table-cell table:style-name="ce151" table:formula="of:=[.DR93]-50" office:value-type="float" office:value="366.64" calcext:value-type="float">
            <text:p>366.6</text:p>
          </table:table-cell>
          <table:table-cell table:style-name="ce151" table:formula="of:=[.DR93]+100" office:value-type="float" office:value="516.64" calcext:value-type="float">
            <text:p>516.6</text:p>
          </table:table-cell>
          <table:table-cell table:style-name="ce151" table:formula="of:=[.DR93]-100" office:value-type="float" office:value="316.64" calcext:value-type="float">
            <text:p>316.6</text:p>
          </table:table-cell>
          <table:table-cell table:style-name="ce148" table:formula="of:=-0.025*(([.A93]-1963)^2)+5.5*([.A93]-1963)+175" office:value-type="float" office:value="468.475" calcext:value-type="float">
            <text:p>468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5" calcext:value-type="float">
            <text:p>2055</text:p>
          </table:table-cell>
          <table:table-cell table:style-name="ce14" office:value-type="float" office:value="50235787.3595127" calcext:value-type="float">
            <text:p>50235787</text:p>
          </table:table-cell>
          <table:table-cell table:style-name="ce100" office:value-type="float" office:value="15582843.552057" calcext:value-type="float">
            <text:p>15582844</text:p>
          </table:table-cell>
          <table:table-cell table:style-name="ce100" office:value-type="float" office:value="23244613.279751" calcext:value-type="float">
            <text:p>23244613</text:p>
          </table:table-cell>
          <table:table-cell table:style-name="ce100"/>
          <table:table-cell table:style-name="ce100" table:formula="of:=[.C94]/26" office:value-type="float" office:value="599340.136617577" calcext:value-type="float">
            <text:p>599340</text:p>
          </table:table-cell>
          <table:table-cell table:style-name="ce100" table:formula="of:=[.F94]/2" office:value-type="float" office:value="299670.068308788" calcext:value-type="float">
            <text:p>299670</text:p>
          </table:table-cell>
          <table:table-cell table:style-name="ce100" table:formula="of:=[.G94]*1.5" office:value-type="float" office:value="449505.102463183" calcext:value-type="float">
            <text:p>449505</text:p>
          </table:table-cell>
          <table:table-cell table:style-name="ce100" office:value-type="float" office:value="522460.844023" calcext:value-type="float">
            <text:p>522461</text:p>
          </table:table-cell>
          <table:table-cell table:style-name="ce100" table:formula="of:=[.I94]/2" office:value-type="float" office:value="261230.4220115" calcext:value-type="float">
            <text:p>261230</text:p>
          </table:table-cell>
          <table:table-cell table:style-name="ce100" office:value-type="float" office:value="641913.957928" calcext:value-type="float">
            <text:p>641914</text:p>
          </table:table-cell>
          <table:table-cell table:style-name="ce100" table:formula="of:=[.K94]/2" office:value-type="float" office:value="320956.978964" calcext:value-type="float">
            <text:p>320957</text:p>
          </table:table-cell>
          <table:table-cell table:style-name="ce100" office:value-type="float" office:value="658173.399646" calcext:value-type="float">
            <text:p>658173</text:p>
          </table:table-cell>
          <table:table-cell table:style-name="ce100" table:formula="of:=[.M94]/2" office:value-type="float" office:value="329086.699823" calcext:value-type="float">
            <text:p>329087</text:p>
          </table:table-cell>
          <table:table-cell table:style-name="ce100"/>
          <table:table-cell table:style-name="ce100" table:formula="of:=[.P93]*1.03" office:value-type="float" office:value="551443.671798944" calcext:value-type="float">
            <text:p>551444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4]-1963)^2)+8.5*([.A94]-1963)+140" office:value-type="float" office:value="414.16" calcext:value-type="float">
            <text:p>414.2</text:p>
          </table:table-cell>
          <table:table-cell table:style-name="ce151" table:formula="of:=[.DR94]+50" office:value-type="float" office:value="464.16" calcext:value-type="float">
            <text:p>464.2</text:p>
          </table:table-cell>
          <table:table-cell table:style-name="ce151" table:formula="of:=[.DR94]-50" office:value-type="float" office:value="364.16" calcext:value-type="float">
            <text:p>364.2</text:p>
          </table:table-cell>
          <table:table-cell table:style-name="ce151" table:formula="of:=[.DR94]+100" office:value-type="float" office:value="514.16" calcext:value-type="float">
            <text:p>514.2</text:p>
          </table:table-cell>
          <table:table-cell table:style-name="ce151" table:formula="of:=[.DR94]-100" office:value-type="float" office:value="314.16" calcext:value-type="float">
            <text:p>314.2</text:p>
          </table:table-cell>
          <table:table-cell table:style-name="ce148" table:formula="of:=-0.025*(([.A94]-1963)^2)+5.5*([.A94]-1963)+175" office:value-type="float" office:value="469.4" calcext:value-type="float">
            <text:p>469.4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6" calcext:value-type="float">
            <text:p>2056</text:p>
          </table:table-cell>
          <table:table-cell table:style-name="ce14" office:value-type="float" office:value="50261085.9962907" calcext:value-type="float">
            <text:p>50261086</text:p>
          </table:table-cell>
          <table:table-cell table:style-name="ce100" office:value-type="float" office:value="15544842.00092" calcext:value-type="float">
            <text:p>15544842</text:p>
          </table:table-cell>
          <table:table-cell table:style-name="ce100" office:value-type="float" office:value="23278395.364139" calcext:value-type="float">
            <text:p>23278395</text:p>
          </table:table-cell>
          <table:table-cell table:style-name="ce100"/>
          <table:table-cell table:style-name="ce100" table:formula="of:=[.C95]/26" office:value-type="float" office:value="597878.538496923" calcext:value-type="float">
            <text:p>597879</text:p>
          </table:table-cell>
          <table:table-cell table:style-name="ce100" table:formula="of:=[.F95]/2" office:value-type="float" office:value="298939.269248461" calcext:value-type="float">
            <text:p>298939</text:p>
          </table:table-cell>
          <table:table-cell table:style-name="ce100" table:formula="of:=[.G95]*1.5" office:value-type="float" office:value="448408.903872692" calcext:value-type="float">
            <text:p>448409</text:p>
          </table:table-cell>
          <table:table-cell table:style-name="ce100" office:value-type="float" office:value="522641.756816" calcext:value-type="float">
            <text:p>522642</text:p>
          </table:table-cell>
          <table:table-cell table:style-name="ce100" table:formula="of:=[.I95]/2" office:value-type="float" office:value="261320.878408" calcext:value-type="float">
            <text:p>261321</text:p>
          </table:table-cell>
          <table:table-cell table:style-name="ce100" office:value-type="float" office:value="639302.504923" calcext:value-type="float">
            <text:p>639303</text:p>
          </table:table-cell>
          <table:table-cell table:style-name="ce100" table:formula="of:=[.K95]/2" office:value-type="float" office:value="319651.2524615" calcext:value-type="float">
            <text:p>319651</text:p>
          </table:table-cell>
          <table:table-cell table:style-name="ce100" office:value-type="float" office:value="669215.337528" calcext:value-type="float">
            <text:p>669215</text:p>
          </table:table-cell>
          <table:table-cell table:style-name="ce100" table:formula="of:=[.M95]/2" office:value-type="float" office:value="334607.668764" calcext:value-type="float">
            <text:p>334608</text:p>
          </table:table-cell>
          <table:table-cell table:style-name="ce100"/>
          <table:table-cell table:style-name="ce100" table:formula="of:=[.P94]*1.03" office:value-type="float" office:value="567986.981952912" calcext:value-type="float">
            <text:p>567987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5]-1963)^2)+8.5*([.A95]-1963)+140" office:value-type="float" office:value="411.56" calcext:value-type="float">
            <text:p>411.6</text:p>
          </table:table-cell>
          <table:table-cell table:style-name="ce151" table:formula="of:=[.DR95]+50" office:value-type="float" office:value="461.56" calcext:value-type="float">
            <text:p>461.6</text:p>
          </table:table-cell>
          <table:table-cell table:style-name="ce151" table:formula="of:=[.DR95]-50" office:value-type="float" office:value="361.56" calcext:value-type="float">
            <text:p>361.6</text:p>
          </table:table-cell>
          <table:table-cell table:style-name="ce151" table:formula="of:=[.DR95]+100" office:value-type="float" office:value="511.56" calcext:value-type="float">
            <text:p>511.6</text:p>
          </table:table-cell>
          <table:table-cell table:style-name="ce151" table:formula="of:=[.DR95]-100" office:value-type="float" office:value="311.56" calcext:value-type="float">
            <text:p>311.6</text:p>
          </table:table-cell>
          <table:table-cell table:style-name="ce148" table:formula="of:=-0.025*(([.A95]-1963)^2)+5.5*([.A95]-1963)+175" office:value-type="float" office:value="470.275" calcext:value-type="float">
            <text:p>470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7" calcext:value-type="float">
            <text:p>2057</text:p>
          </table:table-cell>
          <table:table-cell table:style-name="ce14" office:value-type="float" office:value="50281879.6101199" calcext:value-type="float">
            <text:p>50281880</text:p>
          </table:table-cell>
          <table:table-cell table:style-name="ce100" office:value-type="float" office:value="15501819.808833" calcext:value-type="float">
            <text:p>15501820</text:p>
          </table:table-cell>
          <table:table-cell table:style-name="ce100" office:value-type="float" office:value="23317460.169382" calcext:value-type="float">
            <text:p>23317460</text:p>
          </table:table-cell>
          <table:table-cell table:style-name="ce100"/>
          <table:table-cell table:style-name="ce100" table:formula="of:=[.C96]/26" office:value-type="float" office:value="596223.838801269" calcext:value-type="float">
            <text:p>596224</text:p>
          </table:table-cell>
          <table:table-cell table:style-name="ce100" table:formula="of:=[.F96]/2" office:value-type="float" office:value="298111.919400635" calcext:value-type="float">
            <text:p>298112</text:p>
          </table:table-cell>
          <table:table-cell table:style-name="ce100" table:formula="of:=[.G96]*1.5" office:value-type="float" office:value="447167.879100952" calcext:value-type="float">
            <text:p>447168</text:p>
          </table:table-cell>
          <table:table-cell table:style-name="ce100" office:value-type="float" office:value="523636.943041" calcext:value-type="float">
            <text:p>523637</text:p>
          </table:table-cell>
          <table:table-cell table:style-name="ce100" table:formula="of:=[.I96]/2" office:value-type="float" office:value="261818.4715205" calcext:value-type="float">
            <text:p>261818</text:p>
          </table:table-cell>
          <table:table-cell table:style-name="ce100" office:value-type="float" office:value="633805.431882" calcext:value-type="float">
            <text:p>633805</text:p>
          </table:table-cell>
          <table:table-cell table:style-name="ce100" table:formula="of:=[.K96]/2" office:value-type="float" office:value="316902.715941" calcext:value-type="float">
            <text:p>316903</text:p>
          </table:table-cell>
          <table:table-cell table:style-name="ce100" office:value-type="float" office:value="684166.120415" calcext:value-type="float">
            <text:p>684166</text:p>
          </table:table-cell>
          <table:table-cell table:style-name="ce100" table:formula="of:=[.M96]/2" office:value-type="float" office:value="342083.0602075" calcext:value-type="float">
            <text:p>342083</text:p>
          </table:table-cell>
          <table:table-cell table:style-name="ce100"/>
          <table:table-cell table:style-name="ce100" table:formula="of:=[.P95]*1.03" office:value-type="float" office:value="585026.5914115" calcext:value-type="float">
            <text:p>585027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6]-1963)^2)+8.5*([.A96]-1963)+140" office:value-type="float" office:value="408.84" calcext:value-type="float">
            <text:p>408.8</text:p>
          </table:table-cell>
          <table:table-cell table:style-name="ce151" table:formula="of:=[.DR96]+50" office:value-type="float" office:value="458.84" calcext:value-type="float">
            <text:p>458.8</text:p>
          </table:table-cell>
          <table:table-cell table:style-name="ce151" table:formula="of:=[.DR96]-50" office:value-type="float" office:value="358.84" calcext:value-type="float">
            <text:p>358.8</text:p>
          </table:table-cell>
          <table:table-cell table:style-name="ce151" table:formula="of:=[.DR96]+100" office:value-type="float" office:value="508.84" calcext:value-type="float">
            <text:p>508.8</text:p>
          </table:table-cell>
          <table:table-cell table:style-name="ce151" table:formula="of:=[.DR96]-100" office:value-type="float" office:value="308.84" calcext:value-type="float">
            <text:p>308.8</text:p>
          </table:table-cell>
          <table:table-cell table:style-name="ce148" table:formula="of:=-0.025*(([.A96]-1963)^2)+5.5*([.A96]-1963)+175" office:value-type="float" office:value="471.1" calcext:value-type="float">
            <text:p>471.1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8" calcext:value-type="float">
            <text:p>2058</text:p>
          </table:table-cell>
          <table:table-cell table:style-name="ce14" office:value-type="float" office:value="50299207.626505" calcext:value-type="float">
            <text:p>50299208</text:p>
          </table:table-cell>
          <table:table-cell table:style-name="ce100" office:value-type="float" office:value="15450615.752732" calcext:value-type="float">
            <text:p>15450616</text:p>
          </table:table-cell>
          <table:table-cell table:style-name="ce100" office:value-type="float" office:value="23356418.526895" calcext:value-type="float">
            <text:p>23356419</text:p>
          </table:table-cell>
          <table:table-cell table:style-name="ce100"/>
          <table:table-cell table:style-name="ce100" table:formula="of:=[.C97]/26" office:value-type="float" office:value="594254.452028154" calcext:value-type="float">
            <text:p>594254</text:p>
          </table:table-cell>
          <table:table-cell table:style-name="ce100" table:formula="of:=[.F97]/2" office:value-type="float" office:value="297127.226014077" calcext:value-type="float">
            <text:p>297127</text:p>
          </table:table-cell>
          <table:table-cell table:style-name="ce100" table:formula="of:=[.G97]*1.5" office:value-type="float" office:value="445690.839021115" calcext:value-type="float">
            <text:p>445691</text:p>
          </table:table-cell>
          <table:table-cell table:style-name="ce100" office:value-type="float" office:value="525454.157629" calcext:value-type="float">
            <text:p>525454</text:p>
          </table:table-cell>
          <table:table-cell table:style-name="ce100" table:formula="of:=[.I97]/2" office:value-type="float" office:value="262727.0788145" calcext:value-type="float">
            <text:p>262727</text:p>
          </table:table-cell>
          <table:table-cell table:style-name="ce100" office:value-type="float" office:value="619480.815571" calcext:value-type="float">
            <text:p>619481</text:p>
          </table:table-cell>
          <table:table-cell table:style-name="ce100" table:formula="of:=[.K97]/2" office:value-type="float" office:value="309740.4077855" calcext:value-type="float">
            <text:p>309740</text:p>
          </table:table-cell>
          <table:table-cell table:style-name="ce100" office:value-type="float" office:value="692929.285634" calcext:value-type="float">
            <text:p>692929</text:p>
          </table:table-cell>
          <table:table-cell table:style-name="ce100" table:formula="of:=[.M97]/2" office:value-type="float" office:value="346464.642817" calcext:value-type="float">
            <text:p>346465</text:p>
          </table:table-cell>
          <table:table-cell table:style-name="ce100"/>
          <table:table-cell table:style-name="ce100" table:formula="of:=[.P96]*1.03" office:value-type="float" office:value="602577.389153845" calcext:value-type="float">
            <text:p>602577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7]-1963)^2)+8.5*([.A97]-1963)+140" office:value-type="float" office:value="406" calcext:value-type="float">
            <text:p>406.0</text:p>
          </table:table-cell>
          <table:table-cell table:style-name="ce151" table:formula="of:=[.DR97]+50" office:value-type="float" office:value="456" calcext:value-type="float">
            <text:p>456.0</text:p>
          </table:table-cell>
          <table:table-cell table:style-name="ce151" table:formula="of:=[.DR97]-50" office:value-type="float" office:value="356" calcext:value-type="float">
            <text:p>356.0</text:p>
          </table:table-cell>
          <table:table-cell table:style-name="ce151" table:formula="of:=[.DR97]+100" office:value-type="float" office:value="506" calcext:value-type="float">
            <text:p>506.0</text:p>
          </table:table-cell>
          <table:table-cell table:style-name="ce151" table:formula="of:=[.DR97]-100" office:value-type="float" office:value="306" calcext:value-type="float">
            <text:p>306.0</text:p>
          </table:table-cell>
          <table:table-cell table:style-name="ce148" table:formula="of:=-0.025*(([.A97]-1963)^2)+5.5*([.A97]-1963)+175" office:value-type="float" office:value="471.875" calcext:value-type="float">
            <text:p>471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59" calcext:value-type="float">
            <text:p>2059</text:p>
          </table:table-cell>
          <table:table-cell table:style-name="ce14" office:value-type="float" office:value="50314376.3977014" calcext:value-type="float">
            <text:p>50314376</text:p>
          </table:table-cell>
          <table:table-cell table:style-name="ce100" office:value-type="float" office:value="15398059.9456" calcext:value-type="float">
            <text:p>15398060</text:p>
          </table:table-cell>
          <table:table-cell table:style-name="ce100" office:value-type="float" office:value="23391959.746495" calcext:value-type="float">
            <text:p>23391960</text:p>
          </table:table-cell>
          <table:table-cell table:style-name="ce100"/>
          <table:table-cell table:style-name="ce100" table:formula="of:=[.C98]/26" office:value-type="float" office:value="592233.074830769" calcext:value-type="float">
            <text:p>592233</text:p>
          </table:table-cell>
          <table:table-cell table:style-name="ce100" table:formula="of:=[.F98]/2" office:value-type="float" office:value="296116.537415385" calcext:value-type="float">
            <text:p>296117</text:p>
          </table:table-cell>
          <table:table-cell table:style-name="ce100" table:formula="of:=[.G98]*1.5" office:value-type="float" office:value="444174.806123077" calcext:value-type="float">
            <text:p>444175</text:p>
          </table:table-cell>
          <table:table-cell table:style-name="ce100" office:value-type="float" office:value="528064.383" calcext:value-type="float">
            <text:p>528064</text:p>
          </table:table-cell>
          <table:table-cell table:style-name="ce100" table:formula="of:=[.I98]/2" office:value-type="float" office:value="264032.1915" calcext:value-type="float">
            <text:p>264032</text:p>
          </table:table-cell>
          <table:table-cell table:style-name="ce100" office:value-type="float" office:value="602555.255089" calcext:value-type="float">
            <text:p>602555</text:p>
          </table:table-cell>
          <table:table-cell table:style-name="ce100" table:formula="of:=[.K98]/2" office:value-type="float" office:value="301277.6275445" calcext:value-type="float">
            <text:p>301278</text:p>
          </table:table-cell>
          <table:table-cell table:style-name="ce100" office:value-type="float" office:value="714080.261847" calcext:value-type="float">
            <text:p>714080</text:p>
          </table:table-cell>
          <table:table-cell table:style-name="ce100" table:formula="of:=[.M98]/2" office:value-type="float" office:value="357040.1309235" calcext:value-type="float">
            <text:p>357040</text:p>
          </table:table-cell>
          <table:table-cell table:style-name="ce100"/>
          <table:table-cell table:style-name="ce100" table:formula="of:=[.P97]*1.03" office:value-type="float" office:value="620654.71082846" calcext:value-type="float">
            <text:p>620655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8]-1963)^2)+8.5*([.A98]-1963)+140" office:value-type="float" office:value="403.04" calcext:value-type="float">
            <text:p>403.0</text:p>
          </table:table-cell>
          <table:table-cell table:style-name="ce151" table:formula="of:=[.DR98]+50" office:value-type="float" office:value="453.04" calcext:value-type="float">
            <text:p>453.0</text:p>
          </table:table-cell>
          <table:table-cell table:style-name="ce151" table:formula="of:=[.DR98]-50" office:value-type="float" office:value="353.04" calcext:value-type="float">
            <text:p>353.0</text:p>
          </table:table-cell>
          <table:table-cell table:style-name="ce151" table:formula="of:=[.DR98]+100" office:value-type="float" office:value="503.04" calcext:value-type="float">
            <text:p>503.0</text:p>
          </table:table-cell>
          <table:table-cell table:style-name="ce151" table:formula="of:=[.DR98]-100" office:value-type="float" office:value="303.04" calcext:value-type="float">
            <text:p>303.0</text:p>
          </table:table-cell>
          <table:table-cell table:style-name="ce148" table:formula="of:=-0.025*(([.A98]-1963)^2)+5.5*([.A98]-1963)+175" office:value-type="float" office:value="472.6" calcext:value-type="float">
            <text:p>472.6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0" calcext:value-type="float">
            <text:p>2060</text:p>
          </table:table-cell>
          <table:table-cell table:style-name="ce14" office:value-type="float" office:value="50328697.8800635" calcext:value-type="float">
            <text:p>50328698</text:p>
          </table:table-cell>
          <table:table-cell table:style-name="ce100" office:value-type="float" office:value="15332317.269177" calcext:value-type="float">
            <text:p>15332317</text:p>
          </table:table-cell>
          <table:table-cell table:style-name="ce100" office:value-type="float" office:value="23431146.460967" calcext:value-type="float">
            <text:p>23431146</text:p>
          </table:table-cell>
          <table:table-cell table:style-name="ce100"/>
          <table:table-cell table:style-name="ce100" table:formula="of:=[.C99]/26" office:value-type="float" office:value="589704.510352961" calcext:value-type="float">
            <text:p>589705</text:p>
          </table:table-cell>
          <table:table-cell table:style-name="ce100" table:formula="of:=[.F99]/2" office:value-type="float" office:value="294852.255176481" calcext:value-type="float">
            <text:p>294852</text:p>
          </table:table-cell>
          <table:table-cell table:style-name="ce100" table:formula="of:=[.G99]*1.5" office:value-type="float" office:value="442278.382764721" calcext:value-type="float">
            <text:p>442278</text:p>
          </table:table-cell>
          <table:table-cell table:style-name="ce100" office:value-type="float" office:value="531462.601537" calcext:value-type="float">
            <text:p>531463</text:p>
          </table:table-cell>
          <table:table-cell table:style-name="ce100" table:formula="of:=[.I99]/2" office:value-type="float" office:value="265731.3007685" calcext:value-type="float">
            <text:p>265731</text:p>
          </table:table-cell>
          <table:table-cell table:style-name="ce100" office:value-type="float" office:value="592057.681338" calcext:value-type="float">
            <text:p>592058</text:p>
          </table:table-cell>
          <table:table-cell table:style-name="ce100" table:formula="of:=[.K99]/2" office:value-type="float" office:value="296028.840669" calcext:value-type="float">
            <text:p>296029</text:p>
          </table:table-cell>
          <table:table-cell table:style-name="ce100" office:value-type="float" office:value="695210.744877" calcext:value-type="float">
            <text:p>695211</text:p>
          </table:table-cell>
          <table:table-cell table:style-name="ce100" table:formula="of:=[.M99]/2" office:value-type="float" office:value="347605.3724385" calcext:value-type="float">
            <text:p>347605</text:p>
          </table:table-cell>
          <table:table-cell table:style-name="ce100"/>
          <table:table-cell table:style-name="ce100" table:formula="of:=[.P98]*1.03" office:value-type="float" office:value="639274.352153314" calcext:value-type="float">
            <text:p>639274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99]-1963)^2)+8.5*([.A99]-1963)+140" office:value-type="float" office:value="399.96" calcext:value-type="float">
            <text:p>400.0</text:p>
          </table:table-cell>
          <table:table-cell table:style-name="ce151" table:formula="of:=[.DR99]+50" office:value-type="float" office:value="449.96" calcext:value-type="float">
            <text:p>450.0</text:p>
          </table:table-cell>
          <table:table-cell table:style-name="ce151" table:formula="of:=[.DR99]-50" office:value-type="float" office:value="349.96" calcext:value-type="float">
            <text:p>350.0</text:p>
          </table:table-cell>
          <table:table-cell table:style-name="ce151" table:formula="of:=[.DR99]+100" office:value-type="float" office:value="499.96" calcext:value-type="float">
            <text:p>500.0</text:p>
          </table:table-cell>
          <table:table-cell table:style-name="ce151" table:formula="of:=[.DR99]-100" office:value-type="float" office:value="299.96" calcext:value-type="float">
            <text:p>300.0</text:p>
          </table:table-cell>
          <table:table-cell table:style-name="ce148" table:formula="of:=-0.025*(([.A99]-1963)^2)+5.5*([.A99]-1963)+175" office:value-type="float" office:value="473.275" calcext:value-type="float">
            <text:p>473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1" calcext:value-type="float">
            <text:p>2061</text:p>
          </table:table-cell>
          <table:table-cell table:style-name="ce14" office:value-type="float" office:value="50343453.2079087" calcext:value-type="float">
            <text:p>50343453</text:p>
          </table:table-cell>
          <table:table-cell table:style-name="ce100" office:value-type="float" office:value="15292938.406192" calcext:value-type="float">
            <text:p>15292938</text:p>
          </table:table-cell>
          <table:table-cell table:style-name="ce100" office:value-type="float" office:value="23460780.420895" calcext:value-type="float">
            <text:p>23460780</text:p>
          </table:table-cell>
          <table:table-cell table:style-name="ce100"/>
          <table:table-cell table:style-name="ce100" table:formula="of:=[.C100]/26" office:value-type="float" office:value="588189.938699692" calcext:value-type="float">
            <text:p>588190</text:p>
          </table:table-cell>
          <table:table-cell table:style-name="ce100" table:formula="of:=[.F100]/2" office:value-type="float" office:value="294094.969349846" calcext:value-type="float">
            <text:p>294095</text:p>
          </table:table-cell>
          <table:table-cell table:style-name="ce100" table:formula="of:=[.G100]*1.5" office:value-type="float" office:value="441142.454024769" calcext:value-type="float">
            <text:p>441142</text:p>
          </table:table-cell>
          <table:table-cell table:style-name="ce100" office:value-type="float" office:value="535658.905967" calcext:value-type="float">
            <text:p>535659</text:p>
          </table:table-cell>
          <table:table-cell table:style-name="ce100" table:formula="of:=[.I100]/2" office:value-type="float" office:value="267829.4529835" calcext:value-type="float">
            <text:p>267829</text:p>
          </table:table-cell>
          <table:table-cell table:style-name="ce100" office:value-type="float" office:value="590764.091684" calcext:value-type="float">
            <text:p>590764</text:p>
          </table:table-cell>
          <table:table-cell table:style-name="ce100" table:formula="of:=[.K100]/2" office:value-type="float" office:value="295382.045842" calcext:value-type="float">
            <text:p>295382</text:p>
          </table:table-cell>
          <table:table-cell table:style-name="ce100" office:value-type="float" office:value="690424.021581" calcext:value-type="float">
            <text:p>690424</text:p>
          </table:table-cell>
          <table:table-cell table:style-name="ce100" table:formula="of:=[.M100]/2" office:value-type="float" office:value="345212.0107905" calcext:value-type="float">
            <text:p>345212</text:p>
          </table:table-cell>
          <table:table-cell table:style-name="ce100"/>
          <table:table-cell table:style-name="ce100" table:formula="of:=[.P99]*1.03" office:value-type="float" office:value="658452.582717913" calcext:value-type="float">
            <text:p>658453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0]-1963)^2)+8.5*([.A100]-1963)+140" office:value-type="float" office:value="396.76" calcext:value-type="float">
            <text:p>396.8</text:p>
          </table:table-cell>
          <table:table-cell table:style-name="ce151" table:formula="of:=[.DR100]+50" office:value-type="float" office:value="446.76" calcext:value-type="float">
            <text:p>446.8</text:p>
          </table:table-cell>
          <table:table-cell table:style-name="ce151" table:formula="of:=[.DR100]-50" office:value-type="float" office:value="346.76" calcext:value-type="float">
            <text:p>346.8</text:p>
          </table:table-cell>
          <table:table-cell table:style-name="ce151" table:formula="of:=[.DR100]+100" office:value-type="float" office:value="496.76" calcext:value-type="float">
            <text:p>496.8</text:p>
          </table:table-cell>
          <table:table-cell table:style-name="ce151" table:formula="of:=[.DR100]-100" office:value-type="float" office:value="296.76" calcext:value-type="float">
            <text:p>296.8</text:p>
          </table:table-cell>
          <table:table-cell table:style-name="ce148" table:formula="of:=-0.025*(([.A100]-1963)^2)+5.5*([.A100]-1963)+175" office:value-type="float" office:value="473.9" calcext:value-type="float">
            <text:p>473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2" calcext:value-type="float">
            <text:p>2062</text:p>
          </table:table-cell>
          <table:table-cell table:style-name="ce14" office:value-type="float" office:value="50359999.0634084" calcext:value-type="float">
            <text:p>50359999</text:p>
          </table:table-cell>
          <table:table-cell table:style-name="ce100" office:value-type="float" office:value="15265908.189542" calcext:value-type="float">
            <text:p>15265908</text:p>
          </table:table-cell>
          <table:table-cell table:style-name="ce100" office:value-type="float" office:value="23481454.779736" calcext:value-type="float">
            <text:p>23481455</text:p>
          </table:table-cell>
          <table:table-cell table:style-name="ce100"/>
          <table:table-cell table:style-name="ce100" table:formula="of:=[.C101]/26" office:value-type="float" office:value="587150.314982385" calcext:value-type="float">
            <text:p>587150</text:p>
          </table:table-cell>
          <table:table-cell table:style-name="ce100" table:formula="of:=[.F101]/2" office:value-type="float" office:value="293575.157491192" calcext:value-type="float">
            <text:p>293575</text:p>
          </table:table-cell>
          <table:table-cell table:style-name="ce100" table:formula="of:=[.G101]*1.5" office:value-type="float" office:value="440362.736236788" calcext:value-type="float">
            <text:p>440363</text:p>
          </table:table-cell>
          <table:table-cell table:style-name="ce100" office:value-type="float" office:value="540644.099271" calcext:value-type="float">
            <text:p>540644</text:p>
          </table:table-cell>
          <table:table-cell table:style-name="ce100" table:formula="of:=[.I101]/2" office:value-type="float" office:value="270322.0496355" calcext:value-type="float">
            <text:p>270322</text:p>
          </table:table-cell>
          <table:table-cell table:style-name="ce100" office:value-type="float" office:value="588298.295842" calcext:value-type="float">
            <text:p>588298</text:p>
          </table:table-cell>
          <table:table-cell table:style-name="ce100" table:formula="of:=[.K101]/2" office:value-type="float" office:value="294149.147921" calcext:value-type="float">
            <text:p>294149</text:p>
          </table:table-cell>
          <table:table-cell table:style-name="ce100" office:value-type="float" office:value="690374.097187" calcext:value-type="float">
            <text:p>690374</text:p>
          </table:table-cell>
          <table:table-cell table:style-name="ce100" table:formula="of:=[.M101]/2" office:value-type="float" office:value="345187.0485935" calcext:value-type="float">
            <text:p>345187</text:p>
          </table:table-cell>
          <table:table-cell table:style-name="ce100"/>
          <table:table-cell table:style-name="ce100" table:formula="of:=[.P100]*1.03" office:value-type="float" office:value="678206.160199451" calcext:value-type="float">
            <text:p>678206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1]-1963)^2)+8.5*([.A101]-1963)+140" office:value-type="float" office:value="393.44" calcext:value-type="float">
            <text:p>393.4</text:p>
          </table:table-cell>
          <table:table-cell table:style-name="ce151" table:formula="of:=[.DR101]+50" office:value-type="float" office:value="443.44" calcext:value-type="float">
            <text:p>443.4</text:p>
          </table:table-cell>
          <table:table-cell table:style-name="ce151" table:formula="of:=[.DR101]-50" office:value-type="float" office:value="343.44" calcext:value-type="float">
            <text:p>343.4</text:p>
          </table:table-cell>
          <table:table-cell table:style-name="ce151" table:formula="of:=[.DR101]+100" office:value-type="float" office:value="493.44" calcext:value-type="float">
            <text:p>493.4</text:p>
          </table:table-cell>
          <table:table-cell table:style-name="ce151" table:formula="of:=[.DR101]-100" office:value-type="float" office:value="293.44" calcext:value-type="float">
            <text:p>293.4</text:p>
          </table:table-cell>
          <table:table-cell table:style-name="ce148" table:formula="of:=-0.025*(([.A101]-1963)^2)+5.5*([.A101]-1963)+175" office:value-type="float" office:value="474.475" calcext:value-type="float">
            <text:p>474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3" calcext:value-type="float">
            <text:p>2063</text:p>
          </table:table-cell>
          <table:table-cell table:style-name="ce14" office:value-type="float" office:value="50379523.4087997" calcext:value-type="float">
            <text:p>50379523</text:p>
          </table:table-cell>
          <table:table-cell table:style-name="ce100" office:value-type="float" office:value="15246362.933799" calcext:value-type="float">
            <text:p>15246363</text:p>
          </table:table-cell>
          <table:table-cell table:style-name="ce100" office:value-type="float" office:value="23499493.166756" calcext:value-type="float">
            <text:p>23499493</text:p>
          </table:table-cell>
          <table:table-cell table:style-name="ce100"/>
          <table:table-cell table:style-name="ce100" table:formula="of:=[.C102]/26" office:value-type="float" office:value="586398.574376885" calcext:value-type="float">
            <text:p>586399</text:p>
          </table:table-cell>
          <table:table-cell table:style-name="ce100" table:formula="of:=[.F102]/2" office:value-type="float" office:value="293199.287188442" calcext:value-type="float">
            <text:p>293199</text:p>
          </table:table-cell>
          <table:table-cell table:style-name="ce100" table:formula="of:=[.G102]*1.5" office:value-type="float" office:value="439798.930782664" calcext:value-type="float">
            <text:p>439799</text:p>
          </table:table-cell>
          <table:table-cell table:style-name="ce100" office:value-type="float" office:value="546368.081501" calcext:value-type="float">
            <text:p>546368</text:p>
          </table:table-cell>
          <table:table-cell table:style-name="ce100" table:formula="of:=[.I102]/2" office:value-type="float" office:value="273184.0407505" calcext:value-type="float">
            <text:p>273184</text:p>
          </table:table-cell>
          <table:table-cell table:style-name="ce100" office:value-type="float" office:value="586545.589369" calcext:value-type="float">
            <text:p>586546</text:p>
          </table:table-cell>
          <table:table-cell table:style-name="ce100" table:formula="of:=[.K102]/2" office:value-type="float" office:value="293272.7946845" calcext:value-type="float">
            <text:p>293273</text:p>
          </table:table-cell>
          <table:table-cell table:style-name="ce100" office:value-type="float" office:value="678735.500109" calcext:value-type="float">
            <text:p>678736</text:p>
          </table:table-cell>
          <table:table-cell table:style-name="ce100" table:formula="of:=[.M102]/2" office:value-type="float" office:value="339367.7500545" calcext:value-type="float">
            <text:p>339368</text:p>
          </table:table-cell>
          <table:table-cell table:style-name="ce100"/>
          <table:table-cell table:style-name="ce100" table:formula="of:=[.P101]*1.03" office:value-type="float" office:value="698552.345005434" calcext:value-type="float">
            <text:p>698552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2]-1963)^2)+8.5*([.A102]-1963)+140" office:value-type="float" office:value="390" calcext:value-type="float">
            <text:p>390.0</text:p>
          </table:table-cell>
          <table:table-cell table:style-name="ce151" table:formula="of:=[.DR102]+50" office:value-type="float" office:value="440" calcext:value-type="float">
            <text:p>440.0</text:p>
          </table:table-cell>
          <table:table-cell table:style-name="ce151" table:formula="of:=[.DR102]-50" office:value-type="float" office:value="340" calcext:value-type="float">
            <text:p>340.0</text:p>
          </table:table-cell>
          <table:table-cell table:style-name="ce151" table:formula="of:=[.DR102]+100" office:value-type="float" office:value="490" calcext:value-type="float">
            <text:p>490.0</text:p>
          </table:table-cell>
          <table:table-cell table:style-name="ce151" table:formula="of:=[.DR102]-100" office:value-type="float" office:value="290" calcext:value-type="float">
            <text:p>290.0</text:p>
          </table:table-cell>
          <table:table-cell table:style-name="ce148" table:formula="of:=-0.025*(([.A102]-1963)^2)+5.5*([.A102]-1963)+175" office:value-type="float" office:value="475" calcext:value-type="float">
            <text:p>475.0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4" calcext:value-type="float">
            <text:p>2064</text:p>
          </table:table-cell>
          <table:table-cell table:style-name="ce14" office:value-type="float" office:value="50403160.1708725" calcext:value-type="float">
            <text:p>50403160</text:p>
          </table:table-cell>
          <table:table-cell table:style-name="ce100" office:value-type="float" office:value="15245547.482652" calcext:value-type="float">
            <text:p>15245547</text:p>
          </table:table-cell>
          <table:table-cell table:style-name="ce100" office:value-type="float" office:value="23514860.86807" calcext:value-type="float">
            <text:p>23514861</text:p>
          </table:table-cell>
          <table:table-cell table:style-name="ce100"/>
          <table:table-cell table:style-name="ce100" table:formula="of:=[.C103]/26" office:value-type="float" office:value="586367.210871231" calcext:value-type="float">
            <text:p>586367</text:p>
          </table:table-cell>
          <table:table-cell table:style-name="ce100" table:formula="of:=[.F103]/2" office:value-type="float" office:value="293183.605435615" calcext:value-type="float">
            <text:p>293184</text:p>
          </table:table-cell>
          <table:table-cell table:style-name="ce100" table:formula="of:=[.G103]*1.5" office:value-type="float" office:value="439775.408153423" calcext:value-type="float">
            <text:p>439775</text:p>
          </table:table-cell>
          <table:table-cell table:style-name="ce100" office:value-type="float" office:value="552744.280506" calcext:value-type="float">
            <text:p>552744</text:p>
          </table:table-cell>
          <table:table-cell table:style-name="ce100" table:formula="of:=[.I103]/2" office:value-type="float" office:value="276372.140253" calcext:value-type="float">
            <text:p>276372</text:p>
          </table:table-cell>
          <table:table-cell table:style-name="ce100" office:value-type="float" office:value="585614.43457" calcext:value-type="float">
            <text:p>585614</text:p>
          </table:table-cell>
          <table:table-cell table:style-name="ce100" table:formula="of:=[.K103]/2" office:value-type="float" office:value="292807.217285" calcext:value-type="float">
            <text:p>292807</text:p>
          </table:table-cell>
          <table:table-cell table:style-name="ce100" office:value-type="float" office:value="660833.553612" calcext:value-type="float">
            <text:p>660834</text:p>
          </table:table-cell>
          <table:table-cell table:style-name="ce100" table:formula="of:=[.M103]/2" office:value-type="float" office:value="330416.776806" calcext:value-type="float">
            <text:p>330417</text:p>
          </table:table-cell>
          <table:table-cell table:style-name="ce100"/>
          <table:table-cell table:style-name="ce100" table:formula="of:=[.P102]*1.03" office:value-type="float" office:value="719508.915355598" calcext:value-type="float">
            <text:p>719509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3]-1963)^2)+8.5*([.A103]-1963)+140" office:value-type="float" office:value="386.44" calcext:value-type="float">
            <text:p>386.4</text:p>
          </table:table-cell>
          <table:table-cell table:style-name="ce151" table:formula="of:=[.DR103]+50" office:value-type="float" office:value="436.44" calcext:value-type="float">
            <text:p>436.4</text:p>
          </table:table-cell>
          <table:table-cell table:style-name="ce151" table:formula="of:=[.DR103]-50" office:value-type="float" office:value="336.44" calcext:value-type="float">
            <text:p>336.4</text:p>
          </table:table-cell>
          <table:table-cell table:style-name="ce151" table:formula="of:=[.DR103]+100" office:value-type="float" office:value="486.44" calcext:value-type="float">
            <text:p>486.4</text:p>
          </table:table-cell>
          <table:table-cell table:style-name="ce151" table:formula="of:=[.DR103]-100" office:value-type="float" office:value="286.44" calcext:value-type="float">
            <text:p>286.4</text:p>
          </table:table-cell>
          <table:table-cell table:style-name="ce148" table:formula="of:=-0.025*(([.A103]-1963)^2)+5.5*([.A103]-1963)+175" office:value-type="float" office:value="475.475" calcext:value-type="float">
            <text:p>475.5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5" calcext:value-type="float">
            <text:p>2065</text:p>
          </table:table-cell>
          <table:table-cell table:style-name="ce14" office:value-type="float" office:value="50431968.1119279" calcext:value-type="float">
            <text:p>50431968</text:p>
          </table:table-cell>
          <table:table-cell table:style-name="ce100" office:value-type="float" office:value="15269196.808126" calcext:value-type="float">
            <text:p>15269197</text:p>
          </table:table-cell>
          <table:table-cell table:style-name="ce100" office:value-type="float" office:value="23515152.552589" calcext:value-type="float">
            <text:p>23515153</text:p>
          </table:table-cell>
          <table:table-cell table:style-name="ce100"/>
          <table:table-cell table:style-name="ce100" table:formula="of:=[.C104]/26" office:value-type="float" office:value="587276.800312539" calcext:value-type="float">
            <text:p>587277</text:p>
          </table:table-cell>
          <table:table-cell table:style-name="ce100" table:formula="of:=[.F104]/2" office:value-type="float" office:value="293638.400156269" calcext:value-type="float">
            <text:p>293638</text:p>
          </table:table-cell>
          <table:table-cell table:style-name="ce100" table:formula="of:=[.G104]*1.5" office:value-type="float" office:value="440457.600234404" calcext:value-type="float">
            <text:p>440458</text:p>
          </table:table-cell>
          <table:table-cell table:style-name="ce100" office:value-type="float" office:value="559645.177281" calcext:value-type="float">
            <text:p>559645</text:p>
          </table:table-cell>
          <table:table-cell table:style-name="ce100" table:formula="of:=[.I104]/2" office:value-type="float" office:value="279822.5886405" calcext:value-type="float">
            <text:p>279823</text:p>
          </table:table-cell>
          <table:table-cell table:style-name="ce100" office:value-type="float" office:value="585495.560626" calcext:value-type="float">
            <text:p>585496</text:p>
          </table:table-cell>
          <table:table-cell table:style-name="ce100" table:formula="of:=[.K104]/2" office:value-type="float" office:value="292747.780313" calcext:value-type="float">
            <text:p>292748</text:p>
          </table:table-cell>
          <table:table-cell table:style-name="ce100" office:value-type="float" office:value="668111.382714" calcext:value-type="float">
            <text:p>668111</text:p>
          </table:table-cell>
          <table:table-cell table:style-name="ce100" table:formula="of:=[.M104]/2" office:value-type="float" office:value="334055.691357" calcext:value-type="float">
            <text:p>334056</text:p>
          </table:table-cell>
          <table:table-cell table:style-name="ce100"/>
          <table:table-cell table:style-name="ce100" table:formula="of:=[.P103]*1.03" office:value-type="float" office:value="741094.182816266" calcext:value-type="float">
            <text:p>741094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01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4]-1963)^2)+8.5*([.A104]-1963)+140" office:value-type="float" office:value="382.76" calcext:value-type="float">
            <text:p>382.8</text:p>
          </table:table-cell>
          <table:table-cell table:style-name="ce151" table:formula="of:=[.DR104]+50" office:value-type="float" office:value="432.76" calcext:value-type="float">
            <text:p>432.8</text:p>
          </table:table-cell>
          <table:table-cell table:style-name="ce151" table:formula="of:=[.DR104]-50" office:value-type="float" office:value="332.76" calcext:value-type="float">
            <text:p>332.8</text:p>
          </table:table-cell>
          <table:table-cell table:style-name="ce151" table:formula="of:=[.DR104]+100" office:value-type="float" office:value="482.76" calcext:value-type="float">
            <text:p>482.8</text:p>
          </table:table-cell>
          <table:table-cell table:style-name="ce151" table:formula="of:=[.DR104]-100" office:value-type="float" office:value="282.76" calcext:value-type="float">
            <text:p>282.8</text:p>
          </table:table-cell>
          <table:table-cell table:style-name="ce148" table:formula="of:=-0.025*(([.A104]-1963)^2)+5.5*([.A104]-1963)+175" office:value-type="float" office:value="475.9" calcext:value-type="float">
            <text:p>475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6" calcext:value-type="float">
            <text:p>2066</text:p>
          </table:table-cell>
          <table:table-cell table:style-name="ce14" office:value-type="float" office:value="50467212.8294043" calcext:value-type="float">
            <text:p>50467213</text:p>
          </table:table-cell>
          <table:table-cell table:style-name="ce100" office:value-type="float" office:value="15291475.850505" calcext:value-type="float">
            <text:p>15291476</text:p>
          </table:table-cell>
          <table:table-cell table:style-name="ce100" office:value-type="float" office:value="23508752.460003" calcext:value-type="float">
            <text:p>23508752</text:p>
          </table:table-cell>
          <table:table-cell table:style-name="ce100"/>
          <table:table-cell table:style-name="ce100" table:formula="of:=[.C105]/26" office:value-type="float" office:value="588133.686557885" calcext:value-type="float">
            <text:p>588134</text:p>
          </table:table-cell>
          <table:table-cell table:style-name="ce100" table:formula="of:=[.F105]/2" office:value-type="float" office:value="294066.843278942" calcext:value-type="float">
            <text:p>294067</text:p>
          </table:table-cell>
          <table:table-cell table:style-name="ce100" table:formula="of:=[.G105]*1.5" office:value-type="float" office:value="441100.264918414" calcext:value-type="float">
            <text:p>441100</text:p>
          </table:table-cell>
          <table:table-cell table:style-name="ce100" office:value-type="float" office:value="566149.767165" calcext:value-type="float">
            <text:p>566150</text:p>
          </table:table-cell>
          <table:table-cell table:style-name="ce100" table:formula="of:=[.I105]/2" office:value-type="float" office:value="283074.8835825" calcext:value-type="float">
            <text:p>283075</text:p>
          </table:table-cell>
          <table:table-cell table:style-name="ce100" office:value-type="float" office:value="586171.340844" calcext:value-type="float">
            <text:p>586171</text:p>
          </table:table-cell>
          <table:table-cell table:style-name="ce100" table:formula="of:=[.K105]/2" office:value-type="float" office:value="293085.670422" calcext:value-type="float">
            <text:p>293086</text:p>
          </table:table-cell>
          <table:table-cell table:style-name="ce100" office:value-type="float" office:value="665830.429976" calcext:value-type="float">
            <text:p>665830</text:p>
          </table:table-cell>
          <table:table-cell table:style-name="ce100" table:formula="of:=[.M105]/2" office:value-type="float" office:value="332915.214988" calcext:value-type="float">
            <text:p>332915</text:p>
          </table:table-cell>
          <table:table-cell table:style-name="ce100"/>
          <table:table-cell table:style-name="ce100" table:formula="of:=[.P104]*1.03" office:value-type="float" office:value="763327.008300753" calcext:value-type="float">
            <text:p>763327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5]-1963)^2)+8.5*([.A105]-1963)+140" office:value-type="float" office:value="378.96" calcext:value-type="float">
            <text:p>379.0</text:p>
          </table:table-cell>
          <table:table-cell table:style-name="ce151" table:formula="of:=[.DR105]+50" office:value-type="float" office:value="428.96" calcext:value-type="float">
            <text:p>429.0</text:p>
          </table:table-cell>
          <table:table-cell table:style-name="ce151" table:formula="of:=[.DR105]-50" office:value-type="float" office:value="328.96" calcext:value-type="float">
            <text:p>329.0</text:p>
          </table:table-cell>
          <table:table-cell table:style-name="ce151" table:formula="of:=[.DR105]+100" office:value-type="float" office:value="478.96" calcext:value-type="float">
            <text:p>479.0</text:p>
          </table:table-cell>
          <table:table-cell table:style-name="ce151" table:formula="of:=[.DR105]-100" office:value-type="float" office:value="278.96" calcext:value-type="float">
            <text:p>279.0</text:p>
          </table:table-cell>
          <table:table-cell table:style-name="ce148" table:formula="of:=-0.025*(([.A105]-1963)^2)+5.5*([.A105]-1963)+175" office:value-type="float" office:value="476.275" calcext:value-type="float">
            <text:p>476.3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7" calcext:value-type="float">
            <text:p>2067</text:p>
          </table:table-cell>
          <table:table-cell table:style-name="ce14" office:value-type="float" office:value="50509906.803744" calcext:value-type="float">
            <text:p>50509907</text:p>
          </table:table-cell>
          <table:table-cell table:style-name="ce100" office:value-type="float" office:value="15321136.472655" calcext:value-type="float">
            <text:p>15321136</text:p>
          </table:table-cell>
          <table:table-cell table:style-name="ce100" office:value-type="float" office:value="23497172.681251" calcext:value-type="float">
            <text:p>23497173</text:p>
          </table:table-cell>
          <table:table-cell table:style-name="ce100"/>
          <table:table-cell table:style-name="ce100" table:formula="of:=[.C106]/26" office:value-type="float" office:value="589274.4797175" calcext:value-type="float">
            <text:p>589274</text:p>
          </table:table-cell>
          <table:table-cell table:style-name="ce100" table:formula="of:=[.F106]/2" office:value-type="float" office:value="294637.23985875" calcext:value-type="float">
            <text:p>294637</text:p>
          </table:table-cell>
          <table:table-cell table:style-name="ce100" table:formula="of:=[.G106]*1.5" office:value-type="float" office:value="441955.859788125" calcext:value-type="float">
            <text:p>441956</text:p>
          </table:table-cell>
          <table:table-cell table:style-name="ce100" office:value-type="float" office:value="572749.20404" calcext:value-type="float">
            <text:p>572749</text:p>
          </table:table-cell>
          <table:table-cell table:style-name="ce100" table:formula="of:=[.I106]/2" office:value-type="float" office:value="286374.60202" calcext:value-type="float">
            <text:p>286375</text:p>
          </table:table-cell>
          <table:table-cell table:style-name="ce100" office:value-type="float" office:value="587641.957439" calcext:value-type="float">
            <text:p>587642</text:p>
          </table:table-cell>
          <table:table-cell table:style-name="ce100" table:formula="of:=[.K106]/2" office:value-type="float" office:value="293820.9787195" calcext:value-type="float">
            <text:p>293821</text:p>
          </table:table-cell>
          <table:table-cell table:style-name="ce100" office:value-type="float" office:value="660813.283209" calcext:value-type="float">
            <text:p>660813</text:p>
          </table:table-cell>
          <table:table-cell table:style-name="ce100" table:formula="of:=[.M106]/2" office:value-type="float" office:value="330406.6416045" calcext:value-type="float">
            <text:p>330407</text:p>
          </table:table-cell>
          <table:table-cell table:style-name="ce100"/>
          <table:table-cell table:style-name="ce100" table:formula="of:=[.P105]*1.03" office:value-type="float" office:value="786226.818549776" calcext:value-type="float">
            <text:p>786227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15"/>
          <table:table-cell table:style-name="ce127"/>
          <table:table-cell table:style-name="ce102" table:number-columns-repeated="17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6]-1963)^2)+8.5*([.A106]-1963)+140" office:value-type="float" office:value="375.04" calcext:value-type="float">
            <text:p>375.0</text:p>
          </table:table-cell>
          <table:table-cell table:style-name="ce151" table:formula="of:=[.DR106]+50" office:value-type="float" office:value="425.04" calcext:value-type="float">
            <text:p>425.0</text:p>
          </table:table-cell>
          <table:table-cell table:style-name="ce151" table:formula="of:=[.DR106]-50" office:value-type="float" office:value="325.04" calcext:value-type="float">
            <text:p>325.0</text:p>
          </table:table-cell>
          <table:table-cell table:style-name="ce151" table:formula="of:=[.DR106]+100" office:value-type="float" office:value="475.04" calcext:value-type="float">
            <text:p>475.0</text:p>
          </table:table-cell>
          <table:table-cell table:style-name="ce151" table:formula="of:=[.DR106]-100" office:value-type="float" office:value="275.04" calcext:value-type="float">
            <text:p>275.0</text:p>
          </table:table-cell>
          <table:table-cell table:style-name="ce148" table:formula="of:=-0.025*(([.A106]-1963)^2)+5.5*([.A106]-1963)+175" office:value-type="float" office:value="476.6" calcext:value-type="float">
            <text:p>476.6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8" calcext:value-type="float">
            <text:p>2068</text:p>
          </table:table-cell>
          <table:table-cell table:style-name="ce14" office:value-type="float" office:value="50560885.7396801" calcext:value-type="float">
            <text:p>50560886</text:p>
          </table:table-cell>
          <table:table-cell table:style-name="ce100" office:value-type="float" office:value="15360029.999605" calcext:value-type="float">
            <text:p>15360030</text:p>
          </table:table-cell>
          <table:table-cell table:style-name="ce100" office:value-type="float" office:value="23476264.215045" calcext:value-type="float">
            <text:p>23476264</text:p>
          </table:table-cell>
          <table:table-cell table:style-name="ce100"/>
          <table:table-cell table:style-name="ce100" table:formula="of:=[.C107]/26" office:value-type="float" office:value="590770.384600192" calcext:value-type="float">
            <text:p>590770</text:p>
          </table:table-cell>
          <table:table-cell table:style-name="ce100" table:formula="of:=[.F107]/2" office:value-type="float" office:value="295385.192300096" calcext:value-type="float">
            <text:p>295385</text:p>
          </table:table-cell>
          <table:table-cell table:style-name="ce100" table:formula="of:=[.G107]*1.5" office:value-type="float" office:value="443077.788450144" calcext:value-type="float">
            <text:p>443078</text:p>
          </table:table-cell>
          <table:table-cell table:style-name="ce100" office:value-type="float" office:value="579244.578405" calcext:value-type="float">
            <text:p>579245</text:p>
          </table:table-cell>
          <table:table-cell table:style-name="ce100" table:formula="of:=[.I107]/2" office:value-type="float" office:value="289622.2892025" calcext:value-type="float">
            <text:p>289622</text:p>
          </table:table-cell>
          <table:table-cell table:style-name="ce100" office:value-type="float" office:value="589915.117512" calcext:value-type="float">
            <text:p>589915</text:p>
          </table:table-cell>
          <table:table-cell table:style-name="ce100" table:formula="of:=[.K107]/2" office:value-type="float" office:value="294957.558756" calcext:value-type="float">
            <text:p>294958</text:p>
          </table:table-cell>
          <table:table-cell table:style-name="ce100" office:value-type="float" office:value="647299.584059" calcext:value-type="float">
            <text:p>647300</text:p>
          </table:table-cell>
          <table:table-cell table:style-name="ce100" table:formula="of:=[.M107]/2" office:value-type="float" office:value="323649.7920295" calcext:value-type="float">
            <text:p>323650</text:p>
          </table:table-cell>
          <table:table-cell table:style-name="ce100"/>
          <table:table-cell table:style-name="ce100" table:formula="of:=[.P106]*1.03" office:value-type="float" office:value="809813.623106269" calcext:value-type="float">
            <text:p>809814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33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7]-1963)^2)+8.5*([.A107]-1963)+140" office:value-type="float" office:value="371" calcext:value-type="float">
            <text:p>371.0</text:p>
          </table:table-cell>
          <table:table-cell table:style-name="ce151" table:formula="of:=[.DR107]+50" office:value-type="float" office:value="421" calcext:value-type="float">
            <text:p>421.0</text:p>
          </table:table-cell>
          <table:table-cell table:style-name="ce151" table:formula="of:=[.DR107]-50" office:value-type="float" office:value="321" calcext:value-type="float">
            <text:p>321.0</text:p>
          </table:table-cell>
          <table:table-cell table:style-name="ce151" table:formula="of:=[.DR107]+100" office:value-type="float" office:value="471" calcext:value-type="float">
            <text:p>471.0</text:p>
          </table:table-cell>
          <table:table-cell table:style-name="ce151" table:formula="of:=[.DR107]-100" office:value-type="float" office:value="271" calcext:value-type="float">
            <text:p>271.0</text:p>
          </table:table-cell>
          <table:table-cell table:style-name="ce148" table:formula="of:=-0.025*(([.A107]-1963)^2)+5.5*([.A107]-1963)+175" office:value-type="float" office:value="476.875" calcext:value-type="float">
            <text:p>476.9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69" calcext:value-type="float">
            <text:p>2069</text:p>
          </table:table-cell>
          <table:table-cell table:style-name="ce14" office:value-type="float" office:value="50621035.1502769" calcext:value-type="float">
            <text:p>50621035</text:p>
          </table:table-cell>
          <table:table-cell table:style-name="ce100" office:value-type="float" office:value="15415713.370708" calcext:value-type="float">
            <text:p>15415713</text:p>
          </table:table-cell>
          <table:table-cell table:style-name="ce100" office:value-type="float" office:value="23451607.854458" calcext:value-type="float">
            <text:p>23451608</text:p>
          </table:table-cell>
          <table:table-cell table:style-name="ce100"/>
          <table:table-cell table:style-name="ce100" table:formula="of:=[.C108]/26" office:value-type="float" office:value="592912.052719538" calcext:value-type="float">
            <text:p>592912</text:p>
          </table:table-cell>
          <table:table-cell table:style-name="ce100" table:formula="of:=[.F108]/2" office:value-type="float" office:value="296456.026359769" calcext:value-type="float">
            <text:p>296456</text:p>
          </table:table-cell>
          <table:table-cell table:style-name="ce100" table:formula="of:=[.G108]*1.5" office:value-type="float" office:value="444684.039539654" calcext:value-type="float">
            <text:p>444684</text:p>
          </table:table-cell>
          <table:table-cell table:style-name="ce100" office:value-type="float" office:value="585443.3503" calcext:value-type="float">
            <text:p>585443</text:p>
          </table:table-cell>
          <table:table-cell table:style-name="ce100" table:formula="of:=[.I108]/2" office:value-type="float" office:value="292721.67515" calcext:value-type="float">
            <text:p>292722</text:p>
          </table:table-cell>
          <table:table-cell table:style-name="ce100" office:value-type="float" office:value="592964.330882" calcext:value-type="float">
            <text:p>592964</text:p>
          </table:table-cell>
          <table:table-cell table:style-name="ce100" table:formula="of:=[.K108]/2" office:value-type="float" office:value="296482.165441" calcext:value-type="float">
            <text:p>296482</text:p>
          </table:table-cell>
          <table:table-cell table:style-name="ce100" office:value-type="float" office:value="631249.163546" calcext:value-type="float">
            <text:p>631249</text:p>
          </table:table-cell>
          <table:table-cell table:style-name="ce100" table:formula="of:=[.M108]/2" office:value-type="float" office:value="315624.581773" calcext:value-type="float">
            <text:p>315625</text:p>
          </table:table-cell>
          <table:table-cell table:style-name="ce100"/>
          <table:table-cell table:style-name="ce100" table:formula="of:=[.P107]*1.03" office:value-type="float" office:value="834108.031799457" calcext:value-type="float">
            <text:p>834108</text:p>
          </table:table-cell>
          <table:table-cell table:style-name="ce102"/>
          <table:table-cell table:style-name="ce11"/>
          <table:table-cell table:style-name="ce102" table:number-columns-repeated="3"/>
          <table:table-cell table:style-name="ce100"/>
          <table:table-cell table:style-name="ce102" table:number-columns-repeated="33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8]-1963)^2)+8.5*([.A108]-1963)+140" office:value-type="float" office:value="366.84" calcext:value-type="float">
            <text:p>366.8</text:p>
          </table:table-cell>
          <table:table-cell table:style-name="ce151" table:formula="of:=[.DR108]+50" office:value-type="float" office:value="416.84" calcext:value-type="float">
            <text:p>416.8</text:p>
          </table:table-cell>
          <table:table-cell table:style-name="ce151" table:formula="of:=[.DR108]-50" office:value-type="float" office:value="316.84" calcext:value-type="float">
            <text:p>316.8</text:p>
          </table:table-cell>
          <table:table-cell table:style-name="ce151" table:formula="of:=[.DR108]+100" office:value-type="float" office:value="466.84" calcext:value-type="float">
            <text:p>466.8</text:p>
          </table:table-cell>
          <table:table-cell table:style-name="ce151" table:formula="of:=[.DR108]-100" office:value-type="float" office:value="266.84" calcext:value-type="float">
            <text:p>266.8</text:p>
          </table:table-cell>
          <table:table-cell table:style-name="ce148" table:formula="of:=-0.025*(([.A108]-1963)^2)+5.5*([.A108]-1963)+175" office:value-type="float" office:value="477.1" calcext:value-type="float">
            <text:p>477.1</text:p>
          </table:table-cell>
          <table:table-cell table:style-name="ce137" table:number-columns-repeated="3"/>
          <table:table-cell table:number-columns-repeated="894"/>
        </table:table-row>
        <table:table-row table:style-name="ro9">
          <table:table-cell table:style-name="ce18" office:value-type="float" office:value="2070" calcext:value-type="float">
            <text:p>2070</text:p>
          </table:table-cell>
          <table:table-cell table:style-name="ce14" office:value-type="float" office:value="50690990.2158173" calcext:value-type="float">
            <text:p>50690990</text:p>
          </table:table-cell>
          <table:table-cell table:style-name="ce100" office:value-type="float" office:value="15489799.994335" calcext:value-type="float">
            <text:p>15489800</text:p>
          </table:table-cell>
          <table:table-cell table:style-name="ce100" office:value-type="float" office:value="23410717.164259" calcext:value-type="float">
            <text:p>23410717</text:p>
          </table:table-cell>
          <table:table-cell table:style-name="ce100"/>
          <table:table-cell table:style-name="ce100" table:formula="of:=[.C109]/26" office:value-type="float" office:value="595761.538243654" calcext:value-type="float">
            <text:p>595762</text:p>
          </table:table-cell>
          <table:table-cell table:style-name="ce100" table:formula="of:=[.F109]/2" office:value-type="float" office:value="297880.769121827" calcext:value-type="float">
            <text:p>297881</text:p>
          </table:table-cell>
          <table:table-cell table:style-name="ce100" table:formula="of:=[.G109]*1.5" office:value-type="float" office:value="446821.15368274" calcext:value-type="float">
            <text:p>446821</text:p>
          </table:table-cell>
          <table:table-cell table:style-name="ce100" office:value-type="float" office:value="591170.352243" calcext:value-type="float">
            <text:p>591170</text:p>
          </table:table-cell>
          <table:table-cell table:style-name="ce100" table:formula="of:=[.I109]/2" office:value-type="float" office:value="295585.1761215" calcext:value-type="float">
            <text:p>295585</text:p>
          </table:table-cell>
          <table:table-cell table:style-name="ce100" office:value-type="float" office:value="596784.952427" calcext:value-type="float">
            <text:p>596785</text:p>
          </table:table-cell>
          <table:table-cell table:style-name="ce100" table:formula="of:=[.K109]/2" office:value-type="float" office:value="298392.4762135" calcext:value-type="float">
            <text:p>298392</text:p>
          </table:table-cell>
          <table:table-cell table:style-name="ce100" office:value-type="float" office:value="621442.190253" calcext:value-type="float">
            <text:p>621442</text:p>
          </table:table-cell>
          <table:table-cell table:style-name="ce100" table:formula="of:=[.M109]/2" office:value-type="float" office:value="310721.0951265" calcext:value-type="float">
            <text:p>310721</text:p>
          </table:table-cell>
          <table:table-cell table:style-name="ce100"/>
          <table:table-cell table:style-name="ce100" table:formula="of:=[.P108]*1.03" office:value-type="float" office:value="859131.272753441" calcext:value-type="float">
            <text:p>859131</text:p>
          </table:table-cell>
          <table:table-cell table:style-name="ce102" table:number-columns-repeated="5"/>
          <table:table-cell table:style-name="ce100"/>
          <table:table-cell table:style-name="ce102" table:number-columns-repeated="33"/>
          <table:table-cell table:style-name="ce100" table:number-columns-repeated="19"/>
          <table:table-cell table:style-name="ce102" table:number-columns-repeated="18"/>
          <table:table-cell table:style-name="ce100" table:number-columns-repeated="15"/>
          <table:table-cell table:style-name="ce102" table:number-columns-repeated="14"/>
          <table:table-cell table:style-name="ce148" table:formula="of:=-0.06*(([.A109]-1963)^2)+8.5*([.A109]-1963)+140" office:value-type="float" office:value="362.56" calcext:value-type="float">
            <text:p>362.6</text:p>
          </table:table-cell>
          <table:table-cell table:style-name="ce151" table:formula="of:=[.DR109]+50" office:value-type="float" office:value="412.56" calcext:value-type="float">
            <text:p>412.6</text:p>
          </table:table-cell>
          <table:table-cell table:style-name="ce151" table:formula="of:=[.DR109]-50" office:value-type="float" office:value="312.56" calcext:value-type="float">
            <text:p>312.6</text:p>
          </table:table-cell>
          <table:table-cell table:style-name="ce151" table:formula="of:=[.DR109]+100" office:value-type="float" office:value="462.56" calcext:value-type="float">
            <text:p>462.6</text:p>
          </table:table-cell>
          <table:table-cell table:style-name="ce151" table:formula="of:=[.DR109]-100" office:value-type="float" office:value="262.56" calcext:value-type="float">
            <text:p>262.6</text:p>
          </table:table-cell>
          <table:table-cell table:style-name="ce148" table:formula="of:=-0.025*(([.A109]-1963)^2)+5.5*([.A109]-1963)+175" office:value-type="float" office:value="477.275" calcext:value-type="float">
            <text:p>477.3</text:p>
          </table:table-cell>
          <table:table-cell table:style-name="ce137" table:number-columns-repeated="3"/>
          <table:table-cell table:number-columns-repeated="894"/>
        </table:table-row>
        <table:table-row table:style-name="ro4" table:number-rows-repeated="10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162"/>
          <table:table-cell table:number-columns-repeated="87"/>
          <table:table-cell table:style-name="ce2"/>
          <table:table-cell table:style-name="ce162"/>
          <table:table-cell table:number-columns-repeated="16"/>
          <table:table-cell table:style-name="ce74"/>
          <table:table-cell table:number-columns-repeated="897"/>
        </table:table-row>
        <table:table-row table:style-name="ro4" table:number-rows-repeated="10483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arterly" table:style-name="ta2">
        <table:table-column table:style-name="co34" table:default-cell-style-name="ce258"/>
        <table:table-column table:style-name="co53" table:default-cell-style-name="ce162"/>
        <table:table-column table:style-name="co11" table:default-cell-style-name="ce162"/>
        <table:table-column table:style-name="co54" table:default-cell-style-name="ce162"/>
        <table:table-column table:style-name="co45" table:default-cell-style-name="ce162"/>
        <table:table-column table:style-name="co12" table:default-cell-style-name="ce162"/>
        <table:table-column table:style-name="co55" table:number-columns-repeated="2" table:default-cell-style-name="ce162"/>
        <table:table-column table:style-name="co5" table:default-cell-style-name="ce162"/>
        <table:table-column table:style-name="co53" table:number-columns-repeated="6" table:default-cell-style-name="ce162"/>
        <table:table-column table:style-name="co56" table:default-cell-style-name="ce162"/>
        <table:table-column table:style-name="co57" table:default-cell-style-name="ce162"/>
        <table:table-column table:style-name="co53" table:number-columns-repeated="1007" table:default-cell-style-name="ce162"/>
        <table:table-row table:style-name="ro5">
          <table:table-cell table:style-name="ce255" office:value-type="string" calcext:value-type="string">
            <text:p>Quarter</text:p>
          </table:table-cell>
          <table:table-cell table:style-name="ce259" office:value-type="string" calcext:value-type="string">
            <text:p>HPI</text:p>
          </table:table-cell>
          <table:table-cell table:style-name="ce255" office:value-type="string" calcext:value-type="string">
            <text:p>Unemployment</text:p>
          </table:table-cell>
          <table:table-cell table:style-name="ce255" office:value-type="string" calcext:value-type="string">
            <text:p>Price_idealista</text:p>
          </table:table-cell>
          <table:table-cell table:style-name="ce255" office:value-type="string" calcext:value-type="string">
            <text:p>Price_notaries</text:p>
          </table:table-cell>
          <table:table-cell table:style-name="ce263" office:value-type="string" calcext:value-type="string">
            <text:p>Sales</text:p>
          </table:table-cell>
          <table:table-cell table:style-name="ce263" office:value-type="string" calcext:value-type="string">
            <text:p>Spread</text:p>
          </table:table-cell>
          <table:table-cell table:style-name="ce255" office:value-type="string" calcext:value-type="string">
            <text:p>Av. Spread</text:p>
          </table:table-cell>
          <table:table-cell table:style-name="ce255" office:value-type="string" calcext:value-type="string">
            <text:p>Sharp_change</text:p>
          </table:table-cell>
          <table:table-cell table:style-name="ce266" office:value-type="string" calcext:value-type="string">
            <text:p>Ide_1</text:p>
          </table:table-cell>
          <table:table-cell table:style-name="ce266" office:value-type="string" calcext:value-type="string">
            <text:p>Ide_2</text:p>
          </table:table-cell>
          <table:table-cell table:style-name="ce266" office:value-type="string" calcext:value-type="string">
            <text:p>Ide_3</text:p>
          </table:table-cell>
          <table:table-cell table:style-name="ce269" office:value-type="string" calcext:value-type="string">
            <text:p>Not_1</text:p>
          </table:table-cell>
          <table:table-cell table:style-name="ce269" office:value-type="string" calcext:value-type="string">
            <text:p>Not_2</text:p>
          </table:table-cell>
          <table:table-cell table:style-name="ce269" office:value-type="string" calcext:value-type="string">
            <text:p>Not_3</text:p>
          </table:table-cell>
          <table:table-cell table:style-name="ce273" office:value-type="string" calcext:value-type="string" table:number-columns-spanned="2" table:number-rows-spanned="1">
            <text:p>Construction_period</text:p>
          </table:table-cell>
          <table:covered-table-cell/>
          <table:table-cell table:number-columns-repeated="1007"/>
        </table:table-row>
        <table:table-row table:style-name="ro3">
          <table:table-cell table:style-name="ce256" office:value-type="string" calcext:value-type="string">
            <text:p>2007T1</text:p>
          </table:table-cell>
          <table:table-cell table:style-name="ce215" office:value-type="float" office:value="145.935" calcext:value-type="float">
            <text:p>146</text:p>
          </table:table-cell>
          <table:table-cell table:style-name="ce139" office:value-type="float" office:value="8.42" calcext:value-type="float">
            <text:p>8.4</text:p>
          </table:table-cell>
          <table:table-cell table:style-name="ce215" table:formula="of:=AVERAGE([.J2:.L2])" office:value-type="float" office:value="1995.66666666667" calcext:value-type="float">
            <text:p>1996</text:p>
          </table:table-cell>
          <table:table-cell table:style-name="ce215" table:formula="of:=AVERAGE([.M2:.O2])" office:value-type="float" office:value="1756" calcext:value-type="float">
            <text:p>1756</text:p>
          </table:table-cell>
          <table:table-cell table:style-name="ce215" office:value-type="float" office:value="230023" calcext:value-type="float">
            <text:p>230023</text:p>
          </table:table-cell>
          <table:table-cell table:style-name="ce215" table:formula="of:=ABS((([.E2]*100/[.D2])-100)*-1)" office:value-type="float" office:value="12.0093535994655" calcext:value-type="float">
            <text:p>1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]" office:value-type="float" office:value="1995.66666666667" calcext:value-type="float">
            <text:p>1996</text:p>
          </table:table-cell>
          <table:table-cell table:style-name="ce267" office:value-type="float" office:value="1980" calcext:value-type="float">
            <text:p>1980</text:p>
          </table:table-cell>
          <table:table-cell table:style-name="ce267" office:value-type="float" office:value="1984" calcext:value-type="float">
            <text:p>1984</text:p>
          </table:table-cell>
          <table:table-cell table:style-name="ce268" office:value-type="float" office:value="2023" calcext:value-type="float">
            <text:p>2023</text:p>
          </table:table-cell>
          <table:table-cell table:number-columns-repeated="3" table:style-name="ce270" office:value-type="float" office:value="1756" calcext:value-type="float">
            <text:p>1756</text:p>
          </table:table-cell>
          <table:table-cell table:style-name="ce274" office:value-type="string" calcext:value-type="string">
            <text:p>Before 1921</text:p>
          </table:table-cell>
          <table:table-cell table:style-name="ce276" office:value-type="float" office:value="855700" calcext:value-type="float">
            <text:p>8557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7T2</text:p>
          </table:table-cell>
          <table:table-cell table:style-name="ce215" office:value-type="float" office:value="150.103" calcext:value-type="float">
            <text:p>150</text:p>
          </table:table-cell>
          <table:table-cell table:style-name="ce139" office:value-type="float" office:value="7.93" calcext:value-type="float">
            <text:p>7.9</text:p>
          </table:table-cell>
          <table:table-cell table:style-name="ce215" table:formula="of:=AVERAGE([.J3:.L3])" office:value-type="float" office:value="2037.33333333333" calcext:value-type="float">
            <text:p>2037</text:p>
          </table:table-cell>
          <table:table-cell table:style-name="ce215" table:formula="of:=AVERAGE([.M3:.O3])" office:value-type="float" office:value="1810.09666666667" calcext:value-type="float">
            <text:p>1810</text:p>
          </table:table-cell>
          <table:table-cell table:style-name="ce215" office:value-type="float" office:value="202585" calcext:value-type="float">
            <text:p>202585</text:p>
          </table:table-cell>
          <table:table-cell table:style-name="ce215" table:formula="of:=ABS((([.E3]*100/[.D3])-100)*-1)" office:value-type="float" office:value="11.1536321989529" calcext:value-type="float">
            <text:p>11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]+([.E3]-[.E2])" office:value-type="float" office:value="2091.43" calcext:value-type="float">
            <text:p>2091</text:p>
          </table:table-cell>
          <table:table-cell table:style-name="ce267" office:value-type="float" office:value="2015" calcext:value-type="float">
            <text:p>2015</text:p>
          </table:table-cell>
          <table:table-cell table:style-name="ce267" office:value-type="float" office:value="2044" calcext:value-type="float">
            <text:p>2044</text:p>
          </table:table-cell>
          <table:table-cell table:style-name="ce268" office:value-type="float" office:value="2053" calcext:value-type="float">
            <text:p>2053</text:p>
          </table:table-cell>
          <table:table-cell table:style-name="ce271" office:value-type="float" office:value="1773.54" calcext:value-type="float">
            <text:p>1774</text:p>
          </table:table-cell>
          <table:table-cell table:style-name="ce271" office:value-type="float" office:value="1806.79" calcext:value-type="float">
            <text:p>1807</text:p>
          </table:table-cell>
          <table:table-cell table:style-name="ce272" office:value-type="float" office:value="1849.96" calcext:value-type="float">
            <text:p>1850</text:p>
          </table:table-cell>
          <table:table-cell table:style-name="ce274" office:value-type="string" calcext:value-type="string">
            <text:p>1921-1940</text:p>
          </table:table-cell>
          <table:table-cell table:style-name="ce276" office:value-type="float" office:value="572400" calcext:value-type="float">
            <text:p>5724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7T3</text:p>
          </table:table-cell>
          <table:table-cell table:style-name="ce215" office:value-type="float" office:value="151.719" calcext:value-type="float">
            <text:p>152</text:p>
          </table:table-cell>
          <table:table-cell table:style-name="ce139" office:value-type="float" office:value="8.01" calcext:value-type="float">
            <text:p>8.0</text:p>
          </table:table-cell>
          <table:table-cell table:style-name="ce215" table:formula="of:=AVERAGE([.J4:.L4])" office:value-type="float" office:value="2031" calcext:value-type="float">
            <text:p>2031</text:p>
          </table:table-cell>
          <table:table-cell table:style-name="ce215" table:formula="of:=AVERAGE([.M4:.O4])" office:value-type="float" office:value="1782.94666666667" calcext:value-type="float">
            <text:p>1783</text:p>
          </table:table-cell>
          <table:table-cell table:style-name="ce215" office:value-type="float" office:value="184326" calcext:value-type="float">
            <text:p>184326</text:p>
          </table:table-cell>
          <table:table-cell table:style-name="ce215" table:formula="of:=ABS((([.E4]*100/[.D4])-100)*-1)" office:value-type="float" office:value="12.2133595929755" calcext:value-type="float">
            <text:p>1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]+([.E4]-[.E3])" office:value-type="float" office:value="2003.85" calcext:value-type="float">
            <text:p>2004</text:p>
          </table:table-cell>
          <table:table-cell table:style-name="ce267" office:value-type="float" office:value="2045" calcext:value-type="float">
            <text:p>2045</text:p>
          </table:table-cell>
          <table:table-cell table:style-name="ce267" office:value-type="float" office:value="2026" calcext:value-type="float">
            <text:p>2026</text:p>
          </table:table-cell>
          <table:table-cell table:style-name="ce268" office:value-type="float" office:value="2022" calcext:value-type="float">
            <text:p>2022</text:p>
          </table:table-cell>
          <table:table-cell table:style-name="ce271" office:value-type="float" office:value="1886.68" calcext:value-type="float">
            <text:p>1887</text:p>
          </table:table-cell>
          <table:table-cell table:style-name="ce271" office:value-type="float" office:value="1661.57" calcext:value-type="float">
            <text:p>1662</text:p>
          </table:table-cell>
          <table:table-cell table:style-name="ce272" office:value-type="float" office:value="1800.59" calcext:value-type="float">
            <text:p>1801</text:p>
          </table:table-cell>
          <table:table-cell table:style-name="ce274" office:value-type="string" calcext:value-type="string">
            <text:p>1941-1960</text:p>
          </table:table-cell>
          <table:table-cell table:style-name="ce276" office:value-type="float" office:value="1766500" calcext:value-type="float">
            <text:p>17665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7T4</text:p>
          </table:table-cell>
          <table:table-cell table:style-name="ce215" office:value-type="float" office:value="150.64" calcext:value-type="float">
            <text:p>151</text:p>
          </table:table-cell>
          <table:table-cell table:style-name="ce139" office:value-type="float" office:value="8.57" calcext:value-type="float">
            <text:p>8.6</text:p>
          </table:table-cell>
          <table:table-cell table:style-name="ce215" table:formula="of:=AVERAGE([.J5:.L5])" office:value-type="float" office:value="2036" calcext:value-type="float">
            <text:p>2036</text:p>
          </table:table-cell>
          <table:table-cell table:style-name="ce215" table:formula="of:=AVERAGE([.M5:.O5])" office:value-type="float" office:value="1812.38" calcext:value-type="float">
            <text:p>1812</text:p>
          </table:table-cell>
          <table:table-cell table:style-name="ce215" office:value-type="float" office:value="158366" calcext:value-type="float">
            <text:p>158366</text:p>
          </table:table-cell>
          <table:table-cell table:style-name="ce215" table:formula="of:=ABS((([.E5]*100/[.D5])-100)*-1)" office:value-type="float" office:value="10.983300589391" calcext:value-type="float">
            <text:p>11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]+([.E5]-[.E4])" office:value-type="float" office:value="2065.43333333333" calcext:value-type="float">
            <text:p>2065</text:p>
          </table:table-cell>
          <table:table-cell table:style-name="ce267" office:value-type="float" office:value="2039" calcext:value-type="float">
            <text:p>2039</text:p>
          </table:table-cell>
          <table:table-cell table:style-name="ce267" office:value-type="float" office:value="2046" calcext:value-type="float">
            <text:p>2046</text:p>
          </table:table-cell>
          <table:table-cell table:style-name="ce268" office:value-type="float" office:value="2023" calcext:value-type="float">
            <text:p>2023</text:p>
          </table:table-cell>
          <table:table-cell table:style-name="ce271" office:value-type="float" office:value="1784.15" calcext:value-type="float">
            <text:p>1784</text:p>
          </table:table-cell>
          <table:table-cell table:style-name="ce271" office:value-type="float" office:value="1800.89" calcext:value-type="float">
            <text:p>1801</text:p>
          </table:table-cell>
          <table:table-cell table:style-name="ce271" office:value-type="float" office:value="1852.1" calcext:value-type="float">
            <text:p>1852</text:p>
          </table:table-cell>
          <table:table-cell table:style-name="ce274" office:value-type="string" calcext:value-type="string">
            <text:p>1961-1980</text:p>
          </table:table-cell>
          <table:table-cell table:style-name="ce276" office:value-type="float" office:value="6459300" calcext:value-type="float">
            <text:p>64593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8T1</text:p>
          </table:table-cell>
          <table:table-cell table:style-name="ce215" office:value-type="float" office:value="150.082" calcext:value-type="float">
            <text:p>150</text:p>
          </table:table-cell>
          <table:table-cell table:style-name="ce139" office:value-type="float" office:value="9.6" calcext:value-type="float">
            <text:p>9.6</text:p>
          </table:table-cell>
          <table:table-cell table:style-name="ce215" table:formula="of:=AVERAGE([.J6:.L6])" office:value-type="float" office:value="2013" calcext:value-type="float">
            <text:p>2013</text:p>
          </table:table-cell>
          <table:table-cell table:style-name="ce215" table:formula="of:=AVERAGE([.M6:.O6])" office:value-type="float" office:value="1779.19666666667" calcext:value-type="float">
            <text:p>1779</text:p>
          </table:table-cell>
          <table:table-cell table:style-name="ce215" office:value-type="float" office:value="162267" calcext:value-type="float">
            <text:p>162267</text:p>
          </table:table-cell>
          <table:table-cell table:style-name="ce215" table:formula="of:=ABS((([.E6]*100/[.D6])-100)*-1)" office:value-type="float" office:value="11.6146713031959" calcext:value-type="float">
            <text:p>1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6]+([.E6]-[.E5])" office:value-type="float" office:value="1979.81666666667" calcext:value-type="float">
            <text:p>1980</text:p>
          </table:table-cell>
          <table:table-cell table:style-name="ce267" office:value-type="float" office:value="2011" calcext:value-type="float">
            <text:p>2011</text:p>
          </table:table-cell>
          <table:table-cell table:style-name="ce267" office:value-type="float" office:value="2009" calcext:value-type="float">
            <text:p>2009</text:p>
          </table:table-cell>
          <table:table-cell table:style-name="ce268" office:value-type="float" office:value="2019" calcext:value-type="float">
            <text:p>2019</text:p>
          </table:table-cell>
          <table:table-cell table:style-name="ce271" office:value-type="float" office:value="1790.49" calcext:value-type="float">
            <text:p>1790</text:p>
          </table:table-cell>
          <table:table-cell table:style-name="ce271" office:value-type="float" office:value="1758.3" calcext:value-type="float">
            <text:p>1758</text:p>
          </table:table-cell>
          <table:table-cell table:style-name="ce271" office:value-type="float" office:value="1788.8" calcext:value-type="float">
            <text:p>1789</text:p>
          </table:table-cell>
          <table:table-cell table:style-name="ce274" office:value-type="string" calcext:value-type="string">
            <text:p>1981-2000</text:p>
          </table:table-cell>
          <table:table-cell table:style-name="ce276" office:value-type="float" office:value="5642500" calcext:value-type="float">
            <text:p>56425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8T2</text:p>
          </table:table-cell>
          <table:table-cell table:style-name="ce215" office:value-type="float" office:value="149.618" calcext:value-type="float">
            <text:p>150</text:p>
          </table:table-cell>
          <table:table-cell table:style-name="ce139" office:value-type="float" office:value="10.36" calcext:value-type="float">
            <text:p>10.4</text:p>
          </table:table-cell>
          <table:table-cell table:style-name="ce215" table:formula="of:=AVERAGE([.J7:.L7])" office:value-type="float" office:value="2014.66666666667" calcext:value-type="float">
            <text:p>2015</text:p>
          </table:table-cell>
          <table:table-cell table:style-name="ce215" table:formula="of:=AVERAGE([.M7:.O7])" office:value-type="float" office:value="1788.04" calcext:value-type="float">
            <text:p>1788</text:p>
          </table:table-cell>
          <table:table-cell table:style-name="ce215" office:value-type="float" office:value="150981" calcext:value-type="float">
            <text:p>150981</text:p>
          </table:table-cell>
          <table:table-cell table:style-name="ce215" table:formula="of:=ABS((([.E7]*100/[.D7])-100)*-1)" office:value-type="float" office:value="11.2488418266049" calcext:value-type="float">
            <text:p>11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7]+([.E7]-[.E6])" office:value-type="float" office:value="2023.51" calcext:value-type="float">
            <text:p>2024</text:p>
          </table:table-cell>
          <table:table-cell table:style-name="ce267" office:value-type="float" office:value="2023" calcext:value-type="float">
            <text:p>2023</text:p>
          </table:table-cell>
          <table:table-cell table:style-name="ce267" office:value-type="float" office:value="2013" calcext:value-type="float">
            <text:p>2013</text:p>
          </table:table-cell>
          <table:table-cell table:style-name="ce268" office:value-type="float" office:value="2008" calcext:value-type="float">
            <text:p>2008</text:p>
          </table:table-cell>
          <table:table-cell table:style-name="ce271" office:value-type="float" office:value="1791.67" calcext:value-type="float">
            <text:p>1792</text:p>
          </table:table-cell>
          <table:table-cell table:style-name="ce271" office:value-type="float" office:value="1765.94" calcext:value-type="float">
            <text:p>1766</text:p>
          </table:table-cell>
          <table:table-cell table:style-name="ce271" office:value-type="float" office:value="1806.51" calcext:value-type="float">
            <text:p>1807</text:p>
          </table:table-cell>
          <table:table-cell table:style-name="ce274" office:value-type="string" calcext:value-type="string">
            <text:p>2001-2020</text:p>
          </table:table-cell>
          <table:table-cell table:style-name="ce276" office:value-type="float" office:value="4913300" calcext:value-type="float">
            <text:p>49133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8T3</text:p>
          </table:table-cell>
          <table:table-cell table:style-name="ce215" office:value-type="float" office:value="147.134" calcext:value-type="float">
            <text:p>147</text:p>
          </table:table-cell>
          <table:table-cell table:style-name="ce139" office:value-type="float" office:value="11.23" calcext:value-type="float">
            <text:p>11.2</text:p>
          </table:table-cell>
          <table:table-cell table:style-name="ce215" table:formula="of:=AVERAGE([.J8:.L8])" office:value-type="float" office:value="1959.33333333333" calcext:value-type="float">
            <text:p>1959</text:p>
          </table:table-cell>
          <table:table-cell table:style-name="ce215" table:formula="of:=AVERAGE([.M8:.O8])" office:value-type="float" office:value="1730.74" calcext:value-type="float">
            <text:p>1731</text:p>
          </table:table-cell>
          <table:table-cell table:style-name="ce215" office:value-type="float" office:value="128773" calcext:value-type="float">
            <text:p>128773</text:p>
          </table:table-cell>
          <table:table-cell table:style-name="ce215" table:formula="of:=ABS((([.E8]*100/[.D8])-100)*-1)" office:value-type="float" office:value="11.6668935011909" calcext:value-type="float">
            <text:p>1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8]+([.E8]-[.E7])" office:value-type="float" office:value="1902.03333333333" calcext:value-type="float">
            <text:p>1902</text:p>
          </table:table-cell>
          <table:table-cell table:style-name="ce267" office:value-type="float" office:value="1979" calcext:value-type="float">
            <text:p>1979</text:p>
          </table:table-cell>
          <table:table-cell table:style-name="ce267" office:value-type="float" office:value="1953" calcext:value-type="float">
            <text:p>1953</text:p>
          </table:table-cell>
          <table:table-cell table:style-name="ce268" office:value-type="float" office:value="1946" calcext:value-type="float">
            <text:p>1946</text:p>
          </table:table-cell>
          <table:table-cell table:style-name="ce271" office:value-type="float" office:value="1799.46" calcext:value-type="float">
            <text:p>1799</text:p>
          </table:table-cell>
          <table:table-cell table:style-name="ce271" office:value-type="float" office:value="1648.27" calcext:value-type="float">
            <text:p>1648</text:p>
          </table:table-cell>
          <table:table-cell table:style-name="ce271" office:value-type="float" office:value="1744.49" calcext:value-type="float">
            <text:p>1744</text:p>
          </table:table-cell>
          <table:table-cell table:style-name="ce274" office:value-type="string" calcext:value-type="string">
            <text:p>2021-2040</text:p>
          </table:table-cell>
          <table:table-cell table:style-name="ce219" table:formula="of:=AVERAGE([Yearly.BX60])*20" office:value-type="float" office:value="1885000" calcext:value-type="float">
            <text:p>18850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8T4</text:p>
          </table:table-cell>
          <table:table-cell table:style-name="ce215" office:value-type="float" office:value="142.511" calcext:value-type="float">
            <text:p>143</text:p>
          </table:table-cell>
          <table:table-cell table:style-name="ce139" office:value-type="float" office:value="13.79" calcext:value-type="float">
            <text:p>13.8</text:p>
          </table:table-cell>
          <table:table-cell table:style-name="ce215" table:formula="of:=AVERAGE([.J9:.L9])" office:value-type="float" office:value="1934" calcext:value-type="float">
            <text:p>1934</text:p>
          </table:table-cell>
          <table:table-cell table:style-name="ce215" table:formula="of:=AVERAGE([.M9:.O9])" office:value-type="float" office:value="1736.19333333333" calcext:value-type="float">
            <text:p>1736</text:p>
          </table:table-cell>
          <table:table-cell table:style-name="ce215" office:value-type="float" office:value="110059" calcext:value-type="float">
            <text:p>110059</text:p>
          </table:table-cell>
          <table:table-cell table:style-name="ce215" table:formula="of:=ABS((([.E9]*100/[.D9])-100)*-1)" office:value-type="float" office:value="10.2278524646674" calcext:value-type="float">
            <text:p>1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9]+([.E9]-[.E8])" office:value-type="float" office:value="1939.45333333333" calcext:value-type="float">
            <text:p>1939</text:p>
          </table:table-cell>
          <table:table-cell table:style-name="ce267" office:value-type="float" office:value="1938" calcext:value-type="float">
            <text:p>1938</text:p>
          </table:table-cell>
          <table:table-cell table:style-name="ce267" office:value-type="float" office:value="1943" calcext:value-type="float">
            <text:p>1943</text:p>
          </table:table-cell>
          <table:table-cell table:style-name="ce268" office:value-type="float" office:value="1921" calcext:value-type="float">
            <text:p>1921</text:p>
          </table:table-cell>
          <table:table-cell table:style-name="ce271" office:value-type="float" office:value="1765.74" calcext:value-type="float">
            <text:p>1766</text:p>
          </table:table-cell>
          <table:table-cell table:style-name="ce271" office:value-type="float" office:value="1687.57" calcext:value-type="float">
            <text:p>1688</text:p>
          </table:table-cell>
          <table:table-cell table:style-name="ce271" office:value-type="float" office:value="1755.27" calcext:value-type="float">
            <text:p>1755</text:p>
          </table:table-cell>
          <table:table-cell table:style-name="ce274" office:value-type="string" calcext:value-type="string">
            <text:p>SUM</text:p>
          </table:table-cell>
          <table:table-cell table:style-name="ce276" table:formula="of:=SUM([.Q2:.Q8])" office:value-type="float" office:value="22094700" calcext:value-type="float">
            <text:p>220947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9T1</text:p>
          </table:table-cell>
          <table:table-cell table:style-name="ce215" office:value-type="float" office:value="138.693" calcext:value-type="float">
            <text:p>139</text:p>
          </table:table-cell>
          <table:table-cell table:style-name="ce139" office:value-type="float" office:value="17.24" calcext:value-type="float">
            <text:p>17.2</text:p>
          </table:table-cell>
          <table:table-cell table:style-name="ce215" table:formula="of:=AVERAGE([.J10:.L10])" office:value-type="float" office:value="1922" calcext:value-type="float">
            <text:p>1922</text:p>
          </table:table-cell>
          <table:table-cell table:style-name="ce215" table:formula="of:=AVERAGE([.M10:.O10])" office:value-type="float" office:value="1695.51" calcext:value-type="float">
            <text:p>1696</text:p>
          </table:table-cell>
          <table:table-cell table:style-name="ce215" office:value-type="float" office:value="106523" calcext:value-type="float">
            <text:p>106523</text:p>
          </table:table-cell>
          <table:table-cell table:style-name="ce215" table:formula="of:=ABS((([.E10]*100/[.D10])-100)*-1)" office:value-type="float" office:value="11.7840790842872" calcext:value-type="float">
            <text:p>1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0]+([.E10]-[.E9])" office:value-type="float" office:value="1881.31666666667" calcext:value-type="float">
            <text:p>1881</text:p>
          </table:table-cell>
          <table:table-cell table:style-name="ce267" office:value-type="float" office:value="1921" calcext:value-type="float">
            <text:p>1921</text:p>
          </table:table-cell>
          <table:table-cell table:style-name="ce267" office:value-type="float" office:value="1918" calcext:value-type="float">
            <text:p>1918</text:p>
          </table:table-cell>
          <table:table-cell table:style-name="ce268" office:value-type="float" office:value="1927" calcext:value-type="float">
            <text:p>1927</text:p>
          </table:table-cell>
          <table:table-cell table:style-name="ce271" office:value-type="float" office:value="1708.89" calcext:value-type="float">
            <text:p>1709</text:p>
          </table:table-cell>
          <table:table-cell table:style-name="ce271" office:value-type="float" office:value="1677.76" calcext:value-type="float">
            <text:p>1678</text:p>
          </table:table-cell>
          <table:table-cell table:style-name="ce271" office:value-type="float" office:value="1699.88" calcext:value-type="float">
            <text:p>1700</text:p>
          </table:table-cell>
          <table:table-cell table:style-name="ce186" table:number-columns-repeated="2"/>
          <table:table-cell table:number-columns-repeated="1007"/>
        </table:table-row>
        <table:table-row table:style-name="ro3">
          <table:table-cell table:style-name="ce257" office:value-type="string" calcext:value-type="string">
            <text:p>2009T2</text:p>
          </table:table-cell>
          <table:table-cell table:style-name="ce215" office:value-type="float" office:value="138.082" calcext:value-type="float">
            <text:p>138</text:p>
          </table:table-cell>
          <table:table-cell table:style-name="ce139" office:value-type="float" office:value="17.77" calcext:value-type="float">
            <text:p>17.8</text:p>
          </table:table-cell>
          <table:table-cell table:style-name="ce215" table:formula="of:=AVERAGE([.J11:.L11])" office:value-type="float" office:value="1911.66666666667" calcext:value-type="float">
            <text:p>1912</text:p>
          </table:table-cell>
          <table:table-cell table:style-name="ce215" table:formula="of:=AVERAGE([.M11:.O11])" office:value-type="float" office:value="1700.39" calcext:value-type="float">
            <text:p>1700</text:p>
          </table:table-cell>
          <table:table-cell table:style-name="ce215" office:value-type="float" office:value="97788" calcext:value-type="float">
            <text:p>97788</text:p>
          </table:table-cell>
          <table:table-cell table:style-name="ce215" table:formula="of:=ABS((([.E11]*100/[.D11])-100)*-1)" office:value-type="float" office:value="11.0519616390584" calcext:value-type="float">
            <text:p>11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1]+([.E11]-[.E10])" office:value-type="float" office:value="1916.54666666667" calcext:value-type="float">
            <text:p>1917</text:p>
          </table:table-cell>
          <table:table-cell table:style-name="ce267" office:value-type="float" office:value="1921" calcext:value-type="float">
            <text:p>1921</text:p>
          </table:table-cell>
          <table:table-cell table:style-name="ce267" office:value-type="float" office:value="1913" calcext:value-type="float">
            <text:p>1913</text:p>
          </table:table-cell>
          <table:table-cell table:style-name="ce268" office:value-type="float" office:value="1901" calcext:value-type="float">
            <text:p>1901</text:p>
          </table:table-cell>
          <table:table-cell table:style-name="ce271" office:value-type="float" office:value="1698.65" calcext:value-type="float">
            <text:p>1699</text:p>
          </table:table-cell>
          <table:table-cell table:style-name="ce271" office:value-type="float" office:value="1698.04" calcext:value-type="float">
            <text:p>1698</text:p>
          </table:table-cell>
          <table:table-cell table:style-name="ce271" office:value-type="float" office:value="1704.48" calcext:value-type="float">
            <text:p>170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09T3</text:p>
          </table:table-cell>
          <table:table-cell table:style-name="ce215" office:value-type="float" office:value="136.845" calcext:value-type="float">
            <text:p>137</text:p>
          </table:table-cell>
          <table:table-cell table:style-name="ce139" office:value-type="float" office:value="17.75" calcext:value-type="float">
            <text:p>17.8</text:p>
          </table:table-cell>
          <table:table-cell table:style-name="ce215" table:formula="of:=AVERAGE([.J12:.L12])" office:value-type="float" office:value="1886" calcext:value-type="float">
            <text:p>1886</text:p>
          </table:table-cell>
          <table:table-cell table:style-name="ce215" table:formula="of:=AVERAGE([.M12:.O12])" office:value-type="float" office:value="1666.62666666667" calcext:value-type="float">
            <text:p>1667</text:p>
          </table:table-cell>
          <table:table-cell table:style-name="ce215" office:value-type="float" office:value="109084" calcext:value-type="float">
            <text:p>109084</text:p>
          </table:table-cell>
          <table:table-cell table:style-name="ce215" table:formula="of:=ABS((([.E12]*100/[.D12])-100)*-1)" office:value-type="float" office:value="11.6316719688936" calcext:value-type="float">
            <text:p>1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2]+([.E12]-[.E11])" office:value-type="float" office:value="1852.23666666667" calcext:value-type="float">
            <text:p>1852</text:p>
          </table:table-cell>
          <table:table-cell table:style-name="ce267" office:value-type="float" office:value="1897" calcext:value-type="float">
            <text:p>1897</text:p>
          </table:table-cell>
          <table:table-cell table:style-name="ce267" office:value-type="float" office:value="1883" calcext:value-type="float">
            <text:p>1883</text:p>
          </table:table-cell>
          <table:table-cell table:style-name="ce268" office:value-type="float" office:value="1878" calcext:value-type="float">
            <text:p>1878</text:p>
          </table:table-cell>
          <table:table-cell table:style-name="ce271" office:value-type="float" office:value="1719.54" calcext:value-type="float">
            <text:p>1720</text:p>
          </table:table-cell>
          <table:table-cell table:style-name="ce271" office:value-type="float" office:value="1570.93" calcext:value-type="float">
            <text:p>1571</text:p>
          </table:table-cell>
          <table:table-cell table:style-name="ce271" office:value-type="float" office:value="1709.41" calcext:value-type="float">
            <text:p>1709</text:p>
          </table:table-cell>
          <table:table-cell table:style-name="ce275" table:number-columns-repeated="2"/>
          <table:table-cell table:number-columns-repeated="1007"/>
        </table:table-row>
        <table:table-row table:style-name="ro3">
          <table:table-cell table:style-name="ce257" office:value-type="string" calcext:value-type="string">
            <text:p>2009T4</text:p>
          </table:table-cell>
          <table:table-cell table:style-name="ce215" office:value-type="float" office:value="136.313" calcext:value-type="float">
            <text:p>136</text:p>
          </table:table-cell>
          <table:table-cell table:style-name="ce139" office:value-type="float" office:value="18.66" calcext:value-type="float">
            <text:p>18.7</text:p>
          </table:table-cell>
          <table:table-cell table:style-name="ce215" table:formula="of:=AVERAGE([.J13:.L13])" office:value-type="float" office:value="1876.66666666667" calcext:value-type="float">
            <text:p>1877</text:p>
          </table:table-cell>
          <table:table-cell table:style-name="ce215" table:formula="of:=AVERAGE([.M13:.O13])" office:value-type="float" office:value="1687.44666666667" calcext:value-type="float">
            <text:p>1687</text:p>
          </table:table-cell>
          <table:table-cell table:style-name="ce215" office:value-type="float" office:value="99998" calcext:value-type="float">
            <text:p>99998</text:p>
          </table:table-cell>
          <table:table-cell table:style-name="ce215" table:formula="of:=ABS((([.E13]*100/[.D13])-100)*-1)" office:value-type="float" office:value="10.0827708703375" calcext:value-type="float">
            <text:p>1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3]+([.E13]-[.E12])" office:value-type="float" office:value="1897.48666666667" calcext:value-type="float">
            <text:p>1897</text:p>
          </table:table-cell>
          <table:table-cell table:style-name="ce267" office:value-type="float" office:value="1878" calcext:value-type="float">
            <text:p>1878</text:p>
          </table:table-cell>
          <table:table-cell table:style-name="ce267" office:value-type="float" office:value="1879" calcext:value-type="float">
            <text:p>1879</text:p>
          </table:table-cell>
          <table:table-cell table:style-name="ce268" office:value-type="float" office:value="1873" calcext:value-type="float">
            <text:p>1873</text:p>
          </table:table-cell>
          <table:table-cell table:style-name="ce271" office:value-type="float" office:value="1654.49" calcext:value-type="float">
            <text:p>1654</text:p>
          </table:table-cell>
          <table:table-cell table:style-name="ce271" office:value-type="float" office:value="1674.7" calcext:value-type="float">
            <text:p>1675</text:p>
          </table:table-cell>
          <table:table-cell table:style-name="ce271" office:value-type="float" office:value="1733.15" calcext:value-type="float">
            <text:p>1733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0T1</text:p>
          </table:table-cell>
          <table:table-cell table:style-name="ce215" office:value-type="float" office:value="134.626" calcext:value-type="float">
            <text:p>135</text:p>
          </table:table-cell>
          <table:table-cell table:style-name="ce139" office:value-type="float" office:value="19.84" calcext:value-type="float">
            <text:p>19.8</text:p>
          </table:table-cell>
          <table:table-cell table:style-name="ce215" table:formula="of:=AVERAGE([.J14:.L14])" office:value-type="float" office:value="1877.33333333333" calcext:value-type="float">
            <text:p>1877</text:p>
          </table:table-cell>
          <table:table-cell table:style-name="ce215" table:formula="of:=AVERAGE([.M14:.O14])" office:value-type="float" office:value="1685.62333333333" calcext:value-type="float">
            <text:p>1686</text:p>
          </table:table-cell>
          <table:table-cell table:style-name="ce215" office:value-type="float" office:value="116483" calcext:value-type="float">
            <text:p>116483</text:p>
          </table:table-cell>
          <table:table-cell table:style-name="ce215" table:formula="of:=ABS((([.E14]*100/[.D14])-100)*-1)" office:value-type="float" office:value="10.2118252840909" calcext:value-type="float">
            <text:p>1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4]+([.E14]-[.E13])" office:value-type="float" office:value="1875.51" calcext:value-type="float">
            <text:p>1876</text:p>
          </table:table-cell>
          <table:table-cell table:style-name="ce267" office:value-type="float" office:value="1873" calcext:value-type="float">
            <text:p>1873</text:p>
          </table:table-cell>
          <table:table-cell table:style-name="ce267" office:value-type="float" office:value="1871" calcext:value-type="float">
            <text:p>1871</text:p>
          </table:table-cell>
          <table:table-cell table:style-name="ce268" office:value-type="float" office:value="1888" calcext:value-type="float">
            <text:p>1888</text:p>
          </table:table-cell>
          <table:table-cell table:style-name="ce271" office:value-type="float" office:value="1701.22" calcext:value-type="float">
            <text:p>1701</text:p>
          </table:table-cell>
          <table:table-cell table:style-name="ce271" office:value-type="float" office:value="1687.45" calcext:value-type="float">
            <text:p>1687</text:p>
          </table:table-cell>
          <table:table-cell table:style-name="ce271" office:value-type="float" office:value="1668.2" calcext:value-type="float">
            <text:p>166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0T2</text:p>
          </table:table-cell>
          <table:table-cell table:style-name="ce215" office:value-type="float" office:value="136.79" calcext:value-type="float">
            <text:p>137</text:p>
          </table:table-cell>
          <table:table-cell table:style-name="ce139" office:value-type="float" office:value="19.89" calcext:value-type="float">
            <text:p>19.9</text:p>
          </table:table-cell>
          <table:table-cell table:style-name="ce215" table:formula="of:=AVERAGE([.J15:.L15])" office:value-type="float" office:value="1905.66666666667" calcext:value-type="float">
            <text:p>1906</text:p>
          </table:table-cell>
          <table:table-cell table:style-name="ce215" table:formula="of:=AVERAGE([.M15:.O15])" office:value-type="float" office:value="1701.67666666667" calcext:value-type="float">
            <text:p>1702</text:p>
          </table:table-cell>
          <table:table-cell table:style-name="ce215" office:value-type="float" office:value="109139" calcext:value-type="float">
            <text:p>109139</text:p>
          </table:table-cell>
          <table:table-cell table:style-name="ce215" table:formula="of:=ABS((([.E15]*100/[.D15])-100)*-1)" office:value-type="float" office:value="10.7043904145531" calcext:value-type="float">
            <text:p>11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5]+([.E15]-[.E14])" office:value-type="float" office:value="1921.72" calcext:value-type="float">
            <text:p>1922</text:p>
          </table:table-cell>
          <table:table-cell table:style-name="ce267" office:value-type="float" office:value="1898" calcext:value-type="float">
            <text:p>1898</text:p>
          </table:table-cell>
          <table:table-cell table:style-name="ce267" office:value-type="float" office:value="1909" calcext:value-type="float">
            <text:p>1909</text:p>
          </table:table-cell>
          <table:table-cell table:style-name="ce268" office:value-type="float" office:value="1910" calcext:value-type="float">
            <text:p>1910</text:p>
          </table:table-cell>
          <table:table-cell table:style-name="ce271" office:value-type="float" office:value="1678.72" calcext:value-type="float">
            <text:p>1679</text:p>
          </table:table-cell>
          <table:table-cell table:style-name="ce271" office:value-type="float" office:value="1675.8" calcext:value-type="float">
            <text:p>1676</text:p>
          </table:table-cell>
          <table:table-cell table:style-name="ce271" office:value-type="float" office:value="1750.51" calcext:value-type="float">
            <text:p>175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0T3</text:p>
          </table:table-cell>
          <table:table-cell table:style-name="ce215" office:value-type="float" office:value="133.846" calcext:value-type="float">
            <text:p>134</text:p>
          </table:table-cell>
          <table:table-cell table:style-name="ce139" office:value-type="float" office:value="19.59" calcext:value-type="float">
            <text:p>19.6</text:p>
          </table:table-cell>
          <table:table-cell table:style-name="ce215" table:formula="of:=AVERAGE([.J16:.L16])" office:value-type="float" office:value="1927.33333333333" calcext:value-type="float">
            <text:p>1927</text:p>
          </table:table-cell>
          <table:table-cell table:style-name="ce215" table:formula="of:=AVERAGE([.M16:.O16])" office:value-type="float" office:value="1576.09666666667" calcext:value-type="float">
            <text:p>1576</text:p>
          </table:table-cell>
          <table:table-cell table:style-name="ce215" office:value-type="float" office:value="123241" calcext:value-type="float">
            <text:p>123241</text:p>
          </table:table-cell>
          <table:table-cell table:style-name="ce215" table:formula="of:=ABS((([.E16]*100/[.D16])-100)*-1)" office:value-type="float" office:value="18.2239709443099" calcext:value-type="float">
            <text:p>18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6]+([.E16]-[.E15])" office:value-type="float" office:value="1801.75333333333" calcext:value-type="float">
            <text:p>1802</text:p>
          </table:table-cell>
          <table:table-cell table:style-name="ce267" office:value-type="float" office:value="1931" calcext:value-type="float">
            <text:p>1931</text:p>
          </table:table-cell>
          <table:table-cell table:style-name="ce267" office:value-type="float" office:value="1924" calcext:value-type="float">
            <text:p>1924</text:p>
          </table:table-cell>
          <table:table-cell table:style-name="ce268" office:value-type="float" office:value="1927" calcext:value-type="float">
            <text:p>1927</text:p>
          </table:table-cell>
          <table:table-cell table:style-name="ce271" office:value-type="float" office:value="1636.3" calcext:value-type="float">
            <text:p>1636</text:p>
          </table:table-cell>
          <table:table-cell table:style-name="ce271" office:value-type="float" office:value="1484.71" calcext:value-type="float">
            <text:p>1485</text:p>
          </table:table-cell>
          <table:table-cell table:style-name="ce271" office:value-type="float" office:value="1607.28" calcext:value-type="float">
            <text:p>160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0T4</text:p>
          </table:table-cell>
          <table:table-cell table:style-name="ce215" office:value-type="float" office:value="133.718" calcext:value-type="float">
            <text:p>134</text:p>
          </table:table-cell>
          <table:table-cell table:style-name="ce139" office:value-type="float" office:value="20.11" calcext:value-type="float">
            <text:p>20.1</text:p>
          </table:table-cell>
          <table:table-cell table:style-name="ce215" table:formula="of:=AVERAGE([.J17:.L17])" office:value-type="float" office:value="1955.33333333333" calcext:value-type="float">
            <text:p>1955</text:p>
          </table:table-cell>
          <table:table-cell table:style-name="ce215" table:formula="of:=AVERAGE([.M17:.O17])" office:value-type="float" office:value="1624.06333333333" calcext:value-type="float">
            <text:p>1624</text:p>
          </table:table-cell>
          <table:table-cell table:style-name="ce215" office:value-type="float" office:value="90728" calcext:value-type="float">
            <text:p>90728</text:p>
          </table:table-cell>
          <table:table-cell table:style-name="ce215" table:formula="of:=ABS((([.E17]*100/[.D17])-100)*-1)" office:value-type="float" office:value="16.9418683941357" calcext:value-type="float">
            <text:p>1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7]+([.E17]-[.E16])" office:value-type="float" office:value="2003.3" calcext:value-type="float">
            <text:p>2003</text:p>
          </table:table-cell>
          <table:table-cell table:style-name="ce267" office:value-type="float" office:value="1943" calcext:value-type="float">
            <text:p>1943</text:p>
          </table:table-cell>
          <table:table-cell table:style-name="ce267" office:value-type="float" office:value="1960" calcext:value-type="float">
            <text:p>1960</text:p>
          </table:table-cell>
          <table:table-cell table:style-name="ce268" office:value-type="float" office:value="1963" calcext:value-type="float">
            <text:p>1963</text:p>
          </table:table-cell>
          <table:table-cell table:style-name="ce271" office:value-type="float" office:value="1606.9" calcext:value-type="float">
            <text:p>1607</text:p>
          </table:table-cell>
          <table:table-cell table:style-name="ce271" office:value-type="float" office:value="1607.69" calcext:value-type="float">
            <text:p>1608</text:p>
          </table:table-cell>
          <table:table-cell table:style-name="ce271" office:value-type="float" office:value="1657.6" calcext:value-type="float">
            <text:p>16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1T1</text:p>
          </table:table-cell>
          <table:table-cell table:style-name="ce215" office:value-type="float" office:value="129.059" calcext:value-type="float">
            <text:p>129</text:p>
          </table:table-cell>
          <table:table-cell table:style-name="ce139" office:value-type="float" office:value="21.08" calcext:value-type="float">
            <text:p>21.1</text:p>
          </table:table-cell>
          <table:table-cell table:style-name="ce215" table:formula="of:=AVERAGE([.J18:.L18])" office:value-type="float" office:value="1970" calcext:value-type="float">
            <text:p>1970</text:p>
          </table:table-cell>
          <table:table-cell table:style-name="ce215" table:formula="of:=AVERAGE([.M18:.O18])" office:value-type="float" office:value="1563.77" calcext:value-type="float">
            <text:p>1564</text:p>
          </table:table-cell>
          <table:table-cell table:style-name="ce215" office:value-type="float" office:value="122933" calcext:value-type="float">
            <text:p>122933</text:p>
          </table:table-cell>
          <table:table-cell table:style-name="ce215" table:formula="of:=ABS((([.E18]*100/[.D18])-100)*-1)" office:value-type="float" office:value="20.6208121827411" calcext:value-type="float">
            <text:p>21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8]+([.E18]-[.E17])" office:value-type="float" office:value="1909.70666666667" calcext:value-type="float">
            <text:p>1910</text:p>
          </table:table-cell>
          <table:table-cell table:number-columns-repeated="2" table:style-name="ce267" office:value-type="float" office:value="1963" calcext:value-type="float">
            <text:p>1963</text:p>
          </table:table-cell>
          <table:table-cell table:style-name="ce268" office:value-type="float" office:value="1984" calcext:value-type="float">
            <text:p>1984</text:p>
          </table:table-cell>
          <table:table-cell table:style-name="ce271" office:value-type="float" office:value="1589.82" calcext:value-type="float">
            <text:p>1590</text:p>
          </table:table-cell>
          <table:table-cell table:style-name="ce271" office:value-type="float" office:value="1515.44" calcext:value-type="float">
            <text:p>1515</text:p>
          </table:table-cell>
          <table:table-cell table:style-name="ce271" office:value-type="float" office:value="1586.05" calcext:value-type="float">
            <text:p>1586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1T2</text:p>
          </table:table-cell>
          <table:table-cell table:style-name="ce215" office:value-type="float" office:value="127.528" calcext:value-type="float">
            <text:p>128</text:p>
          </table:table-cell>
          <table:table-cell table:style-name="ce139" office:value-type="float" office:value="20.64" calcext:value-type="float">
            <text:p>20.6</text:p>
          </table:table-cell>
          <table:table-cell table:style-name="ce215" table:formula="of:=AVERAGE([.J19:.L19])" office:value-type="float" office:value="1983" calcext:value-type="float">
            <text:p>1983</text:p>
          </table:table-cell>
          <table:table-cell table:style-name="ce215" table:formula="of:=AVERAGE([.M19:.O19])" office:value-type="float" office:value="1555.29" calcext:value-type="float">
            <text:p>1555</text:p>
          </table:table-cell>
          <table:table-cell table:style-name="ce215" office:value-type="float" office:value="83440" calcext:value-type="float">
            <text:p>83440</text:p>
          </table:table-cell>
          <table:table-cell table:style-name="ce215" table:formula="of:=ABS((([.E19]*100/[.D19])-100)*-1)" office:value-type="float" office:value="21.5688350983359" calcext:value-type="float">
            <text:p>2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19]+([.E19]-[.E18])" office:value-type="float" office:value="1974.52" calcext:value-type="float">
            <text:p>1975</text:p>
          </table:table-cell>
          <table:table-cell table:style-name="ce267" office:value-type="float" office:value="1983" calcext:value-type="float">
            <text:p>1983</text:p>
          </table:table-cell>
          <table:table-cell table:style-name="ce267" office:value-type="float" office:value="1984" calcext:value-type="float">
            <text:p>1984</text:p>
          </table:table-cell>
          <table:table-cell table:style-name="ce268" office:value-type="float" office:value="1982" calcext:value-type="float">
            <text:p>1982</text:p>
          </table:table-cell>
          <table:table-cell table:style-name="ce271" office:value-type="float" office:value="1602.62" calcext:value-type="float">
            <text:p>1603</text:p>
          </table:table-cell>
          <table:table-cell table:style-name="ce271" office:value-type="float" office:value="1522.65" calcext:value-type="float">
            <text:p>1523</text:p>
          </table:table-cell>
          <table:table-cell table:style-name="ce271" office:value-type="float" office:value="1540.6" calcext:value-type="float">
            <text:p>154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1T3</text:p>
          </table:table-cell>
          <table:table-cell table:style-name="ce215" office:value-type="float" office:value="123.948" calcext:value-type="float">
            <text:p>124</text:p>
          </table:table-cell>
          <table:table-cell table:style-name="ce139" office:value-type="float" office:value="21.28" calcext:value-type="float">
            <text:p>21.3</text:p>
          </table:table-cell>
          <table:table-cell table:style-name="ce215" table:formula="of:=AVERAGE([.J20:.L20])" office:value-type="float" office:value="1961" calcext:value-type="float">
            <text:p>1961</text:p>
          </table:table-cell>
          <table:table-cell table:style-name="ce215" table:formula="of:=AVERAGE([.M20:.O20])" office:value-type="float" office:value="1507.00666666667" calcext:value-type="float">
            <text:p>1507</text:p>
          </table:table-cell>
          <table:table-cell table:style-name="ce215" office:value-type="float" office:value="80736" calcext:value-type="float">
            <text:p>80736</text:p>
          </table:table-cell>
          <table:table-cell table:style-name="ce215" table:formula="of:=ABS((([.E20]*100/[.D20])-100)*-1)" office:value-type="float" office:value="23.1511133775285" calcext:value-type="float">
            <text:p>23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0]+([.E20]-[.E19])" office:value-type="float" office:value="1912.71666666667" calcext:value-type="float">
            <text:p>1913</text:p>
          </table:table-cell>
          <table:table-cell table:style-name="ce267" office:value-type="float" office:value="1976" calcext:value-type="float">
            <text:p>1976</text:p>
          </table:table-cell>
          <table:table-cell table:style-name="ce267" office:value-type="float" office:value="1965" calcext:value-type="float">
            <text:p>1965</text:p>
          </table:table-cell>
          <table:table-cell table:style-name="ce268" office:value-type="float" office:value="1942" calcext:value-type="float">
            <text:p>1942</text:p>
          </table:table-cell>
          <table:table-cell table:style-name="ce271" office:value-type="float" office:value="1575.97" calcext:value-type="float">
            <text:p>1576</text:p>
          </table:table-cell>
          <table:table-cell table:style-name="ce271" office:value-type="float" office:value="1444.06" calcext:value-type="float">
            <text:p>1444</text:p>
          </table:table-cell>
          <table:table-cell table:style-name="ce271" office:value-type="float" office:value="1500.99" calcext:value-type="float">
            <text:p>150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1T4</text:p>
          </table:table-cell>
          <table:table-cell table:style-name="ce215" office:value-type="float" office:value="118.782" calcext:value-type="float">
            <text:p>119</text:p>
          </table:table-cell>
          <table:table-cell table:style-name="ce139" office:value-type="float" office:value="22.56" calcext:value-type="float">
            <text:p>22.6</text:p>
          </table:table-cell>
          <table:table-cell table:style-name="ce215" table:formula="of:=AVERAGE([.J21:.L21])" office:value-type="float" office:value="1929.33333333333" calcext:value-type="float">
            <text:p>1929</text:p>
          </table:table-cell>
          <table:table-cell table:style-name="ce215" table:formula="of:=AVERAGE([.M21:.O21])" office:value-type="float" office:value="1501.37" calcext:value-type="float">
            <text:p>1501</text:p>
          </table:table-cell>
          <table:table-cell table:style-name="ce215" office:value-type="float" office:value="72715" calcext:value-type="float">
            <text:p>72715</text:p>
          </table:table-cell>
          <table:table-cell table:style-name="ce215" table:formula="of:=ABS((([.E21]*100/[.D21])-100)*-1)" office:value-type="float" office:value="22.1819281271596" calcext:value-type="float">
            <text:p>2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1]+([.E21]-[.E20])" office:value-type="float" office:value="1923.69666666667" calcext:value-type="float">
            <text:p>1924</text:p>
          </table:table-cell>
          <table:table-cell table:style-name="ce267" office:value-type="float" office:value="1940" calcext:value-type="float">
            <text:p>1940</text:p>
          </table:table-cell>
          <table:table-cell table:style-name="ce267" office:value-type="float" office:value="1935" calcext:value-type="float">
            <text:p>1935</text:p>
          </table:table-cell>
          <table:table-cell table:style-name="ce268" office:value-type="float" office:value="1913" calcext:value-type="float">
            <text:p>1913</text:p>
          </table:table-cell>
          <table:table-cell table:style-name="ce271" office:value-type="float" office:value="1432" calcext:value-type="float">
            <text:p>1432</text:p>
          </table:table-cell>
          <table:table-cell table:style-name="ce271" office:value-type="float" office:value="1453.04" calcext:value-type="float">
            <text:p>1453</text:p>
          </table:table-cell>
          <table:table-cell table:style-name="ce271" office:value-type="float" office:value="1619.07" calcext:value-type="float">
            <text:p>161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2T1</text:p>
          </table:table-cell>
          <table:table-cell table:style-name="ce215" office:value-type="float" office:value="112.861" calcext:value-type="float">
            <text:p>113</text:p>
          </table:table-cell>
          <table:table-cell table:style-name="ce139" office:value-type="float" office:value="24.19" calcext:value-type="float">
            <text:p>24.2</text:p>
          </table:table-cell>
          <table:table-cell table:style-name="ce215" table:formula="of:=AVERAGE([.J22:.L22])" office:value-type="float" office:value="1879" calcext:value-type="float">
            <text:p>1879</text:p>
          </table:table-cell>
          <table:table-cell table:style-name="ce215" table:formula="of:=AVERAGE([.M22:.O22])" office:value-type="float" office:value="1379.12333333333" calcext:value-type="float">
            <text:p>1379</text:p>
          </table:table-cell>
          <table:table-cell table:style-name="ce215" office:value-type="float" office:value="88884" calcext:value-type="float">
            <text:p>88884</text:p>
          </table:table-cell>
          <table:table-cell table:style-name="ce215" table:formula="of:=ABS((([.E22]*100/[.D22])-100)*-1)" office:value-type="float" office:value="26.6033351073266" calcext:value-type="float">
            <text:p>2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2]+([.E22]-[.E21])" office:value-type="float" office:value="1756.75333333333" calcext:value-type="float">
            <text:p>1757</text:p>
          </table:table-cell>
          <table:table-cell table:style-name="ce267" office:value-type="float" office:value="1902" calcext:value-type="float">
            <text:p>1902</text:p>
          </table:table-cell>
          <table:table-cell table:style-name="ce267" office:value-type="float" office:value="1877" calcext:value-type="float">
            <text:p>1877</text:p>
          </table:table-cell>
          <table:table-cell table:style-name="ce268" office:value-type="float" office:value="1858" calcext:value-type="float">
            <text:p>1858</text:p>
          </table:table-cell>
          <table:table-cell table:style-name="ce271" office:value-type="float" office:value="1349.22" calcext:value-type="float">
            <text:p>1349</text:p>
          </table:table-cell>
          <table:table-cell table:style-name="ce271" office:value-type="float" office:value="1431.61" calcext:value-type="float">
            <text:p>1432</text:p>
          </table:table-cell>
          <table:table-cell table:style-name="ce271" office:value-type="float" office:value="1356.54" calcext:value-type="float">
            <text:p>135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2T2</text:p>
          </table:table-cell>
          <table:table-cell table:style-name="ce215" office:value-type="float" office:value="109.187" calcext:value-type="float">
            <text:p>109</text:p>
          </table:table-cell>
          <table:table-cell table:style-name="ce139" office:value-type="float" office:value="24.4" calcext:value-type="float">
            <text:p>24.4</text:p>
          </table:table-cell>
          <table:table-cell table:style-name="ce215" table:formula="of:=AVERAGE([.J23:.L23])" office:value-type="float" office:value="1830" calcext:value-type="float">
            <text:p>1830</text:p>
          </table:table-cell>
          <table:table-cell table:style-name="ce215" table:formula="of:=AVERAGE([.M23:.O23])" office:value-type="float" office:value="1373.62" calcext:value-type="float">
            <text:p>1374</text:p>
          </table:table-cell>
          <table:table-cell table:style-name="ce215" office:value-type="float" office:value="73857" calcext:value-type="float">
            <text:p>73857</text:p>
          </table:table-cell>
          <table:table-cell table:style-name="ce215" table:formula="of:=ABS((([.E23]*100/[.D23])-100)*-1)" office:value-type="float" office:value="24.9387978142076" calcext:value-type="float">
            <text:p>25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3]+([.E23]-[.E22])" office:value-type="float" office:value="1824.49666666667" calcext:value-type="float">
            <text:p>1824</text:p>
          </table:table-cell>
          <table:table-cell table:style-name="ce267" office:value-type="float" office:value="1846" calcext:value-type="float">
            <text:p>1846</text:p>
          </table:table-cell>
          <table:table-cell table:style-name="ce267" office:value-type="float" office:value="1828" calcext:value-type="float">
            <text:p>1828</text:p>
          </table:table-cell>
          <table:table-cell table:style-name="ce268" office:value-type="float" office:value="1816" calcext:value-type="float">
            <text:p>1816</text:p>
          </table:table-cell>
          <table:table-cell table:style-name="ce271" office:value-type="float" office:value="1363.87" calcext:value-type="float">
            <text:p>1364</text:p>
          </table:table-cell>
          <table:table-cell table:style-name="ce271" office:value-type="float" office:value="1343.72" calcext:value-type="float">
            <text:p>1344</text:p>
          </table:table-cell>
          <table:table-cell table:style-name="ce271" office:value-type="float" office:value="1413.27" calcext:value-type="float">
            <text:p>1413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2T3</text:p>
          </table:table-cell>
          <table:table-cell table:style-name="ce215" office:value-type="float" office:value="105.073" calcext:value-type="float">
            <text:p>105</text:p>
          </table:table-cell>
          <table:table-cell table:style-name="ce139" office:value-type="float" office:value="24.79" calcext:value-type="float">
            <text:p>24.8</text:p>
          </table:table-cell>
          <table:table-cell table:style-name="ce215" table:formula="of:=AVERAGE([.J24:.L24])" office:value-type="float" office:value="1770.33333333333" calcext:value-type="float">
            <text:p>1770</text:p>
          </table:table-cell>
          <table:table-cell table:style-name="ce215" table:formula="of:=AVERAGE([.M24:.O24])" office:value-type="float" office:value="1336.68" calcext:value-type="float">
            <text:p>1337</text:p>
          </table:table-cell>
          <table:table-cell table:style-name="ce215" office:value-type="float" office:value="80964" calcext:value-type="float">
            <text:p>80964</text:p>
          </table:table-cell>
          <table:table-cell table:style-name="ce215" table:formula="of:=ABS((([.E24]*100/[.D24])-100)*-1)" office:value-type="float" office:value="24.4955752212389" calcext:value-type="float">
            <text:p>24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4]+([.E24]-[.E23])" office:value-type="float" office:value="1733.39333333333" calcext:value-type="float">
            <text:p>1733</text:p>
          </table:table-cell>
          <table:table-cell table:style-name="ce267" office:value-type="float" office:value="1800" calcext:value-type="float">
            <text:p>1800</text:p>
          </table:table-cell>
          <table:table-cell table:style-name="ce267" office:value-type="float" office:value="1771" calcext:value-type="float">
            <text:p>1771</text:p>
          </table:table-cell>
          <table:table-cell table:style-name="ce268" office:value-type="float" office:value="1740" calcext:value-type="float">
            <text:p>1740</text:p>
          </table:table-cell>
          <table:table-cell table:style-name="ce271" office:value-type="float" office:value="1437.51" calcext:value-type="float">
            <text:p>1438</text:p>
          </table:table-cell>
          <table:table-cell table:style-name="ce271" office:value-type="float" office:value="1210.53" calcext:value-type="float">
            <text:p>1211</text:p>
          </table:table-cell>
          <table:table-cell table:style-name="ce271" office:value-type="float" office:value="1362" calcext:value-type="float">
            <text:p>136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2T4</text:p>
          </table:table-cell>
          <table:table-cell table:style-name="ce215" office:value-type="float" office:value="103.593" calcext:value-type="float">
            <text:p>104</text:p>
          </table:table-cell>
          <table:table-cell table:style-name="ce139" office:value-type="float" office:value="25.77" calcext:value-type="float">
            <text:p>25.8</text:p>
          </table:table-cell>
          <table:table-cell table:style-name="ce215" table:formula="of:=AVERAGE([.J25:.L25])" office:value-type="float" office:value="1729.33333333333" calcext:value-type="float">
            <text:p>1729</text:p>
          </table:table-cell>
          <table:table-cell table:style-name="ce215" table:formula="of:=AVERAGE([.M25:.O25])" office:value-type="float" office:value="1344.37" calcext:value-type="float">
            <text:p>1344</text:p>
          </table:table-cell>
          <table:table-cell table:style-name="ce215" office:value-type="float" office:value="74829" calcext:value-type="float">
            <text:p>74829</text:p>
          </table:table-cell>
          <table:table-cell table:style-name="ce215" table:formula="of:=ABS((([.E25]*100/[.D25])-100)*-1)" office:value-type="float" office:value="22.2607941403238" calcext:value-type="float">
            <text:p>2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5]+([.E25]-[.E24])" office:value-type="float" office:value="1737.02333333333" calcext:value-type="float">
            <text:p>1737</text:p>
          </table:table-cell>
          <table:table-cell table:style-name="ce267" office:value-type="float" office:value="1742" calcext:value-type="float">
            <text:p>1742</text:p>
          </table:table-cell>
          <table:table-cell table:style-name="ce267" office:value-type="float" office:value="1734" calcext:value-type="float">
            <text:p>1734</text:p>
          </table:table-cell>
          <table:table-cell table:style-name="ce268" office:value-type="float" office:value="1712" calcext:value-type="float">
            <text:p>1712</text:p>
          </table:table-cell>
          <table:table-cell table:style-name="ce271" office:value-type="float" office:value="1345.8" calcext:value-type="float">
            <text:p>1346</text:p>
          </table:table-cell>
          <table:table-cell table:style-name="ce271" office:value-type="float" office:value="1298.78" calcext:value-type="float">
            <text:p>1299</text:p>
          </table:table-cell>
          <table:table-cell table:style-name="ce271" office:value-type="float" office:value="1388.53" calcext:value-type="float">
            <text:p>138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3T1</text:p>
          </table:table-cell>
          <table:table-cell table:style-name="ce215" office:value-type="float" office:value="96.768" calcext:value-type="float">
            <text:p>97</text:p>
          </table:table-cell>
          <table:table-cell table:style-name="ce139" office:value-type="float" office:value="26.94" calcext:value-type="float">
            <text:p>26.9</text:p>
          </table:table-cell>
          <table:table-cell table:style-name="ce215" table:formula="of:=AVERAGE([.J26:.L26])" office:value-type="float" office:value="1681.66666666667" calcext:value-type="float">
            <text:p>1682</text:p>
          </table:table-cell>
          <table:table-cell table:style-name="ce215" table:formula="of:=AVERAGE([.M26:.O26])" office:value-type="float" office:value="1226.93333333333" calcext:value-type="float">
            <text:p>1227</text:p>
          </table:table-cell>
          <table:table-cell table:style-name="ce215" office:value-type="float" office:value="97473" calcext:value-type="float">
            <text:p>97473</text:p>
          </table:table-cell>
          <table:table-cell table:style-name="ce215" table:formula="of:=ABS((([.E26]*100/[.D26])-100)*-1)" office:value-type="float" office:value="27.0406342913776" calcext:value-type="float">
            <text:p>2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6]+([.E26]-[.E25])" office:value-type="float" office:value="1564.23" calcext:value-type="float">
            <text:p>1564</text:p>
          </table:table-cell>
          <table:table-cell table:style-name="ce267" office:value-type="float" office:value="1687" calcext:value-type="float">
            <text:p>1687</text:p>
          </table:table-cell>
          <table:table-cell table:style-name="ce267" office:value-type="float" office:value="1682" calcext:value-type="float">
            <text:p>1682</text:p>
          </table:table-cell>
          <table:table-cell table:style-name="ce268" office:value-type="float" office:value="1676" calcext:value-type="float">
            <text:p>1676</text:p>
          </table:table-cell>
          <table:table-cell table:style-name="ce271" office:value-type="float" office:value="1187.89" calcext:value-type="float">
            <text:p>1188</text:p>
          </table:table-cell>
          <table:table-cell table:style-name="ce271" office:value-type="float" office:value="1181.25" calcext:value-type="float">
            <text:p>1181</text:p>
          </table:table-cell>
          <table:table-cell table:style-name="ce271" office:value-type="float" office:value="1311.66" calcext:value-type="float">
            <text:p>131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3T2</text:p>
          </table:table-cell>
          <table:table-cell table:style-name="ce215" office:value-type="float" office:value="96.041" calcext:value-type="float">
            <text:p>96</text:p>
          </table:table-cell>
          <table:table-cell table:style-name="ce139" office:value-type="float" office:value="26.06" calcext:value-type="float">
            <text:p>26.1</text:p>
          </table:table-cell>
          <table:table-cell table:style-name="ce215" table:formula="of:=AVERAGE([.J27:.L27])" office:value-type="float" office:value="1656.33333333333" calcext:value-type="float">
            <text:p>1656</text:p>
          </table:table-cell>
          <table:table-cell table:style-name="ce215" table:formula="of:=AVERAGE([.M27:.O27])" office:value-type="float" office:value="1250.4" calcext:value-type="float">
            <text:p>1250</text:p>
          </table:table-cell>
          <table:table-cell table:style-name="ce215" office:value-type="float" office:value="74373" calcext:value-type="float">
            <text:p>74373</text:p>
          </table:table-cell>
          <table:table-cell table:style-name="ce215" table:formula="of:=ABS((([.E27]*100/[.D27])-100)*-1)" office:value-type="float" office:value="24.5079492855705" calcext:value-type="float">
            <text:p>25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7]+([.E27]-[.E26])" office:value-type="float" office:value="1679.8" calcext:value-type="float">
            <text:p>1680</text:p>
          </table:table-cell>
          <table:table-cell table:style-name="ce267" office:value-type="float" office:value="1663" calcext:value-type="float">
            <text:p>1663</text:p>
          </table:table-cell>
          <table:table-cell table:style-name="ce267" office:value-type="float" office:value="1658" calcext:value-type="float">
            <text:p>1658</text:p>
          </table:table-cell>
          <table:table-cell table:style-name="ce268" office:value-type="float" office:value="1648" calcext:value-type="float">
            <text:p>1648</text:p>
          </table:table-cell>
          <table:table-cell table:style-name="ce271" office:value-type="float" office:value="1208.21" calcext:value-type="float">
            <text:p>1208</text:p>
          </table:table-cell>
          <table:table-cell table:style-name="ce271" office:value-type="float" office:value="1256.21" calcext:value-type="float">
            <text:p>1256</text:p>
          </table:table-cell>
          <table:table-cell table:style-name="ce271" office:value-type="float" office:value="1286.78" calcext:value-type="float">
            <text:p>128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3T3</text:p>
          </table:table-cell>
          <table:table-cell table:style-name="ce215" office:value-type="float" office:value="96.742" calcext:value-type="float">
            <text:p>97</text:p>
          </table:table-cell>
          <table:table-cell table:style-name="ce139" office:value-type="float" office:value="25.65" calcext:value-type="float">
            <text:p>25.7</text:p>
          </table:table-cell>
          <table:table-cell table:style-name="ce215" table:formula="of:=AVERAGE([.J28:.L28])" office:value-type="float" office:value="1632.33333333333" calcext:value-type="float">
            <text:p>1632</text:p>
          </table:table-cell>
          <table:table-cell table:style-name="ce215" table:formula="of:=AVERAGE([.M28:.O28])" office:value-type="float" office:value="1246.61333333333" calcext:value-type="float">
            <text:p>1247</text:p>
          </table:table-cell>
          <table:table-cell table:style-name="ce215" office:value-type="float" office:value="73373" calcext:value-type="float">
            <text:p>73373</text:p>
          </table:table-cell>
          <table:table-cell table:style-name="ce215" table:formula="of:=ABS((([.E28]*100/[.D28])-100)*-1)" office:value-type="float" office:value="23.6299775372677" calcext:value-type="float">
            <text:p>24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8]+([.E28]-[.E27])" office:value-type="float" office:value="1628.54666666667" calcext:value-type="float">
            <text:p>1629</text:p>
          </table:table-cell>
          <table:table-cell table:style-name="ce267" office:value-type="float" office:value="1644" calcext:value-type="float">
            <text:p>1644</text:p>
          </table:table-cell>
          <table:table-cell table:style-name="ce267" office:value-type="float" office:value="1630" calcext:value-type="float">
            <text:p>1630</text:p>
          </table:table-cell>
          <table:table-cell table:style-name="ce268" office:value-type="float" office:value="1623" calcext:value-type="float">
            <text:p>1623</text:p>
          </table:table-cell>
          <table:table-cell table:style-name="ce271" office:value-type="float" office:value="1300.88" calcext:value-type="float">
            <text:p>1301</text:p>
          </table:table-cell>
          <table:table-cell table:style-name="ce271" office:value-type="float" office:value="1215.54" calcext:value-type="float">
            <text:p>1216</text:p>
          </table:table-cell>
          <table:table-cell table:style-name="ce271" office:value-type="float" office:value="1223.42" calcext:value-type="float">
            <text:p>1223</text:p>
          </table:table-cell>
          <table:table-cell table:style-name="ce275" table:number-columns-repeated="5"/>
          <table:table-cell table:number-columns-repeated="1004"/>
        </table:table-row>
        <table:table-row table:style-name="ro3">
          <table:table-cell table:style-name="ce257" office:value-type="string" calcext:value-type="string">
            <text:p>2013T4</text:p>
          </table:table-cell>
          <table:table-cell table:style-name="ce215" office:value-type="float" office:value="95.512" calcext:value-type="float">
            <text:p>96</text:p>
          </table:table-cell>
          <table:table-cell table:style-name="ce139" office:value-type="float" office:value="25.73" calcext:value-type="float">
            <text:p>25.7</text:p>
          </table:table-cell>
          <table:table-cell table:style-name="ce215" table:formula="of:=AVERAGE([.J29:.L29])" office:value-type="float" office:value="1608.33333333333" calcext:value-type="float">
            <text:p>1608</text:p>
          </table:table-cell>
          <table:table-cell table:style-name="ce215" table:formula="of:=AVERAGE([.M29:.O29])" office:value-type="float" office:value="1250.21666666667" calcext:value-type="float">
            <text:p>1250</text:p>
          </table:table-cell>
          <table:table-cell table:style-name="ce215" office:value-type="float" office:value="67374" calcext:value-type="float">
            <text:p>67374</text:p>
          </table:table-cell>
          <table:table-cell table:style-name="ce215" table:formula="of:=ABS((([.E29]*100/[.D29])-100)*-1)" office:value-type="float" office:value="22.2663212435233" calcext:value-type="float">
            <text:p>2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29]+([.E29]-[.E28])" office:value-type="float" office:value="1611.93666666667" calcext:value-type="float">
            <text:p>1612</text:p>
          </table:table-cell>
          <table:table-cell table:style-name="ce267" office:value-type="float" office:value="1611" calcext:value-type="float">
            <text:p>1611</text:p>
          </table:table-cell>
          <table:table-cell table:style-name="ce267" office:value-type="float" office:value="1608" calcext:value-type="float">
            <text:p>1608</text:p>
          </table:table-cell>
          <table:table-cell table:style-name="ce268" office:value-type="float" office:value="1606" calcext:value-type="float">
            <text:p>1606</text:p>
          </table:table-cell>
          <table:table-cell table:style-name="ce271" office:value-type="float" office:value="1269.13" calcext:value-type="float">
            <text:p>1269</text:p>
          </table:table-cell>
          <table:table-cell table:style-name="ce271" office:value-type="float" office:value="1212.81" calcext:value-type="float">
            <text:p>1213</text:p>
          </table:table-cell>
          <table:table-cell table:style-name="ce271" office:value-type="float" office:value="1268.71" calcext:value-type="float">
            <text:p>126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4T1</text:p>
          </table:table-cell>
          <table:table-cell table:style-name="ce215" office:value-type="float" office:value="95.208" calcext:value-type="float">
            <text:p>95</text:p>
          </table:table-cell>
          <table:table-cell table:style-name="ce139" office:value-type="float" office:value="25.93" calcext:value-type="float">
            <text:p>25.9</text:p>
          </table:table-cell>
          <table:table-cell table:style-name="ce215" table:formula="of:=AVERAGE([.J30:.L30])" office:value-type="float" office:value="1593" calcext:value-type="float">
            <text:p>1593</text:p>
          </table:table-cell>
          <table:table-cell table:style-name="ce215" table:formula="of:=AVERAGE([.M30:.O30])" office:value-type="float" office:value="1280.50333333333" calcext:value-type="float">
            <text:p>1281</text:p>
          </table:table-cell>
          <table:table-cell table:style-name="ce215" office:value-type="float" office:value="82940" calcext:value-type="float">
            <text:p>82940</text:p>
          </table:table-cell>
          <table:table-cell table:style-name="ce215" table:formula="of:=ABS((([.E30]*100/[.D30])-100)*-1)" office:value-type="float" office:value="19.6168654530236" calcext:value-type="float">
            <text:p>2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0]+([.E30]-[.E29])" office:value-type="float" office:value="1623.28666666667" calcext:value-type="float">
            <text:p>1623</text:p>
          </table:table-cell>
          <table:table-cell table:style-name="ce267" office:value-type="float" office:value="1603" calcext:value-type="float">
            <text:p>1603</text:p>
          </table:table-cell>
          <table:table-cell table:style-name="ce267" office:value-type="float" office:value="1602" calcext:value-type="float">
            <text:p>1602</text:p>
          </table:table-cell>
          <table:table-cell table:style-name="ce268" office:value-type="float" office:value="1574" calcext:value-type="float">
            <text:p>1574</text:p>
          </table:table-cell>
          <table:table-cell table:style-name="ce271" office:value-type="float" office:value="1312.64" calcext:value-type="float">
            <text:p>1313</text:p>
          </table:table-cell>
          <table:table-cell table:style-name="ce271" office:value-type="float" office:value="1230.12" calcext:value-type="float">
            <text:p>1230</text:p>
          </table:table-cell>
          <table:table-cell table:style-name="ce271" office:value-type="float" office:value="1298.75" calcext:value-type="float">
            <text:p>129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4T2</text:p>
          </table:table-cell>
          <table:table-cell table:style-name="ce215" office:value-type="float" office:value="96.805" calcext:value-type="float">
            <text:p>97</text:p>
          </table:table-cell>
          <table:table-cell table:style-name="ce139" office:value-type="float" office:value="24.47" calcext:value-type="float">
            <text:p>24.5</text:p>
          </table:table-cell>
          <table:table-cell table:style-name="ce215" table:formula="of:=AVERAGE([.J31:.L31])" office:value-type="float" office:value="1561.66666666667" calcext:value-type="float">
            <text:p>1562</text:p>
          </table:table-cell>
          <table:table-cell table:style-name="ce215" table:formula="of:=AVERAGE([.M31:.O31])" office:value-type="float" office:value="1252.51666666667" calcext:value-type="float">
            <text:p>1253</text:p>
          </table:table-cell>
          <table:table-cell table:style-name="ce215" office:value-type="float" office:value="78814" calcext:value-type="float">
            <text:p>78814</text:p>
          </table:table-cell>
          <table:table-cell table:style-name="ce215" table:formula="of:=ABS((([.E31]*100/[.D31])-100)*-1)" office:value-type="float" office:value="19.7961579509072" calcext:value-type="float">
            <text:p>2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1]+([.E31]-[.E30])" office:value-type="float" office:value="1533.68" calcext:value-type="float">
            <text:p>1534</text:p>
          </table:table-cell>
          <table:table-cell table:style-name="ce267" office:value-type="float" office:value="1555" calcext:value-type="float">
            <text:p>1555</text:p>
          </table:table-cell>
          <table:table-cell table:style-name="ce267" office:value-type="float" office:value="1567" calcext:value-type="float">
            <text:p>1567</text:p>
          </table:table-cell>
          <table:table-cell table:style-name="ce268" office:value-type="float" office:value="1563" calcext:value-type="float">
            <text:p>1563</text:p>
          </table:table-cell>
          <table:table-cell table:style-name="ce271" office:value-type="float" office:value="1236.61" calcext:value-type="float">
            <text:p>1237</text:p>
          </table:table-cell>
          <table:table-cell table:style-name="ce271" office:value-type="float" office:value="1257.8" calcext:value-type="float">
            <text:p>1258</text:p>
          </table:table-cell>
          <table:table-cell table:style-name="ce271" office:value-type="float" office:value="1263.14" calcext:value-type="float">
            <text:p>1263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4T3</text:p>
          </table:table-cell>
          <table:table-cell table:style-name="ce215" office:value-type="float" office:value="97.002" calcext:value-type="float">
            <text:p>97</text:p>
          </table:table-cell>
          <table:table-cell table:style-name="ce139" office:value-type="float" office:value="23.67" calcext:value-type="float">
            <text:p>23.7</text:p>
          </table:table-cell>
          <table:table-cell table:style-name="ce215" table:formula="of:=AVERAGE([.J32:.L32])" office:value-type="float" office:value="1551.66666666667" calcext:value-type="float">
            <text:p>1552</text:p>
          </table:table-cell>
          <table:table-cell table:style-name="ce215" table:formula="of:=AVERAGE([.M32:.O32])" office:value-type="float" office:value="1221.84333333333" calcext:value-type="float">
            <text:p>1222</text:p>
          </table:table-cell>
          <table:table-cell table:style-name="ce215" office:value-type="float" office:value="79356" calcext:value-type="float">
            <text:p>79356</text:p>
          </table:table-cell>
          <table:table-cell table:style-name="ce215" table:formula="of:=ABS((([.E32]*100/[.D32])-100)*-1)" office:value-type="float" office:value="21.2560687432868" calcext:value-type="float">
            <text:p>21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2]+([.E32]-[.E31])" office:value-type="float" office:value="1520.99333333333" calcext:value-type="float">
            <text:p>1521</text:p>
          </table:table-cell>
          <table:table-cell table:style-name="ce267" office:value-type="float" office:value="1562" calcext:value-type="float">
            <text:p>1562</text:p>
          </table:table-cell>
          <table:table-cell table:style-name="ce267" office:value-type="float" office:value="1550" calcext:value-type="float">
            <text:p>1550</text:p>
          </table:table-cell>
          <table:table-cell table:style-name="ce268" office:value-type="float" office:value="1543" calcext:value-type="float">
            <text:p>1543</text:p>
          </table:table-cell>
          <table:table-cell table:style-name="ce271" office:value-type="float" office:value="1277.4" calcext:value-type="float">
            <text:p>1277</text:p>
          </table:table-cell>
          <table:table-cell table:style-name="ce271" office:value-type="float" office:value="1166.11" calcext:value-type="float">
            <text:p>1166</text:p>
          </table:table-cell>
          <table:table-cell table:style-name="ce271" office:value-type="float" office:value="1222.02" calcext:value-type="float">
            <text:p>122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4T4</text:p>
          </table:table-cell>
          <table:table-cell table:style-name="ce215" office:value-type="float" office:value="97.194" calcext:value-type="float">
            <text:p>97</text:p>
          </table:table-cell>
          <table:table-cell table:style-name="ce139" office:value-type="float" office:value="23.7" calcext:value-type="float">
            <text:p>23.7</text:p>
          </table:table-cell>
          <table:table-cell table:style-name="ce215" table:formula="of:=AVERAGE([.J33:.L33])" office:value-type="float" office:value="1556" calcext:value-type="float">
            <text:p>1556</text:p>
          </table:table-cell>
          <table:table-cell table:style-name="ce215" table:formula="of:=AVERAGE([.M33:.O33])" office:value-type="float" office:value="1245.49333333333" calcext:value-type="float">
            <text:p>1245</text:p>
          </table:table-cell>
          <table:table-cell table:style-name="ce215" office:value-type="float" office:value="77720" calcext:value-type="float">
            <text:p>77720</text:p>
          </table:table-cell>
          <table:table-cell table:style-name="ce215" table:formula="of:=ABS((([.E33]*100/[.D33])-100)*-1)" office:value-type="float" office:value="19.955441302485" calcext:value-type="float">
            <text:p>2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3]+([.E33]-[.E32])" office:value-type="float" office:value="1579.65" calcext:value-type="float">
            <text:p>1580</text:p>
          </table:table-cell>
          <table:table-cell table:style-name="ce267" office:value-type="float" office:value="1546" calcext:value-type="float">
            <text:p>1546</text:p>
          </table:table-cell>
          <table:table-cell table:style-name="ce267" office:value-type="float" office:value="1559" calcext:value-type="float">
            <text:p>1559</text:p>
          </table:table-cell>
          <table:table-cell table:style-name="ce268" office:value-type="float" office:value="1563" calcext:value-type="float">
            <text:p>1563</text:p>
          </table:table-cell>
          <table:table-cell table:style-name="ce271" office:value-type="float" office:value="1229.83" calcext:value-type="float">
            <text:p>1230</text:p>
          </table:table-cell>
          <table:table-cell table:style-name="ce271" office:value-type="float" office:value="1232.74" calcext:value-type="float">
            <text:p>1233</text:p>
          </table:table-cell>
          <table:table-cell table:style-name="ce271" office:value-type="float" office:value="1273.91" calcext:value-type="float">
            <text:p>127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5T1</text:p>
          </table:table-cell>
          <table:table-cell table:style-name="ce215" office:value-type="float" office:value="96.651" calcext:value-type="float">
            <text:p>97</text:p>
          </table:table-cell>
          <table:table-cell table:style-name="ce139" office:value-type="float" office:value="23.78" calcext:value-type="float">
            <text:p>23.8</text:p>
          </table:table-cell>
          <table:table-cell table:style-name="ce215" table:formula="of:=AVERAGE([.J34:.L34])" office:value-type="float" office:value="1551.33333333333" calcext:value-type="float">
            <text:p>1551</text:p>
          </table:table-cell>
          <table:table-cell table:style-name="ce215" table:formula="of:=AVERAGE([.M34:.O34])" office:value-type="float" office:value="1246.61666666667" calcext:value-type="float">
            <text:p>1247</text:p>
          </table:table-cell>
          <table:table-cell table:style-name="ce215" office:value-type="float" office:value="90748" calcext:value-type="float">
            <text:p>90748</text:p>
          </table:table-cell>
          <table:table-cell table:style-name="ce215" table:formula="of:=ABS((([.E34]*100/[.D34])-100)*-1)" office:value-type="float" office:value="19.6422432316287" calcext:value-type="float">
            <text:p>2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4]+([.E34]-[.E33])" office:value-type="float" office:value="1552.45666666667" calcext:value-type="float">
            <text:p>1552</text:p>
          </table:table-cell>
          <table:table-cell table:style-name="ce267" office:value-type="float" office:value="1554" calcext:value-type="float">
            <text:p>1554</text:p>
          </table:table-cell>
          <table:table-cell table:style-name="ce267" office:value-type="float" office:value="1549" calcext:value-type="float">
            <text:p>1549</text:p>
          </table:table-cell>
          <table:table-cell table:style-name="ce268" office:value-type="float" office:value="1551" calcext:value-type="float">
            <text:p>1551</text:p>
          </table:table-cell>
          <table:table-cell table:style-name="ce271" office:value-type="float" office:value="1277.72" calcext:value-type="float">
            <text:p>1278</text:p>
          </table:table-cell>
          <table:table-cell table:style-name="ce271" office:value-type="float" office:value="1225.57" calcext:value-type="float">
            <text:p>1226</text:p>
          </table:table-cell>
          <table:table-cell table:style-name="ce271" office:value-type="float" office:value="1236.56" calcext:value-type="float">
            <text:p>123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5T2</text:p>
          </table:table-cell>
          <table:table-cell table:style-name="ce215" office:value-type="float" office:value="100.687" calcext:value-type="float">
            <text:p>101</text:p>
          </table:table-cell>
          <table:table-cell table:style-name="ce139" office:value-type="float" office:value="22.37" calcext:value-type="float">
            <text:p>22.4</text:p>
          </table:table-cell>
          <table:table-cell table:style-name="ce215" table:formula="of:=AVERAGE([.J35:.L35])" office:value-type="float" office:value="1549" calcext:value-type="float">
            <text:p>1549</text:p>
          </table:table-cell>
          <table:table-cell table:style-name="ce215" table:formula="of:=AVERAGE([.M35:.O35])" office:value-type="float" office:value="1301.23666666667" calcext:value-type="float">
            <text:p>1301</text:p>
          </table:table-cell>
          <table:table-cell table:style-name="ce215" office:value-type="float" office:value="87612" calcext:value-type="float">
            <text:p>87612</text:p>
          </table:table-cell>
          <table:table-cell table:style-name="ce215" table:formula="of:=ABS((([.E35]*100/[.D35])-100)*-1)" office:value-type="float" office:value="15.9950505702604" calcext:value-type="float">
            <text:p>16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5]+([.E35]-[.E34])" office:value-type="float" office:value="1603.62" calcext:value-type="float">
            <text:p>1604</text:p>
          </table:table-cell>
          <table:table-cell table:style-name="ce267" office:value-type="float" office:value="1548" calcext:value-type="float">
            <text:p>1548</text:p>
          </table:table-cell>
          <table:table-cell table:style-name="ce267" office:value-type="float" office:value="1552" calcext:value-type="float">
            <text:p>1552</text:p>
          </table:table-cell>
          <table:table-cell table:style-name="ce268" office:value-type="float" office:value="1547" calcext:value-type="float">
            <text:p>1547</text:p>
          </table:table-cell>
          <table:table-cell table:style-name="ce271" office:value-type="float" office:value="1307.98" calcext:value-type="float">
            <text:p>1308</text:p>
          </table:table-cell>
          <table:table-cell table:style-name="ce271" office:value-type="float" office:value="1280.53" calcext:value-type="float">
            <text:p>1281</text:p>
          </table:table-cell>
          <table:table-cell table:style-name="ce271" office:value-type="float" office:value="1315.2" calcext:value-type="float">
            <text:p>131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5T3</text:p>
          </table:table-cell>
          <table:table-cell table:style-name="ce215" office:value-type="float" office:value="101.358" calcext:value-type="float">
            <text:p>101</text:p>
          </table:table-cell>
          <table:table-cell table:style-name="ce139" office:value-type="float" office:value="21.18" calcext:value-type="float">
            <text:p>21.2</text:p>
          </table:table-cell>
          <table:table-cell table:style-name="ce215" table:formula="of:=AVERAGE([.J36:.L36])" office:value-type="float" office:value="1530.66666666667" calcext:value-type="float">
            <text:p>1531</text:p>
          </table:table-cell>
          <table:table-cell table:style-name="ce215" table:formula="of:=AVERAGE([.M36:.O36])" office:value-type="float" office:value="1254.88" calcext:value-type="float">
            <text:p>1255</text:p>
          </table:table-cell>
          <table:table-cell table:style-name="ce215" office:value-type="float" office:value="93115" calcext:value-type="float">
            <text:p>93115</text:p>
          </table:table-cell>
          <table:table-cell table:style-name="ce215" table:formula="of:=ABS((([.E36]*100/[.D36])-100)*-1)" office:value-type="float" office:value="18.0174216027875" calcext:value-type="float">
            <text:p>18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6]+([.E36]-[.E35])" office:value-type="float" office:value="1484.31" calcext:value-type="float">
            <text:p>1484</text:p>
          </table:table-cell>
          <table:table-cell table:style-name="ce267" office:value-type="float" office:value="1544" calcext:value-type="float">
            <text:p>1544</text:p>
          </table:table-cell>
          <table:table-cell table:style-name="ce267" office:value-type="float" office:value="1526" calcext:value-type="float">
            <text:p>1526</text:p>
          </table:table-cell>
          <table:table-cell table:style-name="ce268" office:value-type="float" office:value="1522" calcext:value-type="float">
            <text:p>1522</text:p>
          </table:table-cell>
          <table:table-cell table:style-name="ce271" office:value-type="float" office:value="1320.46" calcext:value-type="float">
            <text:p>1320</text:p>
          </table:table-cell>
          <table:table-cell table:style-name="ce271" office:value-type="float" office:value="1163.08" calcext:value-type="float">
            <text:p>1163</text:p>
          </table:table-cell>
          <table:table-cell table:style-name="ce271" office:value-type="float" office:value="1281.1" calcext:value-type="float">
            <text:p>128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5T4</text:p>
          </table:table-cell>
          <table:table-cell table:style-name="ce215" office:value-type="float" office:value="101.305" calcext:value-type="float">
            <text:p>101</text:p>
          </table:table-cell>
          <table:table-cell table:style-name="ce139" office:value-type="float" office:value="20.9" calcext:value-type="float">
            <text:p>20.9</text:p>
          </table:table-cell>
          <table:table-cell table:style-name="ce215" table:formula="of:=AVERAGE([.J37:.L37])" office:value-type="float" office:value="1526.33333333333" calcext:value-type="float">
            <text:p>1526</text:p>
          </table:table-cell>
          <table:table-cell table:style-name="ce215" table:formula="of:=AVERAGE([.M37:.O37])" office:value-type="float" office:value="1283.51333333333" calcext:value-type="float">
            <text:p>1284</text:p>
          </table:table-cell>
          <table:table-cell table:style-name="ce215" office:value-type="float" office:value="84081" calcext:value-type="float">
            <text:p>84081</text:p>
          </table:table-cell>
          <table:table-cell table:style-name="ce215" table:formula="of:=ABS((([.E37]*100/[.D37])-100)*-1)" office:value-type="float" office:value="15.9087136929461" calcext:value-type="float">
            <text:p>16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7]+([.E37]-[.E36])" office:value-type="float" office:value="1554.96666666667" calcext:value-type="float">
            <text:p>1555</text:p>
          </table:table-cell>
          <table:table-cell table:style-name="ce267" office:value-type="float" office:value="1525" calcext:value-type="float">
            <text:p>1525</text:p>
          </table:table-cell>
          <table:table-cell table:style-name="ce267" office:value-type="float" office:value="1526" calcext:value-type="float">
            <text:p>1526</text:p>
          </table:table-cell>
          <table:table-cell table:style-name="ce268" office:value-type="float" office:value="1528" calcext:value-type="float">
            <text:p>1528</text:p>
          </table:table-cell>
          <table:table-cell table:style-name="ce271" office:value-type="float" office:value="1255.89" calcext:value-type="float">
            <text:p>1256</text:p>
          </table:table-cell>
          <table:table-cell table:style-name="ce271" office:value-type="float" office:value="1281.94" calcext:value-type="float">
            <text:p>1282</text:p>
          </table:table-cell>
          <table:table-cell table:style-name="ce271" office:value-type="float" office:value="1312.71" calcext:value-type="float">
            <text:p>1313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6T1</text:p>
          </table:table-cell>
          <table:table-cell table:style-name="ce215" office:value-type="float" office:value="102.775" calcext:value-type="float">
            <text:p>103</text:p>
          </table:table-cell>
          <table:table-cell table:style-name="ce139" office:value-type="float" office:value="21" calcext:value-type="float">
            <text:p>21.0</text:p>
          </table:table-cell>
          <table:table-cell table:style-name="ce215" table:formula="of:=AVERAGE([.J38:.L38])" office:value-type="float" office:value="1525.66666666667" calcext:value-type="float">
            <text:p>1526</text:p>
          </table:table-cell>
          <table:table-cell table:style-name="ce215" table:formula="of:=AVERAGE([.M38:.O38])" office:value-type="float" office:value="1299.54666666667" calcext:value-type="float">
            <text:p>1300</text:p>
          </table:table-cell>
          <table:table-cell table:style-name="ce215" office:value-type="float" office:value="99620" calcext:value-type="float">
            <text:p>99620</text:p>
          </table:table-cell>
          <table:table-cell table:style-name="ce215" table:formula="of:=ABS((([.E38]*100/[.D38])-100)*-1)" office:value-type="float" office:value="14.8210618308936" calcext:value-type="float">
            <text:p>15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8]+([.E38]-[.E37])" office:value-type="float" office:value="1541.7" calcext:value-type="float">
            <text:p>1542</text:p>
          </table:table-cell>
          <table:table-cell table:style-name="ce267" office:value-type="float" office:value="1524" calcext:value-type="float">
            <text:p>1524</text:p>
          </table:table-cell>
          <table:table-cell table:style-name="ce267" office:value-type="float" office:value="1526" calcext:value-type="float">
            <text:p>1526</text:p>
          </table:table-cell>
          <table:table-cell table:style-name="ce268" office:value-type="float" office:value="1527" calcext:value-type="float">
            <text:p>1527</text:p>
          </table:table-cell>
          <table:table-cell table:style-name="ce271" office:value-type="float" office:value="1331.29" calcext:value-type="float">
            <text:p>1331</text:p>
          </table:table-cell>
          <table:table-cell table:style-name="ce271" office:value-type="float" office:value="1273.03" calcext:value-type="float">
            <text:p>1273</text:p>
          </table:table-cell>
          <table:table-cell table:style-name="ce271" office:value-type="float" office:value="1294.32" calcext:value-type="float">
            <text:p>129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6T2</text:p>
          </table:table-cell>
          <table:table-cell table:style-name="ce215" office:value-type="float" office:value="104.601" calcext:value-type="float">
            <text:p>105</text:p>
          </table:table-cell>
          <table:table-cell table:style-name="ce139" office:value-type="float" office:value="20" calcext:value-type="float">
            <text:p>20.0</text:p>
          </table:table-cell>
          <table:table-cell table:style-name="ce215" table:formula="of:=AVERAGE([.J39:.L39])" office:value-type="float" office:value="1518.33333333333" calcext:value-type="float">
            <text:p>1518</text:p>
          </table:table-cell>
          <table:table-cell table:style-name="ce215" table:formula="of:=AVERAGE([.M39:.O39])" office:value-type="float" office:value="1319.32333333333" calcext:value-type="float">
            <text:p>1319</text:p>
          </table:table-cell>
          <table:table-cell table:style-name="ce215" office:value-type="float" office:value="108662" calcext:value-type="float">
            <text:p>108662</text:p>
          </table:table-cell>
          <table:table-cell table:style-name="ce215" table:formula="of:=ABS((([.E39]*100/[.D39])-100)*-1)" office:value-type="float" office:value="13.1071350164654" calcext:value-type="float">
            <text:p>13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39]+([.E39]-[.E38])" office:value-type="float" office:value="1538.11" calcext:value-type="float">
            <text:p>1538</text:p>
          </table:table-cell>
          <table:table-cell table:style-name="ce267" office:value-type="float" office:value="1524" calcext:value-type="float">
            <text:p>1524</text:p>
          </table:table-cell>
          <table:table-cell table:style-name="ce267" office:value-type="float" office:value="1516" calcext:value-type="float">
            <text:p>1516</text:p>
          </table:table-cell>
          <table:table-cell table:style-name="ce268" office:value-type="float" office:value="1515" calcext:value-type="float">
            <text:p>1515</text:p>
          </table:table-cell>
          <table:table-cell table:style-name="ce271" office:value-type="float" office:value="1304.66" calcext:value-type="float">
            <text:p>1305</text:p>
          </table:table-cell>
          <table:table-cell table:style-name="ce271" office:value-type="float" office:value="1313.93" calcext:value-type="float">
            <text:p>1314</text:p>
          </table:table-cell>
          <table:table-cell table:style-name="ce271" office:value-type="float" office:value="1339.38" calcext:value-type="float">
            <text:p>133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6T3</text:p>
          </table:table-cell>
          <table:table-cell table:style-name="ce215" office:value-type="float" office:value="105.431" calcext:value-type="float">
            <text:p>105</text:p>
          </table:table-cell>
          <table:table-cell table:style-name="ce139" office:value-type="float" office:value="18.91" calcext:value-type="float">
            <text:p>18.9</text:p>
          </table:table-cell>
          <table:table-cell table:style-name="ce215" table:formula="of:=AVERAGE([.J40:.L40])" office:value-type="float" office:value="1506" calcext:value-type="float">
            <text:p>1506</text:p>
          </table:table-cell>
          <table:table-cell table:style-name="ce215" table:formula="of:=AVERAGE([.M40:.O40])" office:value-type="float" office:value="1265.42" calcext:value-type="float">
            <text:p>1265</text:p>
          </table:table-cell>
          <table:table-cell table:style-name="ce215" office:value-type="float" office:value="103640" calcext:value-type="float">
            <text:p>103640</text:p>
          </table:table-cell>
          <table:table-cell table:style-name="ce215" table:formula="of:=ABS((([.E40]*100/[.D40])-100)*-1)" office:value-type="float" office:value="15.9747675962815" calcext:value-type="float">
            <text:p>16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0]+([.E40]-[.E39])" office:value-type="float" office:value="1452.09666666667" calcext:value-type="float">
            <text:p>1452</text:p>
          </table:table-cell>
          <table:table-cell table:style-name="ce267" office:value-type="float" office:value="1509" calcext:value-type="float">
            <text:p>1509</text:p>
          </table:table-cell>
          <table:table-cell table:style-name="ce267" office:value-type="float" office:value="1512" calcext:value-type="float">
            <text:p>1512</text:p>
          </table:table-cell>
          <table:table-cell table:style-name="ce268" office:value-type="float" office:value="1497" calcext:value-type="float">
            <text:p>1497</text:p>
          </table:table-cell>
          <table:table-cell table:style-name="ce271" office:value-type="float" office:value="1340.07" calcext:value-type="float">
            <text:p>1340</text:p>
          </table:table-cell>
          <table:table-cell table:style-name="ce271" office:value-type="float" office:value="1156.16" calcext:value-type="float">
            <text:p>1156</text:p>
          </table:table-cell>
          <table:table-cell table:style-name="ce271" office:value-type="float" office:value="1300.03" calcext:value-type="float">
            <text:p>1300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6T4</text:p>
          </table:table-cell>
          <table:table-cell table:style-name="ce215" office:value-type="float" office:value="105.848" calcext:value-type="float">
            <text:p>106</text:p>
          </table:table-cell>
          <table:table-cell table:style-name="ce139" office:value-type="float" office:value="18.63" calcext:value-type="float">
            <text:p>18.6</text:p>
          </table:table-cell>
          <table:table-cell table:style-name="ce215" table:formula="of:=AVERAGE([.J41:.L41])" office:value-type="float" office:value="1507.66666666667" calcext:value-type="float">
            <text:p>1508</text:p>
          </table:table-cell>
          <table:table-cell table:style-name="ce215" table:formula="of:=AVERAGE([.M41:.O41])" office:value-type="float" office:value="1332.89666666667" calcext:value-type="float">
            <text:p>1333</text:p>
          </table:table-cell>
          <table:table-cell table:style-name="ce215" office:value-type="float" office:value="93463" calcext:value-type="float">
            <text:p>93463</text:p>
          </table:table-cell>
          <table:table-cell table:style-name="ce215" table:formula="of:=ABS((([.E41]*100/[.D41])-100)*-1)" office:value-type="float" office:value="11.592084899403" calcext:value-type="float">
            <text:p>1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1]+([.E41]-[.E40])" office:value-type="float" office:value="1575.14333333333" calcext:value-type="float">
            <text:p>1575</text:p>
          </table:table-cell>
          <table:table-cell table:style-name="ce267" office:value-type="float" office:value="1496" calcext:value-type="float">
            <text:p>1496</text:p>
          </table:table-cell>
          <table:table-cell table:style-name="ce267" office:value-type="float" office:value="1506" calcext:value-type="float">
            <text:p>1506</text:p>
          </table:table-cell>
          <table:table-cell table:style-name="ce268" office:value-type="float" office:value="1521" calcext:value-type="float">
            <text:p>1521</text:p>
          </table:table-cell>
          <table:table-cell table:style-name="ce271" office:value-type="float" office:value="1341.26" calcext:value-type="float">
            <text:p>1341</text:p>
          </table:table-cell>
          <table:table-cell table:style-name="ce271" office:value-type="float" office:value="1299.7" calcext:value-type="float">
            <text:p>1300</text:p>
          </table:table-cell>
          <table:table-cell table:style-name="ce271" office:value-type="float" office:value="1357.73" calcext:value-type="float">
            <text:p>13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7T1</text:p>
          </table:table-cell>
          <table:table-cell table:style-name="ce215" office:value-type="float" office:value="108.239" calcext:value-type="float">
            <text:p>108</text:p>
          </table:table-cell>
          <table:table-cell table:style-name="ce139" office:value-type="float" office:value="18.75" calcext:value-type="float">
            <text:p>18.8</text:p>
          </table:table-cell>
          <table:table-cell table:style-name="ce215" table:formula="of:=AVERAGE([.J42:.L42])" office:value-type="float" office:value="1525.33333333333" calcext:value-type="float">
            <text:p>1525</text:p>
          </table:table-cell>
          <table:table-cell table:style-name="ce215" table:formula="of:=AVERAGE([.M42:.O42])" office:value-type="float" office:value="1354.97" calcext:value-type="float">
            <text:p>1355</text:p>
          </table:table-cell>
          <table:table-cell table:style-name="ce215" office:value-type="float" office:value="114965" calcext:value-type="float">
            <text:p>114965</text:p>
          </table:table-cell>
          <table:table-cell table:style-name="ce215" table:formula="of:=ABS((([.E42]*100/[.D42])-100)*-1)" office:value-type="float" office:value="11.1689248251748" calcext:value-type="float">
            <text:p>11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2]+([.E42]-[.E41])" office:value-type="float" office:value="1547.40666666667" calcext:value-type="float">
            <text:p>1547</text:p>
          </table:table-cell>
          <table:table-cell table:style-name="ce267" office:value-type="float" office:value="1524" calcext:value-type="float">
            <text:p>1524</text:p>
          </table:table-cell>
          <table:table-cell table:style-name="ce267" office:value-type="float" office:value="1522" calcext:value-type="float">
            <text:p>1522</text:p>
          </table:table-cell>
          <table:table-cell table:style-name="ce268" office:value-type="float" office:value="1530" calcext:value-type="float">
            <text:p>1530</text:p>
          </table:table-cell>
          <table:table-cell table:style-name="ce271" office:value-type="float" office:value="1368.55" calcext:value-type="float">
            <text:p>1369</text:p>
          </table:table-cell>
          <table:table-cell table:style-name="ce271" office:value-type="float" office:value="1349.41" calcext:value-type="float">
            <text:p>1349</text:p>
          </table:table-cell>
          <table:table-cell table:style-name="ce271" office:value-type="float" office:value="1346.95" calcext:value-type="float">
            <text:p>134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7T2</text:p>
          </table:table-cell>
          <table:table-cell table:style-name="ce215" office:value-type="float" office:value="110.41" calcext:value-type="float">
            <text:p>110</text:p>
          </table:table-cell>
          <table:table-cell table:style-name="ce139" office:value-type="float" office:value="17.22" calcext:value-type="float">
            <text:p>17.2</text:p>
          </table:table-cell>
          <table:table-cell table:style-name="ce215" table:formula="of:=AVERAGE([.J43:.L43])" office:value-type="float" office:value="1538.33333333333" calcext:value-type="float">
            <text:p>1538</text:p>
          </table:table-cell>
          <table:table-cell table:style-name="ce215" table:formula="of:=AVERAGE([.M43:.O43])" office:value-type="float" office:value="1390.40666666667" calcext:value-type="float">
            <text:p>1390</text:p>
          </table:table-cell>
          <table:table-cell table:style-name="ce215" office:value-type="float" office:value="121395" calcext:value-type="float">
            <text:p>121395</text:p>
          </table:table-cell>
          <table:table-cell table:style-name="ce215" table:formula="of:=ABS((([.E43]*100/[.D43])-100)*-1)" office:value-type="float" office:value="9.61603466955577" calcext:value-type="float">
            <text:p>1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3]+([.E43]-[.E42])" office:value-type="float" office:value="1573.77" calcext:value-type="float">
            <text:p>1574</text:p>
          </table:table-cell>
          <table:table-cell table:style-name="ce267" office:value-type="float" office:value="1537" calcext:value-type="float">
            <text:p>1537</text:p>
          </table:table-cell>
          <table:table-cell table:style-name="ce267" office:value-type="float" office:value="1535" calcext:value-type="float">
            <text:p>1535</text:p>
          </table:table-cell>
          <table:table-cell table:style-name="ce268" office:value-type="float" office:value="1543" calcext:value-type="float">
            <text:p>1543</text:p>
          </table:table-cell>
          <table:table-cell table:style-name="ce271" office:value-type="float" office:value="1411.97" calcext:value-type="float">
            <text:p>1412</text:p>
          </table:table-cell>
          <table:table-cell table:style-name="ce271" office:value-type="float" office:value="1363.87" calcext:value-type="float">
            <text:p>1364</text:p>
          </table:table-cell>
          <table:table-cell table:style-name="ce271" office:value-type="float" office:value="1395.38" calcext:value-type="float">
            <text:p>139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7T3</text:p>
          </table:table-cell>
          <table:table-cell table:style-name="ce215" office:value-type="float" office:value="112.442" calcext:value-type="float">
            <text:p>112</text:p>
          </table:table-cell>
          <table:table-cell table:style-name="ce139" office:value-type="float" office:value="16.38" calcext:value-type="float">
            <text:p>16.4</text:p>
          </table:table-cell>
          <table:table-cell table:style-name="ce215" table:formula="of:=AVERAGE([.J44:.L44])" office:value-type="float" office:value="1549.66666666667" calcext:value-type="float">
            <text:p>1550</text:p>
          </table:table-cell>
          <table:table-cell table:style-name="ce215" table:formula="of:=AVERAGE([.M44:.O44])" office:value-type="float" office:value="1353.12333333333" calcext:value-type="float">
            <text:p>1353</text:p>
          </table:table-cell>
          <table:table-cell table:style-name="ce215" office:value-type="float" office:value="120069" calcext:value-type="float">
            <text:p>120069</text:p>
          </table:table-cell>
          <table:table-cell table:style-name="ce215" table:formula="of:=ABS((([.E44]*100/[.D44])-100)*-1)" office:value-type="float" office:value="12.6829425682943" calcext:value-type="float">
            <text:p>13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4]+([.E44]-[.E43])" office:value-type="float" office:value="1512.38333333333" calcext:value-type="float">
            <text:p>1512</text:p>
          </table:table-cell>
          <table:table-cell table:style-name="ce267" office:value-type="float" office:value="1564" calcext:value-type="float">
            <text:p>1564</text:p>
          </table:table-cell>
          <table:table-cell table:style-name="ce267" office:value-type="float" office:value="1551" calcext:value-type="float">
            <text:p>1551</text:p>
          </table:table-cell>
          <table:table-cell table:style-name="ce268" office:value-type="float" office:value="1534" calcext:value-type="float">
            <text:p>1534</text:p>
          </table:table-cell>
          <table:table-cell table:style-name="ce271" office:value-type="float" office:value="1440.58" calcext:value-type="float">
            <text:p>1441</text:p>
          </table:table-cell>
          <table:table-cell table:style-name="ce271" office:value-type="float" office:value="1225.26" calcext:value-type="float">
            <text:p>1225</text:p>
          </table:table-cell>
          <table:table-cell table:style-name="ce271" office:value-type="float" office:value="1393.53" calcext:value-type="float">
            <text:p>139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7T4</text:p>
          </table:table-cell>
          <table:table-cell table:style-name="ce215" office:value-type="float" office:value="113.457" calcext:value-type="float">
            <text:p>113</text:p>
          </table:table-cell>
          <table:table-cell table:style-name="ce139" office:value-type="float" office:value="16.55" calcext:value-type="float">
            <text:p>16.6</text:p>
          </table:table-cell>
          <table:table-cell table:style-name="ce215" table:formula="of:=AVERAGE([.J45:.L45])" office:value-type="float" office:value="1552" calcext:value-type="float">
            <text:p>1552</text:p>
          </table:table-cell>
          <table:table-cell table:style-name="ce215" table:formula="of:=AVERAGE([.M45:.O45])" office:value-type="float" office:value="1369.56666666667" calcext:value-type="float">
            <text:p>1370</text:p>
          </table:table-cell>
          <table:table-cell table:style-name="ce215" office:value-type="float" office:value="111215" calcext:value-type="float">
            <text:p>111215</text:p>
          </table:table-cell>
          <table:table-cell table:style-name="ce215" table:formula="of:=ABS((([.E45]*100/[.D45])-100)*-1)" office:value-type="float" office:value="11.7547250859107" calcext:value-type="float">
            <text:p>1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5]+([.E45]-[.E44])" office:value-type="float" office:value="1568.44333333333" calcext:value-type="float">
            <text:p>1568</text:p>
          </table:table-cell>
          <table:table-cell table:style-name="ce267" office:value-type="float" office:value="1544" calcext:value-type="float">
            <text:p>1544</text:p>
          </table:table-cell>
          <table:table-cell table:style-name="ce267" office:value-type="float" office:value="1555" calcext:value-type="float">
            <text:p>1555</text:p>
          </table:table-cell>
          <table:table-cell table:style-name="ce268" office:value-type="float" office:value="1557" calcext:value-type="float">
            <text:p>1557</text:p>
          </table:table-cell>
          <table:table-cell table:style-name="ce271" office:value-type="float" office:value="1371.99" calcext:value-type="float">
            <text:p>1372</text:p>
          </table:table-cell>
          <table:table-cell table:style-name="ce271" office:value-type="float" office:value="1356.08" calcext:value-type="float">
            <text:p>1356</text:p>
          </table:table-cell>
          <table:table-cell table:style-name="ce271" office:value-type="float" office:value="1380.63" calcext:value-type="float">
            <text:p>138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8T1</text:p>
          </table:table-cell>
          <table:table-cell table:style-name="ce215" office:value-type="float" office:value="114.994" calcext:value-type="float">
            <text:p>115</text:p>
          </table:table-cell>
          <table:table-cell table:style-name="ce139" office:value-type="float" office:value="16.74" calcext:value-type="float">
            <text:p>16.7</text:p>
          </table:table-cell>
          <table:table-cell table:style-name="ce215" table:formula="of:=AVERAGE([.J46:.L46])" office:value-type="float" office:value="1589" calcext:value-type="float">
            <text:p>1589</text:p>
          </table:table-cell>
          <table:table-cell table:style-name="ce215" table:formula="of:=AVERAGE([.M46:.O46])" office:value-type="float" office:value="1372.13333333333" calcext:value-type="float">
            <text:p>1372</text:p>
          </table:table-cell>
          <table:table-cell table:style-name="ce215" office:value-type="float" office:value="129164" calcext:value-type="float">
            <text:p>129164</text:p>
          </table:table-cell>
          <table:table-cell table:style-name="ce215" table:formula="of:=ABS((([.E46]*100/[.D46])-100)*-1)" office:value-type="float" office:value="13.6479966435914" calcext:value-type="float">
            <text:p>14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6]+([.E46]-[.E45])" office:value-type="float" office:value="1591.56666666667" calcext:value-type="float">
            <text:p>1592</text:p>
          </table:table-cell>
          <table:table-cell table:style-name="ce267" office:value-type="float" office:value="1570" calcext:value-type="float">
            <text:p>1570</text:p>
          </table:table-cell>
          <table:table-cell table:style-name="ce267" office:value-type="float" office:value="1590" calcext:value-type="float">
            <text:p>1590</text:p>
          </table:table-cell>
          <table:table-cell table:style-name="ce268" office:value-type="float" office:value="1607" calcext:value-type="float">
            <text:p>1607</text:p>
          </table:table-cell>
          <table:table-cell table:style-name="ce271" office:value-type="float" office:value="1388.17" calcext:value-type="float">
            <text:p>1388</text:p>
          </table:table-cell>
          <table:table-cell table:style-name="ce271" office:value-type="float" office:value="1363.29" calcext:value-type="float">
            <text:p>1363</text:p>
          </table:table-cell>
          <table:table-cell table:style-name="ce271" office:value-type="float" office:value="1364.94" calcext:value-type="float">
            <text:p>136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8T2</text:p>
          </table:table-cell>
          <table:table-cell table:style-name="ce215" office:value-type="float" office:value="117.941" calcext:value-type="float">
            <text:p>118</text:p>
          </table:table-cell>
          <table:table-cell table:style-name="ce139" office:value-type="float" office:value="15.28" calcext:value-type="float">
            <text:p>15.3</text:p>
          </table:table-cell>
          <table:table-cell table:style-name="ce215" table:formula="of:=AVERAGE([.J47:.L47])" office:value-type="float" office:value="1622" calcext:value-type="float">
            <text:p>1622</text:p>
          </table:table-cell>
          <table:table-cell table:style-name="ce215" table:formula="of:=AVERAGE([.M47:.O47])" office:value-type="float" office:value="1413.01666666667" calcext:value-type="float">
            <text:p>1413</text:p>
          </table:table-cell>
          <table:table-cell table:style-name="ce215" office:value-type="float" office:value="134405" calcext:value-type="float">
            <text:p>134405</text:p>
          </table:table-cell>
          <table:table-cell table:style-name="ce215" table:formula="of:=ABS((([.E47]*100/[.D47])-100)*-1)" office:value-type="float" office:value="12.8842992190711" calcext:value-type="float">
            <text:p>13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7]+([.E47]-[.E46])" office:value-type="float" office:value="1662.88333333333" calcext:value-type="float">
            <text:p>1663</text:p>
          </table:table-cell>
          <table:table-cell table:style-name="ce267" office:value-type="float" office:value="1612" calcext:value-type="float">
            <text:p>1612</text:p>
          </table:table-cell>
          <table:table-cell table:style-name="ce267" office:value-type="float" office:value="1619" calcext:value-type="float">
            <text:p>1619</text:p>
          </table:table-cell>
          <table:table-cell table:style-name="ce268" office:value-type="float" office:value="1635" calcext:value-type="float">
            <text:p>1635</text:p>
          </table:table-cell>
          <table:table-cell table:style-name="ce271" office:value-type="float" office:value="1431.43" calcext:value-type="float">
            <text:p>1431</text:p>
          </table:table-cell>
          <table:table-cell table:style-name="ce271" office:value-type="float" office:value="1386.2" calcext:value-type="float">
            <text:p>1386</text:p>
          </table:table-cell>
          <table:table-cell table:style-name="ce271" office:value-type="float" office:value="1421.42" calcext:value-type="float">
            <text:p>142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8T3</text:p>
          </table:table-cell>
          <table:table-cell table:style-name="ce215" office:value-type="float" office:value="120.491" calcext:value-type="float">
            <text:p>120</text:p>
          </table:table-cell>
          <table:table-cell table:style-name="ce139" office:value-type="float" office:value="14.55" calcext:value-type="float">
            <text:p>14.6</text:p>
          </table:table-cell>
          <table:table-cell table:style-name="ce215" table:formula="of:=AVERAGE([.J48:.L48])" office:value-type="float" office:value="1659" calcext:value-type="float">
            <text:p>1659</text:p>
          </table:table-cell>
          <table:table-cell table:style-name="ce215" table:formula="of:=AVERAGE([.M48:.O48])" office:value-type="float" office:value="1403.57333333333" calcext:value-type="float">
            <text:p>1404</text:p>
          </table:table-cell>
          <table:table-cell table:style-name="ce215" office:value-type="float" office:value="134156" calcext:value-type="float">
            <text:p>134156</text:p>
          </table:table-cell>
          <table:table-cell table:style-name="ce215" table:formula="of:=ABS((([.E48]*100/[.D48])-100)*-1)" office:value-type="float" office:value="15.3964235483223" calcext:value-type="float">
            <text:p>15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8]+([.E48]-[.E47])" office:value-type="float" office:value="1649.55666666667" calcext:value-type="float">
            <text:p>1650</text:p>
          </table:table-cell>
          <table:table-cell table:style-name="ce267" office:value-type="float" office:value="1650" calcext:value-type="float">
            <text:p>1650</text:p>
          </table:table-cell>
          <table:table-cell table:style-name="ce267" office:value-type="float" office:value="1661" calcext:value-type="float">
            <text:p>1661</text:p>
          </table:table-cell>
          <table:table-cell table:style-name="ce268" office:value-type="float" office:value="1666" calcext:value-type="float">
            <text:p>1666</text:p>
          </table:table-cell>
          <table:table-cell table:style-name="ce271" office:value-type="float" office:value="1468" calcext:value-type="float">
            <text:p>1468</text:p>
          </table:table-cell>
          <table:table-cell table:style-name="ce271" office:value-type="float" office:value="1284.31" calcext:value-type="float">
            <text:p>1284</text:p>
          </table:table-cell>
          <table:table-cell table:style-name="ce271" office:value-type="float" office:value="1458.41" calcext:value-type="float">
            <text:p>14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8T4</text:p>
          </table:table-cell>
          <table:table-cell table:style-name="ce215" office:value-type="float" office:value="120.954" calcext:value-type="float">
            <text:p>121</text:p>
          </table:table-cell>
          <table:table-cell table:style-name="ce139" office:value-type="float" office:value="14.45" calcext:value-type="float">
            <text:p>14.5</text:p>
          </table:table-cell>
          <table:table-cell table:style-name="ce215" table:formula="of:=AVERAGE([.J49:.L49])" office:value-type="float" office:value="1678.33333333333" calcext:value-type="float">
            <text:p>1678</text:p>
          </table:table-cell>
          <table:table-cell table:style-name="ce215" table:formula="of:=AVERAGE([.M49:.O49])" office:value-type="float" office:value="1422.23666666667" calcext:value-type="float">
            <text:p>1422</text:p>
          </table:table-cell>
          <table:table-cell table:style-name="ce215" office:value-type="float" office:value="120259" calcext:value-type="float">
            <text:p>120259</text:p>
          </table:table-cell>
          <table:table-cell table:style-name="ce215" table:formula="of:=ABS((([.E49]*100/[.D49])-100)*-1)" office:value-type="float" office:value="15.2589870903674" calcext:value-type="float">
            <text:p>15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49]+([.E49]-[.E48])" office:value-type="float" office:value="1696.99666666667" calcext:value-type="float">
            <text:p>1697</text:p>
          </table:table-cell>
          <table:table-cell table:style-name="ce267" office:value-type="float" office:value="1666" calcext:value-type="float">
            <text:p>1666</text:p>
          </table:table-cell>
          <table:table-cell table:style-name="ce267" office:value-type="float" office:value="1684" calcext:value-type="float">
            <text:p>1684</text:p>
          </table:table-cell>
          <table:table-cell table:style-name="ce268" office:value-type="float" office:value="1685" calcext:value-type="float">
            <text:p>1685</text:p>
          </table:table-cell>
          <table:table-cell table:style-name="ce271" office:value-type="float" office:value="1396.47" calcext:value-type="float">
            <text:p>1396</text:p>
          </table:table-cell>
          <table:table-cell table:style-name="ce271" office:value-type="float" office:value="1411.77" calcext:value-type="float">
            <text:p>1412</text:p>
          </table:table-cell>
          <table:table-cell table:style-name="ce271" office:value-type="float" office:value="1458.47" calcext:value-type="float">
            <text:p>14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9T1</text:p>
          </table:table-cell>
          <table:table-cell table:style-name="ce215" office:value-type="float" office:value="122.758" calcext:value-type="float">
            <text:p>123</text:p>
          </table:table-cell>
          <table:table-cell table:style-name="ce139" office:value-type="float" office:value="14.7" calcext:value-type="float">
            <text:p>14.7</text:p>
          </table:table-cell>
          <table:table-cell table:style-name="ce215" table:formula="of:=AVERAGE([.J50:.L50])" office:value-type="float" office:value="1694.33333333333" calcext:value-type="float">
            <text:p>1694</text:p>
          </table:table-cell>
          <table:table-cell table:style-name="ce215" table:formula="of:=AVERAGE([.M50:.O50])" office:value-type="float" office:value="1421.96" calcext:value-type="float">
            <text:p>1422</text:p>
          </table:table-cell>
          <table:table-cell table:style-name="ce215" office:value-type="float" office:value="135031" calcext:value-type="float">
            <text:p>135031</text:p>
          </table:table-cell>
          <table:table-cell table:style-name="ce215" table:formula="of:=ABS((([.E50]*100/[.D50])-100)*-1)" office:value-type="float" office:value="16.0755459374385" calcext:value-type="float">
            <text:p>16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0]+([.E50]-[.E49])" office:value-type="float" office:value="1694.05666666667" calcext:value-type="float">
            <text:p>1694</text:p>
          </table:table-cell>
          <table:table-cell table:style-name="ce267" office:value-type="float" office:value="1686" calcext:value-type="float">
            <text:p>1686</text:p>
          </table:table-cell>
          <table:table-cell table:style-name="ce267" office:value-type="float" office:value="1694" calcext:value-type="float">
            <text:p>1694</text:p>
          </table:table-cell>
          <table:table-cell table:style-name="ce268" office:value-type="float" office:value="1703" calcext:value-type="float">
            <text:p>1703</text:p>
          </table:table-cell>
          <table:table-cell table:style-name="ce271" office:value-type="float" office:value="1452.43" calcext:value-type="float">
            <text:p>1452</text:p>
          </table:table-cell>
          <table:table-cell table:style-name="ce271" office:value-type="float" office:value="1386.39" calcext:value-type="float">
            <text:p>1386</text:p>
          </table:table-cell>
          <table:table-cell table:style-name="ce271" office:value-type="float" office:value="1427.06" calcext:value-type="float">
            <text:p>142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9T2</text:p>
          </table:table-cell>
          <table:table-cell table:style-name="ce215" office:value-type="float" office:value="124.175" calcext:value-type="float">
            <text:p>124</text:p>
          </table:table-cell>
          <table:table-cell table:style-name="ce139" office:value-type="float" office:value="14.02" calcext:value-type="float">
            <text:p>14.0</text:p>
          </table:table-cell>
          <table:table-cell table:style-name="ce215" table:formula="of:=AVERAGE([.J51:.L51])" office:value-type="float" office:value="1718" calcext:value-type="float">
            <text:p>1718</text:p>
          </table:table-cell>
          <table:table-cell table:style-name="ce215" table:formula="of:=AVERAGE([.M51:.O51])" office:value-type="float" office:value="1425.34" calcext:value-type="float">
            <text:p>1425</text:p>
          </table:table-cell>
          <table:table-cell table:style-name="ce215" office:value-type="float" office:value="130987" calcext:value-type="float">
            <text:p>130987</text:p>
          </table:table-cell>
          <table:table-cell table:style-name="ce215" table:formula="of:=ABS((([.E51]*100/[.D51])-100)*-1)" office:value-type="float" office:value="17.034924330617" calcext:value-type="float">
            <text:p>1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1]+([.E51]-[.E50])" office:value-type="float" office:value="1721.38" calcext:value-type="float">
            <text:p>1721</text:p>
          </table:table-cell>
          <table:table-cell table:style-name="ce267" office:value-type="float" office:value="1709" calcext:value-type="float">
            <text:p>1709</text:p>
          </table:table-cell>
          <table:table-cell table:style-name="ce267" office:value-type="float" office:value="1712" calcext:value-type="float">
            <text:p>1712</text:p>
          </table:table-cell>
          <table:table-cell table:style-name="ce268" office:value-type="float" office:value="1733" calcext:value-type="float">
            <text:p>1733</text:p>
          </table:table-cell>
          <table:table-cell table:style-name="ce271" office:value-type="float" office:value="1417.99" calcext:value-type="float">
            <text:p>1418</text:p>
          </table:table-cell>
          <table:table-cell table:style-name="ce271" office:value-type="float" office:value="1408.33" calcext:value-type="float">
            <text:p>1408</text:p>
          </table:table-cell>
          <table:table-cell table:style-name="ce271" office:value-type="float" office:value="1449.7" calcext:value-type="float">
            <text:p>1450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9T3</text:p>
          </table:table-cell>
          <table:table-cell table:style-name="ce215" office:value-type="float" office:value="126.135" calcext:value-type="float">
            <text:p>126</text:p>
          </table:table-cell>
          <table:table-cell table:style-name="ce139" office:value-type="float" office:value="13.92" calcext:value-type="float">
            <text:p>13.9</text:p>
          </table:table-cell>
          <table:table-cell table:style-name="ce215" table:formula="of:=AVERAGE([.J52:.L52])" office:value-type="float" office:value="1740.66666666667" calcext:value-type="float">
            <text:p>1741</text:p>
          </table:table-cell>
          <table:table-cell table:style-name="ce215" table:formula="of:=AVERAGE([.M52:.O52])" office:value-type="float" office:value="1449.35666666667" calcext:value-type="float">
            <text:p>1449</text:p>
          </table:table-cell>
          <table:table-cell table:style-name="ce215" office:value-type="float" office:value="121256" calcext:value-type="float">
            <text:p>121256</text:p>
          </table:table-cell>
          <table:table-cell table:style-name="ce215" table:formula="of:=ABS((([.E52]*100/[.D52])-100)*-1)" office:value-type="float" office:value="16.7355419379548" calcext:value-type="float">
            <text:p>1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2]+([.E52]-[.E51])" office:value-type="float" office:value="1764.68333333333" calcext:value-type="float">
            <text:p>1765</text:p>
          </table:table-cell>
          <table:table-cell table:style-name="ce267" office:value-type="float" office:value="1738" calcext:value-type="float">
            <text:p>1738</text:p>
          </table:table-cell>
          <table:table-cell table:style-name="ce267" office:value-type="float" office:value="1749" calcext:value-type="float">
            <text:p>1749</text:p>
          </table:table-cell>
          <table:table-cell table:style-name="ce268" office:value-type="float" office:value="1735" calcext:value-type="float">
            <text:p>1735</text:p>
          </table:table-cell>
          <table:table-cell table:style-name="ce271" office:value-type="float" office:value="1519.39" calcext:value-type="float">
            <text:p>1519</text:p>
          </table:table-cell>
          <table:table-cell table:style-name="ce271" office:value-type="float" office:value="1370.26" calcext:value-type="float">
            <text:p>1370</text:p>
          </table:table-cell>
          <table:table-cell table:style-name="ce271" office:value-type="float" office:value="1458.42" calcext:value-type="float">
            <text:p>14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9T4</text:p>
          </table:table-cell>
          <table:table-cell table:style-name="ce215" office:value-type="float" office:value="125.32" calcext:value-type="float">
            <text:p>125</text:p>
          </table:table-cell>
          <table:table-cell table:style-name="ce139" office:value-type="float" office:value="13.78" calcext:value-type="float">
            <text:p>13.8</text:p>
          </table:table-cell>
          <table:table-cell table:style-name="ce215" table:formula="of:=AVERAGE([.J53:.L53])" office:value-type="float" office:value="1755" calcext:value-type="float">
            <text:p>1755</text:p>
          </table:table-cell>
          <table:table-cell table:style-name="ce215" table:formula="of:=AVERAGE([.M53:.O53])" office:value-type="float" office:value="1449.94333333333" calcext:value-type="float">
            <text:p>1450</text:p>
          </table:table-cell>
          <table:table-cell table:style-name="ce215" office:value-type="float" office:value="116272" calcext:value-type="float">
            <text:p>116272</text:p>
          </table:table-cell>
          <table:table-cell table:style-name="ce215" table:formula="of:=ABS((([.E53]*100/[.D53])-100)*-1)" office:value-type="float" office:value="17.3821462488129" calcext:value-type="float">
            <text:p>1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3]+([.E53]-[.E52])" office:value-type="float" office:value="1755.58666666667" calcext:value-type="float">
            <text:p>1756</text:p>
          </table:table-cell>
          <table:table-cell table:style-name="ce267" office:value-type="float" office:value="1741" calcext:value-type="float">
            <text:p>1741</text:p>
          </table:table-cell>
          <table:table-cell table:style-name="ce267" office:value-type="float" office:value="1761" calcext:value-type="float">
            <text:p>1761</text:p>
          </table:table-cell>
          <table:table-cell table:style-name="ce268" office:value-type="float" office:value="1763" calcext:value-type="float">
            <text:p>1763</text:p>
          </table:table-cell>
          <table:table-cell table:style-name="ce271" office:value-type="float" office:value="1427.36" calcext:value-type="float">
            <text:p>1427</text:p>
          </table:table-cell>
          <table:table-cell table:style-name="ce271" office:value-type="float" office:value="1444.51" calcext:value-type="float">
            <text:p>1445</text:p>
          </table:table-cell>
          <table:table-cell table:style-name="ce271" office:value-type="float" office:value="1477.96" calcext:value-type="float">
            <text:p>147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0T1</text:p>
          </table:table-cell>
          <table:table-cell table:style-name="ce215" office:value-type="float" office:value="126.695" calcext:value-type="float">
            <text:p>127</text:p>
          </table:table-cell>
          <table:table-cell table:style-name="ce139" office:value-type="float" office:value="14.41" calcext:value-type="float">
            <text:p>14.4</text:p>
          </table:table-cell>
          <table:table-cell table:style-name="ce215" table:formula="of:=AVERAGE([.J54:.L54])" office:value-type="float" office:value="1756" calcext:value-type="float">
            <text:p>1756</text:p>
          </table:table-cell>
          <table:table-cell table:style-name="ce215" table:formula="of:=AVERAGE([.M54:.O54])" office:value-type="float" office:value="1460.38" calcext:value-type="float">
            <text:p>1460</text:p>
          </table:table-cell>
          <table:table-cell table:style-name="ce215" office:value-type="float" office:value="125837" calcext:value-type="float">
            <text:p>125837</text:p>
          </table:table-cell>
          <table:table-cell table:style-name="ce215" table:formula="of:=ABS((([.E54]*100/[.D54])-100)*-1)" office:value-type="float" office:value="16.8348519362187" calcext:value-type="float">
            <text:p>1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4]+([.E54]-[.E53])" office:value-type="float" office:value="1766.43666666667" calcext:value-type="float">
            <text:p>1766</text:p>
          </table:table-cell>
          <table:table-cell table:style-name="ce267" office:value-type="float" office:value="1758" calcext:value-type="float">
            <text:p>1758</text:p>
          </table:table-cell>
          <table:table-cell table:style-name="ce267" office:value-type="float" office:value="1752" calcext:value-type="float">
            <text:p>1752</text:p>
          </table:table-cell>
          <table:table-cell table:style-name="ce268" office:value-type="float" office:value="1758" calcext:value-type="float">
            <text:p>1758</text:p>
          </table:table-cell>
          <table:table-cell table:style-name="ce271" office:value-type="float" office:value="1492" calcext:value-type="float">
            <text:p>1492</text:p>
          </table:table-cell>
          <table:table-cell table:style-name="ce271" office:value-type="float" office:value="1439.14" calcext:value-type="float">
            <text:p>1439</text:p>
          </table:table-cell>
          <table:table-cell table:style-name="ce271" office:value-type="float" office:value="1450" calcext:value-type="float">
            <text:p>1450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0T2</text:p>
          </table:table-cell>
          <table:table-cell table:style-name="ce215" office:value-type="float" office:value="126.799" calcext:value-type="float">
            <text:p>127</text:p>
          </table:table-cell>
          <table:table-cell table:style-name="ce139" office:value-type="float" office:value="15.33" calcext:value-type="float">
            <text:p>15.3</text:p>
          </table:table-cell>
          <table:table-cell table:style-name="ce215" table:formula="of:=AVERAGE([.J55:.L55])" office:value-type="float" office:value="1711" calcext:value-type="float">
            <text:p>1711</text:p>
          </table:table-cell>
          <table:table-cell table:style-name="ce215" table:formula="of:=AVERAGE([.M55:.O55])" office:value-type="float" office:value="1477.66666666667" calcext:value-type="float">
            <text:p>1478</text:p>
          </table:table-cell>
          <table:table-cell table:style-name="ce215" office:value-type="float" office:value="74657" calcext:value-type="float">
            <text:p>74657</text:p>
          </table:table-cell>
          <table:table-cell table:style-name="ce215" table:formula="of:=ABS((([.E55]*100/[.D55])-100)*-1)" office:value-type="float" office:value="13.6372491720241" calcext:value-type="float">
            <text:p>14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5]+([.E55]-[.E54])" office:value-type="float" office:value="1728.28666666667" calcext:value-type="float">
            <text:p>1728</text:p>
          </table:table-cell>
          <table:table-cell table:style-name="ce267" office:value-type="float" office:value="1753" calcext:value-type="float">
            <text:p>1753</text:p>
          </table:table-cell>
          <table:table-cell table:style-name="ce267" office:value-type="float" office:value="1730" calcext:value-type="float">
            <text:p>1730</text:p>
          </table:table-cell>
          <table:table-cell table:style-name="ce268" office:value-type="float" office:value="1650" calcext:value-type="float">
            <text:p>1650</text:p>
          </table:table-cell>
          <table:table-cell table:style-name="ce271" office:value-type="float" office:value="1513" calcext:value-type="float">
            <text:p>1513</text:p>
          </table:table-cell>
          <table:table-cell table:style-name="ce271" office:value-type="float" office:value="1482" calcext:value-type="float">
            <text:p>1482</text:p>
          </table:table-cell>
          <table:table-cell table:style-name="ce271" office:value-type="float" office:value="1438" calcext:value-type="float">
            <text:p>143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0T3</text:p>
          </table:table-cell>
          <table:table-cell table:style-name="ce215" office:value-type="float" office:value="128.255" calcext:value-type="float">
            <text:p>128</text:p>
          </table:table-cell>
          <table:table-cell table:style-name="ce139" office:value-type="float" office:value="16.26" calcext:value-type="float">
            <text:p>16.3</text:p>
          </table:table-cell>
          <table:table-cell table:style-name="ce215" table:formula="of:=AVERAGE([.J56:.L56])" office:value-type="float" office:value="1718" calcext:value-type="float">
            <text:p>1718</text:p>
          </table:table-cell>
          <table:table-cell table:style-name="ce215" table:formula="of:=AVERAGE([.M56:.O56])" office:value-type="float" office:value="1369.33333333333" calcext:value-type="float">
            <text:p>1369</text:p>
          </table:table-cell>
          <table:table-cell table:style-name="ce215" office:value-type="float" office:value="101887" calcext:value-type="float">
            <text:p>101887</text:p>
          </table:table-cell>
          <table:table-cell table:style-name="ce215" table:formula="of:=ABS((([.E56]*100/[.D56])-100)*-1)" office:value-type="float" office:value="20.2949165696546" calcext:value-type="float">
            <text:p>2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6]+([.E56]-[.E55])" office:value-type="float" office:value="1609.66666666667" calcext:value-type="float">
            <text:p>1610</text:p>
          </table:table-cell>
          <table:table-cell table:style-name="ce267" office:value-type="float" office:value="1677" calcext:value-type="float">
            <text:p>1677</text:p>
          </table:table-cell>
          <table:table-cell table:style-name="ce267" office:value-type="float" office:value="1735" calcext:value-type="float">
            <text:p>1735</text:p>
          </table:table-cell>
          <table:table-cell table:style-name="ce268" office:value-type="float" office:value="1742" calcext:value-type="float">
            <text:p>1742</text:p>
          </table:table-cell>
          <table:table-cell table:style-name="ce272" office:value-type="float" office:value="1443" calcext:value-type="float">
            <text:p>1443</text:p>
          </table:table-cell>
          <table:table-cell table:style-name="ce272" office:value-type="float" office:value="1293" calcext:value-type="float">
            <text:p>1293</text:p>
          </table:table-cell>
          <table:table-cell table:style-name="ce272" office:value-type="float" office:value="1372" calcext:value-type="float">
            <text:p>137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0T4</text:p>
          </table:table-cell>
          <table:table-cell table:style-name="ce215" office:value-type="float" office:value="127.179" calcext:value-type="float">
            <text:p>127</text:p>
          </table:table-cell>
          <table:table-cell table:style-name="ce139" office:value-type="float" office:value="16.13" calcext:value-type="float">
            <text:p>16.1</text:p>
          </table:table-cell>
          <table:table-cell table:style-name="ce215" table:formula="of:=AVERAGE([.J57:.L57])" office:value-type="float" office:value="1766.66666666667" calcext:value-type="float">
            <text:p>1767</text:p>
          </table:table-cell>
          <table:table-cell table:style-name="ce215" table:formula="of:=AVERAGE([.M57:.O57])" office:value-type="float" office:value="1409.66666666667" calcext:value-type="float">
            <text:p>1410</text:p>
          </table:table-cell>
          <table:table-cell table:style-name="ce215" office:value-type="float" office:value="113367" calcext:value-type="float">
            <text:p>113367</text:p>
          </table:table-cell>
          <table:table-cell table:style-name="ce169" table:formula="of:=ABS((([.E57]*100/[.D57])-100)*-1)" office:value-type="float" office:value="20.2075471698113" calcext:value-type="float">
            <text:p>2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7]+([.E57]-[.E56])" office:value-type="float" office:value="1807" calcext:value-type="float">
            <text:p>1807</text:p>
          </table:table-cell>
          <table:table-cell table:style-name="ce267" office:value-type="float" office:value="1752" calcext:value-type="float">
            <text:p>1752</text:p>
          </table:table-cell>
          <table:table-cell table:style-name="ce267" office:value-type="float" office:value="1769" calcext:value-type="float">
            <text:p>1769</text:p>
          </table:table-cell>
          <table:table-cell table:style-name="ce268" office:value-type="float" office:value="1779" calcext:value-type="float">
            <text:p>1779</text:p>
          </table:table-cell>
          <table:table-cell table:style-name="ce272" office:value-type="float" office:value="1374" calcext:value-type="float">
            <text:p>1374</text:p>
          </table:table-cell>
          <table:table-cell table:style-name="ce270" office:value-type="float" office:value="1393" calcext:value-type="float">
            <text:p>1393</text:p>
          </table:table-cell>
          <table:table-cell table:style-name="ce270" office:value-type="float" office:value="1462" calcext:value-type="float">
            <text:p>146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1T1</text:p>
          </table:table-cell>
          <table:table-cell table:style-name="ce215" office:value-type="float" office:value="127.831" calcext:value-type="float">
            <text:p>128</text:p>
          </table:table-cell>
          <table:table-cell table:style-name="ce139" office:value-type="float" office:value="15.98" calcext:value-type="float">
            <text:p>16.0</text:p>
          </table:table-cell>
          <table:table-cell table:style-name="ce215" table:formula="of:=AVERAGE([.J58:.L58])" office:value-type="float" office:value="1780.33333333333" calcext:value-type="float">
            <text:p>1780</text:p>
          </table:table-cell>
          <table:table-cell table:style-name="ce215" table:formula="of:=AVERAGE([.M58:.O58])" office:value-type="float" office:value="1457.66666666667" calcext:value-type="float">
            <text:p>1458</text:p>
          </table:table-cell>
          <table:table-cell table:style-name="ce215" office:value-type="float" office:value="130270" calcext:value-type="float">
            <text:p>130270</text:p>
          </table:table-cell>
          <table:table-cell table:style-name="ce169" table:formula="of:=ABS((([.E58]*100/[.D58])-100)*-1)" office:value-type="float" office:value="18.123946826437" calcext:value-type="float">
            <text:p>18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8]+([.E58]-[.E57])" office:value-type="float" office:value="1828.33333333333" calcext:value-type="float">
            <text:p>1828</text:p>
          </table:table-cell>
          <table:table-cell table:style-name="ce267" office:value-type="float" office:value="1786" calcext:value-type="float">
            <text:p>1786</text:p>
          </table:table-cell>
          <table:table-cell table:style-name="ce267" office:value-type="float" office:value="1771" calcext:value-type="float">
            <text:p>1771</text:p>
          </table:table-cell>
          <table:table-cell table:style-name="ce267" office:value-type="float" office:value="1784" calcext:value-type="float">
            <text:p>1784</text:p>
          </table:table-cell>
          <table:table-cell table:style-name="ce270" office:value-type="float" office:value="1497" calcext:value-type="float">
            <text:p>1497</text:p>
          </table:table-cell>
          <table:table-cell table:style-name="ce270" office:value-type="float" office:value="1428" calcext:value-type="float">
            <text:p>1428</text:p>
          </table:table-cell>
          <table:table-cell table:style-name="ce270" office:value-type="float" office:value="1448" calcext:value-type="float">
            <text:p>144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1T2</text:p>
          </table:table-cell>
          <table:table-cell table:style-name="ce215" office:value-type="float" office:value="130.9" calcext:value-type="float">
            <text:p>131</text:p>
          </table:table-cell>
          <table:table-cell table:style-name="ce139" office:value-type="float" office:value="15.26" calcext:value-type="float">
            <text:p>15.3</text:p>
          </table:table-cell>
          <table:table-cell table:style-name="ce215" table:formula="of:=AVERAGE([.J59:.L59])" office:value-type="float" office:value="1805" calcext:value-type="float">
            <text:p>1805</text:p>
          </table:table-cell>
          <table:table-cell table:style-name="ce215" table:formula="of:=AVERAGE([.M59:.O59])" office:value-type="float" office:value="1500" calcext:value-type="float">
            <text:p>1500</text:p>
          </table:table-cell>
          <table:table-cell table:style-name="ce215" office:value-type="float" office:value="137445" calcext:value-type="float">
            <text:p>137445</text:p>
          </table:table-cell>
          <table:table-cell table:style-name="ce169" table:formula="of:=ABS((([.E59]*100/[.D59])-100)*-1)" office:value-type="float" office:value="16.8975069252078" calcext:value-type="float">
            <text:p>1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59]+([.E59]-[.E58])" office:value-type="float" office:value="1847.33333333333" calcext:value-type="float">
            <text:p>1847</text:p>
          </table:table-cell>
          <table:table-cell table:style-name="ce267" office:value-type="float" office:value="1794" calcext:value-type="float">
            <text:p>1794</text:p>
          </table:table-cell>
          <table:table-cell table:style-name="ce267" office:value-type="float" office:value="1805" calcext:value-type="float">
            <text:p>1805</text:p>
          </table:table-cell>
          <table:table-cell table:style-name="ce267" office:value-type="float" office:value="1816" calcext:value-type="float">
            <text:p>1816</text:p>
          </table:table-cell>
          <table:table-cell table:style-name="ce270" office:value-type="float" office:value="1479" calcext:value-type="float">
            <text:p>1479</text:p>
          </table:table-cell>
          <table:table-cell table:style-name="ce270" office:value-type="float" office:value="1489" calcext:value-type="float">
            <text:p>1489</text:p>
          </table:table-cell>
          <table:table-cell table:style-name="ce270" office:value-type="float" office:value="1532" calcext:value-type="float">
            <text:p>153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1T3</text:p>
          </table:table-cell>
          <table:table-cell table:style-name="ce215" office:value-type="float" office:value="133.6" calcext:value-type="float">
            <text:p>134</text:p>
          </table:table-cell>
          <table:table-cell table:style-name="ce139" office:value-type="float" office:value="14.57" calcext:value-type="float">
            <text:p>14.6</text:p>
          </table:table-cell>
          <table:table-cell table:style-name="ce215" table:formula="of:=AVERAGE([.J60:.L60])" office:value-type="float" office:value="1821.33333333333" calcext:value-type="float">
            <text:p>1821</text:p>
          </table:table-cell>
          <table:table-cell table:style-name="ce215" table:formula="of:=AVERAGE([.M60:.O60])" office:value-type="float" office:value="1515.66666666667" calcext:value-type="float">
            <text:p>1516</text:p>
          </table:table-cell>
          <table:table-cell table:style-name="ce215" office:value-type="float" office:value="153552" calcext:value-type="float">
            <text:p>153552</text:p>
          </table:table-cell>
          <table:table-cell table:style-name="ce169" table:formula="of:=ABS((([.E60]*100/[.D60])-100)*-1)" office:value-type="float" office:value="16.7825768667643" calcext:value-type="float">
            <text:p>1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60]+([.E60]-[.E59])" office:value-type="float" office:value="1837" calcext:value-type="float">
            <text:p>1837</text:p>
          </table:table-cell>
          <table:table-cell table:style-name="ce267" office:value-type="float" office:value="1826" calcext:value-type="float">
            <text:p>1826</text:p>
          </table:table-cell>
          <table:table-cell table:style-name="ce267" office:value-type="float" office:value="1825" calcext:value-type="float">
            <text:p>1825</text:p>
          </table:table-cell>
          <table:table-cell table:style-name="ce267" office:value-type="float" office:value="1813" calcext:value-type="float">
            <text:p>1813</text:p>
          </table:table-cell>
          <table:table-cell table:style-name="ce270" office:value-type="float" office:value="1578" calcext:value-type="float">
            <text:p>1578</text:p>
          </table:table-cell>
          <table:table-cell table:style-name="ce270" office:value-type="float" office:value="1430" calcext:value-type="float">
            <text:p>1430</text:p>
          </table:table-cell>
          <table:table-cell table:style-name="ce270" office:value-type="float" office:value="1539" calcext:value-type="float">
            <text:p>153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1T4</text:p>
          </table:table-cell>
          <table:table-cell table:style-name="ce215" office:value-type="float" office:value="135.291" calcext:value-type="float">
            <text:p>135</text:p>
          </table:table-cell>
          <table:table-cell table:style-name="ce139" office:value-type="float" office:value="13.33" calcext:value-type="float">
            <text:p>13.3</text:p>
          </table:table-cell>
          <table:table-cell table:style-name="ce215" table:formula="of:=AVERAGE([.J61:.L61])" office:value-type="float" office:value="1825.33333333333" calcext:value-type="float">
            <text:p>1825</text:p>
          </table:table-cell>
          <table:table-cell table:style-name="ce215" table:formula="of:=AVERAGE([.M61:.O61])" office:value-type="float" office:value="1553" calcext:value-type="float">
            <text:p>1553</text:p>
          </table:table-cell>
          <table:table-cell table:style-name="ce215" office:value-type="float" office:value="144256" calcext:value-type="float">
            <text:p>144256</text:p>
          </table:table-cell>
          <table:table-cell table:style-name="ce169" table:formula="of:=ABS((([.E61]*100/[.D61])-100)*-1)" office:value-type="float" office:value="14.9196493791088" calcext:value-type="float">
            <text:p>15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61]+([.E61]-[.E60])" office:value-type="float" office:value="1862.66666666667" calcext:value-type="float">
            <text:p>1863</text:p>
          </table:table-cell>
          <table:table-cell table:style-name="ce267" office:value-type="float" office:value="1816" calcext:value-type="float">
            <text:p>1816</text:p>
          </table:table-cell>
          <table:table-cell table:style-name="ce267" office:value-type="float" office:value="1831" calcext:value-type="float">
            <text:p>1831</text:p>
          </table:table-cell>
          <table:table-cell table:style-name="ce267" office:value-type="float" office:value="1829" calcext:value-type="float">
            <text:p>1829</text:p>
          </table:table-cell>
          <table:table-cell table:style-name="ce270" office:value-type="float" office:value="1527" calcext:value-type="float">
            <text:p>1527</text:p>
          </table:table-cell>
          <table:table-cell table:style-name="ce270" office:value-type="float" office:value="1551" calcext:value-type="float">
            <text:p>1551</text:p>
          </table:table-cell>
          <table:table-cell table:style-name="ce270" office:value-type="float" office:value="1581" calcext:value-type="float">
            <text:p>158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2T1</text:p>
          </table:table-cell>
          <table:table-cell table:style-name="ce260" office:value-type="float" office:value="138.74" calcext:value-type="float">
            <text:p>139</text:p>
          </table:table-cell>
          <table:table-cell table:style-name="ce262" office:value-type="float" office:value="13.65" calcext:value-type="float">
            <text:p>13.7</text:p>
          </table:table-cell>
          <table:table-cell table:style-name="ce260" table:formula="of:=AVERAGE([.J62:.L62])" office:value-type="float" office:value="1806" calcext:value-type="float">
            <text:p>1806</text:p>
          </table:table-cell>
          <table:table-cell table:style-name="ce260" table:formula="of:=AVERAGE([.M62:.O62])" office:value-type="float" office:value="1617" calcext:value-type="float">
            <text:p>1617</text:p>
          </table:table-cell>
          <table:table-cell table:style-name="ce260" office:value-type="float" office:value="165579" calcext:value-type="float">
            <text:p>165579</text:p>
          </table:table-cell>
          <table:table-cell table:style-name="ce169" table:formula="of:=ABS((([.E62]*100/[.D62])-100)*-1)" office:value-type="float" office:value="10.4651162790698" calcext:value-type="float">
            <text:p>10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62]+([.E62]-[.E61])" office:value-type="float" office:value="1870" calcext:value-type="float">
            <text:p>1870</text:p>
          </table:table-cell>
          <table:table-cell table:style-name="ce267" office:value-type="float" office:value="1807" calcext:value-type="float">
            <text:p>1807</text:p>
          </table:table-cell>
          <table:table-cell table:style-name="ce267" office:value-type="float" office:value="1801" calcext:value-type="float">
            <text:p>1801</text:p>
          </table:table-cell>
          <table:table-cell table:style-name="ce267" office:value-type="float" office:value="1810" calcext:value-type="float">
            <text:p>1810</text:p>
          </table:table-cell>
          <table:table-cell table:style-name="ce270" office:value-type="float" office:value="1651" calcext:value-type="float">
            <text:p>1651</text:p>
          </table:table-cell>
          <table:table-cell table:style-name="ce270" office:value-type="float" office:value="1578" calcext:value-type="float">
            <text:p>1578</text:p>
          </table:table-cell>
          <table:table-cell table:style-name="ce270" office:value-type="float" office:value="1622" calcext:value-type="float">
            <text:p>162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2T2</text:p>
          </table:table-cell>
          <table:table-cell table:style-name="ce260" office:value-type="float" office:value="141.433" calcext:value-type="float">
            <text:p>141</text:p>
          </table:table-cell>
          <table:table-cell table:style-name="ce262" office:value-type="float" office:value="12.48" calcext:value-type="float">
            <text:p>12.5</text:p>
          </table:table-cell>
          <table:table-cell table:style-name="ce260" table:formula="of:=AVERAGE([.J63:.L63])" office:value-type="float" office:value="1840.66666666667" calcext:value-type="float">
            <text:p>1841</text:p>
          </table:table-cell>
          <table:table-cell table:style-name="ce260" table:formula="of:=AVERAGE([.M63:.O63])" office:value-type="float" office:value="1618.33333333333" calcext:value-type="float">
            <text:p>1618</text:p>
          </table:table-cell>
          <table:table-cell table:style-name="ce260" office:value-type="float" office:value="165418" calcext:value-type="float">
            <text:p>165418</text:p>
          </table:table-cell>
          <table:table-cell table:style-name="ce169" table:formula="of:=ABS((([.E63]*100/[.D63])-100)*-1)" office:value-type="float" office:value="12.078956899674" calcext:value-type="float">
            <text:p>12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63]+([.E63]-[.E62])" office:value-type="float" office:value="1842" calcext:value-type="float">
            <text:p>1842</text:p>
          </table:table-cell>
          <table:table-cell table:style-name="ce267" office:value-type="float" office:value="1829" calcext:value-type="float">
            <text:p>1829</text:p>
          </table:table-cell>
          <table:table-cell table:style-name="ce267" office:value-type="float" office:value="1844" calcext:value-type="float">
            <text:p>1844</text:p>
          </table:table-cell>
          <table:table-cell table:style-name="ce267" office:value-type="float" office:value="1849" calcext:value-type="float">
            <text:p>1849</text:p>
          </table:table-cell>
          <table:table-cell table:style-name="ce270" office:value-type="float" office:value="1607" calcext:value-type="float">
            <text:p>1607</text:p>
          </table:table-cell>
          <table:table-cell table:style-name="ce270" office:value-type="float" office:value="1604" calcext:value-type="float">
            <text:p>1604</text:p>
          </table:table-cell>
          <table:table-cell table:style-name="ce270" office:value-type="float" office:value="1644" calcext:value-type="float">
            <text:p>164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2T3</text:p>
          </table:table-cell>
          <table:table-cell table:style-name="ce215" office:value-type="float" office:value="143.86" calcext:value-type="float">
            <text:p>144</text:p>
          </table:table-cell>
          <table:table-cell table:style-name="ce139" office:value-type="float" office:value="12.67" calcext:value-type="float">
            <text:p>12.7</text:p>
          </table:table-cell>
          <table:table-cell table:style-name="ce215" table:formula="of:=AVERAGE([.J64:.L64])" office:value-type="float" office:value="1866.33333333333" calcext:value-type="float">
            <text:p>1866</text:p>
          </table:table-cell>
          <table:table-cell table:style-name="ce260" table:formula="of:=AVERAGE([.M64:.O64])" office:value-type="float" office:value="1617" calcext:value-type="float">
            <text:p>1617</text:p>
          </table:table-cell>
          <table:table-cell table:style-name="ce215" office:value-type="float" office:value="168380" calcext:value-type="float">
            <text:p>168380</text:p>
          </table:table-cell>
          <table:table-cell table:style-name="ce169" table:formula="of:=ABS((([.E64]*100/[.D64])-100)*-1)" office:value-type="float" office:value="13.3595284872299" calcext:value-type="float">
            <text:p>13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64]+([.E64]-[.E63])" office:value-type="float" office:value="1865" calcext:value-type="float">
            <text:p>1865</text:p>
          </table:table-cell>
          <table:table-cell table:style-name="ce267" office:value-type="float" office:value="1862" calcext:value-type="float">
            <text:p>1862</text:p>
          </table:table-cell>
          <table:table-cell table:style-name="ce267" office:value-type="float" office:value="1870" calcext:value-type="float">
            <text:p>1870</text:p>
          </table:table-cell>
          <table:table-cell table:style-name="ce267" office:value-type="float" office:value="1867" calcext:value-type="float">
            <text:p>1867</text:p>
          </table:table-cell>
          <table:table-cell table:style-name="ce270" office:value-type="float" office:value="1695" calcext:value-type="float">
            <text:p>1695</text:p>
          </table:table-cell>
          <table:table-cell table:style-name="ce270" office:value-type="float" office:value="1499" calcext:value-type="float">
            <text:p>1499</text:p>
          </table:table-cell>
          <table:table-cell table:style-name="ce270" office:value-type="float" office:value="1657" calcext:value-type="float">
            <text:p>165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2T4</text:p>
          </table:table-cell>
          <table:table-cell table:style-name="ce215" office:value-type="float" office:value="142.666" calcext:value-type="float">
            <text:p>143</text:p>
          </table:table-cell>
          <table:table-cell table:style-name="ce139" office:value-type="float" office:value="12.87" calcext:value-type="float">
            <text:p>12.9</text:p>
          </table:table-cell>
          <table:table-cell table:style-name="ce215" table:formula="of:=AVERAGE([.J65:.L65])" office:value-type="float" office:value="1888.33333333333" calcext:value-type="float">
            <text:p>1888</text:p>
          </table:table-cell>
          <table:table-cell table:style-name="ce260" table:formula="of:=AVERAGE([.M65:.O65])" office:value-type="float" office:value="1608.33333333333" calcext:value-type="float">
            <text:p>1608</text:p>
          </table:table-cell>
          <table:table-cell table:style-name="ce215" office:value-type="float" office:value="150117" calcext:value-type="float">
            <text:p>150117</text:p>
          </table:table-cell>
          <table:table-cell table:style-name="ce169" table:formula="of:=ABS((([.E65]*100/[.D65])-100)*-1)" office:value-type="float" office:value="14.8278905560459" calcext:value-type="float">
            <text:p>15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65]+([.E65]-[.E64])" office:value-type="float" office:value="1879.66666666667" calcext:value-type="float">
            <text:p>1880</text:p>
          </table:table-cell>
          <table:table-cell table:style-name="ce267" office:value-type="float" office:value="1883" calcext:value-type="float">
            <text:p>1883</text:p>
          </table:table-cell>
          <table:table-cell table:style-name="ce267" office:value-type="float" office:value="1894" calcext:value-type="float">
            <text:p>1894</text:p>
          </table:table-cell>
          <table:table-cell table:style-name="ce267" office:value-type="float" office:value="1888" calcext:value-type="float">
            <text:p>1888</text:p>
          </table:table-cell>
          <table:table-cell table:style-name="ce270" office:value-type="float" office:value="1617" calcext:value-type="float">
            <text:p>1617</text:p>
          </table:table-cell>
          <table:table-cell table:style-name="ce270" office:value-type="float" office:value="1614" calcext:value-type="float">
            <text:p>1614</text:p>
          </table:table-cell>
          <table:table-cell table:style-name="ce270" office:value-type="float" office:value="1594" calcext:value-type="float">
            <text:p>159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3T1</text:p>
          </table:table-cell>
          <table:table-cell table:style-name="ce261"/>
          <table:table-cell table:style-name="ce139" office:value-type="float" office:value="13.26" calcext:value-type="float">
            <text:p>13.3</text:p>
          </table:table-cell>
          <table:table-cell table:style-name="ce215" table:formula="of:=AVERAGE([.J66:.L66])" office:value-type="float" office:value="1918.33333333333" calcext:value-type="float">
            <text:p>1918</text:p>
          </table:table-cell>
          <table:table-cell table:style-name="ce260" table:formula="of:=AVERAGE([.M66:.O66])" office:value-type="float" office:value="1616.66666666667" calcext:value-type="float">
            <text:p>1617</text:p>
          </table:table-cell>
          <table:table-cell table:style-name="ce215" office:value-type="float" office:value="159837" calcext:value-type="float">
            <text:p>159837</text:p>
          </table:table-cell>
          <table:table-cell table:style-name="ce169" table:formula="of:=ABS((([.E66]*100/[.D66])-100)*-1)" office:value-type="float" office:value="15.7254561251086" calcext:value-type="float">
            <text:p>16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66]+([.E66]-[.E65])" office:value-type="float" office:value="1926.66666666667" calcext:value-type="float">
            <text:p>1927</text:p>
          </table:table-cell>
          <table:table-cell table:style-name="ce267" office:value-type="float" office:value="1894" calcext:value-type="float">
            <text:p>1894</text:p>
          </table:table-cell>
          <table:table-cell table:style-name="ce267" office:value-type="float" office:value="1918" calcext:value-type="float">
            <text:p>1918</text:p>
          </table:table-cell>
          <table:table-cell table:style-name="ce267" office:value-type="float" office:value="1943" calcext:value-type="float">
            <text:p>1943</text:p>
          </table:table-cell>
          <table:table-cell table:style-name="ce270" office:value-type="float" office:value="1639" calcext:value-type="float">
            <text:p>1639</text:p>
          </table:table-cell>
          <table:table-cell table:style-name="ce270" office:value-type="float" office:value="1594" calcext:value-type="float">
            <text:p>1594</text:p>
          </table:table-cell>
          <table:table-cell table:style-name="ce270" office:value-type="float" office:value="1617" calcext:value-type="float">
            <text:p>161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3T2</text:p>
          </table:table-cell>
          <table:table-cell table:style-name="ce261"/>
          <table:table-cell table:style-name="ce139" office:value-type="float" office:value="11.6" calcext:value-type="float">
            <text:p>11.6</text:p>
          </table:table-cell>
          <table:table-cell table:style-name="ce215" table:formula="of:=AVERAGE([.J67:.L67])" office:value-type="float" office:value="1969.5" calcext:value-type="float">
            <text:p>1970</text:p>
          </table:table-cell>
          <table:table-cell table:style-name="ce260" table:formula="of:=AVERAGE([.M67:.O67])" office:value-type="float" office:value="1633.5" calcext:value-type="float">
            <text:p>1634</text:p>
          </table:table-cell>
          <table:table-cell table:style-name="ce215" office:value-type="float" office:value="129933" calcext:value-type="float">
            <text:p>129933</text:p>
          </table:table-cell>
          <table:table-cell table:style-name="ce169" table:formula="of:=ABS((([.E67]*100/[.D67])-100)*-1)" office:value-type="float" office:value="17.0601675552171" calcext:value-type="float">
            <text:p>17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table:formula="of:=[.D67]+([.E67]-[.E66])" office:value-type="float" office:value="1986.33333333333" calcext:value-type="float">
            <text:p>1986</text:p>
          </table:table-cell>
          <table:table-cell table:style-name="ce267" office:value-type="float" office:value="1963" calcext:value-type="float">
            <text:p>1963</text:p>
          </table:table-cell>
          <table:table-cell table:style-name="ce267" office:value-type="float" office:value="1976" calcext:value-type="float">
            <text:p>1976</text:p>
          </table:table-cell>
          <table:table-cell table:style-name="ce267"/>
          <table:table-cell table:style-name="ce270" office:value-type="float" office:value="1651" calcext:value-type="float">
            <text:p>1651</text:p>
          </table:table-cell>
          <table:table-cell table:style-name="ce270" office:value-type="float" office:value="1616" calcext:value-type="float">
            <text:p>1616</text:p>
          </table:table-cell>
          <table:table-cell table:style-name="ce270"/>
          <table:table-cell table:number-columns-repeated="1009"/>
        </table:table-row>
        <table:table-row table:style-name="ro3">
          <table:table-cell table:style-name="ce257" office:value-type="string" calcext:value-type="string">
            <text:p>2023T3</text:p>
          </table:table-cell>
          <table:table-cell table:style-name="ce261" table:number-columns-repeated="5"/>
          <table:table-cell table:style-name="ce264"/>
          <table:table-cell table:style-name="ce265"/>
          <table:table-cell table:style-name="ce261"/>
          <table:table-cell table:style-name="ce267" table:number-columns-repeated="3"/>
          <table:table-cell table:style-name="ce270" table:number-columns-repeated="3"/>
          <table:table-cell table:number-columns-repeated="1009"/>
        </table:table-row>
        <table:table-row table:style-name="ro3">
          <table:table-cell table:style-name="ce257" office:value-type="string" calcext:value-type="string">
            <text:p>2023T4</text:p>
          </table:table-cell>
          <table:table-cell table:style-name="ce261" table:number-columns-repeated="8"/>
          <table:table-cell table:style-name="ce267" table:number-columns-repeated="3"/>
          <table:table-cell table:style-name="ce270" table:number-columns-repeated="3"/>
          <table:table-cell table:number-columns-repeated="100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tes" table:style-name="ta2">
        <table:table-column table:style-name="co53" table:number-columns-repeated="1024" table:default-cell-style-name="ce162"/>
        <table:table-row table:style-name="ro6">
          <table:table-cell table:style-name="ce277" office:value-type="string" calcext:value-type="string">
            <text:p>Cells in pink imply that the data are past projections.</text:p>
          </table:table-cell>
          <table:table-cell table:style-name="ce277" table:number-columns-repeated="8"/>
          <table:table-cell table:style-name="ce280"/>
          <table:table-cell table:style-name="ce282" table:number-columns-repeated="1014"/>
        </table:table-row>
        <table:table-row table:style-name="ro6">
          <table:table-cell table:style-name="ce278" office:value-type="string" calcext:value-type="string">
            <text:p>Cells in red implies that the data is provisional or future projections.</text:p>
          </table:table-cell>
          <table:table-cell table:style-name="ce278" table:number-columns-repeated="8"/>
          <table:table-cell table:style-name="ce281"/>
          <table:table-cell table:style-name="ce282" table:number-columns-repeated="1014"/>
        </table:table-row>
        <table:table-row table:style-name="ro4" table:number-rows-repeated="8">
          <table:table-cell table:number-columns-repeated="1024"/>
        </table:table-row>
        <table:table-row table:style-name="ro4" table:number-rows-repeated="37">
          <table:table-cell table:number-columns-repeated="8"/>
          <table:table-cell table:style-name="ce279" table:number-columns-repeated="4"/>
          <table:table-cell table:number-columns-repeated="1012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ourier New1" svg:font-family="'Courier New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">
      <number:number number:decimal-places="5" number:min-decimal-places="5" number:min-integer-digits="1"/>
    </number:number-style>
    <number:number-style style:name="N115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6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Percentatge_20_2" style:display-name="Percentatge 2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7.2$Windows_X86_64 LibreOffice_project/c6a4e3954236145e2acb0b65f68614365aeee33f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meta:creation-date>2021-01-04T22:15:51Z</meta:creation-date>
    <dc:date>2023-09-09T09:54:13.633000000</dc:date>
    <meta:editing-cycles>2</meta:editing-cycles>
    <meta:editing-duration>PT15S</meta:editing-duration>
    <meta:document-statistic meta:table-count="3" meta:cell-count="6279" meta:object-count="0"/>
  </office:meta>
</office:document-meta>
</file>